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3.49pt" svg:height="255.09pt" svg:x="44.99pt" svg:y="660.9pt">
            <draw:object draw:notify-on-update-of-ranges="Sheet1.B2:Sheet1.B830 Sheet1.J1:Sheet1.J1 Sheet1.J2:Sheet1.J8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31.49pt" svg:height="255.09pt" svg:x="0pt" svg:y="148.9pt">
            <draw:object draw:notify-on-update-of-ranges="Sheet1.B1:Sheet1.B1 Sheet1.B2:Sheet1.B830 Sheet1.C1:Sheet1.C1 Sheet1.C2:Sheet1.C830 Sheet1.B1:Sheet1.B1 Sheet1.B2:Sheet1.B830 Sheet1.H1:Sheet1.H1 Sheet1.H2:Sheet1.H8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278.71pt" svg:height="255.09pt" svg:x="22.37pt" svg:y="402.63pt">
            <draw:object draw:notify-on-update-of-ranges="Sheet1.B1:Sheet1.B1 Sheet1.B2:Sheet1.B830 Sheet1.C1:Sheet1.C1 Sheet1.C2:Sheet1.C830 Sheet1.B1:Sheet1.B1 Sheet1.B2:Sheet1.B830 Sheet1.G1:Sheet1.G1 Sheet1.G2:Sheet1.G8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  <table:table-cell office:value-type="string" calcext:value-type="string">
            <text:p>Acceleration_2</text:p>
          </table:table-cell>
          <table:table-cell office:value-type="string" calcext:value-type="string">
            <text:p>field.acceleration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</table:table-row>
        <table:table-row table:style-name="ro1">
          <table:table-cell office:value-type="float" office:value="1.59204187214801E+018" calcext:value-type="float">
            <text:p>1.59204187214801E+018</text:p>
          </table:table-cell>
          <table:table-cell table:formula="of:=([.A2]-1.59204187214801E+018)*0.0000000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]-[.C2])/([.B3]-[.B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31732" calcext:value-type="float">
            <text:p>-1.20033931732</text:p>
          </table:table-cell>
          <table:table-cell office:value-type="float" office:value="-0.579549133778" calcext:value-type="float">
            <text:p>-0.579549133778</text:p>
          </table:table-cell>
          <table:table-cell office:value-type="float" office:value="-0.86679238081" calcext:value-type="float">
            <text:p>-0.86679238081</text:p>
          </table:table-cell>
        </table:table-row>
        <table:table-row table:style-name="ro1">
          <table:table-cell office:value-type="float" office:value="1.5920418721999E+018" calcext:value-type="float">
            <text:p>1.5920418721999E+018</text:p>
          </table:table-cell>
          <table:table-cell table:formula="of:=([.A3]-1.59204187214801E+018)*0.000000001" office:value-type="float" office:value="0.051890176" calcext:value-type="float">
            <text:p>0.05189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]-[.C3])/([.B4]-[.B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90658" calcext:value-type="float">
            <text:p>-1.20033490658</text:p>
          </table:table-cell>
          <table:table-cell office:value-type="float" office:value="-0.579551458359" calcext:value-type="float">
            <text:p>-0.579551458359</text:p>
          </table:table-cell>
          <table:table-cell office:value-type="float" office:value="-0.86679404974" calcext:value-type="float">
            <text:p>-0.86679404974</text:p>
          </table:table-cell>
        </table:table-row>
        <table:table-row table:style-name="ro1">
          <table:table-cell office:value-type="float" office:value="1.59204187225163E+018" calcext:value-type="float">
            <text:p>1.59204187225163E+018</text:p>
          </table:table-cell>
          <table:table-cell table:formula="of:=([.A4]-1.59204187214801E+018)*0.000000001" office:value-type="float" office:value="0.103620352" calcext:value-type="float">
            <text:p>0.1036203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]-[.C4])/([.B5]-[.B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5162" calcext:value-type="float">
            <text:p>-1.2003455162</text:p>
          </table:table-cell>
          <table:table-cell office:value-type="float" office:value="-0.579541862011" calcext:value-type="float">
            <text:p>-0.579541862011</text:p>
          </table:table-cell>
          <table:table-cell office:value-type="float" office:value="-0.866789758205" calcext:value-type="float">
            <text:p>-0.866789758205</text:p>
          </table:table-cell>
        </table:table-row>
        <table:table-row table:style-name="ro1">
          <table:table-cell office:value-type="float" office:value="1.59204187230358E+018" calcext:value-type="float">
            <text:p>1.59204187230358E+018</text:p>
          </table:table-cell>
          <table:table-cell table:formula="of:=([.A5]-1.59204187214801E+018)*0.000000001" office:value-type="float" office:value="0.155570432" calcext:value-type="float">
            <text:p>0.1555704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6]-[.C5])/([.B6]-[.B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56932" calcext:value-type="float">
            <text:p>-1.20034956932</text:p>
          </table:table-cell>
          <table:table-cell office:value-type="float" office:value="-0.579539000988" calcext:value-type="float">
            <text:p>-0.579539000988</text:p>
          </table:table-cell>
          <table:table-cell office:value-type="float" office:value="-0.866787016392" calcext:value-type="float">
            <text:p>-0.866787016392</text:p>
          </table:table-cell>
        </table:table-row>
        <table:table-row table:style-name="ro1">
          <table:table-cell office:value-type="float" office:value="1.59204187235793E+018" calcext:value-type="float">
            <text:p>1.59204187235793E+018</text:p>
          </table:table-cell>
          <table:table-cell table:formula="of:=([.A6]-1.59204187214801E+018)*0.000000001" office:value-type="float" office:value="0.209920256" calcext:value-type="float">
            <text:p>0.20992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]-[.C6])/([.B7]-[.B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4563" calcext:value-type="float">
            <text:p>-1.2003364563</text:p>
          </table:table-cell>
          <table:table-cell office:value-type="float" office:value="-0.579554975033" calcext:value-type="float">
            <text:p>-0.579554975033</text:p>
          </table:table-cell>
          <table:table-cell office:value-type="float" office:value="-0.866793751717" calcext:value-type="float">
            <text:p>-0.866793751717</text:p>
          </table:table-cell>
        </table:table-row>
        <table:table-row table:style-name="ro1">
          <table:table-cell office:value-type="float" office:value="1.59204187240997E+018" calcext:value-type="float">
            <text:p>1.59204187240997E+018</text:p>
          </table:table-cell>
          <table:table-cell table:formula="of:=([.A7]-1.59204187214801E+018)*0.000000001" office:value-type="float" office:value="0.261960448" calcext:value-type="float">
            <text:p>0.2619604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]-[.C7])/([.B8]-[.B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5823" calcext:value-type="float">
            <text:p>-1.2003415823</text:p>
          </table:table-cell>
          <table:table-cell office:value-type="float" office:value="-0.579548954964" calcext:value-type="float">
            <text:p>-0.579548954964</text:p>
          </table:table-cell>
          <table:table-cell office:value-type="float" office:value="-0.866790413857" calcext:value-type="float">
            <text:p>-0.866790413857</text:p>
          </table:table-cell>
        </table:table-row>
        <table:table-row table:style-name="ro1">
          <table:table-cell office:value-type="float" office:value="1.59204187246177E+018" calcext:value-type="float">
            <text:p>1.59204187246177E+018</text:p>
          </table:table-cell>
          <table:table-cell table:formula="of:=([.A8]-1.59204187214801E+018)*0.000000001" office:value-type="float" office:value="0.313760256" calcext:value-type="float">
            <text:p>0.31376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9]-[.C8])/([.B9]-[.B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7083" calcext:value-type="float">
            <text:p>-1.2003467083</text:p>
          </table:table-cell>
          <table:table-cell office:value-type="float" office:value="-0.579545855522" calcext:value-type="float">
            <text:p>-0.579545855522</text:p>
          </table:table-cell>
          <table:table-cell office:value-type="float" office:value="-0.866790175438" calcext:value-type="float">
            <text:p>-0.866790175438</text:p>
          </table:table-cell>
        </table:table-row>
        <table:table-row table:style-name="ro1">
          <table:table-cell office:value-type="float" office:value="1.59204187251337E+018" calcext:value-type="float">
            <text:p>1.59204187251337E+018</text:p>
          </table:table-cell>
          <table:table-cell table:formula="of:=([.A9]-1.59204187214801E+018)*0.000000001" office:value-type="float" office:value="0.365360384" calcext:value-type="float">
            <text:p>0.36536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0]-[.C9])/([.B10]-[.B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62862" calcext:value-type="float">
            <text:p>-1.20034062862</text:p>
          </table:table-cell>
          <table:table-cell office:value-type="float" office:value="-0.579543173313" calcext:value-type="float">
            <text:p>-0.579543173313</text:p>
          </table:table-cell>
          <table:table-cell office:value-type="float" office:value="-0.866790950298" calcext:value-type="float">
            <text:p>-0.866790950298</text:p>
          </table:table-cell>
        </table:table-row>
        <table:table-row table:style-name="ro1">
          <table:table-cell office:value-type="float" office:value="1.59204187261487E+018" calcext:value-type="float">
            <text:p>1.59204187261487E+018</text:p>
          </table:table-cell>
          <table:table-cell table:formula="of:=([.A10]-1.59204187214801E+018)*0.000000001" office:value-type="float" office:value="0.466860288" calcext:value-type="float">
            <text:p>0.4668602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1]-[.C10])/([.B11]-[.B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26421" calcext:value-type="float">
            <text:p>-1.20033526421</text:p>
          </table:table-cell>
          <table:table-cell office:value-type="float" office:value="-0.579542994499" calcext:value-type="float">
            <text:p>-0.579542994499</text:p>
          </table:table-cell>
          <table:table-cell office:value-type="float" office:value="-0.866795539856" calcext:value-type="float">
            <text:p>-0.866795539856</text:p>
          </table:table-cell>
        </table:table-row>
        <table:table-row table:style-name="ro1">
          <table:table-cell office:value-type="float" office:value="1.59204187266731E+018" calcext:value-type="float">
            <text:p>1.59204187266731E+018</text:p>
          </table:table-cell>
          <table:table-cell table:formula="of:=([.A11]-1.59204187214801E+018)*0.000000001" office:value-type="float" office:value="0.519300352" calcext:value-type="float">
            <text:p>0.51930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2]-[.C11])/([.B12]-[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56253" calcext:value-type="float">
            <text:p>-1.20034456253</text:p>
          </table:table-cell>
          <table:table-cell office:value-type="float" office:value="-0.579546034336" calcext:value-type="float">
            <text:p>-0.579546034336</text:p>
          </table:table-cell>
          <table:table-cell office:value-type="float" office:value="-0.866788208485" calcext:value-type="float">
            <text:p>-0.866788208485</text:p>
          </table:table-cell>
        </table:table-row>
        <table:table-row table:style-name="ro1">
          <table:table-cell office:value-type="float" office:value="1.59204187271985E+018" calcext:value-type="float">
            <text:p>1.59204187271985E+018</text:p>
          </table:table-cell>
          <table:table-cell table:formula="of:=([.A12]-1.59204187214801E+018)*0.000000001" office:value-type="float" office:value="0.571840256" calcext:value-type="float">
            <text:p>0.5718402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3]-[.C12])/([.B13]-[.B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788208" calcext:value-type="float">
            <text:p>-0.57954788208</text:p>
          </table:table-cell>
          <table:table-cell office:value-type="float" office:value="-0.866791129112" calcext:value-type="float">
            <text:p>-0.866791129112</text:p>
          </table:table-cell>
        </table:table-row>
        <table:table-row table:style-name="ro1">
          <table:table-cell office:value-type="float" office:value="1.59204187277223E+018" calcext:value-type="float">
            <text:p>1.59204187277223E+018</text:p>
          </table:table-cell>
          <table:table-cell table:formula="of:=([.A13]-1.59204187214801E+018)*0.000000001" office:value-type="float" office:value="0.624220416" calcext:value-type="float">
            <text:p>0.62422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4]-[.C13])/([.B14]-[.B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76141" calcext:value-type="float">
            <text:p>-1.20035076141</text:p>
          </table:table-cell>
          <table:table-cell office:value-type="float" office:value="-0.579544603825" calcext:value-type="float">
            <text:p>-0.579544603825</text:p>
          </table:table-cell>
          <table:table-cell office:value-type="float" office:value="-0.866787493229" calcext:value-type="float">
            <text:p>-0.866787493229</text:p>
          </table:table-cell>
        </table:table-row>
        <table:table-row table:style-name="ro1">
          <table:table-cell office:value-type="float" office:value="1.5920418728248E+018" calcext:value-type="float">
            <text:p>1.5920418728248E+018</text:p>
          </table:table-cell>
          <table:table-cell table:formula="of:=([.A14]-1.59204187214801E+018)*0.000000001" office:value-type="float" office:value="0.676790272" calcext:value-type="float">
            <text:p>0.67679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5]-[.C14])/([.B15]-[.B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74783" calcext:value-type="float">
            <text:p>-1.20034074783</text:p>
          </table:table-cell>
          <table:table-cell office:value-type="float" office:value="-0.579541563988" calcext:value-type="float">
            <text:p>-0.579541563988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7288431E+018" calcext:value-type="float">
            <text:p>1.59204187288431E+018</text:p>
          </table:table-cell>
          <table:table-cell table:formula="of:=([.A15]-1.59204187214801E+018)*0.000000001" office:value-type="float" office:value="0.736300288" calcext:value-type="float">
            <text:p>0.73630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  <table:table-cell table:formula="of:= ([.C16]-[.C15])/([.B16]-[.B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288002" calcext:value-type="float">
            <text:p>-1.20033288002</text:p>
          </table:table-cell>
          <table:table-cell office:value-type="float" office:value="-0.579551041126" calcext:value-type="float">
            <text:p>-0.579551041126</text:p>
          </table:table-cell>
          <table:table-cell office:value-type="float" office:value="-0.866796195507" calcext:value-type="float">
            <text:p>-0.866796195507</text:p>
          </table:table-cell>
        </table:table-row>
        <table:table-row table:style-name="ro1">
          <table:table-cell office:value-type="float" office:value="1.59204187293675E+018" calcext:value-type="float">
            <text:p>1.59204187293675E+018</text:p>
          </table:table-cell>
          <table:table-cell table:formula="of:=([.A16]-1.59204187214801E+018)*0.000000001" office:value-type="float" office:value="0.788740352" calcext:value-type="float">
            <text:p>0.78874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7]-[.C16])/([.B17]-[.B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3828964" calcext:value-type="float">
            <text:p>-0.579543828964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7298938E+018" calcext:value-type="float">
            <text:p>1.59204187298938E+018</text:p>
          </table:table-cell>
          <table:table-cell table:formula="of:=([.A17]-1.59204187214801E+018)*0.000000001" office:value-type="float" office:value="0.841370112" calcext:value-type="float">
            <text:p>0.84137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8]-[.C17])/([.B18]-[.B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54796219" calcext:value-type="float">
            <text:p>-0.579554796219</text:p>
          </table:table-cell>
          <table:table-cell office:value-type="float" office:value="-0.866793632507" calcext:value-type="float">
            <text:p>-0.866793632507</text:p>
          </table:table-cell>
        </table:table-row>
        <table:table-row table:style-name="ro1">
          <table:table-cell office:value-type="float" office:value="1.5920418730417E+018" calcext:value-type="float">
            <text:p>1.5920418730417E+018</text:p>
          </table:table-cell>
          <table:table-cell table:formula="of:=([.A18]-1.59204187214801E+018)*0.000000001" office:value-type="float" office:value="0.893690112" calcext:value-type="float">
            <text:p>0.89369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9]-[.C18])/([.B19]-[.B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8936" calcext:value-type="float">
            <text:p>-1.2003428936</text:p>
          </table:table-cell>
          <table:table-cell office:value-type="float" office:value="-0.57954454422" calcext:value-type="float">
            <text:p>-0.57954454422</text:p>
          </table:table-cell>
          <table:table-cell office:value-type="float" office:value="-0.866792201996" calcext:value-type="float">
            <text:p>-0.866792201996</text:p>
          </table:table-cell>
        </table:table-row>
        <table:table-row table:style-name="ro1">
          <table:table-cell office:value-type="float" office:value="1.5920418730941E+018" calcext:value-type="float">
            <text:p>1.5920418730941E+018</text:p>
          </table:table-cell>
          <table:table-cell table:formula="of:=([.A19]-1.59204187214801E+018)*0.000000001" office:value-type="float" office:value="0.946090496" calcext:value-type="float">
            <text:p>0.9460904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0]-[.C19])/([.B20]-[.B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01281" calcext:value-type="float">
            <text:p>-1.20034301281</text:p>
          </table:table-cell>
          <table:table-cell office:value-type="float" office:value="-0.579540371895" calcext:value-type="float">
            <text:p>-0.579540371895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7314698E+018" calcext:value-type="float">
            <text:p>1.59204187314698E+018</text:p>
          </table:table-cell>
          <table:table-cell table:formula="of:=([.A20]-1.59204187214801E+018)*0.000000001" office:value-type="float" office:value="0.998970368" calcext:value-type="float">
            <text:p>0.99897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21]-[.C20])/([.B21]-[.B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25123" calcext:value-type="float">
            <text:p>-1.20034325123</text:p>
          </table:table-cell>
          <table:table-cell office:value-type="float" office:value="-0.579543709755" calcext:value-type="float">
            <text:p>-0.579543709755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732495E+018" calcext:value-type="float">
            <text:p>1.5920418732495E+018</text:p>
          </table:table-cell>
          <table:table-cell table:formula="of:=([.A21]-1.59204187214801E+018)*0.000000001" office:value-type="float" office:value="1.101490176" calcext:value-type="float">
            <text:p>1.10149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2]-[.C21])/([.B22]-[.B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43653" calcext:value-type="float">
            <text:p>-1.20033943653</text:p>
          </table:table-cell>
          <table:table-cell office:value-type="float" office:value="-0.579547345638" calcext:value-type="float">
            <text:p>-0.579547345638</text:p>
          </table:table-cell>
          <table:table-cell office:value-type="float" office:value="-0.866793274879" calcext:value-type="float">
            <text:p>-0.866793274879</text:p>
          </table:table-cell>
        </table:table-row>
        <table:table-row table:style-name="ro1">
          <table:table-cell office:value-type="float" office:value="1.59204187335122E+018" calcext:value-type="float">
            <text:p>1.59204187335122E+018</text:p>
          </table:table-cell>
          <table:table-cell table:formula="of:=([.A22]-1.59204187214801E+018)*0.000000001" office:value-type="float" office:value="1.20321024" calcext:value-type="float">
            <text:p>1.20321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3]-[.C22])/([.B23]-[.B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66197" calcext:value-type="float">
            <text:p>-1.20034766197</text:p>
          </table:table-cell>
          <table:table-cell office:value-type="float" office:value="-0.579537451267" calcext:value-type="float">
            <text:p>-0.579537451267</text:p>
          </table:table-cell>
          <table:table-cell office:value-type="float" office:value="-0.866789579391" calcext:value-type="float">
            <text:p>-0.866789579391</text:p>
          </table:table-cell>
        </table:table-row>
        <table:table-row table:style-name="ro1">
          <table:table-cell office:value-type="float" office:value="1.59204187340346E+018" calcext:value-type="float">
            <text:p>1.59204187340346E+018</text:p>
          </table:table-cell>
          <table:table-cell table:formula="of:=([.A23]-1.59204187214801E+018)*0.000000001" office:value-type="float" office:value="1.255450368" calcext:value-type="float">
            <text:p>1.25545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4]-[.C23])/([.B24]-[.B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64839" calcext:value-type="float">
            <text:p>-1.20033764839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94884205" calcext:value-type="float">
            <text:p>-0.866794884205</text:p>
          </table:table-cell>
        </table:table-row>
        <table:table-row table:style-name="ro1">
          <table:table-cell office:value-type="float" office:value="1.592041873456E+018" calcext:value-type="float">
            <text:p>1.592041873456E+018</text:p>
          </table:table-cell>
          <table:table-cell table:formula="of:=([.A24]-1.59204187214801E+018)*0.000000001" office:value-type="float" office:value="1.307990272" calcext:value-type="float">
            <text:p>1.3079902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5]-[.C24])/([.B25]-[.B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10546" calcext:value-type="float">
            <text:p>-1.20034110546</text:p>
          </table:table-cell>
          <table:table-cell office:value-type="float" office:value="-0.579549312592" calcext:value-type="float">
            <text:p>-0.579549312592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7355865E+018" calcext:value-type="float">
            <text:p>1.59204187355865E+018</text:p>
          </table:table-cell>
          <table:table-cell table:formula="of:=([.A25]-1.59204187214801E+018)*0.000000001" office:value-type="float" office:value="1.410640128" calcext:value-type="float">
            <text:p>1.4106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6]-[.C25])/([.B26]-[.B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05235" calcext:value-type="float">
            <text:p>-1.20033705235</text:p>
          </table:table-cell>
          <table:table-cell office:value-type="float" office:value="-0.579543888569" calcext:value-type="float">
            <text:p>-0.579543888569</text:p>
          </table:table-cell>
          <table:table-cell office:value-type="float" office:value="-0.866796076298" calcext:value-type="float">
            <text:p>-0.866796076298</text:p>
          </table:table-cell>
        </table:table-row>
        <table:table-row table:style-name="ro1">
          <table:table-cell office:value-type="float" office:value="1.59204187361141E+018" calcext:value-type="float">
            <text:p>1.59204187361141E+018</text:p>
          </table:table-cell>
          <table:table-cell table:formula="of:=([.A26]-1.59204187214801E+018)*0.000000001" office:value-type="float" office:value="1.463400192" calcext:value-type="float">
            <text:p>1.4634001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7]-[.C26])/([.B27]-[.B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46511173" calcext:value-type="float">
            <text:p>-0.579546511173</text:p>
          </table:table-cell>
          <table:table-cell office:value-type="float" office:value="-0.866791963577" calcext:value-type="float">
            <text:p>-0.866791963577</text:p>
          </table:table-cell>
        </table:table-row>
        <table:table-row table:style-name="ro1">
          <table:table-cell office:value-type="float" office:value="1.59204187366322E+018" calcext:value-type="float">
            <text:p>1.59204187366322E+018</text:p>
          </table:table-cell>
          <table:table-cell table:formula="of:=([.A27]-1.59204187214801E+018)*0.000000001" office:value-type="float" office:value="1.51521024" calcext:value-type="float">
            <text:p>1.515210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8]-[.C27])/([.B28]-[.B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57551" calcext:value-type="float">
            <text:p>-1.20033657551</text:p>
          </table:table-cell>
          <table:table-cell office:value-type="float" office:value="-0.579552948475" calcext:value-type="float">
            <text:p>-0.579552948475</text:p>
          </table:table-cell>
          <table:table-cell office:value-type="float" office:value="-0.866795897484" calcext:value-type="float">
            <text:p>-0.866795897484</text:p>
          </table:table-cell>
        </table:table-row>
        <table:table-row table:style-name="ro1">
          <table:table-cell office:value-type="float" office:value="1.5920418737165E+018" calcext:value-type="float">
            <text:p>1.5920418737165E+018</text:p>
          </table:table-cell>
          <table:table-cell table:formula="of:=([.A28]-1.59204187214801E+018)*0.000000001" office:value-type="float" office:value="1.56849024" calcext:value-type="float">
            <text:p>1.56849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9]-[.C28])/([.B29]-[.B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72807" calcext:value-type="float">
            <text:p>-1.20034372807</text:p>
          </table:table-cell>
          <table:table-cell office:value-type="float" office:value="-0.579551279545" calcext:value-type="float">
            <text:p>-0.579551279545</text:p>
          </table:table-cell>
          <table:table-cell office:value-type="float" office:value="-0.866789877415" calcext:value-type="float">
            <text:p>-0.866789877415</text:p>
          </table:table-cell>
        </table:table-row>
        <table:table-row table:style-name="ro1">
          <table:table-cell office:value-type="float" office:value="1.59204187376922E+018" calcext:value-type="float">
            <text:p>1.59204187376922E+018</text:p>
          </table:table-cell>
          <table:table-cell table:formula="of:=([.A29]-1.59204187214801E+018)*0.000000001" office:value-type="float" office:value="1.621210368" calcext:value-type="float">
            <text:p>1.62121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]-[.C29])/([.B30]-[.B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50623894" calcext:value-type="float">
            <text:p>-0.579550623894</text:p>
          </table:table-cell>
          <table:table-cell office:value-type="float" office:value="-0.866791963577" calcext:value-type="float">
            <text:p>-0.866791963577</text:p>
          </table:table-cell>
        </table:table-row>
        <table:table-row table:style-name="ro1">
          <table:table-cell office:value-type="float" office:value="1.59204187382197E+018" calcext:value-type="float">
            <text:p>1.59204187382197E+018</text:p>
          </table:table-cell>
          <table:table-cell table:formula="of:=([.A30]-1.59204187214801E+018)*0.000000001" office:value-type="float" office:value="1.673960192" calcext:value-type="float">
            <text:p>1.67396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1]-[.C30])/([.B31]-[.B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50504684" calcext:value-type="float">
            <text:p>-0.579550504684</text:p>
          </table:table-cell>
          <table:table-cell office:value-type="float" office:value="-0.866790413857" calcext:value-type="float">
            <text:p>-0.866790413857</text:p>
          </table:table-cell>
        </table:table-row>
        <table:table-row table:style-name="ro1">
          <table:table-cell office:value-type="float" office:value="1.59204187387456E+018" calcext:value-type="float">
            <text:p>1.59204187387456E+018</text:p>
          </table:table-cell>
          <table:table-cell table:formula="of:=([.A31]-1.59204187214801E+018)*0.000000001" office:value-type="float" office:value="1.726550016" calcext:value-type="float">
            <text:p>1.72655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2]-[.C31])/([.B32]-[.B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80095" calcext:value-type="float">
            <text:p>-1.20034480095</text:p>
          </table:table-cell>
          <table:table-cell office:value-type="float" office:value="-0.579544723034" calcext:value-type="float">
            <text:p>-0.579544723034</text:p>
          </table:table-cell>
          <table:table-cell office:value-type="float" office:value="-0.866787910461" calcext:value-type="float">
            <text:p>-0.866787910461</text:p>
          </table:table-cell>
        </table:table-row>
        <table:table-row table:style-name="ro1">
          <table:table-cell office:value-type="float" office:value="1.59204187392662E+018" calcext:value-type="float">
            <text:p>1.59204187392662E+018</text:p>
          </table:table-cell>
          <table:table-cell table:formula="of:=([.A32]-1.59204187214801E+018)*0.000000001" office:value-type="float" office:value="1.778610176" calcext:value-type="float">
            <text:p>1.7786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3]-[.C32])/([.B33]-[.B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51398754" calcext:value-type="float">
            <text:p>-0.579551398754</text:p>
          </table:table-cell>
          <table:table-cell office:value-type="float" office:value="-0.866787612438" calcext:value-type="float">
            <text:p>-0.866787612438</text:p>
          </table:table-cell>
        </table:table-row>
        <table:table-row table:style-name="ro1">
          <table:table-cell office:value-type="float" office:value="1.59204187397843E+018" calcext:value-type="float">
            <text:p>1.59204187397843E+018</text:p>
          </table:table-cell>
          <table:table-cell table:formula="of:=([.A33]-1.59204187214801E+018)*0.000000001" office:value-type="float" office:value="1.83042048" calcext:value-type="float">
            <text:p>1.83042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4]-[.C33])/([.B34]-[.B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26416" calcext:value-type="float">
            <text:p>-1.2003326416</text:p>
          </table:table-cell>
          <table:table-cell office:value-type="float" office:value="-0.579553902149" calcext:value-type="float">
            <text:p>-0.579553902149</text:p>
          </table:table-cell>
          <table:table-cell office:value-type="float" office:value="-0.866798758507" calcext:value-type="float">
            <text:p>-0.866798758507</text:p>
          </table:table-cell>
        </table:table-row>
        <table:table-row table:style-name="ro1">
          <table:table-cell office:value-type="float" office:value="1.59204187402996E+018" calcext:value-type="float">
            <text:p>1.59204187402996E+018</text:p>
          </table:table-cell>
          <table:table-cell table:formula="of:=([.A34]-1.59204187214801E+018)*0.000000001" office:value-type="float" office:value="1.881950208" calcext:value-type="float">
            <text:p>1.88195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5]-[.C34])/([.B35]-[.B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01281" calcext:value-type="float">
            <text:p>-1.20034301281</text:p>
          </table:table-cell>
          <table:table-cell office:value-type="float" office:value="-0.579544961452" calcext:value-type="float">
            <text:p>-0.579544961452</text:p>
          </table:table-cell>
          <table:table-cell office:value-type="float" office:value="-0.866791725159" calcext:value-type="float">
            <text:p>-0.866791725159</text:p>
          </table:table-cell>
        </table:table-row>
        <table:table-row table:style-name="ro1">
          <table:table-cell office:value-type="float" office:value="1.59204187408243E+018" calcext:value-type="float">
            <text:p>1.59204187408243E+018</text:p>
          </table:table-cell>
          <table:table-cell table:formula="of:=([.A35]-1.59204187214801E+018)*0.000000001" office:value-type="float" office:value="1.934420224" calcext:value-type="float">
            <text:p>1.93442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6]-[.C35])/([.B36]-[.B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2815685" calcext:value-type="float">
            <text:p>-0.579542815685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7413579E+018" calcext:value-type="float">
            <text:p>1.59204187413579E+018</text:p>
          </table:table-cell>
          <table:table-cell table:formula="of:=([.A36]-1.59204187214801E+018)*0.000000001" office:value-type="float" office:value="1.987780352" calcext:value-type="float">
            <text:p>1.98778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7]-[.C36])/([.B37]-[.B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50147057" calcext:value-type="float">
            <text:p>-0.579550147057</text:p>
          </table:table-cell>
          <table:table-cell office:value-type="float" office:value="-0.866790533066" calcext:value-type="float">
            <text:p>-0.866790533066</text:p>
          </table:table-cell>
        </table:table-row>
        <table:table-row table:style-name="ro1">
          <table:table-cell office:value-type="float" office:value="1.59204187418745E+018" calcext:value-type="float">
            <text:p>1.59204187418745E+018</text:p>
          </table:table-cell>
          <table:table-cell table:formula="of:=([.A37]-1.59204187214801E+018)*0.000000001" office:value-type="float" office:value="2.039440384" calcext:value-type="float">
            <text:p>2.03944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8]-[.C37])/([.B38]-[.B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96648" calcext:value-type="float">
            <text:p>-1.20034396648</text:p>
          </table:table-cell>
          <table:table-cell office:value-type="float" office:value="-0.579534947872" calcext:value-type="float">
            <text:p>-0.579534947872</text:p>
          </table:table-cell>
          <table:table-cell office:value-type="float" office:value="-0.866793274879" calcext:value-type="float">
            <text:p>-0.866793274879</text:p>
          </table:table-cell>
        </table:table-row>
        <table:table-row table:style-name="ro1">
          <table:table-cell office:value-type="float" office:value="1.59204187423993E+018" calcext:value-type="float">
            <text:p>1.59204187423993E+018</text:p>
          </table:table-cell>
          <table:table-cell table:formula="of:=([.A38]-1.59204187214801E+018)*0.000000001" office:value-type="float" office:value="2.091920384" calcext:value-type="float">
            <text:p>2.09192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9]-[.C38])/([.B39]-[.B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58909" calcext:value-type="float">
            <text:p>-1.20034658909</text:p>
          </table:table-cell>
          <table:table-cell office:value-type="float" office:value="-0.579545259476" calcext:value-type="float">
            <text:p>-0.579545259476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7429244E+018" calcext:value-type="float">
            <text:p>1.59204187429244E+018</text:p>
          </table:table-cell>
          <table:table-cell table:formula="of:=([.A39]-1.59204187214801E+018)*0.000000001" office:value-type="float" office:value="2.144430336" calcext:value-type="float">
            <text:p>2.1444303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0]-[.C39])/([.B40]-[.B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10546" calcext:value-type="float">
            <text:p>-1.20034110546</text:p>
          </table:table-cell>
          <table:table-cell office:value-type="float" office:value="-0.57954376936" calcext:value-type="float">
            <text:p>-0.57954376936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7434472E+018" calcext:value-type="float">
            <text:p>1.59204187434472E+018</text:p>
          </table:table-cell>
          <table:table-cell table:formula="of:=([.A40]-1.59204187214801E+018)*0.000000001" office:value-type="float" office:value="2.196710144" calcext:value-type="float">
            <text:p>2.1967101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1]-[.C40])/([.B41]-[.B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98625" calcext:value-type="float">
            <text:p>-1.20034098625</text:p>
          </table:table-cell>
          <table:table-cell office:value-type="float" office:value="-0.579540848732" calcext:value-type="float">
            <text:p>-0.579540848732</text:p>
          </table:table-cell>
          <table:table-cell office:value-type="float" office:value="-0.866792082787" calcext:value-type="float">
            <text:p>-0.866792082787</text:p>
          </table:table-cell>
        </table:table-row>
        <table:table-row table:style-name="ro1">
          <table:table-cell office:value-type="float" office:value="1.59204187444944E+018" calcext:value-type="float">
            <text:p>1.59204187444944E+018</text:p>
          </table:table-cell>
          <table:table-cell table:formula="of:=([.A41]-1.59204187214801E+018)*0.000000001" office:value-type="float" office:value="2.301430272" calcext:value-type="float">
            <text:p>2.30143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2]-[.C41])/([.B42]-[.B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4563" calcext:value-type="float">
            <text:p>-1.2003364563</text:p>
          </table:table-cell>
          <table:table-cell office:value-type="float" office:value="-0.579555332661" calcext:value-type="float">
            <text:p>-0.579555332661</text:p>
          </table:table-cell>
          <table:table-cell office:value-type="float" office:value="-0.866792976856" calcext:value-type="float">
            <text:p>-0.866792976856</text:p>
          </table:table-cell>
        </table:table-row>
        <table:table-row table:style-name="ro1">
          <table:table-cell office:value-type="float" office:value="1.59204187450146E+018" calcext:value-type="float">
            <text:p>1.59204187450146E+018</text:p>
          </table:table-cell>
          <table:table-cell table:formula="of:=([.A42]-1.59204187214801E+018)*0.000000001" office:value-type="float" office:value="2.35345024" calcext:value-type="float">
            <text:p>2.35345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3]-[.C42])/([.B43]-[.B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58909" calcext:value-type="float">
            <text:p>-1.20034658909</text:p>
          </table:table-cell>
          <table:table-cell office:value-type="float" office:value="-0.579543530941" calcext:value-type="float">
            <text:p>-0.579543530941</text:p>
          </table:table-cell>
          <table:table-cell office:value-type="float" office:value="-0.866787970066" calcext:value-type="float">
            <text:p>-0.866787970066</text:p>
          </table:table-cell>
        </table:table-row>
        <table:table-row table:style-name="ro1">
          <table:table-cell office:value-type="float" office:value="1.59204187455394E+018" calcext:value-type="float">
            <text:p>1.59204187455394E+018</text:p>
          </table:table-cell>
          <table:table-cell table:formula="of:=([.A43]-1.59204187214801E+018)*0.000000001" office:value-type="float" office:value="2.40593024" calcext:value-type="float">
            <text:p>2.40593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4]-[.C43])/([.B44]-[.B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45021057" calcext:value-type="float">
            <text:p>-0.579545021057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7460563E+018" calcext:value-type="float">
            <text:p>1.59204187460563E+018</text:p>
          </table:table-cell>
          <table:table-cell table:formula="of:=([.A44]-1.59204187214801E+018)*0.000000001" office:value-type="float" office:value="2.457620224" calcext:value-type="float">
            <text:p>2.4576202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5]-[.C44])/([.B45]-[.B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45021057" calcext:value-type="float">
            <text:p>-0.579545021057</text:p>
          </table:table-cell>
          <table:table-cell office:value-type="float" office:value="-0.866791665554" calcext:value-type="float">
            <text:p>-0.866791665554</text:p>
          </table:table-cell>
        </table:table-row>
        <table:table-row table:style-name="ro1">
          <table:table-cell office:value-type="float" office:value="1.59204187465708E+018" calcext:value-type="float">
            <text:p>1.59204187465708E+018</text:p>
          </table:table-cell>
          <table:table-cell table:formula="of:=([.A45]-1.59204187214801E+018)*0.000000001" office:value-type="float" office:value="2.509070336" calcext:value-type="float">
            <text:p>2.50907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6]-[.C45])/([.B46]-[.B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9431801" calcext:value-type="float">
            <text:p>-0.579549431801</text:p>
          </table:table-cell>
          <table:table-cell office:value-type="float" office:value="-0.86679059267" calcext:value-type="float">
            <text:p>-0.86679059267</text:p>
          </table:table-cell>
        </table:table-row>
        <table:table-row table:style-name="ro1">
          <table:table-cell office:value-type="float" office:value="1.59204187470941E+018" calcext:value-type="float">
            <text:p>1.59204187470941E+018</text:p>
          </table:table-cell>
          <table:table-cell table:formula="of:=([.A46]-1.59204187214801E+018)*0.000000001" office:value-type="float" office:value="2.56140032" calcext:value-type="float">
            <text:p>2.56140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7]-[.C46])/([.B47]-[.B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21788" calcext:value-type="float">
            <text:p>-1.20033621788</text:p>
          </table:table-cell>
          <table:table-cell office:value-type="float" office:value="-0.579548418522" calcext:value-type="float">
            <text:p>-0.579548418522</text:p>
          </table:table-cell>
          <table:table-cell office:value-type="float" office:value="-0.866796016693" calcext:value-type="float">
            <text:p>-0.866796016693</text:p>
          </table:table-cell>
        </table:table-row>
        <table:table-row table:style-name="ro1">
          <table:table-cell office:value-type="float" office:value="1.59204187476174E+018" calcext:value-type="float">
            <text:p>1.59204187476174E+018</text:p>
          </table:table-cell>
          <table:table-cell table:formula="of:=([.A47]-1.59204187214801E+018)*0.000000001" office:value-type="float" office:value="2.613730304" calcext:value-type="float">
            <text:p>2.613730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8]-[.C47])/([.B48]-[.B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92016" calcext:value-type="float">
            <text:p>-1.20034492016</text:p>
          </table:table-cell>
          <table:table-cell office:value-type="float" office:value="-0.579543411732" calcext:value-type="float">
            <text:p>-0.579543411732</text:p>
          </table:table-cell>
          <table:table-cell office:value-type="float" office:value="-0.866789162159" calcext:value-type="float">
            <text:p>-0.866789162159</text:p>
          </table:table-cell>
        </table:table-row>
        <table:table-row table:style-name="ro1">
          <table:table-cell office:value-type="float" office:value="1.59204187481412E+018" calcext:value-type="float">
            <text:p>1.59204187481412E+018</text:p>
          </table:table-cell>
          <table:table-cell table:formula="of:=([.A48]-1.59204187214801E+018)*0.000000001" office:value-type="float" office:value="2.666110208" calcext:value-type="float">
            <text:p>2.66611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9]-[.C48])/([.B49]-[.B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43653" calcext:value-type="float">
            <text:p>-1.20033943653</text:p>
          </table:table-cell>
          <table:table-cell office:value-type="float" office:value="-0.579551756382" calcext:value-type="float">
            <text:p>-0.579551756382</text:p>
          </table:table-cell>
          <table:table-cell office:value-type="float" office:value="-0.866790890694" calcext:value-type="float">
            <text:p>-0.866790890694</text:p>
          </table:table-cell>
        </table:table-row>
        <table:table-row table:style-name="ro1">
          <table:table-cell office:value-type="float" office:value="1.59204187486655E+018" calcext:value-type="float">
            <text:p>1.59204187486655E+018</text:p>
          </table:table-cell>
          <table:table-cell table:formula="of:=([.A49]-1.59204187214801E+018)*0.000000001" office:value-type="float" office:value="2.718540288" calcext:value-type="float">
            <text:p>2.71854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0]-[.C49])/([.B50]-[.B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52769661" calcext:value-type="float">
            <text:p>-0.579552769661</text:p>
          </table:table-cell>
          <table:table-cell office:value-type="float" office:value="-0.866792738438" calcext:value-type="float">
            <text:p>-0.866792738438</text:p>
          </table:table-cell>
        </table:table-row>
        <table:table-row table:style-name="ro1">
          <table:table-cell office:value-type="float" office:value="1.5920418749199E+018" calcext:value-type="float">
            <text:p>1.5920418749199E+018</text:p>
          </table:table-cell>
          <table:table-cell table:formula="of:=([.A50]-1.59204187214801E+018)*0.000000001" office:value-type="float" office:value="2.771890432" calcext:value-type="float">
            <text:p>2.77189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1]-[.C50])/([.B51]-[.B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18513" calcext:value-type="float">
            <text:p>-1.20034718513</text:p>
          </table:table-cell>
          <table:table-cell office:value-type="float" office:value="-0.579551517963" calcext:value-type="float">
            <text:p>-0.579551517963</text:p>
          </table:table-cell>
          <table:table-cell office:value-type="float" office:value="-0.866789221764" calcext:value-type="float">
            <text:p>-0.866789221764</text:p>
          </table:table-cell>
        </table:table-row>
        <table:table-row table:style-name="ro1">
          <table:table-cell office:value-type="float" office:value="1.59204187497829E+018" calcext:value-type="float">
            <text:p>1.59204187497829E+018</text:p>
          </table:table-cell>
          <table:table-cell table:formula="of:=([.A51]-1.59204187214801E+018)*0.000000001" office:value-type="float" office:value="2.830280192" calcext:value-type="float">
            <text:p>2.83028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2]-[.C51])/([.B52]-[.B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62183" calcext:value-type="float">
            <text:p>-1.20033562183</text:p>
          </table:table-cell>
          <table:table-cell office:value-type="float" office:value="-0.579551994801" calcext:value-type="float">
            <text:p>-0.579551994801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7503135E+018" calcext:value-type="float">
            <text:p>1.59204187503135E+018</text:p>
          </table:table-cell>
          <table:table-cell table:formula="of:=([.A52]-1.59204187214801E+018)*0.000000001" office:value-type="float" office:value="2.883340288" calcext:value-type="float">
            <text:p>2.88334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3]-[.C52])/([.B53]-[.B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04616" calcext:value-type="float">
            <text:p>-1.20035004616</text:p>
          </table:table-cell>
          <table:table-cell office:value-type="float" office:value="-0.579545259476" calcext:value-type="float">
            <text:p>-0.579545259476</text:p>
          </table:table-cell>
          <table:table-cell office:value-type="float" office:value="-0.86678814888" calcext:value-type="float">
            <text:p>-0.86678814888</text:p>
          </table:table-cell>
        </table:table-row>
        <table:table-row table:style-name="ro1">
          <table:table-cell office:value-type="float" office:value="1.59204187508388E+018" calcext:value-type="float">
            <text:p>1.59204187508388E+018</text:p>
          </table:table-cell>
          <table:table-cell table:formula="of:=([.A53]-1.59204187214801E+018)*0.000000001" office:value-type="float" office:value="2.935870464" calcext:value-type="float">
            <text:p>2.9358704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4]-[.C53])/([.B54]-[.B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6272755" calcext:value-type="float">
            <text:p>-0.579546272755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7513628E+018" calcext:value-type="float">
            <text:p>1.59204187513628E+018</text:p>
          </table:table-cell>
          <table:table-cell table:formula="of:=([.A54]-1.59204187214801E+018)*0.000000001" office:value-type="float" office:value="2.98827008" calcext:value-type="float">
            <text:p>2.988270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55]-[.C54])/([.B55]-[.B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48286" calcext:value-type="float">
            <text:p>-1.20033848286</text:p>
          </table:table-cell>
          <table:table-cell office:value-type="float" office:value="-0.57953774929" calcext:value-type="float">
            <text:p>-0.57953774929</text:p>
          </table:table-cell>
          <table:table-cell office:value-type="float" office:value="-0.866796195507" calcext:value-type="float">
            <text:p>-0.866796195507</text:p>
          </table:table-cell>
        </table:table-row>
        <table:table-row table:style-name="ro1">
          <table:table-cell office:value-type="float" office:value="1.59204187518818E+018" calcext:value-type="float">
            <text:p>1.59204187518818E+018</text:p>
          </table:table-cell>
          <table:table-cell table:formula="of:=([.A55]-1.59204187214801E+018)*0.000000001" office:value-type="float" office:value="3.04017024" calcext:value-type="float">
            <text:p>3.04017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6]-[.C55])/([.B56]-[.B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55574" calcext:value-type="float">
            <text:p>-1.20033955574</text:p>
          </table:table-cell>
          <table:table-cell office:value-type="float" office:value="-0.579553484917" calcext:value-type="float">
            <text:p>-0.579553484917</text:p>
          </table:table-cell>
          <table:table-cell office:value-type="float" office:value="-0.866792976856" calcext:value-type="float">
            <text:p>-0.866792976856</text:p>
          </table:table-cell>
        </table:table-row>
        <table:table-row table:style-name="ro1">
          <table:table-cell office:value-type="float" office:value="1.59204187529028E+018" calcext:value-type="float">
            <text:p>1.59204187529028E+018</text:p>
          </table:table-cell>
          <table:table-cell table:formula="of:=([.A56]-1.59204187214801E+018)*0.000000001" office:value-type="float" office:value="3.142270208" calcext:value-type="float">
            <text:p>3.1422702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7]-[.C56])/([.B57]-[.B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36365" calcext:value-type="float">
            <text:p>-1.20033836365</text:p>
          </table:table-cell>
          <table:table-cell office:value-type="float" office:value="-0.579547345638" calcext:value-type="float">
            <text:p>-0.579547345638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753427E+018" calcext:value-type="float">
            <text:p>1.5920418753427E+018</text:p>
          </table:table-cell>
          <table:table-cell table:formula="of:=([.A57]-1.59204187214801E+018)*0.000000001" office:value-type="float" office:value="3.194690304" calcext:value-type="float">
            <text:p>3.1946903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8]-[.C57])/([.B58]-[.B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42355" calcext:value-type="float">
            <text:p>-1.20034742355</text:p>
          </table:table-cell>
          <table:table-cell office:value-type="float" office:value="-0.579540967941" calcext:value-type="float">
            <text:p>-0.579540967941</text:p>
          </table:table-cell>
          <table:table-cell office:value-type="float" office:value="-0.866787195206" calcext:value-type="float">
            <text:p>-0.866787195206</text:p>
          </table:table-cell>
        </table:table-row>
        <table:table-row table:style-name="ro1">
          <table:table-cell office:value-type="float" office:value="1.59204187539507E+018" calcext:value-type="float">
            <text:p>1.59204187539507E+018</text:p>
          </table:table-cell>
          <table:table-cell table:formula="of:=([.A58]-1.59204187214801E+018)*0.000000001" office:value-type="float" office:value="3.247060224" calcext:value-type="float">
            <text:p>3.2470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9]-[.C58])/([.B59]-[.B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397" calcext:value-type="float">
            <text:p>-1.200345397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92321205" calcext:value-type="float">
            <text:p>-0.866792321205</text:p>
          </table:table-cell>
        </table:table-row>
        <table:table-row table:style-name="ro1">
          <table:table-cell office:value-type="float" office:value="1.59204187544813E+018" calcext:value-type="float">
            <text:p>1.59204187544813E+018</text:p>
          </table:table-cell>
          <table:table-cell table:formula="of:=([.A59]-1.59204187214801E+018)*0.000000001" office:value-type="float" office:value="3.30012032" calcext:value-type="float">
            <text:p>3.30012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0]-[.C59])/([.B60]-[.B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43653" calcext:value-type="float">
            <text:p>-1.20033943653</text:p>
          </table:table-cell>
          <table:table-cell office:value-type="float" office:value="-0.579546570778" calcext:value-type="float">
            <text:p>-0.579546570778</text:p>
          </table:table-cell>
          <table:table-cell office:value-type="float" office:value="-0.866797089577" calcext:value-type="float">
            <text:p>-0.866797089577</text:p>
          </table:table-cell>
        </table:table-row>
        <table:table-row table:style-name="ro1">
          <table:table-cell office:value-type="float" office:value="1.59204187550168E+018" calcext:value-type="float">
            <text:p>1.59204187550168E+018</text:p>
          </table:table-cell>
          <table:table-cell table:formula="of:=([.A60]-1.59204187214801E+018)*0.000000001" office:value-type="float" office:value="3.3536704" calcext:value-type="float">
            <text:p>3.35367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1]-[.C60])/([.B61]-[.B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55153847" calcext:value-type="float">
            <text:p>-0.579555153847</text:p>
          </table:table-cell>
          <table:table-cell office:value-type="float" office:value="-0.866793036461" calcext:value-type="float">
            <text:p>-0.866793036461</text:p>
          </table:table-cell>
        </table:table-row>
        <table:table-row table:style-name="ro1">
          <table:table-cell office:value-type="float" office:value="1.59204187555316E+018" calcext:value-type="float">
            <text:p>1.59204187555316E+018</text:p>
          </table:table-cell>
          <table:table-cell table:formula="of:=([.A61]-1.59204187214801E+018)*0.000000001" office:value-type="float" office:value="3.405150208" calcext:value-type="float">
            <text:p>3.40515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62]-[.C61])/([.B62]-[.B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9014568" calcext:value-type="float">
            <text:p>-0.579549014568</text:p>
          </table:table-cell>
          <table:table-cell office:value-type="float" office:value="-0.866792678833" calcext:value-type="float">
            <text:p>-0.866792678833</text:p>
          </table:table-cell>
        </table:table-row>
        <table:table-row table:style-name="ro1">
          <table:table-cell office:value-type="float" office:value="1.5920418756053E+018" calcext:value-type="float">
            <text:p>1.5920418756053E+018</text:p>
          </table:table-cell>
          <table:table-cell table:formula="of:=([.A62]-1.59204187214801E+018)*0.000000001" office:value-type="float" office:value="3.45729024" calcext:value-type="float">
            <text:p>3.45729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3]-[.C62])/([.B63]-[.B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4287529" calcext:value-type="float">
            <text:p>-0.57954287529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7565793E+018" calcext:value-type="float">
            <text:p>1.59204187565793E+018</text:p>
          </table:table-cell>
          <table:table-cell table:formula="of:=([.A63]-1.59204187214801E+018)*0.000000001" office:value-type="float" office:value="3.509920256" calcext:value-type="float">
            <text:p>3.5099202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64]-[.C63])/([.B64]-[.B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53597" calcext:value-type="float">
            <text:p>-1.20034253597</text:p>
          </table:table-cell>
          <table:table-cell office:value-type="float" office:value="-0.579547286034" calcext:value-type="float">
            <text:p>-0.579547286034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7571006E+018" calcext:value-type="float">
            <text:p>1.59204187571006E+018</text:p>
          </table:table-cell>
          <table:table-cell table:formula="of:=([.A64]-1.59204187214801E+018)*0.000000001" office:value-type="float" office:value="3.562050304" calcext:value-type="float">
            <text:p>3.56205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65]-[.C64])/([.B65]-[.B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0196" calcext:value-type="float">
            <text:p>-1.2003480196</text:p>
          </table:table-cell>
          <table:table-cell office:value-type="float" office:value="-0.579545795918" calcext:value-type="float">
            <text:p>-0.579545795918</text:p>
          </table:table-cell>
          <table:table-cell office:value-type="float" office:value="-0.866788804531" calcext:value-type="float">
            <text:p>-0.866788804531</text:p>
          </table:table-cell>
        </table:table-row>
        <table:table-row table:style-name="ro1">
          <table:table-cell office:value-type="float" office:value="1.59204187576464E+018" calcext:value-type="float">
            <text:p>1.59204187576464E+018</text:p>
          </table:table-cell>
          <table:table-cell table:formula="of:=([.A65]-1.59204187214801E+018)*0.000000001" office:value-type="float" office:value="3.616630272" calcext:value-type="float">
            <text:p>3.61663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66]-[.C65])/([.B66]-[.B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23146" calcext:value-type="float">
            <text:p>-1.20034623146</text:p>
          </table:table-cell>
          <table:table-cell office:value-type="float" office:value="-0.579535484314" calcext:value-type="float">
            <text:p>-0.579535484314</text:p>
          </table:table-cell>
          <table:table-cell office:value-type="float" office:value="-0.866789877415" calcext:value-type="float">
            <text:p>-0.866789877415</text:p>
          </table:table-cell>
        </table:table-row>
        <table:table-row table:style-name="ro1">
          <table:table-cell office:value-type="float" office:value="1.59204187581722E+018" calcext:value-type="float">
            <text:p>1.59204187581722E+018</text:p>
          </table:table-cell>
          <table:table-cell table:formula="of:=([.A66]-1.59204187214801E+018)*0.000000001" office:value-type="float" office:value="3.669210368" calcext:value-type="float">
            <text:p>3.66921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67]-[.C66])/([.B67]-[.B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21788" calcext:value-type="float">
            <text:p>-1.20033621788</text:p>
          </table:table-cell>
          <table:table-cell office:value-type="float" office:value="-0.579551398754" calcext:value-type="float">
            <text:p>-0.579551398754</text:p>
          </table:table-cell>
          <table:table-cell office:value-type="float" office:value="-0.86679315567" calcext:value-type="float">
            <text:p>-0.86679315567</text:p>
          </table:table-cell>
        </table:table-row>
        <table:table-row table:style-name="ro1">
          <table:table-cell office:value-type="float" office:value="1.592041875869E+018" calcext:value-type="float">
            <text:p>1.592041875869E+018</text:p>
          </table:table-cell>
          <table:table-cell table:formula="of:=([.A67]-1.59204187214801E+018)*0.000000001" office:value-type="float" office:value="3.720990208" calcext:value-type="float">
            <text:p>3.72099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68]-[.C67])/([.B68]-[.B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27779" calcext:value-type="float">
            <text:p>-1.20034527779</text:p>
          </table:table-cell>
          <table:table-cell office:value-type="float" office:value="-0.579548835754" calcext:value-type="float">
            <text:p>-0.579548835754</text:p>
          </table:table-cell>
          <table:table-cell office:value-type="float" office:value="-0.86678904295" calcext:value-type="float">
            <text:p>-0.86678904295</text:p>
          </table:table-cell>
        </table:table-row>
        <table:table-row table:style-name="ro1">
          <table:table-cell office:value-type="float" office:value="1.59204187592153E+018" calcext:value-type="float">
            <text:p>1.59204187592153E+018</text:p>
          </table:table-cell>
          <table:table-cell table:formula="of:=([.A68]-1.59204187214801E+018)*0.000000001" office:value-type="float" office:value="3.773520384" calcext:value-type="float">
            <text:p>3.77352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9]-[.C68])/([.B69]-[.B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24444" calcext:value-type="float">
            <text:p>-1.20033824444</text:p>
          </table:table-cell>
          <table:table-cell office:value-type="float" office:value="-0.579550087452" calcext:value-type="float">
            <text:p>-0.579550087452</text:p>
          </table:table-cell>
          <table:table-cell office:value-type="float" office:value="-0.86679494381" calcext:value-type="float">
            <text:p>-0.86679494381</text:p>
          </table:table-cell>
        </table:table-row>
        <table:table-row table:style-name="ro1">
          <table:table-cell office:value-type="float" office:value="1.59204187597408E+018" calcext:value-type="float">
            <text:p>1.59204187597408E+018</text:p>
          </table:table-cell>
          <table:table-cell table:formula="of:=([.A69]-1.59204187214801E+018)*0.000000001" office:value-type="float" office:value="3.826070272" calcext:value-type="float">
            <text:p>3.82607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70]-[.C69])/([.B70]-[.B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58909" calcext:value-type="float">
            <text:p>-1.20034658909</text:p>
          </table:table-cell>
          <table:table-cell office:value-type="float" office:value="-0.579540908337" calcext:value-type="float">
            <text:p>-0.579540908337</text:p>
          </table:table-cell>
          <table:table-cell office:value-type="float" office:value="-0.866789519787" calcext:value-type="float">
            <text:p>-0.866789519787</text:p>
          </table:table-cell>
        </table:table-row>
        <table:table-row table:style-name="ro1">
          <table:table-cell office:value-type="float" office:value="1.59204187602695E+018" calcext:value-type="float">
            <text:p>1.59204187602695E+018</text:p>
          </table:table-cell>
          <table:table-cell table:formula="of:=([.A70]-1.59204187214801E+018)*0.000000001" office:value-type="float" office:value="3.878940416" calcext:value-type="float">
            <text:p>3.8789404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71]-[.C70])/([.B71]-[.B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397" calcext:value-type="float">
            <text:p>-1.200345397</text:p>
          </table:table-cell>
          <table:table-cell office:value-type="float" office:value="-0.57954120636" calcext:value-type="float">
            <text:p>-0.57954120636</text:p>
          </table:table-cell>
          <table:table-cell office:value-type="float" office:value="-0.866789877415" calcext:value-type="float">
            <text:p>-0.866789877415</text:p>
          </table:table-cell>
        </table:table-row>
        <table:table-row table:style-name="ro1">
          <table:table-cell office:value-type="float" office:value="1.59204187608043E+018" calcext:value-type="float">
            <text:p>1.59204187608043E+018</text:p>
          </table:table-cell>
          <table:table-cell table:formula="of:=([.A71]-1.59204187214801E+018)*0.000000001" office:value-type="float" office:value="3.932420352" calcext:value-type="float">
            <text:p>3.9324203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72]-[.C71])/([.B72]-[.B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82751" calcext:value-type="float">
            <text:p>-1.20034682751</text:p>
          </table:table-cell>
          <table:table-cell office:value-type="float" office:value="-0.579553902149" calcext:value-type="float">
            <text:p>-0.579553902149</text:p>
          </table:table-cell>
          <table:table-cell office:value-type="float" office:value="-0.866788744926" calcext:value-type="float">
            <text:p>-0.866788744926</text:p>
          </table:table-cell>
        </table:table-row>
        <table:table-row table:style-name="ro1">
          <table:table-cell office:value-type="float" office:value="1.592041876133E+018" calcext:value-type="float">
            <text:p>1.592041876133E+018</text:p>
          </table:table-cell>
          <table:table-cell table:formula="of:=([.A72]-1.59204187214801E+018)*0.000000001" office:value-type="float" office:value="3.984990208" calcext:value-type="float">
            <text:p>3.98499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73]-[.C72])/([.B73]-[.B7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955101" calcext:value-type="float">
            <text:p>-0.57954955101</text:p>
          </table:table-cell>
          <table:table-cell office:value-type="float" office:value="-0.866792321205" calcext:value-type="float">
            <text:p>-0.866792321205</text:p>
          </table:table-cell>
        </table:table-row>
        <table:table-row table:style-name="ro1">
          <table:table-cell office:value-type="float" office:value="1.59204187618693E+018" calcext:value-type="float">
            <text:p>1.59204187618693E+018</text:p>
          </table:table-cell>
          <table:table-cell table:formula="of:=([.A73]-1.59204187214801E+018)*0.000000001" office:value-type="float" office:value="4.038920448" calcext:value-type="float">
            <text:p>4.0389204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4]-[.C73])/([.B74]-[.B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95969" calcext:value-type="float">
            <text:p>-1.20033895969</text:p>
          </table:table-cell>
          <table:table-cell office:value-type="float" office:value="-0.579546272755" calcext:value-type="float">
            <text:p>-0.579546272755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7623951E+018" calcext:value-type="float">
            <text:p>1.59204187623951E+018</text:p>
          </table:table-cell>
          <table:table-cell table:formula="of:=([.A74]-1.59204187214801E+018)*0.000000001" office:value-type="float" office:value="4.091500032" calcext:value-type="float">
            <text:p>4.091500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5]-[.C74])/([.B75]-[.B7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30434" calcext:value-type="float">
            <text:p>-1.20034730434</text:p>
          </table:table-cell>
          <table:table-cell office:value-type="float" office:value="-0.579550027847" calcext:value-type="float">
            <text:p>-0.579550027847</text:p>
          </table:table-cell>
          <table:table-cell office:value-type="float" office:value="-0.866788864136" calcext:value-type="float">
            <text:p>-0.866788864136</text:p>
          </table:table-cell>
        </table:table-row>
        <table:table-row table:style-name="ro1">
          <table:table-cell office:value-type="float" office:value="1.5920418762924E+018" calcext:value-type="float">
            <text:p>1.5920418762924E+018</text:p>
          </table:table-cell>
          <table:table-cell table:formula="of:=([.A75]-1.59204187214801E+018)*0.000000001" office:value-type="float" office:value="4.1443904" calcext:value-type="float">
            <text:p>4.1443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6]-[.C75])/([.B76]-[.B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21788" calcext:value-type="float">
            <text:p>-1.20033621788</text:p>
          </table:table-cell>
          <table:table-cell office:value-type="float" office:value="-0.579542815685" calcext:value-type="float">
            <text:p>-0.579542815685</text:p>
          </table:table-cell>
          <table:table-cell office:value-type="float" office:value="-0.866794526577" calcext:value-type="float">
            <text:p>-0.866794526577</text:p>
          </table:table-cell>
        </table:table-row>
        <table:table-row table:style-name="ro1">
          <table:table-cell office:value-type="float" office:value="1.59204187639516E+018" calcext:value-type="float">
            <text:p>1.59204187639516E+018</text:p>
          </table:table-cell>
          <table:table-cell table:formula="of:=([.A76]-1.59204187214801E+018)*0.000000001" office:value-type="float" office:value="4.247150336" calcext:value-type="float">
            <text:p>4.24715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77]-[.C76])/([.B77]-[.B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63541" calcext:value-type="float">
            <text:p>-1.20034563541</text:p>
          </table:table-cell>
          <table:table-cell office:value-type="float" office:value="-0.579539239407" calcext:value-type="float">
            <text:p>-0.579539239407</text:p>
          </table:table-cell>
          <table:table-cell office:value-type="float" office:value="-0.866787612438" calcext:value-type="float">
            <text:p>-0.866787612438</text:p>
          </table:table-cell>
        </table:table-row>
        <table:table-row table:style-name="ro1">
          <table:table-cell office:value-type="float" office:value="1.59204187644767E+018" calcext:value-type="float">
            <text:p>1.59204187644767E+018</text:p>
          </table:table-cell>
          <table:table-cell table:formula="of:=([.A77]-1.59204187214801E+018)*0.000000001" office:value-type="float" office:value="4.299660288" calcext:value-type="float">
            <text:p>4.29966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8]-[.C77])/([.B78]-[.B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56253" calcext:value-type="float">
            <text:p>-1.20034456253</text:p>
          </table:table-cell>
          <table:table-cell office:value-type="float" office:value="-0.579541087151" calcext:value-type="float">
            <text:p>-0.579541087151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7650044E+018" calcext:value-type="float">
            <text:p>1.59204187650044E+018</text:p>
          </table:table-cell>
          <table:table-cell table:formula="of:=([.A78]-1.59204187214801E+018)*0.000000001" office:value-type="float" office:value="4.352430336" calcext:value-type="float">
            <text:p>4.35243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79]-[.C78])/([.B79]-[.B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37451267" calcext:value-type="float">
            <text:p>-0.579537451267</text:p>
          </table:table-cell>
          <table:table-cell office:value-type="float" office:value="-0.866788506508" calcext:value-type="float">
            <text:p>-0.866788506508</text:p>
          </table:table-cell>
        </table:table-row>
        <table:table-row table:style-name="ro1">
          <table:table-cell office:value-type="float" office:value="1.59204187655229E+018" calcext:value-type="float">
            <text:p>1.59204187655229E+018</text:p>
          </table:table-cell>
          <table:table-cell table:formula="of:=([.A79]-1.59204187214801E+018)*0.000000001" office:value-type="float" office:value="4.404280064" calcext:value-type="float">
            <text:p>4.4042800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0]-[.C79])/([.B80]-[.B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0196" calcext:value-type="float">
            <text:p>-1.2003480196</text:p>
          </table:table-cell>
          <table:table-cell office:value-type="float" office:value="-0.579543054104" calcext:value-type="float">
            <text:p>-0.579543054104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7660515E+018" calcext:value-type="float">
            <text:p>1.59204187660515E+018</text:p>
          </table:table-cell>
          <table:table-cell table:formula="of:=([.A80]-1.59204187214801E+018)*0.000000001" office:value-type="float" office:value="4.457140224" calcext:value-type="float">
            <text:p>4.45714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1]-[.C80])/([.B81]-[.B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37044" calcext:value-type="float">
            <text:p>-1.20034337044</text:p>
          </table:table-cell>
          <table:table-cell office:value-type="float" office:value="-0.579553246498" calcext:value-type="float">
            <text:p>-0.579553246498</text:p>
          </table:table-cell>
          <table:table-cell office:value-type="float" office:value="-0.86678981781" calcext:value-type="float">
            <text:p>-0.86678981781</text:p>
          </table:table-cell>
        </table:table-row>
        <table:table-row table:style-name="ro1">
          <table:table-cell office:value-type="float" office:value="1.59204187665699E+018" calcext:value-type="float">
            <text:p>1.59204187665699E+018</text:p>
          </table:table-cell>
          <table:table-cell table:formula="of:=([.A81]-1.59204187214801E+018)*0.000000001" office:value-type="float" office:value="4.50898048" calcext:value-type="float">
            <text:p>4.5089804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2]-[.C81])/([.B82]-[.B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50564289" calcext:value-type="float">
            <text:p>-0.579550564289</text:p>
          </table:table-cell>
          <table:table-cell office:value-type="float" office:value="-0.866792559624" calcext:value-type="float">
            <text:p>-0.866792559624</text:p>
          </table:table-cell>
        </table:table-row>
        <table:table-row table:style-name="ro1">
          <table:table-cell office:value-type="float" office:value="1.59204187670904E+018" calcext:value-type="float">
            <text:p>1.59204187670904E+018</text:p>
          </table:table-cell>
          <table:table-cell table:formula="of:=([.A82]-1.59204187214801E+018)*0.000000001" office:value-type="float" office:value="4.5610304" calcext:value-type="float">
            <text:p>4.56103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3]-[.C82])/([.B83]-[.B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48537731" calcext:value-type="float">
            <text:p>-0.579548537731</text:p>
          </table:table-cell>
          <table:table-cell office:value-type="float" office:value="-0.8667948246" calcext:value-type="float">
            <text:p>-0.8667948246</text:p>
          </table:table-cell>
        </table:table-row>
        <table:table-row table:style-name="ro1">
          <table:table-cell office:value-type="float" office:value="1.59204187676104E+018" calcext:value-type="float">
            <text:p>1.59204187676104E+018</text:p>
          </table:table-cell>
          <table:table-cell table:formula="of:=([.A83]-1.59204187214801E+018)*0.000000001" office:value-type="float" office:value="4.6130304" calcext:value-type="float">
            <text:p>4.6130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4]-[.C83])/([.B84]-[.B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51160336" calcext:value-type="float">
            <text:p>-0.579551160336</text:p>
          </table:table-cell>
          <table:table-cell office:value-type="float" office:value="-0.866790533066" calcext:value-type="float">
            <text:p>-0.866790533066</text:p>
          </table:table-cell>
        </table:table-row>
        <table:table-row table:style-name="ro1">
          <table:table-cell office:value-type="float" office:value="1.59204187681713E+018" calcext:value-type="float">
            <text:p>1.59204187681713E+018</text:p>
          </table:table-cell>
          <table:table-cell table:formula="of:=([.A84]-1.59204187214801E+018)*0.000000001" office:value-type="float" office:value="4.669120256" calcext:value-type="float">
            <text:p>4.66912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5]-[.C84])/([.B85]-[.B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33709" calcext:value-type="float">
            <text:p>-1.20033633709</text:p>
          </table:table-cell>
          <table:table-cell office:value-type="float" office:value="-0.579547226429" calcext:value-type="float">
            <text:p>-0.579547226429</text:p>
          </table:table-cell>
          <table:table-cell office:value-type="float" office:value="-0.866795778275" calcext:value-type="float">
            <text:p>-0.866795778275</text:p>
          </table:table-cell>
        </table:table-row>
        <table:table-row table:style-name="ro1">
          <table:table-cell office:value-type="float" office:value="1.59204187686931E+018" calcext:value-type="float">
            <text:p>1.59204187686931E+018</text:p>
          </table:table-cell>
          <table:table-cell table:formula="of:=([.A85]-1.59204187214801E+018)*0.000000001" office:value-type="float" office:value="4.72130048" calcext:value-type="float">
            <text:p>4.7213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6]-[.C85])/([.B86]-[.B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5823" calcext:value-type="float">
            <text:p>-1.2003415823</text:p>
          </table:table-cell>
          <table:table-cell office:value-type="float" office:value="-0.579553127289" calcext:value-type="float">
            <text:p>-0.579553127289</text:p>
          </table:table-cell>
          <table:table-cell office:value-type="float" office:value="-0.866792321205" calcext:value-type="float">
            <text:p>-0.866792321205</text:p>
          </table:table-cell>
        </table:table-row>
        <table:table-row table:style-name="ro1">
          <table:table-cell office:value-type="float" office:value="1.59204187692265E+018" calcext:value-type="float">
            <text:p>1.59204187692265E+018</text:p>
          </table:table-cell>
          <table:table-cell table:formula="of:=([.A86]-1.59204187214801E+018)*0.000000001" office:value-type="float" office:value="4.774640384" calcext:value-type="float">
            <text:p>4.77464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7]-[.C86])/([.B87]-[.B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23146" calcext:value-type="float">
            <text:p>-1.20034623146</text:p>
          </table:table-cell>
          <table:table-cell office:value-type="float" office:value="-0.579535961151" calcext:value-type="float">
            <text:p>-0.579535961151</text:p>
          </table:table-cell>
          <table:table-cell office:value-type="float" office:value="-0.866790175438" calcext:value-type="float">
            <text:p>-0.866790175438</text:p>
          </table:table-cell>
        </table:table-row>
        <table:table-row table:style-name="ro1">
          <table:table-cell office:value-type="float" office:value="1.59204187697521E+018" calcext:value-type="float">
            <text:p>1.59204187697521E+018</text:p>
          </table:table-cell>
          <table:table-cell table:formula="of:=([.A87]-1.59204187214801E+018)*0.000000001" office:value-type="float" office:value="4.827200256" calcext:value-type="float">
            <text:p>4.82720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8]-[.C87])/([.B88]-[.B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79416" calcext:value-type="float">
            <text:p>-1.20033979416</text:p>
          </table:table-cell>
          <table:table-cell office:value-type="float" office:value="-0.579542756081" calcext:value-type="float">
            <text:p>-0.579542756081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7702784E+018" calcext:value-type="float">
            <text:p>1.59204187702784E+018</text:p>
          </table:table-cell>
          <table:table-cell table:formula="of:=([.A88]-1.59204187214801E+018)*0.000000001" office:value-type="float" office:value="4.879830272" calcext:value-type="float">
            <text:p>4.8798302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9]-[.C88])/([.B89]-[.B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99983" calcext:value-type="float">
            <text:p>-1.20035099983</text:p>
          </table:table-cell>
          <table:table-cell office:value-type="float" office:value="-0.579545259476" calcext:value-type="float">
            <text:p>-0.579545259476</text:p>
          </table:table-cell>
          <table:table-cell office:value-type="float" office:value="-0.866786122322" calcext:value-type="float">
            <text:p>-0.866786122322</text:p>
          </table:table-cell>
        </table:table-row>
        <table:table-row table:style-name="ro1">
          <table:table-cell office:value-type="float" office:value="1.59204187708023E+018" calcext:value-type="float">
            <text:p>1.59204187708023E+018</text:p>
          </table:table-cell>
          <table:table-cell table:formula="of:=([.A89]-1.59204187214801E+018)*0.000000001" office:value-type="float" office:value="4.932220416" calcext:value-type="float">
            <text:p>4.93222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90]-[.C89])/([.B90]-[.B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4723034" calcext:value-type="float">
            <text:p>-0.579544723034</text:p>
          </table:table-cell>
          <table:table-cell office:value-type="float" office:value="-0.866792201996" calcext:value-type="float">
            <text:p>-0.866792201996</text:p>
          </table:table-cell>
        </table:table-row>
        <table:table-row table:style-name="ro1">
          <table:table-cell office:value-type="float" office:value="1.59204187713278E+018" calcext:value-type="float">
            <text:p>1.59204187713278E+018</text:p>
          </table:table-cell>
          <table:table-cell table:formula="of:=([.A90]-1.59204187214801E+018)*0.000000001" office:value-type="float" office:value="4.984770304" calcext:value-type="float">
            <text:p>4.984770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91]-[.C90])/([.B91]-[.B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80095" calcext:value-type="float">
            <text:p>-1.20034480095</text:p>
          </table:table-cell>
          <table:table-cell office:value-type="float" office:value="-0.579549372196" calcext:value-type="float">
            <text:p>-0.579549372196</text:p>
          </table:table-cell>
          <table:table-cell office:value-type="float" office:value="-0.866788208485" calcext:value-type="float">
            <text:p>-0.866788208485</text:p>
          </table:table-cell>
        </table:table-row>
        <table:table-row table:style-name="ro1">
          <table:table-cell office:value-type="float" office:value="1.59204187718483E+018" calcext:value-type="float">
            <text:p>1.59204187718483E+018</text:p>
          </table:table-cell>
          <table:table-cell table:formula="of:=([.A91]-1.59204187214801E+018)*0.000000001" office:value-type="float" office:value="5.03682048" calcext:value-type="float">
            <text:p>5.03682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92]-[.C91])/([.B92]-[.B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58909" calcext:value-type="float">
            <text:p>-1.20034658909</text:p>
          </table:table-cell>
          <table:table-cell office:value-type="float" office:value="-0.579544723034" calcext:value-type="float">
            <text:p>-0.579544723034</text:p>
          </table:table-cell>
          <table:table-cell office:value-type="float" office:value="-0.86679148674" calcext:value-type="float">
            <text:p>-0.86679148674</text:p>
          </table:table-cell>
        </table:table-row>
        <table:table-row table:style-name="ro1">
          <table:table-cell office:value-type="float" office:value="1.59204187724213E+018" calcext:value-type="float">
            <text:p>1.59204187724213E+018</text:p>
          </table:table-cell>
          <table:table-cell table:formula="of:=([.A92]-1.59204187214801E+018)*0.000000001" office:value-type="float" office:value="5.094120448" calcext:value-type="float">
            <text:p>5.0941204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93]-[.C92])/([.B93]-[.B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50941" calcext:value-type="float">
            <text:p>-1.20034050941</text:p>
          </table:table-cell>
          <table:table-cell office:value-type="float" office:value="-0.579540550709" calcext:value-type="float">
            <text:p>-0.579540550709</text:p>
          </table:table-cell>
          <table:table-cell office:value-type="float" office:value="-0.866792738438" calcext:value-type="float">
            <text:p>-0.866792738438</text:p>
          </table:table-cell>
        </table:table-row>
        <table:table-row table:style-name="ro1">
          <table:table-cell office:value-type="float" office:value="1.592041877294E+018" calcext:value-type="float">
            <text:p>1.592041877294E+018</text:p>
          </table:table-cell>
          <table:table-cell table:formula="of:=([.A93]-1.59204187214801E+018)*0.000000001" office:value-type="float" office:value="5.1459904" calcext:value-type="float">
            <text:p>5.14599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94]-[.C93])/([.B94]-[.B9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0371895" calcext:value-type="float">
            <text:p>-0.579540371895</text:p>
          </table:table-cell>
          <table:table-cell office:value-type="float" office:value="-0.866794645786" calcext:value-type="float">
            <text:p>-0.866794645786</text:p>
          </table:table-cell>
        </table:table-row>
        <table:table-row table:style-name="ro1">
          <table:table-cell office:value-type="float" office:value="1.59204187734653E+018" calcext:value-type="float">
            <text:p>1.59204187734653E+018</text:p>
          </table:table-cell>
          <table:table-cell table:formula="of:=([.A94]-1.59204187214801E+018)*0.000000001" office:value-type="float" office:value="5.19852032" calcext:value-type="float">
            <text:p>5.198520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95]-[.C94])/([.B95]-[.B9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62862" calcext:value-type="float">
            <text:p>-1.20034062862</text:p>
          </table:table-cell>
          <table:table-cell office:value-type="float" office:value="-0.579550027847" calcext:value-type="float">
            <text:p>-0.579550027847</text:p>
          </table:table-cell>
          <table:table-cell office:value-type="float" office:value="-0.866791367531" calcext:value-type="float">
            <text:p>-0.866791367531</text:p>
          </table:table-cell>
        </table:table-row>
        <table:table-row table:style-name="ro1">
          <table:table-cell office:value-type="float" office:value="1.59204187740281E+018" calcext:value-type="float">
            <text:p>1.59204187740281E+018</text:p>
          </table:table-cell>
          <table:table-cell table:formula="of:=([.A95]-1.59204187214801E+018)*0.000000001" office:value-type="float" office:value="5.254800384" calcext:value-type="float">
            <text:p>5.25480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96]-[.C95])/([.B96]-[.B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01281" calcext:value-type="float">
            <text:p>-1.20034301281</text:p>
          </table:table-cell>
          <table:table-cell office:value-type="float" office:value="-0.579544126987" calcext:value-type="float">
            <text:p>-0.579544126987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7745449E+018" calcext:value-type="float">
            <text:p>1.59204187745449E+018</text:p>
          </table:table-cell>
          <table:table-cell table:formula="of:=([.A96]-1.59204187214801E+018)*0.000000001" office:value-type="float" office:value="5.306480384" calcext:value-type="float">
            <text:p>5.30648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97]-[.C96])/([.B97]-[.B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13881" calcext:value-type="float">
            <text:p>-1.20034813881</text:p>
          </table:table-cell>
          <table:table-cell office:value-type="float" office:value="-0.579540669918" calcext:value-type="float">
            <text:p>-0.579540669918</text:p>
          </table:table-cell>
          <table:table-cell office:value-type="float" office:value="-0.866788387299" calcext:value-type="float">
            <text:p>-0.866788387299</text:p>
          </table:table-cell>
        </table:table-row>
        <table:table-row table:style-name="ro1">
          <table:table-cell office:value-type="float" office:value="1.59204187755663E+018" calcext:value-type="float">
            <text:p>1.59204187755663E+018</text:p>
          </table:table-cell>
          <table:table-cell table:formula="of:=([.A97]-1.59204187214801E+018)*0.000000001" office:value-type="float" office:value="5.408620288" calcext:value-type="float">
            <text:p>5.40862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98]-[.C97])/([.B98]-[.B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5823" calcext:value-type="float">
            <text:p>-1.2003415823</text:p>
          </table:table-cell>
          <table:table-cell office:value-type="float" office:value="-0.579549729824" calcext:value-type="float">
            <text:p>-0.579549729824</text:p>
          </table:table-cell>
          <table:table-cell office:value-type="float" office:value="-0.86679315567" calcext:value-type="float">
            <text:p>-0.86679315567</text:p>
          </table:table-cell>
        </table:table-row>
        <table:table-row table:style-name="ro1">
          <table:table-cell office:value-type="float" office:value="1.59204187760915E+018" calcext:value-type="float">
            <text:p>1.59204187760915E+018</text:p>
          </table:table-cell>
          <table:table-cell table:formula="of:=([.A98]-1.59204187214801E+018)*0.000000001" office:value-type="float" office:value="5.461140224" calcext:value-type="float">
            <text:p>5.46114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99]-[.C98])/([.B99]-[.B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45378685" calcext:value-type="float">
            <text:p>-0.579545378685</text:p>
          </table:table-cell>
          <table:table-cell office:value-type="float" office:value="-0.866789281368" calcext:value-type="float">
            <text:p>-0.866789281368</text:p>
          </table:table-cell>
        </table:table-row>
        <table:table-row table:style-name="ro1">
          <table:table-cell office:value-type="float" office:value="1.59204187766091E+018" calcext:value-type="float">
            <text:p>1.59204187766091E+018</text:p>
          </table:table-cell>
          <table:table-cell table:formula="of:=([.A99]-1.59204187214801E+018)*0.000000001" office:value-type="float" office:value="5.512900352" calcext:value-type="float">
            <text:p>5.51290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00]-[.C99])/([.B100]-[.B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00602" calcext:value-type="float">
            <text:p>-1.20033800602</text:p>
          </table:table-cell>
          <table:table-cell office:value-type="float" office:value="-0.579555273056" calcext:value-type="float">
            <text:p>-0.579555273056</text:p>
          </table:table-cell>
          <table:table-cell office:value-type="float" office:value="-0.866793811321" calcext:value-type="float">
            <text:p>-0.866793811321</text:p>
          </table:table-cell>
        </table:table-row>
        <table:table-row table:style-name="ro1">
          <table:table-cell office:value-type="float" office:value="1.59204187771479E+018" calcext:value-type="float">
            <text:p>1.59204187771479E+018</text:p>
          </table:table-cell>
          <table:table-cell table:formula="of:=([.A100]-1.59204187214801E+018)*0.000000001" office:value-type="float" office:value="5.56678016" calcext:value-type="float">
            <text:p>5.56678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01]-[.C100])/([.B101]-[.B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79416" calcext:value-type="float">
            <text:p>-1.20033979416</text:p>
          </table:table-cell>
          <table:table-cell office:value-type="float" office:value="-0.579557597637" calcext:value-type="float">
            <text:p>-0.579557597637</text:p>
          </table:table-cell>
          <table:table-cell office:value-type="float" office:value="-0.866792678833" calcext:value-type="float">
            <text:p>-0.866792678833</text:p>
          </table:table-cell>
        </table:table-row>
        <table:table-row table:style-name="ro1">
          <table:table-cell office:value-type="float" office:value="1.59204187776756E+018" calcext:value-type="float">
            <text:p>1.59204187776756E+018</text:p>
          </table:table-cell>
          <table:table-cell table:formula="of:=([.A101]-1.59204187214801E+018)*0.000000001" office:value-type="float" office:value="5.619550208" calcext:value-type="float">
            <text:p>5.61955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02]-[.C101])/([.B102]-[.B1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54895" calcext:value-type="float">
            <text:p>-1.20033454895</text:p>
          </table:table-cell>
          <table:table-cell office:value-type="float" office:value="-0.579550266266" calcext:value-type="float">
            <text:p>-0.579550266266</text:p>
          </table:table-cell>
          <table:table-cell office:value-type="float" office:value="-0.866797447205" calcext:value-type="float">
            <text:p>-0.866797447205</text:p>
          </table:table-cell>
        </table:table-row>
        <table:table-row table:style-name="ro1">
          <table:table-cell office:value-type="float" office:value="1.59204187782303E+018" calcext:value-type="float">
            <text:p>1.59204187782303E+018</text:p>
          </table:table-cell>
          <table:table-cell table:formula="of:=([.A102]-1.59204187214801E+018)*0.000000001" office:value-type="float" office:value="5.675020032" calcext:value-type="float">
            <text:p>5.675020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03]-[.C102])/([.B103]-[.B1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65518" calcext:value-type="float">
            <text:p>-1.20034265518</text:p>
          </table:table-cell>
          <table:table-cell office:value-type="float" office:value="-0.57954454422" calcext:value-type="float">
            <text:p>-0.57954454422</text:p>
          </table:table-cell>
          <table:table-cell office:value-type="float" office:value="-0.866788387299" calcext:value-type="float">
            <text:p>-0.866788387299</text:p>
          </table:table-cell>
        </table:table-row>
        <table:table-row table:style-name="ro1">
          <table:table-cell office:value-type="float" office:value="1.59204187787577E+018" calcext:value-type="float">
            <text:p>1.59204187787577E+018</text:p>
          </table:table-cell>
          <table:table-cell table:formula="of:=([.A103]-1.59204187214801E+018)*0.000000001" office:value-type="float" office:value="5.727760128" calcext:value-type="float">
            <text:p>5.727760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04]-[.C103])/([.B104]-[.B1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36365" calcext:value-type="float">
            <text:p>-1.20033836365</text:p>
          </table:table-cell>
          <table:table-cell office:value-type="float" office:value="-0.579550802708" calcext:value-type="float">
            <text:p>-0.579550802708</text:p>
          </table:table-cell>
          <table:table-cell office:value-type="float" office:value="-0.866793394089" calcext:value-type="float">
            <text:p>-0.866793394089</text:p>
          </table:table-cell>
        </table:table-row>
        <table:table-row table:style-name="ro1">
          <table:table-cell office:value-type="float" office:value="1.59204187792844E+018" calcext:value-type="float">
            <text:p>1.59204187792844E+018</text:p>
          </table:table-cell>
          <table:table-cell table:formula="of:=([.A104]-1.59204187214801E+018)*0.000000001" office:value-type="float" office:value="5.780430336" calcext:value-type="float">
            <text:p>5.78043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05]-[.C104])/([.B105]-[.B1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99304" calcext:value-type="float">
            <text:p>-1.20034599304</text:p>
          </table:table-cell>
          <table:table-cell office:value-type="float" office:value="-0.579551100731" calcext:value-type="float">
            <text:p>-0.579551100731</text:p>
          </table:table-cell>
          <table:table-cell office:value-type="float" office:value="-0.866791248322" calcext:value-type="float">
            <text:p>-0.866791248322</text:p>
          </table:table-cell>
        </table:table-row>
        <table:table-row table:style-name="ro1">
          <table:table-cell office:value-type="float" office:value="1.59204187803102E+018" calcext:value-type="float">
            <text:p>1.59204187803102E+018</text:p>
          </table:table-cell>
          <table:table-cell table:formula="of:=([.A105]-1.59204187214801E+018)*0.000000001" office:value-type="float" office:value="5.883010304" calcext:value-type="float">
            <text:p>5.8830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06]-[.C105])/([.B106]-[.B1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8343" calcext:value-type="float">
            <text:p>-1.2003518343</text:p>
          </table:table-cell>
          <table:table-cell office:value-type="float" office:value="-0.579544961452" calcext:value-type="float">
            <text:p>-0.579544961452</text:p>
          </table:table-cell>
          <table:table-cell office:value-type="float" office:value="-0.866785764694" calcext:value-type="float">
            <text:p>-0.866785764694</text:p>
          </table:table-cell>
        </table:table-row>
        <table:table-row table:style-name="ro1">
          <table:table-cell office:value-type="float" office:value="1.5920418780837E+018" calcext:value-type="float">
            <text:p>1.5920418780837E+018</text:p>
          </table:table-cell>
          <table:table-cell table:formula="of:=([.A106]-1.59204187214801E+018)*0.000000001" office:value-type="float" office:value="5.93569024" calcext:value-type="float">
            <text:p>5.93569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07]-[.C106])/([.B107]-[.B1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5823" calcext:value-type="float">
            <text:p>-1.2003415823</text:p>
          </table:table-cell>
          <table:table-cell office:value-type="float" office:value="-0.579537630081" calcext:value-type="float">
            <text:p>-0.579537630081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7813572E+018" calcext:value-type="float">
            <text:p>1.59204187813572E+018</text:p>
          </table:table-cell>
          <table:table-cell table:formula="of:=([.A107]-1.59204187214801E+018)*0.000000001" office:value-type="float" office:value="5.987710208" calcext:value-type="float">
            <text:p>5.98771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08]-[.C107])/([.B108]-[.B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371449" calcext:value-type="float">
            <text:p>-1.20033371449</text:p>
          </table:table-cell>
          <table:table-cell office:value-type="float" office:value="-0.579551458359" calcext:value-type="float">
            <text:p>-0.579551458359</text:p>
          </table:table-cell>
          <table:table-cell office:value-type="float" office:value="-0.866798400879" calcext:value-type="float">
            <text:p>-0.866798400879</text:p>
          </table:table-cell>
        </table:table-row>
        <table:table-row table:style-name="ro1">
          <table:table-cell office:value-type="float" office:value="1.59204187818771E+018" calcext:value-type="float">
            <text:p>1.59204187818771E+018</text:p>
          </table:table-cell>
          <table:table-cell table:formula="of:=([.A108]-1.59204187214801E+018)*0.000000001" office:value-type="float" office:value="6.03970048" calcext:value-type="float">
            <text:p>6.0397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09]-[.C108])/([.B109]-[.B10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49729824" calcext:value-type="float">
            <text:p>-0.579549729824</text:p>
          </table:table-cell>
          <table:table-cell office:value-type="float" office:value="-0.866791963577" calcext:value-type="float">
            <text:p>-0.866791963577</text:p>
          </table:table-cell>
        </table:table-row>
        <table:table-row table:style-name="ro1">
          <table:table-cell office:value-type="float" office:value="1.59204187828945E+018" calcext:value-type="float">
            <text:p>1.59204187828945E+018</text:p>
          </table:table-cell>
          <table:table-cell table:formula="of:=([.A109]-1.59204187214801E+018)*0.000000001" office:value-type="float" office:value="6.141440256" calcext:value-type="float">
            <text:p>6.14144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10]-[.C109])/([.B110]-[.B10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31732" calcext:value-type="float">
            <text:p>-1.20033931732</text:p>
          </table:table-cell>
          <table:table-cell office:value-type="float" office:value="-0.579544842243" calcext:value-type="float">
            <text:p>-0.579544842243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7834118E+018" calcext:value-type="float">
            <text:p>1.59204187834118E+018</text:p>
          </table:table-cell>
          <table:table-cell table:formula="of:=([.A110]-1.59204187214801E+018)*0.000000001" office:value-type="float" office:value="6.193170432" calcext:value-type="float">
            <text:p>6.19317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11]-[.C110])/([.B111]-[.B1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61565" calcext:value-type="float">
            <text:p>-1.20034861565</text:p>
          </table:table-cell>
          <table:table-cell office:value-type="float" office:value="-0.579541921616" calcext:value-type="float">
            <text:p>-0.579541921616</text:p>
          </table:table-cell>
          <table:table-cell office:value-type="float" office:value="-0.866787493229" calcext:value-type="float">
            <text:p>-0.866787493229</text:p>
          </table:table-cell>
        </table:table-row>
        <table:table-row table:style-name="ro1">
          <table:table-cell office:value-type="float" office:value="1.59204187839362E+018" calcext:value-type="float">
            <text:p>1.59204187839362E+018</text:p>
          </table:table-cell>
          <table:table-cell table:formula="of:=([.A111]-1.59204187214801E+018)*0.000000001" office:value-type="float" office:value="6.245610496" calcext:value-type="float">
            <text:p>6.245610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12]-[.C111])/([.B112]-[.B1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64839" calcext:value-type="float">
            <text:p>-1.20033764839</text:p>
          </table:table-cell>
          <table:table-cell office:value-type="float" office:value="-0.579548001289" calcext:value-type="float">
            <text:p>-0.579548001289</text:p>
          </table:table-cell>
          <table:table-cell office:value-type="float" office:value="-0.866791605949" calcext:value-type="float">
            <text:p>-0.866791605949</text:p>
          </table:table-cell>
        </table:table-row>
        <table:table-row table:style-name="ro1">
          <table:table-cell office:value-type="float" office:value="1.59204187845155E+018" calcext:value-type="float">
            <text:p>1.59204187845155E+018</text:p>
          </table:table-cell>
          <table:table-cell table:formula="of:=([.A112]-1.59204187214801E+018)*0.000000001" office:value-type="float" office:value="6.303540224" calcext:value-type="float">
            <text:p>6.30354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13]-[.C112])/([.B113]-[.B1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42398453" calcext:value-type="float">
            <text:p>-0.579542398453</text:p>
          </table:table-cell>
          <table:table-cell office:value-type="float" office:value="-0.866795539856" calcext:value-type="float">
            <text:p>-0.866795539856</text:p>
          </table:table-cell>
        </table:table-row>
        <table:table-row table:style-name="ro1">
          <table:table-cell office:value-type="float" office:value="1.592041878504E+018" calcext:value-type="float">
            <text:p>1.592041878504E+018</text:p>
          </table:table-cell>
          <table:table-cell table:formula="of:=([.A113]-1.59204187214801E+018)*0.000000001" office:value-type="float" office:value="6.355990272" calcext:value-type="float">
            <text:p>6.3559902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14]-[.C113])/([.B114]-[.B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21788" calcext:value-type="float">
            <text:p>-1.20033621788</text:p>
          </table:table-cell>
          <table:table-cell office:value-type="float" office:value="-0.579541623592" calcext:value-type="float">
            <text:p>-0.579541623592</text:p>
          </table:table-cell>
          <table:table-cell office:value-type="float" office:value="-0.866794288158" calcext:value-type="float">
            <text:p>-0.866794288158</text:p>
          </table:table-cell>
        </table:table-row>
        <table:table-row table:style-name="ro1">
          <table:table-cell office:value-type="float" office:value="1.59204187855699E+018" calcext:value-type="float">
            <text:p>1.59204187855699E+018</text:p>
          </table:table-cell>
          <table:table-cell table:formula="of:=([.A114]-1.59204187214801E+018)*0.000000001" office:value-type="float" office:value="6.408980224" calcext:value-type="float">
            <text:p>6.40898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15]-[.C114])/([.B115]-[.B1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36365" calcext:value-type="float">
            <text:p>-1.20033836365</text:p>
          </table:table-cell>
          <table:table-cell office:value-type="float" office:value="-0.579552054405" calcext:value-type="float">
            <text:p>-0.579552054405</text:p>
          </table:table-cell>
          <table:table-cell office:value-type="float" office:value="-0.866793394089" calcext:value-type="float">
            <text:p>-0.866793394089</text:p>
          </table:table-cell>
        </table:table-row>
        <table:table-row table:style-name="ro1">
          <table:table-cell office:value-type="float" office:value="1.59204187860943E+018" calcext:value-type="float">
            <text:p>1.59204187860943E+018</text:p>
          </table:table-cell>
          <table:table-cell table:formula="of:=([.A115]-1.59204187214801E+018)*0.000000001" office:value-type="float" office:value="6.461420288" calcext:value-type="float">
            <text:p>6.46142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16]-[.C115])/([.B116]-[.B1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48478127" calcext:value-type="float">
            <text:p>-0.579548478127</text:p>
          </table:table-cell>
          <table:table-cell office:value-type="float" office:value="-0.86679148674" calcext:value-type="float">
            <text:p>-0.86679148674</text:p>
          </table:table-cell>
        </table:table-row>
        <table:table-row table:style-name="ro1">
          <table:table-cell office:value-type="float" office:value="1.592041878662E+018" calcext:value-type="float">
            <text:p>1.592041878662E+018</text:p>
          </table:table-cell>
          <table:table-cell table:formula="of:=([.A116]-1.59204187214801E+018)*0.000000001" office:value-type="float" office:value="6.5139904" calcext:value-type="float">
            <text:p>6.5139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17]-[.C116])/([.B117]-[.B1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4563" calcext:value-type="float">
            <text:p>-1.2003364563</text:p>
          </table:table-cell>
          <table:table-cell office:value-type="float" office:value="-0.579552292824" calcext:value-type="float">
            <text:p>-0.579552292824</text:p>
          </table:table-cell>
          <table:table-cell office:value-type="float" office:value="-0.866794884205" calcext:value-type="float">
            <text:p>-0.866794884205</text:p>
          </table:table-cell>
        </table:table-row>
        <table:table-row table:style-name="ro1">
          <table:table-cell office:value-type="float" office:value="1.59204187871447E+018" calcext:value-type="float">
            <text:p>1.59204187871447E+018</text:p>
          </table:table-cell>
          <table:table-cell table:formula="of:=([.A117]-1.59204187214801E+018)*0.000000001" office:value-type="float" office:value="6.566460416" calcext:value-type="float">
            <text:p>6.56646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18]-[.C117])/([.B118]-[.B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62862" calcext:value-type="float">
            <text:p>-1.20034062862</text:p>
          </table:table-cell>
          <table:table-cell office:value-type="float" office:value="-0.579549789429" calcext:value-type="float">
            <text:p>-0.579549789429</text:p>
          </table:table-cell>
          <table:table-cell office:value-type="float" office:value="-0.866790771484" calcext:value-type="float">
            <text:p>-0.866790771484</text:p>
          </table:table-cell>
        </table:table-row>
        <table:table-row table:style-name="ro1">
          <table:table-cell office:value-type="float" office:value="1.59204187881656E+018" calcext:value-type="float">
            <text:p>1.59204187881656E+018</text:p>
          </table:table-cell>
          <table:table-cell table:formula="of:=([.A118]-1.59204187214801E+018)*0.000000001" office:value-type="float" office:value="6.6685504" calcext:value-type="float">
            <text:p>6.66855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19]-[.C118])/([.B119]-[.B1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271" calcext:value-type="float">
            <text:p>-1.200340271</text:p>
          </table:table-cell>
          <table:table-cell office:value-type="float" office:value="-0.579550027847" calcext:value-type="float">
            <text:p>-0.579550027847</text:p>
          </table:table-cell>
          <table:table-cell office:value-type="float" office:value="-0.866794407368" calcext:value-type="float">
            <text:p>-0.866794407368</text:p>
          </table:table-cell>
        </table:table-row>
        <table:table-row table:style-name="ro1">
          <table:table-cell office:value-type="float" office:value="1.59204187887227E+018" calcext:value-type="float">
            <text:p>1.59204187887227E+018</text:p>
          </table:table-cell>
          <table:table-cell table:formula="of:=([.A119]-1.59204187214801E+018)*0.000000001" office:value-type="float" office:value="6.724260352" calcext:value-type="float">
            <text:p>6.72426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20]-[.C119])/([.B120]-[.B1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55574" calcext:value-type="float">
            <text:p>-1.20033955574</text:p>
          </table:table-cell>
          <table:table-cell office:value-type="float" office:value="-0.579552233219" calcext:value-type="float">
            <text:p>-0.579552233219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7892467E+018" calcext:value-type="float">
            <text:p>1.59204187892467E+018</text:p>
          </table:table-cell>
          <table:table-cell table:formula="of:=([.A120]-1.59204187214801E+018)*0.000000001" office:value-type="float" office:value="6.776660224" calcext:value-type="float">
            <text:p>6.7766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21]-[.C120])/([.B121]-[.B1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39021" calcext:value-type="float">
            <text:p>-1.20034039021</text:p>
          </table:table-cell>
          <table:table-cell office:value-type="float" office:value="-0.579552292824" calcext:value-type="float">
            <text:p>-0.579552292824</text:p>
          </table:table-cell>
          <table:table-cell office:value-type="float" office:value="-0.866792678833" calcext:value-type="float">
            <text:p>-0.866792678833</text:p>
          </table:table-cell>
        </table:table-row>
        <table:table-row table:style-name="ro1">
          <table:table-cell office:value-type="float" office:value="1.59204187897729E+018" calcext:value-type="float">
            <text:p>1.59204187897729E+018</text:p>
          </table:table-cell>
          <table:table-cell table:formula="of:=([.A121]-1.59204187214801E+018)*0.000000001" office:value-type="float" office:value="6.829280256" calcext:value-type="float">
            <text:p>6.82928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22]-[.C121])/([.B122]-[.B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40014267" calcext:value-type="float">
            <text:p>-0.579540014267</text:p>
          </table:table-cell>
          <table:table-cell office:value-type="float" office:value="-0.866794884205" calcext:value-type="float">
            <text:p>-0.866794884205</text:p>
          </table:table-cell>
        </table:table-row>
        <table:table-row table:style-name="ro1">
          <table:table-cell office:value-type="float" office:value="1.59204187902983E+018" calcext:value-type="float">
            <text:p>1.59204187902983E+018</text:p>
          </table:table-cell>
          <table:table-cell table:formula="of:=([.A122]-1.59204187214801E+018)*0.000000001" office:value-type="float" office:value="6.88182016" calcext:value-type="float">
            <text:p>6.881820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23]-[.C122])/([.B123]-[.B1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287529" calcext:value-type="float">
            <text:p>-0.57954287529</text:p>
          </table:table-cell>
          <table:table-cell office:value-type="float" office:value="-0.866794466972" calcext:value-type="float">
            <text:p>-0.866794466972</text:p>
          </table:table-cell>
        </table:table-row>
        <table:table-row table:style-name="ro1">
          <table:table-cell office:value-type="float" office:value="1.59204187908357E+018" calcext:value-type="float">
            <text:p>1.59204187908357E+018</text:p>
          </table:table-cell>
          <table:table-cell table:formula="of:=([.A123]-1.59204187214801E+018)*0.000000001" office:value-type="float" office:value="6.935560192" calcext:value-type="float">
            <text:p>6.9355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24]-[.C123])/([.B124]-[.B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299923" calcext:value-type="float">
            <text:p>-1.20033299923</text:p>
          </table:table-cell>
          <table:table-cell office:value-type="float" office:value="-0.579550147057" calcext:value-type="float">
            <text:p>-0.579550147057</text:p>
          </table:table-cell>
          <table:table-cell office:value-type="float" office:value="-0.866796791553" calcext:value-type="float">
            <text:p>-0.866796791553</text:p>
          </table:table-cell>
        </table:table-row>
        <table:table-row table:style-name="ro1">
          <table:table-cell office:value-type="float" office:value="1.59204187913532E+018" calcext:value-type="float">
            <text:p>1.59204187913532E+018</text:p>
          </table:table-cell>
          <table:table-cell table:formula="of:=([.A124]-1.59204187214801E+018)*0.000000001" office:value-type="float" office:value="6.987310336" calcext:value-type="float">
            <text:p>6.98731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25]-[.C124])/([.B125]-[.B1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15858" calcext:value-type="float">
            <text:p>-1.20034515858</text:p>
          </table:table-cell>
          <table:table-cell office:value-type="float" office:value="-0.579542517662" calcext:value-type="float">
            <text:p>-0.579542517662</text:p>
          </table:table-cell>
          <table:table-cell office:value-type="float" office:value="-0.866789877415" calcext:value-type="float">
            <text:p>-0.866789877415</text:p>
          </table:table-cell>
        </table:table-row>
        <table:table-row table:style-name="ro1">
          <table:table-cell office:value-type="float" office:value="1.59204187918786E+018" calcext:value-type="float">
            <text:p>1.59204187918786E+018</text:p>
          </table:table-cell>
          <table:table-cell table:formula="of:=([.A125]-1.59204187214801E+018)*0.000000001" office:value-type="float" office:value="7.03985024" calcext:value-type="float">
            <text:p>7.03985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26]-[.C125])/([.B126]-[.B1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00602" calcext:value-type="float">
            <text:p>-1.20033800602</text:p>
          </table:table-cell>
          <table:table-cell office:value-type="float" office:value="-0.579547464848" calcext:value-type="float">
            <text:p>-0.579547464848</text:p>
          </table:table-cell>
          <table:table-cell office:value-type="float" office:value="-0.866795897484" calcext:value-type="float">
            <text:p>-0.866795897484</text:p>
          </table:table-cell>
        </table:table-row>
        <table:table-row table:style-name="ro1">
          <table:table-cell office:value-type="float" office:value="1.59204187924036E+018" calcext:value-type="float">
            <text:p>1.59204187924036E+018</text:p>
          </table:table-cell>
          <table:table-cell table:formula="of:=([.A126]-1.59204187214801E+018)*0.000000001" office:value-type="float" office:value="7.092350464" calcext:value-type="float">
            <text:p>7.0923504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27]-[.C126])/([.B127]-[.B1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362244" calcext:value-type="float">
            <text:p>-1.20035362244</text:p>
          </table:table-cell>
          <table:table-cell office:value-type="float" office:value="-0.579543173313" calcext:value-type="float">
            <text:p>-0.579543173313</text:p>
          </table:table-cell>
          <table:table-cell office:value-type="float" office:value="-0.866786360741" calcext:value-type="float">
            <text:p>-0.866786360741</text:p>
          </table:table-cell>
        </table:table-row>
        <table:table-row table:style-name="ro1">
          <table:table-cell office:value-type="float" office:value="1.59204187929405E+018" calcext:value-type="float">
            <text:p>1.59204187929405E+018</text:p>
          </table:table-cell>
          <table:table-cell table:formula="of:=([.A127]-1.59204187214801E+018)*0.000000001" office:value-type="float" office:value="7.14604032" calcext:value-type="float">
            <text:p>7.14604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28]-[.C127])/([.B128]-[.B1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7676" calcext:value-type="float">
            <text:p>-1.2003377676</text:p>
          </table:table-cell>
          <table:table-cell office:value-type="float" office:value="-0.579555749893" calcext:value-type="float">
            <text:p>-0.579555749893</text:p>
          </table:table-cell>
          <table:table-cell office:value-type="float" office:value="-0.866793334484" calcext:value-type="float">
            <text:p>-0.866793334484</text:p>
          </table:table-cell>
        </table:table-row>
        <table:table-row table:style-name="ro1">
          <table:table-cell office:value-type="float" office:value="1.59204187934716E+018" calcext:value-type="float">
            <text:p>1.59204187934716E+018</text:p>
          </table:table-cell>
          <table:table-cell table:formula="of:=([.A128]-1.59204187214801E+018)*0.000000001" office:value-type="float" office:value="7.199150336" calcext:value-type="float">
            <text:p>7.19915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29]-[.C128])/([.B129]-[.B1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13202" calcext:value-type="float">
            <text:p>-1.20034313202</text:p>
          </table:table-cell>
          <table:table-cell office:value-type="float" office:value="-0.579545259476" calcext:value-type="float">
            <text:p>-0.579545259476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7939969E+018" calcext:value-type="float">
            <text:p>1.59204187939969E+018</text:p>
          </table:table-cell>
          <table:table-cell table:formula="of:=([.A129]-1.59204187214801E+018)*0.000000001" office:value-type="float" office:value="7.251680256" calcext:value-type="float">
            <text:p>7.2516802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30]-[.C129])/([.B130]-[.B1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55574" calcext:value-type="float">
            <text:p>-1.20033955574</text:p>
          </table:table-cell>
          <table:table-cell office:value-type="float" office:value="-0.579553663731" calcext:value-type="float">
            <text:p>-0.579553663731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7945116E+018" calcext:value-type="float">
            <text:p>1.59204187945116E+018</text:p>
          </table:table-cell>
          <table:table-cell table:formula="of:=([.A130]-1.59204187214801E+018)*0.000000001" office:value-type="float" office:value="7.30315008" calcext:value-type="float">
            <text:p>7.30315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31]-[.C130])/([.B131]-[.B1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80095" calcext:value-type="float">
            <text:p>-1.20034480095</text:p>
          </table:table-cell>
          <table:table-cell office:value-type="float" office:value="-0.579547166824" calcext:value-type="float">
            <text:p>-0.579547166824</text:p>
          </table:table-cell>
          <table:table-cell office:value-type="float" office:value="-0.866791725159" calcext:value-type="float">
            <text:p>-0.866791725159</text:p>
          </table:table-cell>
        </table:table-row>
        <table:table-row table:style-name="ro1">
          <table:table-cell office:value-type="float" office:value="1.59204187950267E+018" calcext:value-type="float">
            <text:p>1.59204187950267E+018</text:p>
          </table:table-cell>
          <table:table-cell table:formula="of:=([.A131]-1.59204187214801E+018)*0.000000001" office:value-type="float" office:value="7.354660096" calcext:value-type="float">
            <text:p>7.3546600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32]-[.C131])/([.B132]-[.B1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13202" calcext:value-type="float">
            <text:p>-1.20034313202</text:p>
          </table:table-cell>
          <table:table-cell office:value-type="float" office:value="-0.579550147057" calcext:value-type="float">
            <text:p>-0.579550147057</text:p>
          </table:table-cell>
          <table:table-cell office:value-type="float" office:value="-0.866789937019" calcext:value-type="float">
            <text:p>-0.866789937019</text:p>
          </table:table-cell>
        </table:table-row>
        <table:table-row table:style-name="ro1">
          <table:table-cell office:value-type="float" office:value="1.59204187955406E+018" calcext:value-type="float">
            <text:p>1.59204187955406E+018</text:p>
          </table:table-cell>
          <table:table-cell table:formula="of:=([.A132]-1.59204187214801E+018)*0.000000001" office:value-type="float" office:value="7.406050048" calcext:value-type="float">
            <text:p>7.40605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formula="of:= ([.C133]-[.C132])/([.B133]-[.B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52299" calcext:value-type="float">
            <text:p>-1.20035052299</text:p>
          </table:table-cell>
          <table:table-cell office:value-type="float" office:value="-0.579544425011" calcext:value-type="float">
            <text:p>-0.579544425011</text:p>
          </table:table-cell>
          <table:table-cell office:value-type="float" office:value="-0.866786062717" calcext:value-type="float">
            <text:p>-0.866786062717</text:p>
          </table:table-cell>
        </table:table-row>
        <table:table-row table:style-name="ro1">
          <table:table-cell office:value-type="float" office:value="1.59204187965654E+018" calcext:value-type="float">
            <text:p>1.59204187965654E+018</text:p>
          </table:table-cell>
          <table:table-cell table:formula="of:=([.A133]-1.59204187214801E+018)*0.000000001" office:value-type="float" office:value="7.508530432" calcext:value-type="float">
            <text:p>7.50853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34]-[.C133])/([.B134]-[.B1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60207" calcext:value-type="float">
            <text:p>-1.20033860207</text:p>
          </table:table-cell>
          <table:table-cell office:value-type="float" office:value="-0.579549729824" calcext:value-type="float">
            <text:p>-0.579549729824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7970909E+018" calcext:value-type="float">
            <text:p>1.59204187970909E+018</text:p>
          </table:table-cell>
          <table:table-cell table:formula="of:=([.A134]-1.59204187214801E+018)*0.000000001" office:value-type="float" office:value="7.56108032" calcext:value-type="float">
            <text:p>7.561080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35]-[.C134])/([.B135]-[.B1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21169" calcext:value-type="float">
            <text:p>-1.20034921169</text:p>
          </table:table-cell>
          <table:table-cell office:value-type="float" office:value="-0.579549610615" calcext:value-type="float">
            <text:p>-0.579549610615</text:p>
          </table:table-cell>
          <table:table-cell office:value-type="float" office:value="-0.866788804531" calcext:value-type="float">
            <text:p>-0.866788804531</text:p>
          </table:table-cell>
        </table:table-row>
        <table:table-row table:style-name="ro1">
          <table:table-cell office:value-type="float" office:value="1.59204187976154E+018" calcext:value-type="float">
            <text:p>1.59204187976154E+018</text:p>
          </table:table-cell>
          <table:table-cell table:formula="of:=([.A135]-1.59204187214801E+018)*0.000000001" office:value-type="float" office:value="7.613530368" calcext:value-type="float">
            <text:p>7.61353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36]-[.C135])/([.B136]-[.B1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8936" calcext:value-type="float">
            <text:p>-1.2003428936</text:p>
          </table:table-cell>
          <table:table-cell office:value-type="float" office:value="-0.579544365406" calcext:value-type="float">
            <text:p>-0.579544365406</text:p>
          </table:table-cell>
          <table:table-cell office:value-type="float" office:value="-0.866791784763" calcext:value-type="float">
            <text:p>-0.866791784763</text:p>
          </table:table-cell>
        </table:table-row>
        <table:table-row table:style-name="ro1">
          <table:table-cell office:value-type="float" office:value="1.59204187981925E+018" calcext:value-type="float">
            <text:p>1.59204187981925E+018</text:p>
          </table:table-cell>
          <table:table-cell table:formula="of:=([.A136]-1.59204187214801E+018)*0.000000001" office:value-type="float" office:value="7.671240192" calcext:value-type="float">
            <text:p>7.67124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37]-[.C136])/([.B137]-[.B1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48965" calcext:value-type="float">
            <text:p>-1.20034348965</text:p>
          </table:table-cell>
          <table:table-cell office:value-type="float" office:value="-0.579550325871" calcext:value-type="float">
            <text:p>-0.579550325871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7992187E+018" calcext:value-type="float">
            <text:p>1.59204187992187E+018</text:p>
          </table:table-cell>
          <table:table-cell table:formula="of:=([.A137]-1.59204187214801E+018)*0.000000001" office:value-type="float" office:value="7.773860352" calcext:value-type="float">
            <text:p>7.7738603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38]-[.C137])/([.B138]-[.B1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93314" calcext:value-type="float">
            <text:p>-1.20033693314</text:p>
          </table:table-cell>
          <table:table-cell office:value-type="float" office:value="-0.579552948475" calcext:value-type="float">
            <text:p>-0.579552948475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7997434E+018" calcext:value-type="float">
            <text:p>1.59204187997434E+018</text:p>
          </table:table-cell>
          <table:table-cell table:formula="of:=([.A138]-1.59204187214801E+018)*0.000000001" office:value-type="float" office:value="7.826330368" calcext:value-type="float">
            <text:p>7.82633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39]-[.C138])/([.B139]-[.B1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50087452" calcext:value-type="float">
            <text:p>-0.579550087452</text:p>
          </table:table-cell>
          <table:table-cell office:value-type="float" office:value="-0.866791427135" calcext:value-type="float">
            <text:p>-0.866791427135</text:p>
          </table:table-cell>
        </table:table-row>
        <table:table-row table:style-name="ro1">
          <table:table-cell office:value-type="float" office:value="1.59204188002697E+018" calcext:value-type="float">
            <text:p>1.59204188002697E+018</text:p>
          </table:table-cell>
          <table:table-cell table:formula="of:=([.A139]-1.59204187214801E+018)*0.000000001" office:value-type="float" office:value="7.878960384" calcext:value-type="float">
            <text:p>7.87896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40]-[.C139])/([.B140]-[.B1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32623291" calcext:value-type="float">
            <text:p>-0.579532623291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008682E+018" calcext:value-type="float">
            <text:p>1.59204188008682E+018</text:p>
          </table:table-cell>
          <table:table-cell table:formula="of:=([.A140]-1.59204187214801E+018)*0.000000001" office:value-type="float" office:value="7.938810112" calcext:value-type="float">
            <text:p>7.93881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41]-[.C140])/([.B141]-[.B1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92016" calcext:value-type="float">
            <text:p>-1.20034492016</text:p>
          </table:table-cell>
          <table:table-cell office:value-type="float" office:value="-0.579552590847" calcext:value-type="float">
            <text:p>-0.579552590847</text:p>
          </table:table-cell>
          <table:table-cell office:value-type="float" office:value="-0.866787195206" calcext:value-type="float">
            <text:p>-0.866787195206</text:p>
          </table:table-cell>
        </table:table-row>
        <table:table-row table:style-name="ro1">
          <table:table-cell office:value-type="float" office:value="1.59204188013933E+018" calcext:value-type="float">
            <text:p>1.59204188013933E+018</text:p>
          </table:table-cell>
          <table:table-cell table:formula="of:=([.A141]-1.59204187214801E+018)*0.000000001" office:value-type="float" office:value="7.991320064" calcext:value-type="float">
            <text:p>7.9913200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42]-[.C141])/([.B142]-[.B1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43948174" calcext:value-type="float">
            <text:p>-0.579543948174</text:p>
          </table:table-cell>
          <table:table-cell office:value-type="float" office:value="-0.866794347763" calcext:value-type="float">
            <text:p>-0.866794347763</text:p>
          </table:table-cell>
        </table:table-row>
        <table:table-row table:style-name="ro1">
          <table:table-cell office:value-type="float" office:value="1.59204188019178E+018" calcext:value-type="float">
            <text:p>1.59204188019178E+018</text:p>
          </table:table-cell>
          <table:table-cell table:formula="of:=([.A142]-1.59204187214801E+018)*0.000000001" office:value-type="float" office:value="8.043770112" calcext:value-type="float">
            <text:p>8.04377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43]-[.C142])/([.B143]-[.B1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48180103" calcext:value-type="float">
            <text:p>-0.579548180103</text:p>
          </table:table-cell>
          <table:table-cell office:value-type="float" office:value="-0.866791188717" calcext:value-type="float">
            <text:p>-0.866791188717</text:p>
          </table:table-cell>
        </table:table-row>
        <table:table-row table:style-name="ro1">
          <table:table-cell office:value-type="float" office:value="1.59204188024431E+018" calcext:value-type="float">
            <text:p>1.59204188024431E+018</text:p>
          </table:table-cell>
          <table:table-cell table:formula="of:=([.A143]-1.59204187214801E+018)*0.000000001" office:value-type="float" office:value="8.096300288" calcext:value-type="float">
            <text:p>8.09630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44]-[.C143])/([.B144]-[.B1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55574" calcext:value-type="float">
            <text:p>-1.20033955574</text:p>
          </table:table-cell>
          <table:table-cell office:value-type="float" office:value="-0.579554438591" calcext:value-type="float">
            <text:p>-0.579554438591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029579E+018" calcext:value-type="float">
            <text:p>1.59204188029579E+018</text:p>
          </table:table-cell>
          <table:table-cell table:formula="of:=([.A144]-1.59204187214801E+018)*0.000000001" office:value-type="float" office:value="8.147780352" calcext:value-type="float">
            <text:p>8.14778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45]-[.C144])/([.B145]-[.B1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64839" calcext:value-type="float">
            <text:p>-1.20033764839</text:p>
          </table:table-cell>
          <table:table-cell office:value-type="float" office:value="-0.579547822475" calcext:value-type="float">
            <text:p>-0.579547822475</text:p>
          </table:table-cell>
          <table:table-cell office:value-type="float" office:value="-0.866793811321" calcext:value-type="float">
            <text:p>-0.866793811321</text:p>
          </table:table-cell>
        </table:table-row>
        <table:table-row table:style-name="ro1">
          <table:table-cell office:value-type="float" office:value="1.59204188034828E+018" calcext:value-type="float">
            <text:p>1.59204188034828E+018</text:p>
          </table:table-cell>
          <table:table-cell table:formula="of:=([.A145]-1.59204187214801E+018)*0.000000001" office:value-type="float" office:value="8.200270336" calcext:value-type="float">
            <text:p>8.20027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46]-[.C145])/([.B146]-[.B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29076" calcext:value-type="float">
            <text:p>-1.20033729076</text:p>
          </table:table-cell>
          <table:table-cell office:value-type="float" office:value="-0.579551339149" calcext:value-type="float">
            <text:p>-0.579551339149</text:p>
          </table:table-cell>
          <table:table-cell office:value-type="float" office:value="-0.866795182228" calcext:value-type="float">
            <text:p>-0.866795182228</text:p>
          </table:table-cell>
        </table:table-row>
        <table:table-row table:style-name="ro1">
          <table:table-cell office:value-type="float" office:value="1.59204188040335E+018" calcext:value-type="float">
            <text:p>1.59204188040335E+018</text:p>
          </table:table-cell>
          <table:table-cell table:formula="of:=([.A146]-1.59204187214801E+018)*0.000000001" office:value-type="float" office:value="8.255340288" calcext:value-type="float">
            <text:p>8.25534028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47]-[.C146])/([.B147]-[.B1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68853" calcext:value-type="float">
            <text:p>-1.20034968853</text:p>
          </table:table-cell>
          <table:table-cell office:value-type="float" office:value="-0.579555213451" calcext:value-type="float">
            <text:p>-0.579555213451</text:p>
          </table:table-cell>
          <table:table-cell office:value-type="float" office:value="-0.866786003113" calcext:value-type="float">
            <text:p>-0.866786003113</text:p>
          </table:table-cell>
        </table:table-row>
        <table:table-row table:style-name="ro1">
          <table:table-cell office:value-type="float" office:value="1.59204188045613E+018" calcext:value-type="float">
            <text:p>1.59204188045613E+018</text:p>
          </table:table-cell>
          <table:table-cell table:formula="of:=([.A147]-1.59204187214801E+018)*0.000000001" office:value-type="float" office:value="8.30812032" calcext:value-type="float">
            <text:p>8.30812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48]-[.C147])/([.B148]-[.B1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50941" calcext:value-type="float">
            <text:p>-1.20034050941</text:p>
          </table:table-cell>
          <table:table-cell office:value-type="float" office:value="-0.579545497894" calcext:value-type="float">
            <text:p>-0.579545497894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8050931E+018" calcext:value-type="float">
            <text:p>1.59204188050931E+018</text:p>
          </table:table-cell>
          <table:table-cell table:formula="of:=([.A148]-1.59204187214801E+018)*0.000000001" office:value-type="float" office:value="8.361300224" calcext:value-type="float">
            <text:p>8.36130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49]-[.C148])/([.B149]-[.B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93993" calcext:value-type="float">
            <text:p>-1.20034193993</text:p>
          </table:table-cell>
          <table:table-cell office:value-type="float" office:value="-0.57954531908" calcext:value-type="float">
            <text:p>-0.57954531908</text:p>
          </table:table-cell>
          <table:table-cell office:value-type="float" office:value="-0.866790771484" calcext:value-type="float">
            <text:p>-0.866790771484</text:p>
          </table:table-cell>
        </table:table-row>
        <table:table-row table:style-name="ro1">
          <table:table-cell office:value-type="float" office:value="1.59204188056227E+018" calcext:value-type="float">
            <text:p>1.59204188056227E+018</text:p>
          </table:table-cell>
          <table:table-cell table:formula="of:=([.A149]-1.59204187214801E+018)*0.000000001" office:value-type="float" office:value="8.414260224" calcext:value-type="float">
            <text:p>8.4142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50]-[.C149])/([.B150]-[.B1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43653" calcext:value-type="float">
            <text:p>-1.20033943653</text:p>
          </table:table-cell>
          <table:table-cell office:value-type="float" office:value="-0.579548001289" calcext:value-type="float">
            <text:p>-0.579548001289</text:p>
          </table:table-cell>
          <table:table-cell office:value-type="float" office:value="-0.866793274879" calcext:value-type="float">
            <text:p>-0.866793274879</text:p>
          </table:table-cell>
        </table:table-row>
        <table:table-row table:style-name="ro1">
          <table:table-cell office:value-type="float" office:value="1.59204188061473E+018" calcext:value-type="float">
            <text:p>1.59204188061473E+018</text:p>
          </table:table-cell>
          <table:table-cell table:formula="of:=([.A150]-1.59204187214801E+018)*0.000000001" office:value-type="float" office:value="8.466720256" calcext:value-type="float">
            <text:p>8.46672025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51]-[.C150])/([.B151]-[.B1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54796219" calcext:value-type="float">
            <text:p>-0.579554796219</text:p>
          </table:table-cell>
          <table:table-cell office:value-type="float" office:value="-0.866787552834" calcext:value-type="float">
            <text:p>-0.866787552834</text:p>
          </table:table-cell>
        </table:table-row>
        <table:table-row table:style-name="ro1">
          <table:table-cell office:value-type="float" office:value="1.59204188066715E+018" calcext:value-type="float">
            <text:p>1.59204188066715E+018</text:p>
          </table:table-cell>
          <table:table-cell table:formula="of:=([.A151]-1.59204187214801E+018)*0.000000001" office:value-type="float" office:value="8.519140096" calcext:value-type="float">
            <text:p>8.51914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52]-[.C151])/([.B152]-[.B1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0196" calcext:value-type="float">
            <text:p>-1.2003480196</text:p>
          </table:table-cell>
          <table:table-cell office:value-type="float" office:value="-0.579542040825" calcext:value-type="float">
            <text:p>-0.579542040825</text:p>
          </table:table-cell>
          <table:table-cell office:value-type="float" office:value="-0.866790235043" calcext:value-type="float">
            <text:p>-0.866790235043</text:p>
          </table:table-cell>
        </table:table-row>
        <table:table-row table:style-name="ro1">
          <table:table-cell office:value-type="float" office:value="1.59204188071999E+018" calcext:value-type="float">
            <text:p>1.59204188071999E+018</text:p>
          </table:table-cell>
          <table:table-cell table:formula="of:=([.A152]-1.59204187214801E+018)*0.000000001" office:value-type="float" office:value="8.571980032" calcext:value-type="float">
            <text:p>8.571980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53]-[.C152])/([.B153]-[.B1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74783" calcext:value-type="float">
            <text:p>-1.20034074783</text:p>
          </table:table-cell>
          <table:table-cell office:value-type="float" office:value="-0.579555094242" calcext:value-type="float">
            <text:p>-0.579555094242</text:p>
          </table:table-cell>
          <table:table-cell office:value-type="float" office:value="-0.866790413857" calcext:value-type="float">
            <text:p>-0.866790413857</text:p>
          </table:table-cell>
        </table:table-row>
        <table:table-row table:style-name="ro1">
          <table:table-cell office:value-type="float" office:value="1.59204188077306E+018" calcext:value-type="float">
            <text:p>1.59204188077306E+018</text:p>
          </table:table-cell>
          <table:table-cell table:formula="of:=([.A153]-1.59204187214801E+018)*0.000000001" office:value-type="float" office:value="8.625050112" calcext:value-type="float">
            <text:p>8.62505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54]-[.C153])/([.B154]-[.B1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44332" calcext:value-type="float">
            <text:p>-1.20034444332</text:p>
          </table:table-cell>
          <table:table-cell office:value-type="float" office:value="-0.579550921917" calcext:value-type="float">
            <text:p>-0.579550921917</text:p>
          </table:table-cell>
          <table:table-cell office:value-type="float" office:value="-0.866791665554" calcext:value-type="float">
            <text:p>-0.866791665554</text:p>
          </table:table-cell>
        </table:table-row>
        <table:table-row table:style-name="ro1">
          <table:table-cell office:value-type="float" office:value="1.59204188087543E+018" calcext:value-type="float">
            <text:p>1.59204188087543E+018</text:p>
          </table:table-cell>
          <table:table-cell table:formula="of:=([.A154]-1.59204187214801E+018)*0.000000001" office:value-type="float" office:value="8.72742016" calcext:value-type="float">
            <text:p>8.72742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55]-[.C154])/([.B155]-[.B1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87383" calcext:value-type="float">
            <text:p>-1.20034587383</text:p>
          </table:table-cell>
          <table:table-cell office:value-type="float" office:value="-0.579548358917" calcext:value-type="float">
            <text:p>-0.579548358917</text:p>
          </table:table-cell>
          <table:table-cell office:value-type="float" office:value="-0.86679071188" calcext:value-type="float">
            <text:p>-0.86679071188</text:p>
          </table:table-cell>
        </table:table-row>
        <table:table-row table:style-name="ro1">
          <table:table-cell office:value-type="float" office:value="1.59204188093241E+018" calcext:value-type="float">
            <text:p>1.59204188093241E+018</text:p>
          </table:table-cell>
          <table:table-cell table:formula="of:=([.A155]-1.59204187214801E+018)*0.000000001" office:value-type="float" office:value="8.784400128" calcext:value-type="float">
            <text:p>8.78440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56]-[.C155])/([.B156]-[.B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49610615" calcext:value-type="float">
            <text:p>-0.579549610615</text:p>
          </table:table-cell>
          <table:table-cell office:value-type="float" office:value="-0.86678981781" calcext:value-type="float">
            <text:p>-0.86678981781</text:p>
          </table:table-cell>
        </table:table-row>
        <table:table-row table:style-name="ro1">
          <table:table-cell office:value-type="float" office:value="1.59204188098398E+018" calcext:value-type="float">
            <text:p>1.59204188098398E+018</text:p>
          </table:table-cell>
          <table:table-cell table:formula="of:=([.A156]-1.59204187214801E+018)*0.000000001" office:value-type="float" office:value="8.835970304" calcext:value-type="float">
            <text:p>8.8359703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57]-[.C156])/([.B157]-[.B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48716545" calcext:value-type="float">
            <text:p>-0.579548716545</text:p>
          </table:table-cell>
          <table:table-cell office:value-type="float" office:value="-0.866791427135" calcext:value-type="float">
            <text:p>-0.866791427135</text:p>
          </table:table-cell>
        </table:table-row>
        <table:table-row table:style-name="ro1">
          <table:table-cell office:value-type="float" office:value="1.59204188108714E+018" calcext:value-type="float">
            <text:p>1.59204188108714E+018</text:p>
          </table:table-cell>
          <table:table-cell table:formula="of:=([.A157]-1.59204187214801E+018)*0.000000001" office:value-type="float" office:value="8.939130112" calcext:value-type="float">
            <text:p>8.93913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58]-[.C157])/([.B158]-[.B1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42756081" calcext:value-type="float">
            <text:p>-0.579542756081</text:p>
          </table:table-cell>
          <table:table-cell office:value-type="float" office:value="-0.866790294647" calcext:value-type="float">
            <text:p>-0.866790294647</text:p>
          </table:table-cell>
        </table:table-row>
        <table:table-row table:style-name="ro1">
          <table:table-cell office:value-type="float" office:value="1.59204188113957E+018" calcext:value-type="float">
            <text:p>1.59204188113957E+018</text:p>
          </table:table-cell>
          <table:table-cell table:formula="of:=([.A158]-1.59204187214801E+018)*0.000000001" office:value-type="float" office:value="8.991560192" calcext:value-type="float">
            <text:p>8.9915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59]-[.C158])/([.B159]-[.B1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7676" calcext:value-type="float">
            <text:p>-1.2003377676</text:p>
          </table:table-cell>
          <table:table-cell office:value-type="float" office:value="-0.579551815987" calcext:value-type="float">
            <text:p>-0.579551815987</text:p>
          </table:table-cell>
          <table:table-cell office:value-type="float" office:value="-0.866791367531" calcext:value-type="float">
            <text:p>-0.866791367531</text:p>
          </table:table-cell>
        </table:table-row>
        <table:table-row table:style-name="ro1">
          <table:table-cell office:value-type="float" office:value="1.59204188119205E+018" calcext:value-type="float">
            <text:p>1.59204188119205E+018</text:p>
          </table:table-cell>
          <table:table-cell table:formula="of:=([.A159]-1.59204187214801E+018)*0.000000001" office:value-type="float" office:value="9.044040192" calcext:value-type="float">
            <text:p>9.04404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60]-[.C159])/([.B160]-[.B1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13881" calcext:value-type="float">
            <text:p>-1.20034813881</text:p>
          </table:table-cell>
          <table:table-cell office:value-type="float" office:value="-0.579546809196" calcext:value-type="float">
            <text:p>-0.579546809196</text:p>
          </table:table-cell>
          <table:table-cell office:value-type="float" office:value="-0.866787850857" calcext:value-type="float">
            <text:p>-0.866787850857</text:p>
          </table:table-cell>
        </table:table-row>
        <table:table-row table:style-name="ro1">
          <table:table-cell office:value-type="float" office:value="1.59204188124453E+018" calcext:value-type="float">
            <text:p>1.59204188124453E+018</text:p>
          </table:table-cell>
          <table:table-cell table:formula="of:=([.A160]-1.59204187214801E+018)*0.000000001" office:value-type="float" office:value="9.096520192" calcext:value-type="float">
            <text:p>9.09652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61]-[.C160])/([.B161]-[.B1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25123" calcext:value-type="float">
            <text:p>-1.20034325123</text:p>
          </table:table-cell>
          <table:table-cell office:value-type="float" office:value="-0.579545497894" calcext:value-type="float">
            <text:p>-0.579545497894</text:p>
          </table:table-cell>
          <table:table-cell office:value-type="float" office:value="-0.866792023182" calcext:value-type="float">
            <text:p>-0.866792023182</text:p>
          </table:table-cell>
        </table:table-row>
        <table:table-row table:style-name="ro1">
          <table:table-cell office:value-type="float" office:value="1.59204188129611E+018" calcext:value-type="float">
            <text:p>1.59204188129611E+018</text:p>
          </table:table-cell>
          <table:table-cell table:formula="of:=([.A161]-1.59204187214801E+018)*0.000000001" office:value-type="float" office:value="9.148100096" calcext:value-type="float">
            <text:p>9.14810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62]-[.C161])/([.B162]-[.B1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12523" calcext:value-type="float">
            <text:p>-1.20033812523</text:p>
          </table:table-cell>
          <table:table-cell office:value-type="float" office:value="-0.579541623592" calcext:value-type="float">
            <text:p>-0.579541623592</text:p>
          </table:table-cell>
          <table:table-cell office:value-type="float" office:value="-0.866794526577" calcext:value-type="float">
            <text:p>-0.866794526577</text:p>
          </table:table-cell>
        </table:table-row>
        <table:table-row table:style-name="ro1">
          <table:table-cell office:value-type="float" office:value="1.592041881348E+018" calcext:value-type="float">
            <text:p>1.592041881348E+018</text:p>
          </table:table-cell>
          <table:table-cell table:formula="of:=([.A162]-1.59204187214801E+018)*0.000000001" office:value-type="float" office:value="9.199990272" calcext:value-type="float">
            <text:p>9.19999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63]-[.C162])/([.B163]-[.B1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0550709" calcext:value-type="float">
            <text:p>-0.579540550709</text:p>
          </table:table-cell>
          <table:table-cell office:value-type="float" office:value="-0.866790115833" calcext:value-type="float">
            <text:p>-0.866790115833</text:p>
          </table:table-cell>
        </table:table-row>
        <table:table-row table:style-name="ro1">
          <table:table-cell office:value-type="float" office:value="1.59204188139958E+018" calcext:value-type="float">
            <text:p>1.59204188139958E+018</text:p>
          </table:table-cell>
          <table:table-cell table:formula="of:=([.A163]-1.59204187214801E+018)*0.000000001" office:value-type="float" office:value="9.251570176" calcext:value-type="float">
            <text:p>9.25157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64]-[.C163])/([.B164]-[.B1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0371895" calcext:value-type="float">
            <text:p>-0.579540371895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145191E+018" calcext:value-type="float">
            <text:p>1.59204188145191E+018</text:p>
          </table:table-cell>
          <table:table-cell table:formula="of:=([.A164]-1.59204187214801E+018)*0.000000001" office:value-type="float" office:value="9.30390016" calcext:value-type="float">
            <text:p>9.3039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65]-[.C164])/([.B165]-[.B1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51458359" calcext:value-type="float">
            <text:p>-0.579551458359</text:p>
          </table:table-cell>
          <table:table-cell office:value-type="float" office:value="-0.866789519787" calcext:value-type="float">
            <text:p>-0.866789519787</text:p>
          </table:table-cell>
        </table:table-row>
        <table:table-row table:style-name="ro1">
          <table:table-cell office:value-type="float" office:value="1.59204188150367E+018" calcext:value-type="float">
            <text:p>1.59204188150367E+018</text:p>
          </table:table-cell>
          <table:table-cell table:formula="of:=([.A165]-1.59204187214801E+018)*0.000000001" office:value-type="float" office:value="9.355660288" calcext:value-type="float">
            <text:p>9.35566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66]-[.C165])/([.B166]-[.B1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5162" calcext:value-type="float">
            <text:p>-1.2003455162</text:p>
          </table:table-cell>
          <table:table-cell office:value-type="float" office:value="-0.579546332359" calcext:value-type="float">
            <text:p>-0.579546332359</text:p>
          </table:table-cell>
          <table:table-cell office:value-type="float" office:value="-0.866789460182" calcext:value-type="float">
            <text:p>-0.866789460182</text:p>
          </table:table-cell>
        </table:table-row>
        <table:table-row table:style-name="ro1">
          <table:table-cell office:value-type="float" office:value="1.59204188155529E+018" calcext:value-type="float">
            <text:p>1.59204188155529E+018</text:p>
          </table:table-cell>
          <table:table-cell table:formula="of:=([.A166]-1.59204187214801E+018)*0.000000001" office:value-type="float" office:value="9.407280384" calcext:value-type="float">
            <text:p>9.40728038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67]-[.C166])/([.B167]-[.B1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01281" calcext:value-type="float">
            <text:p>-1.20034301281</text:p>
          </table:table-cell>
          <table:table-cell office:value-type="float" office:value="-0.57954877615" calcext:value-type="float">
            <text:p>-0.57954877615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8160775E+018" calcext:value-type="float">
            <text:p>1.59204188160775E+018</text:p>
          </table:table-cell>
          <table:table-cell table:formula="of:=([.A167]-1.59204187214801E+018)*0.000000001" office:value-type="float" office:value="9.45974016" calcext:value-type="float">
            <text:p>9.45974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68]-[.C167])/([.B168]-[.B1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46309" calcext:value-type="float">
            <text:p>-1.20034146309</text:p>
          </table:table-cell>
          <table:table-cell office:value-type="float" office:value="-0.579549491405" calcext:value-type="float">
            <text:p>-0.579549491405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8166029E+018" calcext:value-type="float">
            <text:p>1.59204188166029E+018</text:p>
          </table:table-cell>
          <table:table-cell table:formula="of:=([.A168]-1.59204187214801E+018)*0.000000001" office:value-type="float" office:value="9.51228032" calcext:value-type="float">
            <text:p>9.51228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69]-[.C168])/([.B169]-[.B1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66197" calcext:value-type="float">
            <text:p>-1.20034766197</text:p>
          </table:table-cell>
          <table:table-cell office:value-type="float" office:value="-0.579541385174" calcext:value-type="float">
            <text:p>-0.579541385174</text:p>
          </table:table-cell>
          <table:table-cell office:value-type="float" office:value="-0.86678814888" calcext:value-type="float">
            <text:p>-0.86678814888</text:p>
          </table:table-cell>
        </table:table-row>
        <table:table-row table:style-name="ro1">
          <table:table-cell office:value-type="float" office:value="1.59204188171236E+018" calcext:value-type="float">
            <text:p>1.59204188171236E+018</text:p>
          </table:table-cell>
          <table:table-cell table:formula="of:=([.A169]-1.59204187214801E+018)*0.000000001" office:value-type="float" office:value="9.564350208" calcext:value-type="float">
            <text:p>9.56435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70]-[.C169])/([.B170]-[.B1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82751" calcext:value-type="float">
            <text:p>-1.20034682751</text:p>
          </table:table-cell>
          <table:table-cell office:value-type="float" office:value="-0.579549968243" calcext:value-type="float">
            <text:p>-0.579549968243</text:p>
          </table:table-cell>
          <table:table-cell office:value-type="float" office:value="-0.866790354252" calcext:value-type="float">
            <text:p>-0.866790354252</text:p>
          </table:table-cell>
        </table:table-row>
        <table:table-row table:style-name="ro1">
          <table:table-cell office:value-type="float" office:value="1.59204188176478E+018" calcext:value-type="float">
            <text:p>1.59204188176478E+018</text:p>
          </table:table-cell>
          <table:table-cell table:formula="of:=([.A170]-1.59204187214801E+018)*0.000000001" office:value-type="float" office:value="9.616770048" calcext:value-type="float">
            <text:p>9.61677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71]-[.C170])/([.B171]-[.B1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31732" calcext:value-type="float">
            <text:p>-1.20033931732</text:p>
          </table:table-cell>
          <table:table-cell office:value-type="float" office:value="-0.579543888569" calcext:value-type="float">
            <text:p>-0.579543888569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8181766E+018" calcext:value-type="float">
            <text:p>1.59204188181766E+018</text:p>
          </table:table-cell>
          <table:table-cell table:formula="of:=([.A171]-1.59204187214801E+018)*0.000000001" office:value-type="float" office:value="9.669650432" calcext:value-type="float">
            <text:p>9.6696504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72]-[.C171])/([.B172]-[.B1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97946" calcext:value-type="float">
            <text:p>-1.20033597946</text:p>
          </table:table-cell>
          <table:table-cell office:value-type="float" office:value="-0.579543709755" calcext:value-type="float">
            <text:p>-0.579543709755</text:p>
          </table:table-cell>
          <table:table-cell office:value-type="float" office:value="-0.866796255112" calcext:value-type="float">
            <text:p>-0.866796255112</text:p>
          </table:table-cell>
        </table:table-row>
        <table:table-row table:style-name="ro1">
          <table:table-cell office:value-type="float" office:value="1.59204188187014E+018" calcext:value-type="float">
            <text:p>1.59204188187014E+018</text:p>
          </table:table-cell>
          <table:table-cell table:formula="of:=([.A172]-1.59204187214801E+018)*0.000000001" office:value-type="float" office:value="9.722130432" calcext:value-type="float">
            <text:p>9.72213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73]-[.C172])/([.B173]-[.B17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67495" calcext:value-type="float">
            <text:p>-1.20033967495</text:p>
          </table:table-cell>
          <table:table-cell office:value-type="float" office:value="-0.579548239708" calcext:value-type="float">
            <text:p>-0.579548239708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8192295E+018" calcext:value-type="float">
            <text:p>1.59204188192295E+018</text:p>
          </table:table-cell>
          <table:table-cell table:formula="of:=([.A173]-1.59204187214801E+018)*0.000000001" office:value-type="float" office:value="9.774940416" calcext:value-type="float">
            <text:p>9.77494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74]-[.C173])/([.B174]-[.B1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99304" calcext:value-type="float">
            <text:p>-1.20034599304</text:p>
          </table:table-cell>
          <table:table-cell office:value-type="float" office:value="-0.579536557198" calcext:value-type="float">
            <text:p>-0.579536557198</text:p>
          </table:table-cell>
          <table:table-cell office:value-type="float" office:value="-0.866790115833" calcext:value-type="float">
            <text:p>-0.866790115833</text:p>
          </table:table-cell>
        </table:table-row>
        <table:table-row table:style-name="ro1">
          <table:table-cell office:value-type="float" office:value="1.59204188197544E+018" calcext:value-type="float">
            <text:p>1.59204188197544E+018</text:p>
          </table:table-cell>
          <table:table-cell table:formula="of:=([.A174]-1.59204187214801E+018)*0.000000001" office:value-type="float" office:value="9.8274304" calcext:value-type="float">
            <text:p>9.8274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75]-[.C174])/([.B175]-[.B17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18513" calcext:value-type="float">
            <text:p>-1.20034718513</text:p>
          </table:table-cell>
          <table:table-cell office:value-type="float" office:value="-0.579539775848" calcext:value-type="float">
            <text:p>-0.579539775848</text:p>
          </table:table-cell>
          <table:table-cell office:value-type="float" office:value="-0.866790831089" calcext:value-type="float">
            <text:p>-0.866790831089</text:p>
          </table:table-cell>
        </table:table-row>
        <table:table-row table:style-name="ro1">
          <table:table-cell office:value-type="float" office:value="1.59204188202805E+018" calcext:value-type="float">
            <text:p>1.59204188202805E+018</text:p>
          </table:table-cell>
          <table:table-cell table:formula="of:=([.A175]-1.59204187214801E+018)*0.000000001" office:value-type="float" office:value="9.880040192" calcext:value-type="float">
            <text:p>9.8800401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76]-[.C175])/([.B176]-[.B1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46309" calcext:value-type="float">
            <text:p>-1.20034146309</text:p>
          </table:table-cell>
          <table:table-cell office:value-type="float" office:value="-0.579543173313" calcext:value-type="float">
            <text:p>-0.579543173313</text:p>
          </table:table-cell>
          <table:table-cell office:value-type="float" office:value="-0.866793036461" calcext:value-type="float">
            <text:p>-0.866793036461</text:p>
          </table:table-cell>
        </table:table-row>
        <table:table-row table:style-name="ro1">
          <table:table-cell office:value-type="float" office:value="1.59204188207973E+018" calcext:value-type="float">
            <text:p>1.59204188207973E+018</text:p>
          </table:table-cell>
          <table:table-cell table:formula="of:=([.A176]-1.59204187214801E+018)*0.000000001" office:value-type="float" office:value="9.931720192" calcext:value-type="float">
            <text:p>9.93172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77]-[.C176])/([.B177]-[.B1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7676" calcext:value-type="float">
            <text:p>-1.2003377676</text:p>
          </table:table-cell>
          <table:table-cell office:value-type="float" office:value="-0.579551339149" calcext:value-type="float">
            <text:p>-0.579551339149</text:p>
          </table:table-cell>
          <table:table-cell office:value-type="float" office:value="-0.866794168949" calcext:value-type="float">
            <text:p>-0.866794168949</text:p>
          </table:table-cell>
        </table:table-row>
        <table:table-row table:style-name="ro1">
          <table:table-cell office:value-type="float" office:value="1.59204188213186E+018" calcext:value-type="float">
            <text:p>1.59204188213186E+018</text:p>
          </table:table-cell>
          <table:table-cell table:formula="of:=([.A177]-1.59204187214801E+018)*0.000000001" office:value-type="float" office:value="9.98385024" calcext:value-type="float">
            <text:p>9.983850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78]-[.C177])/([.B178]-[.B1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72807" calcext:value-type="float">
            <text:p>-1.20034372807</text:p>
          </table:table-cell>
          <table:table-cell office:value-type="float" office:value="-0.579549849033" calcext:value-type="float">
            <text:p>-0.579549849033</text:p>
          </table:table-cell>
          <table:table-cell office:value-type="float" office:value="-0.866789877415" calcext:value-type="float">
            <text:p>-0.866789877415</text:p>
          </table:table-cell>
        </table:table-row>
        <table:table-row table:style-name="ro1">
          <table:table-cell office:value-type="float" office:value="1.5920418822349E+018" calcext:value-type="float">
            <text:p>1.5920418822349E+018</text:p>
          </table:table-cell>
          <table:table-cell table:formula="of:=([.A178]-1.59204187214801E+018)*0.000000001" office:value-type="float" office:value="10.08689024" calcext:value-type="float">
            <text:p>10.08689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79]-[.C178])/([.B179]-[.B1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6868801" calcext:value-type="float">
            <text:p>-0.579546868801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228752E+018" calcext:value-type="float">
            <text:p>1.59204188228752E+018</text:p>
          </table:table-cell>
          <table:table-cell table:formula="of:=([.A179]-1.59204187214801E+018)*0.000000001" office:value-type="float" office:value="10.139510272" calcext:value-type="float">
            <text:p>10.1395102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80]-[.C179])/([.B180]-[.B1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46749592" calcext:value-type="float">
            <text:p>-0.579546749592</text:p>
          </table:table-cell>
          <table:table-cell office:value-type="float" office:value="-0.866792559624" calcext:value-type="float">
            <text:p>-0.866792559624</text:p>
          </table:table-cell>
        </table:table-row>
        <table:table-row table:style-name="ro1">
          <table:table-cell office:value-type="float" office:value="1.59204188234675E+018" calcext:value-type="float">
            <text:p>1.59204188234675E+018</text:p>
          </table:table-cell>
          <table:table-cell table:formula="of:=([.A180]-1.59204187214801E+018)*0.000000001" office:value-type="float" office:value="10.198740224" calcext:value-type="float">
            <text:p>10.19874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81]-[.C180])/([.B181]-[.B1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56932" calcext:value-type="float">
            <text:p>-1.20034956932</text:p>
          </table:table-cell>
          <table:table-cell office:value-type="float" office:value="-0.579547226429" calcext:value-type="float">
            <text:p>-0.579547226429</text:p>
          </table:table-cell>
          <table:table-cell office:value-type="float" office:value="-0.866789996624" calcext:value-type="float">
            <text:p>-0.866789996624</text:p>
          </table:table-cell>
        </table:table-row>
        <table:table-row table:style-name="ro1">
          <table:table-cell office:value-type="float" office:value="1.59204188239861E+018" calcext:value-type="float">
            <text:p>1.59204188239861E+018</text:p>
          </table:table-cell>
          <table:table-cell table:formula="of:=([.A181]-1.59204187214801E+018)*0.000000001" office:value-type="float" office:value="10.250600192" calcext:value-type="float">
            <text:p>10.25060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82]-[.C181])/([.B182]-[.B1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31053" calcext:value-type="float">
            <text:p>-1.20033431053</text:p>
          </table:table-cell>
          <table:table-cell office:value-type="float" office:value="-0.579555273056" calcext:value-type="float">
            <text:p>-0.579555273056</text:p>
          </table:table-cell>
          <table:table-cell office:value-type="float" office:value="-0.866798400879" calcext:value-type="float">
            <text:p>-0.866798400879</text:p>
          </table:table-cell>
        </table:table-row>
        <table:table-row table:style-name="ro1">
          <table:table-cell office:value-type="float" office:value="1.59204188245098E+018" calcext:value-type="float">
            <text:p>1.59204188245098E+018</text:p>
          </table:table-cell>
          <table:table-cell table:formula="of:=([.A182]-1.59204187214801E+018)*0.000000001" office:value-type="float" office:value="10.302970112" calcext:value-type="float">
            <text:p>10.30297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83]-[.C182])/([.B183]-[.B1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38345337" calcext:value-type="float">
            <text:p>-0.579538345337</text:p>
          </table:table-cell>
          <table:table-cell office:value-type="float" office:value="-0.866793572903" calcext:value-type="float">
            <text:p>-0.866793572903</text:p>
          </table:table-cell>
        </table:table-row>
        <table:table-row table:style-name="ro1">
          <table:table-cell office:value-type="float" office:value="1.59204188250377E+018" calcext:value-type="float">
            <text:p>1.59204188250377E+018</text:p>
          </table:table-cell>
          <table:table-cell table:formula="of:=([.A183]-1.59204187214801E+018)*0.000000001" office:value-type="float" office:value="10.355760384" calcext:value-type="float">
            <text:p>10.35576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84]-[.C183])/([.B184]-[.B1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51041126" calcext:value-type="float">
            <text:p>-0.579551041126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8255628E+018" calcext:value-type="float">
            <text:p>1.59204188255628E+018</text:p>
          </table:table-cell>
          <table:table-cell table:formula="of:=([.A184]-1.59204187214801E+018)*0.000000001" office:value-type="float" office:value="10.408270336" calcext:value-type="float">
            <text:p>10.4082703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85]-[.C184])/([.B185]-[.B1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3453064" calcext:value-type="float">
            <text:p>-0.57953453064</text:p>
          </table:table-cell>
          <table:table-cell office:value-type="float" office:value="-0.866789996624" calcext:value-type="float">
            <text:p>-0.866789996624</text:p>
          </table:table-cell>
        </table:table-row>
        <table:table-row table:style-name="ro1">
          <table:table-cell office:value-type="float" office:value="1.59204188260856E+018" calcext:value-type="float">
            <text:p>1.59204188260856E+018</text:p>
          </table:table-cell>
          <table:table-cell table:formula="of:=([.A185]-1.59204187214801E+018)*0.000000001" office:value-type="float" office:value="10.4605504" calcext:value-type="float">
            <text:p>10.46055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86]-[.C185])/([.B186]-[.B1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38345337" calcext:value-type="float">
            <text:p>-0.579538345337</text:p>
          </table:table-cell>
          <table:table-cell office:value-type="float" office:value="-0.86679071188" calcext:value-type="float">
            <text:p>-0.86679071188</text:p>
          </table:table-cell>
        </table:table-row>
        <table:table-row table:style-name="ro1">
          <table:table-cell office:value-type="float" office:value="1.5920418826618E+018" calcext:value-type="float">
            <text:p>1.5920418826618E+018</text:p>
          </table:table-cell>
          <table:table-cell table:formula="of:=([.A186]-1.59204187214801E+018)*0.000000001" office:value-type="float" office:value="10.513790464" calcext:value-type="float">
            <text:p>10.5137904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87]-[.C186])/([.B187]-[.B1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44007778" calcext:value-type="float">
            <text:p>-0.579544007778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8276483E+018" calcext:value-type="float">
            <text:p>1.59204188276483E+018</text:p>
          </table:table-cell>
          <table:table-cell table:formula="of:=([.A187]-1.59204187214801E+018)*0.000000001" office:value-type="float" office:value="10.61682048" calcext:value-type="float">
            <text:p>10.61682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88]-[.C187])/([.B188]-[.B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06593" calcext:value-type="float">
            <text:p>-1.20034706593</text:p>
          </table:table-cell>
          <table:table-cell office:value-type="float" office:value="-0.579549491405" calcext:value-type="float">
            <text:p>-0.579549491405</text:p>
          </table:table-cell>
          <table:table-cell office:value-type="float" office:value="-0.866787314415" calcext:value-type="float">
            <text:p>-0.866787314415</text:p>
          </table:table-cell>
        </table:table-row>
        <table:table-row table:style-name="ro1">
          <table:table-cell office:value-type="float" office:value="1.59204188281767E+018" calcext:value-type="float">
            <text:p>1.59204188281767E+018</text:p>
          </table:table-cell>
          <table:table-cell table:formula="of:=([.A188]-1.59204187214801E+018)*0.000000001" office:value-type="float" office:value="10.669660416" calcext:value-type="float">
            <text:p>10.6696604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89]-[.C188])/([.B189]-[.B1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53597" calcext:value-type="float">
            <text:p>-1.20034253597</text:p>
          </table:table-cell>
          <table:table-cell office:value-type="float" office:value="-0.579548895359" calcext:value-type="float">
            <text:p>-0.579548895359</text:p>
          </table:table-cell>
          <table:table-cell office:value-type="float" office:value="-0.866792321205" calcext:value-type="float">
            <text:p>-0.866792321205</text:p>
          </table:table-cell>
        </table:table-row>
        <table:table-row table:style-name="ro1">
          <table:table-cell office:value-type="float" office:value="1.59204188287035E+018" calcext:value-type="float">
            <text:p>1.59204188287035E+018</text:p>
          </table:table-cell>
          <table:table-cell table:formula="of:=([.A189]-1.59204187214801E+018)*0.000000001" office:value-type="float" office:value="10.722340352" calcext:value-type="float">
            <text:p>10.72234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90]-[.C189])/([.B190]-[.B1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39021" calcext:value-type="float">
            <text:p>-1.20034039021</text:p>
          </table:table-cell>
          <table:table-cell office:value-type="float" office:value="-0.579541623592" calcext:value-type="float">
            <text:p>-0.579541623592</text:p>
          </table:table-cell>
          <table:table-cell office:value-type="float" office:value="-0.866792082787" calcext:value-type="float">
            <text:p>-0.866792082787</text:p>
          </table:table-cell>
        </table:table-row>
        <table:table-row table:style-name="ro1">
          <table:table-cell office:value-type="float" office:value="1.59204188292289E+018" calcext:value-type="float">
            <text:p>1.59204188292289E+018</text:p>
          </table:table-cell>
          <table:table-cell table:formula="of:=([.A190]-1.59204187214801E+018)*0.000000001" office:value-type="float" office:value="10.774880256" calcext:value-type="float">
            <text:p>10.77488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91]-[.C190])/([.B191]-[.B1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80774" calcext:value-type="float">
            <text:p>-1.20034980774</text:p>
          </table:table-cell>
          <table:table-cell office:value-type="float" office:value="-0.579558134079" calcext:value-type="float">
            <text:p>-0.579558134079</text:p>
          </table:table-cell>
          <table:table-cell office:value-type="float" office:value="-0.866790175438" calcext:value-type="float">
            <text:p>-0.866790175438</text:p>
          </table:table-cell>
        </table:table-row>
        <table:table-row table:style-name="ro1">
          <table:table-cell office:value-type="float" office:value="1.59204188297539E+018" calcext:value-type="float">
            <text:p>1.59204188297539E+018</text:p>
          </table:table-cell>
          <table:table-cell table:formula="of:=([.A191]-1.59204187214801E+018)*0.000000001" office:value-type="float" office:value="10.827380224" calcext:value-type="float">
            <text:p>10.82738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192]-[.C191])/([.B192]-[.B1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24444" calcext:value-type="float">
            <text:p>-1.20033824444</text:p>
          </table:table-cell>
          <table:table-cell office:value-type="float" office:value="-0.579553961754" calcext:value-type="float">
            <text:p>-0.579553961754</text:p>
          </table:table-cell>
          <table:table-cell office:value-type="float" office:value="-0.866794586182" calcext:value-type="float">
            <text:p>-0.866794586182</text:p>
          </table:table-cell>
        </table:table-row>
        <table:table-row table:style-name="ro1">
          <table:table-cell office:value-type="float" office:value="1.59204188302801E+018" calcext:value-type="float">
            <text:p>1.59204188302801E+018</text:p>
          </table:table-cell>
          <table:table-cell table:formula="of:=([.A192]-1.59204187214801E+018)*0.000000001" office:value-type="float" office:value="10.880000256" calcext:value-type="float">
            <text:p>10.88000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193]-[.C192])/([.B193]-[.B1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58193684" calcext:value-type="float">
            <text:p>-0.579558193684</text:p>
          </table:table-cell>
          <table:table-cell office:value-type="float" office:value="-0.866788089275" calcext:value-type="float">
            <text:p>-0.866788089275</text:p>
          </table:table-cell>
        </table:table-row>
        <table:table-row table:style-name="ro1">
          <table:table-cell office:value-type="float" office:value="1.59204188308035E+018" calcext:value-type="float">
            <text:p>1.59204188308035E+018</text:p>
          </table:table-cell>
          <table:table-cell table:formula="of:=([.A193]-1.59204187214801E+018)*0.000000001" office:value-type="float" office:value="10.932340224" calcext:value-type="float">
            <text:p>10.93234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194]-[.C193])/([.B194]-[.B19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1802406" calcext:value-type="float">
            <text:p>-0.579541802406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313216E+018" calcext:value-type="float">
            <text:p>1.59204188313216E+018</text:p>
          </table:table-cell>
          <table:table-cell table:formula="of:=([.A194]-1.59204187214801E+018)*0.000000001" office:value-type="float" office:value="10.984150272" calcext:value-type="float">
            <text:p>10.98415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95]-[.C194])/([.B195]-[.B19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79416" calcext:value-type="float">
            <text:p>-1.20033979416</text:p>
          </table:table-cell>
          <table:table-cell office:value-type="float" office:value="-0.57954210043" calcext:value-type="float">
            <text:p>-0.57954210043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8318459E+018" calcext:value-type="float">
            <text:p>1.59204188318459E+018</text:p>
          </table:table-cell>
          <table:table-cell table:formula="of:=([.A195]-1.59204187214801E+018)*0.000000001" office:value-type="float" office:value="11.036580096" calcext:value-type="float">
            <text:p>11.0365800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96]-[.C195])/([.B196]-[.B1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67495" calcext:value-type="float">
            <text:p>-1.20033967495</text:p>
          </table:table-cell>
          <table:table-cell office:value-type="float" office:value="-0.57954031229" calcext:value-type="float">
            <text:p>-0.57954031229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8323594E+018" calcext:value-type="float">
            <text:p>1.59204188323594E+018</text:p>
          </table:table-cell>
          <table:table-cell table:formula="of:=([.A196]-1.59204187214801E+018)*0.000000001" office:value-type="float" office:value="11.087930368" calcext:value-type="float">
            <text:p>11.08793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197]-[.C196])/([.B197]-[.B1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19811" calcext:value-type="float">
            <text:p>-1.20033919811</text:p>
          </table:table-cell>
          <table:table-cell office:value-type="float" office:value="-0.579553127289" calcext:value-type="float">
            <text:p>-0.579553127289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8328773E+018" calcext:value-type="float">
            <text:p>1.59204188328773E+018</text:p>
          </table:table-cell>
          <table:table-cell table:formula="of:=([.A197]-1.59204187214801E+018)*0.000000001" office:value-type="float" office:value="11.139720448" calcext:value-type="float">
            <text:p>11.1397204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198]-[.C197])/([.B198]-[.B1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66197" calcext:value-type="float">
            <text:p>-1.20034766197</text:p>
          </table:table-cell>
          <table:table-cell office:value-type="float" office:value="-0.579542756081" calcext:value-type="float">
            <text:p>-0.579542756081</text:p>
          </table:table-cell>
          <table:table-cell office:value-type="float" office:value="-0.866791069508" calcext:value-type="float">
            <text:p>-0.866791069508</text:p>
          </table:table-cell>
        </table:table-row>
        <table:table-row table:style-name="ro1">
          <table:table-cell office:value-type="float" office:value="1.59204188333968E+018" calcext:value-type="float">
            <text:p>1.59204188333968E+018</text:p>
          </table:table-cell>
          <table:table-cell table:formula="of:=([.A198]-1.59204187214801E+018)*0.000000001" office:value-type="float" office:value="11.191670272" calcext:value-type="float">
            <text:p>11.19167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formula="of:= ([.C199]-[.C198])/([.B199]-[.B1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707951" calcext:value-type="float">
            <text:p>-1.20035707951</text:p>
          </table:table-cell>
          <table:table-cell office:value-type="float" office:value="-0.579550802708" calcext:value-type="float">
            <text:p>-0.579550802708</text:p>
          </table:table-cell>
          <table:table-cell office:value-type="float" office:value="-0.866782486439" calcext:value-type="float">
            <text:p>-0.866782486439</text:p>
          </table:table-cell>
        </table:table-row>
        <table:table-row table:style-name="ro1">
          <table:table-cell office:value-type="float" office:value="1.59204188339239E+018" calcext:value-type="float">
            <text:p>1.59204188339239E+018</text:p>
          </table:table-cell>
          <table:table-cell table:formula="of:=([.A199]-1.59204187214801E+018)*0.000000001" office:value-type="float" office:value="11.24438016" calcext:value-type="float">
            <text:p>11.24438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00]-[.C199])/([.B200]-[.B1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397" calcext:value-type="float">
            <text:p>-1.200345397</text:p>
          </table:table-cell>
          <table:table-cell office:value-type="float" office:value="-0.57955956459" calcext:value-type="float">
            <text:p>-0.57955956459</text:p>
          </table:table-cell>
          <table:table-cell office:value-type="float" office:value="-0.866788864136" calcext:value-type="float">
            <text:p>-0.866788864136</text:p>
          </table:table-cell>
        </table:table-row>
        <table:table-row table:style-name="ro1">
          <table:table-cell office:value-type="float" office:value="1.59204188344464E+018" calcext:value-type="float">
            <text:p>1.59204188344464E+018</text:p>
          </table:table-cell>
          <table:table-cell table:formula="of:=([.A200]-1.59204187214801E+018)*0.000000001" office:value-type="float" office:value="11.296630528" calcext:value-type="float">
            <text:p>11.2966305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01]-[.C200])/([.B201]-[.B2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75462" calcext:value-type="float">
            <text:p>-1.20034575462</text:p>
          </table:table-cell>
          <table:table-cell office:value-type="float" office:value="-0.579537630081" calcext:value-type="float">
            <text:p>-0.579537630081</text:p>
          </table:table-cell>
          <table:table-cell office:value-type="float" office:value="-0.866792201996" calcext:value-type="float">
            <text:p>-0.866792201996</text:p>
          </table:table-cell>
        </table:table-row>
        <table:table-row table:style-name="ro1">
          <table:table-cell office:value-type="float" office:value="1.59204188349709E+018" calcext:value-type="float">
            <text:p>1.59204188349709E+018</text:p>
          </table:table-cell>
          <table:table-cell table:formula="of:=([.A201]-1.59204187214801E+018)*0.000000001" office:value-type="float" office:value="11.34908032" calcext:value-type="float">
            <text:p>11.34908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 table:formula="of:= ([.C202]-[.C201])/([.B202]-[.B2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71509" calcext:value-type="float">
            <text:p>-1.20035171509</text:p>
          </table:table-cell>
          <table:table-cell office:value-type="float" office:value="-0.579541921616" calcext:value-type="float">
            <text:p>-0.579541921616</text:p>
          </table:table-cell>
          <table:table-cell office:value-type="float" office:value="-0.866786003113" calcext:value-type="float">
            <text:p>-0.866786003113</text:p>
          </table:table-cell>
        </table:table-row>
        <table:table-row table:style-name="ro1">
          <table:table-cell office:value-type="float" office:value="1.59204188354905E+018" calcext:value-type="float">
            <text:p>1.59204188354905E+018</text:p>
          </table:table-cell>
          <table:table-cell table:formula="of:=([.A202]-1.59204187214801E+018)*0.000000001" office:value-type="float" office:value="11.401040128" calcext:value-type="float">
            <text:p>11.40104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03]-[.C202])/([.B203]-[.B2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56822777" calcext:value-type="float">
            <text:p>-0.579556822777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360064E+018" calcext:value-type="float">
            <text:p>1.59204188360064E+018</text:p>
          </table:table-cell>
          <table:table-cell table:formula="of:=([.A203]-1.59204187214801E+018)*0.000000001" office:value-type="float" office:value="11.452630272" calcext:value-type="float">
            <text:p>11.45263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04]-[.C203])/([.B204]-[.B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52918" calcext:value-type="float">
            <text:p>-1.20033752918</text:p>
          </table:table-cell>
          <table:table-cell office:value-type="float" office:value="-0.579546511173" calcext:value-type="float">
            <text:p>-0.579546511173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8365302E+018" calcext:value-type="float">
            <text:p>1.59204188365302E+018</text:p>
          </table:table-cell>
          <table:table-cell table:formula="of:=([.A204]-1.59204187214801E+018)*0.000000001" office:value-type="float" office:value="11.505010432" calcext:value-type="float">
            <text:p>11.50501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205]-[.C204])/([.B205]-[.B2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44007778" calcext:value-type="float">
            <text:p>-0.579544007778</text:p>
          </table:table-cell>
          <table:table-cell office:value-type="float" office:value="-0.866788566113" calcext:value-type="float">
            <text:p>-0.866788566113</text:p>
          </table:table-cell>
        </table:table-row>
        <table:table-row table:style-name="ro1">
          <table:table-cell office:value-type="float" office:value="1.59204188370592E+018" calcext:value-type="float">
            <text:p>1.59204188370592E+018</text:p>
          </table:table-cell>
          <table:table-cell table:formula="of:=([.A205]-1.59204187214801E+018)*0.000000001" office:value-type="float" office:value="11.557910272" calcext:value-type="float">
            <text:p>11.55791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06]-[.C205])/([.B206]-[.B2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65518" calcext:value-type="float">
            <text:p>-1.20034265518</text:p>
          </table:table-cell>
          <table:table-cell office:value-type="float" office:value="-0.579548597336" calcext:value-type="float">
            <text:p>-0.579548597336</text:p>
          </table:table-cell>
          <table:table-cell office:value-type="float" office:value="-0.86679059267" calcext:value-type="float">
            <text:p>-0.86679059267</text:p>
          </table:table-cell>
        </table:table-row>
        <table:table-row table:style-name="ro1">
          <table:table-cell office:value-type="float" office:value="1.59204188380838E+018" calcext:value-type="float">
            <text:p>1.59204188380838E+018</text:p>
          </table:table-cell>
          <table:table-cell table:formula="of:=([.A206]-1.59204187214801E+018)*0.000000001" office:value-type="float" office:value="11.660370176" calcext:value-type="float">
            <text:p>11.66037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07]-[.C206])/([.B207]-[.B2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41676" calcext:value-type="float">
            <text:p>-1.20034241676</text:p>
          </table:table-cell>
          <table:table-cell office:value-type="float" office:value="-0.579531431198" calcext:value-type="float">
            <text:p>-0.579531431198</text:p>
          </table:table-cell>
          <table:table-cell office:value-type="float" office:value="-0.866791307926" calcext:value-type="float">
            <text:p>-0.866791307926</text:p>
          </table:table-cell>
        </table:table-row>
        <table:table-row table:style-name="ro1">
          <table:table-cell office:value-type="float" office:value="1.59204188386086E+018" calcext:value-type="float">
            <text:p>1.59204188386086E+018</text:p>
          </table:table-cell>
          <table:table-cell table:formula="of:=([.A207]-1.59204187214801E+018)*0.000000001" office:value-type="float" office:value="11.712850432" calcext:value-type="float">
            <text:p>11.7128504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08]-[.C207])/([.B208]-[.B2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13881" calcext:value-type="float">
            <text:p>-1.20034813881</text:p>
          </table:table-cell>
          <table:table-cell office:value-type="float" office:value="-0.579540073872" calcext:value-type="float">
            <text:p>-0.579540073872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391278E+018" calcext:value-type="float">
            <text:p>1.59204188391278E+018</text:p>
          </table:table-cell>
          <table:table-cell table:formula="of:=([.A208]-1.59204187214801E+018)*0.000000001" office:value-type="float" office:value="11.764770048" calcext:value-type="float">
            <text:p>11.76477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09]-[.C208])/([.B209]-[.B20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94672" calcext:value-type="float">
            <text:p>-1.20034694672</text:p>
          </table:table-cell>
          <table:table-cell office:value-type="float" office:value="-0.579552769661" calcext:value-type="float">
            <text:p>-0.579552769661</text:p>
          </table:table-cell>
          <table:table-cell office:value-type="float" office:value="-0.866788864136" calcext:value-type="float">
            <text:p>-0.866788864136</text:p>
          </table:table-cell>
        </table:table-row>
        <table:table-row table:style-name="ro1">
          <table:table-cell office:value-type="float" office:value="1.59204188396537E+018" calcext:value-type="float">
            <text:p>1.59204188396537E+018</text:p>
          </table:table-cell>
          <table:table-cell table:formula="of:=([.A209]-1.59204187214801E+018)*0.000000001" office:value-type="float" office:value="11.817360384" calcext:value-type="float">
            <text:p>11.81736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10]-[.C209])/([.B210]-[.B20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4723034" calcext:value-type="float">
            <text:p>-0.579544723034</text:p>
          </table:table-cell>
          <table:table-cell office:value-type="float" office:value="-0.866788506508" calcext:value-type="float">
            <text:p>-0.866788506508</text:p>
          </table:table-cell>
        </table:table-row>
        <table:table-row table:style-name="ro1">
          <table:table-cell office:value-type="float" office:value="1.59204188401895E+018" calcext:value-type="float">
            <text:p>1.59204188401895E+018</text:p>
          </table:table-cell>
          <table:table-cell table:formula="of:=([.A210]-1.59204187214801E+018)*0.000000001" office:value-type="float" office:value="11.870940416" calcext:value-type="float">
            <text:p>11.8709404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11]-[.C210])/([.B211]-[.B2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99304" calcext:value-type="float">
            <text:p>-1.20034599304</text:p>
          </table:table-cell>
          <table:table-cell office:value-type="float" office:value="-0.579553842545" calcext:value-type="float">
            <text:p>-0.579553842545</text:p>
          </table:table-cell>
          <table:table-cell office:value-type="float" office:value="-0.86678892374" calcext:value-type="float">
            <text:p>-0.86678892374</text:p>
          </table:table-cell>
        </table:table-row>
        <table:table-row table:style-name="ro1">
          <table:table-cell office:value-type="float" office:value="1.59204188407048E+018" calcext:value-type="float">
            <text:p>1.59204188407048E+018</text:p>
          </table:table-cell>
          <table:table-cell table:formula="of:=([.A211]-1.59204187214801E+018)*0.000000001" office:value-type="float" office:value="11.922470144" calcext:value-type="float">
            <text:p>11.92247014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12]-[.C211])/([.B212]-[.B2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61565" calcext:value-type="float">
            <text:p>-1.20034861565</text:p>
          </table:table-cell>
          <table:table-cell office:value-type="float" office:value="-0.5795353055" calcext:value-type="float">
            <text:p>-0.5795353055</text:p>
          </table:table-cell>
          <table:table-cell office:value-type="float" office:value="-0.866789221764" calcext:value-type="float">
            <text:p>-0.866789221764</text:p>
          </table:table-cell>
        </table:table-row>
        <table:table-row table:style-name="ro1">
          <table:table-cell office:value-type="float" office:value="1.59204188412386E+018" calcext:value-type="float">
            <text:p>1.59204188412386E+018</text:p>
          </table:table-cell>
          <table:table-cell table:formula="of:=([.A212]-1.59204187214801E+018)*0.000000001" office:value-type="float" office:value="11.97585024" calcext:value-type="float">
            <text:p>11.97585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13]-[.C212])/([.B213]-[.B2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48965" calcext:value-type="float">
            <text:p>-1.20034348965</text:p>
          </table:table-cell>
          <table:table-cell office:value-type="float" office:value="-0.579537689686" calcext:value-type="float">
            <text:p>-0.579537689686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8417567E+018" calcext:value-type="float">
            <text:p>1.59204188417567E+018</text:p>
          </table:table-cell>
          <table:table-cell table:formula="of:=([.A213]-1.59204187214801E+018)*0.000000001" office:value-type="float" office:value="12.027660288" calcext:value-type="float">
            <text:p>12.02766028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14]-[.C213])/([.B214]-[.B2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48965" calcext:value-type="float">
            <text:p>-1.20034348965</text:p>
          </table:table-cell>
          <table:table-cell office:value-type="float" office:value="-0.579551160336" calcext:value-type="float">
            <text:p>-0.579551160336</text:p>
          </table:table-cell>
          <table:table-cell office:value-type="float" office:value="-0.86678981781" calcext:value-type="float">
            <text:p>-0.86678981781</text:p>
          </table:table-cell>
        </table:table-row>
        <table:table-row table:style-name="ro1">
          <table:table-cell office:value-type="float" office:value="1.59204188427822E+018" calcext:value-type="float">
            <text:p>1.59204188427822E+018</text:p>
          </table:table-cell>
          <table:table-cell table:formula="of:=([.A214]-1.59204187214801E+018)*0.000000001" office:value-type="float" office:value="12.130210304" calcext:value-type="float">
            <text:p>12.1302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15]-[.C214])/([.B215]-[.B2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45080662" calcext:value-type="float">
            <text:p>-0.579545080662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433045E+018" calcext:value-type="float">
            <text:p>1.59204188433045E+018</text:p>
          </table:table-cell>
          <table:table-cell table:formula="of:=([.A215]-1.59204187214801E+018)*0.000000001" office:value-type="float" office:value="12.182440192" calcext:value-type="float">
            <text:p>12.18244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16]-[.C215])/([.B216]-[.B2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15858" calcext:value-type="float">
            <text:p>-1.20034515858</text:p>
          </table:table-cell>
          <table:table-cell office:value-type="float" office:value="-0.579541027546" calcext:value-type="float">
            <text:p>-0.579541027546</text:p>
          </table:table-cell>
          <table:table-cell office:value-type="float" office:value="-0.866788268089" calcext:value-type="float">
            <text:p>-0.866788268089</text:p>
          </table:table-cell>
        </table:table-row>
        <table:table-row table:style-name="ro1">
          <table:table-cell office:value-type="float" office:value="1.59204188438257E+018" calcext:value-type="float">
            <text:p>1.59204188438257E+018</text:p>
          </table:table-cell>
          <table:table-cell table:formula="of:=([.A216]-1.59204187214801E+018)*0.000000001" office:value-type="float" office:value="12.234560256" calcext:value-type="float">
            <text:p>12.23456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17]-[.C216])/([.B217]-[.B2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41027546" calcext:value-type="float">
            <text:p>-0.579541027546</text:p>
          </table:table-cell>
          <table:table-cell office:value-type="float" office:value="-0.866791784763" calcext:value-type="float">
            <text:p>-0.866791784763</text:p>
          </table:table-cell>
        </table:table-row>
        <table:table-row table:style-name="ro1">
          <table:table-cell office:value-type="float" office:value="1.59204188443436E+018" calcext:value-type="float">
            <text:p>1.59204188443436E+018</text:p>
          </table:table-cell>
          <table:table-cell table:formula="of:=([.A217]-1.59204187214801E+018)*0.000000001" office:value-type="float" office:value="12.286350336" calcext:value-type="float">
            <text:p>12.28635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18]-[.C217])/([.B218]-[.B2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43232918" calcext:value-type="float">
            <text:p>-0.579543232918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8448598E+018" calcext:value-type="float">
            <text:p>1.59204188448598E+018</text:p>
          </table:table-cell>
          <table:table-cell table:formula="of:=([.A218]-1.59204187214801E+018)*0.000000001" office:value-type="float" office:value="12.337970432" calcext:value-type="float">
            <text:p>12.33797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19]-[.C218])/([.B219]-[.B2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48965" calcext:value-type="float">
            <text:p>-1.20034348965</text:p>
          </table:table-cell>
          <table:table-cell office:value-type="float" office:value="-0.579553306103" calcext:value-type="float">
            <text:p>-0.579553306103</text:p>
          </table:table-cell>
          <table:table-cell office:value-type="float" office:value="-0.866790294647" calcext:value-type="float">
            <text:p>-0.866790294647</text:p>
          </table:table-cell>
        </table:table-row>
        <table:table-row table:style-name="ro1">
          <table:table-cell office:value-type="float" office:value="1.59204188453753E+018" calcext:value-type="float">
            <text:p>1.59204188453753E+018</text:p>
          </table:table-cell>
          <table:table-cell table:formula="of:=([.A219]-1.59204187214801E+018)*0.000000001" office:value-type="float" office:value="12.389520128" calcext:value-type="float">
            <text:p>12.38952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20]-[.C219])/([.B220]-[.B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44782639" calcext:value-type="float">
            <text:p>-0.579544782639</text:p>
          </table:table-cell>
          <table:table-cell office:value-type="float" office:value="-0.866789102554" calcext:value-type="float">
            <text:p>-0.866789102554</text:p>
          </table:table-cell>
        </table:table-row>
        <table:table-row table:style-name="ro1">
          <table:table-cell office:value-type="float" office:value="1.59204188458911E+018" calcext:value-type="float">
            <text:p>1.59204188458911E+018</text:p>
          </table:table-cell>
          <table:table-cell table:formula="of:=([.A220]-1.59204187214801E+018)*0.000000001" office:value-type="float" office:value="12.441100288" calcext:value-type="float">
            <text:p>12.44110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21]-[.C220])/([.B221]-[.B2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53365707" calcext:value-type="float">
            <text:p>-0.579553365707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8469086E+018" calcext:value-type="float">
            <text:p>1.59204188469086E+018</text:p>
          </table:table-cell>
          <table:table-cell table:formula="of:=([.A221]-1.59204187214801E+018)*0.000000001" office:value-type="float" office:value="12.54285056" calcext:value-type="float">
            <text:p>12.542850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22]-[.C221])/([.B222]-[.B2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41676" calcext:value-type="float">
            <text:p>-1.20034241676</text:p>
          </table:table-cell>
          <table:table-cell office:value-type="float" office:value="-0.579544603825" calcext:value-type="float">
            <text:p>-0.579544603825</text:p>
          </table:table-cell>
          <table:table-cell office:value-type="float" office:value="-0.866794764996" calcext:value-type="float">
            <text:p>-0.866794764996</text:p>
          </table:table-cell>
        </table:table-row>
        <table:table-row table:style-name="ro1">
          <table:table-cell office:value-type="float" office:value="1.59204188474326E+018" calcext:value-type="float">
            <text:p>1.59204188474326E+018</text:p>
          </table:table-cell>
          <table:table-cell table:formula="of:=([.A222]-1.59204187214801E+018)*0.000000001" office:value-type="float" office:value="12.595250176" calcext:value-type="float">
            <text:p>12.59525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23]-[.C222])/([.B223]-[.B2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40967941" calcext:value-type="float">
            <text:p>-0.579540967941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8479551E+018" calcext:value-type="float">
            <text:p>1.59204188479551E+018</text:p>
          </table:table-cell>
          <table:table-cell table:formula="of:=([.A223]-1.59204187214801E+018)*0.000000001" office:value-type="float" office:value="12.647500288" calcext:value-type="float">
            <text:p>12.6475002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24]-[.C223])/([.B224]-[.B2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8936" calcext:value-type="float">
            <text:p>-1.2003428936</text:p>
          </table:table-cell>
          <table:table-cell office:value-type="float" office:value="-0.579550325871" calcext:value-type="float">
            <text:p>-0.579550325871</text:p>
          </table:table-cell>
          <table:table-cell office:value-type="float" office:value="-0.866790115833" calcext:value-type="float">
            <text:p>-0.866790115833</text:p>
          </table:table-cell>
        </table:table-row>
        <table:table-row table:style-name="ro1">
          <table:table-cell office:value-type="float" office:value="1.59204188484888E+018" calcext:value-type="float">
            <text:p>1.59204188484888E+018</text:p>
          </table:table-cell>
          <table:table-cell table:formula="of:=([.A224]-1.59204187214801E+018)*0.000000001" office:value-type="float" office:value="12.700870144" calcext:value-type="float">
            <text:p>12.7008701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25]-[.C224])/([.B225]-[.B2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74783" calcext:value-type="float">
            <text:p>-1.20034074783</text:p>
          </table:table-cell>
          <table:table-cell office:value-type="float" office:value="-0.579543828964" calcext:value-type="float">
            <text:p>-0.579543828964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8490232E+018" calcext:value-type="float">
            <text:p>1.59204188490232E+018</text:p>
          </table:table-cell>
          <table:table-cell table:formula="of:=([.A225]-1.59204187214801E+018)*0.000000001" office:value-type="float" office:value="12.754310144" calcext:value-type="float">
            <text:p>12.75431014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26]-[.C225])/([.B226]-[.B2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47667" calcext:value-type="float">
            <text:p>-1.20035147667</text:p>
          </table:table-cell>
          <table:table-cell office:value-type="float" office:value="-0.579548954964" calcext:value-type="float">
            <text:p>-0.579548954964</text:p>
          </table:table-cell>
          <table:table-cell office:value-type="float" office:value="-0.866785883904" calcext:value-type="float">
            <text:p>-0.866785883904</text:p>
          </table:table-cell>
        </table:table-row>
        <table:table-row table:style-name="ro1">
          <table:table-cell office:value-type="float" office:value="1.59204188495426E+018" calcext:value-type="float">
            <text:p>1.59204188495426E+018</text:p>
          </table:table-cell>
          <table:table-cell table:formula="of:=([.A226]-1.59204187214801E+018)*0.000000001" office:value-type="float" office:value="12.806250496" calcext:value-type="float">
            <text:p>12.8062504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27]-[.C226])/([.B227]-[.B2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65518" calcext:value-type="float">
            <text:p>-1.20034265518</text:p>
          </table:table-cell>
          <table:table-cell office:value-type="float" office:value="-0.579544961452" calcext:value-type="float">
            <text:p>-0.579544961452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501359E+018" calcext:value-type="float">
            <text:p>1.59204188501359E+018</text:p>
          </table:table-cell>
          <table:table-cell table:formula="of:=([.A227]-1.59204187214801E+018)*0.000000001" office:value-type="float" office:value="12.865580288" calcext:value-type="float">
            <text:p>12.86558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28]-[.C227])/([.B228]-[.B2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0196" calcext:value-type="float">
            <text:p>-1.2003480196</text:p>
          </table:table-cell>
          <table:table-cell office:value-type="float" office:value="-0.579540967941" calcext:value-type="float">
            <text:p>-0.579540967941</text:p>
          </table:table-cell>
          <table:table-cell office:value-type="float" office:value="-0.86679059267" calcext:value-type="float">
            <text:p>-0.86679059267</text:p>
          </table:table-cell>
        </table:table-row>
        <table:table-row table:style-name="ro1">
          <table:table-cell office:value-type="float" office:value="1.59204188506623E+018" calcext:value-type="float">
            <text:p>1.59204188506623E+018</text:p>
          </table:table-cell>
          <table:table-cell table:formula="of:=([.A228]-1.59204187214801E+018)*0.000000001" office:value-type="float" office:value="12.918220288" calcext:value-type="float">
            <text:p>12.91822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29]-[.C228])/([.B229]-[.B2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13881" calcext:value-type="float">
            <text:p>-1.20034813881</text:p>
          </table:table-cell>
          <table:table-cell office:value-type="float" office:value="-0.579549372196" calcext:value-type="float">
            <text:p>-0.579549372196</text:p>
          </table:table-cell>
          <table:table-cell office:value-type="float" office:value="-0.866788685322" calcext:value-type="float">
            <text:p>-0.866788685322</text:p>
          </table:table-cell>
        </table:table-row>
        <table:table-row table:style-name="ro1">
          <table:table-cell office:value-type="float" office:value="1.59204188511878E+018" calcext:value-type="float">
            <text:p>1.59204188511878E+018</text:p>
          </table:table-cell>
          <table:table-cell table:formula="of:=([.A229]-1.59204187214801E+018)*0.000000001" office:value-type="float" office:value="12.970770432" calcext:value-type="float">
            <text:p>12.9707704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30]-[.C229])/([.B230]-[.B2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7083" calcext:value-type="float">
            <text:p>-1.2003467083</text:p>
          </table:table-cell>
          <table:table-cell office:value-type="float" office:value="-0.579540133476" calcext:value-type="float">
            <text:p>-0.579540133476</text:p>
          </table:table-cell>
          <table:table-cell office:value-type="float" office:value="-0.866787731647" calcext:value-type="float">
            <text:p>-0.866787731647</text:p>
          </table:table-cell>
        </table:table-row>
        <table:table-row table:style-name="ro1">
          <table:table-cell office:value-type="float" office:value="1.59204188517108E+018" calcext:value-type="float">
            <text:p>1.59204188517108E+018</text:p>
          </table:table-cell>
          <table:table-cell table:formula="of:=([.A230]-1.59204187214801E+018)*0.000000001" office:value-type="float" office:value="13.023070208" calcext:value-type="float">
            <text:p>13.02307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31]-[.C230])/([.B231]-[.B2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37723" calcext:value-type="float">
            <text:p>-1.20034837723</text:p>
          </table:table-cell>
          <table:table-cell office:value-type="float" office:value="-0.579536378384" calcext:value-type="float">
            <text:p>-0.579536378384</text:p>
          </table:table-cell>
          <table:table-cell office:value-type="float" office:value="-0.86678737402" calcext:value-type="float">
            <text:p>-0.86678737402</text:p>
          </table:table-cell>
        </table:table-row>
        <table:table-row table:style-name="ro1">
          <table:table-cell office:value-type="float" office:value="1.59204188522355E+018" calcext:value-type="float">
            <text:p>1.59204188522355E+018</text:p>
          </table:table-cell>
          <table:table-cell table:formula="of:=([.A231]-1.59204187214801E+018)*0.000000001" office:value-type="float" office:value="13.075540224" calcext:value-type="float">
            <text:p>13.07554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32]-[.C231])/([.B232]-[.B2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4877615" calcext:value-type="float">
            <text:p>-0.57954877615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527561E+018" calcext:value-type="float">
            <text:p>1.59204188527561E+018</text:p>
          </table:table-cell>
          <table:table-cell table:formula="of:=([.A232]-1.59204187214801E+018)*0.000000001" office:value-type="float" office:value="13.127600128" calcext:value-type="float">
            <text:p>13.12760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33]-[.C232])/([.B233]-[.B2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7083" calcext:value-type="float">
            <text:p>-1.2003467083</text:p>
          </table:table-cell>
          <table:table-cell office:value-type="float" office:value="-0.579537391663" calcext:value-type="float">
            <text:p>-0.579537391663</text:p>
          </table:table-cell>
          <table:table-cell office:value-type="float" office:value="-0.866787910461" calcext:value-type="float">
            <text:p>-0.866787910461</text:p>
          </table:table-cell>
        </table:table-row>
        <table:table-row table:style-name="ro1">
          <table:table-cell office:value-type="float" office:value="1.59204188532752E+018" calcext:value-type="float">
            <text:p>1.59204188532752E+018</text:p>
          </table:table-cell>
          <table:table-cell table:formula="of:=([.A233]-1.59204187214801E+018)*0.000000001" office:value-type="float" office:value="13.179510272" calcext:value-type="float">
            <text:p>13.17951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34]-[.C233])/([.B234]-[.B2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86025" calcext:value-type="float">
            <text:p>-1.20033586025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9404974" calcext:value-type="float">
            <text:p>-0.86679404974</text:p>
          </table:table-cell>
        </table:table-row>
        <table:table-row table:style-name="ro1">
          <table:table-cell office:value-type="float" office:value="1.5920418853799E+018" calcext:value-type="float">
            <text:p>1.5920418853799E+018</text:p>
          </table:table-cell>
          <table:table-cell table:formula="of:=([.A234]-1.59204187214801E+018)*0.000000001" office:value-type="float" office:value="13.231890432" calcext:value-type="float">
            <text:p>13.23189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35]-[.C234])/([.B235]-[.B2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00602" calcext:value-type="float">
            <text:p>-1.20033800602</text:p>
          </table:table-cell>
          <table:table-cell office:value-type="float" office:value="-0.579549193382" calcext:value-type="float">
            <text:p>-0.579549193382</text:p>
          </table:table-cell>
          <table:table-cell office:value-type="float" office:value="-0.866793572903" calcext:value-type="float">
            <text:p>-0.866793572903</text:p>
          </table:table-cell>
        </table:table-row>
        <table:table-row table:style-name="ro1">
          <table:table-cell office:value-type="float" office:value="1.59204188543167E+018" calcext:value-type="float">
            <text:p>1.59204188543167E+018</text:p>
          </table:table-cell>
          <table:table-cell table:formula="of:=([.A235]-1.59204187214801E+018)*0.000000001" office:value-type="float" office:value="13.283660288" calcext:value-type="float">
            <text:p>13.28366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36]-[.C235])/([.B236]-[.B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80095" calcext:value-type="float">
            <text:p>-1.20034480095</text:p>
          </table:table-cell>
          <table:table-cell office:value-type="float" office:value="-0.579551339149" calcext:value-type="float">
            <text:p>-0.579551339149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8549297E+018" calcext:value-type="float">
            <text:p>1.59204188549297E+018</text:p>
          </table:table-cell>
          <table:table-cell table:formula="of:=([.A236]-1.59204187214801E+018)*0.000000001" office:value-type="float" office:value="13.344960256" calcext:value-type="float">
            <text:p>13.34496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37]-[.C236])/([.B237]-[.B2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51100731" calcext:value-type="float">
            <text:p>-0.579551100731</text:p>
          </table:table-cell>
          <table:table-cell office:value-type="float" office:value="-0.86679404974" calcext:value-type="float">
            <text:p>-0.86679404974</text:p>
          </table:table-cell>
        </table:table-row>
        <table:table-row table:style-name="ro1">
          <table:table-cell office:value-type="float" office:value="1.59204188560605E+018" calcext:value-type="float">
            <text:p>1.59204188560605E+018</text:p>
          </table:table-cell>
          <table:table-cell table:formula="of:=([.A237]-1.59204187214801E+018)*0.000000001" office:value-type="float" office:value="13.458040064" calcext:value-type="float">
            <text:p>13.45804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38]-[.C237])/([.B238]-[.B2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95969" calcext:value-type="float">
            <text:p>-1.20033895969</text:p>
          </table:table-cell>
          <table:table-cell office:value-type="float" office:value="-0.579548418522" calcext:value-type="float">
            <text:p>-0.579548418522</text:p>
          </table:table-cell>
          <table:table-cell office:value-type="float" office:value="-0.866793394089" calcext:value-type="float">
            <text:p>-0.866793394089</text:p>
          </table:table-cell>
        </table:table-row>
        <table:table-row table:style-name="ro1">
          <table:table-cell office:value-type="float" office:value="1.59204188566531E+018" calcext:value-type="float">
            <text:p>1.59204188566531E+018</text:p>
          </table:table-cell>
          <table:table-cell table:formula="of:=([.A238]-1.59204187214801E+018)*0.000000001" office:value-type="float" office:value="13.517300224" calcext:value-type="float">
            <text:p>13.51730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39]-[.C238])/([.B239]-[.B2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15858" calcext:value-type="float">
            <text:p>-1.20034515858</text:p>
          </table:table-cell>
          <table:table-cell office:value-type="float" office:value="-0.579545974731" calcext:value-type="float">
            <text:p>-0.579545974731</text:p>
          </table:table-cell>
          <table:table-cell office:value-type="float" office:value="-0.866789519787" calcext:value-type="float">
            <text:p>-0.866789519787</text:p>
          </table:table-cell>
        </table:table-row>
        <table:table-row table:style-name="ro1">
          <table:table-cell office:value-type="float" office:value="1.59204188571851E+018" calcext:value-type="float">
            <text:p>1.59204188571851E+018</text:p>
          </table:table-cell>
          <table:table-cell table:formula="of:=([.A239]-1.59204187214801E+018)*0.000000001" office:value-type="float" office:value="13.570500352" calcext:value-type="float">
            <text:p>13.57050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40]-[.C239])/([.B240]-[.B2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4365406" calcext:value-type="float">
            <text:p>-0.579544365406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8577028E+018" calcext:value-type="float">
            <text:p>1.59204188577028E+018</text:p>
          </table:table-cell>
          <table:table-cell table:formula="of:=([.A240]-1.59204187214801E+018)*0.000000001" office:value-type="float" office:value="13.622270208" calcext:value-type="float">
            <text:p>13.62227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41]-[.C240])/([.B241]-[.B2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46988" calcext:value-type="float">
            <text:p>-1.20034646988</text:p>
          </table:table-cell>
          <table:table-cell office:value-type="float" office:value="-0.57954376936" calcext:value-type="float">
            <text:p>-0.57954376936</text:p>
          </table:table-cell>
          <table:table-cell office:value-type="float" office:value="-0.866789460182" calcext:value-type="float">
            <text:p>-0.866789460182</text:p>
          </table:table-cell>
        </table:table-row>
        <table:table-row table:style-name="ro1">
          <table:table-cell office:value-type="float" office:value="1.59204188582198E+018" calcext:value-type="float">
            <text:p>1.59204188582198E+018</text:p>
          </table:table-cell>
          <table:table-cell table:formula="of:=([.A241]-1.59204187214801E+018)*0.000000001" office:value-type="float" office:value="13.673970176" calcext:value-type="float">
            <text:p>13.67397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42]-[.C241])/([.B242]-[.B2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80095" calcext:value-type="float">
            <text:p>-1.20034480095</text:p>
          </table:table-cell>
          <table:table-cell office:value-type="float" office:value="-0.579540193081" calcext:value-type="float">
            <text:p>-0.579540193081</text:p>
          </table:table-cell>
          <table:table-cell office:value-type="float" office:value="-0.866790056229" calcext:value-type="float">
            <text:p>-0.866790056229</text:p>
          </table:table-cell>
        </table:table-row>
        <table:table-row table:style-name="ro1">
          <table:table-cell office:value-type="float" office:value="1.5920418858737E+018" calcext:value-type="float">
            <text:p>1.5920418858737E+018</text:p>
          </table:table-cell>
          <table:table-cell table:formula="of:=([.A242]-1.59204187214801E+018)*0.000000001" office:value-type="float" office:value="13.725690368" calcext:value-type="float">
            <text:p>13.72569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43]-[.C242])/([.B243]-[.B2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91337" calcext:value-type="float">
            <text:p>-1.20033991337</text:p>
          </table:table-cell>
          <table:table-cell office:value-type="float" office:value="-0.579548239708" calcext:value-type="float">
            <text:p>-0.579548239708</text:p>
          </table:table-cell>
          <table:table-cell office:value-type="float" office:value="-0.866792678833" calcext:value-type="float">
            <text:p>-0.866792678833</text:p>
          </table:table-cell>
        </table:table-row>
        <table:table-row table:style-name="ro1">
          <table:table-cell office:value-type="float" office:value="1.59204188592524E+018" calcext:value-type="float">
            <text:p>1.59204188592524E+018</text:p>
          </table:table-cell>
          <table:table-cell table:formula="of:=([.A243]-1.59204187214801E+018)*0.000000001" office:value-type="float" office:value="13.77723008" calcext:value-type="float">
            <text:p>13.777230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44]-[.C243])/([.B244]-[.B2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53544521" calcext:value-type="float">
            <text:p>-0.579553544521</text:p>
          </table:table-cell>
          <table:table-cell office:value-type="float" office:value="-0.866794168949" calcext:value-type="float">
            <text:p>-0.866794168949</text:p>
          </table:table-cell>
        </table:table-row>
        <table:table-row table:style-name="ro1">
          <table:table-cell office:value-type="float" office:value="1.59204188597706E+018" calcext:value-type="float">
            <text:p>1.59204188597706E+018</text:p>
          </table:table-cell>
          <table:table-cell table:formula="of:=([.A244]-1.59204187214801E+018)*0.000000001" office:value-type="float" office:value="13.829050368" calcext:value-type="float">
            <text:p>13.82905036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45]-[.C244])/([.B245]-[.B2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21788" calcext:value-type="float">
            <text:p>-1.20033621788</text:p>
          </table:table-cell>
          <table:table-cell office:value-type="float" office:value="-0.579550981522" calcext:value-type="float">
            <text:p>-0.579550981522</text:p>
          </table:table-cell>
          <table:table-cell office:value-type="float" office:value="-0.866793990135" calcext:value-type="float">
            <text:p>-0.866793990135</text:p>
          </table:table-cell>
        </table:table-row>
        <table:table-row table:style-name="ro1">
          <table:table-cell office:value-type="float" office:value="1.59204188607913E+018" calcext:value-type="float">
            <text:p>1.59204188607913E+018</text:p>
          </table:table-cell>
          <table:table-cell table:formula="of:=([.A245]-1.59204187214801E+018)*0.000000001" office:value-type="float" office:value="13.931120384" calcext:value-type="float">
            <text:p>13.93112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46]-[.C245])/([.B246]-[.B2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52918" calcext:value-type="float">
            <text:p>-1.20033752918</text:p>
          </table:table-cell>
          <table:table-cell office:value-type="float" office:value="-0.57953608036" calcext:value-type="float">
            <text:p>-0.57953608036</text:p>
          </table:table-cell>
          <table:table-cell office:value-type="float" office:value="-0.866794288158" calcext:value-type="float">
            <text:p>-0.866794288158</text:p>
          </table:table-cell>
        </table:table-row>
        <table:table-row table:style-name="ro1">
          <table:table-cell office:value-type="float" office:value="1.59204188613183E+018" calcext:value-type="float">
            <text:p>1.59204188613183E+018</text:p>
          </table:table-cell>
          <table:table-cell table:formula="of:=([.A246]-1.59204187214801E+018)*0.000000001" office:value-type="float" office:value="13.983820288" calcext:value-type="float">
            <text:p>13.98382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47]-[.C246])/([.B247]-[.B2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48418522" calcext:value-type="float">
            <text:p>-0.579548418522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8618371E+018" calcext:value-type="float">
            <text:p>1.59204188618371E+018</text:p>
          </table:table-cell>
          <table:table-cell table:formula="of:=([.A247]-1.59204187214801E+018)*0.000000001" office:value-type="float" office:value="14.035700224" calcext:value-type="float">
            <text:p>14.03570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48]-[.C247])/([.B248]-[.B2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26421" calcext:value-type="float">
            <text:p>-1.20033526421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95241833" calcext:value-type="float">
            <text:p>-0.866795241833</text:p>
          </table:table-cell>
        </table:table-row>
        <table:table-row table:style-name="ro1">
          <table:table-cell office:value-type="float" office:value="1.59204188623521E+018" calcext:value-type="float">
            <text:p>1.59204188623521E+018</text:p>
          </table:table-cell>
          <table:table-cell table:formula="of:=([.A248]-1.59204187214801E+018)*0.000000001" office:value-type="float" office:value="14.087200512" calcext:value-type="float">
            <text:p>14.0872005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49]-[.C248])/([.B249]-[.B2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27779" calcext:value-type="float">
            <text:p>-1.20034527779</text:p>
          </table:table-cell>
          <table:table-cell office:value-type="float" office:value="-0.579538166523" calcext:value-type="float">
            <text:p>-0.579538166523</text:p>
          </table:table-cell>
          <table:table-cell office:value-type="float" office:value="-0.866791784763" calcext:value-type="float">
            <text:p>-0.866791784763</text:p>
          </table:table-cell>
        </table:table-row>
        <table:table-row table:style-name="ro1">
          <table:table-cell office:value-type="float" office:value="1.59204188628713E+018" calcext:value-type="float">
            <text:p>1.59204188628713E+018</text:p>
          </table:table-cell>
          <table:table-cell table:formula="of:=([.A249]-1.59204187214801E+018)*0.000000001" office:value-type="float" office:value="14.139120128" calcext:value-type="float">
            <text:p>14.13912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50]-[.C249])/([.B250]-[.B2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266876" calcext:value-type="float">
            <text:p>-1.20035266876</text:p>
          </table:table-cell>
          <table:table-cell office:value-type="float" office:value="-0.579539775848" calcext:value-type="float">
            <text:p>-0.579539775848</text:p>
          </table:table-cell>
          <table:table-cell office:value-type="float" office:value="-0.866789937019" calcext:value-type="float">
            <text:p>-0.866789937019</text:p>
          </table:table-cell>
        </table:table-row>
        <table:table-row table:style-name="ro1">
          <table:table-cell office:value-type="float" office:value="1.5920418863395E+018" calcext:value-type="float">
            <text:p>1.5920418863395E+018</text:p>
          </table:table-cell>
          <table:table-cell table:formula="of:=([.A250]-1.59204187214801E+018)*0.000000001" office:value-type="float" office:value="14.191490304" calcext:value-type="float">
            <text:p>14.19149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51]-[.C250])/([.B251]-[.B2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53597" calcext:value-type="float">
            <text:p>-1.20034253597</text:p>
          </table:table-cell>
          <table:table-cell office:value-type="float" office:value="-0.579552710056" calcext:value-type="float">
            <text:p>-0.579552710056</text:p>
          </table:table-cell>
          <table:table-cell office:value-type="float" office:value="-0.866792082787" calcext:value-type="float">
            <text:p>-0.866792082787</text:p>
          </table:table-cell>
        </table:table-row>
        <table:table-row table:style-name="ro1">
          <table:table-cell office:value-type="float" office:value="1.59204188639219E+018" calcext:value-type="float">
            <text:p>1.59204188639219E+018</text:p>
          </table:table-cell>
          <table:table-cell table:formula="of:=([.A251]-1.59204187214801E+018)*0.000000001" office:value-type="float" office:value="14.244180224" calcext:value-type="float">
            <text:p>14.24418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52]-[.C251])/([.B252]-[.B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66197" calcext:value-type="float">
            <text:p>-1.20034766197</text:p>
          </table:table-cell>
          <table:table-cell office:value-type="float" office:value="-0.579542279243" calcext:value-type="float">
            <text:p>-0.579542279243</text:p>
          </table:table-cell>
          <table:table-cell office:value-type="float" office:value="-0.86678725481" calcext:value-type="float">
            <text:p>-0.86678725481</text:p>
          </table:table-cell>
        </table:table-row>
        <table:table-row table:style-name="ro1">
          <table:table-cell office:value-type="float" office:value="1.59204188644388E+018" calcext:value-type="float">
            <text:p>1.59204188644388E+018</text:p>
          </table:table-cell>
          <table:table-cell table:formula="of:=([.A252]-1.59204187214801E+018)*0.000000001" office:value-type="float" office:value="14.295870464" calcext:value-type="float">
            <text:p>14.2958704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53]-[.C252])/([.B253]-[.B2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00602" calcext:value-type="float">
            <text:p>-1.20033800602</text:p>
          </table:table-cell>
          <table:table-cell office:value-type="float" office:value="-0.57954621315" calcext:value-type="float">
            <text:p>-0.57954621315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8649602E+018" calcext:value-type="float">
            <text:p>1.59204188649602E+018</text:p>
          </table:table-cell>
          <table:table-cell table:formula="of:=([.A253]-1.59204187214801E+018)*0.000000001" office:value-type="float" office:value="14.34801024" calcext:value-type="float">
            <text:p>14.34801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54]-[.C253])/([.B254]-[.B2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08569" calcext:value-type="float">
            <text:p>-1.20034408569</text:p>
          </table:table-cell>
          <table:table-cell office:value-type="float" office:value="-0.579543411732" calcext:value-type="float">
            <text:p>-0.579543411732</text:p>
          </table:table-cell>
          <table:table-cell office:value-type="float" office:value="-0.86679404974" calcext:value-type="float">
            <text:p>-0.86679404974</text:p>
          </table:table-cell>
        </table:table-row>
        <table:table-row table:style-name="ro1">
          <table:table-cell office:value-type="float" office:value="1.59204188654837E+018" calcext:value-type="float">
            <text:p>1.59204188654837E+018</text:p>
          </table:table-cell>
          <table:table-cell table:formula="of:=([.A254]-1.59204187214801E+018)*0.000000001" office:value-type="float" office:value="14.400360192" calcext:value-type="float">
            <text:p>14.4003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55]-[.C254])/([.B255]-[.B2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72807" calcext:value-type="float">
            <text:p>-1.20034372807</text:p>
          </table:table-cell>
          <table:table-cell office:value-type="float" office:value="-0.579540908337" calcext:value-type="float">
            <text:p>-0.579540908337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660094E+018" calcext:value-type="float">
            <text:p>1.59204188660094E+018</text:p>
          </table:table-cell>
          <table:table-cell table:formula="of:=([.A255]-1.59204187214801E+018)*0.000000001" office:value-type="float" office:value="14.452930304" calcext:value-type="float">
            <text:p>14.45293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56]-[.C255])/([.B256]-[.B2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10546" calcext:value-type="float">
            <text:p>-1.20034110546</text:p>
          </table:table-cell>
          <table:table-cell office:value-type="float" office:value="-0.579548239708" calcext:value-type="float">
            <text:p>-0.579548239708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66535E+018" calcext:value-type="float">
            <text:p>1.5920418866535E+018</text:p>
          </table:table-cell>
          <table:table-cell table:formula="of:=([.A256]-1.59204187214801E+018)*0.000000001" office:value-type="float" office:value="14.505490176" calcext:value-type="float">
            <text:p>14.50549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57]-[.C256])/([.B257]-[.B2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168793" calcext:value-type="float">
            <text:p>-1.20033168793</text:p>
          </table:table-cell>
          <table:table-cell office:value-type="float" office:value="-0.579540431499" calcext:value-type="float">
            <text:p>-0.579540431499</text:p>
          </table:table-cell>
          <table:table-cell office:value-type="float" office:value="-0.866796076298" calcext:value-type="float">
            <text:p>-0.866796076298</text:p>
          </table:table-cell>
        </table:table-row>
        <table:table-row table:style-name="ro1">
          <table:table-cell office:value-type="float" office:value="1.59204188670597E+018" calcext:value-type="float">
            <text:p>1.59204188670597E+018</text:p>
          </table:table-cell>
          <table:table-cell table:formula="of:=([.A257]-1.59204187214801E+018)*0.000000001" office:value-type="float" office:value="14.557960192" calcext:value-type="float">
            <text:p>14.5579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58]-[.C257])/([.B258]-[.B2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67495" calcext:value-type="float">
            <text:p>-1.20033967495</text:p>
          </table:table-cell>
          <table:table-cell office:value-type="float" office:value="-0.579536259174" calcext:value-type="float">
            <text:p>-0.579536259174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8675829E+018" calcext:value-type="float">
            <text:p>1.59204188675829E+018</text:p>
          </table:table-cell>
          <table:table-cell table:formula="of:=([.A258]-1.59204187214801E+018)*0.000000001" office:value-type="float" office:value="14.610280192" calcext:value-type="float">
            <text:p>14.61028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59]-[.C258])/([.B259]-[.B2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46988" calcext:value-type="float">
            <text:p>-1.20034646988</text:p>
          </table:table-cell>
          <table:table-cell office:value-type="float" office:value="-0.579541027546" calcext:value-type="float">
            <text:p>-0.579541027546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681259E+018" calcext:value-type="float">
            <text:p>1.59204188681259E+018</text:p>
          </table:table-cell>
          <table:table-cell table:formula="of:=([.A259]-1.59204187214801E+018)*0.000000001" office:value-type="float" office:value="14.664580352" calcext:value-type="float">
            <text:p>14.66458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60]-[.C259])/([.B260]-[.B2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49312592" calcext:value-type="float">
            <text:p>-0.579549312592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686503E+018" calcext:value-type="float">
            <text:p>1.59204188686503E+018</text:p>
          </table:table-cell>
          <table:table-cell table:formula="of:=([.A260]-1.59204187214801E+018)*0.000000001" office:value-type="float" office:value="14.71702016" calcext:value-type="float">
            <text:p>14.71702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61]-[.C260])/([.B261]-[.B2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47524452" calcext:value-type="float">
            <text:p>-0.579547524452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691705E+018" calcext:value-type="float">
            <text:p>1.59204188691705E+018</text:p>
          </table:table-cell>
          <table:table-cell table:formula="of:=([.A261]-1.59204187214801E+018)*0.000000001" office:value-type="float" office:value="14.769040384" calcext:value-type="float">
            <text:p>14.76904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62]-[.C261])/([.B262]-[.B2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27779" calcext:value-type="float">
            <text:p>-1.20034527779</text:p>
          </table:table-cell>
          <table:table-cell office:value-type="float" office:value="-0.57954955101" calcext:value-type="float">
            <text:p>-0.57954955101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8696958E+018" calcext:value-type="float">
            <text:p>1.59204188696958E+018</text:p>
          </table:table-cell>
          <table:table-cell table:formula="of:=([.A262]-1.59204187214801E+018)*0.000000001" office:value-type="float" office:value="14.821570304" calcext:value-type="float">
            <text:p>14.82157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63]-[.C262])/([.B263]-[.B2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7083" calcext:value-type="float">
            <text:p>-1.2003467083</text:p>
          </table:table-cell>
          <table:table-cell office:value-type="float" office:value="-0.57954710722" calcext:value-type="float">
            <text:p>-0.57954710722</text:p>
          </table:table-cell>
          <table:table-cell office:value-type="float" office:value="-0.866791367531" calcext:value-type="float">
            <text:p>-0.866791367531</text:p>
          </table:table-cell>
        </table:table-row>
        <table:table-row table:style-name="ro1">
          <table:table-cell office:value-type="float" office:value="1.59204188702225E+018" calcext:value-type="float">
            <text:p>1.59204188702225E+018</text:p>
          </table:table-cell>
          <table:table-cell table:formula="of:=([.A263]-1.59204187214801E+018)*0.000000001" office:value-type="float" office:value="14.874240256" calcext:value-type="float">
            <text:p>14.87424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64]-[.C263])/([.B264]-[.B2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25802" calcext:value-type="float">
            <text:p>-1.20034825802</text:p>
          </table:table-cell>
          <table:table-cell office:value-type="float" office:value="-0.579551339149" calcext:value-type="float">
            <text:p>-0.579551339149</text:p>
          </table:table-cell>
          <table:table-cell office:value-type="float" office:value="-0.866790354252" calcext:value-type="float">
            <text:p>-0.866790354252</text:p>
          </table:table-cell>
        </table:table-row>
        <table:table-row table:style-name="ro1">
          <table:table-cell office:value-type="float" office:value="1.59204188707475E+018" calcext:value-type="float">
            <text:p>1.59204188707475E+018</text:p>
          </table:table-cell>
          <table:table-cell table:formula="of:=([.A264]-1.59204187214801E+018)*0.000000001" office:value-type="float" office:value="14.92674048" calcext:value-type="float">
            <text:p>14.92674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65]-[.C264])/([.B265]-[.B2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05235" calcext:value-type="float">
            <text:p>-1.20033705235</text:p>
          </table:table-cell>
          <table:table-cell office:value-type="float" office:value="-0.579544723034" calcext:value-type="float">
            <text:p>-0.579544723034</text:p>
          </table:table-cell>
          <table:table-cell office:value-type="float" office:value="-0.866793572903" calcext:value-type="float">
            <text:p>-0.866793572903</text:p>
          </table:table-cell>
        </table:table-row>
        <table:table-row table:style-name="ro1">
          <table:table-cell office:value-type="float" office:value="1.59204188712682E+018" calcext:value-type="float">
            <text:p>1.59204188712682E+018</text:p>
          </table:table-cell>
          <table:table-cell table:formula="of:=([.A265]-1.59204187214801E+018)*0.000000001" office:value-type="float" office:value="14.978810368" calcext:value-type="float">
            <text:p>14.97881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66]-[.C265])/([.B266]-[.B2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34828663" calcext:value-type="float">
            <text:p>-0.579534828663</text:p>
          </table:table-cell>
          <table:table-cell office:value-type="float" office:value="-0.866789758205" calcext:value-type="float">
            <text:p>-0.866789758205</text:p>
          </table:table-cell>
        </table:table-row>
        <table:table-row table:style-name="ro1">
          <table:table-cell office:value-type="float" office:value="1.59204188717848E+018" calcext:value-type="float">
            <text:p>1.59204188717848E+018</text:p>
          </table:table-cell>
          <table:table-cell table:formula="of:=([.A266]-1.59204187214801E+018)*0.000000001" office:value-type="float" office:value="15.0304704" calcext:value-type="float">
            <text:p>15.0304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67]-[.C266])/([.B267]-[.B2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29076" calcext:value-type="float">
            <text:p>-1.20033729076</text:p>
          </table:table-cell>
          <table:table-cell office:value-type="float" office:value="-0.579551875591" calcext:value-type="float">
            <text:p>-0.579551875591</text:p>
          </table:table-cell>
          <table:table-cell office:value-type="float" office:value="-0.866794586182" calcext:value-type="float">
            <text:p>-0.866794586182</text:p>
          </table:table-cell>
        </table:table-row>
        <table:table-row table:style-name="ro1">
          <table:table-cell office:value-type="float" office:value="1.59204188723096E+018" calcext:value-type="float">
            <text:p>1.59204188723096E+018</text:p>
          </table:table-cell>
          <table:table-cell table:formula="of:=([.A267]-1.59204187214801E+018)*0.000000001" office:value-type="float" office:value="15.082950144" calcext:value-type="float">
            <text:p>15.08295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68]-[.C267])/([.B268]-[.B2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231113" calcext:value-type="float">
            <text:p>-1.20035231113</text:p>
          </table:table-cell>
          <table:table-cell office:value-type="float" office:value="-0.579539835453" calcext:value-type="float">
            <text:p>-0.579539835453</text:p>
          </table:table-cell>
          <table:table-cell office:value-type="float" office:value="-0.866784095764" calcext:value-type="float">
            <text:p>-0.866784095764</text:p>
          </table:table-cell>
        </table:table-row>
        <table:table-row table:style-name="ro1">
          <table:table-cell office:value-type="float" office:value="1.59204188733481E+018" calcext:value-type="float">
            <text:p>1.59204188733481E+018</text:p>
          </table:table-cell>
          <table:table-cell table:formula="of:=([.A268]-1.59204187214801E+018)*0.000000001" office:value-type="float" office:value="15.186800384" calcext:value-type="float">
            <text:p>15.18680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69]-[.C268])/([.B269]-[.B2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61565" calcext:value-type="float">
            <text:p>-1.20034861565</text:p>
          </table:table-cell>
          <table:table-cell office:value-type="float" office:value="-0.579532802105" calcext:value-type="float">
            <text:p>-0.579532802105</text:p>
          </table:table-cell>
          <table:table-cell office:value-type="float" office:value="-0.86679148674" calcext:value-type="float">
            <text:p>-0.86679148674</text:p>
          </table:table-cell>
        </table:table-row>
        <table:table-row table:style-name="ro1">
          <table:table-cell office:value-type="float" office:value="1.59204188738755E+018" calcext:value-type="float">
            <text:p>1.59204188738755E+018</text:p>
          </table:table-cell>
          <table:table-cell table:formula="of:=([.A269]-1.59204187214801E+018)*0.000000001" office:value-type="float" office:value="15.23954048" calcext:value-type="float">
            <text:p>15.2395404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70]-[.C269])/([.B270]-[.B2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4563" calcext:value-type="float">
            <text:p>-1.2003364563</text:p>
          </table:table-cell>
          <table:table-cell office:value-type="float" office:value="-0.579544246197" calcext:value-type="float">
            <text:p>-0.579544246197</text:p>
          </table:table-cell>
          <table:table-cell office:value-type="float" office:value="-0.866792500019" calcext:value-type="float">
            <text:p>-0.866792500019</text:p>
          </table:table-cell>
        </table:table-row>
        <table:table-row table:style-name="ro1">
          <table:table-cell office:value-type="float" office:value="1.5920418874399E+018" calcext:value-type="float">
            <text:p>1.5920418874399E+018</text:p>
          </table:table-cell>
          <table:table-cell table:formula="of:=([.A270]-1.59204187214801E+018)*0.000000001" office:value-type="float" office:value="15.291890432" calcext:value-type="float">
            <text:p>15.29189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71]-[.C270])/([.B271]-[.B2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60207" calcext:value-type="float">
            <text:p>-1.20033860207</text:p>
          </table:table-cell>
          <table:table-cell office:value-type="float" office:value="-0.579544663429" calcext:value-type="float">
            <text:p>-0.579544663429</text:p>
          </table:table-cell>
          <table:table-cell office:value-type="float" office:value="-0.866795837879" calcext:value-type="float">
            <text:p>-0.866795837879</text:p>
          </table:table-cell>
        </table:table-row>
        <table:table-row table:style-name="ro1">
          <table:table-cell office:value-type="float" office:value="1.5920418874925E+018" calcext:value-type="float">
            <text:p>1.5920418874925E+018</text:p>
          </table:table-cell>
          <table:table-cell table:formula="of:=([.A271]-1.59204187214801E+018)*0.000000001" office:value-type="float" office:value="15.34449024" calcext:value-type="float">
            <text:p>15.34449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72]-[.C271])/([.B272]-[.B2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49644" calcext:value-type="float">
            <text:p>-1.20034849644</text:p>
          </table:table-cell>
          <table:table-cell office:value-type="float" office:value="-0.57954543829" calcext:value-type="float">
            <text:p>-0.57954543829</text:p>
          </table:table-cell>
          <table:table-cell office:value-type="float" office:value="-0.866789758205" calcext:value-type="float">
            <text:p>-0.866789758205</text:p>
          </table:table-cell>
        </table:table-row>
        <table:table-row table:style-name="ro1">
          <table:table-cell office:value-type="float" office:value="1.59204188754423E+018" calcext:value-type="float">
            <text:p>1.59204188754423E+018</text:p>
          </table:table-cell>
          <table:table-cell table:formula="of:=([.A272]-1.59204187214801E+018)*0.000000001" office:value-type="float" office:value="15.396220416" calcext:value-type="float">
            <text:p>15.3962204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73]-[.C272])/([.B273]-[.B27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42355" calcext:value-type="float">
            <text:p>-1.20034742355</text:p>
          </table:table-cell>
          <table:table-cell office:value-type="float" office:value="-0.579552292824" calcext:value-type="float">
            <text:p>-0.579552292824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8759561E+018" calcext:value-type="float">
            <text:p>1.59204188759561E+018</text:p>
          </table:table-cell>
          <table:table-cell table:formula="of:=([.A273]-1.59204187214801E+018)*0.000000001" office:value-type="float" office:value="15.447600128" calcext:value-type="float">
            <text:p>15.44760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74]-[.C273])/([.B274]-[.B2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75462" calcext:value-type="float">
            <text:p>-1.20034575462</text:p>
          </table:table-cell>
          <table:table-cell office:value-type="float" office:value="-0.579550802708" calcext:value-type="float">
            <text:p>-0.579550802708</text:p>
          </table:table-cell>
          <table:table-cell office:value-type="float" office:value="-0.866789162159" calcext:value-type="float">
            <text:p>-0.866789162159</text:p>
          </table:table-cell>
        </table:table-row>
        <table:table-row table:style-name="ro1">
          <table:table-cell office:value-type="float" office:value="1.59204188764742E+018" calcext:value-type="float">
            <text:p>1.59204188764742E+018</text:p>
          </table:table-cell>
          <table:table-cell table:formula="of:=([.A274]-1.59204187214801E+018)*0.000000001" office:value-type="float" office:value="15.499410432" calcext:value-type="float">
            <text:p>15.4994104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75]-[.C274])/([.B275]-[.B27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47762871" calcext:value-type="float">
            <text:p>-0.579547762871</text:p>
          </table:table-cell>
          <table:table-cell office:value-type="float" office:value="-0.866794347763" calcext:value-type="float">
            <text:p>-0.866794347763</text:p>
          </table:table-cell>
        </table:table-row>
        <table:table-row table:style-name="ro1">
          <table:table-cell office:value-type="float" office:value="1.59204188769902E+018" calcext:value-type="float">
            <text:p>1.59204188769902E+018</text:p>
          </table:table-cell>
          <table:table-cell table:formula="of:=([.A275]-1.59204187214801E+018)*0.000000001" office:value-type="float" office:value="15.551010304" calcext:value-type="float">
            <text:p>15.5510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76]-[.C275])/([.B276]-[.B2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2338848" calcext:value-type="float">
            <text:p>-0.579542338848</text:p>
          </table:table-cell>
          <table:table-cell office:value-type="float" office:value="-0.86679059267" calcext:value-type="float">
            <text:p>-0.86679059267</text:p>
          </table:table-cell>
        </table:table-row>
        <table:table-row table:style-name="ro1">
          <table:table-cell office:value-type="float" office:value="1.59204188775044E+018" calcext:value-type="float">
            <text:p>1.59204188775044E+018</text:p>
          </table:table-cell>
          <table:table-cell table:formula="of:=([.A276]-1.59204187214801E+018)*0.000000001" office:value-type="float" office:value="15.602430208" calcext:value-type="float">
            <text:p>15.6024302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77]-[.C276])/([.B277]-[.B2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29076" calcext:value-type="float">
            <text:p>-1.20033729076</text:p>
          </table:table-cell>
          <table:table-cell office:value-type="float" office:value="-0.579536795616" calcext:value-type="float">
            <text:p>-0.579536795616</text:p>
          </table:table-cell>
          <table:table-cell office:value-type="float" office:value="-0.866794645786" calcext:value-type="float">
            <text:p>-0.866794645786</text:p>
          </table:table-cell>
        </table:table-row>
        <table:table-row table:style-name="ro1">
          <table:table-cell office:value-type="float" office:value="1.59204188780232E+018" calcext:value-type="float">
            <text:p>1.59204188780232E+018</text:p>
          </table:table-cell>
          <table:table-cell table:formula="of:=([.A277]-1.59204187214801E+018)*0.000000001" office:value-type="float" office:value="15.6543104" calcext:value-type="float">
            <text:p>15.65431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78]-[.C277])/([.B278]-[.B2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41146755" calcext:value-type="float">
            <text:p>-0.579541146755</text:p>
          </table:table-cell>
          <table:table-cell office:value-type="float" office:value="-0.866790890694" calcext:value-type="float">
            <text:p>-0.866790890694</text:p>
          </table:table-cell>
        </table:table-row>
        <table:table-row table:style-name="ro1">
          <table:table-cell office:value-type="float" office:value="1.59204188785683E+018" calcext:value-type="float">
            <text:p>1.59204188785683E+018</text:p>
          </table:table-cell>
          <table:table-cell table:formula="of:=([.A278]-1.59204187214801E+018)*0.000000001" office:value-type="float" office:value="15.708820224" calcext:value-type="float">
            <text:p>15.70882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79]-[.C278])/([.B279]-[.B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5211401" calcext:value-type="float">
            <text:p>-0.57955211401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8790885E+018" calcext:value-type="float">
            <text:p>1.59204188790885E+018</text:p>
          </table:table-cell>
          <table:table-cell table:formula="of:=([.A279]-1.59204187214801E+018)*0.000000001" office:value-type="float" office:value="15.760840192" calcext:value-type="float">
            <text:p>15.76084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80]-[.C279])/([.B280]-[.B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64839" calcext:value-type="float">
            <text:p>-1.20033764839</text:p>
          </table:table-cell>
          <table:table-cell office:value-type="float" office:value="-0.579538345337" calcext:value-type="float">
            <text:p>-0.579538345337</text:p>
          </table:table-cell>
          <table:table-cell office:value-type="float" office:value="-0.866793751717" calcext:value-type="float">
            <text:p>-0.866793751717</text:p>
          </table:table-cell>
        </table:table-row>
        <table:table-row table:style-name="ro1">
          <table:table-cell office:value-type="float" office:value="1.59204188796159E+018" calcext:value-type="float">
            <text:p>1.59204188796159E+018</text:p>
          </table:table-cell>
          <table:table-cell table:formula="of:=([.A280]-1.59204187214801E+018)*0.000000001" office:value-type="float" office:value="15.813580288" calcext:value-type="float">
            <text:p>15.81358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81]-[.C280])/([.B281]-[.B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41265965" calcext:value-type="float">
            <text:p>-0.579541265965</text:p>
          </table:table-cell>
          <table:table-cell office:value-type="float" office:value="-0.866789221764" calcext:value-type="float">
            <text:p>-0.866789221764</text:p>
          </table:table-cell>
        </table:table-row>
        <table:table-row table:style-name="ro1">
          <table:table-cell office:value-type="float" office:value="1.59204188801405E+018" calcext:value-type="float">
            <text:p>1.59204188801405E+018</text:p>
          </table:table-cell>
          <table:table-cell table:formula="of:=([.A281]-1.59204187214801E+018)*0.000000001" office:value-type="float" office:value="15.866040064" calcext:value-type="float">
            <text:p>15.86604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82]-[.C281])/([.B282]-[.B2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86704" calcext:value-type="float">
            <text:p>-1.20034086704</text:p>
          </table:table-cell>
          <table:table-cell office:value-type="float" office:value="-0.579544007778" calcext:value-type="float">
            <text:p>-0.579544007778</text:p>
          </table:table-cell>
          <table:table-cell office:value-type="float" office:value="-0.866793096066" calcext:value-type="float">
            <text:p>-0.866793096066</text:p>
          </table:table-cell>
        </table:table-row>
        <table:table-row table:style-name="ro1">
          <table:table-cell office:value-type="float" office:value="1.59204188806653E+018" calcext:value-type="float">
            <text:p>1.59204188806653E+018</text:p>
          </table:table-cell>
          <table:table-cell table:formula="of:=([.A282]-1.59204187214801E+018)*0.000000001" office:value-type="float" office:value="15.91852032" calcext:value-type="float">
            <text:p>15.91852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83]-[.C282])/([.B283]-[.B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52299" calcext:value-type="float">
            <text:p>-1.20035052299</text:p>
          </table:table-cell>
          <table:table-cell office:value-type="float" office:value="-0.57954877615" calcext:value-type="float">
            <text:p>-0.57954877615</text:p>
          </table:table-cell>
          <table:table-cell office:value-type="float" office:value="-0.866787612438" calcext:value-type="float">
            <text:p>-0.866787612438</text:p>
          </table:table-cell>
        </table:table-row>
        <table:table-row table:style-name="ro1">
          <table:table-cell office:value-type="float" office:value="1.59204188811909E+018" calcext:value-type="float">
            <text:p>1.59204188811909E+018</text:p>
          </table:table-cell>
          <table:table-cell table:formula="of:=([.A283]-1.59204187214801E+018)*0.000000001" office:value-type="float" office:value="15.971080192" calcext:value-type="float">
            <text:p>15.9710801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84]-[.C283])/([.B284]-[.B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66197" calcext:value-type="float">
            <text:p>-1.20034766197</text:p>
          </table:table-cell>
          <table:table-cell office:value-type="float" office:value="-0.579552471638" calcext:value-type="float">
            <text:p>-0.579552471638</text:p>
          </table:table-cell>
          <table:table-cell office:value-type="float" office:value="-0.866787552834" calcext:value-type="float">
            <text:p>-0.866787552834</text:p>
          </table:table-cell>
        </table:table-row>
        <table:table-row table:style-name="ro1">
          <table:table-cell office:value-type="float" office:value="1.59204188817062E+018" calcext:value-type="float">
            <text:p>1.59204188817062E+018</text:p>
          </table:table-cell>
          <table:table-cell table:formula="of:=([.A284]-1.59204187214801E+018)*0.000000001" office:value-type="float" office:value="16.022610176" calcext:value-type="float">
            <text:p>16.0226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85]-[.C284])/([.B285]-[.B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24444" calcext:value-type="float">
            <text:p>-1.20033824444</text:p>
          </table:table-cell>
          <table:table-cell office:value-type="float" office:value="-0.579553306103" calcext:value-type="float">
            <text:p>-0.579553306103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8822214E+018" calcext:value-type="float">
            <text:p>1.59204188822214E+018</text:p>
          </table:table-cell>
          <table:table-cell table:formula="of:=([.A285]-1.59204187214801E+018)*0.000000001" office:value-type="float" office:value="16.074130176" calcext:value-type="float">
            <text:p>16.07413017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86]-[.C285])/([.B286]-[.B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5140266" calcext:value-type="float">
            <text:p>-0.579545140266</text:p>
          </table:table-cell>
          <table:table-cell office:value-type="float" office:value="-0.866789937019" calcext:value-type="float">
            <text:p>-0.866789937019</text:p>
          </table:table-cell>
        </table:table-row>
        <table:table-row table:style-name="ro1">
          <table:table-cell office:value-type="float" office:value="1.59204188827371E+018" calcext:value-type="float">
            <text:p>1.59204188827371E+018</text:p>
          </table:table-cell>
          <table:table-cell table:formula="of:=([.A286]-1.59204187214801E+018)*0.000000001" office:value-type="float" office:value="16.125700352" calcext:value-type="float">
            <text:p>16.12570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87]-[.C286])/([.B287]-[.B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00602" calcext:value-type="float">
            <text:p>-1.20033800602</text:p>
          </table:table-cell>
          <table:table-cell office:value-type="float" office:value="-0.579549312592" calcext:value-type="float">
            <text:p>-0.579549312592</text:p>
          </table:table-cell>
          <table:table-cell office:value-type="float" office:value="-0.866794288158" calcext:value-type="float">
            <text:p>-0.866794288158</text:p>
          </table:table-cell>
        </table:table-row>
        <table:table-row table:style-name="ro1">
          <table:table-cell office:value-type="float" office:value="1.59204188832576E+018" calcext:value-type="float">
            <text:p>1.59204188832576E+018</text:p>
          </table:table-cell>
          <table:table-cell table:formula="of:=([.A287]-1.59204187214801E+018)*0.000000001" office:value-type="float" office:value="16.177750272" calcext:value-type="float">
            <text:p>16.17775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88]-[.C287])/([.B288]-[.B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52918" calcext:value-type="float">
            <text:p>-1.20033752918</text:p>
          </table:table-cell>
          <table:table-cell office:value-type="float" office:value="-0.579541563988" calcext:value-type="float">
            <text:p>-0.579541563988</text:p>
          </table:table-cell>
          <table:table-cell office:value-type="float" office:value="-0.866794347763" calcext:value-type="float">
            <text:p>-0.866794347763</text:p>
          </table:table-cell>
        </table:table-row>
        <table:table-row table:style-name="ro1">
          <table:table-cell office:value-type="float" office:value="1.59204188842735E+018" calcext:value-type="float">
            <text:p>1.59204188842735E+018</text:p>
          </table:table-cell>
          <table:table-cell table:formula="of:=([.A288]-1.59204187214801E+018)*0.000000001" office:value-type="float" office:value="16.279340288" calcext:value-type="float">
            <text:p>16.27934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89]-[.C288])/([.B289]-[.B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60207" calcext:value-type="float">
            <text:p>-1.20033860207</text:p>
          </table:table-cell>
          <table:table-cell office:value-type="float" office:value="-0.579556107521" calcext:value-type="float">
            <text:p>-0.579556107521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8847966E+018" calcext:value-type="float">
            <text:p>1.59204188847966E+018</text:p>
          </table:table-cell>
          <table:table-cell table:formula="of:=([.A289]-1.59204187214801E+018)*0.000000001" office:value-type="float" office:value="16.331650304" calcext:value-type="float">
            <text:p>16.33165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290]-[.C289])/([.B290]-[.B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49491405" calcext:value-type="float">
            <text:p>-0.579549491405</text:p>
          </table:table-cell>
          <table:table-cell office:value-type="float" office:value="-0.866789758205" calcext:value-type="float">
            <text:p>-0.866789758205</text:p>
          </table:table-cell>
        </table:table-row>
        <table:table-row table:style-name="ro1">
          <table:table-cell office:value-type="float" office:value="1.59204188853125E+018" calcext:value-type="float">
            <text:p>1.59204188853125E+018</text:p>
          </table:table-cell>
          <table:table-cell table:formula="of:=([.A290]-1.59204187214801E+018)*0.000000001" office:value-type="float" office:value="16.383240192" calcext:value-type="float">
            <text:p>16.38324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91]-[.C290])/([.B291]-[.B2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41676" calcext:value-type="float">
            <text:p>-1.20034241676</text:p>
          </table:table-cell>
          <table:table-cell office:value-type="float" office:value="-0.579537153244" calcext:value-type="float">
            <text:p>-0.579537153244</text:p>
          </table:table-cell>
          <table:table-cell office:value-type="float" office:value="-0.866793215275" calcext:value-type="float">
            <text:p>-0.866793215275</text:p>
          </table:table-cell>
        </table:table-row>
        <table:table-row table:style-name="ro1">
          <table:table-cell office:value-type="float" office:value="1.59204188858381E+018" calcext:value-type="float">
            <text:p>1.59204188858381E+018</text:p>
          </table:table-cell>
          <table:table-cell table:formula="of:=([.A291]-1.59204187214801E+018)*0.000000001" office:value-type="float" office:value="16.43580032" calcext:value-type="float">
            <text:p>16.435800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92]-[.C291])/([.B292]-[.B2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5915127" calcext:value-type="float">
            <text:p>-0.579545915127</text:p>
          </table:table-cell>
          <table:table-cell office:value-type="float" office:value="-0.866794168949" calcext:value-type="float">
            <text:p>-0.866794168949</text:p>
          </table:table-cell>
        </table:table-row>
        <table:table-row table:style-name="ro1">
          <table:table-cell office:value-type="float" office:value="1.59204188863629E+018" calcext:value-type="float">
            <text:p>1.59204188863629E+018</text:p>
          </table:table-cell>
          <table:table-cell table:formula="of:=([.A292]-1.59204187214801E+018)*0.000000001" office:value-type="float" office:value="16.48828032" calcext:value-type="float">
            <text:p>16.48828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93]-[.C292])/([.B293]-[.B2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89758205" calcext:value-type="float">
            <text:p>-0.866789758205</text:p>
          </table:table-cell>
        </table:table-row>
        <table:table-row table:style-name="ro1">
          <table:table-cell office:value-type="float" office:value="1.59204188868893E+018" calcext:value-type="float">
            <text:p>1.59204188868893E+018</text:p>
          </table:table-cell>
          <table:table-cell table:formula="of:=([.A293]-1.59204187214801E+018)*0.000000001" office:value-type="float" office:value="16.54092032" calcext:value-type="float">
            <text:p>16.54092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294]-[.C293])/([.B294]-[.B29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82751" calcext:value-type="float">
            <text:p>-1.20034682751</text:p>
          </table:table-cell>
          <table:table-cell office:value-type="float" office:value="-0.579541265965" calcext:value-type="float">
            <text:p>-0.579541265965</text:p>
          </table:table-cell>
          <table:table-cell office:value-type="float" office:value="-0.86679059267" calcext:value-type="float">
            <text:p>-0.86679059267</text:p>
          </table:table-cell>
        </table:table-row>
        <table:table-row table:style-name="ro1">
          <table:table-cell office:value-type="float" office:value="1.59204188879242E+018" calcext:value-type="float">
            <text:p>1.59204188879242E+018</text:p>
          </table:table-cell>
          <table:table-cell table:formula="of:=([.A294]-1.59204187214801E+018)*0.000000001" office:value-type="float" office:value="16.644410368" calcext:value-type="float">
            <text:p>16.64441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95]-[.C294])/([.B295]-[.B29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74783" calcext:value-type="float">
            <text:p>-1.20034074783</text:p>
          </table:table-cell>
          <table:table-cell office:value-type="float" office:value="-0.57954698801" calcext:value-type="float">
            <text:p>-0.57954698801</text:p>
          </table:table-cell>
          <table:table-cell office:value-type="float" office:value="-0.866792976856" calcext:value-type="float">
            <text:p>-0.866792976856</text:p>
          </table:table-cell>
        </table:table-row>
        <table:table-row table:style-name="ro1">
          <table:table-cell office:value-type="float" office:value="1.59204188884586E+018" calcext:value-type="float">
            <text:p>1.59204188884586E+018</text:p>
          </table:table-cell>
          <table:table-cell table:formula="of:=([.A295]-1.59204187214801E+018)*0.000000001" office:value-type="float" office:value="16.697850368" calcext:value-type="float">
            <text:p>16.69785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96]-[.C295])/([.B296]-[.B2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35126686" calcext:value-type="float">
            <text:p>-0.579535126686</text:p>
          </table:table-cell>
          <table:table-cell office:value-type="float" office:value="-0.866788625717" calcext:value-type="float">
            <text:p>-0.866788625717</text:p>
          </table:table-cell>
        </table:table-row>
        <table:table-row table:style-name="ro1">
          <table:table-cell office:value-type="float" office:value="1.59204188889826E+018" calcext:value-type="float">
            <text:p>1.59204188889826E+018</text:p>
          </table:table-cell>
          <table:table-cell table:formula="of:=([.A296]-1.59204187214801E+018)*0.000000001" office:value-type="float" office:value="16.75025024" calcext:value-type="float">
            <text:p>16.7502502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297]-[.C296])/([.B297]-[.B2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54975033" calcext:value-type="float">
            <text:p>-0.579554975033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8895098E+018" calcext:value-type="float">
            <text:p>1.59204188895098E+018</text:p>
          </table:table-cell>
          <table:table-cell table:formula="of:=([.A297]-1.59204187214801E+018)*0.000000001" office:value-type="float" office:value="16.802970368" calcext:value-type="float">
            <text:p>16.80297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298]-[.C297])/([.B298]-[.B2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42398453" calcext:value-type="float">
            <text:p>-0.579542398453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8900371E+018" calcext:value-type="float">
            <text:p>1.59204188900371E+018</text:p>
          </table:table-cell>
          <table:table-cell table:formula="of:=([.A298]-1.59204187214801E+018)*0.000000001" office:value-type="float" office:value="16.855700224" calcext:value-type="float">
            <text:p>16.85570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299]-[.C298])/([.B299]-[.B2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19811" calcext:value-type="float">
            <text:p>-1.20033919811</text:p>
          </table:table-cell>
          <table:table-cell office:value-type="float" office:value="-0.579547584057" calcext:value-type="float">
            <text:p>-0.579547584057</text:p>
          </table:table-cell>
          <table:table-cell office:value-type="float" office:value="-0.866793334484" calcext:value-type="float">
            <text:p>-0.866793334484</text:p>
          </table:table-cell>
        </table:table-row>
        <table:table-row table:style-name="ro1">
          <table:table-cell office:value-type="float" office:value="1.59204188905512E+018" calcext:value-type="float">
            <text:p>1.59204188905512E+018</text:p>
          </table:table-cell>
          <table:table-cell table:formula="of:=([.A299]-1.59204187214801E+018)*0.000000001" office:value-type="float" office:value="16.9071104" calcext:value-type="float">
            <text:p>16.90711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0]-[.C299])/([.B300]-[.B2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4788208" calcext:value-type="float">
            <text:p>-0.57954788208</text:p>
          </table:table-cell>
          <table:table-cell office:value-type="float" office:value="-0.86678814888" calcext:value-type="float">
            <text:p>-0.86678814888</text:p>
          </table:table-cell>
        </table:table-row>
        <table:table-row table:style-name="ro1">
          <table:table-cell office:value-type="float" office:value="1.59204188910714E+018" calcext:value-type="float">
            <text:p>1.59204188910714E+018</text:p>
          </table:table-cell>
          <table:table-cell table:formula="of:=([.A300]-1.59204187214801E+018)*0.000000001" office:value-type="float" office:value="16.959130112" calcext:value-type="float">
            <text:p>16.95913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1]-[.C300])/([.B301]-[.B3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70151" calcext:value-type="float">
            <text:p>-1.20034170151</text:p>
          </table:table-cell>
          <table:table-cell office:value-type="float" office:value="-0.579542517662" calcext:value-type="float">
            <text:p>-0.579542517662</text:p>
          </table:table-cell>
          <table:table-cell office:value-type="float" office:value="-0.866792082787" calcext:value-type="float">
            <text:p>-0.866792082787</text:p>
          </table:table-cell>
        </table:table-row>
        <table:table-row table:style-name="ro1">
          <table:table-cell office:value-type="float" office:value="1.59204188915956E+018" calcext:value-type="float">
            <text:p>1.59204188915956E+018</text:p>
          </table:table-cell>
          <table:table-cell table:formula="of:=([.A301]-1.59204187214801E+018)*0.000000001" office:value-type="float" office:value="17.011550208" calcext:value-type="float">
            <text:p>17.01155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2]-[.C301])/([.B302]-[.B3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93314" calcext:value-type="float">
            <text:p>-1.20033693314</text:p>
          </table:table-cell>
          <table:table-cell office:value-type="float" office:value="-0.579548418522" calcext:value-type="float">
            <text:p>-0.579548418522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8921204E+018" calcext:value-type="float">
            <text:p>1.59204188921204E+018</text:p>
          </table:table-cell>
          <table:table-cell table:formula="of:=([.A302]-1.59204187214801E+018)*0.000000001" office:value-type="float" office:value="17.064030208" calcext:value-type="float">
            <text:p>17.06403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03]-[.C302])/([.B303]-[.B3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62862" calcext:value-type="float">
            <text:p>-1.20034062862</text:p>
          </table:table-cell>
          <table:table-cell office:value-type="float" office:value="-0.579538047314" calcext:value-type="float">
            <text:p>-0.579538047314</text:p>
          </table:table-cell>
          <table:table-cell office:value-type="float" office:value="-0.866794288158" calcext:value-type="float">
            <text:p>-0.866794288158</text:p>
          </table:table-cell>
        </table:table-row>
        <table:table-row table:style-name="ro1">
          <table:table-cell office:value-type="float" office:value="1.59204188926374E+018" calcext:value-type="float">
            <text:p>1.59204188926374E+018</text:p>
          </table:table-cell>
          <table:table-cell table:formula="of:=([.A303]-1.59204187214801E+018)*0.000000001" office:value-type="float" office:value="17.115730176" calcext:value-type="float">
            <text:p>17.11573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04]-[.C303])/([.B304]-[.B3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42040825" calcext:value-type="float">
            <text:p>-0.579542040825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8931668E+018" calcext:value-type="float">
            <text:p>1.59204188931668E+018</text:p>
          </table:table-cell>
          <table:table-cell table:formula="of:=([.A304]-1.59204187214801E+018)*0.000000001" office:value-type="float" office:value="17.168670208" calcext:value-type="float">
            <text:p>17.1686702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5]-[.C304])/([.B305]-[.B3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47464848" calcext:value-type="float">
            <text:p>-0.579547464848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8936945E+018" calcext:value-type="float">
            <text:p>1.59204188936945E+018</text:p>
          </table:table-cell>
          <table:table-cell table:formula="of:=([.A305]-1.59204187214801E+018)*0.000000001" office:value-type="float" office:value="17.221440512" calcext:value-type="float">
            <text:p>17.2214405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06]-[.C305])/([.B306]-[.B3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41676" calcext:value-type="float">
            <text:p>-1.20034241676</text:p>
          </table:table-cell>
          <table:table-cell office:value-type="float" office:value="-0.579542160034" calcext:value-type="float">
            <text:p>-0.579542160034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8942569E+018" calcext:value-type="float">
            <text:p>1.59204188942569E+018</text:p>
          </table:table-cell>
          <table:table-cell table:formula="of:=([.A306]-1.59204187214801E+018)*0.000000001" office:value-type="float" office:value="17.277680384" calcext:value-type="float">
            <text:p>17.27768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7]-[.C306])/([.B307]-[.B3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43173313" calcext:value-type="float">
            <text:p>-0.579543173313</text:p>
          </table:table-cell>
          <table:table-cell office:value-type="float" office:value="-0.866790354252" calcext:value-type="float">
            <text:p>-0.866790354252</text:p>
          </table:table-cell>
        </table:table-row>
        <table:table-row table:style-name="ro1">
          <table:table-cell office:value-type="float" office:value="1.5920418894782E+018" calcext:value-type="float">
            <text:p>1.5920418894782E+018</text:p>
          </table:table-cell>
          <table:table-cell table:formula="of:=([.A307]-1.59204187214801E+018)*0.000000001" office:value-type="float" office:value="17.330190336" calcext:value-type="float">
            <text:p>17.3301903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8]-[.C307])/([.B308]-[.B3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82072" calcext:value-type="float">
            <text:p>-1.20034182072</text:p>
          </table:table-cell>
          <table:table-cell office:value-type="float" office:value="-0.579545676708" calcext:value-type="float">
            <text:p>-0.579545676708</text:p>
          </table:table-cell>
          <table:table-cell office:value-type="float" office:value="-0.866790771484" calcext:value-type="float">
            <text:p>-0.866790771484</text:p>
          </table:table-cell>
        </table:table-row>
        <table:table-row table:style-name="ro1">
          <table:table-cell office:value-type="float" office:value="1.59204188953067E+018" calcext:value-type="float">
            <text:p>1.59204188953067E+018</text:p>
          </table:table-cell>
          <table:table-cell table:formula="of:=([.A308]-1.59204187214801E+018)*0.000000001" office:value-type="float" office:value="17.382660352" calcext:value-type="float">
            <text:p>17.38266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09]-[.C308])/([.B309]-[.B30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08569" calcext:value-type="float">
            <text:p>-1.20034408569</text:p>
          </table:table-cell>
          <table:table-cell office:value-type="float" office:value="-0.579538822174" calcext:value-type="float">
            <text:p>-0.579538822174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8958247E+018" calcext:value-type="float">
            <text:p>1.59204188958247E+018</text:p>
          </table:table-cell>
          <table:table-cell table:formula="of:=([.A309]-1.59204187214801E+018)*0.000000001" office:value-type="float" office:value="17.43446016" calcext:value-type="float">
            <text:p>17.43446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10]-[.C309])/([.B310]-[.B30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37044" calcext:value-type="float">
            <text:p>-1.20034337044</text:p>
          </table:table-cell>
          <table:table-cell office:value-type="float" office:value="-0.579547405243" calcext:value-type="float">
            <text:p>-0.579547405243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8963456E+018" calcext:value-type="float">
            <text:p>1.59204188963456E+018</text:p>
          </table:table-cell>
          <table:table-cell table:formula="of:=([.A310]-1.59204187214801E+018)*0.000000001" office:value-type="float" office:value="17.486550016" calcext:value-type="float">
            <text:p>17.48655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11]-[.C310])/([.B311]-[.B3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31732" calcext:value-type="float">
            <text:p>-1.20033931732</text:p>
          </table:table-cell>
          <table:table-cell office:value-type="float" office:value="-0.579548716545" calcext:value-type="float">
            <text:p>-0.579548716545</text:p>
          </table:table-cell>
          <table:table-cell office:value-type="float" office:value="-0.866795241833" calcext:value-type="float">
            <text:p>-0.866795241833</text:p>
          </table:table-cell>
        </table:table-row>
        <table:table-row table:style-name="ro1">
          <table:table-cell office:value-type="float" office:value="1.59204188968702E+018" calcext:value-type="float">
            <text:p>1.59204188968702E+018</text:p>
          </table:table-cell>
          <table:table-cell table:formula="of:=([.A311]-1.59204187214801E+018)*0.000000001" office:value-type="float" office:value="17.539010304" calcext:value-type="float">
            <text:p>17.5390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12]-[.C311])/([.B312]-[.B3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30434" calcext:value-type="float">
            <text:p>-1.20034730434</text:p>
          </table:table-cell>
          <table:table-cell office:value-type="float" office:value="-0.579547047615" calcext:value-type="float">
            <text:p>-0.579547047615</text:p>
          </table:table-cell>
          <table:table-cell office:value-type="float" office:value="-0.866789162159" calcext:value-type="float">
            <text:p>-0.866789162159</text:p>
          </table:table-cell>
        </table:table-row>
        <table:table-row table:style-name="ro1">
          <table:table-cell office:value-type="float" office:value="1.59204188973945E+018" calcext:value-type="float">
            <text:p>1.59204188973945E+018</text:p>
          </table:table-cell>
          <table:table-cell table:formula="of:=([.A312]-1.59204187214801E+018)*0.000000001" office:value-type="float" office:value="17.591440384" calcext:value-type="float">
            <text:p>17.59144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13]-[.C312])/([.B313]-[.B3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3864336" calcext:value-type="float">
            <text:p>-0.57953864336</text:p>
          </table:table-cell>
          <table:table-cell office:value-type="float" office:value="-0.866792500019" calcext:value-type="float">
            <text:p>-0.866792500019</text:p>
          </table:table-cell>
        </table:table-row>
        <table:table-row table:style-name="ro1">
          <table:table-cell office:value-type="float" office:value="1.59204188979187E+018" calcext:value-type="float">
            <text:p>1.59204188979187E+018</text:p>
          </table:table-cell>
          <table:table-cell table:formula="of:=([.A313]-1.59204187214801E+018)*0.000000001" office:value-type="float" office:value="17.643860224" calcext:value-type="float">
            <text:p>17.6438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14]-[.C313])/([.B314]-[.B3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6422" calcext:value-type="float">
            <text:p>-1.2003506422</text:p>
          </table:table-cell>
          <table:table-cell office:value-type="float" office:value="-0.579532444477" calcext:value-type="float">
            <text:p>-0.579532444477</text:p>
          </table:table-cell>
          <table:table-cell office:value-type="float" office:value="-0.866788864136" calcext:value-type="float">
            <text:p>-0.866788864136</text:p>
          </table:table-cell>
        </table:table-row>
        <table:table-row table:style-name="ro1">
          <table:table-cell office:value-type="float" office:value="1.59204188984445E+018" calcext:value-type="float">
            <text:p>1.59204188984445E+018</text:p>
          </table:table-cell>
          <table:table-cell table:formula="of:=([.A314]-1.59204187214801E+018)*0.000000001" office:value-type="float" office:value="17.69644032" calcext:value-type="float">
            <text:p>17.69644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15]-[.C314])/([.B315]-[.B3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35067" calcext:value-type="float">
            <text:p>-1.20034635067</text:p>
          </table:table-cell>
          <table:table-cell office:value-type="float" office:value="-0.579548001289" calcext:value-type="float">
            <text:p>-0.579548001289</text:p>
          </table:table-cell>
          <table:table-cell office:value-type="float" office:value="-0.866790294647" calcext:value-type="float">
            <text:p>-0.866790294647</text:p>
          </table:table-cell>
        </table:table-row>
        <table:table-row table:style-name="ro1">
          <table:table-cell office:value-type="float" office:value="1.59204188989665E+018" calcext:value-type="float">
            <text:p>1.59204188989665E+018</text:p>
          </table:table-cell>
          <table:table-cell table:formula="of:=([.A315]-1.59204187214801E+018)*0.000000001" office:value-type="float" office:value="17.748640256" calcext:value-type="float">
            <text:p>17.74864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16]-[.C315])/([.B316]-[.B3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46309" calcext:value-type="float">
            <text:p>-1.20034146309</text:p>
          </table:table-cell>
          <table:table-cell office:value-type="float" office:value="-0.579550325871" calcext:value-type="float">
            <text:p>-0.579550325871</text:p>
          </table:table-cell>
          <table:table-cell office:value-type="float" office:value="-0.866792500019" calcext:value-type="float">
            <text:p>-0.866792500019</text:p>
          </table:table-cell>
        </table:table-row>
        <table:table-row table:style-name="ro1">
          <table:table-cell office:value-type="float" office:value="1.5920418899488E+018" calcext:value-type="float">
            <text:p>1.5920418899488E+018</text:p>
          </table:table-cell>
          <table:table-cell table:formula="of:=([.A316]-1.59204187214801E+018)*0.000000001" office:value-type="float" office:value="17.800790272" calcext:value-type="float">
            <text:p>17.80079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17]-[.C316])/([.B317]-[.B3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36365" calcext:value-type="float">
            <text:p>-1.20033836365</text:p>
          </table:table-cell>
          <table:table-cell office:value-type="float" office:value="-0.579553842545" calcext:value-type="float">
            <text:p>-0.579553842545</text:p>
          </table:table-cell>
          <table:table-cell office:value-type="float" office:value="-0.866794109344" calcext:value-type="float">
            <text:p>-0.866794109344</text:p>
          </table:table-cell>
        </table:table-row>
        <table:table-row table:style-name="ro1">
          <table:table-cell office:value-type="float" office:value="1.59204189000026E+018" calcext:value-type="float">
            <text:p>1.59204189000026E+018</text:p>
          </table:table-cell>
          <table:table-cell table:formula="of:=([.A317]-1.59204187214801E+018)*0.000000001" office:value-type="float" office:value="17.852250368" calcext:value-type="float">
            <text:p>17.85225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18]-[.C317])/([.B318]-[.B3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7676" calcext:value-type="float">
            <text:p>-1.2003377676</text:p>
          </table:table-cell>
          <table:table-cell office:value-type="float" office:value="-0.579551517963" calcext:value-type="float">
            <text:p>-0.579551517963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9005266E+018" calcext:value-type="float">
            <text:p>1.59204189005266E+018</text:p>
          </table:table-cell>
          <table:table-cell table:formula="of:=([.A318]-1.59204187214801E+018)*0.000000001" office:value-type="float" office:value="17.90465024" calcext:value-type="float">
            <text:p>17.90465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19]-[.C318])/([.B319]-[.B3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43471336" calcext:value-type="float">
            <text:p>-0.579543471336</text:p>
          </table:table-cell>
          <table:table-cell office:value-type="float" office:value="-0.866793930531" calcext:value-type="float">
            <text:p>-0.866793930531</text:p>
          </table:table-cell>
        </table:table-row>
        <table:table-row table:style-name="ro1">
          <table:table-cell office:value-type="float" office:value="1.59204189011392E+018" calcext:value-type="float">
            <text:p>1.59204189011392E+018</text:p>
          </table:table-cell>
          <table:table-cell table:formula="of:=([.A319]-1.59204187214801E+018)*0.000000001" office:value-type="float" office:value="17.965910272" calcext:value-type="float">
            <text:p>17.96591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20]-[.C319])/([.B320]-[.B3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34232616" calcext:value-type="float">
            <text:p>-0.579534232616</text:p>
          </table:table-cell>
          <table:table-cell office:value-type="float" office:value="-0.866789281368" calcext:value-type="float">
            <text:p>-0.866789281368</text:p>
          </table:table-cell>
        </table:table-row>
        <table:table-row table:style-name="ro1">
          <table:table-cell office:value-type="float" office:value="1.59204189021559E+018" calcext:value-type="float">
            <text:p>1.59204189021559E+018</text:p>
          </table:table-cell>
          <table:table-cell table:formula="of:=([.A320]-1.59204187214801E+018)*0.000000001" office:value-type="float" office:value="18.06758016" calcext:value-type="float">
            <text:p>18.06758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21]-[.C320])/([.B321]-[.B3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30434" calcext:value-type="float">
            <text:p>-1.20034730434</text:p>
          </table:table-cell>
          <table:table-cell office:value-type="float" office:value="-0.579540491104" calcext:value-type="float">
            <text:p>-0.579540491104</text:p>
          </table:table-cell>
          <table:table-cell office:value-type="float" office:value="-0.866787910461" calcext:value-type="float">
            <text:p>-0.866787910461</text:p>
          </table:table-cell>
        </table:table-row>
        <table:table-row table:style-name="ro1">
          <table:table-cell office:value-type="float" office:value="1.59204189026789E+018" calcext:value-type="float">
            <text:p>1.59204189026789E+018</text:p>
          </table:table-cell>
          <table:table-cell table:formula="of:=([.A321]-1.59204187214801E+018)*0.000000001" office:value-type="float" office:value="18.119880448" calcext:value-type="float">
            <text:p>18.11988044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22]-[.C321])/([.B322]-[.B3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60207" calcext:value-type="float">
            <text:p>-1.20033860207</text:p>
          </table:table-cell>
          <table:table-cell office:value-type="float" office:value="-0.579543709755" calcext:value-type="float">
            <text:p>-0.579543709755</text:p>
          </table:table-cell>
          <table:table-cell office:value-type="float" office:value="-0.866795897484" calcext:value-type="float">
            <text:p>-0.866795897484</text:p>
          </table:table-cell>
        </table:table-row>
        <table:table-row table:style-name="ro1">
          <table:table-cell office:value-type="float" office:value="1.59204189032058E+018" calcext:value-type="float">
            <text:p>1.59204189032058E+018</text:p>
          </table:table-cell>
          <table:table-cell table:formula="of:=([.A322]-1.59204187214801E+018)*0.000000001" office:value-type="float" office:value="18.172570112" calcext:value-type="float">
            <text:p>18.17257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23]-[.C322])/([.B323]-[.B3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47703266" calcext:value-type="float">
            <text:p>-0.579547703266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9037315E+018" calcext:value-type="float">
            <text:p>1.59204189037315E+018</text:p>
          </table:table-cell>
          <table:table-cell table:formula="of:=([.A323]-1.59204187214801E+018)*0.000000001" office:value-type="float" office:value="18.225140224" calcext:value-type="float">
            <text:p>18.22514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24]-[.C323])/([.B324]-[.B3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40967941" calcext:value-type="float">
            <text:p>-0.579540967941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904246E+018" calcext:value-type="float">
            <text:p>1.5920418904246E+018</text:p>
          </table:table-cell>
          <table:table-cell table:formula="of:=([.A324]-1.59204187214801E+018)*0.000000001" office:value-type="float" office:value="18.27659008" calcext:value-type="float">
            <text:p>18.27659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25]-[.C324])/([.B325]-[.B3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23146" calcext:value-type="float">
            <text:p>-1.20034623146</text:p>
          </table:table-cell>
          <table:table-cell office:value-type="float" office:value="-0.579551875591" calcext:value-type="float">
            <text:p>-0.579551875591</text:p>
          </table:table-cell>
          <table:table-cell office:value-type="float" office:value="-0.86679071188" calcext:value-type="float">
            <text:p>-0.86679071188</text:p>
          </table:table-cell>
        </table:table-row>
        <table:table-row table:style-name="ro1">
          <table:table-cell office:value-type="float" office:value="1.59204189047789E+018" calcext:value-type="float">
            <text:p>1.59204189047789E+018</text:p>
          </table:table-cell>
          <table:table-cell table:formula="of:=([.A325]-1.59204187214801E+018)*0.000000001" office:value-type="float" office:value="18.32988032" calcext:value-type="float">
            <text:p>18.32988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26]-[.C325])/([.B326]-[.B3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052299" calcext:value-type="float">
            <text:p>-1.20035052299</text:p>
          </table:table-cell>
          <table:table-cell office:value-type="float" office:value="-0.579543828964" calcext:value-type="float">
            <text:p>-0.579543828964</text:p>
          </table:table-cell>
          <table:table-cell office:value-type="float" office:value="-0.866787075996" calcext:value-type="float">
            <text:p>-0.866787075996</text:p>
          </table:table-cell>
        </table:table-row>
        <table:table-row table:style-name="ro1">
          <table:table-cell office:value-type="float" office:value="1.59204189052967E+018" calcext:value-type="float">
            <text:p>1.59204189052967E+018</text:p>
          </table:table-cell>
          <table:table-cell table:formula="of:=([.A326]-1.59204187214801E+018)*0.000000001" office:value-type="float" office:value="18.381660416" calcext:value-type="float">
            <text:p>18.38166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27]-[.C326])/([.B327]-[.B3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4210043" calcext:value-type="float">
            <text:p>-0.57954210043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9058232E+018" calcext:value-type="float">
            <text:p>1.59204189058232E+018</text:p>
          </table:table-cell>
          <table:table-cell table:formula="of:=([.A327]-1.59204187214801E+018)*0.000000001" office:value-type="float" office:value="18.434310144" calcext:value-type="float">
            <text:p>18.4343101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28]-[.C327])/([.B328]-[.B3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29076" calcext:value-type="float">
            <text:p>-1.20033729076</text:p>
          </table:table-cell>
          <table:table-cell office:value-type="float" office:value="-0.579550325871" calcext:value-type="float">
            <text:p>-0.579550325871</text:p>
          </table:table-cell>
          <table:table-cell office:value-type="float" office:value="-0.866794526577" calcext:value-type="float">
            <text:p>-0.866794526577</text:p>
          </table:table-cell>
        </table:table-row>
        <table:table-row table:style-name="ro1">
          <table:table-cell office:value-type="float" office:value="1.59204189063488E+018" calcext:value-type="float">
            <text:p>1.59204189063488E+018</text:p>
          </table:table-cell>
          <table:table-cell table:formula="of:=([.A328]-1.59204187214801E+018)*0.000000001" office:value-type="float" office:value="18.486870272" calcext:value-type="float">
            <text:p>18.48687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29]-[.C328])/([.B329]-[.B3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1146755" calcext:value-type="float">
            <text:p>-0.579541146755</text:p>
          </table:table-cell>
          <table:table-cell office:value-type="float" office:value="-0.866789519787" calcext:value-type="float">
            <text:p>-0.866789519787</text:p>
          </table:table-cell>
        </table:table-row>
        <table:table-row table:style-name="ro1">
          <table:table-cell office:value-type="float" office:value="1.59204189073664E+018" calcext:value-type="float">
            <text:p>1.59204189073664E+018</text:p>
          </table:table-cell>
          <table:table-cell table:formula="of:=([.A329]-1.59204187214801E+018)*0.000000001" office:value-type="float" office:value="18.588630272" calcext:value-type="float">
            <text:p>18.58863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30]-[.C329])/([.B330]-[.B3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323765" calcext:value-type="float">
            <text:p>-1.20033323765</text:p>
          </table:table-cell>
          <table:table-cell office:value-type="float" office:value="-0.579552710056" calcext:value-type="float">
            <text:p>-0.579552710056</text:p>
          </table:table-cell>
          <table:table-cell office:value-type="float" office:value="-0.866796910763" calcext:value-type="float">
            <text:p>-0.866796910763</text:p>
          </table:table-cell>
        </table:table-row>
        <table:table-row table:style-name="ro1">
          <table:table-cell office:value-type="float" office:value="1.59204189079045E+018" calcext:value-type="float">
            <text:p>1.59204189079045E+018</text:p>
          </table:table-cell>
          <table:table-cell table:formula="of:=([.A330]-1.59204187214801E+018)*0.000000001" office:value-type="float" office:value="18.642440192" calcext:value-type="float">
            <text:p>18.6424401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31]-[.C330])/([.B331]-[.B3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46988" calcext:value-type="float">
            <text:p>-1.20034646988</text:p>
          </table:table-cell>
          <table:table-cell office:value-type="float" office:value="-0.579540669918" calcext:value-type="float">
            <text:p>-0.579540669918</text:p>
          </table:table-cell>
          <table:table-cell office:value-type="float" office:value="-0.866787612438" calcext:value-type="float">
            <text:p>-0.866787612438</text:p>
          </table:table-cell>
        </table:table-row>
        <table:table-row table:style-name="ro1">
          <table:table-cell office:value-type="float" office:value="1.59204189084298E+018" calcext:value-type="float">
            <text:p>1.59204189084298E+018</text:p>
          </table:table-cell>
          <table:table-cell table:formula="of:=([.A331]-1.59204187214801E+018)*0.000000001" office:value-type="float" office:value="18.694970112" calcext:value-type="float">
            <text:p>18.69497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32]-[.C331])/([.B332]-[.B3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4186592" calcext:value-type="float">
            <text:p>-0.579544186592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9089531E+018" calcext:value-type="float">
            <text:p>1.59204189089531E+018</text:p>
          </table:table-cell>
          <table:table-cell table:formula="of:=([.A332]-1.59204187214801E+018)*0.000000001" office:value-type="float" office:value="18.747300352" calcext:value-type="float">
            <text:p>18.7473003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33]-[.C332])/([.B333]-[.B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01281" calcext:value-type="float">
            <text:p>-1.20034301281</text:p>
          </table:table-cell>
          <table:table-cell office:value-type="float" office:value="-0.579551815987" calcext:value-type="float">
            <text:p>-0.579551815987</text:p>
          </table:table-cell>
          <table:table-cell office:value-type="float" office:value="-0.866790950298" calcext:value-type="float">
            <text:p>-0.866790950298</text:p>
          </table:table-cell>
        </table:table-row>
        <table:table-row table:style-name="ro1">
          <table:table-cell office:value-type="float" office:value="1.59204189094721E+018" calcext:value-type="float">
            <text:p>1.59204189094721E+018</text:p>
          </table:table-cell>
          <table:table-cell table:formula="of:=([.A333]-1.59204187214801E+018)*0.000000001" office:value-type="float" office:value="18.799200256" calcext:value-type="float">
            <text:p>18.79920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34]-[.C333])/([.B334]-[.B3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59588" calcext:value-type="float">
            <text:p>-1.20035159588</text:p>
          </table:table-cell>
          <table:table-cell office:value-type="float" office:value="-0.579546928406" calcext:value-type="float">
            <text:p>-0.579546928406</text:p>
          </table:table-cell>
          <table:table-cell office:value-type="float" office:value="-0.866785764694" calcext:value-type="float">
            <text:p>-0.866785764694</text:p>
          </table:table-cell>
        </table:table-row>
        <table:table-row table:style-name="ro1">
          <table:table-cell office:value-type="float" office:value="1.59204189100005E+018" calcext:value-type="float">
            <text:p>1.59204189100005E+018</text:p>
          </table:table-cell>
          <table:table-cell table:formula="of:=([.A334]-1.59204187214801E+018)*0.000000001" office:value-type="float" office:value="18.852040192" calcext:value-type="float">
            <text:p>18.85204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35]-[.C334])/([.B335]-[.B3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37153244" calcext:value-type="float">
            <text:p>-0.579537153244</text:p>
          </table:table-cell>
          <table:table-cell office:value-type="float" office:value="-0.866790294647" calcext:value-type="float">
            <text:p>-0.866790294647</text:p>
          </table:table-cell>
        </table:table-row>
        <table:table-row table:style-name="ro1">
          <table:table-cell office:value-type="float" office:value="1.59204189105258E+018" calcext:value-type="float">
            <text:p>1.59204189105258E+018</text:p>
          </table:table-cell>
          <table:table-cell table:formula="of:=([.A335]-1.59204187214801E+018)*0.000000001" office:value-type="float" office:value="18.904570368" calcext:value-type="float">
            <text:p>18.90457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36]-[.C335])/([.B336]-[.B3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12523" calcext:value-type="float">
            <text:p>-1.20033812523</text:p>
          </table:table-cell>
          <table:table-cell office:value-type="float" office:value="-0.579563379288" calcext:value-type="float">
            <text:p>-0.579563379288</text:p>
          </table:table-cell>
          <table:table-cell office:value-type="float" office:value="-0.866792559624" calcext:value-type="float">
            <text:p>-0.866792559624</text:p>
          </table:table-cell>
        </table:table-row>
        <table:table-row table:style-name="ro1">
          <table:table-cell office:value-type="float" office:value="1.5920418911105E+018" calcext:value-type="float">
            <text:p>1.5920418911105E+018</text:p>
          </table:table-cell>
          <table:table-cell table:formula="of:=([.A336]-1.59204187214801E+018)*0.000000001" office:value-type="float" office:value="18.962490368" calcext:value-type="float">
            <text:p>18.96249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37]-[.C336])/([.B337]-[.B3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62862" calcext:value-type="float">
            <text:p>-1.20034062862</text:p>
          </table:table-cell>
          <table:table-cell office:value-type="float" office:value="-0.579549849033" calcext:value-type="float">
            <text:p>-0.579549849033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9116314E+018" calcext:value-type="float">
            <text:p>1.59204189116314E+018</text:p>
          </table:table-cell>
          <table:table-cell table:formula="of:=([.A337]-1.59204187214801E+018)*0.000000001" office:value-type="float" office:value="19.015130368" calcext:value-type="float">
            <text:p>19.01513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38]-[.C337])/([.B338]-[.B3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53597" calcext:value-type="float">
            <text:p>-1.20034253597</text:p>
          </table:table-cell>
          <table:table-cell office:value-type="float" office:value="-0.579544067383" calcext:value-type="float">
            <text:p>-0.579544067383</text:p>
          </table:table-cell>
          <table:table-cell office:value-type="float" office:value="-0.866791188717" calcext:value-type="float">
            <text:p>-0.866791188717</text:p>
          </table:table-cell>
        </table:table-row>
        <table:table-row table:style-name="ro1">
          <table:table-cell office:value-type="float" office:value="1.59204189121563E+018" calcext:value-type="float">
            <text:p>1.59204189121563E+018</text:p>
          </table:table-cell>
          <table:table-cell table:formula="of:=([.A338]-1.59204187214801E+018)*0.000000001" office:value-type="float" office:value="19.067620352" calcext:value-type="float">
            <text:p>19.06762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39]-[.C338])/([.B339]-[.B3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145" calcext:value-type="float">
            <text:p>-1.200335145</text:p>
          </table:table-cell>
          <table:table-cell office:value-type="float" office:value="-0.579550981522" calcext:value-type="float">
            <text:p>-0.579550981522</text:p>
          </table:table-cell>
          <table:table-cell office:value-type="float" office:value="-0.866794228554" calcext:value-type="float">
            <text:p>-0.866794228554</text:p>
          </table:table-cell>
        </table:table-row>
        <table:table-row table:style-name="ro1">
          <table:table-cell office:value-type="float" office:value="1.59204189126808E+018" calcext:value-type="float">
            <text:p>1.59204189126808E+018</text:p>
          </table:table-cell>
          <table:table-cell table:formula="of:=([.A339]-1.59204187214801E+018)*0.000000001" office:value-type="float" office:value="19.1200704" calcext:value-type="float">
            <text:p>19.1200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40]-[.C339])/([.B340]-[.B3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15858" calcext:value-type="float">
            <text:p>-1.20034515858</text:p>
          </table:table-cell>
          <table:table-cell office:value-type="float" office:value="-0.579544067383" calcext:value-type="float">
            <text:p>-0.579544067383</text:p>
          </table:table-cell>
          <table:table-cell office:value-type="float" office:value="-0.86678981781" calcext:value-type="float">
            <text:p>-0.86678981781</text:p>
          </table:table-cell>
        </table:table-row>
        <table:table-row table:style-name="ro1">
          <table:table-cell office:value-type="float" office:value="1.59204189132069E+018" calcext:value-type="float">
            <text:p>1.59204189132069E+018</text:p>
          </table:table-cell>
          <table:table-cell table:formula="of:=([.A340]-1.59204187214801E+018)*0.000000001" office:value-type="float" office:value="19.172680192" calcext:value-type="float">
            <text:p>19.17268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41]-[.C340])/([.B341]-[.B3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52918" calcext:value-type="float">
            <text:p>-1.20033752918</text:p>
          </table:table-cell>
          <table:table-cell office:value-type="float" office:value="-0.57954210043" calcext:value-type="float">
            <text:p>-0.57954210043</text:p>
          </table:table-cell>
          <table:table-cell office:value-type="float" office:value="-0.866792321205" calcext:value-type="float">
            <text:p>-0.866792321205</text:p>
          </table:table-cell>
        </table:table-row>
        <table:table-row table:style-name="ro1">
          <table:table-cell office:value-type="float" office:value="1.59204189137209E+018" calcext:value-type="float">
            <text:p>1.59204189137209E+018</text:p>
          </table:table-cell>
          <table:table-cell table:formula="of:=([.A341]-1.59204187214801E+018)*0.000000001" office:value-type="float" office:value="19.224080128" calcext:value-type="float">
            <text:p>19.22408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42]-[.C341])/([.B342]-[.B3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13202" calcext:value-type="float">
            <text:p>-1.20034313202</text:p>
          </table:table-cell>
          <table:table-cell office:value-type="float" office:value="-0.579541921616" calcext:value-type="float">
            <text:p>-0.579541921616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142408E+018" calcext:value-type="float">
            <text:p>1.59204189142408E+018</text:p>
          </table:table-cell>
          <table:table-cell table:formula="of:=([.A342]-1.59204187214801E+018)*0.000000001" office:value-type="float" office:value="19.276070144" calcext:value-type="float">
            <text:p>19.27607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43]-[.C342])/([.B343]-[.B3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23146" calcext:value-type="float">
            <text:p>-1.20034623146</text:p>
          </table:table-cell>
          <table:table-cell office:value-type="float" office:value="-0.579539716244" calcext:value-type="float">
            <text:p>-0.579539716244</text:p>
          </table:table-cell>
          <table:table-cell office:value-type="float" office:value="-0.866788864136" calcext:value-type="float">
            <text:p>-0.866788864136</text:p>
          </table:table-cell>
        </table:table-row>
        <table:table-row table:style-name="ro1">
          <table:table-cell office:value-type="float" office:value="1.59204189147655E+018" calcext:value-type="float">
            <text:p>1.59204189147655E+018</text:p>
          </table:table-cell>
          <table:table-cell table:formula="of:=([.A343]-1.59204187214801E+018)*0.000000001" office:value-type="float" office:value="19.32854016" calcext:value-type="float">
            <text:p>19.32854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44]-[.C343])/([.B344]-[.B3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93993" calcext:value-type="float">
            <text:p>-1.20034193993</text:p>
          </table:table-cell>
          <table:table-cell office:value-type="float" office:value="-0.579545974731" calcext:value-type="float">
            <text:p>-0.579545974731</text:p>
          </table:table-cell>
          <table:table-cell office:value-type="float" office:value="-0.866792678833" calcext:value-type="float">
            <text:p>-0.866792678833</text:p>
          </table:table-cell>
        </table:table-row>
        <table:table-row table:style-name="ro1">
          <table:table-cell office:value-type="float" office:value="1.59204189152911E+018" calcext:value-type="float">
            <text:p>1.59204189152911E+018</text:p>
          </table:table-cell>
          <table:table-cell table:formula="of:=([.A344]-1.59204187214801E+018)*0.000000001" office:value-type="float" office:value="19.381100288" calcext:value-type="float">
            <text:p>19.38110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45]-[.C344])/([.B345]-[.B3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23146" calcext:value-type="float">
            <text:p>-1.20034623146</text:p>
          </table:table-cell>
          <table:table-cell office:value-type="float" office:value="-0.57955044508" calcext:value-type="float">
            <text:p>-0.57955044508</text:p>
          </table:table-cell>
          <table:table-cell office:value-type="float" office:value="-0.866789638996" calcext:value-type="float">
            <text:p>-0.866789638996</text:p>
          </table:table-cell>
        </table:table-row>
        <table:table-row table:style-name="ro1">
          <table:table-cell office:value-type="float" office:value="1.59204189158146E+018" calcext:value-type="float">
            <text:p>1.59204189158146E+018</text:p>
          </table:table-cell>
          <table:table-cell table:formula="of:=([.A345]-1.59204187214801E+018)*0.000000001" office:value-type="float" office:value="19.43345024" calcext:value-type="float">
            <text:p>19.43345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46]-[.C345])/([.B346]-[.B3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6451569" calcext:value-type="float">
            <text:p>-0.579546451569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16344E+018" calcext:value-type="float">
            <text:p>1.5920418916344E+018</text:p>
          </table:table-cell>
          <table:table-cell table:formula="of:=([.A346]-1.59204187214801E+018)*0.000000001" office:value-type="float" office:value="19.486390528" calcext:value-type="float">
            <text:p>19.4863905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47]-[.C346])/([.B347]-[.B3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86704" calcext:value-type="float">
            <text:p>-1.20034086704</text:p>
          </table:table-cell>
          <table:table-cell office:value-type="float" office:value="-0.57955121994" calcext:value-type="float">
            <text:p>-0.57955121994</text:p>
          </table:table-cell>
          <table:table-cell office:value-type="float" office:value="-0.866792559624" calcext:value-type="float">
            <text:p>-0.866792559624</text:p>
          </table:table-cell>
        </table:table-row>
        <table:table-row table:style-name="ro1">
          <table:table-cell office:value-type="float" office:value="1.59204189168688E+018" calcext:value-type="float">
            <text:p>1.59204189168688E+018</text:p>
          </table:table-cell>
          <table:table-cell table:formula="of:=([.A347]-1.59204187214801E+018)*0.000000001" office:value-type="float" office:value="19.538870272" calcext:value-type="float">
            <text:p>19.53887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48]-[.C347])/([.B348]-[.B3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145" calcext:value-type="float">
            <text:p>-1.200335145</text:p>
          </table:table-cell>
          <table:table-cell office:value-type="float" office:value="-0.579551279545" calcext:value-type="float">
            <text:p>-0.579551279545</text:p>
          </table:table-cell>
          <table:table-cell office:value-type="float" office:value="-0.866796076298" calcext:value-type="float">
            <text:p>-0.866796076298</text:p>
          </table:table-cell>
        </table:table-row>
        <table:table-row table:style-name="ro1">
          <table:table-cell office:value-type="float" office:value="1.59204189173935E+018" calcext:value-type="float">
            <text:p>1.59204189173935E+018</text:p>
          </table:table-cell>
          <table:table-cell table:formula="of:=([.A348]-1.59204187214801E+018)*0.000000001" office:value-type="float" office:value="19.591340288" calcext:value-type="float">
            <text:p>19.59134028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49]-[.C348])/([.B349]-[.B3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097267" calcext:value-type="float">
            <text:p>-1.20033097267</text:p>
          </table:table-cell>
          <table:table-cell office:value-type="float" office:value="-0.579546391964" calcext:value-type="float">
            <text:p>-0.579546391964</text:p>
          </table:table-cell>
          <table:table-cell office:value-type="float" office:value="-0.866799294949" calcext:value-type="float">
            <text:p>-0.866799294949</text:p>
          </table:table-cell>
        </table:table-row>
        <table:table-row table:style-name="ro1">
          <table:table-cell office:value-type="float" office:value="1.59204189179185E+018" calcext:value-type="float">
            <text:p>1.59204189179185E+018</text:p>
          </table:table-cell>
          <table:table-cell table:formula="of:=([.A349]-1.59204187214801E+018)*0.000000001" office:value-type="float" office:value="19.643840256" calcext:value-type="float">
            <text:p>19.64384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50]-[.C349])/([.B350]-[.B3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78118" calcext:value-type="float">
            <text:p>-1.20034778118</text:p>
          </table:table-cell>
          <table:table-cell office:value-type="float" office:value="-0.579538762569" calcext:value-type="float">
            <text:p>-0.579538762569</text:p>
          </table:table-cell>
          <table:table-cell office:value-type="float" office:value="-0.866791367531" calcext:value-type="float">
            <text:p>-0.866791367531</text:p>
          </table:table-cell>
        </table:table-row>
        <table:table-row table:style-name="ro1">
          <table:table-cell office:value-type="float" office:value="1.5920418918942E+018" calcext:value-type="float">
            <text:p>1.5920418918942E+018</text:p>
          </table:table-cell>
          <table:table-cell table:formula="of:=([.A350]-1.59204187214801E+018)*0.000000001" office:value-type="float" office:value="19.74619008" calcext:value-type="float">
            <text:p>19.74619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51]-[.C350])/([.B351]-[.B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99304" calcext:value-type="float">
            <text:p>-1.20034599304</text:p>
          </table:table-cell>
          <table:table-cell office:value-type="float" office:value="-0.57953029871" calcext:value-type="float">
            <text:p>-0.57953029871</text:p>
          </table:table-cell>
          <table:table-cell office:value-type="float" office:value="-0.866790354252" calcext:value-type="float">
            <text:p>-0.866790354252</text:p>
          </table:table-cell>
        </table:table-row>
        <table:table-row table:style-name="ro1">
          <table:table-cell office:value-type="float" office:value="1.59204189194706E+018" calcext:value-type="float">
            <text:p>1.59204189194706E+018</text:p>
          </table:table-cell>
          <table:table-cell table:formula="of:=([.A351]-1.59204187214801E+018)*0.000000001" office:value-type="float" office:value="19.79905024" calcext:value-type="float">
            <text:p>19.79905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52]-[.C351])/([.B352]-[.B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45011" calcext:value-type="float">
            <text:p>-1.20034945011</text:p>
          </table:table-cell>
          <table:table-cell office:value-type="float" office:value="-0.579529762268" calcext:value-type="float">
            <text:p>-0.579529762268</text:p>
          </table:table-cell>
          <table:table-cell office:value-type="float" office:value="-0.866788268089" calcext:value-type="float">
            <text:p>-0.866788268089</text:p>
          </table:table-cell>
        </table:table-row>
        <table:table-row table:style-name="ro1">
          <table:table-cell office:value-type="float" office:value="1.59204189200043E+018" calcext:value-type="float">
            <text:p>1.59204189200043E+018</text:p>
          </table:table-cell>
          <table:table-cell table:formula="of:=([.A352]-1.59204187214801E+018)*0.000000001" office:value-type="float" office:value="19.852420352" calcext:value-type="float">
            <text:p>19.85242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53]-[.C352])/([.B353]-[.B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46809196" calcext:value-type="float">
            <text:p>-0.579546809196</text:p>
          </table:table-cell>
          <table:table-cell office:value-type="float" office:value="-0.866788387299" calcext:value-type="float">
            <text:p>-0.866788387299</text:p>
          </table:table-cell>
        </table:table-row>
        <table:table-row table:style-name="ro1">
          <table:table-cell office:value-type="float" office:value="1.59204189205374E+018" calcext:value-type="float">
            <text:p>1.59204189205374E+018</text:p>
          </table:table-cell>
          <table:table-cell table:formula="of:=([.A353]-1.59204187214801E+018)*0.000000001" office:value-type="float" office:value="19.905730304" calcext:value-type="float">
            <text:p>19.90573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54]-[.C353])/([.B354]-[.B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57551" calcext:value-type="float">
            <text:p>-1.20033657551</text:p>
          </table:table-cell>
          <table:table-cell office:value-type="float" office:value="-0.57955378294" calcext:value-type="float">
            <text:p>-0.57955378294</text:p>
          </table:table-cell>
          <table:table-cell office:value-type="float" office:value="-0.866794288158" calcext:value-type="float">
            <text:p>-0.866794288158</text:p>
          </table:table-cell>
        </table:table-row>
        <table:table-row table:style-name="ro1">
          <table:table-cell office:value-type="float" office:value="1.59204189210652E+018" calcext:value-type="float">
            <text:p>1.59204189210652E+018</text:p>
          </table:table-cell>
          <table:table-cell table:formula="of:=([.A354]-1.59204187214801E+018)*0.000000001" office:value-type="float" office:value="19.958510336" calcext:value-type="float">
            <text:p>19.95851033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55]-[.C354])/([.B355]-[.B3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39021" calcext:value-type="float">
            <text:p>-1.20034039021</text:p>
          </table:table-cell>
          <table:table-cell office:value-type="float" office:value="-0.579544961452" calcext:value-type="float">
            <text:p>-0.579544961452</text:p>
          </table:table-cell>
          <table:table-cell office:value-type="float" office:value="-0.866795063019" calcext:value-type="float">
            <text:p>-0.866795063019</text:p>
          </table:table-cell>
        </table:table-row>
        <table:table-row table:style-name="ro1">
          <table:table-cell office:value-type="float" office:value="1.59204189215802E+018" calcext:value-type="float">
            <text:p>1.59204189215802E+018</text:p>
          </table:table-cell>
          <table:table-cell table:formula="of:=([.A355]-1.59204187214801E+018)*0.000000001" office:value-type="float" office:value="20.010010112" calcext:value-type="float">
            <text:p>20.0100101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56]-[.C355])/([.B356]-[.B3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54736614" calcext:value-type="float">
            <text:p>-0.579554736614</text:p>
          </table:table-cell>
          <table:table-cell office:value-type="float" office:value="-0.866791605949" calcext:value-type="float">
            <text:p>-0.866791605949</text:p>
          </table:table-cell>
        </table:table-row>
        <table:table-row table:style-name="ro1">
          <table:table-cell office:value-type="float" office:value="1.59204189220943E+018" calcext:value-type="float">
            <text:p>1.59204189220943E+018</text:p>
          </table:table-cell>
          <table:table-cell table:formula="of:=([.A356]-1.59204187214801E+018)*0.000000001" office:value-type="float" office:value="20.061420288" calcext:value-type="float">
            <text:p>20.06142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57]-[.C356])/([.B357]-[.B3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25123" calcext:value-type="float">
            <text:p>-1.20034325123</text:p>
          </table:table-cell>
          <table:table-cell office:value-type="float" office:value="-0.579547405243" calcext:value-type="float">
            <text:p>-0.579547405243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9226094E+018" calcext:value-type="float">
            <text:p>1.59204189226094E+018</text:p>
          </table:table-cell>
          <table:table-cell table:formula="of:=([.A357]-1.59204187214801E+018)*0.000000001" office:value-type="float" office:value="20.112930048" calcext:value-type="float">
            <text:p>20.11293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58]-[.C357])/([.B358]-[.B3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72128" calcext:value-type="float">
            <text:p>-1.20033872128</text:p>
          </table:table-cell>
          <table:table-cell office:value-type="float" office:value="-0.579544961452" calcext:value-type="float">
            <text:p>-0.579544961452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9231269E+018" calcext:value-type="float">
            <text:p>1.59204189231269E+018</text:p>
          </table:table-cell>
          <table:table-cell table:formula="of:=([.A358]-1.59204187214801E+018)*0.000000001" office:value-type="float" office:value="20.164680192" calcext:value-type="float">
            <text:p>20.16468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59]-[.C358])/([.B359]-[.B3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26421" calcext:value-type="float">
            <text:p>-1.20033526421</text:p>
          </table:table-cell>
          <table:table-cell office:value-type="float" office:value="-0.579539835453" calcext:value-type="float">
            <text:p>-0.579539835453</text:p>
          </table:table-cell>
          <table:table-cell office:value-type="float" office:value="-0.866794347763" calcext:value-type="float">
            <text:p>-0.866794347763</text:p>
          </table:table-cell>
        </table:table-row>
        <table:table-row table:style-name="ro1">
          <table:table-cell office:value-type="float" office:value="1.59204189236526E+018" calcext:value-type="float">
            <text:p>1.59204189236526E+018</text:p>
          </table:table-cell>
          <table:table-cell table:formula="of:=([.A359]-1.59204187214801E+018)*0.000000001" office:value-type="float" office:value="20.217250304" calcext:value-type="float">
            <text:p>20.21725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60]-[.C359])/([.B360]-[.B3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6570778" calcext:value-type="float">
            <text:p>-0.579546570778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9241787E+018" calcext:value-type="float">
            <text:p>1.59204189241787E+018</text:p>
          </table:table-cell>
          <table:table-cell table:formula="of:=([.A360]-1.59204187214801E+018)*0.000000001" office:value-type="float" office:value="20.269860096" calcext:value-type="float">
            <text:p>20.26986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61]-[.C360])/([.B361]-[.B3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84048" calcext:value-type="float">
            <text:p>-1.20033884048</text:p>
          </table:table-cell>
          <table:table-cell office:value-type="float" office:value="-0.579550623894" calcext:value-type="float">
            <text:p>-0.579550623894</text:p>
          </table:table-cell>
          <table:table-cell office:value-type="float" office:value="-0.866793274879" calcext:value-type="float">
            <text:p>-0.866793274879</text:p>
          </table:table-cell>
        </table:table-row>
        <table:table-row table:style-name="ro1">
          <table:table-cell office:value-type="float" office:value="1.59204189252073E+018" calcext:value-type="float">
            <text:p>1.59204189252073E+018</text:p>
          </table:table-cell>
          <table:table-cell table:formula="of:=([.A361]-1.59204187214801E+018)*0.000000001" office:value-type="float" office:value="20.372720384" calcext:value-type="float">
            <text:p>20.37272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62]-[.C361])/([.B362]-[.B3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4454422" calcext:value-type="float">
            <text:p>-0.57954454422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9257323E+018" calcext:value-type="float">
            <text:p>1.59204189257323E+018</text:p>
          </table:table-cell>
          <table:table-cell table:formula="of:=([.A362]-1.59204187214801E+018)*0.000000001" office:value-type="float" office:value="20.425220352" calcext:value-type="float">
            <text:p>20.4252203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63]-[.C362])/([.B363]-[.B3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41676" calcext:value-type="float">
            <text:p>-1.20034241676</text:p>
          </table:table-cell>
          <table:table-cell office:value-type="float" office:value="-0.579546511173" calcext:value-type="float">
            <text:p>-0.579546511173</text:p>
          </table:table-cell>
          <table:table-cell office:value-type="float" office:value="-0.866790354252" calcext:value-type="float">
            <text:p>-0.866790354252</text:p>
          </table:table-cell>
        </table:table-row>
        <table:table-row table:style-name="ro1">
          <table:table-cell office:value-type="float" office:value="1.59204189262578E+018" calcext:value-type="float">
            <text:p>1.59204189262578E+018</text:p>
          </table:table-cell>
          <table:table-cell table:formula="of:=([.A363]-1.59204187214801E+018)*0.000000001" office:value-type="float" office:value="20.47777024" calcext:value-type="float">
            <text:p>20.47777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64]-[.C363])/([.B364]-[.B3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13202" calcext:value-type="float">
            <text:p>-1.20034313202</text:p>
          </table:table-cell>
          <table:table-cell office:value-type="float" office:value="-0.579553127289" calcext:value-type="float">
            <text:p>-0.579553127289</text:p>
          </table:table-cell>
          <table:table-cell office:value-type="float" office:value="-0.866790950298" calcext:value-type="float">
            <text:p>-0.866790950298</text:p>
          </table:table-cell>
        </table:table-row>
        <table:table-row table:style-name="ro1">
          <table:table-cell office:value-type="float" office:value="1.5920418926787E+018" calcext:value-type="float">
            <text:p>1.5920418926787E+018</text:p>
          </table:table-cell>
          <table:table-cell table:formula="of:=([.A364]-1.59204187214801E+018)*0.000000001" office:value-type="float" office:value="20.530690048" calcext:value-type="float">
            <text:p>20.53069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365]-[.C364])/([.B365]-[.B3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43530941" calcext:value-type="float">
            <text:p>-0.579543530941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9278057E+018" calcext:value-type="float">
            <text:p>1.59204189278057E+018</text:p>
          </table:table-cell>
          <table:table-cell table:formula="of:=([.A365]-1.59204187214801E+018)*0.000000001" office:value-type="float" office:value="20.632560128" calcext:value-type="float">
            <text:p>20.63256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66]-[.C365])/([.B366]-[.B3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2835007" calcext:value-type="float">
            <text:p>-1.20032835007</text:p>
          </table:table-cell>
          <table:table-cell office:value-type="float" office:value="-0.579550921917" calcext:value-type="float">
            <text:p>-0.579550921917</text:p>
          </table:table-cell>
          <table:table-cell office:value-type="float" office:value="-0.866800367832" calcext:value-type="float">
            <text:p>-0.866800367832</text:p>
          </table:table-cell>
        </table:table-row>
        <table:table-row table:style-name="ro1">
          <table:table-cell office:value-type="float" office:value="1.59204189283292E+018" calcext:value-type="float">
            <text:p>1.59204189283292E+018</text:p>
          </table:table-cell>
          <table:table-cell table:formula="of:=([.A366]-1.59204187214801E+018)*0.000000001" office:value-type="float" office:value="20.684910336" calcext:value-type="float">
            <text:p>20.6849103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67]-[.C366])/([.B367]-[.B3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08569" calcext:value-type="float">
            <text:p>-1.20034408569</text:p>
          </table:table-cell>
          <table:table-cell office:value-type="float" office:value="-0.579540431499" calcext:value-type="float">
            <text:p>-0.579540431499</text:p>
          </table:table-cell>
          <table:table-cell office:value-type="float" office:value="-0.866791963577" calcext:value-type="float">
            <text:p>-0.866791963577</text:p>
          </table:table-cell>
        </table:table-row>
        <table:table-row table:style-name="ro1">
          <table:table-cell office:value-type="float" office:value="1.59204189288776E+018" calcext:value-type="float">
            <text:p>1.59204189288776E+018</text:p>
          </table:table-cell>
          <table:table-cell table:formula="of:=([.A367]-1.59204187214801E+018)*0.000000001" office:value-type="float" office:value="20.739750144" calcext:value-type="float">
            <text:p>20.7397501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68]-[.C367])/([.B368]-[.B3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95969" calcext:value-type="float">
            <text:p>-1.20033895969</text:p>
          </table:table-cell>
          <table:table-cell office:value-type="float" office:value="-0.579548716545" calcext:value-type="float">
            <text:p>-0.579548716545</text:p>
          </table:table-cell>
          <table:table-cell office:value-type="float" office:value="-0.86679148674" calcext:value-type="float">
            <text:p>-0.86679148674</text:p>
          </table:table-cell>
        </table:table-row>
        <table:table-row table:style-name="ro1">
          <table:table-cell office:value-type="float" office:value="1.59204189294029E+018" calcext:value-type="float">
            <text:p>1.59204189294029E+018</text:p>
          </table:table-cell>
          <table:table-cell table:formula="of:=([.A368]-1.59204187214801E+018)*0.000000001" office:value-type="float" office:value="20.79228032" calcext:value-type="float">
            <text:p>20.792280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69]-[.C368])/([.B369]-[.B3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92016" calcext:value-type="float">
            <text:p>-1.20034492016</text:p>
          </table:table-cell>
          <table:table-cell office:value-type="float" office:value="-0.579549908638" calcext:value-type="float">
            <text:p>-0.579549908638</text:p>
          </table:table-cell>
          <table:table-cell office:value-type="float" office:value="-0.866791605949" calcext:value-type="float">
            <text:p>-0.866791605949</text:p>
          </table:table-cell>
        </table:table-row>
        <table:table-row table:style-name="ro1">
          <table:table-cell office:value-type="float" office:value="1.59204189299322E+018" calcext:value-type="float">
            <text:p>1.59204189299322E+018</text:p>
          </table:table-cell>
          <table:table-cell table:formula="of:=([.A369]-1.59204187214801E+018)*0.000000001" office:value-type="float" office:value="20.845210112" calcext:value-type="float">
            <text:p>20.84521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70]-[.C369])/([.B370]-[.B3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98625" calcext:value-type="float">
            <text:p>-1.20034098625</text:p>
          </table:table-cell>
          <table:table-cell office:value-type="float" office:value="-0.579553604126" calcext:value-type="float">
            <text:p>-0.579553604126</text:p>
          </table:table-cell>
          <table:table-cell office:value-type="float" office:value="-0.866791665554" calcext:value-type="float">
            <text:p>-0.866791665554</text:p>
          </table:table-cell>
        </table:table-row>
        <table:table-row table:style-name="ro1">
          <table:table-cell office:value-type="float" office:value="1.59204189304635E+018" calcext:value-type="float">
            <text:p>1.59204189304635E+018</text:p>
          </table:table-cell>
          <table:table-cell table:formula="of:=([.A370]-1.59204187214801E+018)*0.000000001" office:value-type="float" office:value="20.898340352" calcext:value-type="float">
            <text:p>20.89834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71]-[.C370])/([.B371]-[.B3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95351" calcext:value-type="float">
            <text:p>-1.20035195351</text:p>
          </table:table-cell>
          <table:table-cell office:value-type="float" office:value="-0.579541504383" calcext:value-type="float">
            <text:p>-0.579541504383</text:p>
          </table:table-cell>
          <table:table-cell office:value-type="float" office:value="-0.86678814888" calcext:value-type="float">
            <text:p>-0.86678814888</text:p>
          </table:table-cell>
        </table:table-row>
        <table:table-row table:style-name="ro1">
          <table:table-cell office:value-type="float" office:value="1.59204189309907E+018" calcext:value-type="float">
            <text:p>1.59204189309907E+018</text:p>
          </table:table-cell>
          <table:table-cell table:formula="of:=([.A371]-1.59204187214801E+018)*0.000000001" office:value-type="float" office:value="20.951060224" calcext:value-type="float">
            <text:p>20.95106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72]-[.C371])/([.B372]-[.B3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60041428" calcext:value-type="float">
            <text:p>-0.579560041428</text:p>
          </table:table-cell>
          <table:table-cell office:value-type="float" office:value="-0.866793692112" calcext:value-type="float">
            <text:p>-0.866793692112</text:p>
          </table:table-cell>
        </table:table-row>
        <table:table-row table:style-name="ro1">
          <table:table-cell office:value-type="float" office:value="1.59204189315185E+018" calcext:value-type="float">
            <text:p>1.59204189315185E+018</text:p>
          </table:table-cell>
          <table:table-cell table:formula="of:=([.A372]-1.59204187214801E+018)*0.000000001" office:value-type="float" office:value="21.00384" calcext:value-type="float">
            <text:p>21.0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73]-[.C372])/([.B373]-[.B37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60207" calcext:value-type="float">
            <text:p>-1.20033860207</text:p>
          </table:table-cell>
          <table:table-cell office:value-type="float" office:value="-0.579545080662" calcext:value-type="float">
            <text:p>-0.579545080662</text:p>
          </table:table-cell>
          <table:table-cell office:value-type="float" office:value="-0.866795837879" calcext:value-type="float">
            <text:p>-0.866795837879</text:p>
          </table:table-cell>
        </table:table-row>
        <table:table-row table:style-name="ro1">
          <table:table-cell office:value-type="float" office:value="1.59204189320345E+018" calcext:value-type="float">
            <text:p>1.59204189320345E+018</text:p>
          </table:table-cell>
          <table:table-cell table:formula="of:=([.A373]-1.59204187214801E+018)*0.000000001" office:value-type="float" office:value="21.055440128" calcext:value-type="float">
            <text:p>21.055440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74]-[.C373])/([.B374]-[.B3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56822777" calcext:value-type="float">
            <text:p>-0.579556822777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9325584E+018" calcext:value-type="float">
            <text:p>1.59204189325584E+018</text:p>
          </table:table-cell>
          <table:table-cell table:formula="of:=([.A374]-1.59204187214801E+018)*0.000000001" office:value-type="float" office:value="21.107830272" calcext:value-type="float">
            <text:p>21.1078302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75]-[.C374])/([.B375]-[.B37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52531242" calcext:value-type="float">
            <text:p>-0.579552531242</text:p>
          </table:table-cell>
          <table:table-cell office:value-type="float" office:value="-0.866794645786" calcext:value-type="float">
            <text:p>-0.866794645786</text:p>
          </table:table-cell>
        </table:table-row>
        <table:table-row table:style-name="ro1">
          <table:table-cell office:value-type="float" office:value="1.59204189330822E+018" calcext:value-type="float">
            <text:p>1.59204189330822E+018</text:p>
          </table:table-cell>
          <table:table-cell table:formula="of:=([.A375]-1.59204187214801E+018)*0.000000001" office:value-type="float" office:value="21.160210176" calcext:value-type="float">
            <text:p>21.1602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76]-[.C375])/([.B376]-[.B3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39529" calcext:value-type="float">
            <text:p>-1.2003339529</text:p>
          </table:table-cell>
          <table:table-cell office:value-type="float" office:value="-0.579540014267" calcext:value-type="float">
            <text:p>-0.579540014267</text:p>
          </table:table-cell>
          <table:table-cell office:value-type="float" office:value="-0.866796672344" calcext:value-type="float">
            <text:p>-0.866796672344</text:p>
          </table:table-cell>
        </table:table-row>
        <table:table-row table:style-name="ro1">
          <table:table-cell office:value-type="float" office:value="1.59204189336077E+018" calcext:value-type="float">
            <text:p>1.59204189336077E+018</text:p>
          </table:table-cell>
          <table:table-cell table:formula="of:=([.A376]-1.59204187214801E+018)*0.000000001" office:value-type="float" office:value="21.212760064" calcext:value-type="float">
            <text:p>21.21276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77]-[.C376])/([.B377]-[.B3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06593" calcext:value-type="float">
            <text:p>-1.20034706593</text:p>
          </table:table-cell>
          <table:table-cell office:value-type="float" office:value="-0.579551041126" calcext:value-type="float">
            <text:p>-0.579551041126</text:p>
          </table:table-cell>
          <table:table-cell office:value-type="float" office:value="-0.866787016392" calcext:value-type="float">
            <text:p>-0.866787016392</text:p>
          </table:table-cell>
        </table:table-row>
        <table:table-row table:style-name="ro1">
          <table:table-cell office:value-type="float" office:value="1.59204189341367E+018" calcext:value-type="float">
            <text:p>1.59204189341367E+018</text:p>
          </table:table-cell>
          <table:table-cell table:formula="of:=([.A377]-1.59204187214801E+018)*0.000000001" office:value-type="float" office:value="21.26566016" calcext:value-type="float">
            <text:p>21.26566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78]-[.C377])/([.B378]-[.B3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19132" calcext:value-type="float">
            <text:p>-1.20033419132</text:p>
          </table:table-cell>
          <table:table-cell office:value-type="float" office:value="-0.57955300808" calcext:value-type="float">
            <text:p>-0.57955300808</text:p>
          </table:table-cell>
          <table:table-cell office:value-type="float" office:value="-0.866795480251" calcext:value-type="float">
            <text:p>-0.866795480251</text:p>
          </table:table-cell>
        </table:table-row>
        <table:table-row table:style-name="ro1">
          <table:table-cell office:value-type="float" office:value="1.59204189346705E+018" calcext:value-type="float">
            <text:p>1.59204189346705E+018</text:p>
          </table:table-cell>
          <table:table-cell table:formula="of:=([.A378]-1.59204187214801E+018)*0.000000001" office:value-type="float" office:value="21.319040512" calcext:value-type="float">
            <text:p>21.3190405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79]-[.C378])/([.B379]-[.B3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87383" calcext:value-type="float">
            <text:p>-1.20034587383</text:p>
          </table:table-cell>
          <table:table-cell office:value-type="float" office:value="-0.579542279243" calcext:value-type="float">
            <text:p>-0.579542279243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351956E+018" calcext:value-type="float">
            <text:p>1.59204189351956E+018</text:p>
          </table:table-cell>
          <table:table-cell table:formula="of:=([.A379]-1.59204187214801E+018)*0.000000001" office:value-type="float" office:value="21.371550464" calcext:value-type="float">
            <text:p>21.3715504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80]-[.C379])/([.B380]-[.B3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47762871" calcext:value-type="float">
            <text:p>-0.579547762871</text:p>
          </table:table-cell>
          <table:table-cell office:value-type="float" office:value="-0.866790890694" calcext:value-type="float">
            <text:p>-0.866790890694</text:p>
          </table:table-cell>
        </table:table-row>
        <table:table-row table:style-name="ro1">
          <table:table-cell office:value-type="float" office:value="1.59204189357274E+018" calcext:value-type="float">
            <text:p>1.59204189357274E+018</text:p>
          </table:table-cell>
          <table:table-cell table:formula="of:=([.A380]-1.59204187214801E+018)*0.000000001" office:value-type="float" office:value="21.424730112" calcext:value-type="float">
            <text:p>21.42473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81]-[.C380])/([.B381]-[.B3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47286034" calcext:value-type="float">
            <text:p>-0.579547286034</text:p>
          </table:table-cell>
          <table:table-cell office:value-type="float" office:value="-0.866792500019" calcext:value-type="float">
            <text:p>-0.866792500019</text:p>
          </table:table-cell>
        </table:table-row>
        <table:table-row table:style-name="ro1">
          <table:table-cell office:value-type="float" office:value="1.5920418936253E+018" calcext:value-type="float">
            <text:p>1.5920418936253E+018</text:p>
          </table:table-cell>
          <table:table-cell table:formula="of:=([.A381]-1.59204187214801E+018)*0.000000001" office:value-type="float" office:value="21.47729024" calcext:value-type="float">
            <text:p>21.477290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82]-[.C381])/([.B382]-[.B3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52918" calcext:value-type="float">
            <text:p>-1.20033752918</text:p>
          </table:table-cell>
          <table:table-cell office:value-type="float" office:value="-0.57954955101" calcext:value-type="float">
            <text:p>-0.57954955101</text:p>
          </table:table-cell>
          <table:table-cell office:value-type="float" office:value="-0.866793632507" calcext:value-type="float">
            <text:p>-0.866793632507</text:p>
          </table:table-cell>
        </table:table-row>
        <table:table-row table:style-name="ro1">
          <table:table-cell office:value-type="float" office:value="1.5920418936777E+018" calcext:value-type="float">
            <text:p>1.5920418936777E+018</text:p>
          </table:table-cell>
          <table:table-cell table:formula="of:=([.A382]-1.59204187214801E+018)*0.000000001" office:value-type="float" office:value="21.529690112" calcext:value-type="float">
            <text:p>21.52969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83]-[.C382])/([.B383]-[.B3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271" calcext:value-type="float">
            <text:p>-1.200340271</text:p>
          </table:table-cell>
          <table:table-cell office:value-type="float" office:value="-0.579549670219" calcext:value-type="float">
            <text:p>-0.579549670219</text:p>
          </table:table-cell>
          <table:table-cell office:value-type="float" office:value="-0.866792917252" calcext:value-type="float">
            <text:p>-0.866792917252</text:p>
          </table:table-cell>
        </table:table-row>
        <table:table-row table:style-name="ro1">
          <table:table-cell office:value-type="float" office:value="1.59204189373022E+018" calcext:value-type="float">
            <text:p>1.59204189373022E+018</text:p>
          </table:table-cell>
          <table:table-cell table:formula="of:=([.A383]-1.59204187214801E+018)*0.000000001" office:value-type="float" office:value="21.582210304" calcext:value-type="float">
            <text:p>21.5822103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84]-[.C383])/([.B384]-[.B3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55511475" calcext:value-type="float">
            <text:p>-0.579555511475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9378346E+018" calcext:value-type="float">
            <text:p>1.59204189378346E+018</text:p>
          </table:table-cell>
          <table:table-cell table:formula="of:=([.A384]-1.59204187214801E+018)*0.000000001" office:value-type="float" office:value="21.635450112" calcext:value-type="float">
            <text:p>21.635450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385]-[.C384])/([.B385]-[.B3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36795616" calcext:value-type="float">
            <text:p>-0.579536795616</text:p>
          </table:table-cell>
          <table:table-cell office:value-type="float" office:value="-0.866793513298" calcext:value-type="float">
            <text:p>-0.866793513298</text:p>
          </table:table-cell>
        </table:table-row>
        <table:table-row table:style-name="ro1">
          <table:table-cell office:value-type="float" office:value="1.59204189383579E+018" calcext:value-type="float">
            <text:p>1.59204189383579E+018</text:p>
          </table:table-cell>
          <table:table-cell table:formula="of:=([.A385]-1.59204187214801E+018)*0.000000001" office:value-type="float" office:value="21.687780096" calcext:value-type="float">
            <text:p>21.68778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table:formula="of:= ([.C386]-[.C385])/([.B386]-[.B3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73486" calcext:value-type="float">
            <text:p>-1.20034873486</text:p>
          </table:table-cell>
          <table:table-cell office:value-type="float" office:value="-0.579549252987" calcext:value-type="float">
            <text:p>-0.579549252987</text:p>
          </table:table-cell>
          <table:table-cell office:value-type="float" office:value="-0.866787195206" calcext:value-type="float">
            <text:p>-0.866787195206</text:p>
          </table:table-cell>
        </table:table-row>
        <table:table-row table:style-name="ro1">
          <table:table-cell office:value-type="float" office:value="1.59204189388761E+018" calcext:value-type="float">
            <text:p>1.59204189388761E+018</text:p>
          </table:table-cell>
          <table:table-cell table:formula="of:=([.A386]-1.59204187214801E+018)*0.000000001" office:value-type="float" office:value="21.739600128" calcext:value-type="float">
            <text:p>21.739600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87]-[.C386])/([.B387]-[.B3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30434" calcext:value-type="float">
            <text:p>-1.20034730434</text:p>
          </table:table-cell>
          <table:table-cell office:value-type="float" office:value="-0.579543948174" calcext:value-type="float">
            <text:p>-0.579543948174</text:p>
          </table:table-cell>
          <table:table-cell office:value-type="float" office:value="-0.866789281368" calcext:value-type="float">
            <text:p>-0.866789281368</text:p>
          </table:table-cell>
        </table:table-row>
        <table:table-row table:style-name="ro1">
          <table:table-cell office:value-type="float" office:value="1.59204189393973E+018" calcext:value-type="float">
            <text:p>1.59204189393973E+018</text:p>
          </table:table-cell>
          <table:table-cell table:formula="of:=([.A387]-1.59204187214801E+018)*0.000000001" office:value-type="float" office:value="21.791720192" calcext:value-type="float">
            <text:p>21.79172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88]-[.C387])/([.B388]-[.B3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4531908" calcext:value-type="float">
            <text:p>-0.57954531908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9399218E+018" calcext:value-type="float">
            <text:p>1.59204189399218E+018</text:p>
          </table:table-cell>
          <table:table-cell table:formula="of:=([.A388]-1.59204187214801E+018)*0.000000001" office:value-type="float" office:value="21.84417024" calcext:value-type="float">
            <text:p>21.8441702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89]-[.C388])/([.B389]-[.B3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24444" calcext:value-type="float">
            <text:p>-1.20033824444</text:p>
          </table:table-cell>
          <table:table-cell office:value-type="float" office:value="-0.579539120197" calcext:value-type="float">
            <text:p>-0.579539120197</text:p>
          </table:table-cell>
          <table:table-cell office:value-type="float" office:value="-0.866794228554" calcext:value-type="float">
            <text:p>-0.866794228554</text:p>
          </table:table-cell>
        </table:table-row>
        <table:table-row table:style-name="ro1">
          <table:table-cell office:value-type="float" office:value="1.59204189404376E+018" calcext:value-type="float">
            <text:p>1.59204189404376E+018</text:p>
          </table:table-cell>
          <table:table-cell table:formula="of:=([.A389]-1.59204187214801E+018)*0.000000001" office:value-type="float" office:value="21.895750144" calcext:value-type="float">
            <text:p>21.89575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90]-[.C389])/([.B390]-[.B3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55574" calcext:value-type="float">
            <text:p>-1.20033955574</text:p>
          </table:table-cell>
          <table:table-cell office:value-type="float" office:value="-0.579550385475" calcext:value-type="float">
            <text:p>-0.579550385475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9409573E+018" calcext:value-type="float">
            <text:p>1.59204189409573E+018</text:p>
          </table:table-cell>
          <table:table-cell table:formula="of:=([.A390]-1.59204187214801E+018)*0.000000001" office:value-type="float" office:value="21.947720192" calcext:value-type="float">
            <text:p>21.94772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91]-[.C390])/([.B391]-[.B3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46309" calcext:value-type="float">
            <text:p>-1.20034146309</text:p>
          </table:table-cell>
          <table:table-cell office:value-type="float" office:value="-0.579541742802" calcext:value-type="float">
            <text:p>-0.579541742802</text:p>
          </table:table-cell>
          <table:table-cell office:value-type="float" office:value="-0.866792976856" calcext:value-type="float">
            <text:p>-0.866792976856</text:p>
          </table:table-cell>
        </table:table-row>
        <table:table-row table:style-name="ro1">
          <table:table-cell office:value-type="float" office:value="1.59204189414767E+018" calcext:value-type="float">
            <text:p>1.59204189414767E+018</text:p>
          </table:table-cell>
          <table:table-cell table:formula="of:=([.A391]-1.59204187214801E+018)*0.000000001" office:value-type="float" office:value="21.999660288" calcext:value-type="float">
            <text:p>21.99966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formula="of:= ([.C392]-[.C391])/([.B392]-[.B3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5135746" calcext:value-type="float">
            <text:p>-1.20035135746</text:p>
          </table:table-cell>
          <table:table-cell office:value-type="float" office:value="-0.579546749592" calcext:value-type="float">
            <text:p>-0.579546749592</text:p>
          </table:table-cell>
          <table:table-cell office:value-type="float" office:value="-0.866785645485" calcext:value-type="float">
            <text:p>-0.866785645485</text:p>
          </table:table-cell>
        </table:table-row>
        <table:table-row table:style-name="ro1">
          <table:table-cell office:value-type="float" office:value="1.59204189420025E+018" calcext:value-type="float">
            <text:p>1.59204189420025E+018</text:p>
          </table:table-cell>
          <table:table-cell table:formula="of:=([.A392]-1.59204187214801E+018)*0.000000001" office:value-type="float" office:value="22.052240128" calcext:value-type="float">
            <text:p>22.0522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93]-[.C392])/([.B393]-[.B3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45011" calcext:value-type="float">
            <text:p>-1.20034945011</text:p>
          </table:table-cell>
          <table:table-cell office:value-type="float" office:value="-0.579545855522" calcext:value-type="float">
            <text:p>-0.579545855522</text:p>
          </table:table-cell>
          <table:table-cell office:value-type="float" office:value="-0.866788089275" calcext:value-type="float">
            <text:p>-0.866788089275</text:p>
          </table:table-cell>
        </table:table-row>
        <table:table-row table:style-name="ro1">
          <table:table-cell office:value-type="float" office:value="1.59204189425279E+018" calcext:value-type="float">
            <text:p>1.59204189425279E+018</text:p>
          </table:table-cell>
          <table:table-cell table:formula="of:=([.A393]-1.59204187214801E+018)*0.000000001" office:value-type="float" office:value="22.104780288" calcext:value-type="float">
            <text:p>22.10478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94]-[.C393])/([.B394]-[.B39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0789" calcext:value-type="float">
            <text:p>-1.2003390789</text:p>
          </table:table-cell>
          <table:table-cell office:value-type="float" office:value="-0.579547345638" calcext:value-type="float">
            <text:p>-0.579547345638</text:p>
          </table:table-cell>
          <table:table-cell office:value-type="float" office:value="-0.866793036461" calcext:value-type="float">
            <text:p>-0.866793036461</text:p>
          </table:table-cell>
        </table:table-row>
        <table:table-row table:style-name="ro1">
          <table:table-cell office:value-type="float" office:value="1.59204189435542E+018" calcext:value-type="float">
            <text:p>1.59204189435542E+018</text:p>
          </table:table-cell>
          <table:table-cell table:formula="of:=([.A394]-1.59204187214801E+018)*0.000000001" office:value-type="float" office:value="22.207410176" calcext:value-type="float">
            <text:p>22.2074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95]-[.C394])/([.B395]-[.B39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68853" calcext:value-type="float">
            <text:p>-1.20034968853</text:p>
          </table:table-cell>
          <table:table-cell office:value-type="float" office:value="-0.579550206661" calcext:value-type="float">
            <text:p>-0.579550206661</text:p>
          </table:table-cell>
          <table:table-cell office:value-type="float" office:value="-0.866788208485" calcext:value-type="float">
            <text:p>-0.866788208485</text:p>
          </table:table-cell>
        </table:table-row>
        <table:table-row table:style-name="ro1">
          <table:table-cell office:value-type="float" office:value="1.59204189440805E+018" calcext:value-type="float">
            <text:p>1.59204189440805E+018</text:p>
          </table:table-cell>
          <table:table-cell table:formula="of:=([.A395]-1.59204187214801E+018)*0.000000001" office:value-type="float" office:value="22.260040192" calcext:value-type="float">
            <text:p>22.26004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96]-[.C395])/([.B396]-[.B39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60886" calcext:value-type="float">
            <text:p>-1.20034360886</text:p>
          </table:table-cell>
          <table:table-cell office:value-type="float" office:value="-0.579552829266" calcext:value-type="float">
            <text:p>-0.579552829266</text:p>
          </table:table-cell>
          <table:table-cell office:value-type="float" office:value="-0.866790294647" calcext:value-type="float">
            <text:p>-0.866790294647</text:p>
          </table:table-cell>
        </table:table-row>
        <table:table-row table:style-name="ro1">
          <table:table-cell office:value-type="float" office:value="1.5920418944598E+018" calcext:value-type="float">
            <text:p>1.5920418944598E+018</text:p>
          </table:table-cell>
          <table:table-cell table:formula="of:=([.A396]-1.59204187214801E+018)*0.000000001" office:value-type="float" office:value="22.311790336" calcext:value-type="float">
            <text:p>22.31179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397]-[.C396])/([.B397]-[.B39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10546" calcext:value-type="float">
            <text:p>-1.20034110546</text:p>
          </table:table-cell>
          <table:table-cell office:value-type="float" office:value="-0.579543828964" calcext:value-type="float">
            <text:p>-0.579543828964</text:p>
          </table:table-cell>
          <table:table-cell office:value-type="float" office:value="-0.8667922616" calcext:value-type="float">
            <text:p>-0.8667922616</text:p>
          </table:table-cell>
        </table:table-row>
        <table:table-row table:style-name="ro1">
          <table:table-cell office:value-type="float" office:value="1.59204189451249E+018" calcext:value-type="float">
            <text:p>1.59204189451249E+018</text:p>
          </table:table-cell>
          <table:table-cell table:formula="of:=([.A397]-1.59204187214801E+018)*0.000000001" office:value-type="float" office:value="22.364480256" calcext:value-type="float">
            <text:p>22.36448025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398]-[.C397])/([.B398]-[.B3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54276" calcext:value-type="float">
            <text:p>-1.20034754276</text:p>
          </table:table-cell>
          <table:table-cell office:value-type="float" office:value="-0.579549133778" calcext:value-type="float">
            <text:p>-0.579549133778</text:p>
          </table:table-cell>
          <table:table-cell office:value-type="float" office:value="-0.866788327694" calcext:value-type="float">
            <text:p>-0.866788327694</text:p>
          </table:table-cell>
        </table:table-row>
        <table:table-row table:style-name="ro1">
          <table:table-cell office:value-type="float" office:value="1.59204189456483E+018" calcext:value-type="float">
            <text:p>1.59204189456483E+018</text:p>
          </table:table-cell>
          <table:table-cell table:formula="of:=([.A398]-1.59204187214801E+018)*0.000000001" office:value-type="float" office:value="22.416820224" calcext:value-type="float">
            <text:p>22.41682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399]-[.C398])/([.B399]-[.B3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90658" calcext:value-type="float">
            <text:p>-1.20033490658</text:p>
          </table:table-cell>
          <table:table-cell office:value-type="float" office:value="-0.579536318779" calcext:value-type="float">
            <text:p>-0.579536318779</text:p>
          </table:table-cell>
          <table:table-cell office:value-type="float" office:value="-0.86679571867" calcext:value-type="float">
            <text:p>-0.86679571867</text:p>
          </table:table-cell>
        </table:table-row>
        <table:table-row table:style-name="ro1">
          <table:table-cell office:value-type="float" office:value="1.59204189461912E+018" calcext:value-type="float">
            <text:p>1.59204189461912E+018</text:p>
          </table:table-cell>
          <table:table-cell table:formula="of:=([.A399]-1.59204187214801E+018)*0.000000001" office:value-type="float" office:value="22.4711104" calcext:value-type="float">
            <text:p>22.47111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400]-[.C399])/([.B400]-[.B39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865694" calcext:value-type="float">
            <text:p>-0.57954865694</text:p>
          </table:table-cell>
          <table:table-cell office:value-type="float" office:value="-0.866787731647" calcext:value-type="float">
            <text:p>-0.866787731647</text:p>
          </table:table-cell>
        </table:table-row>
        <table:table-row table:style-name="ro1">
          <table:table-cell office:value-type="float" office:value="1.59204189467077E+018" calcext:value-type="float">
            <text:p>1.59204189467077E+018</text:p>
          </table:table-cell>
          <table:table-cell table:formula="of:=([.A400]-1.59204187214801E+018)*0.000000001" office:value-type="float" office:value="22.522760192" calcext:value-type="float">
            <text:p>22.5227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01]-[.C400])/([.B401]-[.B4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37212849" calcext:value-type="float">
            <text:p>-0.579537212849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472245E+018" calcext:value-type="float">
            <text:p>1.59204189472245E+018</text:p>
          </table:table-cell>
          <table:table-cell table:formula="of:=([.A401]-1.59204187214801E+018)*0.000000001" office:value-type="float" office:value="22.574440192" calcext:value-type="float">
            <text:p>22.5744401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02]-[.C401])/([.B402]-[.B4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13202" calcext:value-type="float">
            <text:p>-1.20034313202</text:p>
          </table:table-cell>
          <table:table-cell office:value-type="float" office:value="-0.579543232918" calcext:value-type="float">
            <text:p>-0.579543232918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9477402E+018" calcext:value-type="float">
            <text:p>1.59204189477402E+018</text:p>
          </table:table-cell>
          <table:table-cell table:formula="of:=([.A402]-1.59204187214801E+018)*0.000000001" office:value-type="float" office:value="22.626010368" calcext:value-type="float">
            <text:p>22.6260103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03]-[.C402])/([.B403]-[.B4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10546" calcext:value-type="float">
            <text:p>-1.20034110546</text:p>
          </table:table-cell>
          <table:table-cell office:value-type="float" office:value="-0.579548239708" calcext:value-type="float">
            <text:p>-0.579548239708</text:p>
          </table:table-cell>
          <table:table-cell office:value-type="float" office:value="-0.866791129112" calcext:value-type="float">
            <text:p>-0.866791129112</text:p>
          </table:table-cell>
        </table:table-row>
        <table:table-row table:style-name="ro1">
          <table:table-cell office:value-type="float" office:value="1.59204189487792E+018" calcext:value-type="float">
            <text:p>1.59204189487792E+018</text:p>
          </table:table-cell>
          <table:table-cell table:formula="of:=([.A403]-1.59204187214801E+018)*0.000000001" office:value-type="float" office:value="22.729910272" calcext:value-type="float">
            <text:p>22.7299102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04]-[.C403])/([.B404]-[.B4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49644" calcext:value-type="float">
            <text:p>-1.20034849644</text:p>
          </table:table-cell>
          <table:table-cell office:value-type="float" office:value="-0.579552710056" calcext:value-type="float">
            <text:p>-0.579552710056</text:p>
          </table:table-cell>
          <table:table-cell office:value-type="float" office:value="-0.866786420345" calcext:value-type="float">
            <text:p>-0.866786420345</text:p>
          </table:table-cell>
        </table:table-row>
        <table:table-row table:style-name="ro1">
          <table:table-cell office:value-type="float" office:value="1.59204189493391E+018" calcext:value-type="float">
            <text:p>1.59204189493391E+018</text:p>
          </table:table-cell>
          <table:table-cell table:formula="of:=([.A404]-1.59204187214801E+018)*0.000000001" office:value-type="float" office:value="22.785900288" calcext:value-type="float">
            <text:p>22.78590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05]-[.C404])/([.B405]-[.B4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271" calcext:value-type="float">
            <text:p>-1.200340271</text:p>
          </table:table-cell>
          <table:table-cell office:value-type="float" office:value="-0.579547941685" calcext:value-type="float">
            <text:p>-0.579547941685</text:p>
          </table:table-cell>
          <table:table-cell office:value-type="float" office:value="-0.866791307926" calcext:value-type="float">
            <text:p>-0.866791307926</text:p>
          </table:table-cell>
        </table:table-row>
        <table:table-row table:style-name="ro1">
          <table:table-cell office:value-type="float" office:value="1.59204189498629E+018" calcext:value-type="float">
            <text:p>1.59204189498629E+018</text:p>
          </table:table-cell>
          <table:table-cell table:formula="of:=([.A405]-1.59204187214801E+018)*0.000000001" office:value-type="float" office:value="22.838280192" calcext:value-type="float">
            <text:p>22.8382801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06]-[.C405])/([.B406]-[.B4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0789" calcext:value-type="float">
            <text:p>-1.2003390789</text:p>
          </table:table-cell>
          <table:table-cell office:value-type="float" office:value="-0.57954788208" calcext:value-type="float">
            <text:p>-0.57954788208</text:p>
          </table:table-cell>
          <table:table-cell office:value-type="float" office:value="-0.866794764996" calcext:value-type="float">
            <text:p>-0.866794764996</text:p>
          </table:table-cell>
        </table:table-row>
        <table:table-row table:style-name="ro1">
          <table:table-cell office:value-type="float" office:value="1.59204189503977E+018" calcext:value-type="float">
            <text:p>1.59204189503977E+018</text:p>
          </table:table-cell>
          <table:table-cell table:formula="of:=([.A406]-1.59204187214801E+018)*0.000000001" office:value-type="float" office:value="22.891760128" calcext:value-type="float">
            <text:p>22.891760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07]-[.C406])/([.B407]-[.B4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0789" calcext:value-type="float">
            <text:p>-1.2003390789</text:p>
          </table:table-cell>
          <table:table-cell office:value-type="float" office:value="-0.579546749592" calcext:value-type="float">
            <text:p>-0.579546749592</text:p>
          </table:table-cell>
          <table:table-cell office:value-type="float" office:value="-0.866792857647" calcext:value-type="float">
            <text:p>-0.866792857647</text:p>
          </table:table-cell>
        </table:table-row>
        <table:table-row table:style-name="ro1">
          <table:table-cell office:value-type="float" office:value="1.59204189509147E+018" calcext:value-type="float">
            <text:p>1.59204189509147E+018</text:p>
          </table:table-cell>
          <table:table-cell table:formula="of:=([.A407]-1.59204187214801E+018)*0.000000001" office:value-type="float" office:value="22.943460096" calcext:value-type="float">
            <text:p>22.94346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08]-[.C407])/([.B408]-[.B4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4563" calcext:value-type="float">
            <text:p>-1.2003364563</text:p>
          </table:table-cell>
          <table:table-cell office:value-type="float" office:value="-0.579550266266" calcext:value-type="float">
            <text:p>-0.579550266266</text:p>
          </table:table-cell>
          <table:table-cell office:value-type="float" office:value="-0.866793930531" calcext:value-type="float">
            <text:p>-0.866793930531</text:p>
          </table:table-cell>
        </table:table-row>
        <table:table-row table:style-name="ro1">
          <table:table-cell office:value-type="float" office:value="1.59204189514342E+018" calcext:value-type="float">
            <text:p>1.59204189514342E+018</text:p>
          </table:table-cell>
          <table:table-cell table:formula="of:=([.A408]-1.59204187214801E+018)*0.000000001" office:value-type="float" office:value="22.995410176" calcext:value-type="float">
            <text:p>22.99541017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09]-[.C408])/([.B409]-[.B40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91337" calcext:value-type="float">
            <text:p>-1.20033991337</text:p>
          </table:table-cell>
          <table:table-cell office:value-type="float" office:value="-0.579544365406" calcext:value-type="float">
            <text:p>-0.579544365406</text:p>
          </table:table-cell>
          <table:table-cell office:value-type="float" office:value="-0.866793394089" calcext:value-type="float">
            <text:p>-0.866793394089</text:p>
          </table:table-cell>
        </table:table-row>
        <table:table-row table:style-name="ro1">
          <table:table-cell office:value-type="float" office:value="1.59204189519588E+018" calcext:value-type="float">
            <text:p>1.59204189519588E+018</text:p>
          </table:table-cell>
          <table:table-cell table:formula="of:=([.A409]-1.59204187214801E+018)*0.000000001" office:value-type="float" office:value="23.047870464" calcext:value-type="float">
            <text:p>23.0478704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10]-[.C409])/([.B410]-[.B40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53597" calcext:value-type="float">
            <text:p>-1.20034253597</text:p>
          </table:table-cell>
          <table:table-cell office:value-type="float" office:value="-0.579553186893" calcext:value-type="float">
            <text:p>-0.579553186893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9524845E+018" calcext:value-type="float">
            <text:p>1.59204189524845E+018</text:p>
          </table:table-cell>
          <table:table-cell table:formula="of:=([.A410]-1.59204187214801E+018)*0.000000001" office:value-type="float" office:value="23.10044032" calcext:value-type="float">
            <text:p>23.10044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11]-[.C410])/([.B411]-[.B4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63541" calcext:value-type="float">
            <text:p>-1.20034563541</text:p>
          </table:table-cell>
          <table:table-cell office:value-type="float" office:value="-0.579545140266" calcext:value-type="float">
            <text:p>-0.579545140266</text:p>
          </table:table-cell>
          <table:table-cell office:value-type="float" office:value="-0.866789162159" calcext:value-type="float">
            <text:p>-0.866789162159</text:p>
          </table:table-cell>
        </table:table-row>
        <table:table-row table:style-name="ro1">
          <table:table-cell office:value-type="float" office:value="1.59204189530083E+018" calcext:value-type="float">
            <text:p>1.59204189530083E+018</text:p>
          </table:table-cell>
          <table:table-cell table:formula="of:=([.A411]-1.59204187214801E+018)*0.000000001" office:value-type="float" office:value="23.152820224" calcext:value-type="float">
            <text:p>23.15282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12]-[.C411])/([.B412]-[.B4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86704" calcext:value-type="float">
            <text:p>-1.20034086704</text:p>
          </table:table-cell>
          <table:table-cell office:value-type="float" office:value="-0.579550147057" calcext:value-type="float">
            <text:p>-0.579550147057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9535427E+018" calcext:value-type="float">
            <text:p>1.59204189535427E+018</text:p>
          </table:table-cell>
          <table:table-cell table:formula="of:=([.A412]-1.59204187214801E+018)*0.000000001" office:value-type="float" office:value="23.206260224" calcext:value-type="float">
            <text:p>23.2062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13]-[.C412])/([.B413]-[.B4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56932" calcext:value-type="float">
            <text:p>-1.20034956932</text:p>
          </table:table-cell>
          <table:table-cell office:value-type="float" office:value="-0.579538047314" calcext:value-type="float">
            <text:p>-0.579538047314</text:p>
          </table:table-cell>
          <table:table-cell office:value-type="float" office:value="-0.866790652275" calcext:value-type="float">
            <text:p>-0.866790652275</text:p>
          </table:table-cell>
        </table:table-row>
        <table:table-row table:style-name="ro1">
          <table:table-cell office:value-type="float" office:value="1.59204189540684E+018" calcext:value-type="float">
            <text:p>1.59204189540684E+018</text:p>
          </table:table-cell>
          <table:table-cell table:formula="of:=([.A413]-1.59204187214801E+018)*0.000000001" office:value-type="float" office:value="23.258830336" calcext:value-type="float">
            <text:p>23.25883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14]-[.C413])/([.B414]-[.B4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57299614" calcext:value-type="float">
            <text:p>-0.579557299614</text:p>
          </table:table-cell>
          <table:table-cell office:value-type="float" office:value="-0.866791188717" calcext:value-type="float">
            <text:p>-0.866791188717</text:p>
          </table:table-cell>
        </table:table-row>
        <table:table-row table:style-name="ro1">
          <table:table-cell office:value-type="float" office:value="1.59204189545932E+018" calcext:value-type="float">
            <text:p>1.59204189545932E+018</text:p>
          </table:table-cell>
          <table:table-cell table:formula="of:=([.A414]-1.59204187214801E+018)*0.000000001" office:value-type="float" office:value="23.311310336" calcext:value-type="float">
            <text:p>23.31131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15]-[.C414])/([.B415]-[.B4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08569" calcext:value-type="float">
            <text:p>-1.20034408569</text:p>
          </table:table-cell>
          <table:table-cell office:value-type="float" office:value="-0.579543530941" calcext:value-type="float">
            <text:p>-0.579543530941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9551083E+018" calcext:value-type="float">
            <text:p>1.59204189551083E+018</text:p>
          </table:table-cell>
          <table:table-cell table:formula="of:=([.A415]-1.59204187214801E+018)*0.000000001" office:value-type="float" office:value="23.362820352" calcext:value-type="float">
            <text:p>23.36282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416]-[.C415])/([.B416]-[.B4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58909" calcext:value-type="float">
            <text:p>-1.20034658909</text:p>
          </table:table-cell>
          <table:table-cell office:value-type="float" office:value="-0.579545855522" calcext:value-type="float">
            <text:p>-0.579545855522</text:p>
          </table:table-cell>
          <table:table-cell office:value-type="float" office:value="-0.866787850857" calcext:value-type="float">
            <text:p>-0.866787850857</text:p>
          </table:table-cell>
        </table:table-row>
        <table:table-row table:style-name="ro1">
          <table:table-cell office:value-type="float" office:value="1.59204189561223E+018" calcext:value-type="float">
            <text:p>1.59204189561223E+018</text:p>
          </table:table-cell>
          <table:table-cell table:formula="of:=([.A416]-1.59204187214801E+018)*0.000000001" office:value-type="float" office:value="23.46422016" calcext:value-type="float">
            <text:p>23.46422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417]-[.C416])/([.B417]-[.B4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730434" calcext:value-type="float">
            <text:p>-1.20034730434</text:p>
          </table:table-cell>
          <table:table-cell office:value-type="float" office:value="-0.579549491405" calcext:value-type="float">
            <text:p>-0.579549491405</text:p>
          </table:table-cell>
          <table:table-cell office:value-type="float" office:value="-0.866788566113" calcext:value-type="float">
            <text:p>-0.866788566113</text:p>
          </table:table-cell>
        </table:table-row>
        <table:table-row table:style-name="ro1">
          <table:table-cell office:value-type="float" office:value="1.59204189566459E+018" calcext:value-type="float">
            <text:p>1.59204189566459E+018</text:p>
          </table:table-cell>
          <table:table-cell table:formula="of:=([.A417]-1.59204187214801E+018)*0.000000001" office:value-type="float" office:value="23.516580352" calcext:value-type="float">
            <text:p>23.51658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18]-[.C417])/([.B418]-[.B4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15179" calcext:value-type="float">
            <text:p>-1.20034015179</text:p>
          </table:table-cell>
          <table:table-cell office:value-type="float" office:value="-0.579546153545" calcext:value-type="float">
            <text:p>-0.579546153545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9571742E+018" calcext:value-type="float">
            <text:p>1.59204189571742E+018</text:p>
          </table:table-cell>
          <table:table-cell table:formula="of:=([.A418]-1.59204187214801E+018)*0.000000001" office:value-type="float" office:value="23.569410304" calcext:value-type="float">
            <text:p>23.5694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19]-[.C418])/([.B419]-[.B4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92695" calcext:value-type="float">
            <text:p>-1.20034992695</text:p>
          </table:table-cell>
          <table:table-cell office:value-type="float" office:value="-0.579548597336" calcext:value-type="float">
            <text:p>-0.579548597336</text:p>
          </table:table-cell>
          <table:table-cell office:value-type="float" office:value="-0.866786658764" calcext:value-type="float">
            <text:p>-0.866786658764</text:p>
          </table:table-cell>
        </table:table-row>
        <table:table-row table:style-name="ro1">
          <table:table-cell office:value-type="float" office:value="1.59204189577009E+018" calcext:value-type="float">
            <text:p>1.59204189577009E+018</text:p>
          </table:table-cell>
          <table:table-cell table:formula="of:=([.A419]-1.59204187214801E+018)*0.000000001" office:value-type="float" office:value="23.622080512" calcext:value-type="float">
            <text:p>23.6220805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20]-[.C419])/([.B420]-[.B4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03937" calcext:value-type="float">
            <text:p>-1.20034503937</text:p>
          </table:table-cell>
          <table:table-cell office:value-type="float" office:value="-0.579548478127" calcext:value-type="float">
            <text:p>-0.579548478127</text:p>
          </table:table-cell>
          <table:table-cell office:value-type="float" office:value="-0.866789638996" calcext:value-type="float">
            <text:p>-0.866789638996</text:p>
          </table:table-cell>
        </table:table-row>
        <table:table-row table:style-name="ro1">
          <table:table-cell office:value-type="float" office:value="1.59204189587263E+018" calcext:value-type="float">
            <text:p>1.59204189587263E+018</text:p>
          </table:table-cell>
          <table:table-cell table:formula="of:=([.A420]-1.59204187214801E+018)*0.000000001" office:value-type="float" office:value="23.724620288" calcext:value-type="float">
            <text:p>23.72462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21]-[.C420])/([.B421]-[.B4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95969" calcext:value-type="float">
            <text:p>-1.20033895969</text:p>
          </table:table-cell>
          <table:table-cell office:value-type="float" office:value="-0.579544663429" calcext:value-type="float">
            <text:p>-0.579544663429</text:p>
          </table:table-cell>
          <table:table-cell office:value-type="float" office:value="-0.866793632507" calcext:value-type="float">
            <text:p>-0.866793632507</text:p>
          </table:table-cell>
        </table:table-row>
        <table:table-row table:style-name="ro1">
          <table:table-cell office:value-type="float" office:value="1.59204189592501E+018" calcext:value-type="float">
            <text:p>1.59204189592501E+018</text:p>
          </table:table-cell>
          <table:table-cell table:formula="of:=([.A421]-1.59204187214801E+018)*0.000000001" office:value-type="float" office:value="23.777000192" calcext:value-type="float">
            <text:p>23.77700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22]-[.C421])/([.B422]-[.B4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87383" calcext:value-type="float">
            <text:p>-1.20034587383</text:p>
          </table:table-cell>
          <table:table-cell office:value-type="float" office:value="-0.579537987709" calcext:value-type="float">
            <text:p>-0.579537987709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9602747E+018" calcext:value-type="float">
            <text:p>1.59204189602747E+018</text:p>
          </table:table-cell>
          <table:table-cell table:formula="of:=([.A422]-1.59204187214801E+018)*0.000000001" office:value-type="float" office:value="23.879460352" calcext:value-type="float">
            <text:p>23.87946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23]-[.C422])/([.B423]-[.B4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32411" calcext:value-type="float">
            <text:p>-1.20034432411</text:p>
          </table:table-cell>
          <table:table-cell office:value-type="float" office:value="-0.579544901848" calcext:value-type="float">
            <text:p>-0.579544901848</text:p>
          </table:table-cell>
          <table:table-cell office:value-type="float" office:value="-0.866792142391" calcext:value-type="float">
            <text:p>-0.866792142391</text:p>
          </table:table-cell>
        </table:table-row>
        <table:table-row table:style-name="ro1">
          <table:table-cell office:value-type="float" office:value="1.59204189608008E+018" calcext:value-type="float">
            <text:p>1.59204189608008E+018</text:p>
          </table:table-cell>
          <table:table-cell table:formula="of:=([.A423]-1.59204187214801E+018)*0.000000001" office:value-type="float" office:value="23.932070144" calcext:value-type="float">
            <text:p>23.93207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24]-[.C423])/([.B424]-[.B4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0196" calcext:value-type="float">
            <text:p>-1.2003480196</text:p>
          </table:table-cell>
          <table:table-cell office:value-type="float" office:value="-0.579546868801" calcext:value-type="float">
            <text:p>-0.579546868801</text:p>
          </table:table-cell>
          <table:table-cell office:value-type="float" office:value="-0.866787910461" calcext:value-type="float">
            <text:p>-0.866787910461</text:p>
          </table:table-cell>
        </table:table-row>
        <table:table-row table:style-name="ro1">
          <table:table-cell office:value-type="float" office:value="1.59204189613229E+018" calcext:value-type="float">
            <text:p>1.59204189613229E+018</text:p>
          </table:table-cell>
          <table:table-cell table:formula="of:=([.A424]-1.59204187214801E+018)*0.000000001" office:value-type="float" office:value="23.98428032" calcext:value-type="float">
            <text:p>23.98428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25]-[.C424])/([.B425]-[.B4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74104" calcext:value-type="float">
            <text:p>-1.20033574104</text:p>
          </table:table-cell>
          <table:table-cell office:value-type="float" office:value="-0.579548060894" calcext:value-type="float">
            <text:p>-0.579548060894</text:p>
          </table:table-cell>
          <table:table-cell office:value-type="float" office:value="-0.866794168949" calcext:value-type="float">
            <text:p>-0.866794168949</text:p>
          </table:table-cell>
        </table:table-row>
        <table:table-row table:style-name="ro1">
          <table:table-cell office:value-type="float" office:value="1.59204189618531E+018" calcext:value-type="float">
            <text:p>1.59204189618531E+018</text:p>
          </table:table-cell>
          <table:table-cell table:formula="of:=([.A425]-1.59204187214801E+018)*0.000000001" office:value-type="float" office:value="24.037300224" calcext:value-type="float">
            <text:p>24.03730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26]-[.C425])/([.B426]-[.B4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94672" calcext:value-type="float">
            <text:p>-1.20034694672</text:p>
          </table:table-cell>
          <table:table-cell office:value-type="float" office:value="-0.579540491104" calcext:value-type="float">
            <text:p>-0.579540491104</text:p>
          </table:table-cell>
          <table:table-cell office:value-type="float" office:value="-0.866790413857" calcext:value-type="float">
            <text:p>-0.866790413857</text:p>
          </table:table-cell>
        </table:table-row>
        <table:table-row table:style-name="ro1">
          <table:table-cell office:value-type="float" office:value="1.59204189624227E+018" calcext:value-type="float">
            <text:p>1.59204189624227E+018</text:p>
          </table:table-cell>
          <table:table-cell table:formula="of:=([.A426]-1.59204187214801E+018)*0.000000001" office:value-type="float" office:value="24.094260224" calcext:value-type="float">
            <text:p>24.0942602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27]-[.C426])/([.B427]-[.B4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82751" calcext:value-type="float">
            <text:p>-1.20034682751</text:p>
          </table:table-cell>
          <table:table-cell office:value-type="float" office:value="-0.579540848732" calcext:value-type="float">
            <text:p>-0.579540848732</text:p>
          </table:table-cell>
          <table:table-cell office:value-type="float" office:value="-0.866787672043" calcext:value-type="float">
            <text:p>-0.866787672043</text:p>
          </table:table-cell>
        </table:table-row>
        <table:table-row table:style-name="ro1">
          <table:table-cell office:value-type="float" office:value="1.59204189629429E+018" calcext:value-type="float">
            <text:p>1.59204189629429E+018</text:p>
          </table:table-cell>
          <table:table-cell table:formula="of:=([.A427]-1.59204187214801E+018)*0.000000001" office:value-type="float" office:value="24.146280192" calcext:value-type="float">
            <text:p>24.14628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28]-[.C427])/([.B428]-[.B4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22467" calcext:value-type="float">
            <text:p>-1.20034122467</text:p>
          </table:table-cell>
          <table:table-cell office:value-type="float" office:value="-0.579540967941" calcext:value-type="float">
            <text:p>-0.579540967941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634675E+018" calcext:value-type="float">
            <text:p>1.59204189634675E+018</text:p>
          </table:table-cell>
          <table:table-cell table:formula="of:=([.A428]-1.59204187214801E+018)*0.000000001" office:value-type="float" office:value="24.198740224" calcext:value-type="float">
            <text:p>24.19874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29]-[.C428])/([.B429]-[.B4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51041126" calcext:value-type="float">
            <text:p>-0.579551041126</text:p>
          </table:table-cell>
          <table:table-cell office:value-type="float" office:value="-0.866791367531" calcext:value-type="float">
            <text:p>-0.866791367531</text:p>
          </table:table-cell>
        </table:table-row>
        <table:table-row table:style-name="ro1">
          <table:table-cell office:value-type="float" office:value="1.59204189639814E+018" calcext:value-type="float">
            <text:p>1.59204189639814E+018</text:p>
          </table:table-cell>
          <table:table-cell table:formula="of:=([.A429]-1.59204187214801E+018)*0.000000001" office:value-type="float" office:value="24.250130176" calcext:value-type="float">
            <text:p>24.25013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30]-[.C429])/([.B430]-[.B4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41146755" calcext:value-type="float">
            <text:p>-0.579541146755</text:p>
          </table:table-cell>
          <table:table-cell office:value-type="float" office:value="-0.866793870926" calcext:value-type="float">
            <text:p>-0.866793870926</text:p>
          </table:table-cell>
        </table:table-row>
        <table:table-row table:style-name="ro1">
          <table:table-cell office:value-type="float" office:value="1.59204189645157E+018" calcext:value-type="float">
            <text:p>1.59204189645157E+018</text:p>
          </table:table-cell>
          <table:table-cell table:formula="of:=([.A430]-1.59204187214801E+018)*0.000000001" office:value-type="float" office:value="24.303560192" calcext:value-type="float">
            <text:p>24.30356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31]-[.C430])/([.B431]-[.B4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68174" calcext:value-type="float">
            <text:p>-1.20034468174</text:p>
          </table:table-cell>
          <table:table-cell office:value-type="float" office:value="-0.579546272755" calcext:value-type="float">
            <text:p>-0.579546272755</text:p>
          </table:table-cell>
          <table:table-cell office:value-type="float" office:value="-0.866791546345" calcext:value-type="float">
            <text:p>-0.866791546345</text:p>
          </table:table-cell>
        </table:table-row>
        <table:table-row table:style-name="ro1">
          <table:table-cell office:value-type="float" office:value="1.59204189650374E+018" calcext:value-type="float">
            <text:p>1.59204189650374E+018</text:p>
          </table:table-cell>
          <table:table-cell table:formula="of:=([.A431]-1.59204187214801E+018)*0.000000001" office:value-type="float" office:value="24.355730176" calcext:value-type="float">
            <text:p>24.35573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32]-[.C431])/([.B432]-[.B4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03937" calcext:value-type="float">
            <text:p>-1.20034503937</text:p>
          </table:table-cell>
          <table:table-cell office:value-type="float" office:value="-0.579547405243" calcext:value-type="float">
            <text:p>-0.579547405243</text:p>
          </table:table-cell>
          <table:table-cell office:value-type="float" office:value="-0.866790890694" calcext:value-type="float">
            <text:p>-0.866790890694</text:p>
          </table:table-cell>
        </table:table-row>
        <table:table-row table:style-name="ro1">
          <table:table-cell office:value-type="float" office:value="1.59204189655609E+018" calcext:value-type="float">
            <text:p>1.59204189655609E+018</text:p>
          </table:table-cell>
          <table:table-cell table:formula="of:=([.A432]-1.59204187214801E+018)*0.000000001" office:value-type="float" office:value="24.408080128" calcext:value-type="float">
            <text:p>24.4080801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33]-[.C432])/([.B433]-[.B4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84727" calcext:value-type="float">
            <text:p>-1.20034384727</text:p>
          </table:table-cell>
          <table:table-cell office:value-type="float" office:value="-0.579555332661" calcext:value-type="float">
            <text:p>-0.579555332661</text:p>
          </table:table-cell>
          <table:table-cell office:value-type="float" office:value="-0.866793334484" calcext:value-type="float">
            <text:p>-0.866793334484</text:p>
          </table:table-cell>
        </table:table-row>
        <table:table-row table:style-name="ro1">
          <table:table-cell office:value-type="float" office:value="1.59204189660808E+018" calcext:value-type="float">
            <text:p>1.59204189660808E+018</text:p>
          </table:table-cell>
          <table:table-cell table:formula="of:=([.A433]-1.59204187214801E+018)*0.000000001" office:value-type="float" office:value="24.4600704" calcext:value-type="float">
            <text:p>24.4600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34]-[.C433])/([.B434]-[.B4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29755" calcext:value-type="float">
            <text:p>-1.20034229755</text:p>
          </table:table-cell>
          <table:table-cell office:value-type="float" office:value="-0.579551160336" calcext:value-type="float">
            <text:p>-0.579551160336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9671108E+018" calcext:value-type="float">
            <text:p>1.59204189671108E+018</text:p>
          </table:table-cell>
          <table:table-cell table:formula="of:=([.A434]-1.59204187214801E+018)*0.000000001" office:value-type="float" office:value="24.563070464" calcext:value-type="float">
            <text:p>24.5630704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35]-[.C434])/([.B435]-[.B4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48965" calcext:value-type="float">
            <text:p>-1.20034348965</text:p>
          </table:table-cell>
          <table:table-cell office:value-type="float" office:value="-0.579540550709" calcext:value-type="float">
            <text:p>-0.579540550709</text:p>
          </table:table-cell>
          <table:table-cell office:value-type="float" office:value="-0.866791248322" calcext:value-type="float">
            <text:p>-0.866791248322</text:p>
          </table:table-cell>
        </table:table-row>
        <table:table-row table:style-name="ro1">
          <table:table-cell office:value-type="float" office:value="1.59204189676696E+018" calcext:value-type="float">
            <text:p>1.59204189676696E+018</text:p>
          </table:table-cell>
          <table:table-cell table:formula="of:=([.A435]-1.59204187214801E+018)*0.000000001" office:value-type="float" office:value="24.618950144" calcext:value-type="float">
            <text:p>24.61895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36]-[.C435])/([.B436]-[.B4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50941" calcext:value-type="float">
            <text:p>-1.20034050941</text:p>
          </table:table-cell>
          <table:table-cell office:value-type="float" office:value="-0.579547286034" calcext:value-type="float">
            <text:p>-0.579547286034</text:p>
          </table:table-cell>
          <table:table-cell office:value-type="float" office:value="-0.866791784763" calcext:value-type="float">
            <text:p>-0.866791784763</text:p>
          </table:table-cell>
        </table:table-row>
        <table:table-row table:style-name="ro1">
          <table:table-cell office:value-type="float" office:value="1.59204189681879E+018" calcext:value-type="float">
            <text:p>1.59204189681879E+018</text:p>
          </table:table-cell>
          <table:table-cell table:formula="of:=([.A436]-1.59204187214801E+018)*0.000000001" office:value-type="float" office:value="24.67078016" calcext:value-type="float">
            <text:p>24.67078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37]-[.C436])/([.B437]-[.B4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2815685" calcext:value-type="float">
            <text:p>-0.579542815685</text:p>
          </table:table-cell>
          <table:table-cell office:value-type="float" office:value="-0.866790771484" calcext:value-type="float">
            <text:p>-0.866790771484</text:p>
          </table:table-cell>
        </table:table-row>
        <table:table-row table:style-name="ro1">
          <table:table-cell office:value-type="float" office:value="1.59204189687228E+018" calcext:value-type="float">
            <text:p>1.59204189687228E+018</text:p>
          </table:table-cell>
          <table:table-cell table:formula="of:=([.A437]-1.59204187214801E+018)*0.000000001" office:value-type="float" office:value="24.724270336" calcext:value-type="float">
            <text:p>24.72427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38]-[.C437])/([.B438]-[.B4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109188" calcext:value-type="float">
            <text:p>-1.20033109188</text:p>
          </table:table-cell>
          <table:table-cell office:value-type="float" office:value="-0.579560279846" calcext:value-type="float">
            <text:p>-0.579560279846</text:p>
          </table:table-cell>
          <table:table-cell office:value-type="float" office:value="-0.866795003414" calcext:value-type="float">
            <text:p>-0.866795003414</text:p>
          </table:table-cell>
        </table:table-row>
        <table:table-row table:style-name="ro1">
          <table:table-cell office:value-type="float" office:value="1.59204189692399E+018" calcext:value-type="float">
            <text:p>1.59204189692399E+018</text:p>
          </table:table-cell>
          <table:table-cell table:formula="of:=([.A438]-1.59204187214801E+018)*0.000000001" office:value-type="float" office:value="24.775980288" calcext:value-type="float">
            <text:p>24.77598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39]-[.C438])/([.B439]-[.B4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2049" calcext:value-type="float">
            <text:p>-1.2003442049</text:p>
          </table:table-cell>
          <table:table-cell office:value-type="float" office:value="-0.579546809196" calcext:value-type="float">
            <text:p>-0.579546809196</text:p>
          </table:table-cell>
          <table:table-cell office:value-type="float" office:value="-0.866789400578" calcext:value-type="float">
            <text:p>-0.866789400578</text:p>
          </table:table-cell>
        </table:table-row>
        <table:table-row table:style-name="ro1">
          <table:table-cell office:value-type="float" office:value="1.59204189697579E+018" calcext:value-type="float">
            <text:p>1.59204189697579E+018</text:p>
          </table:table-cell>
          <table:table-cell table:formula="of:=([.A439]-1.59204187214801E+018)*0.000000001" office:value-type="float" office:value="24.827780352" calcext:value-type="float">
            <text:p>24.8277803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40]-[.C439])/([.B440]-[.B4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11225" calcext:value-type="float">
            <text:p>-1.20034611225</text:p>
          </table:table-cell>
          <table:table-cell office:value-type="float" office:value="-0.579549014568" calcext:value-type="float">
            <text:p>-0.579549014568</text:p>
          </table:table-cell>
          <table:table-cell office:value-type="float" office:value="-0.866789460182" calcext:value-type="float">
            <text:p>-0.866789460182</text:p>
          </table:table-cell>
        </table:table-row>
        <table:table-row table:style-name="ro1">
          <table:table-cell office:value-type="float" office:value="1.59204189702769E+018" calcext:value-type="float">
            <text:p>1.59204189702769E+018</text:p>
          </table:table-cell>
          <table:table-cell table:formula="of:=([.A440]-1.59204187214801E+018)*0.000000001" office:value-type="float" office:value="24.879680256" calcext:value-type="float">
            <text:p>24.87968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41]-[.C440])/([.B441]-[.B4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586025" calcext:value-type="float">
            <text:p>-1.20033586025</text:p>
          </table:table-cell>
          <table:table-cell office:value-type="float" office:value="-0.579544484615" calcext:value-type="float">
            <text:p>-0.579544484615</text:p>
          </table:table-cell>
          <table:table-cell office:value-type="float" office:value="-0.866796731949" calcext:value-type="float">
            <text:p>-0.866796731949</text:p>
          </table:table-cell>
        </table:table-row>
        <table:table-row table:style-name="ro1">
          <table:table-cell office:value-type="float" office:value="1.59204189708153E+018" calcext:value-type="float">
            <text:p>1.59204189708153E+018</text:p>
          </table:table-cell>
          <table:table-cell table:formula="of:=([.A441]-1.59204187214801E+018)*0.000000001" office:value-type="float" office:value="24.933520384" calcext:value-type="float">
            <text:p>24.93352038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42]-[.C441])/([.B442]-[.B4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5823" calcext:value-type="float">
            <text:p>-1.2003415823</text:p>
          </table:table-cell>
          <table:table-cell office:value-type="float" office:value="-0.579540491104" calcext:value-type="float">
            <text:p>-0.579540491104</text:p>
          </table:table-cell>
          <table:table-cell office:value-type="float" office:value="-0.866791307926" calcext:value-type="float">
            <text:p>-0.866791307926</text:p>
          </table:table-cell>
        </table:table-row>
        <table:table-row table:style-name="ro1">
          <table:table-cell office:value-type="float" office:value="1.59204189713354E+018" calcext:value-type="float">
            <text:p>1.59204189713354E+018</text:p>
          </table:table-cell>
          <table:table-cell table:formula="of:=([.A442]-1.59204187214801E+018)*0.000000001" office:value-type="float" office:value="24.985530112" calcext:value-type="float">
            <text:p>24.98553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43]-[.C442])/([.B443]-[.B4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61565" calcext:value-type="float">
            <text:p>-1.20034861565</text:p>
          </table:table-cell>
          <table:table-cell office:value-type="float" office:value="-0.579545736313" calcext:value-type="float">
            <text:p>-0.579545736313</text:p>
          </table:table-cell>
          <table:table-cell office:value-type="float" office:value="-0.866786599159" calcext:value-type="float">
            <text:p>-0.866786599159</text:p>
          </table:table-cell>
        </table:table-row>
        <table:table-row table:style-name="ro1">
          <table:table-cell office:value-type="float" office:value="1.59204189718585E+018" calcext:value-type="float">
            <text:p>1.59204189718585E+018</text:p>
          </table:table-cell>
          <table:table-cell table:formula="of:=([.A443]-1.59204187214801E+018)*0.000000001" office:value-type="float" office:value="25.037840384" calcext:value-type="float">
            <text:p>25.037840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44]-[.C443])/([.B444]-[.B4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15858" calcext:value-type="float">
            <text:p>-1.20034515858</text:p>
          </table:table-cell>
          <table:table-cell office:value-type="float" office:value="-0.579539418221" calcext:value-type="float">
            <text:p>-0.579539418221</text:p>
          </table:table-cell>
          <table:table-cell office:value-type="float" office:value="-0.866790413857" calcext:value-type="float">
            <text:p>-0.866790413857</text:p>
          </table:table-cell>
        </table:table-row>
        <table:table-row table:style-name="ro1">
          <table:table-cell office:value-type="float" office:value="1.59204189723772E+018" calcext:value-type="float">
            <text:p>1.59204189723772E+018</text:p>
          </table:table-cell>
          <table:table-cell table:formula="of:=([.A444]-1.59204187214801E+018)*0.000000001" office:value-type="float" office:value="25.089710336" calcext:value-type="float">
            <text:p>25.08971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45]-[.C444])/([.B445]-[.B4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40997" calcext:value-type="float">
            <text:p>-1.20033740997</text:p>
          </table:table-cell>
          <table:table-cell office:value-type="float" office:value="-0.579545557499" calcext:value-type="float">
            <text:p>-0.579545557499</text:p>
          </table:table-cell>
          <table:table-cell office:value-type="float" office:value="-0.866793930531" calcext:value-type="float">
            <text:p>-0.866793930531</text:p>
          </table:table-cell>
        </table:table-row>
        <table:table-row table:style-name="ro1">
          <table:table-cell office:value-type="float" office:value="1.59204189728977E+018" calcext:value-type="float">
            <text:p>1.59204189728977E+018</text:p>
          </table:table-cell>
          <table:table-cell table:formula="of:=([.A445]-1.59204187214801E+018)*0.000000001" office:value-type="float" office:value="25.141760256" calcext:value-type="float">
            <text:p>25.14176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46]-[.C445])/([.B446]-[.B4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48286" calcext:value-type="float">
            <text:p>-1.20033848286</text:p>
          </table:table-cell>
          <table:table-cell office:value-type="float" office:value="-0.579557776451" calcext:value-type="float">
            <text:p>-0.579557776451</text:p>
          </table:table-cell>
          <table:table-cell office:value-type="float" office:value="-0.86679494381" calcext:value-type="float">
            <text:p>-0.86679494381</text:p>
          </table:table-cell>
        </table:table-row>
        <table:table-row table:style-name="ro1">
          <table:table-cell office:value-type="float" office:value="1.59204189734176E+018" calcext:value-type="float">
            <text:p>1.59204189734176E+018</text:p>
          </table:table-cell>
          <table:table-cell table:formula="of:=([.A446]-1.59204187214801E+018)*0.000000001" office:value-type="float" office:value="25.193750272" calcext:value-type="float">
            <text:p>25.19375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47]-[.C446])/([.B447]-[.B4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07211" calcext:value-type="float">
            <text:p>-1.20033407211</text:p>
          </table:table-cell>
          <table:table-cell office:value-type="float" office:value="-0.57955378294" calcext:value-type="float">
            <text:p>-0.57955378294</text:p>
          </table:table-cell>
          <table:table-cell office:value-type="float" office:value="-0.866796433926" calcext:value-type="float">
            <text:p>-0.866796433926</text:p>
          </table:table-cell>
        </table:table-row>
        <table:table-row table:style-name="ro1">
          <table:table-cell office:value-type="float" office:value="1.59204189739411E+018" calcext:value-type="float">
            <text:p>1.59204189739411E+018</text:p>
          </table:table-cell>
          <table:table-cell table:formula="of:=([.A447]-1.59204187214801E+018)*0.000000001" office:value-type="float" office:value="25.246100224" calcext:value-type="float">
            <text:p>25.24610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48]-[.C447])/([.B448]-[.B4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456253" calcext:value-type="float">
            <text:p>-1.20034456253</text:p>
          </table:table-cell>
          <table:table-cell office:value-type="float" office:value="-0.579549431801" calcext:value-type="float">
            <text:p>-0.579549431801</text:p>
          </table:table-cell>
          <table:table-cell office:value-type="float" office:value="-0.866789698601" calcext:value-type="float">
            <text:p>-0.866789698601</text:p>
          </table:table-cell>
        </table:table-row>
        <table:table-row table:style-name="ro1">
          <table:table-cell office:value-type="float" office:value="1.59204189744816E+018" calcext:value-type="float">
            <text:p>1.59204189744816E+018</text:p>
          </table:table-cell>
          <table:table-cell table:formula="of:=([.A448]-1.59204187214801E+018)*0.000000001" office:value-type="float" office:value="25.300150272" calcext:value-type="float">
            <text:p>25.30015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49]-[.C448])/([.B449]-[.B4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669472" calcext:value-type="float">
            <text:p>-1.20033669472</text:p>
          </table:table-cell>
          <table:table-cell office:value-type="float" office:value="-0.579548835754" calcext:value-type="float">
            <text:p>-0.579548835754</text:p>
          </table:table-cell>
          <table:table-cell office:value-type="float" office:value="-0.86679494381" calcext:value-type="float">
            <text:p>-0.86679494381</text:p>
          </table:table-cell>
        </table:table-row>
        <table:table-row table:style-name="ro1">
          <table:table-cell office:value-type="float" office:value="1.59204189749987E+018" calcext:value-type="float">
            <text:p>1.59204189749987E+018</text:p>
          </table:table-cell>
          <table:table-cell table:formula="of:=([.A449]-1.59204187214801E+018)*0.000000001" office:value-type="float" office:value="25.351860224" calcext:value-type="float">
            <text:p>25.3518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50]-[.C449])/([.B450]-[.B4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454895" calcext:value-type="float">
            <text:p>-1.20033454895</text:p>
          </table:table-cell>
          <table:table-cell office:value-type="float" office:value="-0.579535186291" calcext:value-type="float">
            <text:p>-0.579535186291</text:p>
          </table:table-cell>
          <table:table-cell office:value-type="float" office:value="-0.866795420647" calcext:value-type="float">
            <text:p>-0.866795420647</text:p>
          </table:table-cell>
        </table:table-row>
        <table:table-row table:style-name="ro1">
          <table:table-cell office:value-type="float" office:value="1.59204189755222E+018" calcext:value-type="float">
            <text:p>1.59204189755222E+018</text:p>
          </table:table-cell>
          <table:table-cell table:formula="of:=([.A450]-1.59204187214801E+018)*0.000000001" office:value-type="float" office:value="25.404210432" calcext:value-type="float">
            <text:p>25.4042104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451]-[.C450])/([.B451]-[.B4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25123" calcext:value-type="float">
            <text:p>-1.20034325123</text:p>
          </table:table-cell>
          <table:table-cell office:value-type="float" office:value="-0.579544425011" calcext:value-type="float">
            <text:p>-0.579544425011</text:p>
          </table:table-cell>
          <table:table-cell office:value-type="float" office:value="-0.866793453693" calcext:value-type="float">
            <text:p>-0.866793453693</text:p>
          </table:table-cell>
        </table:table-row>
        <table:table-row table:style-name="ro1">
          <table:table-cell office:value-type="float" office:value="1.5920418976059E+018" calcext:value-type="float">
            <text:p>1.5920418976059E+018</text:p>
          </table:table-cell>
          <table:table-cell table:formula="of:=([.A451]-1.59204187214801E+018)*0.000000001" office:value-type="float" office:value="25.457890048" calcext:value-type="float">
            <text:p>25.45789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52]-[.C451])/([.B452]-[.B4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599304" calcext:value-type="float">
            <text:p>-1.20034599304</text:p>
          </table:table-cell>
          <table:table-cell office:value-type="float" office:value="-0.579535365105" calcext:value-type="float">
            <text:p>-0.579535365105</text:p>
          </table:table-cell>
          <table:table-cell office:value-type="float" office:value="-0.86678814888" calcext:value-type="float">
            <text:p>-0.86678814888</text:p>
          </table:table-cell>
        </table:table-row>
        <table:table-row table:style-name="ro1">
          <table:table-cell office:value-type="float" office:value="1.59204189765848E+018" calcext:value-type="float">
            <text:p>1.59204189765848E+018</text:p>
          </table:table-cell>
          <table:table-cell table:formula="of:=([.A452]-1.59204187214801E+018)*0.000000001" office:value-type="float" office:value="25.5104704" calcext:value-type="float">
            <text:p>25.5104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53]-[.C452])/([.B453]-[.B4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8936" calcext:value-type="float">
            <text:p>-1.2003428936</text:p>
          </table:table-cell>
          <table:table-cell office:value-type="float" office:value="-0.579545378685" calcext:value-type="float">
            <text:p>-0.579545378685</text:p>
          </table:table-cell>
          <table:table-cell office:value-type="float" office:value="-0.866791427135" calcext:value-type="float">
            <text:p>-0.866791427135</text:p>
          </table:table-cell>
        </table:table-row>
        <table:table-row table:style-name="ro1">
          <table:table-cell office:value-type="float" office:value="1.59204189771121E+018" calcext:value-type="float">
            <text:p>1.59204189771121E+018</text:p>
          </table:table-cell>
          <table:table-cell table:formula="of:=([.A453]-1.59204187214801E+018)*0.000000001" office:value-type="float" office:value="25.5632" calcext:value-type="float">
            <text:p>25.56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54]-[.C453])/([.B454]-[.B4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931732" calcext:value-type="float">
            <text:p>-1.20033931732</text:p>
          </table:table-cell>
          <table:table-cell office:value-type="float" office:value="-0.579552650452" calcext:value-type="float">
            <text:p>-0.579552650452</text:p>
          </table:table-cell>
          <table:table-cell office:value-type="float" office:value="-0.86679494381" calcext:value-type="float">
            <text:p>-0.86679494381</text:p>
          </table:table-cell>
        </table:table-row>
        <table:table-row table:style-name="ro1">
          <table:table-cell office:value-type="float" office:value="1.59204189776501E+018" calcext:value-type="float">
            <text:p>1.59204189776501E+018</text:p>
          </table:table-cell>
          <table:table-cell table:formula="of:=([.A454]-1.59204187214801E+018)*0.000000001" office:value-type="float" office:value="25.617000192" calcext:value-type="float">
            <text:p>25.61700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55]-[.C454])/([.B455]-[.B4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705235" calcext:value-type="float">
            <text:p>-1.20033705235</text:p>
          </table:table-cell>
          <table:table-cell office:value-type="float" office:value="-0.579551160336" calcext:value-type="float">
            <text:p>-0.579551160336</text:p>
          </table:table-cell>
          <table:table-cell office:value-type="float" office:value="-0.866793632507" calcext:value-type="float">
            <text:p>-0.866793632507</text:p>
          </table:table-cell>
        </table:table-row>
        <table:table-row table:style-name="ro1">
          <table:table-cell office:value-type="float" office:value="1.59204189781733E+018" calcext:value-type="float">
            <text:p>1.59204189781733E+018</text:p>
          </table:table-cell>
          <table:table-cell table:formula="of:=([.A455]-1.59204187214801E+018)*0.000000001" office:value-type="float" office:value="25.669320192" calcext:value-type="float">
            <text:p>25.66932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56]-[.C455])/([.B456]-[.B4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82751" calcext:value-type="float">
            <text:p>-1.20034682751</text:p>
          </table:table-cell>
          <table:table-cell office:value-type="float" office:value="-0.579546034336" calcext:value-type="float">
            <text:p>-0.579546034336</text:p>
          </table:table-cell>
          <table:table-cell office:value-type="float" office:value="-0.866787552834" calcext:value-type="float">
            <text:p>-0.866787552834</text:p>
          </table:table-cell>
        </table:table-row>
        <table:table-row table:style-name="ro1">
          <table:table-cell office:value-type="float" office:value="1.59204189791901E+018" calcext:value-type="float">
            <text:p>1.59204189791901E+018</text:p>
          </table:table-cell>
          <table:table-cell table:formula="of:=([.A456]-1.59204187214801E+018)*0.000000001" office:value-type="float" office:value="25.771000064" calcext:value-type="float">
            <text:p>25.7710000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57]-[.C456])/([.B457]-[.B4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311844" calcext:value-type="float">
            <text:p>-1.20033311844</text:p>
          </table:table-cell>
          <table:table-cell office:value-type="float" office:value="-0.579553723335" calcext:value-type="float">
            <text:p>-0.579553723335</text:p>
          </table:table-cell>
          <table:table-cell office:value-type="float" office:value="-0.86679661274" calcext:value-type="float">
            <text:p>-0.86679661274</text:p>
          </table:table-cell>
        </table:table-row>
        <table:table-row table:style-name="ro1">
          <table:table-cell office:value-type="float" office:value="1.59204189797167E+018" calcext:value-type="float">
            <text:p>1.59204189797167E+018</text:p>
          </table:table-cell>
          <table:table-cell table:formula="of:=([.A457]-1.59204187214801E+018)*0.000000001" office:value-type="float" office:value="25.823660288" calcext:value-type="float">
            <text:p>25.82366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58]-[.C457])/([.B458]-[.B4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8936" calcext:value-type="float">
            <text:p>-1.2003428936</text:p>
          </table:table-cell>
          <table:table-cell office:value-type="float" office:value="-0.579536020756" calcext:value-type="float">
            <text:p>-0.579536020756</text:p>
          </table:table-cell>
          <table:table-cell office:value-type="float" office:value="-0.86679315567" calcext:value-type="float">
            <text:p>-0.86679315567</text:p>
          </table:table-cell>
        </table:table-row>
        <table:table-row table:style-name="ro1">
          <table:table-cell office:value-type="float" office:value="1.59204189802371E+018" calcext:value-type="float">
            <text:p>1.59204189802371E+018</text:p>
          </table:table-cell>
          <table:table-cell table:formula="of:=([.A458]-1.59204187214801E+018)*0.000000001" office:value-type="float" office:value="25.87570048" calcext:value-type="float">
            <text:p>25.875700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59]-[.C458])/([.B459]-[.B4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824444" calcext:value-type="float">
            <text:p>-1.20033824444</text:p>
          </table:table-cell>
          <table:table-cell office:value-type="float" office:value="-0.579549193382" calcext:value-type="float">
            <text:p>-0.579549193382</text:p>
          </table:table-cell>
          <table:table-cell office:value-type="float" office:value="-0.866793513298" calcext:value-type="float">
            <text:p>-0.866793513298</text:p>
          </table:table-cell>
        </table:table-row>
        <table:table-row table:style-name="ro1">
          <table:table-cell office:value-type="float" office:value="1.59204189807528E+018" calcext:value-type="float">
            <text:p>1.59204189807528E+018</text:p>
          </table:table-cell>
          <table:table-cell table:formula="of:=([.A459]-1.59204187214801E+018)*0.000000001" office:value-type="float" office:value="25.927270144" calcext:value-type="float">
            <text:p>25.9272701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60]-[.C459])/([.B460]-[.B4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3311844" calcext:value-type="float">
            <text:p>-1.20033311844</text:p>
          </table:table-cell>
          <table:table-cell office:value-type="float" office:value="-0.579539775848" calcext:value-type="float">
            <text:p>-0.579539775848</text:p>
          </table:table-cell>
          <table:table-cell office:value-type="float" office:value="-0.866797447205" calcext:value-type="float">
            <text:p>-0.866797447205</text:p>
          </table:table-cell>
        </table:table-row>
        <table:table-row table:style-name="ro1">
          <table:table-cell office:value-type="float" office:value="1.59204189812718E+018" calcext:value-type="float">
            <text:p>1.59204189812718E+018</text:p>
          </table:table-cell>
          <table:table-cell table:formula="of:=([.A460]-1.59204187214801E+018)*0.000000001" office:value-type="float" office:value="25.979170304" calcext:value-type="float">
            <text:p>25.9791703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61]-[.C460])/([.B461]-[.B4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05914" calcext:value-type="float">
            <text:p>-1.20034205914</text:p>
          </table:table-cell>
          <table:table-cell office:value-type="float" office:value="-0.579543590546" calcext:value-type="float">
            <text:p>-0.579543590546</text:p>
          </table:table-cell>
          <table:table-cell office:value-type="float" office:value="-0.866792738438" calcext:value-type="float">
            <text:p>-0.866792738438</text:p>
          </table:table-cell>
        </table:table-row>
        <table:table-row table:style-name="ro1">
          <table:table-cell office:value-type="float" office:value="1.59204189817919E+018" calcext:value-type="float">
            <text:p>1.59204189817919E+018</text:p>
          </table:table-cell>
          <table:table-cell table:formula="of:=([.A461]-1.59204187214801E+018)*0.000000001" office:value-type="float" office:value="26.031180288" calcext:value-type="float">
            <text:p>26.03118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62]-[.C461])/([.B462]-[.B4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65518" calcext:value-type="float">
            <text:p>-1.20034265518</text:p>
          </table:table-cell>
          <table:table-cell office:value-type="float" office:value="-0.579543709755" calcext:value-type="float">
            <text:p>-0.579543709755</text:p>
          </table:table-cell>
          <table:table-cell office:value-type="float" office:value="-0.866791903973" calcext:value-type="float">
            <text:p>-0.866791903973</text:p>
          </table:table-cell>
        </table:table-row>
        <table:table-row table:style-name="ro1">
          <table:table-cell office:value-type="float" office:value="1.59204189823166E+018" calcext:value-type="float">
            <text:p>1.59204189823166E+018</text:p>
          </table:table-cell>
          <table:table-cell table:formula="of:=([.A462]-1.59204187214801E+018)*0.000000001" office:value-type="float" office:value="26.083650304" calcext:value-type="float">
            <text:p>26.08365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63]-[.C462])/([.B463]-[.B4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21169" calcext:value-type="float">
            <text:p>-1.20034921169</text:p>
          </table:table-cell>
          <table:table-cell office:value-type="float" office:value="-0.57955467701" calcext:value-type="float">
            <text:p>-0.57955467701</text:p>
          </table:table-cell>
          <table:table-cell office:value-type="float" office:value="-0.866784453392" calcext:value-type="float">
            <text:p>-0.866784453392</text:p>
          </table:table-cell>
        </table:table-row>
        <table:table-row table:style-name="ro1">
          <table:table-cell office:value-type="float" office:value="1.59204189828812E+018" calcext:value-type="float">
            <text:p>1.59204189828812E+018</text:p>
          </table:table-cell>
          <table:table-cell table:formula="of:=([.A463]-1.59204187214801E+018)*0.000000001" office:value-type="float" office:value="26.14011008" calcext:value-type="float">
            <text:p>26.14011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64]-[.C463])/([.B464]-[.B4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45011" calcext:value-type="float">
            <text:p>-1.20034945011</text:p>
          </table:table-cell>
          <table:table-cell office:value-type="float" office:value="-0.579548835754" calcext:value-type="float">
            <text:p>-0.579548835754</text:p>
          </table:table-cell>
          <table:table-cell office:value-type="float" office:value="-0.866787731647" calcext:value-type="float">
            <text:p>-0.866787731647</text:p>
          </table:table-cell>
        </table:table-row>
        <table:table-row table:style-name="ro1">
          <table:table-cell office:value-type="float" office:value="1.59204189839134E+018" calcext:value-type="float">
            <text:p>1.59204189839134E+018</text:p>
          </table:table-cell>
          <table:table-cell table:formula="of:=([.A464]-1.59204187214801E+018)*0.000000001" office:value-type="float" office:value="26.243330304" calcext:value-type="float">
            <text:p>26.24333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65]-[.C464])/([.B465]-[.B4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646988" calcext:value-type="float">
            <text:p>-1.20034646988</text:p>
          </table:table-cell>
          <table:table-cell office:value-type="float" office:value="-0.579536437988" calcext:value-type="float">
            <text:p>-0.579536437988</text:p>
          </table:table-cell>
          <table:table-cell office:value-type="float" office:value="-0.866791009903" calcext:value-type="float">
            <text:p>-0.866791009903</text:p>
          </table:table-cell>
        </table:table-row>
        <table:table-row table:style-name="ro1">
          <table:table-cell office:value-type="float" office:value="1.59204189844303E+018" calcext:value-type="float">
            <text:p>1.59204189844303E+018</text:p>
          </table:table-cell>
          <table:table-cell table:formula="of:=([.A465]-1.59204187214801E+018)*0.000000001" office:value-type="float" office:value="26.295020288" calcext:value-type="float">
            <text:p>26.2950202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66]-[.C465])/([.B466]-[.B4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098625" calcext:value-type="float">
            <text:p>-1.20034098625</text:p>
          </table:table-cell>
          <table:table-cell office:value-type="float" office:value="-0.579552412033" calcext:value-type="float">
            <text:p>-0.579552412033</text:p>
          </table:table-cell>
          <table:table-cell office:value-type="float" office:value="-0.866792440414" calcext:value-type="float">
            <text:p>-0.866792440414</text:p>
          </table:table-cell>
        </table:table-row>
        <table:table-row table:style-name="ro1">
          <table:table-cell office:value-type="float" office:value="1.59204189849565E+018" calcext:value-type="float">
            <text:p>1.59204189849565E+018</text:p>
          </table:table-cell>
          <table:table-cell table:formula="of:=([.A466]-1.59204187214801E+018)*0.000000001" office:value-type="float" office:value="26.34764032" calcext:value-type="float">
            <text:p>26.34764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467]-[.C466])/([.B467]-[.B4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25123" calcext:value-type="float">
            <text:p>-1.20034325123</text:p>
          </table:table-cell>
          <table:table-cell office:value-type="float" office:value="-0.579551041126" calcext:value-type="float">
            <text:p>-0.579551041126</text:p>
          </table:table-cell>
          <table:table-cell office:value-type="float" office:value="-0.866791963577" calcext:value-type="float">
            <text:p>-0.866791963577</text:p>
          </table:table-cell>
        </table:table-row>
        <table:table-row table:style-name="ro1">
          <table:table-cell office:value-type="float" office:value="1.5920418985474E+018" calcext:value-type="float">
            <text:p>1.5920418985474E+018</text:p>
          </table:table-cell>
          <table:table-cell table:formula="of:=([.A467]-1.59204187214801E+018)*0.000000001" office:value-type="float" office:value="26.399390464" calcext:value-type="float">
            <text:p>26.3993904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68]-[.C467])/([.B468]-[.B4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17834" calcext:value-type="float">
            <text:p>-1.20034217834</text:p>
          </table:table-cell>
          <table:table-cell office:value-type="float" office:value="-0.579550027847" calcext:value-type="float">
            <text:p>-0.579550027847</text:p>
          </table:table-cell>
          <table:table-cell office:value-type="float" office:value="-0.866792619228" calcext:value-type="float">
            <text:p>-0.866792619228</text:p>
          </table:table-cell>
        </table:table-row>
        <table:table-row table:style-name="ro1">
          <table:table-cell office:value-type="float" office:value="1.59204189859933E+018" calcext:value-type="float">
            <text:p>1.59204189859933E+018</text:p>
          </table:table-cell>
          <table:table-cell table:formula="of:=([.A468]-1.59204187214801E+018)*0.000000001" office:value-type="float" office:value="26.45132032" calcext:value-type="float">
            <text:p>26.45132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69]-[.C468])/([.B469]-[.B4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277439" calcext:value-type="float">
            <text:p>-1.20034277439</text:p>
          </table:table-cell>
          <table:table-cell office:value-type="float" office:value="-0.57954543829" calcext:value-type="float">
            <text:p>-0.57954543829</text:p>
          </table:table-cell>
          <table:table-cell office:value-type="float" office:value="-0.866791844368" calcext:value-type="float">
            <text:p>-0.866791844368</text:p>
          </table:table-cell>
        </table:table-row>
        <table:table-row table:style-name="ro1">
          <table:table-cell office:value-type="float" office:value="1.59204189865125E+018" calcext:value-type="float">
            <text:p>1.59204189865125E+018</text:p>
          </table:table-cell>
          <table:table-cell table:formula="of:=([.A469]-1.59204187214801E+018)*0.000000001" office:value-type="float" office:value="26.503240192" calcext:value-type="float">
            <text:p>26.5032401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470]-[.C469])/([.B470]-[.B4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396648" calcext:value-type="float">
            <text:p>-1.20034396648</text:p>
          </table:table-cell>
          <table:table-cell office:value-type="float" office:value="-0.579548716545" calcext:value-type="float">
            <text:p>-0.579548716545</text:p>
          </table:table-cell>
          <table:table-cell office:value-type="float" office:value="-0.866789579391" calcext:value-type="float">
            <text:p>-0.866789579391</text:p>
          </table:table-cell>
        </table:table-row>
        <table:table-row table:style-name="ro1">
          <table:table-cell office:value-type="float" office:value="1.59204189900316E+018" calcext:value-type="float">
            <text:p>1.59204189900316E+018</text:p>
          </table:table-cell>
          <table:table-cell table:formula="of:=([.A470]-1.59204187214801E+018)*0.000000001" office:value-type="float" office:value="26.855150336" calcext:value-type="float">
            <text:p>26.8551503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471]-[.C470])/([.B471]-[.B4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134388" calcext:value-type="float">
            <text:p>-1.20034134388</text:p>
          </table:table-cell>
          <table:table-cell office:value-type="float" office:value="-0.579528093338" calcext:value-type="float">
            <text:p>-0.579528093338</text:p>
          </table:table-cell>
          <table:table-cell office:value-type="float" office:value="-0.866795599461" calcext:value-type="float">
            <text:p>-0.866795599461</text:p>
          </table:table-cell>
        </table:table-row>
        <table:table-row table:style-name="ro1">
          <table:table-cell office:value-type="float" office:value="1.59204189905493E+018" calcext:value-type="float">
            <text:p>1.59204189905493E+018</text:p>
          </table:table-cell>
          <table:table-cell table:formula="of:=([.A471]-1.59204187214801E+018)*0.000000001" office:value-type="float" office:value="26.906920448" calcext:value-type="float">
            <text:p>26.9069204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472]-[.C471])/([.B472]-[.B4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837723" calcext:value-type="float">
            <text:p>-1.20034837723</text:p>
          </table:table-cell>
          <table:table-cell office:value-type="float" office:value="-0.579531252384" calcext:value-type="float">
            <text:p>-0.579531252384</text:p>
          </table:table-cell>
          <table:table-cell office:value-type="float" office:value="-0.866790473461" calcext:value-type="float">
            <text:p>-0.866790473461</text:p>
          </table:table-cell>
        </table:table-row>
        <table:table-row table:style-name="ro1">
          <table:table-cell office:value-type="float" office:value="1.59204189910688E+018" calcext:value-type="float">
            <text:p>1.59204189910688E+018</text:p>
          </table:table-cell>
          <table:table-cell table:formula="of:=([.A472]-1.59204187214801E+018)*0.000000001" office:value-type="float" office:value="26.958870272" calcext:value-type="float">
            <text:p>26.9588702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73]-[.C472])/([.B473]-[.B472])" office:value-type="float" office:value="0.0038087831407561" calcext:value-type="float">
            <text:p>0.003808783140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0034992695" calcext:value-type="float">
            <text:p>-1.20034992695</text:p>
          </table:table-cell>
          <table:table-cell office:value-type="float" office:value="-0.5795353055" calcext:value-type="float">
            <text:p>-0.5795353055</text:p>
          </table:table-cell>
          <table:table-cell office:value-type="float" office:value="-0.866789221764" calcext:value-type="float">
            <text:p>-0.866789221764</text:p>
          </table:table-cell>
        </table:table-row>
        <table:table-row table:style-name="ro1">
          <table:table-cell office:value-type="float" office:value="1.59204189915939E+018" calcext:value-type="float">
            <text:p>1.59204189915939E+018</text:p>
          </table:table-cell>
          <table:table-cell table:formula="of:=([.A473]-1.59204187214801E+018)*0.000000001" office:value-type="float" office:value="27.01138048" calcext:value-type="float">
            <text:p>27.01138048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-0.000150000007125" calcext:value-type="float">
            <text:p>-0.00015000000712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399999989895" calcext:value-type="float">
            <text:p>4.00E-05</text:p>
          </table:table-cell>
          <table:table-cell table:formula="of:= ([.C474]-[.C473])/([.B474]-[.B473])" office:value-type="float" office:value="0.0381170074949491" calcext:value-type="float">
            <text:p>0.038117007494949</text:p>
          </table:table-cell>
          <table:table-cell office:value-type="float" office:value="0.000230000005104" calcext:value-type="float">
            <text:p>0.000230000005104</text:p>
          </table:table-cell>
          <table:table-cell/>
          <table:table-cell office:value-type="float" office:value="8.02619838715" calcext:value-type="float">
            <text:p>8.02619838715</text:p>
          </table:table-cell>
          <table:table-cell/>
          <table:table-cell office:value-type="float" office:value="-1.20048427582" calcext:value-type="float">
            <text:p>-1.20048427582</text:p>
          </table:table-cell>
          <table:table-cell office:value-type="float" office:value="-0.579578578472" calcext:value-type="float">
            <text:p>-0.579578578472</text:p>
          </table:table-cell>
          <table:table-cell office:value-type="float" office:value="-0.866749763489" calcext:value-type="float">
            <text:p>-0.866749763489</text:p>
          </table:table-cell>
        </table:table-row>
        <table:table-row table:style-name="ro1">
          <table:table-cell office:value-type="float" office:value="1.59204189921186E+018" calcext:value-type="float">
            <text:p>1.59204189921186E+018</text:p>
          </table:table-cell>
          <table:table-cell table:formula="of:=([.A474]-1.59204187214801E+018)*0.000000001" office:value-type="float" office:value="27.063850496" calcext:value-type="float">
            <text:p>27.063850496</text:p>
          </table:table-cell>
          <table:table-cell office:value-type="float" office:value="0.00219999998808" calcext:value-type="float">
            <text:p>0.00219999998808</text:p>
          </table:table-cell>
          <table:table-cell office:value-type="float" office:value="-0.0019499999471" calcext:value-type="float">
            <text:p>-0.0019499999471</text:p>
          </table:table-cell>
          <table:table-cell office:value-type="float" office:value="0.000910000002477" calcext:value-type="float">
            <text:p>0.000910000002477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475]-[.C474])/([.B475]-[.B474])" office:value-type="float" office:value="0.0874693952592396" calcext:value-type="float">
            <text:p>0.08746939525924</text:p>
          </table:table-cell>
          <table:table-cell office:value-type="float" office:value="0.00267999991775" calcext:value-type="float">
            <text:p>0.00267999991775</text:p>
          </table:table-cell>
          <table:table-cell/>
          <table:table-cell office:value-type="float" office:value="8.0389585495" calcext:value-type="float">
            <text:p>8.0389585495</text:p>
          </table:table-cell>
          <table:table-cell/>
          <table:table-cell office:value-type="float" office:value="-1.20194673538" calcext:value-type="float">
            <text:p>-1.20194673538</text:p>
          </table:table-cell>
          <table:table-cell office:value-type="float" office:value="-0.578788161278" calcext:value-type="float">
            <text:p>-0.578788161278</text:p>
          </table:table-cell>
          <table:table-cell office:value-type="float" office:value="-0.866655468941" calcext:value-type="float">
            <text:p>-0.866655468941</text:p>
          </table:table-cell>
        </table:table-row>
        <table:table-row table:style-name="ro1">
          <table:table-cell office:value-type="float" office:value="1.59204189926445E+018" calcext:value-type="float">
            <text:p>1.59204189926445E+018</text:p>
          </table:table-cell>
          <table:table-cell table:formula="of:=([.A475]-1.59204187214801E+018)*0.000000001" office:value-type="float" office:value="27.11644032" calcext:value-type="float">
            <text:p>27.11644032</text:p>
          </table:table-cell>
          <table:table-cell office:value-type="float" office:value="0.00680000009015" calcext:value-type="float">
            <text:p>0.00680000009015</text:p>
          </table:table-cell>
          <table:table-cell office:value-type="float" office:value="-0.00534000014886" calcext:value-type="float">
            <text:p>-0.00534000014886</text:p>
          </table:table-cell>
          <table:table-cell office:value-type="float" office:value="0.00412999978289" calcext:value-type="float">
            <text:p>0.00412999978289</text:p>
          </table:table-cell>
          <table:table-cell office:value-type="float" office:value="0.00000999999974738" calcext:value-type="float">
            <text:p>1.00E-05</text:p>
          </table:table-cell>
          <table:table-cell table:formula="of:= ([.C476]-[.C475])/([.B476]-[.B475])" office:value-type="float" office:value="0.0960993498417606" calcext:value-type="float">
            <text:p>0.096099349841761</text:p>
          </table:table-cell>
          <table:table-cell office:value-type="float" office:value="0.00827999971807" calcext:value-type="float">
            <text:p>0.00827999971807</text:p>
          </table:table-cell>
          <table:table-cell/>
          <table:table-cell office:value-type="float" office:value="8.06812477112" calcext:value-type="float">
            <text:p>8.06812477112</text:p>
          </table:table-cell>
          <table:table-cell/>
          <table:table-cell office:value-type="float" office:value="-1.20472490788" calcext:value-type="float">
            <text:p>-1.20472490788</text:p>
          </table:table-cell>
          <table:table-cell office:value-type="float" office:value="-0.57615596056" calcext:value-type="float">
            <text:p>-0.57615596056</text:p>
          </table:table-cell>
          <table:table-cell office:value-type="float" office:value="-0.866786599159" calcext:value-type="float">
            <text:p>-0.866786599159</text:p>
          </table:table-cell>
        </table:table-row>
        <table:table-row table:style-name="ro1">
          <table:table-cell office:value-type="float" office:value="1.59204189931752E+018" calcext:value-type="float">
            <text:p>1.59204189931752E+018</text:p>
          </table:table-cell>
          <table:table-cell table:formula="of:=([.A476]-1.59204187214801E+018)*0.000000001" office:value-type="float" office:value="27.1695104" calcext:value-type="float">
            <text:p>27.1695104</text:p>
          </table:table-cell>
          <table:table-cell office:value-type="float" office:value="0.0119000002742" calcext:value-type="float">
            <text:p>0.0119000002742</text:p>
          </table:table-cell>
          <table:table-cell office:value-type="float" office:value="-0.00868999958038" calcext:value-type="float">
            <text:p>-0.00868999958038</text:p>
          </table:table-cell>
          <table:table-cell office:value-type="float" office:value="0.0081200003624" calcext:value-type="float">
            <text:p>0.0081200003624</text:p>
          </table:table-cell>
          <table:table-cell office:value-type="float" office:value="-0.0000299999992421" calcext:value-type="float">
            <text:p>-3.00E-05</text:p>
          </table:table-cell>
          <table:table-cell table:formula="of:= ([.C477]-[.C476])/([.B477]-[.B476])" office:value-type="float" office:value="0.0931208663221975" calcext:value-type="float">
            <text:p>0.093120866322198</text:p>
          </table:table-cell>
          <table:table-cell office:value-type="float" office:value="0.0144800003618" calcext:value-type="float">
            <text:p>0.0144800003618</text:p>
          </table:table-cell>
          <table:table-cell/>
          <table:table-cell office:value-type="float" office:value="8.10041713715" calcext:value-type="float">
            <text:p>8.10041713715</text:p>
          </table:table-cell>
          <table:table-cell/>
          <table:table-cell office:value-type="float" office:value="-1.20748412609" calcext:value-type="float">
            <text:p>-1.20748412609</text:p>
          </table:table-cell>
          <table:table-cell office:value-type="float" office:value="-0.572875320911" calcext:value-type="float">
            <text:p>-0.572875320911</text:p>
          </table:table-cell>
          <table:table-cell office:value-type="float" office:value="-0.866815388203" calcext:value-type="float">
            <text:p>-0.866815388203</text:p>
          </table:table-cell>
        </table:table-row>
        <table:table-row table:style-name="ro1">
          <table:table-cell office:value-type="float" office:value="1.59204189937014E+018" calcext:value-type="float">
            <text:p>1.59204189937014E+018</text:p>
          </table:table-cell>
          <table:table-cell table:formula="of:=([.A477]-1.59204187214801E+018)*0.000000001" office:value-type="float" office:value="27.222130176" calcext:value-type="float">
            <text:p>27.222130176</text:p>
          </table:table-cell>
          <table:table-cell office:value-type="float" office:value="0.016799999401" calcext:value-type="float">
            <text:p>0.016799999401</text:p>
          </table:table-cell>
          <table:table-cell office:value-type="float" office:value="-0.0110499998555" calcext:value-type="float">
            <text:p>-0.0110499998555</text:p>
          </table:table-cell>
          <table:table-cell office:value-type="float" office:value="0.0126099996269" calcext:value-type="float">
            <text:p>0.0126099996269</text:p>
          </table:table-cell>
          <table:table-cell office:value-type="float" office:value="-0.0000299999992421" calcext:value-type="float">
            <text:p>-3.00E-05</text:p>
          </table:table-cell>
          <table:table-cell table:formula="of:= ([.C478]-[.C477])/([.B478]-[.B477])" office:value-type="float" office:value="0.085779585614812" calcext:value-type="float">
            <text:p>0.085779585614812</text:p>
          </table:table-cell>
          <table:table-cell office:value-type="float" office:value="0.0204199999571" calcext:value-type="float">
            <text:p>0.0204199999571</text:p>
          </table:table-cell>
          <table:table-cell/>
          <table:table-cell office:value-type="float" office:value="8.13135433197" calcext:value-type="float">
            <text:p>8.13135433197</text:p>
          </table:table-cell>
          <table:table-cell/>
          <table:table-cell office:value-type="float" office:value="-1.2094347477" calcext:value-type="float">
            <text:p>-1.2094347477</text:p>
          </table:table-cell>
          <table:table-cell office:value-type="float" office:value="-0.569175779819" calcext:value-type="float">
            <text:p>-0.569175779819</text:p>
          </table:table-cell>
          <table:table-cell office:value-type="float" office:value="-0.866813421249" calcext:value-type="float">
            <text:p>-0.866813421249</text:p>
          </table:table-cell>
        </table:table-row>
        <table:table-row table:style-name="ro1">
          <table:table-cell office:value-type="float" office:value="1.5920418994226E+018" calcext:value-type="float">
            <text:p>1.5920418994226E+018</text:p>
          </table:table-cell>
          <table:table-cell table:formula="of:=([.A478]-1.59204187214801E+018)*0.000000001" office:value-type="float" office:value="27.274590208" calcext:value-type="float">
            <text:p>27.274590208</text:p>
          </table:table-cell>
          <table:table-cell office:value-type="float" office:value="0.0212999992073" calcext:value-type="float">
            <text:p>0.0212999992073</text:p>
          </table:table-cell>
          <table:table-cell office:value-type="float" office:value="-0.0123800002038" calcext:value-type="float">
            <text:p>-0.0123800002038</text:p>
          </table:table-cell>
          <table:table-cell office:value-type="float" office:value="0.017330000177" calcext:value-type="float">
            <text:p>0.017330000177</text:p>
          </table:table-cell>
          <table:table-cell office:value-type="float" office:value="-0.0000499999987369" calcext:value-type="float">
            <text:p>-5.00E-05</text:p>
          </table:table-cell>
          <table:table-cell table:formula="of:= ([.C479]-[.C478])/([.B479]-[.B478])" office:value-type="float" office:value="0.0888886705126855" calcext:value-type="float">
            <text:p>0.088888670512686</text:p>
          </table:table-cell>
          <table:table-cell office:value-type="float" office:value="0.0258699990809" calcext:value-type="float">
            <text:p>0.0258699990809</text:p>
          </table:table-cell>
          <table:table-cell/>
          <table:table-cell office:value-type="float" office:value="8.15973949432" calcext:value-type="float">
            <text:p>8.15973949432</text:p>
          </table:table-cell>
          <table:table-cell/>
          <table:table-cell office:value-type="float" office:value="-1.21053230762" calcext:value-type="float">
            <text:p>-1.21053230762</text:p>
          </table:table-cell>
          <table:table-cell office:value-type="float" office:value="-0.565276861191" calcext:value-type="float">
            <text:p>-0.565276861191</text:p>
          </table:table-cell>
          <table:table-cell office:value-type="float" office:value="-0.866830706596" calcext:value-type="float">
            <text:p>-0.866830706596</text:p>
          </table:table-cell>
        </table:table-row>
        <table:table-row table:style-name="ro1">
          <table:table-cell office:value-type="float" office:value="1.59204189947435E+018" calcext:value-type="float">
            <text:p>1.59204189947435E+018</text:p>
          </table:table-cell>
          <table:table-cell table:formula="of:=([.A479]-1.59204187214801E+018)*0.000000001" office:value-type="float" office:value="27.326340352" calcext:value-type="float">
            <text:p>27.326340352</text:p>
          </table:table-cell>
          <table:table-cell office:value-type="float" office:value="0.0259000007063" calcext:value-type="float">
            <text:p>0.0259000007063</text:p>
          </table:table-cell>
          <table:table-cell office:value-type="float" office:value="-0.0130099998787" calcext:value-type="float">
            <text:p>-0.0130099998787</text:p>
          </table:table-cell>
          <table:table-cell office:value-type="float" office:value="0.0223399996758" calcext:value-type="float">
            <text:p>0.0223399996758</text:p>
          </table:table-cell>
          <table:table-cell office:value-type="float" office:value="-0.0000499999987369" calcext:value-type="float">
            <text:p>-5.00E-05</text:p>
          </table:table-cell>
          <table:table-cell table:formula="of:= ([.C480]-[.C479])/([.B480]-[.B479])" office:value-type="float" office:value="0.425077640735637" calcext:value-type="float">
            <text:p>0.425077640735637</text:p>
          </table:table-cell>
          <table:table-cell office:value-type="float" office:value="0.0314700007439" calcext:value-type="float">
            <text:p>0.0314700007439</text:p>
          </table:table-cell>
          <table:table-cell/>
          <table:table-cell office:value-type="float" office:value="8.18890666962" calcext:value-type="float">
            <text:p>8.18890666962</text:p>
          </table:table-cell>
          <table:table-cell/>
          <table:table-cell office:value-type="float" office:value="-1.21105587482" calcext:value-type="float">
            <text:p>-1.21105587482</text:p>
          </table:table-cell>
          <table:table-cell office:value-type="float" office:value="-0.561159074306" calcext:value-type="float">
            <text:p>-0.561159074306</text:p>
          </table:table-cell>
          <table:table-cell office:value-type="float" office:value="-0.866828978062" calcext:value-type="float">
            <text:p>-0.866828978062</text:p>
          </table:table-cell>
        </table:table-row>
        <table:table-row table:style-name="ro1">
          <table:table-cell office:value-type="float" office:value="1.59204189952587E+018" calcext:value-type="float">
            <text:p>1.59204189952587E+018</text:p>
          </table:table-cell>
          <table:table-cell table:formula="of:=([.A480]-1.59204187214801E+018)*0.000000001" office:value-type="float" office:value="27.377860352" calcext:value-type="float">
            <text:p>27.377860352</text:p>
          </table:table-cell>
          <table:table-cell office:value-type="float" office:value="0.047800000757" calcext:value-type="float">
            <text:p>0.047800000757</text:p>
          </table:table-cell>
          <table:table-cell office:value-type="float" office:value="-0.0230000000447" calcext:value-type="float">
            <text:p>-0.0230000000447</text:p>
          </table:table-cell>
          <table:table-cell office:value-type="float" office:value="0.041859999299" calcext:value-type="float">
            <text:p>0.041859999299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table:formula="of:= ([.C481]-[.C480])/([.B481]-[.B480])" office:value-type="float" office:value="0.0520271862833504" calcext:value-type="float">
            <text:p>0.05202718628335</text:p>
          </table:table-cell>
          <table:table-cell office:value-type="float" office:value="0.0914499983191" calcext:value-type="float">
            <text:p>0.0914499983191</text:p>
          </table:table-cell>
          <table:table-cell/>
          <table:table-cell office:value-type="float" office:value="8.50130176544" calcext:value-type="float">
            <text:p>8.50130176544</text:p>
          </table:table-cell>
          <table:table-cell/>
          <table:table-cell office:value-type="float" office:value="-1.21236610413" calcext:value-type="float">
            <text:p>-1.21236610413</text:p>
          </table:table-cell>
          <table:table-cell office:value-type="float" office:value="-0.55764824152" calcext:value-type="float">
            <text:p>-0.55764824152</text:p>
          </table:table-cell>
          <table:table-cell office:value-type="float" office:value="-0.866635322571" calcext:value-type="float">
            <text:p>-0.866635322571</text:p>
          </table:table-cell>
        </table:table-row>
        <table:table-row table:style-name="ro1">
          <table:table-cell office:value-type="float" office:value="1.59204189962774E+018" calcext:value-type="float">
            <text:p>1.59204189962774E+018</text:p>
          </table:table-cell>
          <table:table-cell table:formula="of:=([.A481]-1.59204187214801E+018)*0.000000001" office:value-type="float" office:value="27.479730176" calcext:value-type="float">
            <text:p>27.479730176</text:p>
          </table:table-cell>
          <table:table-cell office:value-type="float" office:value="0.0531000010669" calcext:value-type="float">
            <text:p>0.0531000010669</text:p>
          </table:table-cell>
          <table:table-cell office:value-type="float" office:value="-0.0333999991417" calcext:value-type="float">
            <text:p>-0.0333999991417</text:p>
          </table:table-cell>
          <table:table-cell office:value-type="float" office:value="0.041329998523" calcext:value-type="float">
            <text:p>0.041329998523</text:p>
          </table:table-cell>
          <table:table-cell office:value-type="float" office:value="0.0000199999994948" calcext:value-type="float">
            <text:p>2.00E-05</text:p>
          </table:table-cell>
          <table:table-cell table:formula="of:= ([.C482]-[.C481])/([.B482]-[.B481])" office:value-type="float" office:value="0.0871702318864748" calcext:value-type="float">
            <text:p>0.087170231886475</text:p>
          </table:table-cell>
          <table:table-cell office:value-type="float" office:value="0.0926999971271" calcext:value-type="float">
            <text:p>0.0926999971271</text:p>
          </table:table-cell>
          <table:table-cell/>
          <table:table-cell office:value-type="float" office:value="8.5078125" calcext:value-type="float">
            <text:p>8.5078125</text:p>
          </table:table-cell>
          <table:table-cell/>
          <table:table-cell office:value-type="float" office:value="-1.21947824955" calcext:value-type="float">
            <text:p>-1.21947824955</text:p>
          </table:table-cell>
          <table:table-cell office:value-type="float" office:value="-0.555856227875" calcext:value-type="float">
            <text:p>-0.555856227875</text:p>
          </table:table-cell>
          <table:table-cell office:value-type="float" office:value="-0.866779565811" calcext:value-type="float">
            <text:p>-0.866779565811</text:p>
          </table:table-cell>
        </table:table-row>
        <table:table-row table:style-name="ro1">
          <table:table-cell office:value-type="float" office:value="1.59204189968051E+018" calcext:value-type="float">
            <text:p>1.59204189968051E+018</text:p>
          </table:table-cell>
          <table:table-cell table:formula="of:=([.A482]-1.59204187214801E+018)*0.000000001" office:value-type="float" office:value="27.53250048" calcext:value-type="float">
            <text:p>27.53250048</text:p>
          </table:table-cell>
          <table:table-cell office:value-type="float" office:value="0.0577000007033" calcext:value-type="float">
            <text:p>0.0577000007033</text:p>
          </table:table-cell>
          <table:table-cell office:value-type="float" office:value="-0.0405899994075" calcext:value-type="float">
            <text:p>-0.0405899994075</text:p>
          </table:table-cell>
          <table:table-cell office:value-type="float" office:value="0.0410399995744" calcext:value-type="float">
            <text:p>0.0410399995744</text:p>
          </table:table-cell>
          <table:table-cell office:value-type="float" office:value="-0.0000199999994948" calcext:value-type="float">
            <text:p>-2.00E-05</text:p>
          </table:table-cell>
          <table:table-cell table:formula="of:= ([.C483]-[.C482])/([.B483]-[.B482])" office:value-type="float" office:value="0.0867999169161921" calcext:value-type="float">
            <text:p>0.086799916916192</text:p>
          </table:table-cell>
          <table:table-cell office:value-type="float" office:value="0.100589998066" calcext:value-type="float">
            <text:p>0.100589998066</text:p>
          </table:table-cell>
          <table:table-cell/>
          <table:table-cell office:value-type="float" office:value="8.54890632629" calcext:value-type="float">
            <text:p>8.54890632629</text:p>
          </table:table-cell>
          <table:table-cell/>
          <table:table-cell office:value-type="float" office:value="-1.22363317013" calcext:value-type="float">
            <text:p>-1.22363317013</text:p>
          </table:table-cell>
          <table:table-cell office:value-type="float" office:value="-0.555995106697" calcext:value-type="float">
            <text:p>-0.555995106697</text:p>
          </table:table-cell>
          <table:table-cell office:value-type="float" office:value="-0.866798520088" calcext:value-type="float">
            <text:p>-0.866798520088</text:p>
          </table:table-cell>
        </table:table-row>
        <table:table-row table:style-name="ro1">
          <table:table-cell office:value-type="float" office:value="1.59204189973581E+018" calcext:value-type="float">
            <text:p>1.59204189973581E+018</text:p>
          </table:table-cell>
          <table:table-cell table:formula="of:=([.A483]-1.59204187214801E+018)*0.000000001" office:value-type="float" office:value="27.587800064" calcext:value-type="float">
            <text:p>27.5878000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0474300011992" calcext:value-type="float">
            <text:p>-0.0474300011992</text:p>
          </table:table-cell>
          <table:table-cell office:value-type="float" office:value="0.0406999997795" calcext:value-type="float">
            <text:p>0.0406999997795</text:p>
          </table:table-cell>
          <table:table-cell office:value-type="float" office:value="-0.0000999999974738" calcext:value-type="float">
            <text:p>-1.00E-04</text:p>
          </table:table-cell>
          <table:table-cell table:formula="of:= ([.C484]-[.C483])/([.B484]-[.B483])" office:value-type="float" office:value="0.0602405580494287" calcext:value-type="float">
            <text:p>0.060240558049429</text:p>
          </table:table-cell>
          <table:table-cell office:value-type="float" office:value="0.108079999685" calcext:value-type="float">
            <text:p>0.108079999685</text:p>
          </table:table-cell>
          <table:table-cell/>
          <table:table-cell office:value-type="float" office:value="8.58791637421" calcext:value-type="float">
            <text:p>8.58791637421</text:p>
          </table:table-cell>
          <table:table-cell/>
          <table:table-cell office:value-type="float" office:value="-1.2278239727" calcext:value-type="float">
            <text:p>-1.2278239727</text:p>
          </table:table-cell>
          <table:table-cell office:value-type="float" office:value="-0.55612039566" calcext:value-type="float">
            <text:p>-0.55612039566</text:p>
          </table:table-cell>
          <table:table-cell office:value-type="float" office:value="-0.866806983948" calcext:value-type="float">
            <text:p>-0.866806983948</text:p>
          </table:table-cell>
        </table:table-row>
        <table:table-row table:style-name="ro1">
          <table:table-cell office:value-type="float" office:value="1.59204189978727E+018" calcext:value-type="float">
            <text:p>1.59204189978727E+018</text:p>
          </table:table-cell>
          <table:table-cell table:formula="of:=([.A484]-1.59204187214801E+018)*0.000000001" office:value-type="float" office:value="27.639260416" calcext:value-type="float">
            <text:p>27.639260416</text:p>
          </table:table-cell>
          <table:table-cell office:value-type="float" office:value="0.0656000003219" calcext:value-type="float">
            <text:p>0.0656000003219</text:p>
          </table:table-cell>
          <table:table-cell office:value-type="float" office:value="-0.0526800006628" calcext:value-type="float">
            <text:p>-0.0526800006628</text:p>
          </table:table-cell>
          <table:table-cell office:value-type="float" office:value="0.0391499996185" calcext:value-type="float">
            <text:p>0.0391499996185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table:formula="of:= ([.C485]-[.C484])/([.B485]-[.B484])" office:value-type="float" office:value="-0.0132025951643438" calcext:value-type="float">
            <text:p>-0.013202595164344</text:p>
          </table:table-cell>
          <table:table-cell office:value-type="float" office:value="0.110179997981" calcext:value-type="float">
            <text:p>0.110179997981</text:p>
          </table:table-cell>
          <table:table-cell/>
          <table:table-cell office:value-type="float" office:value="8.59885406494" calcext:value-type="float">
            <text:p>8.59885406494</text:p>
          </table:table-cell>
          <table:table-cell/>
          <table:table-cell office:value-type="float" office:value="-1.23225951195" calcext:value-type="float">
            <text:p>-1.23225951195</text:p>
          </table:table-cell>
          <table:table-cell office:value-type="float" office:value="-0.556260585785" calcext:value-type="float">
            <text:p>-0.556260585785</text:p>
          </table:table-cell>
          <table:table-cell office:value-type="float" office:value="-0.86679071188" calcext:value-type="float">
            <text:p>-0.86679071188</text:p>
          </table:table-cell>
        </table:table-row>
        <table:table-row table:style-name="ro1">
          <table:table-cell office:value-type="float" office:value="1.59204189984029E+018" calcext:value-type="float">
            <text:p>1.59204189984029E+018</text:p>
          </table:table-cell>
          <table:table-cell table:formula="of:=([.A485]-1.59204187214801E+018)*0.000000001" office:value-type="float" office:value="27.692280064" calcext:value-type="float">
            <text:p>27.692280064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550399981439" calcext:value-type="float">
            <text:p>-0.0550399981439</text:p>
          </table:table-cell>
          <table:table-cell office:value-type="float" office:value="0.0342999994755" calcext:value-type="float">
            <text:p>0.034299999475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486]-[.C485])/([.B486]-[.B485])" office:value-type="float" office:value="-0.0108558194818523" calcext:value-type="float">
            <text:p>-0.010855819481852</text:p>
          </table:table-cell>
          <table:table-cell office:value-type="float" office:value="0.100900001824" calcext:value-type="float">
            <text:p>0.100900001824</text:p>
          </table:table-cell>
          <table:table-cell/>
          <table:table-cell office:value-type="float" office:value="8.55052089691" calcext:value-type="float">
            <text:p>8.55052089691</text:p>
          </table:table-cell>
          <table:table-cell/>
          <table:table-cell office:value-type="float" office:value="-1.23642134666" calcext:value-type="float">
            <text:p>-1.23642134666</text:p>
          </table:table-cell>
          <table:table-cell office:value-type="float" office:value="-0.556405365467" calcext:value-type="float">
            <text:p>-0.556405365467</text:p>
          </table:table-cell>
          <table:table-cell office:value-type="float" office:value="-0.866792798042" calcext:value-type="float">
            <text:p>-0.866792798042</text:p>
          </table:table-cell>
        </table:table-row>
        <table:table-row table:style-name="ro1">
          <table:table-cell office:value-type="float" office:value="1.59204189989556E+018" calcext:value-type="float">
            <text:p>1.59204189989556E+018</text:p>
          </table:table-cell>
          <table:table-cell table:formula="of:=([.A486]-1.59204187214801E+018)*0.000000001" office:value-type="float" office:value="27.747550208" calcext:value-type="float">
            <text:p>27.747550208</text:p>
          </table:table-cell>
          <table:table-cell office:value-type="float" office:value="0.0643000006676" calcext:value-type="float">
            <text:p>0.0643000006676</text:p>
          </table:table-cell>
          <table:table-cell office:value-type="float" office:value="-0.0577099993825" calcext:value-type="float">
            <text:p>-0.0577099993825</text:p>
          </table:table-cell>
          <table:table-cell office:value-type="float" office:value="0.0282600000501" calcext:value-type="float">
            <text:p>0.0282600000501</text:p>
          </table:table-cell>
          <table:table-cell office:value-type="float" office:value="0.0000599999984843" calcext:value-type="float">
            <text:p>6.00E-05</text:p>
          </table:table-cell>
          <table:table-cell table:formula="of:= ([.C487]-[.C486])/([.B487]-[.B486])" office:value-type="float" office:value="0.0228657032751521" calcext:value-type="float">
            <text:p>0.022865703275152</text:p>
          </table:table-cell>
          <table:table-cell office:value-type="float" office:value="0.0906499996781" calcext:value-type="float">
            <text:p>0.0906499996781</text:p>
          </table:table-cell>
          <table:table-cell/>
          <table:table-cell office:value-type="float" office:value="8.49713516235" calcext:value-type="float">
            <text:p>8.49713516235</text:p>
          </table:table-cell>
          <table:table-cell/>
          <table:table-cell office:value-type="float" office:value="-1.24084281921" calcext:value-type="float">
            <text:p>-1.24084281921</text:p>
          </table:table-cell>
          <table:table-cell office:value-type="float" office:value="-0.556540310383" calcext:value-type="float">
            <text:p>-0.556540310383</text:p>
          </table:table-cell>
          <table:table-cell office:value-type="float" office:value="-0.866779267788" calcext:value-type="float">
            <text:p>-0.866779267788</text:p>
          </table:table-cell>
        </table:table-row>
        <table:table-row table:style-name="ro1">
          <table:table-cell office:value-type="float" office:value="1.59204189994804E+018" calcext:value-type="float">
            <text:p>1.59204189994804E+018</text:p>
          </table:table-cell>
          <table:table-cell table:formula="of:=([.A487]-1.59204187214801E+018)*0.000000001" office:value-type="float" office:value="27.800030464" calcext:value-type="float">
            <text:p>27.800030464</text:p>
          </table:table-cell>
          <table:table-cell office:value-type="float" office:value="0.0654999986291" calcext:value-type="float">
            <text:p>0.0654999986291</text:p>
          </table:table-cell>
          <table:table-cell office:value-type="float" office:value="-0.0618100017309" calcext:value-type="float">
            <text:p>-0.0618100017309</text:p>
          </table:table-cell>
          <table:table-cell office:value-type="float" office:value="0.0216400008649" calcext:value-type="float">
            <text:p>0.0216400008649</text:p>
          </table:table-cell>
          <table:table-cell office:value-type="float" office:value="0.0000700000018696" calcext:value-type="float">
            <text:p>7.00E-05</text:p>
          </table:table-cell>
          <table:table-cell table:formula="of:= ([.C488]-[.C487])/([.B488]-[.B487])" office:value-type="float" office:value="0.0591041490097796" calcext:value-type="float">
            <text:p>0.05910414900978</text:p>
          </table:table-cell>
          <table:table-cell office:value-type="float" office:value="0.0842700004578" calcext:value-type="float">
            <text:p>0.0842700004578</text:p>
          </table:table-cell>
          <table:table-cell/>
          <table:table-cell office:value-type="float" office:value="8.46390628815" calcext:value-type="float">
            <text:p>8.46390628815</text:p>
          </table:table-cell>
          <table:table-cell/>
          <table:table-cell office:value-type="float" office:value="-1.24515414238" calcext:value-type="float">
            <text:p>-1.24515414238</text:p>
          </table:table-cell>
          <table:table-cell office:value-type="float" office:value="-0.55666834116" calcext:value-type="float">
            <text:p>-0.55666834116</text:p>
          </table:table-cell>
          <table:table-cell office:value-type="float" office:value="-0.866771459579" calcext:value-type="float">
            <text:p>-0.866771459579</text:p>
          </table:table-cell>
        </table:table-row>
        <table:table-row table:style-name="ro1">
          <table:table-cell office:value-type="float" office:value="1.59204190000049E+018" calcext:value-type="float">
            <text:p>1.59204190000049E+018</text:p>
          </table:table-cell>
          <table:table-cell table:formula="of:=([.A488]-1.59204187214801E+018)*0.000000001" office:value-type="float" office:value="27.852480256" calcext:value-type="float">
            <text:p>27.852480256</text:p>
          </table:table-cell>
          <table:table-cell office:value-type="float" office:value="0.068599998951" calcext:value-type="float">
            <text:p>0.068599998951</text:p>
          </table:table-cell>
          <table:table-cell office:value-type="float" office:value="-0.0670100003481" calcext:value-type="float">
            <text:p>-0.0670100003481</text:p>
          </table:table-cell>
          <table:table-cell office:value-type="float" office:value="0.0146700004116" calcext:value-type="float">
            <text:p>0.0146700004116</text:p>
          </table:table-cell>
          <table:table-cell office:value-type="float" office:value="0.0000900000013644" calcext:value-type="float">
            <text:p>9.00E-05</text:p>
          </table:table-cell>
          <table:table-cell table:formula="of:= ([.C489]-[.C488])/([.B489]-[.B488])" office:value-type="float" office:value="0.101164072194578" calcext:value-type="float">
            <text:p>0.101164072194578</text:p>
          </table:table-cell>
          <table:table-cell office:value-type="float" office:value="0.0818499997258" calcext:value-type="float">
            <text:p>0.0818499997258</text:p>
          </table:table-cell>
          <table:table-cell/>
          <table:table-cell office:value-type="float" office:value="8.45130252838" calcext:value-type="float">
            <text:p>8.45130252838</text:p>
          </table:table-cell>
          <table:table-cell/>
          <table:table-cell office:value-type="float" office:value="-1.24925661087" calcext:value-type="float">
            <text:p>-1.24925661087</text:p>
          </table:table-cell>
          <table:table-cell office:value-type="float" office:value="-0.556800305843" calcext:value-type="float">
            <text:p>-0.556800305843</text:p>
          </table:table-cell>
          <table:table-cell office:value-type="float" office:value="-0.866777837276" calcext:value-type="float">
            <text:p>-0.866777837276</text:p>
          </table:table-cell>
        </table:table-row>
        <table:table-row table:style-name="ro1">
          <table:table-cell office:value-type="float" office:value="1.59204190005288E+018" calcext:value-type="float">
            <text:p>1.59204190005288E+018</text:p>
          </table:table-cell>
          <table:table-cell table:formula="of:=([.A489]-1.59204187214801E+018)*0.000000001" office:value-type="float" office:value="27.9048704" calcext:value-type="float">
            <text:p>27.9048704</text:p>
          </table:table-cell>
          <table:table-cell office:value-type="float" office:value="0.0738999992609" calcext:value-type="float">
            <text:p>0.0738999992609</text:p>
          </table:table-cell>
          <table:table-cell office:value-type="float" office:value="-0.0735099986196" calcext:value-type="float">
            <text:p>-0.0735099986196</text:p>
          </table:table-cell>
          <table:table-cell office:value-type="float" office:value="0.00734000001103" calcext:value-type="float">
            <text:p>0.00734000001103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490]-[.C489])/([.B490]-[.B489])" office:value-type="float" office:value="0.0418410200513924" calcext:value-type="float">
            <text:p>0.041841020051392</text:p>
          </table:table-cell>
          <table:table-cell office:value-type="float" office:value="0.0829700008035" calcext:value-type="float">
            <text:p>0.0829700008035</text:p>
          </table:table-cell>
          <table:table-cell/>
          <table:table-cell office:value-type="float" office:value="8.4571352005" calcext:value-type="float">
            <text:p>8.4571352005</text:p>
          </table:table-cell>
          <table:table-cell/>
          <table:table-cell office:value-type="float" office:value="-1.25358247757" calcext:value-type="float">
            <text:p>-1.25358247757</text:p>
          </table:table-cell>
          <table:table-cell office:value-type="float" office:value="-0.556910634041" calcext:value-type="float">
            <text:p>-0.556910634041</text:p>
          </table:table-cell>
          <table:table-cell office:value-type="float" office:value="-0.866766095161" calcext:value-type="float">
            <text:p>-0.866766095161</text:p>
          </table:table-cell>
        </table:table-row>
        <table:table-row table:style-name="ro1">
          <table:table-cell office:value-type="float" office:value="1.59204190015565E+018" calcext:value-type="float">
            <text:p>1.59204190015565E+018</text:p>
          </table:table-cell>
          <table:table-cell table:formula="of:=([.A490]-1.59204187214801E+018)*0.000000001" office:value-type="float" office:value="28.00764032" calcext:value-type="float">
            <text:p>28.00764032</text:p>
          </table:table-cell>
          <table:table-cell office:value-type="float" office:value="0.0781999975443" calcext:value-type="float">
            <text:p>0.0781999975443</text:p>
          </table:table-cell>
          <table:table-cell office:value-type="float" office:value="-0.0782499983907" calcext:value-type="float">
            <text:p>-0.0782499983907</text:p>
          </table:table-cell>
          <table:table-cell office:value-type="float" office:value="0.000440000003437" calcext:value-type="float">
            <text:p>0.000440000003437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table:formula="of:= ([.C491]-[.C490])/([.B491]-[.B490])" office:value-type="float" office:value="0.0324613628357651" calcext:value-type="float">
            <text:p>0.032461362835765</text:p>
          </table:table-cell>
          <table:table-cell office:value-type="float" office:value="0.0482699982822" calcext:value-type="float">
            <text:p>0.0482699982822</text:p>
          </table:table-cell>
          <table:table-cell/>
          <table:table-cell office:value-type="float" office:value="8.27640628815" calcext:value-type="float">
            <text:p>8.27640628815</text:p>
          </table:table-cell>
          <table:table-cell/>
          <table:table-cell office:value-type="float" office:value="-1.26164567471" calcext:value-type="float">
            <text:p>-1.26164567471</text:p>
          </table:table-cell>
          <table:table-cell office:value-type="float" office:value="-0.557371675968" calcext:value-type="float">
            <text:p>-0.557371675968</text:p>
          </table:table-cell>
          <table:table-cell office:value-type="float" office:value="-0.866748452187" calcext:value-type="float">
            <text:p>-0.866748452187</text:p>
          </table:table-cell>
        </table:table-row>
        <table:table-row table:style-name="ro1">
          <table:table-cell office:value-type="float" office:value="1.59204190020802E+018" calcext:value-type="float">
            <text:p>1.59204190020802E+018</text:p>
          </table:table-cell>
          <table:table-cell table:formula="of:=([.A491]-1.59204187214801E+018)*0.000000001" office:value-type="float" office:value="28.06001024" calcext:value-type="float">
            <text:p>28.06001024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798299983144" calcext:value-type="float">
            <text:p>-0.0798299983144</text:p>
          </table:table-cell>
          <table:table-cell office:value-type="float" office:value="-0.00335999997333" calcext:value-type="float">
            <text:p>-0.00335999997333</text:p>
          </table:table-cell>
          <table:table-cell office:value-type="float" office:value="0.0000599999984843" calcext:value-type="float">
            <text:p>6.00E-05</text:p>
          </table:table-cell>
          <table:table-cell table:formula="of:= ([.C492]-[.C491])/([.B492]-[.B491])" office:value-type="float" office:value="0" calcext:value-type="float">
            <text:p>0</text:p>
          </table:table-cell>
          <table:table-cell office:value-type="float" office:value="0.046179998666" calcext:value-type="float">
            <text:p>0.046179998666</text:p>
          </table:table-cell>
          <table:table-cell/>
          <table:table-cell office:value-type="float" office:value="8.2655210495" calcext:value-type="float">
            <text:p>8.2655210495</text:p>
          </table:table-cell>
          <table:table-cell/>
          <table:table-cell office:value-type="float" office:value="-1.26580309868" calcext:value-type="float">
            <text:p>-1.26580309868</text:p>
          </table:table-cell>
          <table:table-cell office:value-type="float" office:value="-0.557803928852" calcext:value-type="float">
            <text:p>-0.557803928852</text:p>
          </table:table-cell>
          <table:table-cell office:value-type="float" office:value="-0.866742491722" calcext:value-type="float">
            <text:p>-0.866742491722</text:p>
          </table:table-cell>
        </table:table-row>
        <table:table-row table:style-name="ro1">
          <table:table-cell office:value-type="float" office:value="1.59204190026048E+018" calcext:value-type="float">
            <text:p>1.59204190026048E+018</text:p>
          </table:table-cell>
          <table:table-cell table:formula="of:=([.A492]-1.59204187214801E+018)*0.000000001" office:value-type="float" office:value="28.112470272" calcext:value-type="float">
            <text:p>28.112470272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79779997468" calcext:value-type="float">
            <text:p>-0.079779997468</text:p>
          </table:table-cell>
          <table:table-cell office:value-type="float" office:value="-0.0041899997741" calcext:value-type="float">
            <text:p>-0.0041899997741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493]-[.C492])/([.B493]-[.B492])" office:value-type="float" office:value="0.0113895868438419" calcext:value-type="float">
            <text:p>0.011389586843842</text:p>
          </table:table-cell>
          <table:table-cell office:value-type="float" office:value="0.0382799990475" calcext:value-type="float">
            <text:p>0.0382799990475</text:p>
          </table:table-cell>
          <table:table-cell/>
          <table:table-cell office:value-type="float" office:value="8.22437477112" calcext:value-type="float">
            <text:p>8.22437477112</text:p>
          </table:table-cell>
          <table:table-cell/>
          <table:table-cell office:value-type="float" office:value="-1.26990377903" calcext:value-type="float">
            <text:p>-1.26990377903</text:p>
          </table:table-cell>
          <table:table-cell office:value-type="float" office:value="-0.558426141739" calcext:value-type="float">
            <text:p>-0.558426141739</text:p>
          </table:table-cell>
          <table:table-cell office:value-type="float" office:value="-0.866722106934" calcext:value-type="float">
            <text:p>-0.866722106934</text:p>
          </table:table-cell>
        </table:table-row>
        <table:table-row table:style-name="ro1">
          <table:table-cell office:value-type="float" office:value="1.59204190031316E+018" calcext:value-type="float">
            <text:p>1.59204190031316E+018</text:p>
          </table:table-cell>
          <table:table-cell table:formula="of:=([.A493]-1.59204187214801E+018)*0.000000001" office:value-type="float" office:value="28.165150208" calcext:value-type="float">
            <text:p>28.165150208</text:p>
          </table:table-cell>
          <table:table-cell office:value-type="float" office:value="0.0804999992251" calcext:value-type="float">
            <text:p>0.0804999992251</text:p>
          </table:table-cell>
          <table:table-cell office:value-type="float" office:value="-0.0802899971604" calcext:value-type="float">
            <text:p>-0.0802899971604</text:p>
          </table:table-cell>
          <table:table-cell office:value-type="float" office:value="-0.00537999998778" calcext:value-type="float">
            <text:p>-0.00537999998778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494]-[.C493])/([.B494]-[.B493])" office:value-type="float" office:value="-0.0155369565979036" calcext:value-type="float">
            <text:p>-0.015536956597904</text:p>
          </table:table-cell>
          <table:table-cell office:value-type="float" office:value="0.0311799999326" calcext:value-type="float">
            <text:p>0.0311799999326</text:p>
          </table:table-cell>
          <table:table-cell/>
          <table:table-cell office:value-type="float" office:value="8.1873960495" calcext:value-type="float">
            <text:p>8.1873960495</text:p>
          </table:table-cell>
          <table:table-cell/>
          <table:table-cell office:value-type="float" office:value="-1.2741805315" calcext:value-type="float">
            <text:p>-1.2741805315</text:p>
          </table:table-cell>
          <table:table-cell office:value-type="float" office:value="-0.5592263937" calcext:value-type="float">
            <text:p>-0.5592263937</text:p>
          </table:table-cell>
          <table:table-cell office:value-type="float" office:value="-0.866745710373" calcext:value-type="float">
            <text:p>-0.866745710373</text:p>
          </table:table-cell>
        </table:table-row>
        <table:table-row table:style-name="ro1">
          <table:table-cell office:value-type="float" office:value="1.59204190036465E+018" calcext:value-type="float">
            <text:p>1.59204190036465E+018</text:p>
          </table:table-cell>
          <table:table-cell table:formula="of:=([.A494]-1.59204187214801E+018)*0.000000001" office:value-type="float" office:value="28.216640256" calcext:value-type="float">
            <text:p>28.216640256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94499963522" calcext:value-type="float">
            <text:p>-0.0794499963522</text:p>
          </table:table-cell>
          <table:table-cell office:value-type="float" office:value="-0.00656000012532" calcext:value-type="float">
            <text:p>-0.0065600001253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495]-[.C494])/([.B495]-[.B494])" office:value-type="float" office:value="0.00193838754937383" calcext:value-type="float">
            <text:p>0.001938387549374</text:p>
          </table:table-cell>
          <table:table-cell office:value-type="float" office:value="0.0244200006127" calcext:value-type="float">
            <text:p>0.0244200006127</text:p>
          </table:table-cell>
          <table:table-cell/>
          <table:table-cell office:value-type="float" office:value="8.15218734741" calcext:value-type="float">
            <text:p>8.15218734741</text:p>
          </table:table-cell>
          <table:table-cell/>
          <table:table-cell office:value-type="float" office:value="-1.27813148499" calcext:value-type="float">
            <text:p>-1.27813148499</text:p>
          </table:table-cell>
          <table:table-cell office:value-type="float" office:value="-0.560048639774" calcext:value-type="float">
            <text:p>-0.560048639774</text:p>
          </table:table-cell>
          <table:table-cell office:value-type="float" office:value="-0.86672526598" calcext:value-type="float">
            <text:p>-0.86672526598</text:p>
          </table:table-cell>
        </table:table-row>
        <table:table-row table:style-name="ro1">
          <table:table-cell office:value-type="float" office:value="1.59204190041624E+018" calcext:value-type="float">
            <text:p>1.59204190041624E+018</text:p>
          </table:table-cell>
          <table:table-cell table:formula="of:=([.A495]-1.59204187214801E+018)*0.000000001" office:value-type="float" office:value="28.2682304" calcext:value-type="float">
            <text:p>28.268230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94200003147" calcext:value-type="float">
            <text:p>-0.0794200003147</text:p>
          </table:table-cell>
          <table:table-cell office:value-type="float" office:value="-0.00781999994069" calcext:value-type="float">
            <text:p>-0.00781999994069</text:p>
          </table:table-cell>
          <table:table-cell office:value-type="float" office:value="0.0000700000018696" calcext:value-type="float">
            <text:p>7.00E-05</text:p>
          </table:table-cell>
          <table:table-cell table:formula="of:= ([.C496]-[.C495])/([.B496]-[.B495])" office:value-type="float" office:value="-0.00190154073913609" calcext:value-type="float">
            <text:p>-0.001901540739136</text:p>
          </table:table-cell>
          <table:table-cell office:value-type="float" office:value="0.0258699990809" calcext:value-type="float">
            <text:p>0.0258699990809</text:p>
          </table:table-cell>
          <table:table-cell/>
          <table:table-cell office:value-type="float" office:value="8.15973949432" calcext:value-type="float">
            <text:p>8.15973949432</text:p>
          </table:table-cell>
          <table:table-cell/>
          <table:table-cell office:value-type="float" office:value="-1.28216326237" calcext:value-type="float">
            <text:p>-1.28216326237</text:p>
          </table:table-cell>
          <table:table-cell office:value-type="float" office:value="-0.560910105705" calcext:value-type="float">
            <text:p>-0.560910105705</text:p>
          </table:table-cell>
          <table:table-cell office:value-type="float" office:value="-0.86675453186" calcext:value-type="float">
            <text:p>-0.86675453186</text:p>
          </table:table-cell>
        </table:table-row>
        <table:table-row table:style-name="ro1">
          <table:table-cell office:value-type="float" office:value="1.59204190046883E+018" calcext:value-type="float">
            <text:p>1.59204190046883E+018</text:p>
          </table:table-cell>
          <table:table-cell table:formula="of:=([.A496]-1.59204187214801E+018)*0.000000001" office:value-type="float" office:value="28.320820224" calcext:value-type="float">
            <text:p>28.32082022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91900008917" calcext:value-type="float">
            <text:p>-0.0791900008917</text:p>
          </table:table-cell>
          <table:table-cell office:value-type="float" office:value="-0.00922000035644" calcext:value-type="float">
            <text:p>-0.00922000035644</text:p>
          </table:table-cell>
          <table:table-cell office:value-type="float" office:value="0.0000399999989895" calcext:value-type="float">
            <text:p>4.00E-05</text:p>
          </table:table-cell>
          <table:table-cell table:formula="of:= ([.C497]-[.C496])/([.B497]-[.B496])" office:value-type="float" office:value="-0.00191500165261836" calcext:value-type="float">
            <text:p>-0.001915001652618</text:p>
          </table:table-cell>
          <table:table-cell office:value-type="float" office:value="0.0268600005656" calcext:value-type="float">
            <text:p>0.0268600005656</text:p>
          </table:table-cell>
          <table:table-cell/>
          <table:table-cell office:value-type="float" office:value="8.16489601135" calcext:value-type="float">
            <text:p>8.16489601135</text:p>
          </table:table-cell>
          <table:table-cell/>
          <table:table-cell office:value-type="float" office:value="-1.28624129295" calcext:value-type="float">
            <text:p>-1.28624129295</text:p>
          </table:table-cell>
          <table:table-cell office:value-type="float" office:value="-0.56182706356" calcext:value-type="float">
            <text:p>-0.56182706356</text:p>
          </table:table-cell>
          <table:table-cell office:value-type="float" office:value="-0.86675709486" calcext:value-type="float">
            <text:p>-0.86675709486</text:p>
          </table:table-cell>
        </table:table-row>
        <table:table-row table:style-name="ro1">
          <table:table-cell office:value-type="float" office:value="1.59204190052105E+018" calcext:value-type="float">
            <text:p>1.59204190052105E+018</text:p>
          </table:table-cell>
          <table:table-cell table:formula="of:=([.A497]-1.59204187214801E+018)*0.000000001" office:value-type="float" office:value="28.373040384" calcext:value-type="float">
            <text:p>28.373040384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88599997759" calcext:value-type="float">
            <text:p>-0.0788599997759</text:p>
          </table:table-cell>
          <table:table-cell office:value-type="float" office:value="-0.01109000016" calcext:value-type="float">
            <text:p>-0.01109000016</text:p>
          </table:table-cell>
          <table:table-cell office:value-type="float" office:value="0.0000499999987369" calcext:value-type="float">
            <text:p>5.00E-05</text:p>
          </table:table-cell>
          <table:table-cell table:formula="of:= ([.C498]-[.C497])/([.B498]-[.B497])" office:value-type="float" office:value="-0.00387215373490769" calcext:value-type="float">
            <text:p>-0.003872153734908</text:p>
          </table:table-cell>
          <table:table-cell office:value-type="float" office:value="0.0246099997312" calcext:value-type="float">
            <text:p>0.0246099997312</text:p>
          </table:table-cell>
          <table:table-cell/>
          <table:table-cell office:value-type="float" office:value="8.15317726135" calcext:value-type="float">
            <text:p>8.15317726135</text:p>
          </table:table-cell>
          <table:table-cell/>
          <table:table-cell office:value-type="float" office:value="-1.2903393507" calcext:value-type="float">
            <text:p>-1.2903393507</text:p>
          </table:table-cell>
          <table:table-cell office:value-type="float" office:value="-0.563022434711" calcext:value-type="float">
            <text:p>-0.563022434711</text:p>
          </table:table-cell>
          <table:table-cell office:value-type="float" office:value="-0.866741895676" calcext:value-type="float">
            <text:p>-0.866741895676</text:p>
          </table:table-cell>
        </table:table-row>
        <table:table-row table:style-name="ro1">
          <table:table-cell office:value-type="float" office:value="1.5920419005727E+018" calcext:value-type="float">
            <text:p>1.5920419005727E+018</text:p>
          </table:table-cell>
          <table:table-cell table:formula="of:=([.A498]-1.59204187214801E+018)*0.000000001" office:value-type="float" office:value="28.424690176" calcext:value-type="float">
            <text:p>28.424690176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783699974418" calcext:value-type="float">
            <text:p>-0.0783699974418</text:p>
          </table:table-cell>
          <table:table-cell office:value-type="float" office:value="-0.0129800001159" calcext:value-type="float">
            <text:p>-0.0129800001159</text:p>
          </table:table-cell>
          <table:table-cell office:value-type="float" office:value="0.0000299999992421" calcext:value-type="float">
            <text:p>3.00E-05</text:p>
          </table:table-cell>
          <table:table-cell table:formula="of:= ([.C499]-[.C498])/([.B499]-[.B498])" office:value-type="float" office:value="0.000979756614051507" calcext:value-type="float">
            <text:p>0.000979756614052</text:p>
          </table:table-cell>
          <table:table-cell office:value-type="float" office:value="0.0188699997962" calcext:value-type="float">
            <text:p>0.0188699997962</text:p>
          </table:table-cell>
          <table:table-cell/>
          <table:table-cell office:value-type="float" office:value="8.12328147888" calcext:value-type="float">
            <text:p>8.12328147888</text:p>
          </table:table-cell>
          <table:table-cell/>
          <table:table-cell office:value-type="float" office:value="-1.29409921169" calcext:value-type="float">
            <text:p>-1.29409921169</text:p>
          </table:table-cell>
          <table:table-cell office:value-type="float" office:value="-0.564230144024" calcext:value-type="float">
            <text:p>-0.564230144024</text:p>
          </table:table-cell>
          <table:table-cell office:value-type="float" office:value="-0.86675876379" calcext:value-type="float">
            <text:p>-0.86675876379</text:p>
          </table:table-cell>
        </table:table-row>
        <table:table-row table:style-name="ro1">
          <table:table-cell office:value-type="float" office:value="1.59204190067476E+018" calcext:value-type="float">
            <text:p>1.59204190067476E+018</text:p>
          </table:table-cell>
          <table:table-cell table:formula="of:=([.A499]-1.59204187214801E+018)*0.000000001" office:value-type="float" office:value="28.526750464" calcext:value-type="float">
            <text:p>28.52675046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-0.077840000391" calcext:value-type="float">
            <text:p>-0.077840000391</text:p>
          </table:table-cell>
          <table:table-cell office:value-type="float" office:value="-0.0163800008595" calcext:value-type="float">
            <text:p>-0.0163800008595</text:p>
          </table:table-cell>
          <table:table-cell office:value-type="float" office:value="0.0000599999984843" calcext:value-type="float">
            <text:p>6.00E-05</text:p>
          </table:table-cell>
          <table:table-cell table:formula="of:= ([.C500]-[.C499])/([.B500]-[.B499])" office:value-type="float" office:value="0.0038506738854028" calcext:value-type="float">
            <text:p>0.003850673885403</text:p>
          </table:table-cell>
          <table:table-cell office:value-type="float" office:value="0.00899999961257" calcext:value-type="float">
            <text:p>0.00899999961257</text:p>
          </table:table-cell>
          <table:table-cell/>
          <table:table-cell office:value-type="float" office:value="8.07187461853" calcext:value-type="float">
            <text:p>8.07187461853</text:p>
          </table:table-cell>
          <table:table-cell/>
          <table:table-cell office:value-type="float" office:value="-1.30198955536" calcext:value-type="float">
            <text:p>-1.30198955536</text:p>
          </table:table-cell>
          <table:table-cell office:value-type="float" office:value="-0.567097425461" calcext:value-type="float">
            <text:p>-0.567097425461</text:p>
          </table:table-cell>
          <table:table-cell office:value-type="float" office:value="-0.866726398468" calcext:value-type="float">
            <text:p>-0.866726398468</text:p>
          </table:table-cell>
        </table:table-row>
        <table:table-row table:style-name="ro1">
          <table:table-cell office:value-type="float" office:value="1.5920419007267E+018" calcext:value-type="float">
            <text:p>1.5920419007267E+018</text:p>
          </table:table-cell>
          <table:table-cell table:formula="of:=([.A500]-1.59204187214801E+018)*0.000000001" office:value-type="float" office:value="28.578690304" calcext:value-type="float">
            <text:p>28.57869030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71600008011" calcext:value-type="float">
            <text:p>-0.0771600008011</text:p>
          </table:table-cell>
          <table:table-cell office:value-type="float" office:value="-0.0198199991137" calcext:value-type="float">
            <text:p>-0.0198199991137</text:p>
          </table:table-cell>
          <table:table-cell office:value-type="float" office:value="0.0000399999989895" calcext:value-type="float">
            <text:p>4.00E-05</text:p>
          </table:table-cell>
          <table:table-cell table:formula="of:= ([.C501]-[.C500])/([.B501]-[.B500])" office:value-type="float" office:value="-0.00192532745222494" calcext:value-type="float">
            <text:p>-0.001925327452225</text:p>
          </table:table-cell>
          <table:table-cell office:value-type="float" office:value="0.00263000000268" calcext:value-type="float">
            <text:p>0.00263000000268</text:p>
          </table:table-cell>
          <table:table-cell/>
          <table:table-cell office:value-type="float" office:value="8.03869819641" calcext:value-type="float">
            <text:p>8.03869819641</text:p>
          </table:table-cell>
          <table:table-cell/>
          <table:table-cell office:value-type="float" office:value="-1.30570948124" calcext:value-type="float">
            <text:p>-1.30570948124</text:p>
          </table:table-cell>
          <table:table-cell office:value-type="float" office:value="-0.56869083643" calcext:value-type="float">
            <text:p>-0.56869083643</text:p>
          </table:table-cell>
          <table:table-cell office:value-type="float" office:value="-0.866725027561" calcext:value-type="float">
            <text:p>-0.866725027561</text:p>
          </table:table-cell>
        </table:table-row>
        <table:table-row table:style-name="ro1">
          <table:table-cell office:value-type="float" office:value="1.59204190077864E+018" calcext:value-type="float">
            <text:p>1.59204190077864E+018</text:p>
          </table:table-cell>
          <table:table-cell table:formula="of:=([.A501]-1.59204187214801E+018)*0.000000001" office:value-type="float" office:value="28.6306304" calcext:value-type="float">
            <text:p>28.6306304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64999985695" calcext:value-type="float">
            <text:p>-0.0764999985695</text:p>
          </table:table-cell>
          <table:table-cell office:value-type="float" office:value="-0.021989999339" calcext:value-type="float">
            <text:p>-0.021989999339</text:p>
          </table:table-cell>
          <table:table-cell office:value-type="float" office:value="0.0000900000013644" calcext:value-type="float">
            <text:p>9.00E-05</text:p>
          </table:table-cell>
          <table:table-cell table:formula="of:= ([.C502]-[.C501])/([.B502]-[.B501])" office:value-type="float" office:value="0.00768642928818931" calcext:value-type="float">
            <text:p>0.007686429288189</text:p>
          </table:table-cell>
          <table:table-cell office:value-type="float" office:value="-0.000530000019353" calcext:value-type="float">
            <text:p>-0.000530000019353</text:p>
          </table:table-cell>
          <table:table-cell/>
          <table:table-cell office:value-type="float" office:value="8.02223968506" calcext:value-type="float">
            <text:p>8.02223968506</text:p>
          </table:table-cell>
          <table:table-cell/>
          <table:table-cell office:value-type="float" office:value="-1.30945825577" calcext:value-type="float">
            <text:p>-1.30945825577</text:p>
          </table:table-cell>
          <table:table-cell office:value-type="float" office:value="-0.570350468159" calcext:value-type="float">
            <text:p>-0.570350468159</text:p>
          </table:table-cell>
          <table:table-cell office:value-type="float" office:value="-0.866693794727" calcext:value-type="float">
            <text:p>-0.866693794727</text:p>
          </table:table-cell>
        </table:table-row>
        <table:table-row table:style-name="ro1">
          <table:table-cell office:value-type="float" office:value="1.59204190083068E+018" calcext:value-type="float">
            <text:p>1.59204190083068E+018</text:p>
          </table:table-cell>
          <table:table-cell table:formula="of:=([.A502]-1.59204187214801E+018)*0.000000001" office:value-type="float" office:value="28.68267008" calcext:value-type="float">
            <text:p>28.6826700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-0.0761900022626" calcext:value-type="float">
            <text:p>-0.0761900022626</text:p>
          </table:table-cell>
          <table:table-cell office:value-type="float" office:value="-0.0242400001734" calcext:value-type="float">
            <text:p>-0.0242400001734</text:p>
          </table:table-cell>
          <table:table-cell office:value-type="float" office:value="0.0000299999992421" calcext:value-type="float">
            <text:p>3.00E-05</text:p>
          </table:table-cell>
          <table:table-cell table:formula="of:= ([.C503]-[.C502])/([.B503]-[.B502])" office:value-type="float" office:value="-0.00965437808360212" calcext:value-type="float">
            <text:p>-0.009654378083602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8.02593708038" calcext:value-type="float">
            <text:p>8.02593708038</text:p>
          </table:table-cell>
          <table:table-cell/>
          <table:table-cell office:value-type="float" office:value="-1.31334960461" calcext:value-type="float">
            <text:p>-1.31334960461</text:p>
          </table:table-cell>
          <table:table-cell office:value-type="float" office:value="-0.572249054909" calcext:value-type="float">
            <text:p>-0.572249054909</text:p>
          </table:table-cell>
          <table:table-cell office:value-type="float" office:value="-0.866702318192" calcext:value-type="float">
            <text:p>-0.866702318192</text:p>
          </table:table-cell>
        </table:table-row>
        <table:table-row table:style-name="ro1">
          <table:table-cell office:value-type="float" office:value="1.59204190088247E+018" calcext:value-type="float">
            <text:p>1.59204190088247E+018</text:p>
          </table:table-cell>
          <table:table-cell table:formula="of:=([.A503]-1.59204187214801E+018)*0.000000001" office:value-type="float" office:value="28.73446016" calcext:value-type="float">
            <text:p>28.73446016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-0.0750600025058" calcext:value-type="float">
            <text:p>-0.0750600025058</text:p>
          </table:table-cell>
          <table:table-cell office:value-type="float" office:value="-0.0261100009084" calcext:value-type="float">
            <text:p>-0.0261100009084</text:p>
          </table:table-cell>
          <table:table-cell office:value-type="float" office:value="0.0000900000013644" calcext:value-type="float">
            <text:p>9.00E-05</text:p>
          </table:table-cell>
          <table:table-cell table:formula="of:= ([.C504]-[.C503])/([.B504]-[.B503])" office:value-type="float" office:value="0.00382123629689629" calcext:value-type="float">
            <text:p>0.003821236296896</text:p>
          </table:table-cell>
          <table:table-cell office:value-type="float" office:value="-0.00176000001375" calcext:value-type="float">
            <text:p>-0.00176000001375</text:p>
          </table:table-cell>
          <table:table-cell/>
          <table:table-cell office:value-type="float" office:value="8.015832901" calcext:value-type="float">
            <text:p>8.015832901</text:p>
          </table:table-cell>
          <table:table-cell/>
          <table:table-cell office:value-type="float" office:value="-1.31691002846" calcext:value-type="float">
            <text:p>-1.31691002846</text:p>
          </table:table-cell>
          <table:table-cell office:value-type="float" office:value="-0.574091792107" calcext:value-type="float">
            <text:p>-0.574091792107</text:p>
          </table:table-cell>
          <table:table-cell office:value-type="float" office:value="-0.86669331789" calcext:value-type="float">
            <text:p>-0.86669331789</text:p>
          </table:table-cell>
        </table:table-row>
        <table:table-row table:style-name="ro1">
          <table:table-cell office:value-type="float" office:value="1.59204190093481E+018" calcext:value-type="float">
            <text:p>1.59204190093481E+018</text:p>
          </table:table-cell>
          <table:table-cell table:formula="of:=([.A504]-1.59204187214801E+018)*0.000000001" office:value-type="float" office:value="28.786800128" calcext:value-type="float">
            <text:p>28.78680012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44900032878" calcext:value-type="float">
            <text:p>-0.0744900032878</text:p>
          </table:table-cell>
          <table:table-cell office:value-type="float" office:value="-0.0282000005245" calcext:value-type="float">
            <text:p>-0.0282000005245</text:p>
          </table:table-cell>
          <table:table-cell office:value-type="float" office:value="0.0000499999987369" calcext:value-type="float">
            <text:p>5.00E-05</text:p>
          </table:table-cell>
          <table:table-cell table:formula="of:= ([.C505]-[.C504])/([.B505]-[.B5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32060563564" calcext:value-type="float">
            <text:p>-1.32060563564</text:p>
          </table:table-cell>
          <table:table-cell office:value-type="float" office:value="-0.576128184795" calcext:value-type="float">
            <text:p>-0.576128184795</text:p>
          </table:table-cell>
          <table:table-cell office:value-type="float" office:value="-0.866698682308" calcext:value-type="float">
            <text:p>-0.866698682308</text:p>
          </table:table-cell>
        </table:table-row>
        <table:table-row table:style-name="ro1">
          <table:table-cell office:value-type="float" office:value="1.59204190098661E+018" calcext:value-type="float">
            <text:p>1.59204190098661E+018</text:p>
          </table:table-cell>
          <table:table-cell table:formula="of:=([.A505]-1.59204187214801E+018)*0.000000001" office:value-type="float" office:value="28.838600192" calcext:value-type="float">
            <text:p>28.83860019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37100020051" calcext:value-type="float">
            <text:p>-0.0737100020051</text:p>
          </table:table-cell>
          <table:table-cell office:value-type="float" office:value="-0.0302799995989" calcext:value-type="float">
            <text:p>-0.030279999598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506]-[.C505])/([.B506]-[.B505])" office:value-type="float" office:value="0" calcext:value-type="float">
            <text:p>0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8.02406215668" calcext:value-type="float">
            <text:p>8.02406215668</text:p>
          </table:table-cell>
          <table:table-cell/>
          <table:table-cell office:value-type="float" office:value="-1.32420492172" calcext:value-type="float">
            <text:p>-1.32420492172</text:p>
          </table:table-cell>
          <table:table-cell office:value-type="float" office:value="-0.578178882599" calcext:value-type="float">
            <text:p>-0.578178882599</text:p>
          </table:table-cell>
          <table:table-cell office:value-type="float" office:value="-0.866683661938" calcext:value-type="float">
            <text:p>-0.866683661938</text:p>
          </table:table-cell>
        </table:table-row>
        <table:table-row table:style-name="ro1">
          <table:table-cell office:value-type="float" office:value="1.59204190103926E+018" calcext:value-type="float">
            <text:p>1.59204190103926E+018</text:p>
          </table:table-cell>
          <table:table-cell table:formula="of:=([.A506]-1.59204187214801E+018)*0.000000001" office:value-type="float" office:value="28.891250432" calcext:value-type="float">
            <text:p>28.89125043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27600008249" calcext:value-type="float">
            <text:p>-0.0727600008249</text:p>
          </table:table-cell>
          <table:table-cell office:value-type="float" office:value="-0.0324099995196" calcext:value-type="float">
            <text:p>-0.0324099995196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507]-[.C506])/([.B507]-[.B506])" office:value-type="float" office:value="-0.00192533694173872" calcext:value-type="float">
            <text:p>-0.001925336941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32774567604" calcext:value-type="float">
            <text:p>-1.32774567604</text:p>
          </table:table-cell>
          <table:table-cell office:value-type="float" office:value="-0.580317318439" calcext:value-type="float">
            <text:p>-0.580317318439</text:p>
          </table:table-cell>
          <table:table-cell office:value-type="float" office:value="-0.866680562496" calcext:value-type="float">
            <text:p>-0.866680562496</text:p>
          </table:table-cell>
        </table:table-row>
        <table:table-row table:style-name="ro1">
          <table:table-cell office:value-type="float" office:value="1.5920419010912E+018" calcext:value-type="float">
            <text:p>1.5920419010912E+018</text:p>
          </table:table-cell>
          <table:table-cell table:formula="of:=([.A507]-1.59204187214801E+018)*0.000000001" office:value-type="float" office:value="28.943190272" calcext:value-type="float">
            <text:p>28.943190272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18199983239" calcext:value-type="float">
            <text:p>-0.0718199983239</text:p>
          </table:table-cell>
          <table:table-cell office:value-type="float" office:value="-0.0344399996102" calcext:value-type="float">
            <text:p>-0.034439999610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508]-[.C507])/([.B508]-[.B507])" office:value-type="float" office:value="0.00954384581238258" calcext:value-type="float">
            <text:p>0.009543845812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33128762245" calcext:value-type="float">
            <text:p>-1.33128762245</text:p>
          </table:table-cell>
          <table:table-cell office:value-type="float" office:value="-0.582655966282" calcext:value-type="float">
            <text:p>-0.582655966282</text:p>
          </table:table-cell>
          <table:table-cell office:value-type="float" office:value="-0.866678535938" calcext:value-type="float">
            <text:p>-0.866678535938</text:p>
          </table:table-cell>
        </table:table-row>
        <table:table-row table:style-name="ro1">
          <table:table-cell office:value-type="float" office:value="1.59204190114359E+018" calcext:value-type="float">
            <text:p>1.59204190114359E+018</text:p>
          </table:table-cell>
          <table:table-cell table:formula="of:=([.A508]-1.59204187214801E+018)*0.000000001" office:value-type="float" office:value="28.99558016" calcext:value-type="float">
            <text:p>28.99558016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-0.0713300034404" calcext:value-type="float">
            <text:p>-0.0713300034404</text:p>
          </table:table-cell>
          <table:table-cell office:value-type="float" office:value="-0.0364699997008" calcext:value-type="float">
            <text:p>-0.0364699997008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509]-[.C508])/([.B509]-[.B508])" office:value-type="float" office:value="-0.0132675530530068" calcext:value-type="float">
            <text:p>-0.013267553053007</text:p>
          </table:table-cell>
          <table:table-cell office:value-type="float" office:value="0.0012300000526" calcext:value-type="float">
            <text:p>0.0012300000526</text:p>
          </table:table-cell>
          <table:table-cell/>
          <table:table-cell office:value-type="float" office:value="8.03140640259" calcext:value-type="float">
            <text:p>8.03140640259</text:p>
          </table:table-cell>
          <table:table-cell/>
          <table:table-cell office:value-type="float" office:value="-1.33481812477" calcext:value-type="float">
            <text:p>-1.33481812477</text:p>
          </table:table-cell>
          <table:table-cell office:value-type="float" office:value="-0.585052490234" calcext:value-type="float">
            <text:p>-0.585052490234</text:p>
          </table:table-cell>
          <table:table-cell office:value-type="float" office:value="-0.866658985615" calcext:value-type="float">
            <text:p>-0.866658985615</text:p>
          </table:table-cell>
        </table:table-row>
        <table:table-row table:style-name="ro1">
          <table:table-cell office:value-type="float" office:value="1.59204190119635E+018" calcext:value-type="float">
            <text:p>1.59204190119635E+018</text:p>
          </table:table-cell>
          <table:table-cell table:formula="of:=([.A509]-1.59204187214801E+018)*0.000000001" office:value-type="float" office:value="29.048340224" calcext:value-type="float">
            <text:p>29.048340224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690800026059" calcext:value-type="float">
            <text:p>-0.0690800026059</text:p>
          </table:table-cell>
          <table:table-cell office:value-type="float" office:value="-0.039050001651" calcext:value-type="float">
            <text:p>-0.039050001651</text:p>
          </table:table-cell>
          <table:table-cell office:value-type="float" office:value="0.0000900000013644" calcext:value-type="float">
            <text:p>9.00E-05</text:p>
          </table:table-cell>
          <table:table-cell table:formula="of:= ([.C510]-[.C509])/([.B510]-[.B509])" office:value-type="float" office:value="0.00547539403619727" calcext:value-type="float">
            <text:p>0.005475394036197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33802354336" calcext:value-type="float">
            <text:p>-1.33802354336</text:p>
          </table:table-cell>
          <table:table-cell office:value-type="float" office:value="-0.587468028069" calcext:value-type="float">
            <text:p>-0.587468028069</text:p>
          </table:table-cell>
          <table:table-cell office:value-type="float" office:value="-0.86667996645" calcext:value-type="float">
            <text:p>-0.86667996645</text:p>
          </table:table-cell>
        </table:table-row>
        <table:table-row table:style-name="ro1">
          <table:table-cell office:value-type="float" office:value="1.59204190125114E+018" calcext:value-type="float">
            <text:p>1.59204190125114E+018</text:p>
          </table:table-cell>
          <table:table-cell table:formula="of:=([.A510]-1.59204187214801E+018)*0.000000001" office:value-type="float" office:value="29.103130368" calcext:value-type="float">
            <text:p>29.10313036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679100006819" calcext:value-type="float">
            <text:p>-0.0679100006819</text:p>
          </table:table-cell>
          <table:table-cell office:value-type="float" office:value="-0.041740000248" calcext:value-type="float">
            <text:p>-0.041740000248</text:p>
          </table:table-cell>
          <table:table-cell office:value-type="float" office:value="0.0000499999987369" calcext:value-type="float">
            <text:p>5.00E-05</text:p>
          </table:table-cell>
          <table:table-cell table:formula="of:= ([.C511]-[.C510])/([.B511]-[.B510])" office:value-type="float" office:value="-0.019069521126012" calcext:value-type="float">
            <text:p>-0.019069521126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34132182598" calcext:value-type="float">
            <text:p>-1.34132182598</text:p>
          </table:table-cell>
          <table:table-cell office:value-type="float" office:value="-0.590580582619" calcext:value-type="float">
            <text:p>-0.590580582619</text:p>
          </table:table-cell>
          <table:table-cell office:value-type="float" office:value="-0.866701066494" calcext:value-type="float">
            <text:p>-0.866701066494</text:p>
          </table:table-cell>
        </table:table-row>
        <table:table-row table:style-name="ro1">
          <table:table-cell office:value-type="float" office:value="1.59204190130358E+018" calcext:value-type="float">
            <text:p>1.59204190130358E+018</text:p>
          </table:table-cell>
          <table:table-cell table:formula="of:=([.A511]-1.59204187214801E+018)*0.000000001" office:value-type="float" office:value="29.155570176" calcext:value-type="float">
            <text:p>29.155570176</text:p>
          </table:table-cell>
          <table:table-cell office:value-type="float" office:value="0.0786999985576" calcext:value-type="float">
            <text:p>0.0786999985576</text:p>
          </table:table-cell>
          <table:table-cell office:value-type="float" office:value="-0.0645200014114" calcext:value-type="float">
            <text:p>-0.0645200014114</text:p>
          </table:table-cell>
          <table:table-cell office:value-type="float" office:value="-0.0450400002301" calcext:value-type="float">
            <text:p>-0.0450400002301</text:p>
          </table:table-cell>
          <table:table-cell office:value-type="float" office:value="-0.0000700000018696" calcext:value-type="float">
            <text:p>-7.00E-05</text:p>
          </table:table-cell>
          <table:table-cell table:formula="of:= ([.C512]-[.C511])/([.B512]-[.B511])" office:value-type="float" office:value="-0.0381459765577313" calcext:value-type="float">
            <text:p>-0.038145976557731</text:p>
          </table:table-cell>
          <table:table-cell office:value-type="float" office:value="-0.00170999998227" calcext:value-type="float">
            <text:p>-0.00170999998227</text:p>
          </table:table-cell>
          <table:table-cell/>
          <table:table-cell office:value-type="float" office:value="8.01609420776" calcext:value-type="float">
            <text:p>8.01609420776</text:p>
          </table:table-cell>
          <table:table-cell/>
          <table:table-cell office:value-type="float" office:value="-1.34332835674" calcext:value-type="float">
            <text:p>-1.34332835674</text:p>
          </table:table-cell>
          <table:table-cell office:value-type="float" office:value="-0.593991696835" calcext:value-type="float">
            <text:p>-0.593991696835</text:p>
          </table:table-cell>
          <table:table-cell office:value-type="float" office:value="-0.866731703281" calcext:value-type="float">
            <text:p>-0.866731703281</text:p>
          </table:table-cell>
        </table:table-row>
        <table:table-row table:style-name="ro1">
          <table:table-cell office:value-type="float" office:value="1.59204190135601E+018" calcext:value-type="float">
            <text:p>1.59204190135601E+018</text:p>
          </table:table-cell>
          <table:table-cell table:formula="of:=([.A512]-1.59204187214801E+018)*0.000000001" office:value-type="float" office:value="29.208000256" calcext:value-type="float">
            <text:p>29.208000256</text:p>
          </table:table-cell>
          <table:table-cell office:value-type="float" office:value="0.076700001955" calcext:value-type="float">
            <text:p>0.076700001955</text:p>
          </table:table-cell>
          <table:table-cell office:value-type="float" office:value="-0.0587100014091" calcext:value-type="float">
            <text:p>-0.0587100014091</text:p>
          </table:table-cell>
          <table:table-cell office:value-type="float" office:value="-0.0494300015271" calcext:value-type="float">
            <text:p>-0.0494300015271</text:p>
          </table:table-cell>
          <table:table-cell office:value-type="float" office:value="0.0000299999992421" calcext:value-type="float">
            <text:p>3.00E-05</text:p>
          </table:table-cell>
          <table:table-cell table:formula="of:= ([.C513]-[.C512])/([.B513]-[.B512])" office:value-type="float" office:value="-0.0339365822703147" calcext:value-type="float">
            <text:p>-0.033936582270315</text:p>
          </table:table-cell>
          <table:table-cell office:value-type="float" office:value="-0.00627999985591" calcext:value-type="float">
            <text:p>-0.00627999985591</text:p>
          </table:table-cell>
          <table:table-cell/>
          <table:table-cell office:value-type="float" office:value="7.9922914505" calcext:value-type="float">
            <text:p>7.9922914505</text:p>
          </table:table-cell>
          <table:table-cell/>
          <table:table-cell office:value-type="float" office:value="-1.3441901207" calcext:value-type="float">
            <text:p>-1.3441901207</text:p>
          </table:table-cell>
          <table:table-cell office:value-type="float" office:value="-0.598218083382" calcext:value-type="float">
            <text:p>-0.598218083382</text:p>
          </table:table-cell>
          <table:table-cell office:value-type="float" office:value="-0.866688489914" calcext:value-type="float">
            <text:p>-0.866688489914</text:p>
          </table:table-cell>
        </table:table-row>
        <table:table-row table:style-name="ro1">
          <table:table-cell office:value-type="float" office:value="1.59204190140905E+018" calcext:value-type="float">
            <text:p>1.59204190140905E+018</text:p>
          </table:table-cell>
          <table:table-cell table:formula="of:=([.A513]-1.59204187214801E+018)*0.000000001" office:value-type="float" office:value="29.261040384" calcext:value-type="float">
            <text:p>29.261040384</text:p>
          </table:table-cell>
          <table:table-cell office:value-type="float" office:value="0.0749000012875" calcext:value-type="float">
            <text:p>0.0749000012875</text:p>
          </table:table-cell>
          <table:table-cell office:value-type="float" office:value="-0.0520600005984" calcext:value-type="float">
            <text:p>-0.0520600005984</text:p>
          </table:table-cell>
          <table:table-cell office:value-type="float" office:value="-0.0538000017405" calcext:value-type="float">
            <text:p>-0.0538000017405</text:p>
          </table:table-cell>
          <table:table-cell office:value-type="float" office:value="0.000079999997979" calcext:value-type="float">
            <text:p>8.00E-05</text:p>
          </table:table-cell>
          <table:table-cell table:formula="of:= ([.C514]-[.C513])/([.B514]-[.B513])" office:value-type="float" office:value="-0.0303319444743554" calcext:value-type="float">
            <text:p>-0.030331944474355</text:p>
          </table:table-cell>
          <table:table-cell office:value-type="float" office:value="-0.00874000042677" calcext:value-type="float">
            <text:p>-0.00874000042677</text:p>
          </table:table-cell>
          <table:table-cell/>
          <table:table-cell office:value-type="float" office:value="7.9794793129" calcext:value-type="float">
            <text:p>7.9794793129</text:p>
          </table:table-cell>
          <table:table-cell/>
          <table:table-cell office:value-type="float" office:value="-1.34432148933" calcext:value-type="float">
            <text:p>-1.34432148933</text:p>
          </table:table-cell>
          <table:table-cell office:value-type="float" office:value="-0.602421343327" calcext:value-type="float">
            <text:p>-0.602421343327</text:p>
          </table:table-cell>
          <table:table-cell office:value-type="float" office:value="-0.866652011871" calcext:value-type="float">
            <text:p>-0.866652011871</text:p>
          </table:table-cell>
        </table:table-row>
        <table:table-row table:style-name="ro1">
          <table:table-cell office:value-type="float" office:value="1.5920419014618E+018" calcext:value-type="float">
            <text:p>1.5920419014618E+018</text:p>
          </table:table-cell>
          <table:table-cell table:formula="of:=([.A514]-1.59204187214801E+018)*0.000000001" office:value-type="float" office:value="29.313790208" calcext:value-type="float">
            <text:p>29.313790208</text:p>
          </table:table-cell>
          <table:table-cell office:value-type="float" office:value="0.0732999965549" calcext:value-type="float">
            <text:p>0.0732999965549</text:p>
          </table:table-cell>
          <table:table-cell office:value-type="float" office:value="-0.044810000807" calcext:value-type="float">
            <text:p>-0.044810000807</text:p>
          </table:table-cell>
          <table:table-cell office:value-type="float" office:value="-0.0580499991775" calcext:value-type="float">
            <text:p>-0.0580499991775</text:p>
          </table:table-cell>
          <table:table-cell office:value-type="float" office:value="0.000079999997979" calcext:value-type="float">
            <text:p>8.00E-05</text:p>
          </table:table-cell>
          <table:table-cell table:formula="of:= ([.C515]-[.C514])/([.B515]-[.B514])" office:value-type="float" office:value="-0.0190257256603321" calcext:value-type="float">
            <text:p>-0.019025725660332</text:p>
          </table:table-cell>
          <table:table-cell office:value-type="float" office:value="-0.012140000239" calcext:value-type="float">
            <text:p>-0.012140000239</text:p>
          </table:table-cell>
          <table:table-cell/>
          <table:table-cell office:value-type="float" office:value="7.96177101135" calcext:value-type="float">
            <text:p>7.96177101135</text:p>
          </table:table-cell>
          <table:table-cell/>
          <table:table-cell office:value-type="float" office:value="-1.34421825409" calcext:value-type="float">
            <text:p>-1.34421825409</text:p>
          </table:table-cell>
          <table:table-cell office:value-type="float" office:value="-0.606720983982" calcext:value-type="float">
            <text:p>-0.606720983982</text:p>
          </table:table-cell>
          <table:table-cell office:value-type="float" office:value="-0.866656780243" calcext:value-type="float">
            <text:p>-0.866656780243</text:p>
          </table:table-cell>
        </table:table-row>
        <table:table-row table:style-name="ro1">
          <table:table-cell office:value-type="float" office:value="1.59204190151436E+018" calcext:value-type="float">
            <text:p>1.59204190151436E+018</text:p>
          </table:table-cell>
          <table:table-cell table:formula="of:=([.A515]-1.59204187214801E+018)*0.000000001" office:value-type="float" office:value="29.366350336" calcext:value-type="float">
            <text:p>29.366350336</text:p>
          </table:table-cell>
          <table:table-cell office:value-type="float" office:value="0.0723000019789" calcext:value-type="float">
            <text:p>0.0723000019789</text:p>
          </table:table-cell>
          <table:table-cell office:value-type="float" office:value="-0.0372599996626" calcext:value-type="float">
            <text:p>-0.0372599996626</text:p>
          </table:table-cell>
          <table:table-cell office:value-type="float" office:value="-0.061930000782" calcext:value-type="float">
            <text:p>-0.061930000782</text:p>
          </table:table-cell>
          <table:table-cell office:value-type="float" office:value="-0.0000700000018696" calcext:value-type="float">
            <text:p>-7.00E-05</text:p>
          </table:table-cell>
          <table:table-cell table:formula="of:= ([.C516]-[.C515])/([.B516]-[.B515])" office:value-type="float" office:value="-0.0212520564077137" calcext:value-type="float">
            <text:p>-0.021252056407714</text:p>
          </table:table-cell>
          <table:table-cell office:value-type="float" office:value="-0.0140199996531" calcext:value-type="float">
            <text:p>-0.0140199996531</text:p>
          </table:table-cell>
          <table:table-cell/>
          <table:table-cell office:value-type="float" office:value="7.95197916031" calcext:value-type="float">
            <text:p>7.95197916031</text:p>
          </table:table-cell>
          <table:table-cell/>
          <table:table-cell office:value-type="float" office:value="-1.34387028217" calcext:value-type="float">
            <text:p>-1.34387028217</text:p>
          </table:table-cell>
          <table:table-cell office:value-type="float" office:value="-0.610862910748" calcext:value-type="float">
            <text:p>-0.610862910748</text:p>
          </table:table-cell>
          <table:table-cell office:value-type="float" office:value="-0.866718649864" calcext:value-type="float">
            <text:p>-0.866718649864</text:p>
          </table:table-cell>
        </table:table-row>
        <table:table-row table:style-name="ro1">
          <table:table-cell office:value-type="float" office:value="1.59204190156612E+018" calcext:value-type="float">
            <text:p>1.59204190156612E+018</text:p>
          </table:table-cell>
          <table:table-cell table:formula="of:=([.A516]-1.59204187214801E+018)*0.000000001" office:value-type="float" office:value="29.418110208" calcext:value-type="float">
            <text:p>29.418110208</text:p>
          </table:table-cell>
          <table:table-cell office:value-type="float" office:value="0.0711999982595" calcext:value-type="float">
            <text:p>0.0711999982595</text:p>
          </table:table-cell>
          <table:table-cell office:value-type="float" office:value="-0.0286200009286" calcext:value-type="float">
            <text:p>-0.0286200009286</text:p>
          </table:table-cell>
          <table:table-cell office:value-type="float" office:value="-0.0652099996805" calcext:value-type="float">
            <text:p>-0.0652099996805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table:formula="of:= ([.C517]-[.C516])/([.B517]-[.B516])" office:value-type="float" office:value="-0.0291225450016885" calcext:value-type="float">
            <text:p>-0.029122545001689</text:p>
          </table:table-cell>
          <table:table-cell office:value-type="float" office:value="-0.0161300003529" calcext:value-type="float">
            <text:p>-0.0161300003529</text:p>
          </table:table-cell>
          <table:table-cell/>
          <table:table-cell office:value-type="float" office:value="7.94098949432" calcext:value-type="float">
            <text:p>7.94098949432</text:p>
          </table:table-cell>
          <table:table-cell/>
          <table:table-cell office:value-type="float" office:value="-1.34282207489" calcext:value-type="float">
            <text:p>-1.34282207489</text:p>
          </table:table-cell>
          <table:table-cell office:value-type="float" office:value="-0.614672601223" calcext:value-type="float">
            <text:p>-0.614672601223</text:p>
          </table:table-cell>
          <table:table-cell office:value-type="float" office:value="-0.866776585579" calcext:value-type="float">
            <text:p>-0.866776585579</text:p>
          </table:table-cell>
        </table:table-row>
        <table:table-row table:style-name="ro1">
          <table:table-cell office:value-type="float" office:value="1.59204190162106E+018" calcext:value-type="float">
            <text:p>1.59204190162106E+018</text:p>
          </table:table-cell>
          <table:table-cell table:formula="of:=([.A517]-1.59204187214801E+018)*0.000000001" office:value-type="float" office:value="29.473050368" calcext:value-type="float">
            <text:p>29.473050368</text:p>
          </table:table-cell>
          <table:table-cell office:value-type="float" office:value="0.0696000009775" calcext:value-type="float">
            <text:p>0.0696000009775</text:p>
          </table:table-cell>
          <table:table-cell office:value-type="float" office:value="-0.0173099990934" calcext:value-type="float">
            <text:p>-0.0173099990934</text:p>
          </table:table-cell>
          <table:table-cell office:value-type="float" office:value="-0.0674099996686" calcext:value-type="float">
            <text:p>-0.0674099996686</text:p>
          </table:table-cell>
          <table:table-cell office:value-type="float" office:value="-0.0000999999974738" calcext:value-type="float">
            <text:p>-1.00E-04</text:p>
          </table:table-cell>
          <table:table-cell table:formula="of:= ([.C518]-[.C517])/([.B518]-[.B517])" office:value-type="float" office:value="-0.0324799391317942" calcext:value-type="float">
            <text:p>-0.032479939131794</text:p>
          </table:table-cell>
          <table:table-cell office:value-type="float" office:value="-0.0188699997962" calcext:value-type="float">
            <text:p>-0.0188699997962</text:p>
          </table:table-cell>
          <table:table-cell/>
          <table:table-cell office:value-type="float" office:value="7.92671871185" calcext:value-type="float">
            <text:p>7.92671871185</text:p>
          </table:table-cell>
          <table:table-cell/>
          <table:table-cell office:value-type="float" office:value="-1.34045779705" calcext:value-type="float">
            <text:p>-1.34045779705</text:p>
          </table:table-cell>
          <table:table-cell office:value-type="float" office:value="-0.618373095989" calcext:value-type="float">
            <text:p>-0.618373095989</text:p>
          </table:table-cell>
          <table:table-cell office:value-type="float" office:value="-0.866730511189" calcext:value-type="float">
            <text:p>-0.866730511189</text:p>
          </table:table-cell>
        </table:table-row>
        <table:table-row table:style-name="ro1">
          <table:table-cell office:value-type="float" office:value="1.5920419016734E+018" calcext:value-type="float">
            <text:p>1.5920419016734E+018</text:p>
          </table:table-cell>
          <table:table-cell table:formula="of:=([.A518]-1.59204187214801E+018)*0.000000001" office:value-type="float" office:value="29.525390336" calcext:value-type="float">
            <text:p>29.525390336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-0.00490000005811" calcext:value-type="float">
            <text:p>-0.00490000005811</text:p>
          </table:table-cell>
          <table:table-cell office:value-type="float" office:value="-0.0677699968219" calcext:value-type="float">
            <text:p>-0.0677699968219</text:p>
          </table:table-cell>
          <table:table-cell office:value-type="float" office:value="0.0000299999992421" calcext:value-type="float">
            <text:p>3.00E-05</text:p>
          </table:table-cell>
          <table:table-cell table:formula="of:= ([.C519]-[.C518])/([.B519]-[.B518])" office:value-type="float" office:value="0" calcext:value-type="float">
            <text:p>0</text:p>
          </table:table-cell>
          <table:table-cell office:value-type="float" office:value="-0.0230299998075" calcext:value-type="float">
            <text:p>-0.0230299998075</text:p>
          </table:table-cell>
          <table:table-cell/>
          <table:table-cell office:value-type="float" office:value="7.90505218506" calcext:value-type="float">
            <text:p>7.90505218506</text:p>
          </table:table-cell>
          <table:table-cell/>
          <table:table-cell office:value-type="float" office:value="-1.33741676807" calcext:value-type="float">
            <text:p>-1.33741676807</text:p>
          </table:table-cell>
          <table:table-cell office:value-type="float" office:value="-0.620958209038" calcext:value-type="float">
            <text:p>-0.620958209038</text:p>
          </table:table-cell>
          <table:table-cell office:value-type="float" office:value="-0.866641938686" calcext:value-type="float">
            <text:p>-0.866641938686</text:p>
          </table:table-cell>
        </table:table-row>
        <table:table-row table:style-name="ro1">
          <table:table-cell office:value-type="float" office:value="1.59204190172703E+018" calcext:value-type="float">
            <text:p>1.59204190172703E+018</text:p>
          </table:table-cell>
          <table:table-cell table:formula="of:=([.A519]-1.59204187214801E+018)*0.000000001" office:value-type="float" office:value="29.579020288" calcext:value-type="float">
            <text:p>29.579020288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0.00766000011936" calcext:value-type="float">
            <text:p>0.00766000011936</text:p>
          </table:table-cell>
          <table:table-cell office:value-type="float" office:value="-0.0674199983478" calcext:value-type="float">
            <text:p>-0.067419998347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520]-[.C519])/([.B520]-[.B519])" office:value-type="float" office:value="0.0285442204805469" calcext:value-type="float">
            <text:p>0.028544220480547</text:p>
          </table:table-cell>
          <table:table-cell office:value-type="float" office:value="-0.0216700006276" calcext:value-type="float">
            <text:p>-0.0216700006276</text:p>
          </table:table-cell>
          <table:table-cell/>
          <table:table-cell office:value-type="float" office:value="7.91213560104" calcext:value-type="float">
            <text:p>7.91213560104</text:p>
          </table:table-cell>
          <table:table-cell/>
          <table:table-cell office:value-type="float" office:value="-1.33395636082" calcext:value-type="float">
            <text:p>-1.33395636082</text:p>
          </table:table-cell>
          <table:table-cell office:value-type="float" office:value="-0.623249351978" calcext:value-type="float">
            <text:p>-0.623249351978</text:p>
          </table:table-cell>
          <table:table-cell office:value-type="float" office:value="-0.866614639759" calcext:value-type="float">
            <text:p>-0.866614639759</text:p>
          </table:table-cell>
        </table:table-row>
        <table:table-row table:style-name="ro1">
          <table:table-cell office:value-type="float" office:value="1.59204190177958E+018" calcext:value-type="float">
            <text:p>1.59204190177958E+018</text:p>
          </table:table-cell>
          <table:table-cell table:formula="of:=([.A520]-1.59204187214801E+018)*0.000000001" office:value-type="float" office:value="29.631570176" calcext:value-type="float">
            <text:p>29.631570176</text:p>
          </table:table-cell>
          <table:table-cell office:value-type="float" office:value="0.069399997592" calcext:value-type="float">
            <text:p>0.069399997592</text:p>
          </table:table-cell>
          <table:table-cell office:value-type="float" office:value="0.0209800004959" calcext:value-type="float">
            <text:p>0.0209800004959</text:p>
          </table:table-cell>
          <table:table-cell office:value-type="float" office:value="-0.0661400035024" calcext:value-type="float">
            <text:p>-0.0661400035024</text:p>
          </table:table-cell>
          <table:table-cell office:value-type="float" office:value="0.0000700000018696" calcext:value-type="float">
            <text:p>7.00E-05</text:p>
          </table:table-cell>
          <table:table-cell table:formula="of:= ([.C521]-[.C520])/([.B521]-[.B520])" office:value-type="float" office:value="0.0266312570268397" calcext:value-type="float">
            <text:p>0.02663125702684</text:p>
          </table:table-cell>
          <table:table-cell office:value-type="float" office:value="-0.0194899998605" calcext:value-type="float">
            <text:p>-0.0194899998605</text:p>
          </table:table-cell>
          <table:table-cell/>
          <table:table-cell office:value-type="float" office:value="7.92348957062" calcext:value-type="float">
            <text:p>7.92348957062</text:p>
          </table:table-cell>
          <table:table-cell/>
          <table:table-cell office:value-type="float" office:value="-1.33023703098" calcext:value-type="float">
            <text:p>-1.33023703098</text:p>
          </table:table-cell>
          <table:table-cell office:value-type="float" office:value="-0.62552946806" calcext:value-type="float">
            <text:p>-0.62552946806</text:p>
          </table:table-cell>
          <table:table-cell office:value-type="float" office:value="-0.866662681103" calcext:value-type="float">
            <text:p>-0.866662681103</text:p>
          </table:table-cell>
        </table:table-row>
        <table:table-row table:style-name="ro1">
          <table:table-cell office:value-type="float" office:value="1.59204190183215E+018" calcext:value-type="float">
            <text:p>1.59204190183215E+018</text:p>
          </table:table-cell>
          <table:table-cell table:formula="of:=([.A521]-1.59204187214801E+018)*0.000000001" office:value-type="float" office:value="29.684140032" calcext:value-type="float">
            <text:p>29.684140032</text:p>
          </table:table-cell>
          <table:table-cell office:value-type="float" office:value="0.070799998939" calcext:value-type="float">
            <text:p>0.070799998939</text:p>
          </table:table-cell>
          <table:table-cell office:value-type="float" office:value="0.031550001353" calcext:value-type="float">
            <text:p>0.031550001353</text:p>
          </table:table-cell>
          <table:table-cell office:value-type="float" office:value="-0.0633499994874" calcext:value-type="float">
            <text:p>-0.0633499994874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522]-[.C521])/([.B522]-[.B521])" office:value-type="float" office:value="0.0151830702007911" calcext:value-type="float">
            <text:p>0.015183070200791</text:p>
          </table:table-cell>
          <table:table-cell office:value-type="float" office:value="-0.0149499997497" calcext:value-type="float">
            <text:p>-0.0149499997497</text:p>
          </table:table-cell>
          <table:table-cell/>
          <table:table-cell office:value-type="float" office:value="7.94713544846" calcext:value-type="float">
            <text:p>7.94713544846</text:p>
          </table:table-cell>
          <table:table-cell/>
          <table:table-cell office:value-type="float" office:value="-1.32665288448" calcext:value-type="float">
            <text:p>-1.32665288448</text:p>
          </table:table-cell>
          <table:table-cell office:value-type="float" office:value="-0.627478539944" calcext:value-type="float">
            <text:p>-0.627478539944</text:p>
          </table:table-cell>
          <table:table-cell office:value-type="float" office:value="-0.866653978825" calcext:value-type="float">
            <text:p>-0.866653978825</text:p>
          </table:table-cell>
        </table:table-row>
        <table:table-row table:style-name="ro1">
          <table:table-cell office:value-type="float" office:value="1.59204190188484E+018" calcext:value-type="float">
            <text:p>1.59204190188484E+018</text:p>
          </table:table-cell>
          <table:table-cell table:formula="of:=([.A522]-1.59204187214801E+018)*0.000000001" office:value-type="float" office:value="29.736830208" calcext:value-type="float">
            <text:p>29.736830208</text:p>
          </table:table-cell>
          <table:table-cell office:value-type="float" office:value="0.0715999975801" calcext:value-type="float">
            <text:p>0.0715999975801</text:p>
          </table:table-cell>
          <table:table-cell office:value-type="float" office:value="0.0403800010681" calcext:value-type="float">
            <text:p>0.0403800010681</text:p>
          </table:table-cell>
          <table:table-cell office:value-type="float" office:value="-0.0590800009668" calcext:value-type="float">
            <text:p>-0.0590800009668</text:p>
          </table:table-cell>
          <table:table-cell office:value-type="float" office:value="0.00000999999974738" calcext:value-type="float">
            <text:p>1.00E-05</text:p>
          </table:table-cell>
          <table:table-cell table:formula="of:= ([.C523]-[.C522])/([.B523]-[.B522])" office:value-type="float" office:value="0.0169555246523441" calcext:value-type="float">
            <text:p>0.016955524652344</text:p>
          </table:table-cell>
          <table:table-cell office:value-type="float" office:value="-0.00963999982923" calcext:value-type="float">
            <text:p>-0.00963999982923</text:p>
          </table:table-cell>
          <table:table-cell/>
          <table:table-cell office:value-type="float" office:value="7.97479152679" calcext:value-type="float">
            <text:p>7.97479152679</text:p>
          </table:table-cell>
          <table:table-cell/>
          <table:table-cell office:value-type="float" office:value="-1.32283449173" calcext:value-type="float">
            <text:p>-1.32283449173</text:p>
          </table:table-cell>
          <table:table-cell office:value-type="float" office:value="-0.62946331501" calcext:value-type="float">
            <text:p>-0.62946331501</text:p>
          </table:table-cell>
          <table:table-cell office:value-type="float" office:value="-0.866682112217" calcext:value-type="float">
            <text:p>-0.866682112217</text:p>
          </table:table-cell>
        </table:table-row>
        <table:table-row table:style-name="ro1">
          <table:table-cell office:value-type="float" office:value="1.59204190193792E+018" calcext:value-type="float">
            <text:p>1.59204190193792E+018</text:p>
          </table:table-cell>
          <table:table-cell table:formula="of:=([.A523]-1.59204187214801E+018)*0.000000001" office:value-type="float" office:value="29.789910272" calcext:value-type="float">
            <text:p>29.789910272</text:p>
          </table:table-cell>
          <table:table-cell office:value-type="float" office:value="0.0724999979138" calcext:value-type="float">
            <text:p>0.0724999979138</text:p>
          </table:table-cell>
          <table:table-cell office:value-type="float" office:value="0.0476399995387" calcext:value-type="float">
            <text:p>0.0476399995387</text:p>
          </table:table-cell>
          <table:table-cell office:value-type="float" office:value="-0.054699998349" calcext:value-type="float">
            <text:p>-0.054699998349</text:p>
          </table:table-cell>
          <table:table-cell office:value-type="float" office:value="-0.0000999999974738" calcext:value-type="float">
            <text:p>-1.00E-04</text:p>
          </table:table-cell>
          <table:table-cell table:formula="of:= ([.C524]-[.C523])/([.B524]-[.B523])" office:value-type="float" office:value="0.0320340630808839" calcext:value-type="float">
            <text:p>0.032034063080884</text:p>
          </table:table-cell>
          <table:table-cell office:value-type="float" office:value="-0.00454000011086" calcext:value-type="float">
            <text:p>-0.00454000011086</text:p>
          </table:table-cell>
          <table:table-cell/>
          <table:table-cell office:value-type="float" office:value="8.00135421753" calcext:value-type="float">
            <text:p>8.00135421753</text:p>
          </table:table-cell>
          <table:table-cell/>
          <table:table-cell office:value-type="float" office:value="-1.31912732124" calcext:value-type="float">
            <text:p>-1.31912732124</text:p>
          </table:table-cell>
          <table:table-cell office:value-type="float" office:value="-0.631350815296" calcext:value-type="float">
            <text:p>-0.631350815296</text:p>
          </table:table-cell>
          <table:table-cell office:value-type="float" office:value="-0.866707205772" calcext:value-type="float">
            <text:p>-0.866707205772</text:p>
          </table:table-cell>
        </table:table-row>
        <table:table-row table:style-name="ro1">
          <table:table-cell office:value-type="float" office:value="1.59204190199411E+018" calcext:value-type="float">
            <text:p>1.59204190199411E+018</text:p>
          </table:table-cell>
          <table:table-cell table:formula="of:=([.A524]-1.59204187214801E+018)*0.000000001" office:value-type="float" office:value="29.84610048" calcext:value-type="float">
            <text:p>29.84610048</text:p>
          </table:table-cell>
          <table:table-cell office:value-type="float" office:value="0.0742999985814" calcext:value-type="float">
            <text:p>0.0742999985814</text:p>
          </table:table-cell>
          <table:table-cell office:value-type="float" office:value="0.05496000126" calcext:value-type="float">
            <text:p>0.05496000126</text:p>
          </table:table-cell>
          <table:table-cell office:value-type="float" office:value="-0.0500500015914" calcext:value-type="float">
            <text:p>-0.0500500015914</text:p>
          </table:table-cell>
          <table:table-cell office:value-type="float" office:value="-0.000079999997979" calcext:value-type="float">
            <text:p>-8.00E-05</text:p>
          </table:table-cell>
          <table:table-cell table:formula="of:= ([.C525]-[.C524])/([.B525]-[.B524])" office:value-type="float" office:value="0.022582277199292" calcext:value-type="float">
            <text:p>0.022582277199292</text:p>
          </table:table-cell>
          <table:table-cell office:value-type="float" office:value="0.00187999999616" calcext:value-type="float">
            <text:p>0.00187999999616</text:p>
          </table:table-cell>
          <table:table-cell/>
          <table:table-cell office:value-type="float" office:value="8.03479194641" calcext:value-type="float">
            <text:p>8.03479194641</text:p>
          </table:table-cell>
          <table:table-cell/>
          <table:table-cell office:value-type="float" office:value="-1.31496202946" calcext:value-type="float">
            <text:p>-1.31496202946</text:p>
          </table:table-cell>
          <table:table-cell office:value-type="float" office:value="-0.633360624313" calcext:value-type="float">
            <text:p>-0.633360624313</text:p>
          </table:table-cell>
          <table:table-cell office:value-type="float" office:value="-0.866701066494" calcext:value-type="float">
            <text:p>-0.866701066494</text:p>
          </table:table-cell>
        </table:table-row>
        <table:table-row table:style-name="ro1">
          <table:table-cell office:value-type="float" office:value="1.59204190209596E+018" calcext:value-type="float">
            <text:p>1.59204190209596E+018</text:p>
          </table:table-cell>
          <table:table-cell table:formula="of:=([.A525]-1.59204187214801E+018)*0.000000001" office:value-type="float" office:value="29.947950336" calcext:value-type="float">
            <text:p>29.947950336</text:p>
          </table:table-cell>
          <table:table-cell office:value-type="float" office:value="0.0766000002623" calcext:value-type="float">
            <text:p>0.0766000002623</text:p>
          </table:table-cell>
          <table:table-cell office:value-type="float" office:value="0.0624900013208" calcext:value-type="float">
            <text:p>0.0624900013208</text:p>
          </table:table-cell>
          <table:table-cell office:value-type="float" office:value="-0.0442599989474" calcext:value-type="float">
            <text:p>-0.0442599989474</text:p>
          </table:table-cell>
          <table:table-cell office:value-type="float" office:value="-0.00000999999974738" calcext:value-type="float">
            <text:p>-1.00E-05</text:p>
          </table:table-cell>
          <table:table-cell table:formula="of:= ([.C526]-[.C525])/([.B526]-[.B525])" office:value-type="float" office:value="0.0342596870275973" calcext:value-type="float">
            <text:p>0.034259687027597</text:p>
          </table:table-cell>
          <table:table-cell office:value-type="float" office:value="0.00738999992609" calcext:value-type="float">
            <text:p>0.00738999992609</text:p>
          </table:table-cell>
          <table:table-cell/>
          <table:table-cell office:value-type="float" office:value="8.06348991394" calcext:value-type="float">
            <text:p>8.06348991394</text:p>
          </table:table-cell>
          <table:table-cell/>
          <table:table-cell office:value-type="float" office:value="-1.30752825737" calcext:value-type="float">
            <text:p>-1.30752825737</text:p>
          </table:table-cell>
          <table:table-cell office:value-type="float" office:value="-0.636605143547" calcext:value-type="float">
            <text:p>-0.636605143547</text:p>
          </table:table-cell>
          <table:table-cell office:value-type="float" office:value="-0.866723895073" calcext:value-type="float">
            <text:p>-0.866723895073</text:p>
          </table:table-cell>
        </table:table-row>
        <table:table-row table:style-name="ro1">
          <table:table-cell office:value-type="float" office:value="1.5920419021485E+018" calcext:value-type="float">
            <text:p>1.5920419021485E+018</text:p>
          </table:table-cell>
          <table:table-cell table:formula="of:=([.A526]-1.59204187214801E+018)*0.000000001" office:value-type="float" office:value="30.00049024" calcext:value-type="float">
            <text:p>30.00049024</text:p>
          </table:table-cell>
          <table:table-cell office:value-type="float" office:value="0.0784000009298" calcext:value-type="float">
            <text:p>0.0784000009298</text:p>
          </table:table-cell>
          <table:table-cell office:value-type="float" office:value="0.0672399997711" calcext:value-type="float">
            <text:p>0.0672399997711</text:p>
          </table:table-cell>
          <table:table-cell office:value-type="float" office:value="-0.0403200015426" calcext:value-type="float">
            <text:p>-0.040320001542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527]-[.C526])/([.B527]-[.B526])" office:value-type="float" office:value="0.0151830701988918" calcext:value-type="float">
            <text:p>0.015183070198892</text:p>
          </table:table-cell>
          <table:table-cell office:value-type="float" office:value="0.0123600000516" calcext:value-type="float">
            <text:p>0.0123600000516</text:p>
          </table:table-cell>
          <table:table-cell/>
          <table:table-cell office:value-type="float" office:value="8.08937454224" calcext:value-type="float">
            <text:p>8.08937454224</text:p>
          </table:table-cell>
          <table:table-cell/>
          <table:table-cell office:value-type="float" office:value="-1.30366027355" calcext:value-type="float">
            <text:p>-1.30366027355</text:p>
          </table:table-cell>
          <table:table-cell office:value-type="float" office:value="-0.638152360916" calcext:value-type="float">
            <text:p>-0.638152360916</text:p>
          </table:table-cell>
          <table:table-cell office:value-type="float" office:value="-0.866710543633" calcext:value-type="float">
            <text:p>-0.866710543633</text:p>
          </table:table-cell>
        </table:table-row>
        <table:table-row table:style-name="ro1">
          <table:table-cell office:value-type="float" office:value="1.59204190220119E+018" calcext:value-type="float">
            <text:p>1.59204190220119E+018</text:p>
          </table:table-cell>
          <table:table-cell table:formula="of:=([.A527]-1.59204187214801E+018)*0.000000001" office:value-type="float" office:value="30.053180416" calcext:value-type="float">
            <text:p>30.053180416</text:p>
          </table:table-cell>
          <table:table-cell office:value-type="float" office:value="0.0791999995708" calcext:value-type="float">
            <text:p>0.0791999995708</text:p>
          </table:table-cell>
          <table:table-cell office:value-type="float" office:value="0.0702399984002" calcext:value-type="float">
            <text:p>0.0702399984002</text:p>
          </table:table-cell>
          <table:table-cell office:value-type="float" office:value="-0.0366199985147" calcext:value-type="float">
            <text:p>-0.0366199985147</text:p>
          </table:table-cell>
          <table:table-cell office:value-type="float" office:value="0.0000499999987369" calcext:value-type="float">
            <text:p>5.00E-05</text:p>
          </table:table-cell>
          <table:table-cell table:formula="of:= ([.C528]-[.C527])/([.B528]-[.B527])" office:value-type="float" office:value="0.00936509948599944" calcext:value-type="float">
            <text:p>0.009365099485999</text:p>
          </table:table-cell>
          <table:table-cell office:value-type="float" office:value="0.016550000757" calcext:value-type="float">
            <text:p>0.016550000757</text:p>
          </table:table-cell>
          <table:table-cell/>
          <table:table-cell office:value-type="float" office:value="8.11119747162" calcext:value-type="float">
            <text:p>8.11119747162</text:p>
          </table:table-cell>
          <table:table-cell/>
          <table:table-cell office:value-type="float" office:value="-1.29970872402" calcext:value-type="float">
            <text:p>-1.29970872402</text:p>
          </table:table-cell>
          <table:table-cell office:value-type="float" office:value="-0.639615356922" calcext:value-type="float">
            <text:p>-0.639615356922</text:p>
          </table:table-cell>
          <table:table-cell office:value-type="float" office:value="-0.866700172424" calcext:value-type="float">
            <text:p>-0.866700172424</text:p>
          </table:table-cell>
        </table:table-row>
        <table:table-row table:style-name="ro1">
          <table:table-cell office:value-type="float" office:value="1.59204190225458E+018" calcext:value-type="float">
            <text:p>1.59204190225458E+018</text:p>
          </table:table-cell>
          <table:table-cell table:formula="of:=([.A528]-1.59204187214801E+018)*0.000000001" office:value-type="float" office:value="30.10657024" calcext:value-type="float">
            <text:p>30.1065702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1850001812" calcext:value-type="float">
            <text:p>0.071850001812</text:p>
          </table:table-cell>
          <table:table-cell office:value-type="float" office:value="-0.0344499982893" calcext:value-type="float">
            <text:p>-0.0344499982893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table:formula="of:= ([.C529]-[.C528])/([.B529]-[.B528])" office:value-type="float" office:value="0.00194026500156461" calcext:value-type="float">
            <text:p>0.001940265001565</text:p>
          </table:table-cell>
          <table:table-cell office:value-type="float" office:value="0.020300000906" calcext:value-type="float">
            <text:p>0.020300000906</text:p>
          </table:table-cell>
          <table:table-cell/>
          <table:table-cell office:value-type="float" office:value="8.13072872162" calcext:value-type="float">
            <text:p>8.13072872162</text:p>
          </table:table-cell>
          <table:table-cell/>
          <table:table-cell office:value-type="float" office:value="-1.29565906525" calcext:value-type="float">
            <text:p>-1.29565906525</text:p>
          </table:table-cell>
          <table:table-cell office:value-type="float" office:value="-0.640981912613" calcext:value-type="float">
            <text:p>-0.640981912613</text:p>
          </table:table-cell>
          <table:table-cell office:value-type="float" office:value="-0.866716444492" calcext:value-type="float">
            <text:p>-0.866716444492</text:p>
          </table:table-cell>
        </table:table-row>
        <table:table-row table:style-name="ro1">
          <table:table-cell office:value-type="float" office:value="1.59204190230612E+018" calcext:value-type="float">
            <text:p>1.59204190230612E+018</text:p>
          </table:table-cell>
          <table:table-cell table:formula="of:=([.A529]-1.59204187214801E+018)*0.000000001" office:value-type="float" office:value="30.158110464" calcext:value-type="float">
            <text:p>30.15811046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28000029922" calcext:value-type="float">
            <text:p>0.0728000029922</text:p>
          </table:table-cell>
          <table:table-cell office:value-type="float" office:value="-0.0326399989426" calcext:value-type="float">
            <text:p>-0.0326399989426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formula="of:= ([.C530]-[.C529])/([.B530]-[.B529])" office:value-type="float" office:value="-0.00190660822274187" calcext:value-type="float">
            <text:p>-0.001906608222742</text:p>
          </table:table-cell>
          <table:table-cell office:value-type="float" office:value="0.02054999955" calcext:value-type="float">
            <text:p>0.02054999955</text:p>
          </table:table-cell>
          <table:table-cell/>
          <table:table-cell office:value-type="float" office:value="8.13203144073" calcext:value-type="float">
            <text:p>8.13203144073</text:p>
          </table:table-cell>
          <table:table-cell/>
          <table:table-cell office:value-type="float" office:value="-1.29179728031" calcext:value-type="float">
            <text:p>-1.29179728031</text:p>
          </table:table-cell>
          <table:table-cell office:value-type="float" office:value="-0.642149567604" calcext:value-type="float">
            <text:p>-0.642149567604</text:p>
          </table:table-cell>
          <table:table-cell office:value-type="float" office:value="-0.866693854332" calcext:value-type="float">
            <text:p>-0.866693854332</text:p>
          </table:table-cell>
        </table:table-row>
        <table:table-row table:style-name="ro1">
          <table:table-cell office:value-type="float" office:value="1.59204190235857E+018" calcext:value-type="float">
            <text:p>1.59204190235857E+018</text:p>
          </table:table-cell>
          <table:table-cell table:formula="of:=([.A530]-1.59204187214801E+018)*0.000000001" office:value-type="float" office:value="30.210560512" calcext:value-type="float">
            <text:p>30.21056051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35400021076" calcext:value-type="float">
            <text:p>0.0735400021076</text:p>
          </table:table-cell>
          <table:table-cell office:value-type="float" office:value="-0.0306199993938" calcext:value-type="float">
            <text:p>-0.0306199993938</text:p>
          </table:table-cell>
          <table:table-cell office:value-type="float" office:value="-0.0000599999984843" calcext:value-type="float">
            <text:p>-6.00E-05</text:p>
          </table:table-cell>
          <table:table-cell table:formula="of:= ([.C531]-[.C530])/([.B531]-[.B530])" office:value-type="float" office:value="0" calcext:value-type="float">
            <text:p>0</text:p>
          </table:table-cell>
          <table:table-cell office:value-type="float" office:value="0.0177900008857" calcext:value-type="float">
            <text:p>0.0177900008857</text:p>
          </table:table-cell>
          <table:table-cell/>
          <table:table-cell office:value-type="float" office:value="8.11765670776" calcext:value-type="float">
            <text:p>8.11765670776</text:p>
          </table:table-cell>
          <table:table-cell/>
          <table:table-cell office:value-type="float" office:value="-1.28765571117" calcext:value-type="float">
            <text:p>-1.28765571117</text:p>
          </table:table-cell>
          <table:table-cell office:value-type="float" office:value="-0.643257558346" calcext:value-type="float">
            <text:p>-0.643257558346</text:p>
          </table:table-cell>
          <table:table-cell office:value-type="float" office:value="-0.86669844389" calcext:value-type="float">
            <text:p>-0.86669844389</text:p>
          </table:table-cell>
        </table:table-row>
        <table:table-row table:style-name="ro1">
          <table:table-cell office:value-type="float" office:value="1.59204190246123E+018" calcext:value-type="float">
            <text:p>1.59204190246123E+018</text:p>
          </table:table-cell>
          <table:table-cell table:formula="of:=([.A531]-1.59204187214801E+018)*0.000000001" office:value-type="float" office:value="30.313220352" calcext:value-type="float">
            <text:p>30.313220352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47499987483" calcext:value-type="float">
            <text:p>0.0747499987483</text:p>
          </table:table-cell>
          <table:table-cell office:value-type="float" office:value="-0.0277500003576" calcext:value-type="float">
            <text:p>-0.0277500003576</text:p>
          </table:table-cell>
          <table:table-cell office:value-type="float" office:value="-0.0000900000013644" calcext:value-type="float">
            <text:p>-9.00E-05</text:p>
          </table:table-cell>
          <table:table-cell table:formula="of:= ([.C532]-[.C531])/([.B532]-[.B531])" office:value-type="float" office:value="-0.00547841450545157" calcext:value-type="float">
            <text:p>-0.005478414505452</text:p>
          </table:table-cell>
          <table:table-cell office:value-type="float" office:value="0.0141500001773" calcext:value-type="float">
            <text:p>0.0141500001773</text:p>
          </table:table-cell>
          <table:table-cell/>
          <table:table-cell office:value-type="float" office:value="8.09869766235" calcext:value-type="float">
            <text:p>8.09869766235</text:p>
          </table:table-cell>
          <table:table-cell/>
          <table:table-cell office:value-type="float" office:value="-1.27962589264" calcext:value-type="float">
            <text:p>-1.27962589264</text:p>
          </table:table-cell>
          <table:table-cell office:value-type="float" office:value="-0.644936442375" calcext:value-type="float">
            <text:p>-0.644936442375</text:p>
          </table:table-cell>
          <table:table-cell office:value-type="float" office:value="-0.866709053516" calcext:value-type="float">
            <text:p>-0.866709053516</text:p>
          </table:table-cell>
        </table:table-row>
        <table:table-row table:style-name="ro1">
          <table:table-cell office:value-type="float" office:value="1.59204190251599E+018" calcext:value-type="float">
            <text:p>1.59204190251599E+018</text:p>
          </table:table-cell>
          <table:table-cell table:formula="of:=([.A532]-1.59204187214801E+018)*0.000000001" office:value-type="float" office:value="30.367980288" calcext:value-type="float">
            <text:p>30.367980288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51999989152" calcext:value-type="float">
            <text:p>0.0751999989152</text:p>
          </table:table-cell>
          <table:table-cell office:value-type="float" office:value="-0.0255399998277" calcext:value-type="float">
            <text:p>-0.0255399998277</text:p>
          </table:table-cell>
          <table:table-cell office:value-type="float" office:value="-0.0000599999984843" calcext:value-type="float">
            <text:p>-6.00E-05</text:p>
          </table:table-cell>
          <table:table-cell table:formula="of:= ([.C533]-[.C532])/([.B533]-[.B532])" office:value-type="float" office:value="0.0033978223966988" calcext:value-type="float">
            <text:p>0.003397822396699</text:p>
          </table:table-cell>
          <table:table-cell office:value-type="float" office:value="0.0123600000516" calcext:value-type="float">
            <text:p>0.0123600000516</text:p>
          </table:table-cell>
          <table:table-cell/>
          <table:table-cell office:value-type="float" office:value="8.08937454224" calcext:value-type="float">
            <text:p>8.08937454224</text:p>
          </table:table-cell>
          <table:table-cell/>
          <table:table-cell office:value-type="float" office:value="-1.27537333965" calcext:value-type="float">
            <text:p>-1.27537333965</text:p>
          </table:table-cell>
          <table:table-cell office:value-type="float" office:value="-0.645585596561" calcext:value-type="float">
            <text:p>-0.645585596561</text:p>
          </table:table-cell>
          <table:table-cell office:value-type="float" office:value="-0.866719007492" calcext:value-type="float">
            <text:p>-0.866719007492</text:p>
          </table:table-cell>
        </table:table-row>
        <table:table-row table:style-name="ro1">
          <table:table-cell office:value-type="float" office:value="1.59204190257485E+018" calcext:value-type="float">
            <text:p>1.59204190257485E+018</text:p>
          </table:table-cell>
          <table:table-cell table:formula="of:=([.A533]-1.59204187214801E+018)*0.000000001" office:value-type="float" office:value="30.42684032" calcext:value-type="float">
            <text:p>30.42684032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61400014162" calcext:value-type="float">
            <text:p>0.0761400014162</text:p>
          </table:table-cell>
          <table:table-cell office:value-type="float" office:value="-0.0231199990958" calcext:value-type="float">
            <text:p>-0.0231199990958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34]-[.C533])/([.B534]-[.B533])" office:value-type="float" office:value="-0.00947688413152779" calcext:value-type="float">
            <text:p>-0.009476884131528</text:p>
          </table:table-cell>
          <table:table-cell office:value-type="float" office:value="0.0111499996856" calcext:value-type="float">
            <text:p>0.0111499996856</text:p>
          </table:table-cell>
          <table:table-cell/>
          <table:table-cell office:value-type="float" office:value="8.08307266235" calcext:value-type="float">
            <text:p>8.08307266235</text:p>
          </table:table-cell>
          <table:table-cell/>
          <table:table-cell office:value-type="float" office:value="-1.27062821388" calcext:value-type="float">
            <text:p>-1.27062821388</text:p>
          </table:table-cell>
          <table:table-cell office:value-type="float" office:value="-0.646077334881" calcext:value-type="float">
            <text:p>-0.646077334881</text:p>
          </table:table-cell>
          <table:table-cell office:value-type="float" office:value="-0.866709947586" calcext:value-type="float">
            <text:p>-0.866709947586</text:p>
          </table:table-cell>
        </table:table-row>
        <table:table-row table:style-name="ro1">
          <table:table-cell office:value-type="float" office:value="1.59204190262761E+018" calcext:value-type="float">
            <text:p>1.59204190262761E+018</text:p>
          </table:table-cell>
          <table:table-cell table:formula="of:=([.A534]-1.59204187214801E+018)*0.000000001" office:value-type="float" office:value="30.479600384" calcext:value-type="float">
            <text:p>30.479600384</text:p>
          </table:table-cell>
          <table:table-cell office:value-type="float" office:value="0.0790999978781" calcext:value-type="float">
            <text:p>0.0790999978781</text:p>
          </table:table-cell>
          <table:table-cell office:value-type="float" office:value="0.0763700008392" calcext:value-type="float">
            <text:p>0.0763700008392</text:p>
          </table:table-cell>
          <table:table-cell office:value-type="float" office:value="-0.0205899998546" calcext:value-type="float">
            <text:p>-0.0205899998546</text:p>
          </table:table-cell>
          <table:table-cell office:value-type="float" office:value="0.00000999999974738" calcext:value-type="float">
            <text:p>1.00E-05</text:p>
          </table:table-cell>
          <table:table-cell table:formula="of:= ([.C535]-[.C534])/([.B535]-[.B534])" office:value-type="float" office:value="0.00756858894961431" calcext:value-type="float">
            <text:p>0.007568588949614</text:p>
          </table:table-cell>
          <table:table-cell office:value-type="float" office:value="0.00757999997586" calcext:value-type="float">
            <text:p>0.00757999997586</text:p>
          </table:table-cell>
          <table:table-cell/>
          <table:table-cell office:value-type="float" office:value="8.06447887421" calcext:value-type="float">
            <text:p>8.06447887421</text:p>
          </table:table-cell>
          <table:table-cell/>
          <table:table-cell office:value-type="float" office:value="-1.26657891273" calcext:value-type="float">
            <text:p>-1.26657891273</text:p>
          </table:table-cell>
          <table:table-cell office:value-type="float" office:value="-0.646403431892" calcext:value-type="float">
            <text:p>-0.646403431892</text:p>
          </table:table-cell>
          <table:table-cell office:value-type="float" office:value="-0.866696357727" calcext:value-type="float">
            <text:p>-0.866696357727</text:p>
          </table:table-cell>
        </table:table-row>
        <table:table-row table:style-name="ro1">
          <table:table-cell office:value-type="float" office:value="1.59204190268046E+018" calcext:value-type="float">
            <text:p>1.59204190268046E+018</text:p>
          </table:table-cell>
          <table:table-cell table:formula="of:=([.A535]-1.59204187214801E+018)*0.000000001" office:value-type="float" office:value="30.532450304" calcext:value-type="float">
            <text:p>30.53245030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75699988008" calcext:value-type="float">
            <text:p>0.0775699988008</text:p>
          </table:table-cell>
          <table:table-cell office:value-type="float" office:value="-0.0174000002444" calcext:value-type="float">
            <text:p>-0.0174000002444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36]-[.C535])/([.B536]-[.B535])" office:value-type="float" office:value="-0.00189311440324991" calcext:value-type="float">
            <text:p>-0.00189311440325</text:p>
          </table:table-cell>
          <table:table-cell office:value-type="float" office:value="0.00496000004932" calcext:value-type="float">
            <text:p>0.00496000004932</text:p>
          </table:table-cell>
          <table:table-cell/>
          <table:table-cell office:value-type="float" office:value="8.05083370209" calcext:value-type="float">
            <text:p>8.05083370209</text:p>
          </table:table-cell>
          <table:table-cell/>
          <table:table-cell office:value-type="float" office:value="-1.26218950748" calcext:value-type="float">
            <text:p>-1.26218950748</text:p>
          </table:table-cell>
          <table:table-cell office:value-type="float" office:value="-0.646774291992" calcext:value-type="float">
            <text:p>-0.646774291992</text:p>
          </table:table-cell>
          <table:table-cell office:value-type="float" office:value="-0.866722524166" calcext:value-type="float">
            <text:p>-0.866722524166</text:p>
          </table:table-cell>
        </table:table-row>
        <table:table-row table:style-name="ro1">
          <table:table-cell office:value-type="float" office:value="1.59204190273328E+018" calcext:value-type="float">
            <text:p>1.59204190273328E+018</text:p>
          </table:table-cell>
          <table:table-cell table:formula="of:=([.A536]-1.59204187214801E+018)*0.000000001" office:value-type="float" office:value="30.585270272" calcext:value-type="float">
            <text:p>30.585270272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79799968004" calcext:value-type="float">
            <text:p>0.0779799968004</text:p>
          </table:table-cell>
          <table:table-cell office:value-type="float" office:value="-0.0151199996471" calcext:value-type="float">
            <text:p>-0.0151199996471</text:p>
          </table:table-cell>
          <table:table-cell office:value-type="float" office:value="-0.0000399999989895" calcext:value-type="float">
            <text:p>-4.00E-05</text:p>
          </table:table-cell>
          <table:table-cell table:formula="of:= ([.C537]-[.C536])/([.B537]-[.B536])" office:value-type="float" office:value="0.00190719224918217" calcext:value-type="float">
            <text:p>0.001907192249182</text:p>
          </table:table-cell>
          <table:table-cell office:value-type="float" office:value="0.00170999998227" calcext:value-type="float">
            <text:p>0.00170999998227</text:p>
          </table:table-cell>
          <table:table-cell/>
          <table:table-cell office:value-type="float" office:value="8.03390598297" calcext:value-type="float">
            <text:p>8.03390598297</text:p>
          </table:table-cell>
          <table:table-cell/>
          <table:table-cell office:value-type="float" office:value="-1.25806188583" calcext:value-type="float">
            <text:p>-1.25806188583</text:p>
          </table:table-cell>
          <table:table-cell office:value-type="float" office:value="-0.646994948387" calcext:value-type="float">
            <text:p>-0.646994948387</text:p>
          </table:table-cell>
          <table:table-cell office:value-type="float" office:value="-0.866732776165" calcext:value-type="float">
            <text:p>-0.866732776165</text:p>
          </table:table-cell>
        </table:table-row>
        <table:table-row table:style-name="ro1">
          <table:table-cell office:value-type="float" office:value="1.59204190278571E+018" calcext:value-type="float">
            <text:p>1.59204190278571E+018</text:p>
          </table:table-cell>
          <table:table-cell table:formula="of:=([.A537]-1.59204187214801E+018)*0.000000001" office:value-type="float" office:value="30.637700352" calcext:value-type="float">
            <text:p>30.637700352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85000026226" calcext:value-type="float">
            <text:p>0.0785000026226</text:p>
          </table:table-cell>
          <table:table-cell office:value-type="float" office:value="-0.0126000000164" calcext:value-type="float">
            <text:p>-0.0126000000164</text:p>
          </table:table-cell>
          <table:table-cell office:value-type="float" office:value="-0.0000399999989895" calcext:value-type="float">
            <text:p>-4.00E-05</text:p>
          </table:table-cell>
          <table:table-cell table:formula="of:= ([.C538]-[.C537])/([.B538]-[.B537])" office:value-type="float" office:value="0" calcext:value-type="float">
            <text:p>0</text:p>
          </table:table-cell>
          <table:table-cell office:value-type="float" office:value="0.000509999983478" calcext:value-type="float">
            <text:p>0.000509999983478</text:p>
          </table:table-cell>
          <table:table-cell/>
          <table:table-cell office:value-type="float" office:value="8.02765655518" calcext:value-type="float">
            <text:p>8.02765655518</text:p>
          </table:table-cell>
          <table:table-cell/>
          <table:table-cell office:value-type="float" office:value="-1.25382483006" calcext:value-type="float">
            <text:p>-1.25382483006</text:p>
          </table:table-cell>
          <table:table-cell office:value-type="float" office:value="-0.646982848644" calcext:value-type="float">
            <text:p>-0.646982848644</text:p>
          </table:table-cell>
          <table:table-cell office:value-type="float" office:value="-0.866723954678" calcext:value-type="float">
            <text:p>-0.866723954678</text:p>
          </table:table-cell>
        </table:table-row>
        <table:table-row table:style-name="ro1">
          <table:table-cell office:value-type="float" office:value="1.59204190283762E+018" calcext:value-type="float">
            <text:p>1.59204190283762E+018</text:p>
          </table:table-cell>
          <table:table-cell table:formula="of:=([.A538]-1.59204187214801E+018)*0.000000001" office:value-type="float" office:value="30.68961024" calcext:value-type="float">
            <text:p>30.6896102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88299962878" calcext:value-type="float">
            <text:p>0.0788299962878</text:p>
          </table:table-cell>
          <table:table-cell office:value-type="float" office:value="-0.010169999674" calcext:value-type="float">
            <text:p>-0.010169999674</text:p>
          </table:table-cell>
          <table:table-cell office:value-type="float" office:value="-0.0000499999987369" calcext:value-type="float">
            <text:p>-5.00E-05</text:p>
          </table:table-cell>
          <table:table-cell table:formula="of:= ([.C539]-[.C538])/([.B539]-[.B538])" office:value-type="float" office:value="0.0038565854536222" calcext:value-type="float">
            <text:p>0.003856585453622</text:p>
          </table:table-cell>
          <table:table-cell office:value-type="float" office:value="-0.000339999998687" calcext:value-type="float">
            <text:p>-0.000339999998687</text:p>
          </table:table-cell>
          <table:table-cell/>
          <table:table-cell office:value-type="float" office:value="8.023229599" calcext:value-type="float">
            <text:p>8.023229599</text:p>
          </table:table-cell>
          <table:table-cell/>
          <table:table-cell office:value-type="float" office:value="-1.24969696999" calcext:value-type="float">
            <text:p>-1.24969696999</text:p>
          </table:table-cell>
          <table:table-cell office:value-type="float" office:value="-0.646912753582" calcext:value-type="float">
            <text:p>-0.646912753582</text:p>
          </table:table-cell>
          <table:table-cell office:value-type="float" office:value="-0.866745233536" calcext:value-type="float">
            <text:p>-0.866745233536</text:p>
          </table:table-cell>
        </table:table-row>
        <table:table-row table:style-name="ro1">
          <table:table-cell office:value-type="float" office:value="1.59204190288948E+018" calcext:value-type="float">
            <text:p>1.59204190288948E+018</text:p>
          </table:table-cell>
          <table:table-cell table:formula="of:=([.A539]-1.59204187214801E+018)*0.000000001" office:value-type="float" office:value="30.741470464" calcext:value-type="float">
            <text:p>30.74147046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93199986219" calcext:value-type="float">
            <text:p>0.0793199986219</text:p>
          </table:table-cell>
          <table:table-cell office:value-type="float" office:value="-0.0079600000754" calcext:value-type="float">
            <text:p>-0.0079600000754</text:p>
          </table:table-cell>
          <table:table-cell office:value-type="float" office:value="-0.0000499999987369" calcext:value-type="float">
            <text:p>-5.00E-05</text:p>
          </table:table-cell>
          <table:table-cell table:formula="of:= ([.C540]-[.C539])/([.B540]-[.B539])" office:value-type="float" office:value="-0.00559699739797268" calcext:value-type="float">
            <text:p>-0.005596997397973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02411460876" calcext:value-type="float">
            <text:p>8.02411460876</text:p>
          </table:table-cell>
          <table:table-cell/>
          <table:table-cell office:value-type="float" office:value="-1.24552643299" calcext:value-type="float">
            <text:p>-1.24552643299</text:p>
          </table:table-cell>
          <table:table-cell office:value-type="float" office:value="-0.646791636944" calcext:value-type="float">
            <text:p>-0.646791636944</text:p>
          </table:table-cell>
          <table:table-cell office:value-type="float" office:value="-0.866723179817" calcext:value-type="float">
            <text:p>-0.866723179817</text:p>
          </table:table-cell>
        </table:table-row>
        <table:table-row table:style-name="ro1">
          <table:table-cell office:value-type="float" office:value="1.59204190294308E+018" calcext:value-type="float">
            <text:p>1.59204190294308E+018</text:p>
          </table:table-cell>
          <table:table-cell table:formula="of:=([.A540]-1.59204187214801E+018)*0.000000001" office:value-type="float" office:value="30.795070208" calcext:value-type="float">
            <text:p>30.795070208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91900008917" calcext:value-type="float">
            <text:p>0.0791900008917</text:p>
          </table:table-cell>
          <table:table-cell office:value-type="float" office:value="-0.00588000006974" calcext:value-type="float">
            <text:p>-0.00588000006974</text:p>
          </table:table-cell>
          <table:table-cell office:value-type="float" office:value="-0.0000599999984843" calcext:value-type="float">
            <text:p>-6.00E-05</text:p>
          </table:table-cell>
          <table:table-cell table:formula="of:= ([.C541]-[.C540])/([.B541]-[.B540])" office:value-type="float" office:value="0.00774138213361847" calcext:value-type="float">
            <text:p>0.007741382133618</text:p>
          </table:table-cell>
          <table:table-cell office:value-type="float" office:value="-0.000509999983478" calcext:value-type="float">
            <text:p>-0.000509999983478</text:p>
          </table:table-cell>
          <table:table-cell/>
          <table:table-cell office:value-type="float" office:value="8.02234363556" calcext:value-type="float">
            <text:p>8.02234363556</text:p>
          </table:table-cell>
          <table:table-cell/>
          <table:table-cell office:value-type="float" office:value="-1.24137032032" calcext:value-type="float">
            <text:p>-1.24137032032</text:p>
          </table:table-cell>
          <table:table-cell office:value-type="float" office:value="-0.646694779396" calcext:value-type="float">
            <text:p>-0.646694779396</text:p>
          </table:table-cell>
          <table:table-cell office:value-type="float" office:value="-0.866734027863" calcext:value-type="float">
            <text:p>-0.866734027863</text:p>
          </table:table-cell>
        </table:table-row>
        <table:table-row table:style-name="ro1">
          <table:table-cell office:value-type="float" office:value="1.59204190299475E+018" calcext:value-type="float">
            <text:p>1.59204190299475E+018</text:p>
          </table:table-cell>
          <table:table-cell table:formula="of:=([.A541]-1.59204187214801E+018)*0.000000001" office:value-type="float" office:value="30.84674048" calcext:value-type="float">
            <text:p>30.84674048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97099992633" calcext:value-type="float">
            <text:p>0.0797099992633</text:p>
          </table:table-cell>
          <table:table-cell office:value-type="float" office:value="-0.0031500000041" calcext:value-type="float">
            <text:p>-0.0031500000041</text:p>
          </table:table-cell>
          <table:table-cell office:value-type="float" office:value="-0.0000299999992421" calcext:value-type="float">
            <text:p>-3.00E-05</text:p>
          </table:table-cell>
          <table:table-cell table:formula="of:= ([.C542]-[.C541])/([.B542]-[.B541])" office:value-type="float" office:value="0.00387892118415011" calcext:value-type="float">
            <text:p>0.00387892118415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8.02598953247" calcext:value-type="float">
            <text:p>8.02598953247</text:p>
          </table:table-cell>
          <table:table-cell/>
          <table:table-cell office:value-type="float" office:value="-1.23710179329" calcext:value-type="float">
            <text:p>-1.23710179329</text:p>
          </table:table-cell>
          <table:table-cell office:value-type="float" office:value="-0.646615743637" calcext:value-type="float">
            <text:p>-0.646615743637</text:p>
          </table:table-cell>
          <table:table-cell office:value-type="float" office:value="-0.866727590561" calcext:value-type="float">
            <text:p>-0.866727590561</text:p>
          </table:table-cell>
        </table:table-row>
        <table:table-row table:style-name="ro1">
          <table:table-cell office:value-type="float" office:value="1.59204190304631E+018" calcext:value-type="float">
            <text:p>1.59204190304631E+018</text:p>
          </table:table-cell>
          <table:table-cell table:formula="of:=([.A542]-1.59204187214801E+018)*0.000000001" office:value-type="float" office:value="30.89830016" calcext:value-type="float">
            <text:p>30.8983001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99700021744" calcext:value-type="float">
            <text:p>0.0799700021744</text:p>
          </table:table-cell>
          <table:table-cell office:value-type="float" office:value="-0.00178000004962" calcext:value-type="float">
            <text:p>-0.00178000004962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543]-[.C542])/([.B543]-[.B542])" office:value-type="float" office:value="0" calcext:value-type="float">
            <text:p>0</text:p>
          </table:table-cell>
          <table:table-cell office:value-type="float" office:value="0.00112999998964" calcext:value-type="float">
            <text:p>0.00112999998964</text:p>
          </table:table-cell>
          <table:table-cell/>
          <table:table-cell office:value-type="float" office:value="8.03088569641" calcext:value-type="float">
            <text:p>8.03088569641</text:p>
          </table:table-cell>
          <table:table-cell/>
          <table:table-cell office:value-type="float" office:value="-1.23296546936" calcext:value-type="float">
            <text:p>-1.23296546936</text:p>
          </table:table-cell>
          <table:table-cell office:value-type="float" office:value="-0.646529376507" calcext:value-type="float">
            <text:p>-0.646529376507</text:p>
          </table:table-cell>
          <table:table-cell office:value-type="float" office:value="-0.866720080376" calcext:value-type="float">
            <text:p>-0.866720080376</text:p>
          </table:table-cell>
        </table:table-row>
        <table:table-row table:style-name="ro1">
          <table:table-cell office:value-type="float" office:value="1.59204190309885E+018" calcext:value-type="float">
            <text:p>1.59204190309885E+018</text:p>
          </table:table-cell>
          <table:table-cell table:formula="of:=([.A543]-1.59204187214801E+018)*0.000000001" office:value-type="float" office:value="30.95084032" calcext:value-type="float">
            <text:p>30.95084032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99800008535" calcext:value-type="float">
            <text:p>0.0799800008535</text:p>
          </table:table-cell>
          <table:table-cell office:value-type="float" office:value="-0.00065000000177" calcext:value-type="float">
            <text:p>-0.00065000000177</text:p>
          </table:table-cell>
          <table:table-cell office:value-type="float" office:value="-0.0000499999987369" calcext:value-type="float">
            <text:p>-5.00E-05</text:p>
          </table:table-cell>
          <table:table-cell table:formula="of:= ([.C544]-[.C543])/([.B544]-[.B543])" office:value-type="float" office:value="0" calcext:value-type="float">
            <text:p>0</text:p>
          </table:table-cell>
          <table:table-cell office:value-type="float" office:value="0.000760000024457" calcext:value-type="float">
            <text:p>0.000760000024457</text:p>
          </table:table-cell>
          <table:table-cell/>
          <table:table-cell office:value-type="float" office:value="8.02895832062" calcext:value-type="float">
            <text:p>8.02895832062</text:p>
          </table:table-cell>
          <table:table-cell/>
          <table:table-cell office:value-type="float" office:value="-1.22872030735" calcext:value-type="float">
            <text:p>-1.22872030735</text:p>
          </table:table-cell>
          <table:table-cell office:value-type="float" office:value="-0.646415472031" calcext:value-type="float">
            <text:p>-0.646415472031</text:p>
          </table:table-cell>
          <table:table-cell office:value-type="float" office:value="-0.866735637188" calcext:value-type="float">
            <text:p>-0.866735637188</text:p>
          </table:table-cell>
        </table:table-row>
        <table:table-row table:style-name="ro1">
          <table:table-cell office:value-type="float" office:value="1.59204190315084E+018" calcext:value-type="float">
            <text:p>1.59204190315084E+018</text:p>
          </table:table-cell>
          <table:table-cell table:formula="of:=([.A544]-1.59204187214801E+018)*0.000000001" office:value-type="float" office:value="31.00283008" calcext:value-type="float">
            <text:p>31.0028300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800300016999" calcext:value-type="float">
            <text:p>0.0800300016999</text:p>
          </table:table-cell>
          <table:table-cell office:value-type="float" office:value="0.000150000007125" calcext:value-type="float">
            <text:p>0.000150000007125</text:p>
          </table:table-cell>
          <table:table-cell office:value-type="float" office:value="-0.0000599999984843" calcext:value-type="float">
            <text:p>-6.00E-05</text:p>
          </table:table-cell>
          <table:table-cell table:formula="of:= ([.C545]-[.C544])/([.B545]-[.B544])" office:value-type="float" office:value="-0.000980503496494738" calcext:value-type="float">
            <text:p>-0.000980503496495</text:p>
          </table:table-cell>
          <table:table-cell office:value-type="float" office:value="0.001719999942" calcext:value-type="float">
            <text:p>0.001719999942</text:p>
          </table:table-cell>
          <table:table-cell/>
          <table:table-cell office:value-type="float" office:value="8.03395843506" calcext:value-type="float">
            <text:p>8.03395843506</text:p>
          </table:table-cell>
          <table:table-cell/>
          <table:table-cell office:value-type="float" office:value="-1.22470641136" calcext:value-type="float">
            <text:p>-1.22470641136</text:p>
          </table:table-cell>
          <table:table-cell office:value-type="float" office:value="-0.646322727203" calcext:value-type="float">
            <text:p>-0.646322727203</text:p>
          </table:table-cell>
          <table:table-cell office:value-type="float" office:value="-0.866725683212" calcext:value-type="float">
            <text:p>-0.866725683212</text:p>
          </table:table-cell>
        </table:table-row>
        <table:table-row table:style-name="ro1">
          <table:table-cell office:value-type="float" office:value="1.59204190325283E+018" calcext:value-type="float">
            <text:p>1.59204190325283E+018</text:p>
          </table:table-cell>
          <table:table-cell table:formula="of:=([.A545]-1.59204187214801E+018)*0.000000001" office:value-type="float" office:value="31.104820224" calcext:value-type="float">
            <text:p>31.104820224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798600018024" calcext:value-type="float">
            <text:p>0.0798600018024</text:p>
          </table:table-cell>
          <table:table-cell office:value-type="float" office:value="0.00109999999404" calcext:value-type="float">
            <text:p>0.00109999999404</text:p>
          </table:table-cell>
          <table:table-cell office:value-type="float" office:value="0.00000999999974738" calcext:value-type="float">
            <text:p>1.00E-05</text:p>
          </table:table-cell>
          <table:table-cell table:formula="of:= ([.C546]-[.C545])/([.B546]-[.B545])" office:value-type="float" office:value="-0.00193786810373806" calcext:value-type="float">
            <text:p>-0.001937868103738</text:p>
          </table:table-cell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8.02864551544" calcext:value-type="float">
            <text:p>8.02864551544</text:p>
          </table:table-cell>
          <table:table-cell/>
          <table:table-cell office:value-type="float" office:value="-1.21648204327" calcext:value-type="float">
            <text:p>-1.21648204327</text:p>
          </table:table-cell>
          <table:table-cell office:value-type="float" office:value="-0.646142482758" calcext:value-type="float">
            <text:p>-0.646142482758</text:p>
          </table:table-cell>
          <table:table-cell office:value-type="float" office:value="-0.866716146469" calcext:value-type="float">
            <text:p>-0.866716146469</text:p>
          </table:table-cell>
        </table:table-row>
        <table:table-row table:style-name="ro1">
          <table:table-cell office:value-type="float" office:value="1.59204190330443E+018" calcext:value-type="float">
            <text:p>1.59204190330443E+018</text:p>
          </table:table-cell>
          <table:table-cell table:formula="of:=([.A546]-1.59204187214801E+018)*0.000000001" office:value-type="float" office:value="31.156420352" calcext:value-type="float">
            <text:p>31.15642035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97600001097" calcext:value-type="float">
            <text:p>0.0797600001097</text:p>
          </table:table-cell>
          <table:table-cell office:value-type="float" office:value="0.00165999995079" calcext:value-type="float">
            <text:p>0.00165999995079</text:p>
          </table:table-cell>
          <table:table-cell office:value-type="float" office:value="0.00000999999974738" calcext:value-type="float">
            <text:p>1.00E-05</text:p>
          </table:table-cell>
          <table:table-cell table:formula="of:= ([.C547]-[.C546])/([.B547]-[.B546])" office:value-type="float" office:value="-0.0368719656408806" calcext:value-type="float">
            <text:p>-0.036871965640881</text:p>
          </table:table-cell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8.02864551544" calcext:value-type="float">
            <text:p>8.02864551544</text:p>
          </table:table-cell>
          <table:table-cell/>
          <table:table-cell office:value-type="float" office:value="-1.21250450611" calcext:value-type="float">
            <text:p>-1.21250450611</text:p>
          </table:table-cell>
          <table:table-cell office:value-type="float" office:value="-0.646049141884" calcext:value-type="float">
            <text:p>-0.646049141884</text:p>
          </table:table-cell>
          <table:table-cell office:value-type="float" office:value="-0.866725742817" calcext:value-type="float">
            <text:p>-0.866725742817</text:p>
          </table:table-cell>
        </table:table-row>
        <table:table-row table:style-name="ro1">
          <table:table-cell office:value-type="float" office:value="1.59204190335596E+018" calcext:value-type="float">
            <text:p>1.59204190335596E+018</text:p>
          </table:table-cell>
          <table:table-cell table:formula="of:=([.A547]-1.59204187214801E+018)*0.000000001" office:value-type="float" office:value="31.20795008" calcext:value-type="float">
            <text:p>31.20795008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0.0777700021863" calcext:value-type="float">
            <text:p>0.0777700021863</text:p>
          </table:table-cell>
          <table:table-cell office:value-type="float" office:value="0.00427999999374" calcext:value-type="float">
            <text:p>0.00427999999374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548]-[.C547])/([.B548]-[.B547])" office:value-type="float" office:value="-0.0973594648927671" calcext:value-type="float">
            <text:p>-0.097359464892767</text:p>
          </table:table-cell>
          <table:table-cell office:value-type="float" office:value="-0.00280999997631" calcext:value-type="float">
            <text:p>-0.00280999997631</text:p>
          </table:table-cell>
          <table:table-cell/>
          <table:table-cell office:value-type="float" office:value="8.01036453247" calcext:value-type="float">
            <text:p>8.01036453247</text:p>
          </table:table-cell>
          <table:table-cell/>
          <table:table-cell office:value-type="float" office:value="-1.20947706699" calcext:value-type="float">
            <text:p>-1.20947706699</text:p>
          </table:table-cell>
          <table:table-cell office:value-type="float" office:value="-0.644540250301" calcext:value-type="float">
            <text:p>-0.644540250301</text:p>
          </table:table-cell>
          <table:table-cell office:value-type="float" office:value="-0.866612017155" calcext:value-type="float">
            <text:p>-0.866612017155</text:p>
          </table:table-cell>
        </table:table-row>
        <table:table-row table:style-name="ro1">
          <table:table-cell office:value-type="float" office:value="1.59204190340937E+018" calcext:value-type="float">
            <text:p>1.59204190340937E+018</text:p>
          </table:table-cell>
          <table:table-cell table:formula="of:=([.A548]-1.59204187214801E+018)*0.000000001" office:value-type="float" office:value="31.261360384" calcext:value-type="float">
            <text:p>31.261360384</text:p>
          </table:table-cell>
          <table:table-cell office:value-type="float" office:value="0.0727000012994" calcext:value-type="float">
            <text:p>0.0727000012994</text:p>
          </table:table-cell>
          <table:table-cell office:value-type="float" office:value="0.0716800019145" calcext:value-type="float">
            <text:p>0.0716800019145</text:p>
          </table:table-cell>
          <table:table-cell office:value-type="float" office:value="0.0118899997324" calcext:value-type="float">
            <text:p>0.0118899997324</text:p>
          </table:table-cell>
          <table:table-cell office:value-type="float" office:value="-0.0000199999994948" calcext:value-type="float">
            <text:p>-2.00E-05</text:p>
          </table:table-cell>
          <table:table-cell table:formula="of:= ([.C549]-[.C548])/([.B549]-[.B548])" office:value-type="float" office:value="-0.103637119571006" calcext:value-type="float">
            <text:p>-0.103637119571006</text:p>
          </table:table-cell>
          <table:table-cell office:value-type="float" office:value="-0.0118899997324" calcext:value-type="float">
            <text:p>-0.0118899997324</text:p>
          </table:table-cell>
          <table:table-cell/>
          <table:table-cell office:value-type="float" office:value="7.96307277679" calcext:value-type="float">
            <text:p>7.96307277679</text:p>
          </table:table-cell>
          <table:table-cell/>
          <table:table-cell office:value-type="float" office:value="-1.2087148428" calcext:value-type="float">
            <text:p>-1.2087148428</text:p>
          </table:table-cell>
          <table:table-cell office:value-type="float" office:value="-0.640113532543" calcext:value-type="float">
            <text:p>-0.640113532543</text:p>
          </table:table-cell>
          <table:table-cell office:value-type="float" office:value="-0.866757333279" calcext:value-type="float">
            <text:p>-0.866757333279</text:p>
          </table:table-cell>
        </table:table-row>
        <table:table-row table:style-name="ro1">
          <table:table-cell office:value-type="float" office:value="1.59204190346244E+018" calcext:value-type="float">
            <text:p>1.59204190346244E+018</text:p>
          </table:table-cell>
          <table:table-cell table:formula="of:=([.A549]-1.59204187214801E+018)*0.000000001" office:value-type="float" office:value="31.314430208" calcext:value-type="float">
            <text:p>31.314430208</text:p>
          </table:table-cell>
          <table:table-cell office:value-type="float" office:value="0.0671999976039" calcext:value-type="float">
            <text:p>0.0671999976039</text:p>
          </table:table-cell>
          <table:table-cell office:value-type="float" office:value="0.0644500032067" calcext:value-type="float">
            <text:p>0.0644500032067</text:p>
          </table:table-cell>
          <table:table-cell office:value-type="float" office:value="0.0189599990845" calcext:value-type="float">
            <text:p>0.0189599990845</text:p>
          </table:table-cell>
          <table:table-cell office:value-type="float" office:value="-0.0000999999974738" calcext:value-type="float">
            <text:p>-1.00E-04</text:p>
          </table:table-cell>
          <table:table-cell table:formula="of:= ([.C550]-[.C549])/([.B550]-[.B549])" office:value-type="float" office:value="-0.0477006730266094" calcext:value-type="float">
            <text:p>-0.047700673026609</text:p>
          </table:table-cell>
          <table:table-cell office:value-type="float" office:value="-0.0218199994415" calcext:value-type="float">
            <text:p>-0.0218199994415</text:p>
          </table:table-cell>
          <table:table-cell/>
          <table:table-cell office:value-type="float" office:value="7.91135406494" calcext:value-type="float">
            <text:p>7.91135406494</text:p>
          </table:table-cell>
          <table:table-cell/>
          <table:table-cell office:value-type="float" office:value="-1.20859920979" calcext:value-type="float">
            <text:p>-1.20859920979</text:p>
          </table:table-cell>
          <table:table-cell office:value-type="float" office:value="-0.63592684269" calcext:value-type="float">
            <text:p>-0.63592684269</text:p>
          </table:table-cell>
          <table:table-cell office:value-type="float" office:value="-0.866781771183" calcext:value-type="float">
            <text:p>-0.866781771183</text:p>
          </table:table-cell>
        </table:table-row>
        <table:table-row table:style-name="ro1">
          <table:table-cell office:value-type="float" office:value="1.59204190351485E+018" calcext:value-type="float">
            <text:p>1.59204190351485E+018</text:p>
          </table:table-cell>
          <table:table-cell table:formula="of:=([.A550]-1.59204187214801E+018)*0.000000001" office:value-type="float" office:value="31.36684032" calcext:value-type="float">
            <text:p>31.36684032</text:p>
          </table:table-cell>
          <table:table-cell office:value-type="float" office:value="0.0646999999881" calcext:value-type="float">
            <text:p>0.0646999999881</text:p>
          </table:table-cell>
          <table:table-cell office:value-type="float" office:value="0.0590699985623" calcext:value-type="float">
            <text:p>0.0590699985623</text:p>
          </table:table-cell>
          <table:table-cell office:value-type="float" office:value="0.0263199992478" calcext:value-type="float">
            <text:p>0.0263199992478</text:p>
          </table:table-cell>
          <table:table-cell office:value-type="float" office:value="-0.0000700000018696" calcext:value-type="float">
            <text:p>-7.00E-05</text:p>
          </table:table-cell>
          <table:table-cell table:formula="of:= ([.C551]-[.C550])/([.B551]-[.B550])" office:value-type="float" office:value="-0.0207234409890859" calcext:value-type="float">
            <text:p>-0.020723440989086</text:p>
          </table:table-cell>
          <table:table-cell office:value-type="float" office:value="-0.0257099997252" calcext:value-type="float">
            <text:p>-0.0257099997252</text:p>
          </table:table-cell>
          <table:table-cell/>
          <table:table-cell office:value-type="float" office:value="7.89109373093" calcext:value-type="float">
            <text:p>7.89109373093</text:p>
          </table:table-cell>
          <table:table-cell/>
          <table:table-cell office:value-type="float" office:value="-1.20759522915" calcext:value-type="float">
            <text:p>-1.20759522915</text:p>
          </table:table-cell>
          <table:table-cell office:value-type="float" office:value="-0.631643295288" calcext:value-type="float">
            <text:p>-0.631643295288</text:p>
          </table:table-cell>
          <table:table-cell office:value-type="float" office:value="-0.866772055626" calcext:value-type="float">
            <text:p>-0.866772055626</text:p>
          </table:table-cell>
        </table:table-row>
        <table:table-row table:style-name="ro1">
          <table:table-cell office:value-type="float" office:value="1.59204190356793E+018" calcext:value-type="float">
            <text:p>1.59204190356793E+018</text:p>
          </table:table-cell>
          <table:table-cell table:formula="of:=([.A551]-1.59204187214801E+018)*0.000000001" office:value-type="float" office:value="31.419920128" calcext:value-type="float">
            <text:p>31.419920128</text:p>
          </table:table-cell>
          <table:table-cell office:value-type="float" office:value="0.0636000037193" calcext:value-type="float">
            <text:p>0.0636000037193</text:p>
          </table:table-cell>
          <table:table-cell office:value-type="float" office:value="0.0546000003815" calcext:value-type="float">
            <text:p>0.0546000003815</text:p>
          </table:table-cell>
          <table:table-cell office:value-type="float" office:value="0.0325199998915" calcext:value-type="float">
            <text:p>0.0325199998915</text:p>
          </table:table-cell>
          <table:table-cell office:value-type="float" office:value="-0.0000599999984843" calcext:value-type="float">
            <text:p>-6.00E-05</text:p>
          </table:table-cell>
          <table:table-cell table:formula="of:= ([.C552]-[.C551])/([.B552]-[.B551])" office:value-type="float" office:value="0.0173174450393822" calcext:value-type="float">
            <text:p>0.017317445039382</text:p>
          </table:table-cell>
          <table:table-cell office:value-type="float" office:value="-0.0282600000501" calcext:value-type="float">
            <text:p>-0.0282600000501</text:p>
          </table:table-cell>
          <table:table-cell/>
          <table:table-cell office:value-type="float" office:value="7.87781238556" calcext:value-type="float">
            <text:p>7.87781238556</text:p>
          </table:table-cell>
          <table:table-cell/>
          <table:table-cell office:value-type="float" office:value="-1.20580375195" calcext:value-type="float">
            <text:p>-1.20580375195</text:p>
          </table:table-cell>
          <table:table-cell office:value-type="float" office:value="-0.627976536751" calcext:value-type="float">
            <text:p>-0.627976536751</text:p>
          </table:table-cell>
          <table:table-cell office:value-type="float" office:value="-0.866763532162" calcext:value-type="float">
            <text:p>-0.866763532162</text:p>
          </table:table-cell>
        </table:table-row>
        <table:table-row table:style-name="ro1">
          <table:table-cell office:value-type="float" office:value="1.5920419036199E+018" calcext:value-type="float">
            <text:p>1.5920419036199E+018</text:p>
          </table:table-cell>
          <table:table-cell table:formula="of:=([.A552]-1.59204187214801E+018)*0.000000001" office:value-type="float" office:value="31.471890432" calcext:value-type="float">
            <text:p>31.471890432</text:p>
          </table:table-cell>
          <table:table-cell office:value-type="float" office:value="0.0644999966025" calcext:value-type="float">
            <text:p>0.0644999966025</text:p>
          </table:table-cell>
          <table:table-cell office:value-type="float" office:value="0.052080001682" calcext:value-type="float">
            <text:p>0.052080001682</text:p>
          </table:table-cell>
          <table:table-cell office:value-type="float" office:value="0.0380499996245" calcext:value-type="float">
            <text:p>0.038049999624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553]-[.C552])/([.B553]-[.B552])" office:value-type="float" office:value="0.0228529139028725" calcext:value-type="float">
            <text:p>0.022852913902873</text:p>
          </table:table-cell>
          <table:table-cell office:value-type="float" office:value="-0.0270199999213" calcext:value-type="float">
            <text:p>-0.0270199999213</text:p>
          </table:table-cell>
          <table:table-cell/>
          <table:table-cell office:value-type="float" office:value="7.88427066803" calcext:value-type="float">
            <text:p>7.88427066803</text:p>
          </table:table-cell>
          <table:table-cell/>
          <table:table-cell office:value-type="float" office:value="-1.20309126377" calcext:value-type="float">
            <text:p>-1.20309126377</text:p>
          </table:table-cell>
          <table:table-cell office:value-type="float" office:value="-0.624705135822" calcext:value-type="float">
            <text:p>-0.624705135822</text:p>
          </table:table-cell>
          <table:table-cell office:value-type="float" office:value="-0.866724312305" calcext:value-type="float">
            <text:p>-0.866724312305</text:p>
          </table:table-cell>
        </table:table-row>
        <table:table-row table:style-name="ro1">
          <table:table-cell office:value-type="float" office:value="1.59204190367241E+018" calcext:value-type="float">
            <text:p>1.59204190367241E+018</text:p>
          </table:table-cell>
          <table:table-cell table:formula="of:=([.A553]-1.59204187214801E+018)*0.000000001" office:value-type="float" office:value="31.524400384" calcext:value-type="float">
            <text:p>31.524400384</text:p>
          </table:table-cell>
          <table:table-cell office:value-type="float" office:value="0.0657000020146" calcext:value-type="float">
            <text:p>0.0657000020146</text:p>
          </table:table-cell>
          <table:table-cell office:value-type="float" office:value="0.0503300018609" calcext:value-type="float">
            <text:p>0.0503300018609</text:p>
          </table:table-cell>
          <table:table-cell office:value-type="float" office:value="0.0422299988568" calcext:value-type="float">
            <text:p>0.0422299988568</text:p>
          </table:table-cell>
          <table:table-cell office:value-type="float" office:value="0.00000999999974738" calcext:value-type="float">
            <text:p>1.00E-05</text:p>
          </table:table-cell>
          <table:table-cell table:formula="of:= ([.C554]-[.C553])/([.B554]-[.B553])" office:value-type="float" office:value="0.0368001542860294" calcext:value-type="float">
            <text:p>0.036800154286029</text:p>
          </table:table-cell>
          <table:table-cell office:value-type="float" office:value="-0.0249300003052" calcext:value-type="float">
            <text:p>-0.0249300003052</text:p>
          </table:table-cell>
          <table:table-cell/>
          <table:table-cell office:value-type="float" office:value="7.89515638351" calcext:value-type="float">
            <text:p>7.89515638351</text:p>
          </table:table-cell>
          <table:table-cell/>
          <table:table-cell office:value-type="float" office:value="-1.199852705" calcext:value-type="float">
            <text:p>-1.199852705</text:p>
          </table:table-cell>
          <table:table-cell office:value-type="float" office:value="-0.622191667557" calcext:value-type="float">
            <text:p>-0.622191667557</text:p>
          </table:table-cell>
          <table:table-cell office:value-type="float" office:value="-0.866728723049" calcext:value-type="float">
            <text:p>-0.866728723049</text:p>
          </table:table-cell>
        </table:table-row>
        <table:table-row table:style-name="ro1">
          <table:table-cell office:value-type="float" office:value="1.59204190372404E+018" calcext:value-type="float">
            <text:p>1.59204190372404E+018</text:p>
          </table:table-cell>
          <table:table-cell table:formula="of:=([.A554]-1.59204187214801E+018)*0.000000001" office:value-type="float" office:value="31.576030464" calcext:value-type="float">
            <text:p>31.576030464</text:p>
          </table:table-cell>
          <table:table-cell office:value-type="float" office:value="0.0675999969244" calcext:value-type="float">
            <text:p>0.0675999969244</text:p>
          </table:table-cell>
          <table:table-cell office:value-type="float" office:value="0.0498699992895" calcext:value-type="float">
            <text:p>0.0498699992895</text:p>
          </table:table-cell>
          <table:table-cell office:value-type="float" office:value="0.0456300005317" calcext:value-type="float">
            <text:p>0.0456300005317</text:p>
          </table:table-cell>
          <table:table-cell office:value-type="float" office:value="-0.0000399999989895" calcext:value-type="float">
            <text:p>-4.00E-05</text:p>
          </table:table-cell>
          <table:table-cell table:formula="of:= ([.C555]-[.C554])/([.B555]-[.B554])" office:value-type="float" office:value="0.0184789468676477" calcext:value-type="float">
            <text:p>0.018478946867648</text:p>
          </table:table-cell>
          <table:table-cell office:value-type="float" office:value="-0.0216300003231" calcext:value-type="float">
            <text:p>-0.0216300003231</text:p>
          </table:table-cell>
          <table:table-cell/>
          <table:table-cell office:value-type="float" office:value="7.91234397888" calcext:value-type="float">
            <text:p>7.91234397888</text:p>
          </table:table-cell>
          <table:table-cell/>
          <table:table-cell office:value-type="float" office:value="-1.19611918926" calcext:value-type="float">
            <text:p>-1.19611918926</text:p>
          </table:table-cell>
          <table:table-cell office:value-type="float" office:value="-0.620167911053" calcext:value-type="float">
            <text:p>-0.620167911053</text:p>
          </table:table-cell>
          <table:table-cell office:value-type="float" office:value="-0.86674708128" calcext:value-type="float">
            <text:p>-0.86674708128</text:p>
          </table:table-cell>
        </table:table-row>
        <table:table-row table:style-name="ro1">
          <table:table-cell office:value-type="float" office:value="1.59204190382686E+018" calcext:value-type="float">
            <text:p>1.59204190382686E+018</text:p>
          </table:table-cell>
          <table:table-cell table:formula="of:=([.A555]-1.59204187214801E+018)*0.000000001" office:value-type="float" office:value="31.678850304" calcext:value-type="float">
            <text:p>31.678850304</text:p>
          </table:table-cell>
          <table:table-cell office:value-type="float" office:value="0.0694999992847" calcext:value-type="float">
            <text:p>0.0694999992847</text:p>
          </table:table-cell>
          <table:table-cell office:value-type="float" office:value="0.0468100011349" calcext:value-type="float">
            <text:p>0.0468100011349</text:p>
          </table:table-cell>
          <table:table-cell office:value-type="float" office:value="0.0514400005341" calcext:value-type="float">
            <text:p>0.0514400005341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556]-[.C555])/([.B556]-[.B555])" office:value-type="float" office:value="0.00965814958612183" calcext:value-type="float">
            <text:p>0.009658149586122</text:p>
          </table:table-cell>
          <table:table-cell office:value-type="float" office:value="-0.0181200001389" calcext:value-type="float">
            <text:p>-0.0181200001389</text:p>
          </table:table-cell>
          <table:table-cell/>
          <table:table-cell office:value-type="float" office:value="7.93062496185" calcext:value-type="float">
            <text:p>7.93062496185</text:p>
          </table:table-cell>
          <table:table-cell/>
          <table:table-cell office:value-type="float" office:value="-1.18961238861" calcext:value-type="float">
            <text:p>-1.18961238861</text:p>
          </table:table-cell>
          <table:table-cell office:value-type="float" office:value="-0.616616010666" calcext:value-type="float">
            <text:p>-0.616616010666</text:p>
          </table:table-cell>
          <table:table-cell office:value-type="float" office:value="-0.866618454456" calcext:value-type="float">
            <text:p>-0.866618454456</text:p>
          </table:table-cell>
        </table:table-row>
        <table:table-row table:style-name="ro1">
          <table:table-cell office:value-type="float" office:value="1.59204190387863E+018" calcext:value-type="float">
            <text:p>1.59204190387863E+018</text:p>
          </table:table-cell>
          <table:table-cell table:formula="of:=([.A556]-1.59204187214801E+018)*0.000000001" office:value-type="float" office:value="31.73062016" calcext:value-type="float">
            <text:p>31.73062016</text:p>
          </table:table-cell>
          <table:table-cell office:value-type="float" office:value="0.070000000298" calcext:value-type="float">
            <text:p>0.070000000298</text:p>
          </table:table-cell>
          <table:table-cell office:value-type="float" office:value="0.0417999997735" calcext:value-type="float">
            <text:p>0.0417999997735</text:p>
          </table:table-cell>
          <table:table-cell office:value-type="float" office:value="0.0562100000679" calcext:value-type="float">
            <text:p>0.0562100000679</text:p>
          </table:table-cell>
          <table:table-cell office:value-type="float" office:value="-0.0000499999987369" calcext:value-type="float">
            <text:p>-5.00E-05</text:p>
          </table:table-cell>
          <table:table-cell table:formula="of:= ([.C557]-[.C556])/([.B557]-[.B556])" office:value-type="float" office:value="-0.00388429218635011" calcext:value-type="float">
            <text:p>-0.00388429218635</text:p>
          </table:table-cell>
          <table:table-cell office:value-type="float" office:value="-0.0170699991286" calcext:value-type="float">
            <text:p>-0.0170699991286</text:p>
          </table:table-cell>
          <table:table-cell/>
          <table:table-cell office:value-type="float" office:value="7.93609380722" calcext:value-type="float">
            <text:p>7.93609380722</text:p>
          </table:table-cell>
          <table:table-cell/>
          <table:table-cell office:value-type="float" office:value="-1.18850553036" calcext:value-type="float">
            <text:p>-1.18850553036</text:p>
          </table:table-cell>
          <table:table-cell office:value-type="float" office:value="-0.613772273064" calcext:value-type="float">
            <text:p>-0.613772273064</text:p>
          </table:table-cell>
          <table:table-cell office:value-type="float" office:value="-0.866755664349" calcext:value-type="float">
            <text:p>-0.866755664349</text:p>
          </table:table-cell>
        </table:table-row>
        <table:table-row table:style-name="ro1">
          <table:table-cell office:value-type="float" office:value="1.59204190393012E+018" calcext:value-type="float">
            <text:p>1.59204190393012E+018</text:p>
          </table:table-cell>
          <table:table-cell table:formula="of:=([.A557]-1.59204187214801E+018)*0.000000001" office:value-type="float" office:value="31.782110464" calcext:value-type="float">
            <text:p>31.782110464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0.0362999998033" calcext:value-type="float">
            <text:p>0.0362999998033</text:p>
          </table:table-cell>
          <table:table-cell office:value-type="float" office:value="0.0596700012684" calcext:value-type="float">
            <text:p>0.0596700012684</text:p>
          </table:table-cell>
          <table:table-cell table:style-name="Default" office:value-type="float" office:value="-0.000260000000708" calcext:value-type="float">
            <text:p>-0.000260000000708</text:p>
          </table:table-cell>
          <table:table-cell table:formula="of:= ([.C558]-[.C557])/([.B558]-[.B557])" office:value-type="float" office:value="-0.0228920569292089" calcext:value-type="float">
            <text:p>-0.022892056929209</text:p>
          </table:table-cell>
          <table:table-cell office:value-type="float" office:value="-0.0141099998727" calcext:value-type="float">
            <text:p>-0.0141099998727</text:p>
          </table:table-cell>
          <table:table-cell/>
          <table:table-cell office:value-type="float" office:value="7.95151042938" calcext:value-type="float">
            <text:p>7.95151042938</text:p>
          </table:table-cell>
          <table:table-cell/>
          <table:table-cell office:value-type="float" office:value="-1.18863785267" calcext:value-type="float">
            <text:p>-1.18863785267</text:p>
          </table:table-cell>
          <table:table-cell office:value-type="float" office:value="-0.610278248787" calcext:value-type="float">
            <text:p>-0.610278248787</text:p>
          </table:table-cell>
          <table:table-cell office:value-type="float" office:value="-0.866759359837" calcext:value-type="float">
            <text:p>-0.866759359837</text:p>
          </table:table-cell>
        </table:table-row>
        <table:table-row table:style-name="ro1">
          <table:table-cell office:value-type="float" office:value="1.59204190398254E+018" calcext:value-type="float">
            <text:p>1.59204190398254E+018</text:p>
          </table:table-cell>
          <table:table-cell table:formula="of:=([.A558]-1.59204187214801E+018)*0.000000001" office:value-type="float" office:value="31.834530304" calcext:value-type="float">
            <text:p>31.834530304</text:p>
          </table:table-cell>
          <table:table-cell office:value-type="float" office:value="0.068599998951" calcext:value-type="float">
            <text:p>0.068599998951</text:p>
          </table:table-cell>
          <table:table-cell office:value-type="float" office:value="0.0348200015724" calcext:value-type="float">
            <text:p>0.0348200015724</text:p>
          </table:table-cell>
          <table:table-cell office:value-type="float" office:value="0.0591499991715" calcext:value-type="float">
            <text:p>0.0591499991715</text:p>
          </table:table-cell>
          <table:table-cell office:value-type="float" office:value="-0.0000199999994948" calcext:value-type="float">
            <text:p>-2.00E-05</text:p>
          </table:table-cell>
          <table:table-cell table:formula="of:= ([.C559]-[.C558])/([.B559]-[.B558])" office:value-type="float" office:value="0" calcext:value-type="float">
            <text:p>0</text:p>
          </table:table-cell>
          <table:table-cell office:value-type="float" office:value="-0.00714999996126" calcext:value-type="float">
            <text:p>-0.00714999996126</text:p>
          </table:table-cell>
          <table:table-cell/>
          <table:table-cell office:value-type="float" office:value="7.98776054382" calcext:value-type="float">
            <text:p>7.98776054382</text:p>
          </table:table-cell>
          <table:table-cell/>
          <table:table-cell office:value-type="float" office:value="-1.18875420094" calcext:value-type="float">
            <text:p>-1.18875420094</text:p>
          </table:table-cell>
          <table:table-cell office:value-type="float" office:value="-0.606209754944" calcext:value-type="float">
            <text:p>-0.606209754944</text:p>
          </table:table-cell>
          <table:table-cell office:value-type="float" office:value="-0.866766631603" calcext:value-type="float">
            <text:p>-0.866766631603</text:p>
          </table:table-cell>
        </table:table-row>
        <table:table-row table:style-name="ro1">
          <table:table-cell office:value-type="float" office:value="1.59204190403496E+018" calcext:value-type="float">
            <text:p>1.59204190403496E+018</text:p>
          </table:table-cell>
          <table:table-cell table:formula="of:=([.A559]-1.59204187214801E+018)*0.000000001" office:value-type="float" office:value="31.8869504" calcext:value-type="float">
            <text:p>31.8869504</text:p>
          </table:table-cell>
          <table:table-cell office:value-type="float" office:value="0.068599998951" calcext:value-type="float">
            <text:p>0.068599998951</text:p>
          </table:table-cell>
          <table:table-cell office:value-type="float" office:value="0.0343400016427" calcext:value-type="float">
            <text:p>0.0343400016427</text:p>
          </table:table-cell>
          <table:table-cell office:value-type="float" office:value="0.0593999996781" calcext:value-type="float">
            <text:p>0.0593999996781</text:p>
          </table:table-cell>
          <table:table-cell office:value-type="float" office:value="0.0000599999984843" calcext:value-type="float">
            <text:p>6.00E-05</text:p>
          </table:table-cell>
          <table:table-cell table:formula="of:= ([.C560]-[.C559])/([.B560]-[.B559])" office:value-type="float" office:value="-0.0270741180943276" calcext:value-type="float">
            <text:p>-0.027074118094328</text:p>
          </table:table-cell>
          <table:table-cell office:value-type="float" office:value="0.00245000002906" calcext:value-type="float">
            <text:p>0.00245000002906</text:p>
          </table:table-cell>
          <table:table-cell/>
          <table:table-cell office:value-type="float" office:value="8.03776073456" calcext:value-type="float">
            <text:p>8.03776073456</text:p>
          </table:table-cell>
          <table:table-cell/>
          <table:table-cell office:value-type="float" office:value="-1.18894052505" calcext:value-type="float">
            <text:p>-1.18894052505</text:p>
          </table:table-cell>
          <table:table-cell office:value-type="float" office:value="-0.601917207241" calcext:value-type="float">
            <text:p>-0.601917207241</text:p>
          </table:table-cell>
          <table:table-cell office:value-type="float" office:value="-0.866748869419" calcext:value-type="float">
            <text:p>-0.866748869419</text:p>
          </table:table-cell>
        </table:table-row>
        <table:table-row table:style-name="ro1">
          <table:table-cell office:value-type="float" office:value="1.59204190408667E+018" calcext:value-type="float">
            <text:p>1.59204190408667E+018</text:p>
          </table:table-cell>
          <table:table-cell table:formula="of:=([.A560]-1.59204187214801E+018)*0.000000001" office:value-type="float" office:value="31.938660352" calcext:value-type="float">
            <text:p>31.938660352</text:p>
          </table:table-cell>
          <table:table-cell office:value-type="float" office:value="0.0671999976039" calcext:value-type="float">
            <text:p>0.0671999976039</text:p>
          </table:table-cell>
          <table:table-cell office:value-type="float" office:value="0.0323599986732" calcext:value-type="float">
            <text:p>0.0323599986732</text:p>
          </table:table-cell>
          <table:table-cell office:value-type="float" office:value="0.0589199997485" calcext:value-type="float">
            <text:p>0.0589199997485</text:p>
          </table:table-cell>
          <table:table-cell office:value-type="float" office:value="0.0000599999984843" calcext:value-type="float">
            <text:p>6.00E-05</text:p>
          </table:table-cell>
          <table:table-cell table:formula="of:= ([.C561]-[.C560])/([.B561]-[.B560])" office:value-type="float" office:value="-0.0077624962526488" calcext:value-type="float">
            <text:p>-0.007762496252649</text:p>
          </table:table-cell>
          <table:table-cell office:value-type="float" office:value="0.00437000021338" calcext:value-type="float">
            <text:p>0.00437000021338</text:p>
          </table:table-cell>
          <table:table-cell/>
          <table:table-cell office:value-type="float" office:value="8.04776000977" calcext:value-type="float">
            <text:p>8.04776000977</text:p>
          </table:table-cell>
          <table:table-cell/>
          <table:table-cell office:value-type="float" office:value="-1.18909406662" calcext:value-type="float">
            <text:p>-1.18909406662</text:p>
          </table:table-cell>
          <table:table-cell office:value-type="float" office:value="-0.597953140736" calcext:value-type="float">
            <text:p>-0.597953140736</text:p>
          </table:table-cell>
          <table:table-cell office:value-type="float" office:value="-0.866737663746" calcext:value-type="float">
            <text:p>-0.866737663746</text:p>
          </table:table-cell>
        </table:table-row>
        <table:table-row table:style-name="ro1">
          <table:table-cell office:value-type="float" office:value="1.5920419041382E+018" calcext:value-type="float">
            <text:p>1.5920419041382E+018</text:p>
          </table:table-cell>
          <table:table-cell table:formula="of:=([.A561]-1.59204187214801E+018)*0.000000001" office:value-type="float" office:value="31.99019008" calcext:value-type="float">
            <text:p>31.99019008</text:p>
          </table:table-cell>
          <table:table-cell office:value-type="float" office:value="0.0667999982834" calcext:value-type="float">
            <text:p>0.0667999982834</text:p>
          </table:table-cell>
          <table:table-cell office:value-type="float" office:value="0.0290799997747" calcext:value-type="float">
            <text:p>0.0290799997747</text:p>
          </table:table-cell>
          <table:table-cell office:value-type="float" office:value="0.0601200014353" calcext:value-type="float">
            <text:p>0.0601200014353</text:p>
          </table:table-cell>
          <table:table-cell office:value-type="float" office:value="0.0000299999992421" calcext:value-type="float">
            <text:p>3.00E-05</text:p>
          </table:table-cell>
          <table:table-cell table:formula="of:= ([.C562]-[.C561])/([.B562]-[.B561])" office:value-type="float" office:value="-0.0133586877554957" calcext:value-type="float">
            <text:p>-0.013358687755496</text:p>
          </table:table-cell>
          <table:table-cell office:value-type="float" office:value="0.00560999987647" calcext:value-type="float">
            <text:p>0.00560999987647</text:p>
          </table:table-cell>
          <table:table-cell/>
          <table:table-cell office:value-type="float" office:value="8.05421829224" calcext:value-type="float">
            <text:p>8.05421829224</text:p>
          </table:table-cell>
          <table:table-cell/>
          <table:table-cell office:value-type="float" office:value="-1.18921780586" calcext:value-type="float">
            <text:p>-1.18921780586</text:p>
          </table:table-cell>
          <table:table-cell office:value-type="float" office:value="-0.593693375587" calcext:value-type="float">
            <text:p>-0.593693375587</text:p>
          </table:table-cell>
          <table:table-cell office:value-type="float" office:value="-0.866744935513" calcext:value-type="float">
            <text:p>-0.866744935513</text:p>
          </table:table-cell>
        </table:table-row>
        <table:table-row table:style-name="ro1">
          <table:table-cell office:value-type="float" office:value="1.5920419041906E+018" calcext:value-type="float">
            <text:p>1.5920419041906E+018</text:p>
          </table:table-cell>
          <table:table-cell table:formula="of:=([.A562]-1.59204187214801E+018)*0.000000001" office:value-type="float" office:value="32.042590208" calcext:value-type="float">
            <text:p>32.042590208</text:p>
          </table:table-cell>
          <table:table-cell office:value-type="float" office:value="0.0661000013351" calcext:value-type="float">
            <text:p>0.0661000013351</text:p>
          </table:table-cell>
          <table:table-cell office:value-type="float" office:value="0.0240800008178" calcext:value-type="float">
            <text:p>0.0240800008178</text:p>
          </table:table-cell>
          <table:table-cell office:value-type="float" office:value="0.0615999996662" calcext:value-type="float">
            <text:p>0.0615999996662</text:p>
          </table:table-cell>
          <table:table-cell office:value-type="float" office:value="-0.0000299999992421" calcext:value-type="float">
            <text:p>-3.00E-05</text:p>
          </table:table-cell>
          <table:table-cell table:formula="of:= ([.C563]-[.C562])/([.B563]-[.B562])" office:value-type="float" office:value="0.00189540507001617" calcext:value-type="float">
            <text:p>0.001895405070016</text:p>
          </table:table-cell>
          <table:table-cell office:value-type="float" office:value="0.00279999990016" calcext:value-type="float">
            <text:p>0.00279999990016</text:p>
          </table:table-cell>
          <table:table-cell/>
          <table:table-cell office:value-type="float" office:value="8.03958320618" calcext:value-type="float">
            <text:p>8.03958320618</text:p>
          </table:table-cell>
          <table:table-cell/>
          <table:table-cell office:value-type="float" office:value="-1.18934834003" calcext:value-type="float">
            <text:p>-1.18934834003</text:p>
          </table:table-cell>
          <table:table-cell office:value-type="float" office:value="-0.589550375938" calcext:value-type="float">
            <text:p>-0.589550375938</text:p>
          </table:table-cell>
          <table:table-cell office:value-type="float" office:value="-0.866740524769" calcext:value-type="float">
            <text:p>-0.866740524769</text:p>
          </table:table-cell>
        </table:table-row>
        <table:table-row table:style-name="ro1">
          <table:table-cell office:value-type="float" office:value="1.59204190424336E+018" calcext:value-type="float">
            <text:p>1.59204190424336E+018</text:p>
          </table:table-cell>
          <table:table-cell table:formula="of:=([.A563]-1.59204187214801E+018)*0.000000001" office:value-type="float" office:value="32.095350272" calcext:value-type="float">
            <text:p>32.095350272</text:p>
          </table:table-cell>
          <table:table-cell office:value-type="float" office:value="0.0662000030279" calcext:value-type="float">
            <text:p>0.0662000030279</text:p>
          </table:table-cell>
          <table:table-cell office:value-type="float" office:value="0.0175000000745" calcext:value-type="float">
            <text:p>0.0175000000745</text:p>
          </table:table-cell>
          <table:table-cell office:value-type="float" office:value="0.0638599991798" calcext:value-type="float">
            <text:p>0.0638599991798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564]-[.C563])/([.B564]-[.B563])" office:value-type="float" office:value="-0.0285932543807831" calcext:value-type="float">
            <text:p>-0.028593254380783</text:p>
          </table:table-cell>
          <table:table-cell office:value-type="float" office:value="0.000880000006873" calcext:value-type="float">
            <text:p>0.000880000006873</text:p>
          </table:table-cell>
          <table:table-cell/>
          <table:table-cell office:value-type="float" office:value="8.02958297729" calcext:value-type="float">
            <text:p>8.02958297729</text:p>
          </table:table-cell>
          <table:table-cell/>
          <table:table-cell office:value-type="float" office:value="-1.1898611784" calcext:value-type="float">
            <text:p>-1.1898611784</text:p>
          </table:table-cell>
          <table:table-cell office:value-type="float" office:value="-0.585730493069" calcext:value-type="float">
            <text:p>-0.585730493069</text:p>
          </table:table-cell>
          <table:table-cell office:value-type="float" office:value="-0.866630017757" calcext:value-type="float">
            <text:p>-0.866630017757</text:p>
          </table:table-cell>
        </table:table-row>
        <table:table-row table:style-name="ro1">
          <table:table-cell office:value-type="float" office:value="1.59204190429582E+018" calcext:value-type="float">
            <text:p>1.59204190429582E+018</text:p>
          </table:table-cell>
          <table:table-cell table:formula="of:=([.A564]-1.59204187214801E+018)*0.000000001" office:value-type="float" office:value="32.147810304" calcext:value-type="float">
            <text:p>32.147810304</text:p>
          </table:table-cell>
          <table:table-cell office:value-type="float" office:value="0.0646999999881" calcext:value-type="float">
            <text:p>0.0646999999881</text:p>
          </table:table-cell>
          <table:table-cell office:value-type="float" office:value="0.00761000020429" calcext:value-type="float">
            <text:p>0.00761000020429</text:p>
          </table:table-cell>
          <table:table-cell office:value-type="float" office:value="0.0642900019884" calcext:value-type="float">
            <text:p>0.0642900019884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565]-[.C564])/([.B565]-[.B564])" office:value-type="float" office:value="0.0575373377043607" calcext:value-type="float">
            <text:p>0.057537337704361</text:p>
          </table:table-cell>
          <table:table-cell office:value-type="float" office:value="-0.00506999995559" calcext:value-type="float">
            <text:p>-0.00506999995559</text:p>
          </table:table-cell>
          <table:table-cell/>
          <table:table-cell office:value-type="float" office:value="7.99859380722" calcext:value-type="float">
            <text:p>7.99859380722</text:p>
          </table:table-cell>
          <table:table-cell/>
          <table:table-cell office:value-type="float" office:value="-1.19176852703" calcext:value-type="float">
            <text:p>-1.19176852703</text:p>
          </table:table-cell>
          <table:table-cell office:value-type="float" office:value="-0.583406925201" calcext:value-type="float">
            <text:p>-0.583406925201</text:p>
          </table:table-cell>
          <table:table-cell office:value-type="float" office:value="-0.866609275341" calcext:value-type="float">
            <text:p>-0.866609275341</text:p>
          </table:table-cell>
        </table:table-row>
        <table:table-row table:style-name="ro1">
          <table:table-cell office:value-type="float" office:value="1.59204190434796E+018" calcext:value-type="float">
            <text:p>1.59204190434796E+018</text:p>
          </table:table-cell>
          <table:table-cell table:formula="of:=([.A565]-1.59204187214801E+018)*0.000000001" office:value-type="float" office:value="32.199950336" calcext:value-type="float">
            <text:p>32.199950336</text:p>
          </table:table-cell>
          <table:table-cell office:value-type="float" office:value="0.0676999986172" calcext:value-type="float">
            <text:p>0.0676999986172</text:p>
          </table:table-cell>
          <table:table-cell office:value-type="float" office:value="-0.0106600001454" calcext:value-type="float">
            <text:p>-0.0106600001454</text:p>
          </table:table-cell>
          <table:table-cell office:value-type="float" office:value="0.066890001297" calcext:value-type="float">
            <text:p>0.066890001297</text:p>
          </table:table-cell>
          <table:table-cell office:value-type="float" office:value="-0.0000900000013644" calcext:value-type="float">
            <text:p>-9.00E-05</text:p>
          </table:table-cell>
          <table:table-cell table:formula="of:= ([.C566]-[.C565])/([.B566]-[.B565])" office:value-type="float" office:value="0.00384695756777594" calcext:value-type="float">
            <text:p>0.003846957567776</text:p>
          </table:table-cell>
          <table:table-cell office:value-type="float" office:value="-0.00344999996014" calcext:value-type="float">
            <text:p>-0.00344999996014</text:p>
          </table:table-cell>
          <table:table-cell/>
          <table:table-cell office:value-type="float" office:value="8.00703144073" calcext:value-type="float">
            <text:p>8.00703144073</text:p>
          </table:table-cell>
          <table:table-cell/>
          <table:table-cell office:value-type="float" office:value="-1.19516563416" calcext:value-type="float">
            <text:p>-1.19516563416</text:p>
          </table:table-cell>
          <table:table-cell office:value-type="float" office:value="-0.58176022768" calcext:value-type="float">
            <text:p>-0.58176022768</text:p>
          </table:table-cell>
          <table:table-cell office:value-type="float" office:value="-0.866665780544" calcext:value-type="float">
            <text:p>-0.866665780544</text:p>
          </table:table-cell>
        </table:table-row>
        <table:table-row table:style-name="ro1">
          <table:table-cell office:value-type="float" office:value="1.59204190439995E+018" calcext:value-type="float">
            <text:p>1.59204190439995E+018</text:p>
          </table:table-cell>
          <table:table-cell table:formula="of:=([.A566]-1.59204187214801E+018)*0.000000001" office:value-type="float" office:value="32.251940352" calcext:value-type="float">
            <text:p>32.251940352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-0.0195899996907" calcext:value-type="float">
            <text:p>-0.0195899996907</text:p>
          </table:table-cell>
          <table:table-cell office:value-type="float" office:value="0.0649899989367" calcext:value-type="float">
            <text:p>0.0649899989367</text:p>
          </table:table-cell>
          <table:table-cell office:value-type="float" office:value="-0.0000299999992421" calcext:value-type="float">
            <text:p>-3.00E-05</text:p>
          </table:table-cell>
          <table:table-cell table:formula="of:= ([.C567]-[.C566])/([.B567]-[.B566])" office:value-type="float" office:value="-0.0668773699677826" calcext:value-type="float">
            <text:p>-0.066877369967783</text:p>
          </table:table-cell>
          <table:table-cell office:value-type="float" office:value="-0.00402999995276" calcext:value-type="float">
            <text:p>-0.00402999995276</text:p>
          </table:table-cell>
          <table:table-cell/>
          <table:table-cell office:value-type="float" office:value="8.0040102005" calcext:value-type="float">
            <text:p>8.0040102005</text:p>
          </table:table-cell>
          <table:table-cell/>
          <table:table-cell office:value-type="float" office:value="-1.1987169981" calcext:value-type="float">
            <text:p>-1.1987169981</text:p>
          </table:table-cell>
          <table:table-cell office:value-type="float" office:value="-0.579893231392" calcext:value-type="float">
            <text:p>-0.579893231392</text:p>
          </table:table-cell>
          <table:table-cell office:value-type="float" office:value="-0.866772890091" calcext:value-type="float">
            <text:p>-0.866772890091</text:p>
          </table:table-cell>
        </table:table-row>
        <table:table-row table:style-name="ro1">
          <table:table-cell office:value-type="float" office:value="1.59204190445378E+018" calcext:value-type="float">
            <text:p>1.59204190445378E+018</text:p>
          </table:table-cell>
          <table:table-cell table:formula="of:=([.A567]-1.59204187214801E+018)*0.000000001" office:value-type="float" office:value="32.30577024" calcext:value-type="float">
            <text:p>32.30577024</text:p>
          </table:table-cell>
          <table:table-cell office:value-type="float" office:value="0.0643000006676" calcext:value-type="float">
            <text:p>0.0643000006676</text:p>
          </table:table-cell>
          <table:table-cell office:value-type="float" office:value="-0.0232200007886" calcext:value-type="float">
            <text:p>-0.0232200007886</text:p>
          </table:table-cell>
          <table:table-cell office:value-type="float" office:value="0.059960000217" calcext:value-type="float">
            <text:p>0.059960000217</text:p>
          </table:table-cell>
          <table:table-cell office:value-type="float" office:value="-0.0000999999974738" calcext:value-type="float">
            <text:p>-1.00E-04</text:p>
          </table:table-cell>
          <table:table-cell table:formula="of:= ([.C568]-[.C567])/([.B568]-[.B567])" office:value-type="float" office:value="-0.145887390909828" calcext:value-type="float">
            <text:p>-0.145887390909828</text:p>
          </table:table-cell>
          <table:table-cell office:value-type="float" office:value="-0.0104999998584" calcext:value-type="float">
            <text:p>-0.0104999998584</text:p>
          </table:table-cell>
          <table:table-cell/>
          <table:table-cell office:value-type="float" office:value="7.97031259537" calcext:value-type="float">
            <text:p>7.97031259537</text:p>
          </table:table-cell>
          <table:table-cell/>
          <table:table-cell office:value-type="float" office:value="-1.20079946518" calcext:value-type="float">
            <text:p>-1.20079946518</text:p>
          </table:table-cell>
          <table:table-cell office:value-type="float" office:value="-0.578877687454" calcext:value-type="float">
            <text:p>-0.578877687454</text:p>
          </table:table-cell>
          <table:table-cell office:value-type="float" office:value="-0.866809606552" calcext:value-type="float">
            <text:p>-0.866809606552</text:p>
          </table:table-cell>
        </table:table-row>
        <table:table-row table:style-name="ro1">
          <table:table-cell office:value-type="float" office:value="1.59204190455797E+018" calcext:value-type="float">
            <text:p>1.59204190455797E+018</text:p>
          </table:table-cell>
          <table:table-cell table:formula="of:=([.A568]-1.59204187214801E+018)*0.000000001" office:value-type="float" office:value="32.409960192" calcext:value-type="float">
            <text:p>32.409960192</text:p>
          </table:table-cell>
          <table:table-cell office:value-type="float" office:value="0.0491000004113" calcext:value-type="float">
            <text:p>0.0491000004113</text:p>
          </table:table-cell>
          <table:table-cell office:value-type="float" office:value="-0.0245500002056" calcext:value-type="float">
            <text:p>-0.0245500002056</text:p>
          </table:table-cell>
          <table:table-cell office:value-type="float" office:value="0.0425200015306" calcext:value-type="float">
            <text:p>0.0425200015306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569]-[.C568])/([.B569]-[.B568])" office:value-type="float" office:value="-0.184731032780851" calcext:value-type="float">
            <text:p>-0.184731032780851</text:p>
          </table:table-cell>
          <table:table-cell office:value-type="float" office:value="-0.0338900014758" calcext:value-type="float">
            <text:p>-0.0338900014758</text:p>
          </table:table-cell>
          <table:table-cell/>
          <table:table-cell office:value-type="float" office:value="7.84848976135" calcext:value-type="float">
            <text:p>7.84848976135</text:p>
          </table:table-cell>
          <table:table-cell/>
          <table:table-cell office:value-type="float" office:value="-1.20288336277" calcext:value-type="float">
            <text:p>-1.20288336277</text:p>
          </table:table-cell>
          <table:table-cell office:value-type="float" office:value="-0.581740379333" calcext:value-type="float">
            <text:p>-0.581740379333</text:p>
          </table:table-cell>
          <table:table-cell office:value-type="float" office:value="-0.866699039936" calcext:value-type="float">
            <text:p>-0.866699039936</text:p>
          </table:table-cell>
        </table:table-row>
        <table:table-row table:style-name="ro1">
          <table:table-cell office:value-type="float" office:value="1.59204190461102E+018" calcext:value-type="float">
            <text:p>1.59204190461102E+018</text:p>
          </table:table-cell>
          <table:table-cell table:formula="of:=([.A569]-1.59204187214801E+018)*0.000000001" office:value-type="float" office:value="32.463010304" calcext:value-type="float">
            <text:p>32.463010304</text:p>
          </table:table-cell>
          <table:table-cell office:value-type="float" office:value="0.0392999984324" calcext:value-type="float">
            <text:p>0.0392999984324</text:p>
          </table:table-cell>
          <table:table-cell office:value-type="float" office:value="-0.0273000001907" calcext:value-type="float">
            <text:p>-0.0273000001907</text:p>
          </table:table-cell>
          <table:table-cell office:value-type="float" office:value="0.0282499995083" calcext:value-type="float">
            <text:p>0.0282499995083</text:p>
          </table:table-cell>
          <table:table-cell office:value-type="float" office:value="0.0000199999994948" calcext:value-type="float">
            <text:p>2.00E-05</text:p>
          </table:table-cell>
          <table:table-cell table:formula="of:= ([.C570]-[.C569])/([.B570]-[.B569])" office:value-type="float" office:value="-0.10836488013588" calcext:value-type="float">
            <text:p>-0.10836488013588</text:p>
          </table:table-cell>
          <table:table-cell office:value-type="float" office:value="-0.0508599989116" calcext:value-type="float">
            <text:p>-0.0508599989116</text:p>
          </table:table-cell>
          <table:table-cell/>
          <table:table-cell office:value-type="float" office:value="7.76010417938" calcext:value-type="float">
            <text:p>7.76010417938</text:p>
          </table:table-cell>
          <table:table-cell/>
          <table:table-cell office:value-type="float" office:value="-1.20466697216" calcext:value-type="float">
            <text:p>-1.20466697216</text:p>
          </table:table-cell>
          <table:table-cell office:value-type="float" office:value="-0.585642933846" calcext:value-type="float">
            <text:p>-0.585642933846</text:p>
          </table:table-cell>
          <table:table-cell office:value-type="float" office:value="-0.866734743118" calcext:value-type="float">
            <text:p>-0.866734743118</text:p>
          </table:table-cell>
        </table:table-row>
        <table:table-row table:style-name="ro1">
          <table:table-cell office:value-type="float" office:value="1.59204190466362E+018" calcext:value-type="float">
            <text:p>1.59204190466362E+018</text:p>
          </table:table-cell>
          <table:table-cell table:formula="of:=([.A570]-1.59204187214801E+018)*0.000000001" office:value-type="float" office:value="32.515610368" calcext:value-type="float">
            <text:p>32.515610368</text:p>
          </table:table-cell>
          <table:table-cell office:value-type="float" office:value="0.0335999988019" calcext:value-type="float">
            <text:p>0.0335999988019</text:p>
          </table:table-cell>
          <table:table-cell office:value-type="float" office:value="-0.0301099997014" calcext:value-type="float">
            <text:p>-0.0301099997014</text:p>
          </table:table-cell>
          <table:table-cell office:value-type="float" office:value="0.014809999615" calcext:value-type="float">
            <text:p>0.014809999615</text:p>
          </table:table-cell>
          <table:table-cell office:value-type="float" office:value="0.0000199999994948" calcext:value-type="float">
            <text:p>2.00E-05</text:p>
          </table:table-cell>
          <table:table-cell table:formula="of:= ([.C571]-[.C570])/([.B571]-[.B570])" office:value-type="float" office:value="-0.00729927472275891" calcext:value-type="float">
            <text:p>-0.007299274722759</text:p>
          </table:table-cell>
          <table:table-cell office:value-type="float" office:value="-0.0582400001585" calcext:value-type="float">
            <text:p>-0.0582400001585</text:p>
          </table:table-cell>
          <table:table-cell/>
          <table:table-cell office:value-type="float" office:value="7.7216668129" calcext:value-type="float">
            <text:p>7.7216668129</text:p>
          </table:table-cell>
          <table:table-cell/>
          <table:table-cell office:value-type="float" office:value="-1.20646393299" calcext:value-type="float">
            <text:p>-1.20646393299</text:p>
          </table:table-cell>
          <table:table-cell office:value-type="float" office:value="-0.589407324791" calcext:value-type="float">
            <text:p>-0.589407324791</text:p>
          </table:table-cell>
          <table:table-cell office:value-type="float" office:value="-0.866726398468" calcext:value-type="float">
            <text:p>-0.866726398468</text:p>
          </table:table-cell>
        </table:table-row>
        <table:table-row table:style-name="ro1">
          <table:table-cell office:value-type="float" office:value="1.59204190471842E+018" calcext:value-type="float">
            <text:p>1.59204190471842E+018</text:p>
          </table:table-cell>
          <table:table-cell table:formula="of:=([.A571]-1.59204187214801E+018)*0.000000001" office:value-type="float" office:value="32.57041024" calcext:value-type="float">
            <text:p>32.57041024</text:p>
          </table:table-cell>
          <table:table-cell office:value-type="float" office:value="0.0331999994814" calcext:value-type="float">
            <text:p>0.0331999994814</text:p>
          </table:table-cell>
          <table:table-cell office:value-type="float" office:value="-0.0331499986351" calcext:value-type="float">
            <text:p>-0.0331499986351</text:p>
          </table:table-cell>
          <table:table-cell office:value-type="float" office:value="0.000300000014249" calcext:value-type="float">
            <text:p>0.000300000014249</text:p>
          </table:table-cell>
          <table:table-cell office:value-type="float" office:value="0.0000499999987369" calcext:value-type="float">
            <text:p>5.00E-05</text:p>
          </table:table-cell>
          <table:table-cell table:formula="of:= ([.C572]-[.C571])/([.B572]-[.B571])" office:value-type="float" office:value="0.0969764763563744" calcext:value-type="float">
            <text:p>0.096976476356374</text:p>
          </table:table-cell>
          <table:table-cell office:value-type="float" office:value="-0.0579099990427" calcext:value-type="float">
            <text:p>-0.0579099990427</text:p>
          </table:table-cell>
          <table:table-cell/>
          <table:table-cell office:value-type="float" office:value="7.72338533401" calcext:value-type="float">
            <text:p>7.72338533401</text:p>
          </table:table-cell>
          <table:table-cell/>
          <table:table-cell office:value-type="float" office:value="-1.20845377445" calcext:value-type="float">
            <text:p>-1.20845377445</text:p>
          </table:table-cell>
          <table:table-cell office:value-type="float" office:value="-0.593518555164" calcext:value-type="float">
            <text:p>-0.593518555164</text:p>
          </table:table-cell>
          <table:table-cell office:value-type="float" office:value="-0.866717100143" calcext:value-type="float">
            <text:p>-0.866717100143</text:p>
          </table:table-cell>
        </table:table-row>
        <table:table-row table:style-name="ro1">
          <table:table-cell office:value-type="float" office:value="1.59204190477101E+018" calcext:value-type="float">
            <text:p>1.59204190477101E+018</text:p>
          </table:table-cell>
          <table:table-cell table:formula="of:=([.A572]-1.59204187214801E+018)*0.000000001" office:value-type="float" office:value="32.62300032" calcext:value-type="float">
            <text:p>32.62300032</text:p>
          </table:table-cell>
          <table:table-cell office:value-type="float" office:value="0.0383000001311" calcext:value-type="float">
            <text:p>0.0383000001311</text:p>
          </table:table-cell>
          <table:table-cell office:value-type="float" office:value="-0.0359300002456" calcext:value-type="float">
            <text:p>-0.0359300002456</text:p>
          </table:table-cell>
          <table:table-cell office:value-type="float" office:value="-0.0131700001657" calcext:value-type="float">
            <text:p>-0.0131700001657</text:p>
          </table:table-cell>
          <table:table-cell office:value-type="float" office:value="0.00000999999974738" calcext:value-type="float">
            <text:p>1.00E-05</text:p>
          </table:table-cell>
          <table:table-cell table:formula="of:= ([.C573]-[.C572])/([.B573]-[.B572])" office:value-type="float" office:value="0.160214168023907" calcext:value-type="float">
            <text:p>0.160214168023907</text:p>
          </table:table-cell>
          <table:table-cell office:value-type="float" office:value="-0.0478999987245" calcext:value-type="float">
            <text:p>-0.0478999987245</text:p>
          </table:table-cell>
          <table:table-cell/>
          <table:table-cell office:value-type="float" office:value="7.77552080154" calcext:value-type="float">
            <text:p>7.77552080154</text:p>
          </table:table-cell>
          <table:table-cell/>
          <table:table-cell office:value-type="float" office:value="-1.2102009058" calcext:value-type="float">
            <text:p>-1.2102009058</text:p>
          </table:table-cell>
          <table:table-cell office:value-type="float" office:value="-0.597193300724" calcext:value-type="float">
            <text:p>-0.597193300724</text:p>
          </table:table-cell>
          <table:table-cell office:value-type="float" office:value="-0.866733253002" calcext:value-type="float">
            <text:p>-0.866733253002</text:p>
          </table:table-cell>
        </table:table-row>
        <table:table-row table:style-name="ro1">
          <table:table-cell office:value-type="float" office:value="1.59204190482344E+018" calcext:value-type="float">
            <text:p>1.59204190482344E+018</text:p>
          </table:table-cell>
          <table:table-cell table:formula="of:=([.A573]-1.59204187214801E+018)*0.000000001" office:value-type="float" office:value="32.675430144" calcext:value-type="float">
            <text:p>32.675430144</text:p>
          </table:table-cell>
          <table:table-cell office:value-type="float" office:value="0.0467000007629" calcext:value-type="float">
            <text:p>0.0467000007629</text:p>
          </table:table-cell>
          <table:table-cell office:value-type="float" office:value="-0.0383599996567" calcext:value-type="float">
            <text:p>-0.0383599996567</text:p>
          </table:table-cell>
          <table:table-cell office:value-type="float" office:value="-0.0265699997544" calcext:value-type="float">
            <text:p>-0.0265699997544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table:formula="of:= ([.C574]-[.C573])/([.B574]-[.B573])" office:value-type="float" office:value="0.121488384192425" calcext:value-type="float">
            <text:p>0.121488384192425</text:p>
          </table:table-cell>
          <table:table-cell office:value-type="float" office:value="-0.0336199998856" calcext:value-type="float">
            <text:p>-0.0336199998856</text:p>
          </table:table-cell>
          <table:table-cell/>
          <table:table-cell office:value-type="float" office:value="7.84989595413" calcext:value-type="float">
            <text:p>7.84989595413</text:p>
          </table:table-cell>
          <table:table-cell/>
          <table:table-cell office:value-type="float" office:value="-1.21211230755" calcext:value-type="float">
            <text:p>-1.21211230755</text:p>
          </table:table-cell>
          <table:table-cell office:value-type="float" office:value="-0.601143300533" calcext:value-type="float">
            <text:p>-0.601143300533</text:p>
          </table:table-cell>
          <table:table-cell office:value-type="float" office:value="-0.866729617119" calcext:value-type="float">
            <text:p>-0.866729617119</text:p>
          </table:table-cell>
        </table:table-row>
        <table:table-row table:style-name="ro1">
          <table:table-cell office:value-type="float" office:value="1.59204190487612E+018" calcext:value-type="float">
            <text:p>1.59204190487612E+018</text:p>
          </table:table-cell>
          <table:table-cell table:formula="of:=([.A574]-1.59204187214801E+018)*0.000000001" office:value-type="float" office:value="32.72811008" calcext:value-type="float">
            <text:p>32.72811008</text:p>
          </table:table-cell>
          <table:table-cell office:value-type="float" office:value="0.0531000010669" calcext:value-type="float">
            <text:p>0.0531000010669</text:p>
          </table:table-cell>
          <table:table-cell office:value-type="float" office:value="-0.0381999984384" calcext:value-type="float">
            <text:p>-0.0381999984384</text:p>
          </table:table-cell>
          <table:table-cell office:value-type="float" office:value="-0.0369299985468" calcext:value-type="float">
            <text:p>-0.0369299985468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 table:formula="of:= ([.C575]-[.C574])/([.B575]-[.B574])" office:value-type="float" office:value="0.102395425104039" calcext:value-type="float">
            <text:p>0.102395425104039</text:p>
          </table:table-cell>
          <table:table-cell office:value-type="float" office:value="-0.0199900008738" calcext:value-type="float">
            <text:p>-0.0199900008738</text:p>
          </table:table-cell>
          <table:table-cell/>
          <table:table-cell office:value-type="float" office:value="7.9208855629" calcext:value-type="float">
            <text:p>7.9208855629</text:p>
          </table:table-cell>
          <table:table-cell/>
          <table:table-cell office:value-type="float" office:value="-1.21393609047" calcext:value-type="float">
            <text:p>-1.21393609047</text:p>
          </table:table-cell>
          <table:table-cell office:value-type="float" office:value="-0.604839682579" calcext:value-type="float">
            <text:p>-0.604839682579</text:p>
          </table:table-cell>
          <table:table-cell office:value-type="float" office:value="-0.866732537746" calcext:value-type="float">
            <text:p>-0.866732537746</text:p>
          </table:table-cell>
        </table:table-row>
        <table:table-row table:style-name="ro1">
          <table:table-cell office:value-type="float" office:value="1.59204190492788E+018" calcext:value-type="float">
            <text:p>1.59204190492788E+018</text:p>
          </table:table-cell>
          <table:table-cell table:formula="of:=([.A575]-1.59204187214801E+018)*0.000000001" office:value-type="float" office:value="32.779870208" calcext:value-type="float">
            <text:p>32.779870208</text:p>
          </table:table-cell>
          <table:table-cell office:value-type="float" office:value="0.0584000013769" calcext:value-type="float">
            <text:p>0.0584000013769</text:p>
          </table:table-cell>
          <table:table-cell office:value-type="float" office:value="-0.0355399996042" calcext:value-type="float">
            <text:p>-0.0355399996042</text:p>
          </table:table-cell>
          <table:table-cell office:value-type="float" office:value="-0.0463100001216" calcext:value-type="float">
            <text:p>-0.0463100001216</text:p>
          </table:table-cell>
          <table:table-cell office:value-type="float" office:value="-0.0000999999974738" calcext:value-type="float">
            <text:p>-1.00E-04</text:p>
          </table:table-cell>
          <table:table-cell table:formula="of:= ([.C576]-[.C575])/([.B576]-[.B575])" office:value-type="float" office:value="0.107454326272153" calcext:value-type="float">
            <text:p>0.107454326272153</text:p>
          </table:table-cell>
          <table:table-cell office:value-type="float" office:value="-0.0160399992019" calcext:value-type="float">
            <text:p>-0.0160399992019</text:p>
          </table:table-cell>
          <table:table-cell/>
          <table:table-cell office:value-type="float" office:value="7.94145822525" calcext:value-type="float">
            <text:p>7.94145822525</text:p>
          </table:table-cell>
          <table:table-cell/>
          <table:table-cell office:value-type="float" office:value="-1.21577513218" calcext:value-type="float">
            <text:p>-1.21577513218</text:p>
          </table:table-cell>
          <table:table-cell office:value-type="float" office:value="-0.608615994453" calcext:value-type="float">
            <text:p>-0.608615994453</text:p>
          </table:table-cell>
          <table:table-cell office:value-type="float" office:value="-0.866726577282" calcext:value-type="float">
            <text:p>-0.866726577282</text:p>
          </table:table-cell>
        </table:table-row>
        <table:table-row table:style-name="ro1">
          <table:table-cell office:value-type="float" office:value="1.59204190498744E+018" calcext:value-type="float">
            <text:p>1.59204190498744E+018</text:p>
          </table:table-cell>
          <table:table-cell table:formula="of:=([.A576]-1.59204187214801E+018)*0.000000001" office:value-type="float" office:value="32.8394304" calcext:value-type="float">
            <text:p>32.8394304</text:p>
          </table:table-cell>
          <table:table-cell office:value-type="float" office:value="0.0648000016809" calcext:value-type="float">
            <text:p>0.0648000016809</text:p>
          </table:table-cell>
          <table:table-cell office:value-type="float" office:value="-0.0325299985707" calcext:value-type="float">
            <text:p>-0.0325299985707</text:p>
          </table:table-cell>
          <table:table-cell office:value-type="float" office:value="-0.0560600012541" calcext:value-type="float">
            <text:p>-0.0560600012541</text:p>
          </table:table-cell>
          <table:table-cell office:value-type="float" office:value="0.0000900000013644" calcext:value-type="float">
            <text:p>9.00E-05</text:p>
          </table:table-cell>
          <table:table-cell table:formula="of:= ([.C577]-[.C576])/([.B577]-[.B576])" office:value-type="float" office:value="0.139366366773032" calcext:value-type="float">
            <text:p>0.139366366773032</text:p>
          </table:table-cell>
          <table:table-cell office:value-type="float" office:value="-0.00528000015765" calcext:value-type="float">
            <text:p>-0.00528000015765</text:p>
          </table:table-cell>
          <table:table-cell/>
          <table:table-cell office:value-type="float" office:value="7.99749994278" calcext:value-type="float">
            <text:p>7.99749994278</text:p>
          </table:table-cell>
          <table:table-cell/>
          <table:table-cell office:value-type="float" office:value="-1.21782720089" calcext:value-type="float">
            <text:p>-1.21782720089</text:p>
          </table:table-cell>
          <table:table-cell office:value-type="float" office:value="-0.612826943398" calcext:value-type="float">
            <text:p>-0.612826943398</text:p>
          </table:table-cell>
          <table:table-cell office:value-type="float" office:value="-0.866718530655" calcext:value-type="float">
            <text:p>-0.866718530655</text:p>
          </table:table-cell>
        </table:table-row>
        <table:table-row table:style-name="ro1">
          <table:table-cell office:value-type="float" office:value="1.59204190503982E+018" calcext:value-type="float">
            <text:p>1.59204190503982E+018</text:p>
          </table:table-cell>
          <table:table-cell table:formula="of:=([.A577]-1.59204187214801E+018)*0.000000001" office:value-type="float" office:value="32.891810304" calcext:value-type="float">
            <text:p>32.891810304</text:p>
          </table:table-cell>
          <table:table-cell office:value-type="float" office:value="0.0720999985933" calcext:value-type="float">
            <text:p>0.0720999985933</text:p>
          </table:table-cell>
          <table:table-cell office:value-type="float" office:value="-0.0322300009429" calcext:value-type="float">
            <text:p>-0.0322300009429</text:p>
          </table:table-cell>
          <table:table-cell office:value-type="float" office:value="-0.0644700005651" calcext:value-type="float">
            <text:p>-0.0644700005651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578]-[.C577])/([.B578]-[.B577])" office:value-type="float" office:value="0.153963790696991" calcext:value-type="float">
            <text:p>0.153963790696991</text:p>
          </table:table-cell>
          <table:table-cell office:value-type="float" office:value="0.0133100003004" calcext:value-type="float">
            <text:p>0.0133100003004</text:p>
          </table:table-cell>
          <table:table-cell/>
          <table:table-cell office:value-type="float" office:value="8.09432315826" calcext:value-type="float">
            <text:p>8.09432315826</text:p>
          </table:table-cell>
          <table:table-cell/>
          <table:table-cell office:value-type="float" office:value="-1.21968662739" calcext:value-type="float">
            <text:p>-1.21968662739</text:p>
          </table:table-cell>
          <table:table-cell office:value-type="float" office:value="-0.616661608219" calcext:value-type="float">
            <text:p>-0.616661608219</text:p>
          </table:table-cell>
          <table:table-cell office:value-type="float" office:value="-0.866734802723" calcext:value-type="float">
            <text:p>-0.866734802723</text:p>
          </table:table-cell>
        </table:table-row>
        <table:table-row table:style-name="ro1">
          <table:table-cell office:value-type="float" office:value="1.59204190509243E+018" calcext:value-type="float">
            <text:p>1.59204190509243E+018</text:p>
          </table:table-cell>
          <table:table-cell table:formula="of:=([.A578]-1.59204187214801E+018)*0.000000001" office:value-type="float" office:value="32.944420096" calcext:value-type="float">
            <text:p>32.944420096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-0.0348300002515" calcext:value-type="float">
            <text:p>-0.0348300002515</text:p>
          </table:table-cell>
          <table:table-cell office:value-type="float" office:value="-0.0722500011325" calcext:value-type="float">
            <text:p>-0.0722500011325</text:p>
          </table:table-cell>
          <table:table-cell office:value-type="float" office:value="-0.0000499999987369" calcext:value-type="float">
            <text:p>-5.00E-05</text:p>
          </table:table-cell>
          <table:table-cell table:formula="of:= ([.C579]-[.C578])/([.B579]-[.B578])" office:value-type="float" office:value="0.00190806103982388" calcext:value-type="float">
            <text:p>0.001908061039824</text:p>
          </table:table-cell>
          <table:table-cell office:value-type="float" office:value="0.0581899993122" calcext:value-type="float">
            <text:p>0.0581899993122</text:p>
          </table:table-cell>
          <table:table-cell/>
          <table:table-cell office:value-type="float" office:value="8.32807254791" calcext:value-type="float">
            <text:p>8.32807254791</text:p>
          </table:table-cell>
          <table:table-cell/>
          <table:table-cell office:value-type="float" office:value="-1.22149956226" calcext:value-type="float">
            <text:p>-1.22149956226</text:p>
          </table:table-cell>
          <table:table-cell office:value-type="float" office:value="-0.6203545928" calcext:value-type="float">
            <text:p>-0.6203545928</text:p>
          </table:table-cell>
          <table:table-cell office:value-type="float" office:value="-0.866727828979" calcext:value-type="float">
            <text:p>-0.866727828979</text:p>
          </table:table-cell>
        </table:table-row>
        <table:table-row table:style-name="ro1">
          <table:table-cell office:value-type="float" office:value="1.59204190514484E+018" calcext:value-type="float">
            <text:p>1.59204190514484E+018</text:p>
          </table:table-cell>
          <table:table-cell table:formula="of:=([.A579]-1.59204187214801E+018)*0.000000001" office:value-type="float" office:value="32.996830208" calcext:value-type="float">
            <text:p>32.99683020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-0.0350200012326" calcext:value-type="float">
            <text:p>-0.0350200012326</text:p>
          </table:table-cell>
          <table:table-cell office:value-type="float" office:value="-0.07227999717" calcext:value-type="float">
            <text:p>-0.07227999717</text:p>
          </table:table-cell>
          <table:table-cell office:value-type="float" office:value="0.00000999999974738" calcext:value-type="float">
            <text:p>1.00E-05</text:p>
          </table:table-cell>
          <table:table-cell table:formula="of:= ([.C580]-[.C579])/([.B580]-[.B579])" office:value-type="float" office:value="-0.049514552197647" calcext:value-type="float">
            <text:p>-0.049514552197647</text:p>
          </table:table-cell>
          <table:table-cell office:value-type="float" office:value="0.076810002327" calcext:value-type="float">
            <text:p>0.076810002327</text:p>
          </table:table-cell>
          <table:table-cell/>
          <table:table-cell office:value-type="float" office:value="8.42505168915" calcext:value-type="float">
            <text:p>8.42505168915</text:p>
          </table:table-cell>
          <table:table-cell/>
          <table:table-cell office:value-type="float" office:value="-1.22336089611" calcext:value-type="float">
            <text:p>-1.22336089611</text:p>
          </table:table-cell>
          <table:table-cell office:value-type="float" office:value="-0.624229311943" calcext:value-type="float">
            <text:p>-0.624229311943</text:p>
          </table:table-cell>
          <table:table-cell office:value-type="float" office:value="-0.866729557514" calcext:value-type="float">
            <text:p>-0.866729557514</text:p>
          </table:table-cell>
        </table:table-row>
        <table:table-row table:style-name="ro1">
          <table:table-cell office:value-type="float" office:value="1.59204190519735E+018" calcext:value-type="float">
            <text:p>1.59204190519735E+018</text:p>
          </table:table-cell>
          <table:table-cell table:formula="of:=([.A580]-1.59204187214801E+018)*0.000000001" office:value-type="float" office:value="33.04934016" calcext:value-type="float">
            <text:p>33.04934016</text:p>
          </table:table-cell>
          <table:table-cell office:value-type="float" office:value="0.077699996531" calcext:value-type="float">
            <text:p>0.077699996531</text:p>
          </table:table-cell>
          <table:table-cell office:value-type="float" office:value="-0.0337200015783" calcext:value-type="float">
            <text:p>-0.0337200015783</text:p>
          </table:table-cell>
          <table:table-cell office:value-type="float" office:value="-0.0700500011444" calcext:value-type="float">
            <text:p>-0.0700500011444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formula="of:= ([.C581]-[.C580])/([.B581]-[.B580])" office:value-type="float" office:value="-0.125426906903284" calcext:value-type="float">
            <text:p>-0.125426906903284</text:p>
          </table:table-cell>
          <table:table-cell office:value-type="float" office:value="0.0826300010085" calcext:value-type="float">
            <text:p>0.0826300010085</text:p>
          </table:table-cell>
          <table:table-cell/>
          <table:table-cell office:value-type="float" office:value="8.45536422729" calcext:value-type="float">
            <text:p>8.45536422729</text:p>
          </table:table-cell>
          <table:table-cell/>
          <table:table-cell office:value-type="float" office:value="-1.22445964813" calcext:value-type="float">
            <text:p>-1.22445964813</text:p>
          </table:table-cell>
          <table:table-cell office:value-type="float" office:value="-0.626793622971" calcext:value-type="float">
            <text:p>-0.626793622971</text:p>
          </table:table-cell>
          <table:table-cell office:value-type="float" office:value="-0.866799116135" calcext:value-type="float">
            <text:p>-0.866799116135</text:p>
          </table:table-cell>
        </table:table-row>
        <table:table-row table:style-name="ro1">
          <table:table-cell office:value-type="float" office:value="1.59204190524997E+018" calcext:value-type="float">
            <text:p>1.59204190524997E+018</text:p>
          </table:table-cell>
          <table:table-cell table:formula="of:=([.A581]-1.59204187214801E+018)*0.000000001" office:value-type="float" office:value="33.101960448" calcext:value-type="float">
            <text:p>33.101960448</text:p>
          </table:table-cell>
          <table:table-cell office:value-type="float" office:value="0.0710999965668" calcext:value-type="float">
            <text:p>0.0710999965668</text:p>
          </table:table-cell>
          <table:table-cell office:value-type="float" office:value="-0.0311399996281" calcext:value-type="float">
            <text:p>-0.0311399996281</text:p>
          </table:table-cell>
          <table:table-cell office:value-type="float" office:value="-0.0638900026679" calcext:value-type="float">
            <text:p>-0.0638900026679</text:p>
          </table:table-cell>
          <table:table-cell office:value-type="float" office:value="0.0000299999992421" calcext:value-type="float">
            <text:p>3.00E-05</text:p>
          </table:table-cell>
          <table:table-cell table:formula="of:= ([.C582]-[.C581])/([.B582]-[.B581])" office:value-type="float" office:value="-0.123349856847638" calcext:value-type="float">
            <text:p>-0.123349856847638</text:p>
          </table:table-cell>
          <table:table-cell office:value-type="float" office:value="0.0712999999523" calcext:value-type="float">
            <text:p>0.0712999999523</text:p>
          </table:table-cell>
          <table:table-cell/>
          <table:table-cell office:value-type="float" office:value="8.39635372162" calcext:value-type="float">
            <text:p>8.39635372162</text:p>
          </table:table-cell>
          <table:table-cell/>
          <table:table-cell office:value-type="float" office:value="-1.22500479221" calcext:value-type="float">
            <text:p>-1.22500479221</text:p>
          </table:table-cell>
          <table:table-cell office:value-type="float" office:value="-0.627481937408" calcext:value-type="float">
            <text:p>-0.627481937408</text:p>
          </table:table-cell>
          <table:table-cell office:value-type="float" office:value="-0.866701841354" calcext:value-type="float">
            <text:p>-0.866701841354</text:p>
          </table:table-cell>
        </table:table-row>
        <table:table-row table:style-name="ro1">
          <table:table-cell office:value-type="float" office:value="1.59204190535374E+018" calcext:value-type="float">
            <text:p>1.59204190535374E+018</text:p>
          </table:table-cell>
          <table:table-cell table:formula="of:=([.A582]-1.59204187214801E+018)*0.000000001" office:value-type="float" office:value="33.205730304" calcext:value-type="float">
            <text:p>33.205730304</text:p>
          </table:table-cell>
          <table:table-cell office:value-type="float" office:value="0.0582999996841" calcext:value-type="float">
            <text:p>0.0582999996841</text:p>
          </table:table-cell>
          <table:table-cell office:value-type="float" office:value="-0.0259099993855" calcext:value-type="float">
            <text:p>-0.0259099993855</text:p>
          </table:table-cell>
          <table:table-cell office:value-type="float" office:value="-0.0521700009704" calcext:value-type="float">
            <text:p>-0.0521700009704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583]-[.C582])/([.B583]-[.B582])" office:value-type="float" office:value="-0.122380899727321" calcext:value-type="float">
            <text:p>-0.122380899727321</text:p>
          </table:table-cell>
          <table:table-cell office:value-type="float" office:value="0.0343200005591" calcext:value-type="float">
            <text:p>0.0343200005591</text:p>
          </table:table-cell>
          <table:table-cell/>
          <table:table-cell office:value-type="float" office:value="8.20374965668" calcext:value-type="float">
            <text:p>8.20374965668</text:p>
          </table:table-cell>
          <table:table-cell/>
          <table:table-cell office:value-type="float" office:value="-1.22529888153" calcext:value-type="float">
            <text:p>-1.22529888153</text:p>
          </table:table-cell>
          <table:table-cell office:value-type="float" office:value="-0.627597153187" calcext:value-type="float">
            <text:p>-0.627597153187</text:p>
          </table:table-cell>
          <table:table-cell office:value-type="float" office:value="-0.866643607616" calcext:value-type="float">
            <text:p>-0.866643607616</text:p>
          </table:table-cell>
        </table:table-row>
        <table:table-row table:style-name="ro1">
          <table:table-cell office:value-type="float" office:value="1.59204190540767E+018" calcext:value-type="float">
            <text:p>1.59204190540767E+018</text:p>
          </table:table-cell>
          <table:table-cell table:formula="of:=([.A583]-1.59204187214801E+018)*0.000000001" office:value-type="float" office:value="33.259660288" calcext:value-type="float">
            <text:p>33.259660288</text:p>
          </table:table-cell>
          <table:table-cell office:value-type="float" office:value="0.0516999997199" calcext:value-type="float">
            <text:p>0.0516999997199</text:p>
          </table:table-cell>
          <table:table-cell office:value-type="float" office:value="-0.0258600004017" calcext:value-type="float">
            <text:p>-0.0258600004017</text:p>
          </table:table-cell>
          <table:table-cell office:value-type="float" office:value="-0.0447699986398" calcext:value-type="float">
            <text:p>-0.0447699986398</text:p>
          </table:table-cell>
          <table:table-cell office:value-type="float" office:value="0.0000999999974738" calcext:value-type="float">
            <text:p>1.00E-04</text:p>
          </table:table-cell>
          <table:table-cell table:formula="of:= ([.C584]-[.C583])/([.B584]-[.B583])" office:value-type="float" office:value="-0.129820138474172" calcext:value-type="float">
            <text:p>-0.129820138474172</text:p>
          </table:table-cell>
          <table:table-cell office:value-type="float" office:value="0.00855999998748" calcext:value-type="float">
            <text:p>0.00855999998748</text:p>
          </table:table-cell>
          <table:table-cell/>
          <table:table-cell office:value-type="float" office:value="8.06958293915" calcext:value-type="float">
            <text:p>8.06958293915</text:p>
          </table:table-cell>
          <table:table-cell/>
          <table:table-cell office:value-type="float" office:value="-1.22721982002" calcext:value-type="float">
            <text:p>-1.22721982002</text:p>
          </table:table-cell>
          <table:table-cell office:value-type="float" office:value="-0.627298235893" calcext:value-type="float">
            <text:p>-0.627298235893</text:p>
          </table:table-cell>
          <table:table-cell office:value-type="float" office:value="-0.866671204567" calcext:value-type="float">
            <text:p>-0.866671204567</text:p>
          </table:table-cell>
        </table:table-row>
        <table:table-row table:style-name="ro1">
          <table:table-cell office:value-type="float" office:value="1.59204190546005E+018" calcext:value-type="float">
            <text:p>1.59204190546005E+018</text:p>
          </table:table-cell>
          <table:table-cell table:formula="of:=([.A584]-1.59204187214801E+018)*0.000000001" office:value-type="float" office:value="33.312040448" calcext:value-type="float">
            <text:p>33.312040448</text:p>
          </table:table-cell>
          <table:table-cell office:value-type="float" office:value="0.0449000000954" calcext:value-type="float">
            <text:p>0.0449000000954</text:p>
          </table:table-cell>
          <table:table-cell office:value-type="float" office:value="-0.0281199999154" calcext:value-type="float">
            <text:p>-0.0281199999154</text:p>
          </table:table-cell>
          <table:table-cell office:value-type="float" office:value="-0.0350099988282" calcext:value-type="float">
            <text:p>-0.0350099988282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formula="of:= ([.C585]-[.C584])/([.B585]-[.B584])" office:value-type="float" office:value="-0.131872545638673" calcext:value-type="float">
            <text:p>-0.131872545638673</text:p>
          </table:table-cell>
          <table:table-cell office:value-type="float" office:value="-0.0140399998054" calcext:value-type="float">
            <text:p>-0.0140399998054</text:p>
          </table:table-cell>
          <table:table-cell/>
          <table:table-cell office:value-type="float" office:value="7.95187520981" calcext:value-type="float">
            <text:p>7.95187520981</text:p>
          </table:table-cell>
          <table:table-cell/>
          <table:table-cell office:value-type="float" office:value="-1.23035824299" calcext:value-type="float">
            <text:p>-1.23035824299</text:p>
          </table:table-cell>
          <table:table-cell office:value-type="float" office:value="-0.625283777714" calcext:value-type="float">
            <text:p>-0.625283777714</text:p>
          </table:table-cell>
          <table:table-cell office:value-type="float" office:value="-0.866821169853" calcext:value-type="float">
            <text:p>-0.866821169853</text:p>
          </table:table-cell>
        </table:table-row>
        <table:table-row table:style-name="ro1">
          <table:table-cell office:value-type="float" office:value="1.59204190551389E+018" calcext:value-type="float">
            <text:p>1.59204190551389E+018</text:p>
          </table:table-cell>
          <table:table-cell table:formula="of:=([.A585]-1.59204187214801E+018)*0.000000001" office:value-type="float" office:value="33.36588032" calcext:value-type="float">
            <text:p>33.36588032</text:p>
          </table:table-cell>
          <table:table-cell office:value-type="float" office:value="0.0377999991179" calcext:value-type="float">
            <text:p>0.0377999991179</text:p>
          </table:table-cell>
          <table:table-cell office:value-type="float" office:value="-0.030150000006" calcext:value-type="float">
            <text:p>-0.030150000006</text:p>
          </table:table-cell>
          <table:table-cell office:value-type="float" office:value="-0.0228700004518" calcext:value-type="float">
            <text:p>-0.0228700004518</text:p>
          </table:table-cell>
          <table:table-cell office:value-type="float" office:value="-0.0000599999984843" calcext:value-type="float">
            <text:p>-6.00E-05</text:p>
          </table:table-cell>
          <table:table-cell table:formula="of:= ([.C586]-[.C585])/([.B586]-[.B585])" office:value-type="float" office:value="-0.0986080232137221" calcext:value-type="float">
            <text:p>-0.098608023213722</text:p>
          </table:table-cell>
          <table:table-cell office:value-type="float" office:value="-0.0351499989629" calcext:value-type="float">
            <text:p>-0.0351499989629</text:p>
          </table:table-cell>
          <table:table-cell/>
          <table:table-cell office:value-type="float" office:value="7.84192705154" calcext:value-type="float">
            <text:p>7.84192705154</text:p>
          </table:table-cell>
          <table:table-cell/>
          <table:table-cell office:value-type="float" office:value="-1.23344433308" calcext:value-type="float">
            <text:p>-1.23344433308</text:p>
          </table:table-cell>
          <table:table-cell office:value-type="float" office:value="-0.622020483017" calcext:value-type="float">
            <text:p>-0.622020483017</text:p>
          </table:table-cell>
          <table:table-cell office:value-type="float" office:value="-0.866760492325" calcext:value-type="float">
            <text:p>-0.866760492325</text:p>
          </table:table-cell>
        </table:table-row>
        <table:table-row table:style-name="ro1">
          <table:table-cell office:value-type="float" office:value="1.59204190556561E+018" calcext:value-type="float">
            <text:p>1.59204190556561E+018</text:p>
          </table:table-cell>
          <table:table-cell table:formula="of:=([.A586]-1.59204187214801E+018)*0.000000001" office:value-type="float" office:value="33.417600256" calcext:value-type="float">
            <text:p>33.417600256</text:p>
          </table:table-cell>
          <table:table-cell office:value-type="float" office:value="0.0326999984682" calcext:value-type="float">
            <text:p>0.0326999984682</text:p>
          </table:table-cell>
          <table:table-cell office:value-type="float" office:value="-0.0311399996281" calcext:value-type="float">
            <text:p>-0.0311399996281</text:p>
          </table:table-cell>
          <table:table-cell office:value-type="float" office:value="-0.0100800003856" calcext:value-type="float">
            <text:p>-0.0100800003856</text:p>
          </table:table-cell>
          <table:table-cell table:style-name="Default" office:value-type="float" office:value="0" calcext:value-type="float">
            <text:p>0</text:p>
          </table:table-cell>
          <table:table-cell table:formula="of:= ([.C587]-[.C586])/([.B587]-[.B586])" office:value-type="float" office:value="0.00854409546100302" calcext:value-type="float">
            <text:p>0.008544095461003</text:p>
          </table:table-cell>
          <table:table-cell office:value-type="float" office:value="-0.0555200017989" calcext:value-type="float">
            <text:p>-0.0555200017989</text:p>
          </table:table-cell>
          <table:table-cell/>
          <table:table-cell office:value-type="float" office:value="7.73583316803" calcext:value-type="float">
            <text:p>7.73583316803</text:p>
          </table:table-cell>
          <table:table-cell/>
          <table:table-cell office:value-type="float" office:value="-1.23583066463" calcext:value-type="float">
            <text:p>-1.23583066463</text:p>
          </table:table-cell>
          <table:table-cell office:value-type="float" office:value="-0.618653774261" calcext:value-type="float">
            <text:p>-0.618653774261</text:p>
          </table:table-cell>
          <table:table-cell office:value-type="float" office:value="-0.86671680212" calcext:value-type="float">
            <text:p>-0.86671680212</text:p>
          </table:table-cell>
        </table:table-row>
        <table:table-row table:style-name="ro1">
          <table:table-cell office:value-type="float" office:value="1.59204190562413E+018" calcext:value-type="float">
            <text:p>1.59204190562413E+018</text:p>
          </table:table-cell>
          <table:table-cell table:formula="of:=([.A587]-1.59204187214801E+018)*0.000000001" office:value-type="float" office:value="33.47612032" calcext:value-type="float">
            <text:p>33.47612032</text:p>
          </table:table-cell>
          <table:table-cell office:value-type="float" office:value="0.0331999994814" calcext:value-type="float">
            <text:p>0.0331999994814</text:p>
          </table:table-cell>
          <table:table-cell office:value-type="float" office:value="-0.0330800004303" calcext:value-type="float">
            <text:p>-0.0330800004303</text:p>
          </table:table-cell>
          <table:table-cell office:value-type="float" office:value="0.00258000008762" calcext:value-type="float">
            <text:p>0.0025800000876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588]-[.C587])/([.B588]-[.B587])" office:value-type="float" office:value="0.0961903033566362" calcext:value-type="float">
            <text:p>0.096190303356636</text:p>
          </table:table-cell>
          <table:table-cell office:value-type="float" office:value="-0.0665699988604" calcext:value-type="float">
            <text:p>-0.0665699988604</text:p>
          </table:table-cell>
          <table:table-cell/>
          <table:table-cell office:value-type="float" office:value="7.67828130722" calcext:value-type="float">
            <text:p>7.67828130722</text:p>
          </table:table-cell>
          <table:table-cell/>
          <table:table-cell office:value-type="float" office:value="-1.23901534081" calcext:value-type="float">
            <text:p>-1.23901534081</text:p>
          </table:table-cell>
          <table:table-cell office:value-type="float" office:value="-0.615151584148" calcext:value-type="float">
            <text:p>-0.615151584148</text:p>
          </table:table-cell>
          <table:table-cell office:value-type="float" office:value="-0.866667866707" calcext:value-type="float">
            <text:p>-0.866667866707</text:p>
          </table:table-cell>
        </table:table-row>
        <table:table-row table:style-name="ro1">
          <table:table-cell office:value-type="float" office:value="1.59204190567715E+018" calcext:value-type="float">
            <text:p>1.59204190567715E+018</text:p>
          </table:table-cell>
          <table:table-cell table:formula="of:=([.A588]-1.59204187214801E+018)*0.000000001" office:value-type="float" office:value="33.529140224" calcext:value-type="float">
            <text:p>33.529140224</text:p>
          </table:table-cell>
          <table:table-cell office:value-type="float" office:value="0.0383000001311" calcext:value-type="float">
            <text:p>0.0383000001311</text:p>
          </table:table-cell>
          <table:table-cell office:value-type="float" office:value="-0.0361200012267" calcext:value-type="float">
            <text:p>-0.0361200012267</text:p>
          </table:table-cell>
          <table:table-cell office:value-type="float" office:value="0.0125900004059" calcext:value-type="float">
            <text:p>0.0125900004059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589]-[.C588])/([.B589]-[.B588])" office:value-type="float" office:value="0.124760426740282" calcext:value-type="float">
            <text:p>0.124760426740282</text:p>
          </table:table-cell>
          <table:table-cell office:value-type="float" office:value="-0.0716599971056" calcext:value-type="float">
            <text:p>-0.0716599971056</text:p>
          </table:table-cell>
          <table:table-cell/>
          <table:table-cell office:value-type="float" office:value="7.65177106857" calcext:value-type="float">
            <text:p>7.65177106857</text:p>
          </table:table-cell>
          <table:table-cell/>
          <table:table-cell office:value-type="float" office:value="-1.24262154102" calcext:value-type="float">
            <text:p>-1.24262154102</text:p>
          </table:table-cell>
          <table:table-cell office:value-type="float" office:value="-0.612995862961" calcext:value-type="float">
            <text:p>-0.612995862961</text:p>
          </table:table-cell>
          <table:table-cell office:value-type="float" office:value="-0.866661310196" calcext:value-type="float">
            <text:p>-0.866661310196</text:p>
          </table:table-cell>
        </table:table-row>
        <table:table-row table:style-name="ro1">
          <table:table-cell office:value-type="float" office:value="1.59204190572925E+018" calcext:value-type="float">
            <text:p>1.59204190572925E+018</text:p>
          </table:table-cell>
          <table:table-cell table:formula="of:=([.A589]-1.59204187214801E+018)*0.000000001" office:value-type="float" office:value="33.581240064" calcext:value-type="float">
            <text:p>33.581240064</text:p>
          </table:table-cell>
          <table:table-cell office:value-type="float" office:value="0.0447999984026" calcext:value-type="float">
            <text:p>0.0447999984026</text:p>
          </table:table-cell>
          <table:table-cell office:value-type="float" office:value="-0.0397199988365" calcext:value-type="float">
            <text:p>-0.0397199988365</text:p>
          </table:table-cell>
          <table:table-cell office:value-type="float" office:value="0.020640000701" calcext:value-type="float">
            <text:p>0.020640000701</text:p>
          </table:table-cell>
          <table:table-cell office:value-type="float" office:value="0.0000700000018696" calcext:value-type="float">
            <text:p>7.00E-05</text:p>
          </table:table-cell>
          <table:table-cell table:formula="of:= ([.C590]-[.C589])/([.B590]-[.B589])" office:value-type="float" office:value="0.122393633511858" calcext:value-type="float">
            <text:p>0.122393633511858</text:p>
          </table:table-cell>
          <table:table-cell office:value-type="float" office:value="-0.0607400014997" calcext:value-type="float">
            <text:p>-0.0607400014997</text:p>
          </table:table-cell>
          <table:table-cell/>
          <table:table-cell office:value-type="float" office:value="7.70864582062" calcext:value-type="float">
            <text:p>7.70864582062</text:p>
          </table:table-cell>
          <table:table-cell/>
          <table:table-cell office:value-type="float" office:value="-1.24657583237" calcext:value-type="float">
            <text:p>-1.24657583237</text:p>
          </table:table-cell>
          <table:table-cell office:value-type="float" office:value="-0.612169206142" calcext:value-type="float">
            <text:p>-0.612169206142</text:p>
          </table:table-cell>
          <table:table-cell office:value-type="float" office:value="-0.866685986519" calcext:value-type="float">
            <text:p>-0.866685986519</text:p>
          </table:table-cell>
        </table:table-row>
        <table:table-row table:style-name="ro1">
          <table:table-cell office:value-type="float" office:value="1.59204190578154E+018" calcext:value-type="float">
            <text:p>1.59204190578154E+018</text:p>
          </table:table-cell>
          <table:table-cell table:formula="of:=([.A590]-1.59204187214801E+018)*0.000000001" office:value-type="float" office:value="33.633530368" calcext:value-type="float">
            <text:p>33.633530368</text:p>
          </table:table-cell>
          <table:table-cell office:value-type="float" office:value="0.0511999987066" calcext:value-type="float">
            <text:p>0.0511999987066</text:p>
          </table:table-cell>
          <table:table-cell office:value-type="float" office:value="-0.0448400005698" calcext:value-type="float">
            <text:p>-0.0448400005698</text:p>
          </table:table-cell>
          <table:table-cell office:value-type="float" office:value="0.0247300006449" calcext:value-type="float">
            <text:p>0.0247300006449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591]-[.C590])/([.B591]-[.B590])" office:value-type="float" office:value="0.108548436137325" calcext:value-type="float">
            <text:p>0.108548436137325</text:p>
          </table:table-cell>
          <table:table-cell office:value-type="float" office:value="-0.0453599989414" calcext:value-type="float">
            <text:p>-0.0453599989414</text:p>
          </table:table-cell>
          <table:table-cell/>
          <table:table-cell office:value-type="float" office:value="7.78875017166" calcext:value-type="float">
            <text:p>7.78875017166</text:p>
          </table:table-cell>
          <table:table-cell/>
          <table:table-cell office:value-type="float" office:value="-1.25065529346" calcext:value-type="float">
            <text:p>-1.25065529346</text:p>
          </table:table-cell>
          <table:table-cell office:value-type="float" office:value="-0.612344205379" calcext:value-type="float">
            <text:p>-0.612344205379</text:p>
          </table:table-cell>
          <table:table-cell office:value-type="float" office:value="-0.866680145264" calcext:value-type="float">
            <text:p>-0.866680145264</text:p>
          </table:table-cell>
        </table:table-row>
        <table:table-row table:style-name="ro1">
          <table:table-cell office:value-type="float" office:value="1.59204190583313E+018" calcext:value-type="float">
            <text:p>1.59204190583313E+018</text:p>
          </table:table-cell>
          <table:table-cell table:formula="of:=([.A591]-1.59204187214801E+018)*0.000000001" office:value-type="float" office:value="33.685120256" calcext:value-type="float">
            <text:p>33.685120256</text:p>
          </table:table-cell>
          <table:table-cell office:value-type="float" office:value="0.0568000003695" calcext:value-type="float">
            <text:p>0.0568000003695</text:p>
          </table:table-cell>
          <table:table-cell office:value-type="float" office:value="-0.0509600006044" calcext:value-type="float">
            <text:p>-0.0509600006044</text:p>
          </table:table-cell>
          <table:table-cell office:value-type="float" office:value="0.02517000027" calcext:value-type="float">
            <text:p>0.02517000027</text:p>
          </table:table-cell>
          <table:table-cell office:value-type="float" office:value="0.0000599999984843" calcext:value-type="float">
            <text:p>6.00E-05</text:p>
          </table:table-cell>
          <table:table-cell table:formula="of:= ([.C592]-[.C591])/([.B592]-[.B591])" office:value-type="float" office:value="0.215567189220727" calcext:value-type="float">
            <text:p>0.215567189220727</text:p>
          </table:table-cell>
          <table:table-cell office:value-type="float" office:value="-0.0245200004429" calcext:value-type="float">
            <text:p>-0.0245200004429</text:p>
          </table:table-cell>
          <table:table-cell/>
          <table:table-cell office:value-type="float" office:value="7.89729166031" calcext:value-type="float">
            <text:p>7.89729166031</text:p>
          </table:table-cell>
          <table:table-cell/>
          <table:table-cell office:value-type="float" office:value="-1.25472402573" calcext:value-type="float">
            <text:p>-1.25472402573</text:p>
          </table:table-cell>
          <table:table-cell office:value-type="float" office:value="-0.612804234028" calcext:value-type="float">
            <text:p>-0.612804234028</text:p>
          </table:table-cell>
          <table:table-cell office:value-type="float" office:value="-0.866665661335" calcext:value-type="float">
            <text:p>-0.866665661335</text:p>
          </table:table-cell>
        </table:table-row>
        <table:table-row table:style-name="ro1">
          <table:table-cell office:value-type="float" office:value="1.59204190588555E+018" calcext:value-type="float">
            <text:p>1.59204190588555E+018</text:p>
          </table:table-cell>
          <table:table-cell table:formula="of:=([.A592]-1.59204187214801E+018)*0.000000001" office:value-type="float" office:value="33.737540096" calcext:value-type="float">
            <text:p>33.737540096</text:p>
          </table:table-cell>
          <table:table-cell office:value-type="float" office:value="0.0680999979377" calcext:value-type="float">
            <text:p>0.0680999979377</text:p>
          </table:table-cell>
          <table:table-cell office:value-type="float" office:value="-0.0630400031805" calcext:value-type="float">
            <text:p>-0.0630400031805</text:p>
          </table:table-cell>
          <table:table-cell office:value-type="float" office:value="0.0258600004017" calcext:value-type="float">
            <text:p>0.0258600004017</text:p>
          </table:table-cell>
          <table:table-cell office:value-type="float" office:value="-0.0000299999992421" calcext:value-type="float">
            <text:p>-3.00E-05</text:p>
          </table:table-cell>
          <table:table-cell table:formula="of:= ([.C593]-[.C592])/([.B593]-[.B592])" office:value-type="float" office:value="0.028522408371758" calcext:value-type="float">
            <text:p>0.028522408371758</text:p>
          </table:table-cell>
          <table:table-cell office:value-type="float" office:value="0.0184300001711" calcext:value-type="float">
            <text:p>0.0184300001711</text:p>
          </table:table-cell>
          <table:table-cell/>
          <table:table-cell office:value-type="float" office:value="8.1209897995" calcext:value-type="float">
            <text:p>8.1209897995</text:p>
          </table:table-cell>
          <table:table-cell/>
          <table:table-cell office:value-type="float" office:value="-1.25882387161" calcext:value-type="float">
            <text:p>-1.25882387161</text:p>
          </table:table-cell>
          <table:table-cell office:value-type="float" office:value="-0.613845050335" calcext:value-type="float">
            <text:p>-0.613845050335</text:p>
          </table:table-cell>
          <table:table-cell office:value-type="float" office:value="-0.866658091545" calcext:value-type="float">
            <text:p>-0.866658091545</text:p>
          </table:table-cell>
        </table:table-row>
        <table:table-row table:style-name="ro1">
          <table:table-cell office:value-type="float" office:value="1.59204190593814E+018" calcext:value-type="float">
            <text:p>1.59204190593814E+018</text:p>
          </table:table-cell>
          <table:table-cell table:formula="of:=([.A593]-1.59204187214801E+018)*0.000000001" office:value-type="float" office:value="33.790130432" calcext:value-type="float">
            <text:p>33.790130432</text:p>
          </table:table-cell>
          <table:table-cell office:value-type="float" office:value="0.0696000009775" calcext:value-type="float">
            <text:p>0.0696000009775</text:p>
          </table:table-cell>
          <table:table-cell office:value-type="float" office:value="-0.0661600008607" calcext:value-type="float">
            <text:p>-0.0661600008607</text:p>
          </table:table-cell>
          <table:table-cell office:value-type="float" office:value="0.0215099994093" calcext:value-type="float">
            <text:p>0.0215099994093</text:p>
          </table:table-cell>
          <table:table-cell office:value-type="float" office:value="0.0000499999987369" calcext:value-type="float">
            <text:p>5.00E-05</text:p>
          </table:table-cell>
          <table:table-cell table:formula="of:= ([.C594]-[.C593])/([.B594]-[.B593])" office:value-type="float" office:value="-0.0510566453767861" calcext:value-type="float">
            <text:p>-0.051056645376786</text:p>
          </table:table-cell>
          <table:table-cell office:value-type="float" office:value="0.0337399989367" calcext:value-type="float">
            <text:p>0.0337399989367</text:p>
          </table:table-cell>
          <table:table-cell/>
          <table:table-cell office:value-type="float" office:value="8.20072937012" calcext:value-type="float">
            <text:p>8.20072937012</text:p>
          </table:table-cell>
          <table:table-cell/>
          <table:table-cell office:value-type="float" office:value="-1.26231682301" calcext:value-type="float">
            <text:p>-1.26231682301</text:p>
          </table:table-cell>
          <table:table-cell office:value-type="float" office:value="-0.615888595581" calcext:value-type="float">
            <text:p>-0.615888595581</text:p>
          </table:table-cell>
          <table:table-cell office:value-type="float" office:value="-0.866646945477" calcext:value-type="float">
            <text:p>-0.866646945477</text:p>
          </table:table-cell>
        </table:table-row>
        <table:table-row table:style-name="ro1">
          <table:table-cell office:value-type="float" office:value="1.59204190599494E+018" calcext:value-type="float">
            <text:p>1.59204190599494E+018</text:p>
          </table:table-cell>
          <table:table-cell table:formula="of:=([.A594]-1.59204187214801E+018)*0.000000001" office:value-type="float" office:value="33.846930176" calcext:value-type="float">
            <text:p>33.846930176</text:p>
          </table:table-cell>
          <table:table-cell office:value-type="float" office:value="0.0666999965906" calcext:value-type="float">
            <text:p>0.0666999965906</text:p>
          </table:table-cell>
          <table:table-cell office:value-type="float" office:value="-0.0657000020146" calcext:value-type="float">
            <text:p>-0.0657000020146</text:p>
          </table:table-cell>
          <table:table-cell office:value-type="float" office:value="0.0112600000575" calcext:value-type="float">
            <text:p>0.0112600000575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table:formula="of:= ([.C595]-[.C594])/([.B595]-[.B594])" office:value-type="float" office:value="-0.0437676104236735" calcext:value-type="float">
            <text:p>-0.043767610423674</text:p>
          </table:table-cell>
          <table:table-cell office:value-type="float" office:value="0.040759999305" calcext:value-type="float">
            <text:p>0.040759999305</text:p>
          </table:table-cell>
          <table:table-cell/>
          <table:table-cell office:value-type="float" office:value="8.23729133606" calcext:value-type="float">
            <text:p>8.23729133606</text:p>
          </table:table-cell>
          <table:table-cell/>
          <table:table-cell office:value-type="float" office:value="-1.26550030708" calcext:value-type="float">
            <text:p>-1.26550030708</text:p>
          </table:table-cell>
          <table:table-cell office:value-type="float" office:value="-0.619259178638" calcext:value-type="float">
            <text:p>-0.619259178638</text:p>
          </table:table-cell>
          <table:table-cell office:value-type="float" office:value="-0.86665648222" calcext:value-type="float">
            <text:p>-0.86665648222</text:p>
          </table:table-cell>
        </table:table-row>
        <table:table-row table:style-name="ro1">
          <table:table-cell office:value-type="float" office:value="1.59204190604749E+018" calcext:value-type="float">
            <text:p>1.59204190604749E+018</text:p>
          </table:table-cell>
          <table:table-cell table:formula="of:=([.A595]-1.59204187214801E+018)*0.000000001" office:value-type="float" office:value="33.89948032" calcext:value-type="float">
            <text:p>33.89948032</text:p>
          </table:table-cell>
          <table:table-cell office:value-type="float" office:value="0.0644000023603" calcext:value-type="float">
            <text:p>0.0644000023603</text:p>
          </table:table-cell>
          <table:table-cell office:value-type="float" office:value="-0.0644299983978" calcext:value-type="float">
            <text:p>-0.0644299983978</text:p>
          </table:table-cell>
          <table:table-cell office:value-type="float" office:value="-0.00135000003502" calcext:value-type="float">
            <text:p>-0.00135000003502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table:formula="of:= ([.C596]-[.C595])/([.B596]-[.B595])" office:value-type="float" office:value="0.0305460140228597" calcext:value-type="float">
            <text:p>0.03054601402286</text:p>
          </table:table-cell>
          <table:table-cell office:value-type="float" office:value="0.0498499982059" calcext:value-type="float">
            <text:p>0.0498499982059</text:p>
          </table:table-cell>
          <table:table-cell/>
          <table:table-cell office:value-type="float" office:value="8.28463554382" calcext:value-type="float">
            <text:p>8.28463554382</text:p>
          </table:table-cell>
          <table:table-cell/>
          <table:table-cell office:value-type="float" office:value="-1.26782286167" calcext:value-type="float">
            <text:p>-1.26782286167</text:p>
          </table:table-cell>
          <table:table-cell office:value-type="float" office:value="-0.622739851475" calcext:value-type="float">
            <text:p>-0.622739851475</text:p>
          </table:table-cell>
          <table:table-cell office:value-type="float" office:value="-0.866662323475" calcext:value-type="float">
            <text:p>-0.866662323475</text:p>
          </table:table-cell>
        </table:table-row>
        <table:table-row table:style-name="ro1">
          <table:table-cell office:value-type="float" office:value="1.59204190609987E+018" calcext:value-type="float">
            <text:p>1.59204190609987E+018</text:p>
          </table:table-cell>
          <table:table-cell table:formula="of:=([.A596]-1.59204187214801E+018)*0.000000001" office:value-type="float" office:value="33.951860224" calcext:value-type="float">
            <text:p>33.951860224</text:p>
          </table:table-cell>
          <table:table-cell office:value-type="float" office:value="0.0659999996424" calcext:value-type="float">
            <text:p>0.0659999996424</text:p>
          </table:table-cell>
          <table:table-cell office:value-type="float" office:value="-0.0643600001931" calcext:value-type="float">
            <text:p>-0.0643600001931</text:p>
          </table:table-cell>
          <table:table-cell office:value-type="float" office:value="-0.0144999995828" calcext:value-type="float">
            <text:p>-0.014499999582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597]-[.C596])/([.B597]-[.B596])" office:value-type="float" office:value="0.0314434756578126" calcext:value-type="float">
            <text:p>0.031443475657813</text:p>
          </table:table-cell>
          <table:table-cell office:value-type="float" office:value="0.0623300001025" calcext:value-type="float">
            <text:p>0.0623300001025</text:p>
          </table:table-cell>
          <table:table-cell/>
          <table:table-cell office:value-type="float" office:value="8.34963512421" calcext:value-type="float">
            <text:p>8.34963512421</text:p>
          </table:table-cell>
          <table:table-cell/>
          <table:table-cell office:value-type="float" office:value="-1.27021694183" calcext:value-type="float">
            <text:p>-1.27021694183</text:p>
          </table:table-cell>
          <table:table-cell office:value-type="float" office:value="-0.626401245594" calcext:value-type="float">
            <text:p>-0.626401245594</text:p>
          </table:table-cell>
          <table:table-cell office:value-type="float" office:value="-0.866654932499" calcext:value-type="float">
            <text:p>-0.866654932499</text:p>
          </table:table-cell>
        </table:table-row>
        <table:table-row table:style-name="ro1">
          <table:table-cell office:value-type="float" office:value="1.59204190620164E+018" calcext:value-type="float">
            <text:p>1.59204190620164E+018</text:p>
          </table:table-cell>
          <table:table-cell table:formula="of:=([.A597]-1.59204187214801E+018)*0.000000001" office:value-type="float" office:value="34.053630208" calcext:value-type="float">
            <text:p>34.053630208</text:p>
          </table:table-cell>
          <table:table-cell office:value-type="float" office:value="0.069200001657" calcext:value-type="float">
            <text:p>0.069200001657</text:p>
          </table:table-cell>
          <table:table-cell office:value-type="float" office:value="-0.061859998852" calcext:value-type="float">
            <text:p>-0.061859998852</text:p>
          </table:table-cell>
          <table:table-cell office:value-type="float" office:value="-0.0310999993235" calcext:value-type="float">
            <text:p>-0.0310999993235</text:p>
          </table:table-cell>
          <table:table-cell office:value-type="float" office:value="0.000079999997979" calcext:value-type="float">
            <text:p>8.00E-05</text:p>
          </table:table-cell>
          <table:table-cell table:formula="of:= ([.C598]-[.C597])/([.B598]-[.B597])" office:value-type="float" office:value="0.0691643970864872" calcext:value-type="float">
            <text:p>0.069164397086487</text:p>
          </table:table-cell>
          <table:table-cell office:value-type="float" office:value="0.0623399987817" calcext:value-type="float">
            <text:p>0.0623399987817</text:p>
          </table:table-cell>
          <table:table-cell/>
          <table:table-cell office:value-type="float" office:value="8.34968757629" calcext:value-type="float">
            <text:p>8.34968757629</text:p>
          </table:table-cell>
          <table:table-cell/>
          <table:table-cell office:value-type="float" office:value="-1.274741292" calcext:value-type="float">
            <text:p>-1.274741292</text:p>
          </table:table-cell>
          <table:table-cell office:value-type="float" office:value="-0.633110582829" calcext:value-type="float">
            <text:p>-0.633110582829</text:p>
          </table:table-cell>
          <table:table-cell office:value-type="float" office:value="-0.866623878479" calcext:value-type="float">
            <text:p>-0.866623878479</text:p>
          </table:table-cell>
        </table:table-row>
        <table:table-row table:style-name="ro1">
          <table:table-cell office:value-type="float" office:value="1.59204190625369E+018" calcext:value-type="float">
            <text:p>1.59204190625369E+018</text:p>
          </table:table-cell>
          <table:table-cell table:formula="of:=([.A598]-1.59204187214801E+018)*0.000000001" office:value-type="float" office:value="34.105680128" calcext:value-type="float">
            <text:p>34.105680128</text:p>
          </table:table-cell>
          <table:table-cell office:value-type="float" office:value="0.0728000029922" calcext:value-type="float">
            <text:p>0.0728000029922</text:p>
          </table:table-cell>
          <table:table-cell office:value-type="float" office:value="-0.0613199993968" calcext:value-type="float">
            <text:p>-0.0613199993968</text:p>
          </table:table-cell>
          <table:table-cell office:value-type="float" office:value="-0.0392099991441" calcext:value-type="float">
            <text:p>-0.0392099991441</text:p>
          </table:table-cell>
          <table:table-cell office:value-type="float" office:value="0.0000199999994948" calcext:value-type="float">
            <text:p>2.00E-05</text:p>
          </table:table-cell>
          <table:table-cell table:formula="of:= ([.C599]-[.C598])/([.B599]-[.B598])" office:value-type="float" office:value="0.0211333823097921" calcext:value-type="float">
            <text:p>0.021133382309792</text:p>
          </table:table-cell>
          <table:table-cell office:value-type="float" office:value="0.0598400011659" calcext:value-type="float">
            <text:p>0.0598400011659</text:p>
          </table:table-cell>
          <table:table-cell/>
          <table:table-cell office:value-type="float" office:value="8.33666706085" calcext:value-type="float">
            <text:p>8.33666706085</text:p>
          </table:table-cell>
          <table:table-cell/>
          <table:table-cell office:value-type="float" office:value="-1.27797627449" calcext:value-type="float">
            <text:p>-1.27797627449</text:p>
          </table:table-cell>
          <table:table-cell office:value-type="float" office:value="-0.635605037212" calcext:value-type="float">
            <text:p>-0.635605037212</text:p>
          </table:table-cell>
          <table:table-cell office:value-type="float" office:value="-0.866649270058" calcext:value-type="float">
            <text:p>-0.866649270058</text:p>
          </table:table-cell>
        </table:table-row>
        <table:table-row table:style-name="ro1">
          <table:table-cell office:value-type="float" office:value="1.59204190630574E+018" calcext:value-type="float">
            <text:p>1.59204190630574E+018</text:p>
          </table:table-cell>
          <table:table-cell table:formula="of:=([.A599]-1.59204187214801E+018)*0.000000001" office:value-type="float" office:value="34.157730304" calcext:value-type="float">
            <text:p>34.157730304</text:p>
          </table:table-cell>
          <table:table-cell office:value-type="float" office:value="0.0738999992609" calcext:value-type="float">
            <text:p>0.0738999992609</text:p>
          </table:table-cell>
          <table:table-cell office:value-type="float" office:value="-0.0608800016344" calcext:value-type="float">
            <text:p>-0.0608800016344</text:p>
          </table:table-cell>
          <table:table-cell office:value-type="float" office:value="-0.0419600009918" calcext:value-type="float">
            <text:p>-0.0419600009918</text:p>
          </table:table-cell>
          <table:table-cell office:value-type="float" office:value="0.0000399999989895" calcext:value-type="float">
            <text:p>4.00E-05</text:p>
          </table:table-cell>
          <table:table-cell table:formula="of:= ([.C600]-[.C599])/([.B600]-[.B599])" office:value-type="float" office:value="-0.0150772181226371" calcext:value-type="float">
            <text:p>-0.015077218122637</text:p>
          </table:table-cell>
          <table:table-cell office:value-type="float" office:value="0.0504800006747" calcext:value-type="float">
            <text:p>0.0504800006747</text:p>
          </table:table-cell>
          <table:table-cell/>
          <table:table-cell office:value-type="float" office:value="8.28791713715" calcext:value-type="float">
            <text:p>8.28791713715</text:p>
          </table:table-cell>
          <table:table-cell/>
          <table:table-cell office:value-type="float" office:value="-1.28167021275" calcext:value-type="float">
            <text:p>-1.28167021275</text:p>
          </table:table-cell>
          <table:table-cell office:value-type="float" office:value="-0.636361241341" calcext:value-type="float">
            <text:p>-0.636361241341</text:p>
          </table:table-cell>
          <table:table-cell office:value-type="float" office:value="-0.866665303707" calcext:value-type="float">
            <text:p>-0.866665303707</text:p>
          </table:table-cell>
        </table:table-row>
        <table:table-row table:style-name="ro1">
          <table:table-cell office:value-type="float" office:value="1.5920419063588E+018" calcext:value-type="float">
            <text:p>1.5920419063588E+018</text:p>
          </table:table-cell>
          <table:table-cell table:formula="of:=([.A600]-1.59204187214801E+018)*0.000000001" office:value-type="float" office:value="34.2107904" calcext:value-type="float">
            <text:p>34.2107904</text:p>
          </table:table-cell>
          <table:table-cell office:value-type="float" office:value="0.0731000006199" calcext:value-type="float">
            <text:p>0.0731000006199</text:p>
          </table:table-cell>
          <table:table-cell office:value-type="float" office:value="-0.0612200014293" calcext:value-type="float">
            <text:p>-0.0612200014293</text:p>
          </table:table-cell>
          <table:table-cell office:value-type="float" office:value="-0.0398800000548" calcext:value-type="float">
            <text:p>-0.0398800000548</text:p>
          </table:table-cell>
          <table:table-cell office:value-type="float" office:value="0.0000399999989895" calcext:value-type="float">
            <text:p>4.00E-05</text:p>
          </table:table-cell>
          <table:table-cell table:formula="of:= ([.C601]-[.C600])/([.B601]-[.B600])" office:value-type="float" office:value="-0.0365104668921961" calcext:value-type="float">
            <text:p>-0.036510466892196</text:p>
          </table:table-cell>
          <table:table-cell office:value-type="float" office:value="0.0379399992526" calcext:value-type="float">
            <text:p>0.0379399992526</text:p>
          </table:table-cell>
          <table:table-cell/>
          <table:table-cell office:value-type="float" office:value="8.22260379791" calcext:value-type="float">
            <text:p>8.22260379791</text:p>
          </table:table-cell>
          <table:table-cell/>
          <table:table-cell office:value-type="float" office:value="-1.28599405289" calcext:value-type="float">
            <text:p>-1.28599405289</text:p>
          </table:table-cell>
          <table:table-cell office:value-type="float" office:value="-0.635364532471" calcext:value-type="float">
            <text:p>-0.635364532471</text:p>
          </table:table-cell>
          <table:table-cell office:value-type="float" office:value="-0.866655170918" calcext:value-type="float">
            <text:p>-0.866655170918</text:p>
          </table:table-cell>
        </table:table-row>
        <table:table-row table:style-name="ro1">
          <table:table-cell office:value-type="float" office:value="1.59204190641084E+018" calcext:value-type="float">
            <text:p>1.59204190641084E+018</text:p>
          </table:table-cell>
          <table:table-cell table:formula="of:=([.A601]-1.59204187214801E+018)*0.000000001" office:value-type="float" office:value="34.262830336" calcext:value-type="float">
            <text:p>34.262830336</text:p>
          </table:table-cell>
          <table:table-cell office:value-type="float" office:value="0.0711999982595" calcext:value-type="float">
            <text:p>0.0711999982595</text:p>
          </table:table-cell>
          <table:table-cell office:value-type="float" office:value="-0.0609200000763" calcext:value-type="float">
            <text:p>-0.0609200000763</text:p>
          </table:table-cell>
          <table:table-cell office:value-type="float" office:value="-0.0368900001049" calcext:value-type="float">
            <text:p>-0.0368900001049</text:p>
          </table:table-cell>
          <table:table-cell office:value-type="float" office:value="0.0000700000018696" calcext:value-type="float">
            <text:p>7.00E-05</text:p>
          </table:table-cell>
          <table:table-cell table:formula="of:= ([.C602]-[.C601])/([.B602]-[.B601])" office:value-type="float" office:value="-0.0441712179785807" calcext:value-type="float">
            <text:p>-0.044171217978581</text:p>
          </table:table-cell>
          <table:table-cell office:value-type="float" office:value="0.0249300003052" calcext:value-type="float">
            <text:p>0.0249300003052</text:p>
          </table:table-cell>
          <table:table-cell/>
          <table:table-cell office:value-type="float" office:value="8.15484333038" calcext:value-type="float">
            <text:p>8.15484333038</text:p>
          </table:table-cell>
          <table:table-cell/>
          <table:table-cell office:value-type="float" office:value="-1.28992068768" calcext:value-type="float">
            <text:p>-1.28992068768</text:p>
          </table:table-cell>
          <table:table-cell office:value-type="float" office:value="-0.634114801884" calcext:value-type="float">
            <text:p>-0.634114801884</text:p>
          </table:table-cell>
          <table:table-cell office:value-type="float" office:value="-0.866626501083" calcext:value-type="float">
            <text:p>-0.866626501083</text:p>
          </table:table-cell>
        </table:table-row>
        <table:table-row table:style-name="ro1">
          <table:table-cell office:value-type="float" office:value="1.59204190646291E+018" calcext:value-type="float">
            <text:p>1.59204190646291E+018</text:p>
          </table:table-cell>
          <table:table-cell table:formula="of:=([.A602]-1.59204187214801E+018)*0.000000001" office:value-type="float" office:value="34.31490048" calcext:value-type="float">
            <text:p>34.31490048</text:p>
          </table:table-cell>
          <table:table-cell office:value-type="float" office:value="0.0688999965787" calcext:value-type="float">
            <text:p>0.0688999965787</text:p>
          </table:table-cell>
          <table:table-cell office:value-type="float" office:value="-0.060830000788" calcext:value-type="float">
            <text:p>-0.060830000788</text:p>
          </table:table-cell>
          <table:table-cell office:value-type="float" office:value="-0.0323400013149" calcext:value-type="float">
            <text:p>-0.0323400013149</text:p>
          </table:table-cell>
          <table:table-cell office:value-type="float" office:value="0.0000999999974738" calcext:value-type="float">
            <text:p>1.00E-04</text:p>
          </table:table-cell>
          <table:table-cell table:formula="of:= ([.C603]-[.C602])/([.B603]-[.B602])" office:value-type="float" office:value="-0.0424384809481265" calcext:value-type="float">
            <text:p>-0.042438480948127</text:p>
          </table:table-cell>
          <table:table-cell office:value-type="float" office:value="0.00138999999035" calcext:value-type="float">
            <text:p>0.00138999999035</text:p>
          </table:table-cell>
          <table:table-cell/>
          <table:table-cell office:value-type="float" office:value="8.03223991394" calcext:value-type="float">
            <text:p>8.03223991394</text:p>
          </table:table-cell>
          <table:table-cell/>
          <table:table-cell office:value-type="float" office:value="-1.29394376278" calcext:value-type="float">
            <text:p>-1.29394376278</text:p>
          </table:table-cell>
          <table:table-cell office:value-type="float" office:value="-0.632516145706" calcext:value-type="float">
            <text:p>-0.632516145706</text:p>
          </table:table-cell>
          <table:table-cell office:value-type="float" office:value="-0.866600692272" calcext:value-type="float">
            <text:p>-0.866600692272</text:p>
          </table:table-cell>
        </table:table-row>
        <table:table-row table:style-name="ro1">
          <table:table-cell office:value-type="float" office:value="1.59204190651475E+018" calcext:value-type="float">
            <text:p>1.59204190651475E+018</text:p>
          </table:table-cell>
          <table:table-cell table:formula="of:=([.A603]-1.59204187214801E+018)*0.000000001" office:value-type="float" office:value="34.366740224" calcext:value-type="float">
            <text:p>34.366740224</text:p>
          </table:table-cell>
          <table:table-cell office:value-type="float" office:value="0.0666999965906" calcext:value-type="float">
            <text:p>0.0666999965906</text:p>
          </table:table-cell>
          <table:table-cell office:value-type="float" office:value="-0.0613900013268" calcext:value-type="float">
            <text:p>-0.0613900013268</text:p>
          </table:table-cell>
          <table:table-cell office:value-type="float" office:value="-0.0259899999946" calcext:value-type="float">
            <text:p>-0.0259899999946</text:p>
          </table:table-cell>
          <table:table-cell office:value-type="float" office:value="0.0000599999984843" calcext:value-type="float">
            <text:p>6.00E-05</text:p>
          </table:table-cell>
          <table:table-cell table:formula="of:= ([.C604]-[.C603])/([.B604]-[.B603])" office:value-type="float" office:value="-0.0269021662429687" calcext:value-type="float">
            <text:p>-0.026902166242969</text:p>
          </table:table-cell>
          <table:table-cell office:value-type="float" office:value="-0.00503000011668" calcext:value-type="float">
            <text:p>-0.00503000011668</text:p>
          </table:table-cell>
          <table:table-cell/>
          <table:table-cell office:value-type="float" office:value="7.99880218506" calcext:value-type="float">
            <text:p>7.99880218506</text:p>
          </table:table-cell>
          <table:table-cell/>
          <table:table-cell office:value-type="float" office:value="-1.29771590233" calcext:value-type="float">
            <text:p>-1.29771590233</text:p>
          </table:table-cell>
          <table:table-cell office:value-type="float" office:value="-0.630876541138" calcext:value-type="float">
            <text:p>-0.630876541138</text:p>
          </table:table-cell>
          <table:table-cell office:value-type="float" office:value="-0.866612434387" calcext:value-type="float">
            <text:p>-0.866612434387</text:p>
          </table:table-cell>
        </table:table-row>
        <table:table-row table:style-name="ro1">
          <table:table-cell office:value-type="float" office:value="1.59204190656679E+018" calcext:value-type="float">
            <text:p>1.59204190656679E+018</text:p>
          </table:table-cell>
          <table:table-cell table:formula="of:=([.A604]-1.59204187214801E+018)*0.000000001" office:value-type="float" office:value="34.418780416" calcext:value-type="float">
            <text:p>34.418780416</text:p>
          </table:table-cell>
          <table:table-cell office:value-type="float" office:value="0.0653000026941" calcext:value-type="float">
            <text:p>0.0653000026941</text:p>
          </table:table-cell>
          <table:table-cell office:value-type="float" office:value="-0.0628800019622" calcext:value-type="float">
            <text:p>-0.0628800019622</text:p>
          </table:table-cell>
          <table:table-cell office:value-type="float" office:value="-0.017440000549" calcext:value-type="float">
            <text:p>-0.017440000549</text:p>
          </table:table-cell>
          <table:table-cell office:value-type="float" office:value="0.0000700000018696" calcext:value-type="float">
            <text:p>7.00E-05</text:p>
          </table:table-cell>
          <table:table-cell table:formula="of:= ([.C605]-[.C604])/([.B605]-[.B604])" office:value-type="float" office:value="0.0190730103538014" calcext:value-type="float">
            <text:p>0.019073010353802</text:p>
          </table:table-cell>
          <table:table-cell office:value-type="float" office:value="-0.00245000002906" calcext:value-type="float">
            <text:p>-0.00245000002906</text:p>
          </table:table-cell>
          <table:table-cell/>
          <table:table-cell office:value-type="float" office:value="8.01223945618" calcext:value-type="float">
            <text:p>8.01223945618</text:p>
          </table:table-cell>
          <table:table-cell/>
          <table:table-cell office:value-type="float" office:value="-1.30145633221" calcext:value-type="float">
            <text:p>-1.30145633221</text:p>
          </table:table-cell>
          <table:table-cell office:value-type="float" office:value="-0.629234850407" calcext:value-type="float">
            <text:p>-0.629234850407</text:p>
          </table:table-cell>
          <table:table-cell office:value-type="float" office:value="-0.866614997387" calcext:value-type="float">
            <text:p>-0.866614997387</text:p>
          </table:table-cell>
        </table:table-row>
        <table:table-row table:style-name="ro1">
          <table:table-cell office:value-type="float" office:value="1.59204190661922E+018" calcext:value-type="float">
            <text:p>1.59204190661922E+018</text:p>
          </table:table-cell>
          <table:table-cell table:formula="of:=([.A605]-1.59204187214801E+018)*0.000000001" office:value-type="float" office:value="34.47121024" calcext:value-type="float">
            <text:p>34.47121024</text:p>
          </table:table-cell>
          <table:table-cell office:value-type="float" office:value="0.0662999972701" calcext:value-type="float">
            <text:p>0.0662999972701</text:p>
          </table:table-cell>
          <table:table-cell office:value-type="float" office:value="-0.0658000037074" calcext:value-type="float">
            <text:p>-0.0658000037074</text:p>
          </table:table-cell>
          <table:table-cell office:value-type="float" office:value="-0.00841999985278" calcext:value-type="float">
            <text:p>-0.00841999985278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606]-[.C605])/([.B606]-[.B605])" office:value-type="float" office:value="0.0204422992279385" calcext:value-type="float">
            <text:p>0.020442299227939</text:p>
          </table:table-cell>
          <table:table-cell office:value-type="float" office:value="0.00331999990158" calcext:value-type="float">
            <text:p>0.00331999990158</text:p>
          </table:table-cell>
          <table:table-cell/>
          <table:table-cell office:value-type="float" office:value="8.04229164124" calcext:value-type="float">
            <text:p>8.04229164124</text:p>
          </table:table-cell>
          <table:table-cell/>
          <table:table-cell office:value-type="float" office:value="-1.30544483662" calcext:value-type="float">
            <text:p>-1.30544483662</text:p>
          </table:table-cell>
          <table:table-cell office:value-type="float" office:value="-0.627551615238" calcext:value-type="float">
            <text:p>-0.627551615238</text:p>
          </table:table-cell>
          <table:table-cell office:value-type="float" office:value="-0.866601884365" calcext:value-type="float">
            <text:p>-0.866601884365</text:p>
          </table:table-cell>
        </table:table-row>
        <table:table-row table:style-name="ro1">
          <table:table-cell office:value-type="float" office:value="1.59204190667303E+018" calcext:value-type="float">
            <text:p>1.59204190667303E+018</text:p>
          </table:table-cell>
          <table:table-cell table:formula="of:=([.A606]-1.59204187214801E+018)*0.000000001" office:value-type="float" office:value="34.525020416" calcext:value-type="float">
            <text:p>34.525020416</text:p>
          </table:table-cell>
          <table:table-cell office:value-type="float" office:value="0.0674000009894" calcext:value-type="float">
            <text:p>0.0674000009894</text:p>
          </table:table-cell>
          <table:table-cell office:value-type="float" office:value="-0.0673800036311" calcext:value-type="float">
            <text:p>-0.0673800036311</text:p>
          </table:table-cell>
          <table:table-cell office:value-type="float" office:value="0.000560000014957" calcext:value-type="float">
            <text:p>0.000560000014957</text:p>
          </table:table-cell>
          <table:table-cell office:value-type="float" office:value="0.0000599999984843" calcext:value-type="float">
            <text:p>6.00E-05</text:p>
          </table:table-cell>
          <table:table-cell table:formula="of:= ([.C607]-[.C606])/([.B607]-[.B606])" office:value-type="float" office:value="0.145135741654444" calcext:value-type="float">
            <text:p>0.145135741654444</text:p>
          </table:table-cell>
          <table:table-cell office:value-type="float" office:value="0.00243999995291" calcext:value-type="float">
            <text:p>0.00243999995291</text:p>
          </table:table-cell>
          <table:table-cell/>
          <table:table-cell office:value-type="float" office:value="8.03770828247" calcext:value-type="float">
            <text:p>8.03770828247</text:p>
          </table:table-cell>
          <table:table-cell/>
          <table:table-cell office:value-type="float" office:value="-1.30883669853" calcext:value-type="float">
            <text:p>-1.30883669853</text:p>
          </table:table-cell>
          <table:table-cell office:value-type="float" office:value="-0.626082420349" calcext:value-type="float">
            <text:p>-0.626082420349</text:p>
          </table:table-cell>
          <table:table-cell office:value-type="float" office:value="-0.866619706154" calcext:value-type="float">
            <text:p>-0.866619706154</text:p>
          </table:table-cell>
        </table:table-row>
        <table:table-row table:style-name="ro1">
          <table:table-cell office:value-type="float" office:value="1.59204190672884E+018" calcext:value-type="float">
            <text:p>1.59204190672884E+018</text:p>
          </table:table-cell>
          <table:table-cell table:formula="of:=([.A607]-1.59204187214801E+018)*0.000000001" office:value-type="float" office:value="34.580830208" calcext:value-type="float">
            <text:p>34.580830208</text:p>
          </table:table-cell>
          <table:table-cell office:value-type="float" office:value="0.0754999965429" calcext:value-type="float">
            <text:p>0.0754999965429</text:p>
          </table:table-cell>
          <table:table-cell office:value-type="float" office:value="-0.0735300034285" calcext:value-type="float">
            <text:p>-0.0735300034285</text:p>
          </table:table-cell>
          <table:table-cell office:value-type="float" office:value="0.0170900002122" calcext:value-type="float">
            <text:p>0.0170900002122</text:p>
          </table:table-cell>
          <table:table-cell office:value-type="float" office:value="0.0000299999992421" calcext:value-type="float">
            <text:p>3.00E-05</text:p>
          </table:table-cell>
          <table:table-cell table:formula="of:= ([.C608]-[.C607])/([.B608]-[.B607])" office:value-type="float" office:value="0.0591488971040585" calcext:value-type="float">
            <text:p>0.059148897104059</text:p>
          </table:table-cell>
          <table:table-cell office:value-type="float" office:value="0.0119500001892" calcext:value-type="float">
            <text:p>0.0119500001892</text:p>
          </table:table-cell>
          <table:table-cell/>
          <table:table-cell office:value-type="float" office:value="8.08723926544" calcext:value-type="float">
            <text:p>8.08723926544</text:p>
          </table:table-cell>
          <table:table-cell/>
          <table:table-cell office:value-type="float" office:value="-1.31350600719" calcext:value-type="float">
            <text:p>-1.31350600719</text:p>
          </table:table-cell>
          <table:table-cell office:value-type="float" office:value="-0.624100387096" calcext:value-type="float">
            <text:p>-0.624100387096</text:p>
          </table:table-cell>
          <table:table-cell office:value-type="float" office:value="-0.866607248783" calcext:value-type="float">
            <text:p>-0.866607248783</text:p>
          </table:table-cell>
        </table:table-row>
        <table:table-row table:style-name="ro1">
          <table:table-cell office:value-type="float" office:value="1.59204190678125E+018" calcext:value-type="float">
            <text:p>1.59204190678125E+018</text:p>
          </table:table-cell>
          <table:table-cell table:formula="of:=([.A608]-1.59204187214801E+018)*0.000000001" office:value-type="float" office:value="34.63324032" calcext:value-type="float">
            <text:p>34.63324032</text:p>
          </table:table-cell>
          <table:table-cell office:value-type="float" office:value="0.0785999968648" calcext:value-type="float">
            <text:p>0.0785999968648</text:p>
          </table:table-cell>
          <table:table-cell office:value-type="float" office:value="-0.0745100006461" calcext:value-type="float">
            <text:p>-0.0745100006461</text:p>
          </table:table-cell>
          <table:table-cell office:value-type="float" office:value="0.0249000005424" calcext:value-type="float">
            <text:p>0.0249000005424</text:p>
          </table:table-cell>
          <table:table-cell office:value-type="float" office:value="0.0000700000018696" calcext:value-type="float">
            <text:p>7.00E-05</text:p>
          </table:table-cell>
          <table:table-cell table:formula="of:= ([.C609]-[.C608])/([.B609]-[.B608])" office:value-type="float" office:value="0.00388319171734655" calcext:value-type="float">
            <text:p>0.003883191717347</text:p>
          </table:table-cell>
          <table:table-cell office:value-type="float" office:value="0.0109900003299" calcext:value-type="float">
            <text:p>0.0109900003299</text:p>
          </table:table-cell>
          <table:table-cell/>
          <table:table-cell office:value-type="float" office:value="8.082239151" calcext:value-type="float">
            <text:p>8.082239151</text:p>
          </table:table-cell>
          <table:table-cell/>
          <table:table-cell office:value-type="float" office:value="-1.31728494167" calcext:value-type="float">
            <text:p>-1.31728494167</text:p>
          </table:table-cell>
          <table:table-cell office:value-type="float" office:value="-0.622469186783" calcext:value-type="float">
            <text:p>-0.622469186783</text:p>
          </table:table-cell>
          <table:table-cell office:value-type="float" office:value="-0.866609990597" calcext:value-type="float">
            <text:p>-0.866609990597</text:p>
          </table:table-cell>
        </table:table-row>
        <table:table-row table:style-name="ro1">
          <table:table-cell office:value-type="float" office:value="1.59204190688426E+018" calcext:value-type="float">
            <text:p>1.59204190688426E+018</text:p>
          </table:table-cell>
          <table:table-cell table:formula="of:=([.A609]-1.59204187214801E+018)*0.000000001" office:value-type="float" office:value="34.736250112" calcext:value-type="float">
            <text:p>34.736250112</text:p>
          </table:table-cell>
          <table:table-cell office:value-type="float" office:value="0.0790000036359" calcext:value-type="float">
            <text:p>0.0790000036359</text:p>
          </table:table-cell>
          <table:table-cell office:value-type="float" office:value="-0.072080001235" calcext:value-type="float">
            <text:p>-0.072080001235</text:p>
          </table:table-cell>
          <table:table-cell office:value-type="float" office:value="0.032389998436" calcext:value-type="float">
            <text:p>0.032389998436</text:p>
          </table:table-cell>
          <table:table-cell office:value-type="float" office:value="-0.0000999999974738" calcext:value-type="float">
            <text:p>-1.00E-04</text:p>
          </table:table-cell>
          <table:table-cell table:formula="of:= ([.C610]-[.C609])/([.B610]-[.B609])" office:value-type="float" office:value="-0.0381096474281661" calcext:value-type="float">
            <text:p>-0.038109647428166</text:p>
          </table:table-cell>
          <table:table-cell office:value-type="float" office:value="0.00882000010461" calcext:value-type="float">
            <text:p>0.00882000010461</text:p>
          </table:table-cell>
          <table:table-cell/>
          <table:table-cell office:value-type="float" office:value="8.07093715668" calcext:value-type="float">
            <text:p>8.07093715668</text:p>
          </table:table-cell>
          <table:table-cell/>
          <table:table-cell office:value-type="float" office:value="-1.32337260246" calcext:value-type="float">
            <text:p>-1.32337260246</text:p>
          </table:table-cell>
          <table:table-cell office:value-type="float" office:value="-0.617625772953" calcext:value-type="float">
            <text:p>-0.617625772953</text:p>
          </table:table-cell>
          <table:table-cell office:value-type="float" office:value="-0.866723239422" calcext:value-type="float">
            <text:p>-0.866723239422</text:p>
          </table:table-cell>
        </table:table-row>
        <table:table-row table:style-name="ro1">
          <table:table-cell office:value-type="float" office:value="1.59204190693674E+018" calcext:value-type="float">
            <text:p>1.59204190693674E+018</text:p>
          </table:table-cell>
          <table:table-cell table:formula="of:=([.A610]-1.59204187214801E+018)*0.000000001" office:value-type="float" office:value="34.788730368" calcext:value-type="float">
            <text:p>34.788730368</text:p>
          </table:table-cell>
          <table:table-cell office:value-type="float" office:value="0.0769999995828" calcext:value-type="float">
            <text:p>0.0769999995828</text:p>
          </table:table-cell>
          <table:table-cell office:value-type="float" office:value="-0.0674500018358" calcext:value-type="float">
            <text:p>-0.0674500018358</text:p>
          </table:table-cell>
          <table:table-cell office:value-type="float" office:value="0.037080001086" calcext:value-type="float">
            <text:p>0.037080001086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611]-[.C610])/([.B611]-[.B610])" office:value-type="float" office:value="-0.0162396588380962" calcext:value-type="float">
            <text:p>-0.016239658838096</text:p>
          </table:table-cell>
          <table:table-cell office:value-type="float" office:value="0.00675000017509" calcext:value-type="float">
            <text:p>0.00675000017509</text:p>
          </table:table-cell>
          <table:table-cell/>
          <table:table-cell office:value-type="float" office:value="8.06015586853" calcext:value-type="float">
            <text:p>8.06015586853</text:p>
          </table:table-cell>
          <table:table-cell/>
          <table:table-cell office:value-type="float" office:value="-1.32497859001" calcext:value-type="float">
            <text:p>-1.32497859001</text:p>
          </table:table-cell>
          <table:table-cell office:value-type="float" office:value="-0.613935470581" calcext:value-type="float">
            <text:p>-0.613935470581</text:p>
          </table:table-cell>
          <table:table-cell office:value-type="float" office:value="-0.866539955139" calcext:value-type="float">
            <text:p>-0.866539955139</text:p>
          </table:table-cell>
        </table:table-row>
        <table:table-row table:style-name="ro1">
          <table:table-cell office:value-type="float" office:value="1.59204190699216E+018" calcext:value-type="float">
            <text:p>1.59204190699216E+018</text:p>
          </table:table-cell>
          <table:table-cell table:formula="of:=([.A611]-1.59204187214801E+018)*0.000000001" office:value-type="float" office:value="34.844150272" calcext:value-type="float">
            <text:p>34.844150272</text:p>
          </table:table-cell>
          <table:table-cell office:value-type="float" office:value="0.076099999249" calcext:value-type="float">
            <text:p>0.076099999249</text:p>
          </table:table-cell>
          <table:table-cell office:value-type="float" office:value="-0.0646800026298" calcext:value-type="float">
            <text:p>-0.0646800026298</text:p>
          </table:table-cell>
          <table:table-cell office:value-type="float" office:value="0.0399999991059" calcext:value-type="float">
            <text:p>0.0399999991059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 table:formula="of:= ([.C612]-[.C611])/([.B612]-[.B611])" office:value-type="float" office:value="-0.0683890831154966" calcext:value-type="float">
            <text:p>-0.068389083115497</text:p>
          </table:table-cell>
          <table:table-cell office:value-type="float" office:value="0.00843000039458" calcext:value-type="float">
            <text:p>0.00843000039458</text:p>
          </table:table-cell>
          <table:table-cell/>
          <table:table-cell office:value-type="float" office:value="8.06890583038" calcext:value-type="float">
            <text:p>8.06890583038</text:p>
          </table:table-cell>
          <table:table-cell/>
          <table:table-cell office:value-type="float" office:value="-1.32752346992" calcext:value-type="float">
            <text:p>-1.32752346992</text:p>
          </table:table-cell>
          <table:table-cell office:value-type="float" office:value="-0.610864698887" calcext:value-type="float">
            <text:p>-0.610864698887</text:p>
          </table:table-cell>
          <table:table-cell office:value-type="float" office:value="-0.866465091705" calcext:value-type="float">
            <text:p>-0.866465091705</text:p>
          </table:table-cell>
        </table:table-row>
        <table:table-row table:style-name="ro1">
          <table:table-cell office:value-type="float" office:value="1.5920419070448E+018" calcext:value-type="float">
            <text:p>1.5920419070448E+018</text:p>
          </table:table-cell>
          <table:table-cell table:formula="of:=([.A612]-1.59204187214801E+018)*0.000000001" office:value-type="float" office:value="34.896790272" calcext:value-type="float">
            <text:p>34.896790272</text:p>
          </table:table-cell>
          <table:table-cell office:value-type="float" office:value="0.0724999979138" calcext:value-type="float">
            <text:p>0.0724999979138</text:p>
          </table:table-cell>
          <table:table-cell office:value-type="float" office:value="-0.0629699975252" calcext:value-type="float">
            <text:p>-0.0629699975252</text:p>
          </table:table-cell>
          <table:table-cell office:value-type="float" office:value="0.035980001092" calcext:value-type="float">
            <text:p>0.035980001092</text:p>
          </table:table-cell>
          <table:table-cell office:value-type="float" office:value="0.0000299999992421" calcext:value-type="float">
            <text:p>3.00E-05</text:p>
          </table:table-cell>
          <table:table-cell table:formula="of:= ([.C613]-[.C612])/([.B613]-[.B612])" office:value-type="float" office:value="-0.147114523740002" calcext:value-type="float">
            <text:p>-0.147114523740002</text:p>
          </table:table-cell>
          <table:table-cell office:value-type="float" office:value="0.00619000010192" calcext:value-type="float">
            <text:p>0.00619000010192</text:p>
          </table:table-cell>
          <table:table-cell/>
          <table:table-cell office:value-type="float" office:value="8.05723953247" calcext:value-type="float">
            <text:p>8.05723953247</text:p>
          </table:table-cell>
          <table:table-cell/>
          <table:table-cell office:value-type="float" office:value="-1.33058333397" calcext:value-type="float">
            <text:p>-1.33058333397</text:p>
          </table:table-cell>
          <table:table-cell office:value-type="float" office:value="-0.611579060555" calcext:value-type="float">
            <text:p>-0.611579060555</text:p>
          </table:table-cell>
          <table:table-cell office:value-type="float" office:value="-0.866584897041" calcext:value-type="float">
            <text:p>-0.866584897041</text:p>
          </table:table-cell>
        </table:table-row>
        <table:table-row table:style-name="ro1">
          <table:table-cell office:value-type="float" office:value="1.59204190709782E+018" calcext:value-type="float">
            <text:p>1.59204190709782E+018</text:p>
          </table:table-cell>
          <table:table-cell table:formula="of:=([.A613]-1.59204187214801E+018)*0.000000001" office:value-type="float" office:value="34.949810176" calcext:value-type="float">
            <text:p>34.949810176</text:p>
          </table:table-cell>
          <table:table-cell office:value-type="float" office:value="0.0646999999881" calcext:value-type="float">
            <text:p>0.0646999999881</text:p>
          </table:table-cell>
          <table:table-cell office:value-type="float" office:value="-0.058410000056" calcext:value-type="float">
            <text:p>-0.058410000056</text:p>
          </table:table-cell>
          <table:table-cell office:value-type="float" office:value="0.0277999993414" calcext:value-type="float">
            <text:p>0.0277999993414</text:p>
          </table:table-cell>
          <table:table-cell table:style-name="Default" office:value-type="float" office:value="-0.000390000001062" calcext:value-type="float">
            <text:p>-0.000390000001062</text:p>
          </table:table-cell>
          <table:table-cell table:formula="of:= ([.C614]-[.C613])/([.B614]-[.B613])" office:value-type="float" office:value="-0.230519043816507" calcext:value-type="float">
            <text:p>-0.230519043816507</text:p>
          </table:table-cell>
          <table:table-cell office:value-type="float" office:value="-0.00343000004068" calcext:value-type="float">
            <text:p>-0.00343000004068</text:p>
          </table:table-cell>
          <table:table-cell/>
          <table:table-cell office:value-type="float" office:value="8.00713539124" calcext:value-type="float">
            <text:p>8.00713539124</text:p>
          </table:table-cell>
          <table:table-cell/>
          <table:table-cell office:value-type="float" office:value="-1.3317745924" calcext:value-type="float">
            <text:p>-1.3317745924</text:p>
          </table:table-cell>
          <table:table-cell office:value-type="float" office:value="-0.61466807127" calcext:value-type="float">
            <text:p>-0.61466807127</text:p>
          </table:table-cell>
          <table:table-cell office:value-type="float" office:value="-0.866842508316" calcext:value-type="float">
            <text:p>-0.866842508316</text:p>
          </table:table-cell>
        </table:table-row>
        <table:table-row table:style-name="ro1">
          <table:table-cell office:value-type="float" office:value="1.59204190715031E+018" calcext:value-type="float">
            <text:p>1.59204190715031E+018</text:p>
          </table:table-cell>
          <table:table-cell table:formula="of:=([.A614]-1.59204187214801E+018)*0.000000001" office:value-type="float" office:value="35.002300416" calcext:value-type="float">
            <text:p>35.002300416</text:p>
          </table:table-cell>
          <table:table-cell office:value-type="float" office:value="0.0526000000536" calcext:value-type="float">
            <text:p>0.0526000000536</text:p>
          </table:table-cell>
          <table:table-cell office:value-type="float" office:value="-0.0487900003791" calcext:value-type="float">
            <text:p>-0.0487900003791</text:p>
          </table:table-cell>
          <table:table-cell office:value-type="float" office:value="0.0196700002998" calcext:value-type="float">
            <text:p>0.0196700002998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table:formula="of:= ([.C615]-[.C614])/([.B615]-[.B614])" office:value-type="float" office:value="-0.221416753574657" calcext:value-type="float">
            <text:p>-0.221416753574657</text:p>
          </table:table-cell>
          <table:table-cell office:value-type="float" office:value="-0.021759999916" calcext:value-type="float">
            <text:p>-0.021759999916</text:p>
          </table:table-cell>
          <table:table-cell/>
          <table:table-cell office:value-type="float" office:value="7.91166687012" calcext:value-type="float">
            <text:p>7.91166687012</text:p>
          </table:table-cell>
          <table:table-cell/>
          <table:table-cell office:value-type="float" office:value="-1.32992601395" calcext:value-type="float">
            <text:p>-1.32992601395</text:p>
          </table:table-cell>
          <table:table-cell office:value-type="float" office:value="-0.61775714159" calcext:value-type="float">
            <text:p>-0.61775714159</text:p>
          </table:table-cell>
          <table:table-cell office:value-type="float" office:value="-0.86675709486" calcext:value-type="float">
            <text:p>-0.86675709486</text:p>
          </table:table-cell>
        </table:table-row>
        <table:table-row table:style-name="ro1">
          <table:table-cell office:value-type="float" office:value="1.5920419072027E+018" calcext:value-type="float">
            <text:p>1.5920419072027E+018</text:p>
          </table:table-cell>
          <table:table-cell table:formula="of:=([.A615]-1.59204187214801E+018)*0.000000001" office:value-type="float" office:value="35.054690304" calcext:value-type="float">
            <text:p>35.054690304</text:p>
          </table:table-cell>
          <table:table-cell office:value-type="float" office:value="0.0410000011325" calcext:value-type="float">
            <text:p>0.0410000011325</text:p>
          </table:table-cell>
          <table:table-cell office:value-type="float" office:value="-0.036669999361" calcext:value-type="float">
            <text:p>-0.036669999361</text:p>
          </table:table-cell>
          <table:table-cell office:value-type="float" office:value="0.0183799993247" calcext:value-type="float">
            <text:p>0.0183799993247</text:p>
          </table:table-cell>
          <table:table-cell office:value-type="float" office:value="0.00000999999974738" calcext:value-type="float">
            <text:p>1.00E-05</text:p>
          </table:table-cell>
          <table:table-cell table:formula="of:= ([.C616]-[.C615])/([.B616]-[.B615])" office:value-type="float" office:value="-0.13469295400306" calcext:value-type="float">
            <text:p>-0.13469295400306</text:p>
          </table:table-cell>
          <table:table-cell office:value-type="float" office:value="-0.0433599986136" calcext:value-type="float">
            <text:p>-0.0433599986136</text:p>
          </table:table-cell>
          <table:table-cell/>
          <table:table-cell office:value-type="float" office:value="7.79916667938" calcext:value-type="float">
            <text:p>7.79916667938</text:p>
          </table:table-cell>
          <table:table-cell/>
          <table:table-cell office:value-type="float" office:value="-1.32683861256" calcext:value-type="float">
            <text:p>-1.32683861256</text:p>
          </table:table-cell>
          <table:table-cell office:value-type="float" office:value="-0.616828560829" calcext:value-type="float">
            <text:p>-0.616828560829</text:p>
          </table:table-cell>
          <table:table-cell office:value-type="float" office:value="-0.866594910622" calcext:value-type="float">
            <text:p>-0.866594910622</text:p>
          </table:table-cell>
        </table:table-row>
        <table:table-row table:style-name="ro1">
          <table:table-cell office:value-type="float" office:value="1.59204190725467E+018" calcext:value-type="float">
            <text:p>1.59204190725467E+018</text:p>
          </table:table-cell>
          <table:table-cell table:formula="of:=([.A616]-1.59204187214801E+018)*0.000000001" office:value-type="float" office:value="35.106660352" calcext:value-type="float">
            <text:p>35.106660352</text:p>
          </table:table-cell>
          <table:table-cell office:value-type="float" office:value="0.0340000018477" calcext:value-type="float">
            <text:p>0.0340000018477</text:p>
          </table:table-cell>
          <table:table-cell office:value-type="float" office:value="-0.027519999072" calcext:value-type="float">
            <text:p>-0.027519999072</text:p>
          </table:table-cell>
          <table:table-cell office:value-type="float" office:value="0.0199100002646" calcext:value-type="float">
            <text:p>0.0199100002646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617]-[.C616])/([.B617]-[.B616])" office:value-type="float" office:value="-0.0780211434208934" calcext:value-type="float">
            <text:p>-0.078021143420893</text:p>
          </table:table-cell>
          <table:table-cell office:value-type="float" office:value="-0.0574200004339" calcext:value-type="float">
            <text:p>-0.0574200004339</text:p>
          </table:table-cell>
          <table:table-cell/>
          <table:table-cell office:value-type="float" office:value="7.72593736649" calcext:value-type="float">
            <text:p>7.72593736649</text:p>
          </table:table-cell>
          <table:table-cell/>
          <table:table-cell office:value-type="float" office:value="-1.32484221458" calcext:value-type="float">
            <text:p>-1.32484221458</text:p>
          </table:table-cell>
          <table:table-cell office:value-type="float" office:value="-0.614503741264" calcext:value-type="float">
            <text:p>-0.614503741264</text:p>
          </table:table-cell>
          <table:table-cell office:value-type="float" office:value="-0.866502285004" calcext:value-type="float">
            <text:p>-0.866502285004</text:p>
          </table:table-cell>
        </table:table-row>
        <table:table-row table:style-name="ro1">
          <table:table-cell office:value-type="float" office:value="1.59204190730722E+018" calcext:value-type="float">
            <text:p>1.59204190730722E+018</text:p>
          </table:table-cell>
          <table:table-cell table:formula="of:=([.A617]-1.59204187214801E+018)*0.000000001" office:value-type="float" office:value="35.15921024" calcext:value-type="float">
            <text:p>35.15921024</text:p>
          </table:table-cell>
          <table:table-cell office:value-type="float" office:value="0.0298999994993" calcext:value-type="float">
            <text:p>0.0298999994993</text:p>
          </table:table-cell>
          <table:table-cell office:value-type="float" office:value="-0.0190200004727" calcext:value-type="float">
            <text:p>-0.0190200004727</text:p>
          </table:table-cell>
          <table:table-cell office:value-type="float" office:value="0.0231199990958" calcext:value-type="float">
            <text:p>0.0231199990958</text:p>
          </table:table-cell>
          <table:table-cell office:value-type="float" office:value="-0.0000499999987369" calcext:value-type="float">
            <text:p>-5.00E-05</text:p>
          </table:table-cell>
          <table:table-cell table:formula="of:= ([.C618]-[.C617])/([.B618]-[.B617])" office:value-type="float" office:value="0.041948765533628" calcext:value-type="float">
            <text:p>0.041948765533628</text:p>
          </table:table-cell>
          <table:table-cell office:value-type="float" office:value="-0.0788400024176" calcext:value-type="float">
            <text:p>-0.0788400024176</text:p>
          </table:table-cell>
          <table:table-cell/>
          <table:table-cell office:value-type="float" office:value="7.61437511444" calcext:value-type="float">
            <text:p>7.61437511444</text:p>
          </table:table-cell>
          <table:table-cell/>
          <table:table-cell office:value-type="float" office:value="-1.32450664043" calcext:value-type="float">
            <text:p>-1.32450664043</text:p>
          </table:table-cell>
          <table:table-cell office:value-type="float" office:value="-0.610730588436" calcext:value-type="float">
            <text:p>-0.610730588436</text:p>
          </table:table-cell>
          <table:table-cell office:value-type="float" office:value="-0.866634368896" calcext:value-type="float">
            <text:p>-0.866634368896</text:p>
          </table:table-cell>
        </table:table-row>
        <table:table-row table:style-name="ro1">
          <table:table-cell office:value-type="float" office:value="1.59204190741211E+018" calcext:value-type="float">
            <text:p>1.59204190741211E+018</text:p>
          </table:table-cell>
          <table:table-cell table:formula="of:=([.A618]-1.59204187214801E+018)*0.000000001" office:value-type="float" office:value="35.264100096" calcext:value-type="float">
            <text:p>35.264100096</text:p>
          </table:table-cell>
          <table:table-cell office:value-type="float" office:value="0.0342999994755" calcext:value-type="float">
            <text:p>0.0342999994755</text:p>
          </table:table-cell>
          <table:table-cell office:value-type="float" office:value="-0.0117199998349" calcext:value-type="float">
            <text:p>-0.0117199998349</text:p>
          </table:table-cell>
          <table:table-cell office:value-type="float" office:value="0.0322000011802" calcext:value-type="float">
            <text:p>0.0322000011802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19]-[.C618])/([.B619]-[.B618])" office:value-type="float" office:value="-0.00954016303762071" calcext:value-type="float">
            <text:p>-0.009540163037621</text:p>
          </table:table-cell>
          <table:table-cell office:value-type="float" office:value="-0.0702200010419" calcext:value-type="float">
            <text:p>-0.0702200010419</text:p>
          </table:table-cell>
          <table:table-cell/>
          <table:table-cell office:value-type="float" office:value="7.6592707634" calcext:value-type="float">
            <text:p>7.6592707634</text:p>
          </table:table-cell>
          <table:table-cell/>
          <table:table-cell office:value-type="float" office:value="-1.32467567921" calcext:value-type="float">
            <text:p>-1.32467567921</text:p>
          </table:table-cell>
          <table:table-cell office:value-type="float" office:value="-0.602155566216" calcext:value-type="float">
            <text:p>-0.602155566216</text:p>
          </table:table-cell>
          <table:table-cell office:value-type="float" office:value="-0.866619408131" calcext:value-type="float">
            <text:p>-0.866619408131</text:p>
          </table:table-cell>
        </table:table-row>
        <table:table-row table:style-name="ro1">
          <table:table-cell office:value-type="float" office:value="1.59204190746452E+018" calcext:value-type="float">
            <text:p>1.59204190746452E+018</text:p>
          </table:table-cell>
          <table:table-cell table:formula="of:=([.A619]-1.59204187214801E+018)*0.000000001" office:value-type="float" office:value="35.316510208" calcext:value-type="float">
            <text:p>35.316510208</text:p>
          </table:table-cell>
          <table:table-cell office:value-type="float" office:value="0.0337999984622" calcext:value-type="float">
            <text:p>0.0337999984622</text:p>
          </table:table-cell>
          <table:table-cell office:value-type="float" office:value="-0.00240000011399" calcext:value-type="float">
            <text:p>-0.00240000011399</text:p>
          </table:table-cell>
          <table:table-cell office:value-type="float" office:value="0.0337399989367" calcext:value-type="float">
            <text:p>0.0337399989367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620]-[.C619])/([.B620]-[.B619])" office:value-type="float" office:value="-0.00189713868297354" calcext:value-type="float">
            <text:p>-0.001897138682974</text:p>
          </table:table-cell>
          <table:table-cell office:value-type="float" office:value="-0.0778999999166" calcext:value-type="float">
            <text:p>-0.0778999999166</text:p>
          </table:table-cell>
          <table:table-cell/>
          <table:table-cell office:value-type="float" office:value="7.61927080154" calcext:value-type="float">
            <text:p>7.61927080154</text:p>
          </table:table-cell>
          <table:table-cell/>
          <table:table-cell office:value-type="float" office:value="-1.32476580143" calcext:value-type="float">
            <text:p>-1.32476580143</text:p>
          </table:table-cell>
          <table:table-cell office:value-type="float" office:value="-0.598046481609" calcext:value-type="float">
            <text:p>-0.598046481609</text:p>
          </table:table-cell>
          <table:table-cell office:value-type="float" office:value="-0.866609811783" calcext:value-type="float">
            <text:p>-0.866609811783</text:p>
          </table:table-cell>
        </table:table-row>
        <table:table-row table:style-name="ro1">
          <table:table-cell office:value-type="float" office:value="1.59204190751723E+018" calcext:value-type="float">
            <text:p>1.59204190751723E+018</text:p>
          </table:table-cell>
          <table:table-cell table:formula="of:=([.A620]-1.59204187214801E+018)*0.000000001" office:value-type="float" office:value="35.369220096" calcext:value-type="float">
            <text:p>35.369220096</text:p>
          </table:table-cell>
          <table:table-cell office:value-type="float" office:value="0.0337000004947" calcext:value-type="float">
            <text:p>0.0337000004947</text:p>
          </table:table-cell>
          <table:table-cell office:value-type="float" office:value="-0.000560000014957" calcext:value-type="float">
            <text:p>-0.000560000014957</text:p>
          </table:table-cell>
          <table:table-cell office:value-type="float" office:value="0.0336900018156" calcext:value-type="float">
            <text:p>0.0336900018156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621]-[.C620])/([.B621]-[.B620])" office:value-type="float" office:value="-0.0214445416476781" calcext:value-type="float">
            <text:p>-0.021444541647678</text:p>
          </table:table-cell>
          <table:table-cell office:value-type="float" office:value="-0.07458999753" calcext:value-type="float">
            <text:p>-0.07458999753</text:p>
          </table:table-cell>
          <table:table-cell/>
          <table:table-cell office:value-type="float" office:value="7.63651037216" calcext:value-type="float">
            <text:p>7.63651037216</text:p>
          </table:table-cell>
          <table:table-cell/>
          <table:table-cell office:value-type="float" office:value="-1.32530593872" calcext:value-type="float">
            <text:p>-1.32530593872</text:p>
          </table:table-cell>
          <table:table-cell office:value-type="float" office:value="-0.594376862049" calcext:value-type="float">
            <text:p>-0.594376862049</text:p>
          </table:table-cell>
          <table:table-cell office:value-type="float" office:value="-0.866462647915" calcext:value-type="float">
            <text:p>-0.866462647915</text:p>
          </table:table-cell>
        </table:table-row>
        <table:table-row table:style-name="ro1">
          <table:table-cell office:value-type="float" office:value="1.59204190761982E+018" calcext:value-type="float">
            <text:p>1.59204190761982E+018</text:p>
          </table:table-cell>
          <table:table-cell table:formula="of:=([.A621]-1.59204187214801E+018)*0.000000001" office:value-type="float" office:value="35.471810304" calcext:value-type="float">
            <text:p>35.471810304</text:p>
          </table:table-cell>
          <table:table-cell office:value-type="float" office:value="0.0315000005066" calcext:value-type="float">
            <text:p>0.0315000005066</text:p>
          </table:table-cell>
          <table:table-cell office:value-type="float" office:value="-0.0047800000757" calcext:value-type="float">
            <text:p>-0.0047800000757</text:p>
          </table:table-cell>
          <table:table-cell office:value-type="float" office:value="0.0311500001699" calcext:value-type="float">
            <text:p>0.0311500001699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table:formula="of:= ([.C622]-[.C621])/([.B622]-[.B621])" office:value-type="float" office:value="-0.0591038605303119" calcext:value-type="float">
            <text:p>-0.059103860530312</text:p>
          </table:table-cell>
          <table:table-cell office:value-type="float" office:value="-0.0710600018501" calcext:value-type="float">
            <text:p>-0.0710600018501</text:p>
          </table:table-cell>
          <table:table-cell/>
          <table:table-cell office:value-type="float" office:value="7.65489578247" calcext:value-type="float">
            <text:p>7.65489578247</text:p>
          </table:table-cell>
          <table:table-cell/>
          <table:table-cell office:value-type="float" office:value="-1.33052432537" calcext:value-type="float">
            <text:p>-1.33052432537</text:p>
          </table:table-cell>
          <table:table-cell office:value-type="float" office:value="-0.591313242912" calcext:value-type="float">
            <text:p>-0.591313242912</text:p>
          </table:table-cell>
          <table:table-cell office:value-type="float" office:value="-0.866562783718" calcext:value-type="float">
            <text:p>-0.866562783718</text:p>
          </table:table-cell>
        </table:table-row>
        <table:table-row table:style-name="ro1">
          <table:table-cell office:value-type="float" office:value="1.59204190767227E+018" calcext:value-type="float">
            <text:p>1.59204190767227E+018</text:p>
          </table:table-cell>
          <table:table-cell table:formula="of:=([.A622]-1.59204187214801E+018)*0.000000001" office:value-type="float" office:value="35.524260352" calcext:value-type="float">
            <text:p>35.524260352</text:p>
          </table:table-cell>
          <table:table-cell office:value-type="float" office:value="0.0284000001848" calcext:value-type="float">
            <text:p>0.0284000001848</text:p>
          </table:table-cell>
          <table:table-cell office:value-type="float" office:value="-0.00258999993093" calcext:value-type="float">
            <text:p>-0.00258999993093</text:p>
          </table:table-cell>
          <table:table-cell office:value-type="float" office:value="0.0282700005919" calcext:value-type="float">
            <text:p>0.0282700005919</text:p>
          </table:table-cell>
          <table:table-cell table:style-name="Default" office:value-type="float" office:value="-0.000469999999041" calcext:value-type="float">
            <text:p>-0.000469999999041</text:p>
          </table:table-cell>
          <table:table-cell table:formula="of:= ([.C623]-[.C622])/([.B623]-[.B622])" office:value-type="float" office:value="-0.0152352168156616" calcext:value-type="float">
            <text:p>-0.015235216815662</text:p>
          </table:table-cell>
          <table:table-cell office:value-type="float" office:value="-0.0702800005674" calcext:value-type="float">
            <text:p>-0.0702800005674</text:p>
          </table:table-cell>
          <table:table-cell/>
          <table:table-cell office:value-type="float" office:value="7.65895843506" calcext:value-type="float">
            <text:p>7.65895843506</text:p>
          </table:table-cell>
          <table:table-cell/>
          <table:table-cell office:value-type="float" office:value="-1.33220827579" calcext:value-type="float">
            <text:p>-1.33220827579</text:p>
          </table:table-cell>
          <table:table-cell office:value-type="float" office:value="-0.593837380409" calcext:value-type="float">
            <text:p>-0.593837380409</text:p>
          </table:table-cell>
          <table:table-cell office:value-type="float" office:value="-0.866881549358" calcext:value-type="float">
            <text:p>-0.866881549358</text:p>
          </table:table-cell>
        </table:table-row>
        <table:table-row table:style-name="ro1">
          <table:table-cell office:value-type="float" office:value="1.59204190772478E+018" calcext:value-type="float">
            <text:p>1.59204190772478E+018</text:p>
          </table:table-cell>
          <table:table-cell table:formula="of:=([.A623]-1.59204187214801E+018)*0.000000001" office:value-type="float" office:value="35.576770304" calcext:value-type="float">
            <text:p>35.576770304</text:p>
          </table:table-cell>
          <table:table-cell office:value-type="float" office:value="0.0275999996811" calcext:value-type="float">
            <text:p>0.0275999996811</text:p>
          </table:table-cell>
          <table:table-cell office:value-type="float" office:value="0.00156000000425" calcext:value-type="float">
            <text:p>0.00156000000425</text:p>
          </table:table-cell>
          <table:table-cell office:value-type="float" office:value="0.0275699999183" calcext:value-type="float">
            <text:p>0.0275699999183</text:p>
          </table:table-cell>
          <table:table-cell office:value-type="float" office:value="-0.0000199999994948" calcext:value-type="float">
            <text:p>-2.00E-05</text:p>
          </table:table-cell>
          <table:table-cell table:formula="of:= ([.C624]-[.C623])/([.B624]-[.B623])" office:value-type="float" office:value="0.0815473357234682" calcext:value-type="float">
            <text:p>0.081547335723468</text:p>
          </table:table-cell>
          <table:table-cell office:value-type="float" office:value="-0.0591700002551" calcext:value-type="float">
            <text:p>-0.0591700002551</text:p>
          </table:table-cell>
          <table:table-cell/>
          <table:table-cell office:value-type="float" office:value="7.71682310104" calcext:value-type="float">
            <text:p>7.71682310104</text:p>
          </table:table-cell>
          <table:table-cell/>
          <table:table-cell office:value-type="float" office:value="-1.33079910278" calcext:value-type="float">
            <text:p>-1.33079910278</text:p>
          </table:table-cell>
          <table:table-cell office:value-type="float" office:value="-0.597381055355" calcext:value-type="float">
            <text:p>-0.597381055355</text:p>
          </table:table-cell>
          <table:table-cell office:value-type="float" office:value="-0.866852521896" calcext:value-type="float">
            <text:p>-0.866852521896</text:p>
          </table:table-cell>
        </table:table-row>
        <table:table-row table:style-name="ro1">
          <table:table-cell office:value-type="float" office:value="1.59204190777751E+018" calcext:value-type="float">
            <text:p>1.59204190777751E+018</text:p>
          </table:table-cell>
          <table:table-cell table:formula="of:=([.A624]-1.59204187214801E+018)*0.000000001" office:value-type="float" office:value="35.629500416" calcext:value-type="float">
            <text:p>35.629500416</text:p>
          </table:table-cell>
          <table:table-cell office:value-type="float" office:value="0.0318999998271" calcext:value-type="float">
            <text:p>0.0318999998271</text:p>
          </table:table-cell>
          <table:table-cell office:value-type="float" office:value="0.00393000012264" calcext:value-type="float">
            <text:p>0.00393000012264</text:p>
          </table:table-cell>
          <table:table-cell office:value-type="float" office:value="0.031660001725" calcext:value-type="float">
            <text:p>0.031660001725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625]-[.C624])/([.B625]-[.B624])" office:value-type="float" office:value="0.04768257727625" calcext:value-type="float">
            <text:p>0.04768257727625</text:p>
          </table:table-cell>
          <table:table-cell office:value-type="float" office:value="-0.0329999998212" calcext:value-type="float">
            <text:p>-0.0329999998212</text:p>
          </table:table-cell>
          <table:table-cell/>
          <table:table-cell office:value-type="float" office:value="7.85312509537" calcext:value-type="float">
            <text:p>7.85312509537</text:p>
          </table:table-cell>
          <table:table-cell/>
          <table:table-cell office:value-type="float" office:value="-1.32746005058" calcext:value-type="float">
            <text:p>-1.32746005058</text:p>
          </table:table-cell>
          <table:table-cell office:value-type="float" office:value="-0.597903013229" calcext:value-type="float">
            <text:p>-0.597903013229</text:p>
          </table:table-cell>
          <table:table-cell office:value-type="float" office:value="-0.866634011269" calcext:value-type="float">
            <text:p>-0.866634011269</text:p>
          </table:table-cell>
        </table:table-row>
        <table:table-row table:style-name="ro1">
          <table:table-cell office:value-type="float" office:value="1.59204190782994E+018" calcext:value-type="float">
            <text:p>1.59204190782994E+018</text:p>
          </table:table-cell>
          <table:table-cell table:formula="of:=([.A625]-1.59204187214801E+018)*0.000000001" office:value-type="float" office:value="35.681930496" calcext:value-type="float">
            <text:p>35.681930496</text:p>
          </table:table-cell>
          <table:table-cell office:value-type="float" office:value="0.0344000011683" calcext:value-type="float">
            <text:p>0.0344000011683</text:p>
          </table:table-cell>
          <table:table-cell office:value-type="float" office:value="0.00224999990314" calcext:value-type="float">
            <text:p>0.00224999990314</text:p>
          </table:table-cell>
          <table:table-cell office:value-type="float" office:value="0.0343099981546" calcext:value-type="float">
            <text:p>0.0343099981546</text:p>
          </table:table-cell>
          <table:table-cell office:value-type="float" office:value="0.000079999997979" calcext:value-type="float">
            <text:p>8.00E-05</text:p>
          </table:table-cell>
          <table:table-cell table:formula="of:= ([.C626]-[.C625])/([.B626]-[.B625])" office:value-type="float" office:value="0.0618560964413029" calcext:value-type="float">
            <text:p>0.061856096441303</text:p>
          </table:table-cell>
          <table:table-cell office:value-type="float" office:value="-0.0105200000107" calcext:value-type="float">
            <text:p>-0.0105200000107</text:p>
          </table:table-cell>
          <table:table-cell/>
          <table:table-cell office:value-type="float" office:value="7.97020816803" calcext:value-type="float">
            <text:p>7.97020816803</text:p>
          </table:table-cell>
          <table:table-cell/>
          <table:table-cell office:value-type="float" office:value="-1.32542574406" calcext:value-type="float">
            <text:p>-1.32542574406</text:p>
          </table:table-cell>
          <table:table-cell office:value-type="float" office:value="-0.595310747623" calcext:value-type="float">
            <text:p>-0.595310747623</text:p>
          </table:table-cell>
          <table:table-cell office:value-type="float" office:value="-0.866547048092" calcext:value-type="float">
            <text:p>-0.866547048092</text:p>
          </table:table-cell>
        </table:table-row>
        <table:table-row table:style-name="ro1">
          <table:table-cell office:value-type="float" office:value="1.59204190788329E+018" calcext:value-type="float">
            <text:p>1.59204190788329E+018</text:p>
          </table:table-cell>
          <table:table-cell table:formula="of:=([.A626]-1.59204187214801E+018)*0.000000001" office:value-type="float" office:value="35.735280128" calcext:value-type="float">
            <text:p>35.735280128</text:p>
          </table:table-cell>
          <table:table-cell office:value-type="float" office:value="0.0377000011504" calcext:value-type="float">
            <text:p>0.0377000011504</text:p>
          </table:table-cell>
          <table:table-cell office:value-type="float" office:value="0.00116999994498" calcext:value-type="float">
            <text:p>0.00116999994498</text:p>
          </table:table-cell>
          <table:table-cell office:value-type="float" office:value="0.0377099998295" calcext:value-type="float">
            <text:p>0.0377099998295</text:p>
          </table:table-cell>
          <table:table-cell table:style-name="Default" office:value-type="float" office:value="-0.000429999985499" calcext:value-type="float">
            <text:p>-0.000429999985499</text:p>
          </table:table-cell>
          <table:table-cell table:formula="of:= ([.C627]-[.C626])/([.B627]-[.B626])" office:value-type="float" office:value="-0.0226072805665077" calcext:value-type="float">
            <text:p>-0.022607280566508</text:p>
          </table:table-cell>
          <table:table-cell office:value-type="float" office:value="0.00589000014588" calcext:value-type="float">
            <text:p>0.00589000014588</text:p>
          </table:table-cell>
          <table:table-cell/>
          <table:table-cell office:value-type="float" office:value="8.05567741394" calcext:value-type="float">
            <text:p>8.05567741394</text:p>
          </table:table-cell>
          <table:table-cell/>
          <table:table-cell office:value-type="float" office:value="-1.32410371304" calcext:value-type="float">
            <text:p>-1.32410371304</text:p>
          </table:table-cell>
          <table:table-cell office:value-type="float" office:value="-0.590796291828" calcext:value-type="float">
            <text:p>-0.590796291828</text:p>
          </table:table-cell>
          <table:table-cell office:value-type="float" office:value="-0.866774499416" calcext:value-type="float">
            <text:p>-0.866774499416</text:p>
          </table:table-cell>
        </table:table-row>
        <table:table-row table:style-name="ro1">
          <table:table-cell office:value-type="float" office:value="1.59204190793637E+018" calcext:value-type="float">
            <text:p>1.59204190793637E+018</text:p>
          </table:table-cell>
          <table:table-cell table:formula="of:=([.A627]-1.59204187214801E+018)*0.000000001" office:value-type="float" office:value="35.788360448" calcext:value-type="float">
            <text:p>35.788360448</text:p>
          </table:table-cell>
          <table:table-cell office:value-type="float" office:value="0.0364999994636" calcext:value-type="float">
            <text:p>0.0364999994636</text:p>
          </table:table-cell>
          <table:table-cell office:value-type="float" office:value="0.00425999984145" calcext:value-type="float">
            <text:p>0.00425999984145</text:p>
          </table:table-cell>
          <table:table-cell office:value-type="float" office:value="0.0362000018358" calcext:value-type="float">
            <text:p>0.0362000018358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table:formula="of:= ([.C628]-[.C627])/([.B628]-[.B627])" office:value-type="float" office:value="-0.113526916324955" calcext:value-type="float">
            <text:p>-0.113526916324955</text:p>
          </table:table-cell>
          <table:table-cell office:value-type="float" office:value="0.010490000248" calcext:value-type="float">
            <text:p>0.010490000248</text:p>
          </table:table-cell>
          <table:table-cell/>
          <table:table-cell office:value-type="float" office:value="8.07963562012" calcext:value-type="float">
            <text:p>8.07963562012</text:p>
          </table:table-cell>
          <table:table-cell/>
          <table:table-cell office:value-type="float" office:value="-1.32182359695" calcext:value-type="float">
            <text:p>-1.32182359695</text:p>
          </table:table-cell>
          <table:table-cell office:value-type="float" office:value="-0.587952315807" calcext:value-type="float">
            <text:p>-0.587952315807</text:p>
          </table:table-cell>
          <table:table-cell office:value-type="float" office:value="-0.866733431816" calcext:value-type="float">
            <text:p>-0.866733431816</text:p>
          </table:table-cell>
        </table:table-row>
        <table:table-row table:style-name="ro1">
          <table:table-cell office:value-type="float" office:value="1.59204190798834E+018" calcext:value-type="float">
            <text:p>1.59204190798834E+018</text:p>
          </table:table-cell>
          <table:table-cell table:formula="of:=([.A628]-1.59204187214801E+018)*0.000000001" office:value-type="float" office:value="35.840330496" calcext:value-type="float">
            <text:p>35.840330496</text:p>
          </table:table-cell>
          <table:table-cell office:value-type="float" office:value="0.0306000001729" calcext:value-type="float">
            <text:p>0.0306000001729</text:p>
          </table:table-cell>
          <table:table-cell office:value-type="float" office:value="0.0113500002772" calcext:value-type="float">
            <text:p>0.0113500002772</text:p>
          </table:table-cell>
          <table:table-cell office:value-type="float" office:value="0.028370000422" calcext:value-type="float">
            <text:p>0.028370000422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 table:formula="of:= ([.C629]-[.C628])/([.B629]-[.B628])" office:value-type="float" office:value="-0.0252183767349462" calcext:value-type="float">
            <text:p>-0.025218376734946</text:p>
          </table:table-cell>
          <table:table-cell office:value-type="float" office:value="-0.00641999999061" calcext:value-type="float">
            <text:p>-0.00641999999061</text:p>
          </table:table-cell>
          <table:table-cell/>
          <table:table-cell office:value-type="float" office:value="7.99156236649" calcext:value-type="float">
            <text:p>7.99156236649</text:p>
          </table:table-cell>
          <table:table-cell/>
          <table:table-cell office:value-type="float" office:value="-1.31813406944" calcext:value-type="float">
            <text:p>-1.31813406944</text:p>
          </table:table-cell>
          <table:table-cell office:value-type="float" office:value="-0.585805118084" calcext:value-type="float">
            <text:p>-0.585805118084</text:p>
          </table:table-cell>
          <table:table-cell office:value-type="float" office:value="-0.866724133492" calcext:value-type="float">
            <text:p>-0.866724133492</text:p>
          </table:table-cell>
        </table:table-row>
        <table:table-row table:style-name="ro1">
          <table:table-cell office:value-type="float" office:value="1.59204190803989E+018" calcext:value-type="float">
            <text:p>1.59204190803989E+018</text:p>
          </table:table-cell>
          <table:table-cell table:formula="of:=([.A629]-1.59204187214801E+018)*0.000000001" office:value-type="float" office:value="35.891880192" calcext:value-type="float">
            <text:p>35.891880192</text:p>
          </table:table-cell>
          <table:table-cell office:value-type="float" office:value="0.0293000005186" calcext:value-type="float">
            <text:p>0.0293000005186</text:p>
          </table:table-cell>
          <table:table-cell office:value-type="float" office:value="0.0166599992663" calcext:value-type="float">
            <text:p>0.0166599992663</text:p>
          </table:table-cell>
          <table:table-cell office:value-type="float" office:value="0.0241199992597" calcext:value-type="float">
            <text:p>0.0241199992597</text:p>
          </table:table-cell>
          <table:table-cell office:value-type="float" office:value="0.0000199999994948" calcext:value-type="float">
            <text:p>2.00E-05</text:p>
          </table:table-cell>
          <table:table-cell table:formula="of:= ([.C630]-[.C629])/([.B630]-[.B629])" office:value-type="float" office:value="0.0418568232558312" calcext:value-type="float">
            <text:p>0.041856823255831</text:p>
          </table:table-cell>
          <table:table-cell office:value-type="float" office:value="-0.00781999994069" calcext:value-type="float">
            <text:p>-0.00781999994069</text:p>
          </table:table-cell>
          <table:table-cell/>
          <table:table-cell office:value-type="float" office:value="7.9842710495" calcext:value-type="float">
            <text:p>7.9842710495</text:p>
          </table:table-cell>
          <table:table-cell/>
          <table:table-cell office:value-type="float" office:value="-1.31517803669" calcext:value-type="float">
            <text:p>-1.31517803669</text:p>
          </table:table-cell>
          <table:table-cell office:value-type="float" office:value="-0.584166824818" calcext:value-type="float">
            <text:p>-0.584166824818</text:p>
          </table:table-cell>
          <table:table-cell office:value-type="float" office:value="-0.866597354412" calcext:value-type="float">
            <text:p>-0.866597354412</text:p>
          </table:table-cell>
        </table:table-row>
        <table:table-row table:style-name="ro1">
          <table:table-cell office:value-type="float" office:value="1.59204190809245E+018" calcext:value-type="float">
            <text:p>1.59204190809245E+018</text:p>
          </table:table-cell>
          <table:table-cell table:formula="of:=([.A630]-1.59204187214801E+018)*0.000000001" office:value-type="float" office:value="35.94444032" calcext:value-type="float">
            <text:p>35.94444032</text:p>
          </table:table-cell>
          <table:table-cell office:value-type="float" office:value="0.0315000005066" calcext:value-type="float">
            <text:p>0.0315000005066</text:p>
          </table:table-cell>
          <table:table-cell office:value-type="float" office:value="0.0217799991369" calcext:value-type="float">
            <text:p>0.0217799991369</text:p>
          </table:table-cell>
          <table:table-cell office:value-type="float" office:value="0.0227099992335" calcext:value-type="float">
            <text:p>0.0227099992335</text:p>
          </table:table-cell>
          <table:table-cell table:style-name="Default" office:value-type="float" office:value="-0.000600000028498" calcext:value-type="float">
            <text:p>-0.000600000028498</text:p>
          </table:table-cell>
          <table:table-cell table:formula="of:= ([.C631]-[.C630])/([.B631]-[.B630])" office:value-type="float" office:value="0.151411454687414" calcext:value-type="float">
            <text:p>0.151411454687414</text:p>
          </table:table-cell>
          <table:table-cell office:value-type="float" office:value="-0.00381999998353" calcext:value-type="float">
            <text:p>-0.00381999998353</text:p>
          </table:table-cell>
          <table:table-cell/>
          <table:table-cell office:value-type="float" office:value="8.00510406494" calcext:value-type="float">
            <text:p>8.00510406494</text:p>
          </table:table-cell>
          <table:table-cell/>
          <table:table-cell office:value-type="float" office:value="-1.31278038025" calcext:value-type="float">
            <text:p>-1.31278038025</text:p>
          </table:table-cell>
          <table:table-cell office:value-type="float" office:value="-0.581314980984" calcext:value-type="float">
            <text:p>-0.581314980984</text:p>
          </table:table-cell>
          <table:table-cell office:value-type="float" office:value="-0.866809427738" calcext:value-type="float">
            <text:p>-0.866809427738</text:p>
          </table:table-cell>
        </table:table-row>
        <table:table-row table:style-name="ro1">
          <table:table-cell office:value-type="float" office:value="1.59204190819482E+018" calcext:value-type="float">
            <text:p>1.59204190819482E+018</text:p>
          </table:table-cell>
          <table:table-cell table:formula="of:=([.A631]-1.59204187214801E+018)*0.000000001" office:value-type="float" office:value="36.046810368" calcext:value-type="float">
            <text:p>36.046810368</text:p>
          </table:table-cell>
          <table:table-cell office:value-type="float" office:value="0.0469999983907" calcext:value-type="float">
            <text:p>0.0469999983907</text:p>
          </table:table-cell>
          <table:table-cell office:value-type="float" office:value="0.0414800010622" calcext:value-type="float">
            <text:p>0.0414800010622</text:p>
          </table:table-cell>
          <table:table-cell office:value-type="float" office:value="0.0221299994737" calcext:value-type="float">
            <text:p>0.0221299994737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formula="of:= ([.C632]-[.C631])/([.B632]-[.B631])" office:value-type="float" office:value="0.199962162357185" calcext:value-type="float">
            <text:p>0.199962162357185</text:p>
          </table:table-cell>
          <table:table-cell office:value-type="float" office:value="0.0269600003958" calcext:value-type="float">
            <text:p>0.0269600003958</text:p>
          </table:table-cell>
          <table:table-cell/>
          <table:table-cell office:value-type="float" office:value="8.16541671753" calcext:value-type="float">
            <text:p>8.16541671753</text:p>
          </table:table-cell>
          <table:table-cell/>
          <table:table-cell office:value-type="float" office:value="-1.30667293072" calcext:value-type="float">
            <text:p>-1.30667293072</text:p>
          </table:table-cell>
          <table:table-cell office:value-type="float" office:value="-0.578590214252" calcext:value-type="float">
            <text:p>-0.578590214252</text:p>
          </table:table-cell>
          <table:table-cell office:value-type="float" office:value="-0.866646826267" calcext:value-type="float">
            <text:p>-0.866646826267</text:p>
          </table:table-cell>
        </table:table-row>
        <table:table-row table:style-name="ro1">
          <table:table-cell office:value-type="float" office:value="1.59204190824633E+018" calcext:value-type="float">
            <text:p>1.59204190824633E+018</text:p>
          </table:table-cell>
          <table:table-cell table:formula="of:=([.A632]-1.59204187214801E+018)*0.000000001" office:value-type="float" office:value="36.098320128" calcext:value-type="float">
            <text:p>36.098320128</text:p>
          </table:table-cell>
          <table:table-cell office:value-type="float" office:value="0.0573000013828" calcext:value-type="float">
            <text:p>0.0573000013828</text:p>
          </table:table-cell>
          <table:table-cell office:value-type="float" office:value="0.0502800010145" calcext:value-type="float">
            <text:p>0.0502800010145</text:p>
          </table:table-cell>
          <table:table-cell office:value-type="float" office:value="0.0275699999183" calcext:value-type="float">
            <text:p>0.0275699999183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formula="of:= ([.C633]-[.C632])/([.B633]-[.B632])" office:value-type="float" office:value="0.139399584288869" calcext:value-type="float">
            <text:p>0.139399584288869</text:p>
          </table:table-cell>
          <table:table-cell office:value-type="float" office:value="0.05034000054" calcext:value-type="float">
            <text:p>0.05034000054</text:p>
          </table:table-cell>
          <table:table-cell/>
          <table:table-cell office:value-type="float" office:value="8.28718757629" calcext:value-type="float">
            <text:p>8.28718757629</text:p>
          </table:table-cell>
          <table:table-cell/>
          <table:table-cell office:value-type="float" office:value="-1.30334317684" calcext:value-type="float">
            <text:p>-1.30334317684</text:p>
          </table:table-cell>
          <table:table-cell office:value-type="float" office:value="-0.578012824059" calcext:value-type="float">
            <text:p>-0.578012824059</text:p>
          </table:table-cell>
          <table:table-cell office:value-type="float" office:value="-0.866775095463" calcext:value-type="float">
            <text:p>-0.866775095463</text:p>
          </table:table-cell>
        </table:table-row>
        <table:table-row table:style-name="ro1">
          <table:table-cell office:value-type="float" office:value="1.59204190829798E+018" calcext:value-type="float">
            <text:p>1.59204190829798E+018</text:p>
          </table:table-cell>
          <table:table-cell table:formula="of:=([.A633]-1.59204187214801E+018)*0.000000001" office:value-type="float" office:value="36.149970176" calcext:value-type="float">
            <text:p>36.149970176</text:p>
          </table:table-cell>
          <table:table-cell office:value-type="float" office:value="0.0644999966025" calcext:value-type="float">
            <text:p>0.0644999966025</text:p>
          </table:table-cell>
          <table:table-cell office:value-type="float" office:value="0.05333000049" calcext:value-type="float">
            <text:p>0.05333000049</text:p>
          </table:table-cell>
          <table:table-cell office:value-type="float" office:value="0.0362999998033" calcext:value-type="float">
            <text:p>0.0362999998033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634]-[.C633])/([.B634]-[.B633])" office:value-type="float" office:value="0.0334185603578338" calcext:value-type="float">
            <text:p>0.033418560357834</text:p>
          </table:table-cell>
          <table:table-cell office:value-type="float" office:value="0.0643699988723" calcext:value-type="float">
            <text:p>0.0643699988723</text:p>
          </table:table-cell>
          <table:table-cell/>
          <table:table-cell office:value-type="float" office:value="8.36026000977" calcext:value-type="float">
            <text:p>8.36026000977</text:p>
          </table:table-cell>
          <table:table-cell/>
          <table:table-cell office:value-type="float" office:value="-1.30022871494" calcext:value-type="float">
            <text:p>-1.30022871494</text:p>
          </table:table-cell>
          <table:table-cell office:value-type="float" office:value="-0.576573550701" calcext:value-type="float">
            <text:p>-0.576573550701</text:p>
          </table:table-cell>
          <table:table-cell office:value-type="float" office:value="-0.866786420345" calcext:value-type="float">
            <text:p>-0.866786420345</text:p>
          </table:table-cell>
        </table:table-row>
        <table:table-row table:style-name="ro1">
          <table:table-cell office:value-type="float" office:value="1.59204190839972E+018" calcext:value-type="float">
            <text:p>1.59204190839972E+018</text:p>
          </table:table-cell>
          <table:table-cell table:formula="of:=([.A634]-1.59204187214801E+018)*0.000000001" office:value-type="float" office:value="36.251710208" calcext:value-type="float">
            <text:p>36.251710208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0.0553399994969" calcext:value-type="float">
            <text:p>0.0553399994969</text:p>
          </table:table-cell>
          <table:table-cell office:value-type="float" office:value="0.0394200012088" calcext:value-type="float">
            <text:p>0.0394200012088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table:formula="of:= ([.C635]-[.C634])/([.B635]-[.B634])" office:value-type="float" office:value="0.0340780340419781" calcext:value-type="float">
            <text:p>0.034078034041978</text:p>
          </table:table-cell>
          <table:table-cell office:value-type="float" office:value="0.0578599981964" calcext:value-type="float">
            <text:p>0.0578599981964</text:p>
          </table:table-cell>
          <table:table-cell/>
          <table:table-cell office:value-type="float" office:value="8.32635402679" calcext:value-type="float">
            <text:p>8.32635402679</text:p>
          </table:table-cell>
          <table:table-cell/>
          <table:table-cell office:value-type="float" office:value="-1.29302430153" calcext:value-type="float">
            <text:p>-1.29302430153</text:p>
          </table:table-cell>
          <table:table-cell office:value-type="float" office:value="-0.573374390602" calcext:value-type="float">
            <text:p>-0.573374390602</text:p>
          </table:table-cell>
          <table:table-cell office:value-type="float" office:value="-0.866759359837" calcext:value-type="float">
            <text:p>-0.866759359837</text:p>
          </table:table-cell>
        </table:table-row>
        <table:table-row table:style-name="ro1">
          <table:table-cell office:value-type="float" office:value="1.59204190845254E+018" calcext:value-type="float">
            <text:p>1.59204190845254E+018</text:p>
          </table:table-cell>
          <table:table-cell table:formula="of:=([.A635]-1.59204187214801E+018)*0.000000001" office:value-type="float" office:value="36.304530176" calcext:value-type="float">
            <text:p>36.304530176</text:p>
          </table:table-cell>
          <table:table-cell office:value-type="float" office:value="0.0697000026703" calcext:value-type="float">
            <text:p>0.0697000026703</text:p>
          </table:table-cell>
          <table:table-cell office:value-type="float" office:value="0.0586000010371" calcext:value-type="float">
            <text:p>0.0586000010371</text:p>
          </table:table-cell>
          <table:table-cell office:value-type="float" office:value="0.037650000304" calcext:value-type="float">
            <text:p>0.037650000304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 table:formula="of:= ([.C636]-[.C635])/([.B636]-[.B635])" office:value-type="float" office:value="0.0190439057342878" calcext:value-type="float">
            <text:p>0.019043905734288</text:p>
          </table:table-cell>
          <table:table-cell office:value-type="float" office:value="0.0566999986768" calcext:value-type="float">
            <text:p>0.0566999986768</text:p>
          </table:table-cell>
          <table:table-cell/>
          <table:table-cell office:value-type="float" office:value="8.3203125" calcext:value-type="float">
            <text:p>8.3203125</text:p>
          </table:table-cell>
          <table:table-cell/>
          <table:table-cell office:value-type="float" office:value="-1.28894197941" calcext:value-type="float">
            <text:p>-1.28894197941</text:p>
          </table:table-cell>
          <table:table-cell office:value-type="float" office:value="-0.571866929531" calcext:value-type="float">
            <text:p>-0.571866929531</text:p>
          </table:table-cell>
          <table:table-cell office:value-type="float" office:value="-0.866748988628" calcext:value-type="float">
            <text:p>-0.866748988628</text:p>
          </table:table-cell>
        </table:table-row>
        <table:table-row table:style-name="ro1">
          <table:table-cell office:value-type="float" office:value="1.59204190850505E+018" calcext:value-type="float">
            <text:p>1.59204190850505E+018</text:p>
          </table:table-cell>
          <table:table-cell table:formula="of:=([.A636]-1.59204187214801E+018)*0.000000001" office:value-type="float" office:value="36.357040128" calcext:value-type="float">
            <text:p>36.357040128</text:p>
          </table:table-cell>
          <table:table-cell office:value-type="float" office:value="0.0706999972463" calcext:value-type="float">
            <text:p>0.0706999972463</text:p>
          </table:table-cell>
          <table:table-cell office:value-type="float" office:value="0.062870003283" calcext:value-type="float">
            <text:p>0.062870003283</text:p>
          </table:table-cell>
          <table:table-cell office:value-type="float" office:value="0.0324300006032" calcext:value-type="float">
            <text:p>0.0324300006032</text:p>
          </table:table-cell>
          <table:table-cell office:value-type="float" office:value="0.000079999997979" calcext:value-type="float">
            <text:p>8.00E-05</text:p>
          </table:table-cell>
          <table:table-cell table:formula="of:= ([.C637]-[.C636])/([.B637]-[.B636])" office:value-type="float" office:value="0.0322764327283447" calcext:value-type="float">
            <text:p>0.032276432728345</text:p>
          </table:table-cell>
          <table:table-cell office:value-type="float" office:value="0.0530700013041" calcext:value-type="float">
            <text:p>0.0530700013041</text:p>
          </table:table-cell>
          <table:table-cell/>
          <table:table-cell office:value-type="float" office:value="8.30140590668" calcext:value-type="float">
            <text:p>8.30140590668</text:p>
          </table:table-cell>
          <table:table-cell/>
          <table:table-cell office:value-type="float" office:value="-1.28501629829" calcext:value-type="float">
            <text:p>-1.28501629829</text:p>
          </table:table-cell>
          <table:table-cell office:value-type="float" office:value="-0.57062959671" calcext:value-type="float">
            <text:p>-0.57062959671</text:p>
          </table:table-cell>
          <table:table-cell office:value-type="float" office:value="-0.86672770977" calcext:value-type="float">
            <text:p>-0.86672770977</text:p>
          </table:table-cell>
        </table:table-row>
        <table:table-row table:style-name="ro1">
          <table:table-cell office:value-type="float" office:value="1.59204190855772E+018" calcext:value-type="float">
            <text:p>1.59204190855772E+018</text:p>
          </table:table-cell>
          <table:table-cell table:formula="of:=([.A637]-1.59204187214801E+018)*0.000000001" office:value-type="float" office:value="36.409710336" calcext:value-type="float">
            <text:p>36.409710336</text:p>
          </table:table-cell>
          <table:table-cell office:value-type="float" office:value="0.0724000036716" calcext:value-type="float">
            <text:p>0.0724000036716</text:p>
          </table:table-cell>
          <table:table-cell office:value-type="float" office:value="0.0660699978471" calcext:value-type="float">
            <text:p>0.0660699978471</text:p>
          </table:table-cell>
          <table:table-cell office:value-type="float" office:value="0.0297100003809" calcext:value-type="float">
            <text:p>0.0297100003809</text:p>
          </table:table-cell>
          <table:table-cell office:value-type="float" office:value="-0.0000399999989895" calcext:value-type="float">
            <text:p>-4.00E-05</text:p>
          </table:table-cell>
          <table:table-cell table:formula="of:= ([.C638]-[.C637])/([.B638]-[.B637])" office:value-type="float" office:value="-0.00936860337790741" calcext:value-type="float">
            <text:p>-0.009368603377907</text:p>
          </table:table-cell>
          <table:table-cell office:value-type="float" office:value="0.0577800013125" calcext:value-type="float">
            <text:p>0.0577800013125</text:p>
          </table:table-cell>
          <table:table-cell/>
          <table:table-cell office:value-type="float" office:value="8.32593727112" calcext:value-type="float">
            <text:p>8.32593727112</text:p>
          </table:table-cell>
          <table:table-cell/>
          <table:table-cell office:value-type="float" office:value="-1.28077328205" calcext:value-type="float">
            <text:p>-1.28077328205</text:p>
          </table:table-cell>
          <table:table-cell office:value-type="float" office:value="-0.569490730762" calcext:value-type="float">
            <text:p>-0.569490730762</text:p>
          </table:table-cell>
          <table:table-cell office:value-type="float" office:value="-0.866755783558" calcext:value-type="float">
            <text:p>-0.866755783558</text:p>
          </table:table-cell>
        </table:table-row>
        <table:table-row table:style-name="ro1">
          <table:table-cell office:value-type="float" office:value="1.59204190861109E+018" calcext:value-type="float">
            <text:p>1.59204190861109E+018</text:p>
          </table:table-cell>
          <table:table-cell table:formula="of:=([.A638]-1.59204187214801E+018)*0.000000001" office:value-type="float" office:value="36.463080192" calcext:value-type="float">
            <text:p>36.463080192</text:p>
          </table:table-cell>
          <table:table-cell office:value-type="float" office:value="0.0719000026584" calcext:value-type="float">
            <text:p>0.0719000026584</text:p>
          </table:table-cell>
          <table:table-cell office:value-type="float" office:value="0.066409997642" calcext:value-type="float">
            <text:p>0.066409997642</text:p>
          </table:table-cell>
          <table:table-cell office:value-type="float" office:value="0.0276500005275" calcext:value-type="float">
            <text:p>0.027650000527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39]-[.C638])/([.B639]-[.B638])" office:value-type="float" office:value="0.00766869862921769" calcext:value-type="float">
            <text:p>0.007668698629218</text:p>
          </table:table-cell>
          <table:table-cell office:value-type="float" office:value="0.066320002079" calcext:value-type="float">
            <text:p>0.066320002079</text:p>
          </table:table-cell>
          <table:table-cell/>
          <table:table-cell office:value-type="float" office:value="8.37041664124" calcext:value-type="float">
            <text:p>8.37041664124</text:p>
          </table:table-cell>
          <table:table-cell/>
          <table:table-cell office:value-type="float" office:value="-1.2767790556" calcext:value-type="float">
            <text:p>-1.2767790556</text:p>
          </table:table-cell>
          <table:table-cell office:value-type="float" office:value="-0.568588972092" calcext:value-type="float">
            <text:p>-0.568588972092</text:p>
          </table:table-cell>
          <table:table-cell office:value-type="float" office:value="-0.866730391979" calcext:value-type="float">
            <text:p>-0.866730391979</text:p>
          </table:table-cell>
        </table:table-row>
        <table:table-row table:style-name="ro1">
          <table:table-cell office:value-type="float" office:value="1.59204190866325E+018" calcext:value-type="float">
            <text:p>1.59204190866325E+018</text:p>
          </table:table-cell>
          <table:table-cell table:formula="of:=([.A639]-1.59204187214801E+018)*0.000000001" office:value-type="float" office:value="36.515240192" calcext:value-type="float">
            <text:p>36.515240192</text:p>
          </table:table-cell>
          <table:table-cell office:value-type="float" office:value="0.0723000019789" calcext:value-type="float">
            <text:p>0.0723000019789</text:p>
          </table:table-cell>
          <table:table-cell office:value-type="float" office:value="0.0676800012589" calcext:value-type="float">
            <text:p>0.0676800012589</text:p>
          </table:table-cell>
          <table:table-cell office:value-type="float" office:value="0.0253100004047" calcext:value-type="float">
            <text:p>0.0253100004047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formula="of:= ([.C640]-[.C639])/([.B640]-[.B639])" office:value-type="float" office:value="-0.0625325401014057" calcext:value-type="float">
            <text:p>-0.062532540101406</text:p>
          </table:table-cell>
          <table:table-cell office:value-type="float" office:value="0.0689800009131" calcext:value-type="float">
            <text:p>0.0689800009131</text:p>
          </table:table-cell>
          <table:table-cell/>
          <table:table-cell office:value-type="float" office:value="8.38427066803" calcext:value-type="float">
            <text:p>8.38427066803</text:p>
          </table:table-cell>
          <table:table-cell/>
          <table:table-cell office:value-type="float" office:value="-1.27298808098" calcext:value-type="float">
            <text:p>-1.27298808098</text:p>
          </table:table-cell>
          <table:table-cell office:value-type="float" office:value="-0.568391978741" calcext:value-type="float">
            <text:p>-0.568391978741</text:p>
          </table:table-cell>
          <table:table-cell office:value-type="float" office:value="-0.866665124893" calcext:value-type="float">
            <text:p>-0.866665124893</text:p>
          </table:table-cell>
        </table:table-row>
        <table:table-row table:style-name="ro1">
          <table:table-cell office:value-type="float" office:value="1.59204190872082E+018" calcext:value-type="float">
            <text:p>1.59204190872082E+018</text:p>
          </table:table-cell>
          <table:table-cell table:formula="of:=([.A640]-1.59204187214801E+018)*0.000000001" office:value-type="float" office:value="36.57281024" calcext:value-type="float">
            <text:p>36.57281024</text:p>
          </table:table-cell>
          <table:table-cell office:value-type="float" office:value="0.0687000006437" calcext:value-type="float">
            <text:p>0.0687000006437</text:p>
          </table:table-cell>
          <table:table-cell office:value-type="float" office:value="0.0669199973345" calcext:value-type="float">
            <text:p>0.0669199973345</text:p>
          </table:table-cell>
          <table:table-cell office:value-type="float" office:value="0.0155800003558" calcext:value-type="float">
            <text:p>0.0155800003558</text:p>
          </table:table-cell>
          <table:table-cell table:style-name="Default" office:value-type="float" office:value="0.000440000003437" calcext:value-type="float">
            <text:p>0.000440000003437</text:p>
          </table:table-cell>
          <table:table-cell table:formula="of:= ([.C641]-[.C640])/([.B641]-[.B640])" office:value-type="float" office:value="-0.168931972407319" calcext:value-type="float">
            <text:p>-0.168931972407319</text:p>
          </table:table-cell>
          <table:table-cell office:value-type="float" office:value="0.0592000000179" calcext:value-type="float">
            <text:p>0.0592000000179</text:p>
          </table:table-cell>
          <table:table-cell/>
          <table:table-cell office:value-type="float" office:value="8.33333301544" calcext:value-type="float">
            <text:p>8.33333301544</text:p>
          </table:table-cell>
          <table:table-cell/>
          <table:table-cell office:value-type="float" office:value="-1.2707324028" calcext:value-type="float">
            <text:p>-1.2707324028</text:p>
          </table:table-cell>
          <table:table-cell office:value-type="float" office:value="-0.571525156498" calcext:value-type="float">
            <text:p>-0.571525156498</text:p>
          </table:table-cell>
          <table:table-cell office:value-type="float" office:value="-0.866534411907" calcext:value-type="float">
            <text:p>-0.866534411907</text:p>
          </table:table-cell>
        </table:table-row>
        <table:table-row table:style-name="ro1">
          <table:table-cell office:value-type="float" office:value="1.59204190877232E+018" calcext:value-type="float">
            <text:p>1.59204190877232E+018</text:p>
          </table:table-cell>
          <table:table-cell table:formula="of:=([.A641]-1.59204187214801E+018)*0.000000001" office:value-type="float" office:value="36.624310272" calcext:value-type="float">
            <text:p>36.624310272</text:p>
          </table:table-cell>
          <table:table-cell office:value-type="float" office:value="0.0599999986589" calcext:value-type="float">
            <text:p>0.0599999986589</text:p>
          </table:table-cell>
          <table:table-cell office:value-type="float" office:value="0.0596299991012" calcext:value-type="float">
            <text:p>0.0596299991012</text:p>
          </table:table-cell>
          <table:table-cell office:value-type="float" office:value="0.0070199999027" calcext:value-type="float">
            <text:p>0.0070199999027</text:p>
          </table:table-cell>
          <table:table-cell office:value-type="float" office:value="0.00000999999974738" calcext:value-type="float">
            <text:p>1.00E-05</text:p>
          </table:table-cell>
          <table:table-cell table:formula="of:= ([.C642]-[.C641])/([.B642]-[.B641])" office:value-type="float" office:value="-0.240825634984702" calcext:value-type="float">
            <text:p>-0.240825634984702</text:p>
          </table:table-cell>
          <table:table-cell office:value-type="float" office:value="0.0225099995732" calcext:value-type="float">
            <text:p>0.0225099995732</text:p>
          </table:table-cell>
          <table:table-cell/>
          <table:table-cell office:value-type="float" office:value="8.14223957062" calcext:value-type="float">
            <text:p>8.14223957062</text:p>
          </table:table-cell>
          <table:table-cell/>
          <table:table-cell office:value-type="float" office:value="-1.27223682404" calcext:value-type="float">
            <text:p>-1.27223682404</text:p>
          </table:table-cell>
          <table:table-cell office:value-type="float" office:value="-0.574538052082" calcext:value-type="float">
            <text:p>-0.574538052082</text:p>
          </table:table-cell>
          <table:table-cell office:value-type="float" office:value="-0.866642057896" calcext:value-type="float">
            <text:p>-0.866642057896</text:p>
          </table:table-cell>
        </table:table-row>
        <table:table-row table:style-name="ro1">
          <table:table-cell office:value-type="float" office:value="1.59204190882464E+018" calcext:value-type="float">
            <text:p>1.59204190882464E+018</text:p>
          </table:table-cell>
          <table:table-cell table:formula="of:=([.A642]-1.59204187214801E+018)*0.000000001" office:value-type="float" office:value="36.676630272" calcext:value-type="float">
            <text:p>36.676630272</text:p>
          </table:table-cell>
          <table:table-cell office:value-type="float" office:value="0.0474000014365" calcext:value-type="float">
            <text:p>0.0474000014365</text:p>
          </table:table-cell>
          <table:table-cell office:value-type="float" office:value="0.0472699999809" calcext:value-type="float">
            <text:p>0.0472699999809</text:p>
          </table:table-cell>
          <table:table-cell office:value-type="float" office:value="0.00400000018999" calcext:value-type="float">
            <text:p>0.00400000018999</text:p>
          </table:table-cell>
          <table:table-cell office:value-type="float" office:value="0.0000999999974738" calcext:value-type="float">
            <text:p>1.00E-04</text:p>
          </table:table-cell>
          <table:table-cell table:formula="of:= ([.C643]-[.C642])/([.B643]-[.B642])" office:value-type="float" office:value="-0.237865229399187" calcext:value-type="float">
            <text:p>-0.237865229399187</text:p>
          </table:table-cell>
          <table:table-cell office:value-type="float" office:value="-0.017119999975" calcext:value-type="float">
            <text:p>-0.017119999975</text:p>
          </table:table-cell>
          <table:table-cell/>
          <table:table-cell office:value-type="float" office:value="7.93583345413" calcext:value-type="float">
            <text:p>7.93583345413</text:p>
          </table:table-cell>
          <table:table-cell/>
          <table:table-cell office:value-type="float" office:value="-1.27600455284" calcext:value-type="float">
            <text:p>-1.27600455284</text:p>
          </table:table-cell>
          <table:table-cell office:value-type="float" office:value="-0.575698852539" calcext:value-type="float">
            <text:p>-0.575698852539</text:p>
          </table:table-cell>
          <table:table-cell office:value-type="float" office:value="-0.866719126701" calcext:value-type="float">
            <text:p>-0.866719126701</text:p>
          </table:table-cell>
        </table:table-row>
        <table:table-row table:style-name="ro1">
          <table:table-cell office:value-type="float" office:value="1.59204190887635E+018" calcext:value-type="float">
            <text:p>1.59204190887635E+018</text:p>
          </table:table-cell>
          <table:table-cell table:formula="of:=([.A643]-1.59204187214801E+018)*0.000000001" office:value-type="float" office:value="36.728340224" calcext:value-type="float">
            <text:p>36.728340224</text:p>
          </table:table-cell>
          <table:table-cell office:value-type="float" office:value="0.0351000018418" calcext:value-type="float">
            <text:p>0.0351000018418</text:p>
          </table:table-cell>
          <table:table-cell office:value-type="float" office:value="0.0350899994373" calcext:value-type="float">
            <text:p>0.0350899994373</text:p>
          </table:table-cell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formula="of:= ([.C644]-[.C643])/([.B644]-[.B643])" office:value-type="float" office:value="-0.319519390473618" calcext:value-type="float">
            <text:p>-0.319519390473618</text:p>
          </table:table-cell>
          <table:table-cell office:value-type="float" office:value="-0.0508299991488" calcext:value-type="float">
            <text:p>-0.0508299991488</text:p>
          </table:table-cell>
          <table:table-cell/>
          <table:table-cell office:value-type="float" office:value="7.76026058197" calcext:value-type="float">
            <text:p>7.76026058197</text:p>
          </table:table-cell>
          <table:table-cell/>
          <table:table-cell office:value-type="float" office:value="-1.2799321413" calcext:value-type="float">
            <text:p>-1.2799321413</text:p>
          </table:table-cell>
          <table:table-cell office:value-type="float" office:value="-0.576572477818" calcext:value-type="float">
            <text:p>-0.576572477818</text:p>
          </table:table-cell>
          <table:table-cell office:value-type="float" office:value="-0.866766929626" calcext:value-type="float">
            <text:p>-0.866766929626</text:p>
          </table:table-cell>
        </table:table-row>
        <table:table-row table:style-name="ro1">
          <table:table-cell office:value-type="float" office:value="1.59204190892799E+018" calcext:value-type="float">
            <text:p>1.59204190892799E+018</text:p>
          </table:table-cell>
          <table:table-cell table:formula="of:=([.A644]-1.59204187214801E+018)*0.000000001" office:value-type="float" office:value="36.779980288" calcext:value-type="float">
            <text:p>36.779980288</text:p>
          </table:table-cell>
          <table:table-cell office:value-type="float" office:value="0.0186000000685" calcext:value-type="float">
            <text:p>0.0186000000685</text:p>
          </table:table-cell>
          <table:table-cell office:value-type="float" office:value="0.0167500004172" calcext:value-type="float">
            <text:p>0.0167500004172</text:p>
          </table:table-cell>
          <table:table-cell office:value-type="float" office:value="-0.00812999997288" calcext:value-type="float">
            <text:p>-0.00812999997288</text:p>
          </table:table-cell>
          <table:table-cell office:value-type="float" office:value="0.0000399999989895" calcext:value-type="float">
            <text:p>4.00E-05</text:p>
          </table:table-cell>
          <table:table-cell table:formula="of:= ([.C645]-[.C644])/([.B645]-[.B644])" office:value-type="float" office:value="-0.0874891353924557" calcext:value-type="float">
            <text:p>-0.087489135392456</text:p>
          </table:table-cell>
          <table:table-cell office:value-type="float" office:value="-0.0933199971914" calcext:value-type="float">
            <text:p>-0.0933199971914</text:p>
          </table:table-cell>
          <table:table-cell/>
          <table:table-cell office:value-type="float" office:value="7.5389585495" calcext:value-type="float">
            <text:p>7.5389585495</text:p>
          </table:table-cell>
          <table:table-cell/>
          <table:table-cell office:value-type="float" office:value="-1.28417384624" calcext:value-type="float">
            <text:p>-1.28417384624</text:p>
          </table:table-cell>
          <table:table-cell office:value-type="float" office:value="-0.577666699886" calcext:value-type="float">
            <text:p>-0.577666699886</text:p>
          </table:table-cell>
          <table:table-cell office:value-type="float" office:value="-0.866738200188" calcext:value-type="float">
            <text:p>-0.866738200188</text:p>
          </table:table-cell>
        </table:table-row>
        <table:table-row table:style-name="ro1">
          <table:table-cell office:value-type="float" office:value="1.59204190898514E+018" calcext:value-type="float">
            <text:p>1.59204190898514E+018</text:p>
          </table:table-cell>
          <table:table-cell table:formula="of:=([.A645]-1.59204187214801E+018)*0.000000001" office:value-type="float" office:value="36.83713024" calcext:value-type="float">
            <text:p>36.83713024</text:p>
          </table:table-cell>
          <table:table-cell office:value-type="float" office:value="0.0136000001803" calcext:value-type="float">
            <text:p>0.0136000001803</text:p>
          </table:table-cell>
          <table:table-cell office:value-type="float" office:value="0.000939999998081" calcext:value-type="float">
            <text:p>0.000939999998081</text:p>
          </table:table-cell>
          <table:table-cell office:value-type="float" office:value="-0.0135399997234" calcext:value-type="float">
            <text:p>-0.0135399997234</text:p>
          </table:table-cell>
          <table:table-cell office:value-type="float" office:value="0.00000999999974738" calcext:value-type="float">
            <text:p>1.00E-05</text:p>
          </table:table-cell>
          <table:table-cell table:formula="of:= ([.C646]-[.C645])/([.B646]-[.B645])" office:value-type="float" office:value="0.182336228719467" calcext:value-type="float">
            <text:p>0.182336228719467</text:p>
          </table:table-cell>
          <table:table-cell office:value-type="float" office:value="-0.105329997838" calcext:value-type="float">
            <text:p>-0.105329997838</text:p>
          </table:table-cell>
          <table:table-cell/>
          <table:table-cell office:value-type="float" office:value="7.47640609741" calcext:value-type="float">
            <text:p>7.47640609741</text:p>
          </table:table-cell>
          <table:table-cell/>
          <table:table-cell office:value-type="float" office:value="-1.28844249249" calcext:value-type="float">
            <text:p>-1.28844249249</text:p>
          </table:table-cell>
          <table:table-cell office:value-type="float" office:value="-0.5790771842" calcext:value-type="float">
            <text:p>-0.5790771842</text:p>
          </table:table-cell>
          <table:table-cell office:value-type="float" office:value="-0.866741299629" calcext:value-type="float">
            <text:p>-0.866741299629</text:p>
          </table:table-cell>
        </table:table-row>
        <table:table-row table:style-name="ro1">
          <table:table-cell office:value-type="float" office:value="1.59204190903779E+018" calcext:value-type="float">
            <text:p>1.59204190903779E+018</text:p>
          </table:table-cell>
          <table:table-cell table:formula="of:=([.A646]-1.59204187214801E+018)*0.000000001" office:value-type="float" office:value="36.889780224" calcext:value-type="float">
            <text:p>36.889780224</text:p>
          </table:table-cell>
          <table:table-cell office:value-type="float" office:value="0.023199999705" calcext:value-type="float">
            <text:p>0.023199999705</text:p>
          </table:table-cell>
          <table:table-cell office:value-type="float" office:value="-0.0136799998581" calcext:value-type="float">
            <text:p>-0.0136799998581</text:p>
          </table:table-cell>
          <table:table-cell office:value-type="float" office:value="-0.0187100004405" calcext:value-type="float">
            <text:p>-0.0187100004405</text:p>
          </table:table-cell>
          <table:table-cell office:value-type="float" office:value="0.0000199999994948" calcext:value-type="float">
            <text:p>2.00E-05</text:p>
          </table:table-cell>
          <table:table-cell table:formula="of:= ([.C647]-[.C646])/([.B647]-[.B646])" office:value-type="float" office:value="0.284993321183957" calcext:value-type="float">
            <text:p>0.284993321183957</text:p>
          </table:table-cell>
          <table:table-cell office:value-type="float" office:value="-0.089160002768" calcext:value-type="float">
            <text:p>-0.089160002768</text:p>
          </table:table-cell>
          <table:table-cell/>
          <table:table-cell office:value-type="float" office:value="7.56062507629" calcext:value-type="float">
            <text:p>7.56062507629</text:p>
          </table:table-cell>
          <table:table-cell/>
          <table:table-cell office:value-type="float" office:value="-1.2923053503" calcext:value-type="float">
            <text:p>-1.2923053503</text:p>
          </table:table-cell>
          <table:table-cell office:value-type="float" office:value="-0.580599606037" calcext:value-type="float">
            <text:p>-0.580599606037</text:p>
          </table:table-cell>
          <table:table-cell office:value-type="float" office:value="-0.866716265678" calcext:value-type="float">
            <text:p>-0.866716265678</text:p>
          </table:table-cell>
        </table:table-row>
        <table:table-row table:style-name="ro1">
          <table:table-cell office:value-type="float" office:value="1.59204190908937E+018" calcext:value-type="float">
            <text:p>1.59204190908937E+018</text:p>
          </table:table-cell>
          <table:table-cell table:formula="of:=([.A647]-1.59204187214801E+018)*0.000000001" office:value-type="float" office:value="36.941360384" calcext:value-type="float">
            <text:p>36.941360384</text:p>
          </table:table-cell>
          <table:table-cell office:value-type="float" office:value="0.0379000008106" calcext:value-type="float">
            <text:p>0.0379000008106</text:p>
          </table:table-cell>
          <table:table-cell office:value-type="float" office:value="-0.029149999842" calcext:value-type="float">
            <text:p>-0.029149999842</text:p>
          </table:table-cell>
          <table:table-cell office:value-type="float" office:value="-0.0242699999362" calcext:value-type="float">
            <text:p>-0.0242699999362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formula="of:= ([.C648]-[.C647])/([.B648]-[.B647])" office:value-type="float" office:value="0.285051289901721" calcext:value-type="float">
            <text:p>0.285051289901721</text:p>
          </table:table-cell>
          <table:table-cell office:value-type="float" office:value="-0.0648899972439" calcext:value-type="float">
            <text:p>-0.0648899972439</text:p>
          </table:table-cell>
          <table:table-cell/>
          <table:table-cell office:value-type="float" office:value="7.68703126907" calcext:value-type="float">
            <text:p>7.68703126907</text:p>
          </table:table-cell>
          <table:table-cell/>
          <table:table-cell office:value-type="float" office:value="-1.2962692976" calcext:value-type="float">
            <text:p>-1.2962692976</text:p>
          </table:table-cell>
          <table:table-cell office:value-type="float" office:value="-0.582394421101" calcext:value-type="float">
            <text:p>-0.582394421101</text:p>
          </table:table-cell>
          <table:table-cell office:value-type="float" office:value="-0.866681575775" calcext:value-type="float">
            <text:p>-0.866681575775</text:p>
          </table:table-cell>
        </table:table-row>
        <table:table-row table:style-name="ro1">
          <table:table-cell office:value-type="float" office:value="1.59204190914094E+018" calcext:value-type="float">
            <text:p>1.59204190914094E+018</text:p>
          </table:table-cell>
          <table:table-cell table:formula="of:=([.A648]-1.59204187214801E+018)*0.000000001" office:value-type="float" office:value="36.992930048" calcext:value-type="float">
            <text:p>36.992930048</text:p>
          </table:table-cell>
          <table:table-cell office:value-type="float" office:value="0.0526000000536" calcext:value-type="float">
            <text:p>0.0526000000536</text:p>
          </table:table-cell>
          <table:table-cell office:value-type="float" office:value="-0.0434199981391" calcext:value-type="float">
            <text:p>-0.0434199981391</text:p>
          </table:table-cell>
          <table:table-cell office:value-type="float" office:value="-0.0296000000089" calcext:value-type="float">
            <text:p>-0.0296000000089</text:p>
          </table:table-cell>
          <table:table-cell office:value-type="float" office:value="0.0000199999994948" calcext:value-type="float">
            <text:p>2.00E-05</text:p>
          </table:table-cell>
          <table:table-cell table:formula="of:= ([.C649]-[.C648])/([.B649]-[.B648])" office:value-type="float" office:value="0.131348319378961" calcext:value-type="float">
            <text:p>0.131348319378961</text:p>
          </table:table-cell>
          <table:table-cell office:value-type="float" office:value="-0.0364199988544" calcext:value-type="float">
            <text:p>-0.0364199988544</text:p>
          </table:table-cell>
          <table:table-cell/>
          <table:table-cell office:value-type="float" office:value="7.83531236649" calcext:value-type="float">
            <text:p>7.83531236649</text:p>
          </table:table-cell>
          <table:table-cell/>
          <table:table-cell office:value-type="float" office:value="-1.29978656769" calcext:value-type="float">
            <text:p>-1.29978656769</text:p>
          </table:table-cell>
          <table:table-cell office:value-type="float" office:value="-0.584275186062" calcext:value-type="float">
            <text:p>-0.584275186062</text:p>
          </table:table-cell>
          <table:table-cell office:value-type="float" office:value="-0.866717219353" calcext:value-type="float">
            <text:p>-0.866717219353</text:p>
          </table:table-cell>
        </table:table-row>
        <table:table-row table:style-name="ro1">
          <table:table-cell office:value-type="float" office:value="1.59204190924372E+018" calcext:value-type="float">
            <text:p>1.59204190924372E+018</text:p>
          </table:table-cell>
          <table:table-cell table:formula="of:=([.A649]-1.59204187214801E+018)*0.000000001" office:value-type="float" office:value="37.095710208" calcext:value-type="float">
            <text:p>37.095710208</text:p>
          </table:table-cell>
          <table:table-cell office:value-type="float" office:value="0.0661000013351" calcext:value-type="float">
            <text:p>0.0661000013351</text:p>
          </table:table-cell>
          <table:table-cell office:value-type="float" office:value="-0.0553800016642" calcext:value-type="float">
            <text:p>-0.0553800016642</text:p>
          </table:table-cell>
          <table:table-cell office:value-type="float" office:value="-0.0360600017011" calcext:value-type="float">
            <text:p>-0.0360600017011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650]-[.C649])/([.B650]-[.B649])" office:value-type="float" office:value="0.14871288441527" calcext:value-type="float">
            <text:p>0.14871288441527</text:p>
          </table:table-cell>
          <table:table-cell office:value-type="float" office:value="-0.0106800002977" calcext:value-type="float">
            <text:p>-0.0106800002977</text:p>
          </table:table-cell>
          <table:table-cell/>
          <table:table-cell office:value-type="float" office:value="7.96937513351" calcext:value-type="float">
            <text:p>7.96937513351</text:p>
          </table:table-cell>
          <table:table-cell/>
          <table:table-cell office:value-type="float" office:value="-1.30513226986" calcext:value-type="float">
            <text:p>-1.30513226986</text:p>
          </table:table-cell>
          <table:table-cell office:value-type="float" office:value="-0.589323699474" calcext:value-type="float">
            <text:p>-0.589323699474</text:p>
          </table:table-cell>
          <table:table-cell office:value-type="float" office:value="-0.866566836834" calcext:value-type="float">
            <text:p>-0.866566836834</text:p>
          </table:table-cell>
        </table:table-row>
        <table:table-row table:style-name="ro1">
          <table:table-cell office:value-type="float" office:value="1.59204190929617E+018" calcext:value-type="float">
            <text:p>1.59204190929617E+018</text:p>
          </table:table-cell>
          <table:table-cell table:formula="of:=([.A650]-1.59204187214801E+018)*0.000000001" office:value-type="float" office:value="37.148160256" calcext:value-type="float">
            <text:p>37.148160256</text:p>
          </table:table-cell>
          <table:table-cell office:value-type="float" office:value="0.0738999992609" calcext:value-type="float">
            <text:p>0.0738999992609</text:p>
          </table:table-cell>
          <table:table-cell office:value-type="float" office:value="-0.065980002284" calcext:value-type="float">
            <text:p>-0.065980002284</text:p>
          </table:table-cell>
          <table:table-cell office:value-type="float" office:value="-0.0333199985325" calcext:value-type="float">
            <text:p>-0.0333199985325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 table:formula="of:= ([.C651]-[.C650])/([.B651]-[.B650])" office:value-type="float" office:value="0.022779032258127" calcext:value-type="float">
            <text:p>0.022779032258127</text:p>
          </table:table-cell>
          <table:table-cell office:value-type="float" office:value="0.00903999991715" calcext:value-type="float">
            <text:p>0.00903999991715</text:p>
          </table:table-cell>
          <table:table-cell/>
          <table:table-cell office:value-type="float" office:value="8.07208347321" calcext:value-type="float">
            <text:p>8.07208347321</text:p>
          </table:table-cell>
          <table:table-cell/>
          <table:table-cell office:value-type="float" office:value="-1.30869543552" calcext:value-type="float">
            <text:p>-1.30869543552</text:p>
          </table:table-cell>
          <table:table-cell office:value-type="float" office:value="-0.59069699049" calcext:value-type="float">
            <text:p>-0.59069699049</text:p>
          </table:table-cell>
          <table:table-cell office:value-type="float" office:value="-0.866671919823" calcext:value-type="float">
            <text:p>-0.866671919823</text:p>
          </table:table-cell>
        </table:table-row>
        <table:table-row table:style-name="ro1">
          <table:table-cell office:value-type="float" office:value="1.59204190934885E+018" calcext:value-type="float">
            <text:p>1.59204190934885E+018</text:p>
          </table:table-cell>
          <table:table-cell table:formula="of:=([.A651]-1.59204187214801E+018)*0.000000001" office:value-type="float" office:value="37.200840192" calcext:value-type="float">
            <text:p>37.200840192</text:p>
          </table:table-cell>
          <table:table-cell office:value-type="float" office:value="0.0750999972224" calcext:value-type="float">
            <text:p>0.0750999972224</text:p>
          </table:table-cell>
          <table:table-cell office:value-type="float" office:value="-0.0694200024009" calcext:value-type="float">
            <text:p>-0.0694200024009</text:p>
          </table:table-cell>
          <table:table-cell office:value-type="float" office:value="-0.0285500008613" calcext:value-type="float">
            <text:p>-0.0285500008613</text:p>
          </table:table-cell>
          <table:table-cell office:value-type="float" office:value="0.00000999999974738" calcext:value-type="float">
            <text:p>1.00E-05</text:p>
          </table:table-cell>
          <table:table-cell table:formula="of:= ([.C652]-[.C651])/([.B652]-[.B651])" office:value-type="float" office:value="-0.00953275700910628" calcext:value-type="float">
            <text:p>-0.009532757009106</text:p>
          </table:table-cell>
          <table:table-cell office:value-type="float" office:value="0.0261899996549" calcext:value-type="float">
            <text:p>0.0261899996549</text:p>
          </table:table-cell>
          <table:table-cell/>
          <table:table-cell office:value-type="float" office:value="8.16140651703" calcext:value-type="float">
            <text:p>8.16140651703</text:p>
          </table:table-cell>
          <table:table-cell/>
          <table:table-cell office:value-type="float" office:value="-1.31225967407" calcext:value-type="float">
            <text:p>-1.31225967407</text:p>
          </table:table-cell>
          <table:table-cell office:value-type="float" office:value="-0.590999543667" calcext:value-type="float">
            <text:p>-0.590999543667</text:p>
          </table:table-cell>
          <table:table-cell office:value-type="float" office:value="-0.866639137268" calcext:value-type="float">
            <text:p>-0.866639137268</text:p>
          </table:table-cell>
        </table:table-row>
        <table:table-row table:style-name="ro1">
          <table:table-cell office:value-type="float" office:value="1.5920419094013E+018" calcext:value-type="float">
            <text:p>1.5920419094013E+018</text:p>
          </table:table-cell>
          <table:table-cell table:formula="of:=([.A652]-1.59204187214801E+018)*0.000000001" office:value-type="float" office:value="37.25329024" calcext:value-type="float">
            <text:p>37.25329024</text:p>
          </table:table-cell>
          <table:table-cell office:value-type="float" office:value="0.0746000036597" calcext:value-type="float">
            <text:p>0.0746000036597</text:p>
          </table:table-cell>
          <table:table-cell office:value-type="float" office:value="-0.0687099993229" calcext:value-type="float">
            <text:p>-0.0687099993229</text:p>
          </table:table-cell>
          <table:table-cell office:value-type="float" office:value="-0.0289799999446" calcext:value-type="float">
            <text:p>-0.0289799999446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653]-[.C652])/([.B653]-[.B652])" office:value-type="float" office:value="-0.0400765434293463" calcext:value-type="float">
            <text:p>-0.040076543429346</text:p>
          </table:table-cell>
          <table:table-cell office:value-type="float" office:value="0.0471699982882" calcext:value-type="float">
            <text:p>0.0471699982882</text:p>
          </table:table-cell>
          <table:table-cell/>
          <table:table-cell office:value-type="float" office:value="8.27067661285" calcext:value-type="float">
            <text:p>8.27067661285</text:p>
          </table:table-cell>
          <table:table-cell/>
          <table:table-cell office:value-type="float" office:value="-1.31562924385" calcext:value-type="float">
            <text:p>-1.31562924385</text:p>
          </table:table-cell>
          <table:table-cell office:value-type="float" office:value="-0.592410027981" calcext:value-type="float">
            <text:p>-0.592410027981</text:p>
          </table:table-cell>
          <table:table-cell office:value-type="float" office:value="-0.866630733013" calcext:value-type="float">
            <text:p>-0.866630733013</text:p>
          </table:table-cell>
        </table:table-row>
        <table:table-row table:style-name="ro1">
          <table:table-cell office:value-type="float" office:value="1.5920419094537E+018" calcext:value-type="float">
            <text:p>1.5920419094537E+018</text:p>
          </table:table-cell>
          <table:table-cell table:formula="of:=([.A653]-1.59204187214801E+018)*0.000000001" office:value-type="float" office:value="37.305690112" calcext:value-type="float">
            <text:p>37.305690112</text:p>
          </table:table-cell>
          <table:table-cell office:value-type="float" office:value="0.0724999979138" calcext:value-type="float">
            <text:p>0.0724999979138</text:p>
          </table:table-cell>
          <table:table-cell office:value-type="float" office:value="-0.0651199966669" calcext:value-type="float">
            <text:p>-0.0651199966669</text:p>
          </table:table-cell>
          <table:table-cell office:value-type="float" office:value="-0.0319599993527" calcext:value-type="float">
            <text:p>-0.0319599993527</text:p>
          </table:table-cell>
          <table:table-cell office:value-type="float" office:value="0.0000499999987369" calcext:value-type="float">
            <text:p>5.00E-05</text:p>
          </table:table-cell>
          <table:table-cell table:formula="of:= ([.C654]-[.C653])/([.B654]-[.B653])" office:value-type="float" office:value="-0.0600309155658628" calcext:value-type="float">
            <text:p>-0.060030915565863</text:p>
          </table:table-cell>
          <table:table-cell office:value-type="float" office:value="0.0647799968719" calcext:value-type="float">
            <text:p>0.0647799968719</text:p>
          </table:table-cell>
          <table:table-cell/>
          <table:table-cell office:value-type="float" office:value="8.36239624023" calcext:value-type="float">
            <text:p>8.36239624023</text:p>
          </table:table-cell>
          <table:table-cell/>
          <table:table-cell office:value-type="float" office:value="-1.31752645969" calcext:value-type="float">
            <text:p>-1.31752645969</text:p>
          </table:table-cell>
          <table:table-cell office:value-type="float" office:value="-0.595027148724" calcext:value-type="float">
            <text:p>-0.595027148724</text:p>
          </table:table-cell>
          <table:table-cell office:value-type="float" office:value="-0.86673617363" calcext:value-type="float">
            <text:p>-0.86673617363</text:p>
          </table:table-cell>
        </table:table-row>
        <table:table-row table:style-name="ro1">
          <table:table-cell office:value-type="float" office:value="1.59204190950534E+018" calcext:value-type="float">
            <text:p>1.59204190950534E+018</text:p>
          </table:table-cell>
          <table:table-cell table:formula="of:=([.A654]-1.59204187214801E+018)*0.000000001" office:value-type="float" office:value="37.357330176" calcext:value-type="float">
            <text:p>37.357330176</text:p>
          </table:table-cell>
          <table:table-cell office:value-type="float" office:value="0.069399997592" calcext:value-type="float">
            <text:p>0.069399997592</text:p>
          </table:table-cell>
          <table:table-cell office:value-type="float" office:value="-0.0582900010049" calcext:value-type="float">
            <text:p>-0.0582900010049</text:p>
          </table:table-cell>
          <table:table-cell office:value-type="float" office:value="-0.037650000304" calcext:value-type="float">
            <text:p>-0.037650000304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655]-[.C654])/([.B655]-[.B654])" office:value-type="float" office:value="-0.0495144103083601" calcext:value-type="float">
            <text:p>-0.04951441030836</text:p>
          </table:table-cell>
          <table:table-cell office:value-type="float" office:value="0.087990000844" calcext:value-type="float">
            <text:p>0.087990000844</text:p>
          </table:table-cell>
          <table:table-cell/>
          <table:table-cell office:value-type="float" office:value="8.48328113556" calcext:value-type="float">
            <text:p>8.48328113556</text:p>
          </table:table-cell>
          <table:table-cell/>
          <table:table-cell office:value-type="float" office:value="-1.3178280592" calcext:value-type="float">
            <text:p>-1.3178280592</text:p>
          </table:table-cell>
          <table:table-cell office:value-type="float" office:value="-0.599403560162" calcext:value-type="float">
            <text:p>-0.599403560162</text:p>
          </table:table-cell>
          <table:table-cell office:value-type="float" office:value="-0.866602063179" calcext:value-type="float">
            <text:p>-0.866602063179</text:p>
          </table:table-cell>
        </table:table-row>
        <table:table-row table:style-name="ro1">
          <table:table-cell office:value-type="float" office:value="1.59204190955785E+018" calcext:value-type="float">
            <text:p>1.59204190955785E+018</text:p>
          </table:table-cell>
          <table:table-cell table:formula="of:=([.A655]-1.59204187214801E+018)*0.000000001" office:value-type="float" office:value="37.409840128" calcext:value-type="float">
            <text:p>37.409840128</text:p>
          </table:table-cell>
          <table:table-cell office:value-type="float" office:value="0.0667999982834" calcext:value-type="float">
            <text:p>0.0667999982834</text:p>
          </table:table-cell>
          <table:table-cell office:value-type="float" office:value="-0.051139999181" calcext:value-type="float">
            <text:p>-0.051139999181</text:p>
          </table:table-cell>
          <table:table-cell office:value-type="float" office:value="-0.0429200008512" calcext:value-type="float">
            <text:p>-0.0429200008512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656]-[.C655])/([.B656]-[.B655])" office:value-type="float" office:value="-0.0361695896431002" calcext:value-type="float">
            <text:p>-0.0361695896431</text:p>
          </table:table-cell>
          <table:table-cell office:value-type="float" office:value="0.0928900018334" calcext:value-type="float">
            <text:p>0.0928900018334</text:p>
          </table:table-cell>
          <table:table-cell/>
          <table:table-cell office:value-type="float" office:value="8.50880241394" calcext:value-type="float">
            <text:p>8.50880241394</text:p>
          </table:table-cell>
          <table:table-cell/>
          <table:table-cell office:value-type="float" office:value="-1.31773293018" calcext:value-type="float">
            <text:p>-1.31773293018</text:p>
          </table:table-cell>
          <table:table-cell office:value-type="float" office:value="-0.603656113148" calcext:value-type="float">
            <text:p>-0.603656113148</text:p>
          </table:table-cell>
          <table:table-cell office:value-type="float" office:value="-0.866604268551" calcext:value-type="float">
            <text:p>-0.866604268551</text:p>
          </table:table-cell>
        </table:table-row>
        <table:table-row table:style-name="ro1">
          <table:table-cell office:value-type="float" office:value="1.59204190961038E+018" calcext:value-type="float">
            <text:p>1.59204190961038E+018</text:p>
          </table:table-cell>
          <table:table-cell table:formula="of:=([.A656]-1.59204187214801E+018)*0.000000001" office:value-type="float" office:value="37.462370304" calcext:value-type="float">
            <text:p>37.462370304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441799983382" calcext:value-type="float">
            <text:p>-0.0441799983382</text:p>
          </table:table-cell>
          <table:table-cell office:value-type="float" office:value="-0.0475899986923" calcext:value-type="float">
            <text:p>-0.0475899986923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657]-[.C656])/([.B657]-[.B656])" office:value-type="float" office:value="-0.0246819980830839" calcext:value-type="float">
            <text:p>-0.024681998083084</text:p>
          </table:table-cell>
          <table:table-cell office:value-type="float" office:value="0.0728299990296" calcext:value-type="float">
            <text:p>0.0728299990296</text:p>
          </table:table-cell>
          <table:table-cell/>
          <table:table-cell office:value-type="float" office:value="8.40432262421" calcext:value-type="float">
            <text:p>8.40432262421</text:p>
          </table:table-cell>
          <table:table-cell/>
          <table:table-cell office:value-type="float" office:value="-1.31760036945" calcext:value-type="float">
            <text:p>-1.31760036945</text:p>
          </table:table-cell>
          <table:table-cell office:value-type="float" office:value="-0.607851088047" calcext:value-type="float">
            <text:p>-0.607851088047</text:p>
          </table:table-cell>
          <table:table-cell office:value-type="float" office:value="-0.866627812386" calcext:value-type="float">
            <text:p>-0.866627812386</text:p>
          </table:table-cell>
        </table:table-row>
        <table:table-row table:style-name="ro1">
          <table:table-cell office:value-type="float" office:value="1.59204190966305E+018" calcext:value-type="float">
            <text:p>1.59204190966305E+018</text:p>
          </table:table-cell>
          <table:table-cell table:formula="of:=([.A657]-1.59204187214801E+018)*0.000000001" office:value-type="float" office:value="37.515040256" calcext:value-type="float">
            <text:p>37.515040256</text:p>
          </table:table-cell>
          <table:table-cell office:value-type="float" office:value="0.0636000037193" calcext:value-type="float">
            <text:p>0.0636000037193</text:p>
          </table:table-cell>
          <table:table-cell office:value-type="float" office:value="-0.0369199998677" calcext:value-type="float">
            <text:p>-0.0369199998677</text:p>
          </table:table-cell>
          <table:table-cell office:value-type="float" office:value="-0.051780000329" calcext:value-type="float">
            <text:p>-0.051780000329</text:p>
          </table:table-cell>
          <table:table-cell office:value-type="float" office:value="0.00000999999974738" calcext:value-type="float">
            <text:p>1.00E-05</text:p>
          </table:table-cell>
          <table:table-cell table:formula="of:= ([.C658]-[.C657])/([.B658]-[.B657])" office:value-type="float" office:value="-0.0735221624234649" calcext:value-type="float">
            <text:p>-0.073522162423465</text:p>
          </table:table-cell>
          <table:table-cell office:value-type="float" office:value="0.0447999984026" calcext:value-type="float">
            <text:p>0.0447999984026</text:p>
          </table:table-cell>
          <table:table-cell/>
          <table:table-cell office:value-type="float" office:value="8.25833320618" calcext:value-type="float">
            <text:p>8.25833320618</text:p>
          </table:table-cell>
          <table:table-cell/>
          <table:table-cell office:value-type="float" office:value="-1.31744718552" calcext:value-type="float">
            <text:p>-1.31744718552</text:p>
          </table:table-cell>
          <table:table-cell office:value-type="float" office:value="-0.612100303173" calcext:value-type="float">
            <text:p>-0.612100303173</text:p>
          </table:table-cell>
          <table:table-cell office:value-type="float" office:value="-0.866673767567" calcext:value-type="float">
            <text:p>-0.866673767567</text:p>
          </table:table-cell>
        </table:table-row>
        <table:table-row table:style-name="ro1">
          <table:table-cell office:value-type="float" office:value="1.59204190976506E+018" calcext:value-type="float">
            <text:p>1.59204190976506E+018</text:p>
          </table:table-cell>
          <table:table-cell table:formula="of:=([.A658]-1.59204187214801E+018)*0.000000001" office:value-type="float" office:value="37.617050368" calcext:value-type="float">
            <text:p>37.617050368</text:p>
          </table:table-cell>
          <table:table-cell office:value-type="float" office:value="0.056099999696" calcext:value-type="float">
            <text:p>0.056099999696</text:p>
          </table:table-cell>
          <table:table-cell office:value-type="float" office:value="-0.0198599994183" calcext:value-type="float">
            <text:p>-0.0198599994183</text:p>
          </table:table-cell>
          <table:table-cell office:value-type="float" office:value="-0.0525100007653" calcext:value-type="float">
            <text:p>-0.0525100007653</text:p>
          </table:table-cell>
          <table:table-cell office:value-type="float" office:value="0.0000599999984843" calcext:value-type="float">
            <text:p>6.00E-05</text:p>
          </table:table-cell>
          <table:table-cell table:formula="of:= ([.C659]-[.C658])/([.B659]-[.B658])" office:value-type="float" office:value="-0.0874025885988677" calcext:value-type="float">
            <text:p>-0.087402588598868</text:p>
          </table:table-cell>
          <table:table-cell office:value-type="float" office:value="0.00560999987647" calcext:value-type="float">
            <text:p>0.00560999987647</text:p>
          </table:table-cell>
          <table:table-cell/>
          <table:table-cell office:value-type="float" office:value="8.05421829224" calcext:value-type="float">
            <text:p>8.05421829224</text:p>
          </table:table-cell>
          <table:table-cell/>
          <table:table-cell office:value-type="float" office:value="-1.31218361855" calcext:value-type="float">
            <text:p>-1.31218361855</text:p>
          </table:table-cell>
          <table:table-cell office:value-type="float" office:value="-0.61704826355" calcext:value-type="float">
            <text:p>-0.61704826355</text:p>
          </table:table-cell>
          <table:table-cell office:value-type="float" office:value="-0.866678357124" calcext:value-type="float">
            <text:p>-0.866678357124</text:p>
          </table:table-cell>
        </table:table-row>
        <table:table-row table:style-name="ro1">
          <table:table-cell office:value-type="float" office:value="1.59204190981769E+018" calcext:value-type="float">
            <text:p>1.59204190981769E+018</text:p>
          </table:table-cell>
          <table:table-cell table:formula="of:=([.A659]-1.59204187214801E+018)*0.000000001" office:value-type="float" office:value="37.669680384" calcext:value-type="float">
            <text:p>37.669680384</text:p>
          </table:table-cell>
          <table:table-cell office:value-type="float" office:value="0.0515000000596" calcext:value-type="float">
            <text:p>0.0515000000596</text:p>
          </table:table-cell>
          <table:table-cell office:value-type="float" office:value="-0.00586999999359" calcext:value-type="float">
            <text:p>-0.00586999999359</text:p>
          </table:table-cell>
          <table:table-cell office:value-type="float" office:value="-0.051139999181" calcext:value-type="float">
            <text:p>-0.051139999181</text:p>
          </table:table-cell>
          <table:table-cell office:value-type="float" office:value="-0.0000700000018696" calcext:value-type="float">
            <text:p>-7.00E-05</text:p>
          </table:table-cell>
          <table:table-cell table:formula="of:= ([.C660]-[.C659])/([.B660]-[.B659])" office:value-type="float" office:value="0.0151314608610492" calcext:value-type="float">
            <text:p>0.015131460861049</text:p>
          </table:table-cell>
          <table:table-cell office:value-type="float" office:value="-0.0254399999976" calcext:value-type="float">
            <text:p>-0.0254399999976</text:p>
          </table:table-cell>
          <table:table-cell/>
          <table:table-cell office:value-type="float" office:value="7.89249992371" calcext:value-type="float">
            <text:p>7.89249992371</text:p>
          </table:table-cell>
          <table:table-cell/>
          <table:table-cell office:value-type="float" office:value="-1.30849957466" calcext:value-type="float">
            <text:p>-1.30849957466</text:p>
          </table:table-cell>
          <table:table-cell office:value-type="float" office:value="-0.618678033352" calcext:value-type="float">
            <text:p>-0.618678033352</text:p>
          </table:table-cell>
          <table:table-cell office:value-type="float" office:value="-0.866607964039" calcext:value-type="float">
            <text:p>-0.866607964039</text:p>
          </table:table-cell>
        </table:table-row>
        <table:table-row table:style-name="ro1">
          <table:table-cell office:value-type="float" office:value="1.59204190987056E+018" calcext:value-type="float">
            <text:p>1.59204190987056E+018</text:p>
          </table:table-cell>
          <table:table-cell table:formula="of:=([.A660]-1.59204187214801E+018)*0.000000001" office:value-type="float" office:value="37.722550272" calcext:value-type="float">
            <text:p>37.722550272</text:p>
          </table:table-cell>
          <table:table-cell office:value-type="float" office:value="0.0522999987006" calcext:value-type="float">
            <text:p>0.0522999987006</text:p>
          </table:table-cell>
          <table:table-cell office:value-type="float" office:value="0.00740000000224" calcext:value-type="float">
            <text:p>0.00740000000224</text:p>
          </table:table-cell>
          <table:table-cell office:value-type="float" office:value="-0.0517599992454" calcext:value-type="float">
            <text:p>-0.0517599992454</text:p>
          </table:table-cell>
          <table:table-cell office:value-type="float" office:value="0.000079999997979" calcext:value-type="float">
            <text:p>8.00E-05</text:p>
          </table:table-cell>
          <table:table-cell table:formula="of:= ([.C661]-[.C660])/([.B661]-[.B660])" office:value-type="float" office:value="0.102642027673106" calcext:value-type="float">
            <text:p>0.102642027673106</text:p>
          </table:table-cell>
          <table:table-cell office:value-type="float" office:value="-0.037610001862" calcext:value-type="float">
            <text:p>-0.037610001862</text:p>
          </table:table-cell>
          <table:table-cell/>
          <table:table-cell office:value-type="float" office:value="7.8291144371" calcext:value-type="float">
            <text:p>7.8291144371</text:p>
          </table:table-cell>
          <table:table-cell/>
          <table:table-cell office:value-type="float" office:value="-1.30444312096" calcext:value-type="float">
            <text:p>-1.30444312096</text:p>
          </table:table-cell>
          <table:table-cell office:value-type="float" office:value="-0.620428800583" calcext:value-type="float">
            <text:p>-0.620428800583</text:p>
          </table:table-cell>
          <table:table-cell office:value-type="float" office:value="-0.866627693176" calcext:value-type="float">
            <text:p>-0.866627693176</text:p>
          </table:table-cell>
        </table:table-row>
        <table:table-row table:style-name="ro1">
          <table:table-cell office:value-type="float" office:value="1.59204190992317E+018" calcext:value-type="float">
            <text:p>1.59204190992317E+018</text:p>
          </table:table-cell>
          <table:table-cell table:formula="of:=([.A661]-1.59204187214801E+018)*0.000000001" office:value-type="float" office:value="37.77516032" calcext:value-type="float">
            <text:p>37.77516032</text:p>
          </table:table-cell>
          <table:table-cell office:value-type="float" office:value="0.0577000007033" calcext:value-type="float">
            <text:p>0.0577000007033</text:p>
          </table:table-cell>
          <table:table-cell office:value-type="float" office:value="0.0202300008386" calcext:value-type="float">
            <text:p>0.0202300008386</text:p>
          </table:table-cell>
          <table:table-cell office:value-type="float" office:value="-0.0540399998426" calcext:value-type="float">
            <text:p>-0.0540399998426</text:p>
          </table:table-cell>
          <table:table-cell office:value-type="float" office:value="-0.0000299999992421" calcext:value-type="float">
            <text:p>-3.00E-05</text:p>
          </table:table-cell>
          <table:table-cell table:formula="of:= ([.C662]-[.C661])/([.B662]-[.B661])" office:value-type="float" office:value="0.116367565427582" calcext:value-type="float">
            <text:p>0.116367565427582</text:p>
          </table:table-cell>
          <table:table-cell office:value-type="float" office:value="-0.0303000006825" calcext:value-type="float">
            <text:p>-0.0303000006825</text:p>
          </table:table-cell>
          <table:table-cell/>
          <table:table-cell office:value-type="float" office:value="7.8671875" calcext:value-type="float">
            <text:p>7.8671875</text:p>
          </table:table-cell>
          <table:table-cell/>
          <table:table-cell office:value-type="float" office:value="-1.30064356327" calcext:value-type="float">
            <text:p>-1.30064356327</text:p>
          </table:table-cell>
          <table:table-cell office:value-type="float" office:value="-0.622037470341" calcext:value-type="float">
            <text:p>-0.622037470341</text:p>
          </table:table-cell>
          <table:table-cell office:value-type="float" office:value="-0.866657555103" calcext:value-type="float">
            <text:p>-0.866657555103</text:p>
          </table:table-cell>
        </table:table-row>
        <table:table-row table:style-name="ro1">
          <table:table-cell office:value-type="float" office:value="1.59204190997559E+018" calcext:value-type="float">
            <text:p>1.59204190997559E+018</text:p>
          </table:table-cell>
          <table:table-cell table:formula="of:=([.A662]-1.59204187214801E+018)*0.000000001" office:value-type="float" office:value="37.827580416" calcext:value-type="float">
            <text:p>37.827580416</text:p>
          </table:table-cell>
          <table:table-cell office:value-type="float" office:value="0.0637999996543" calcext:value-type="float">
            <text:p>0.0637999996543</text:p>
          </table:table-cell>
          <table:table-cell office:value-type="float" office:value="0.032919999212" calcext:value-type="float">
            <text:p>0.032919999212</text:p>
          </table:table-cell>
          <table:table-cell office:value-type="float" office:value="-0.0546300001442" calcext:value-type="float">
            <text:p>-0.0546300001442</text:p>
          </table:table-cell>
          <table:table-cell office:value-type="float" office:value="-0.0000199999994948" calcext:value-type="float">
            <text:p>-2.00E-05</text:p>
          </table:table-cell>
          <table:table-cell table:formula="of:= ([.C663]-[.C662])/([.B663]-[.B662])" office:value-type="float" office:value="0.0801838920567032" calcext:value-type="float">
            <text:p>0.080183892056703</text:p>
          </table:table-cell>
          <table:table-cell office:value-type="float" office:value="-0.0188100002706" calcext:value-type="float">
            <text:p>-0.0188100002706</text:p>
          </table:table-cell>
          <table:table-cell/>
          <table:table-cell office:value-type="float" office:value="7.92703104019" calcext:value-type="float">
            <text:p>7.92703104019</text:p>
          </table:table-cell>
          <table:table-cell/>
          <table:table-cell office:value-type="float" office:value="-1.29672622681" calcext:value-type="float">
            <text:p>-1.29672622681</text:p>
          </table:table-cell>
          <table:table-cell office:value-type="float" office:value="-0.623781681061" calcext:value-type="float">
            <text:p>-0.623781681061</text:p>
          </table:table-cell>
          <table:table-cell office:value-type="float" office:value="-0.866643071175" calcext:value-type="float">
            <text:p>-0.866643071175</text:p>
          </table:table-cell>
        </table:table-row>
        <table:table-row table:style-name="ro1">
          <table:table-cell office:value-type="float" office:value="1.59204191002797E+018" calcext:value-type="float">
            <text:p>1.59204191002797E+018</text:p>
          </table:table-cell>
          <table:table-cell table:formula="of:=([.A663]-1.59204187214801E+018)*0.000000001" office:value-type="float" office:value="37.879960064" calcext:value-type="float">
            <text:p>37.879960064</text:p>
          </table:table-cell>
          <table:table-cell office:value-type="float" office:value="0.0680000036955" calcext:value-type="float">
            <text:p>0.0680000036955</text:p>
          </table:table-cell>
          <table:table-cell office:value-type="float" office:value="0.0427500009537" calcext:value-type="float">
            <text:p>0.0427500009537</text:p>
          </table:table-cell>
          <table:table-cell office:value-type="float" office:value="-0.0528800003231" calcext:value-type="float">
            <text:p>-0.0528800003231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664]-[.C663])/([.B664]-[.B663])" office:value-type="float" office:value="0.0268815371671127" calcext:value-type="float">
            <text:p>0.026881537167113</text:p>
          </table:table-cell>
          <table:table-cell office:value-type="float" office:value="-0.00784000009298" calcext:value-type="float">
            <text:p>-0.00784000009298</text:p>
          </table:table-cell>
          <table:table-cell/>
          <table:table-cell office:value-type="float" office:value="7.98416662216" calcext:value-type="float">
            <text:p>7.98416662216</text:p>
          </table:table-cell>
          <table:table-cell/>
          <table:table-cell office:value-type="float" office:value="-1.29297709465" calcext:value-type="float">
            <text:p>-1.29297709465</text:p>
          </table:table-cell>
          <table:table-cell office:value-type="float" office:value="-0.62539690733" calcext:value-type="float">
            <text:p>-0.62539690733</text:p>
          </table:table-cell>
          <table:table-cell office:value-type="float" office:value="-0.86664801836" calcext:value-type="float">
            <text:p>-0.86664801836</text:p>
          </table:table-cell>
        </table:table-row>
        <table:table-row table:style-name="ro1">
          <table:table-cell office:value-type="float" office:value="1.59204191008005E+018" calcext:value-type="float">
            <text:p>1.59204191008005E+018</text:p>
          </table:table-cell>
          <table:table-cell table:formula="of:=([.A664]-1.59204187214801E+018)*0.000000001" office:value-type="float" office:value="37.932040192" calcext:value-type="float">
            <text:p>37.932040192</text:p>
          </table:table-cell>
          <table:table-cell office:value-type="float" office:value="0.069399997592" calcext:value-type="float">
            <text:p>0.069399997592</text:p>
          </table:table-cell>
          <table:table-cell office:value-type="float" office:value="0.05034000054" calcext:value-type="float">
            <text:p>0.05034000054</text:p>
          </table:table-cell>
          <table:table-cell office:value-type="float" office:value="-0.0477599985898" calcext:value-type="float">
            <text:p>-0.0477599985898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 table:formula="of:= ([.C665]-[.C664])/([.B665]-[.B664])" office:value-type="float" office:value="0.0289743054795789" calcext:value-type="float">
            <text:p>0.028974305479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8889870644" calcext:value-type="float">
            <text:p>-1.28889870644</text:p>
          </table:table-cell>
          <table:table-cell office:value-type="float" office:value="-0.626852989197" calcext:value-type="float">
            <text:p>-0.626852989197</text:p>
          </table:table-cell>
          <table:table-cell office:value-type="float" office:value="-0.866695702076" calcext:value-type="float">
            <text:p>-0.866695702076</text:p>
          </table:table-cell>
        </table:table-row>
        <table:table-row table:style-name="ro1">
          <table:table-cell office:value-type="float" office:value="1.59204191013182E+018" calcext:value-type="float">
            <text:p>1.59204191013182E+018</text:p>
          </table:table-cell>
          <table:table-cell table:formula="of:=([.A665]-1.59204187214801E+018)*0.000000001" office:value-type="float" office:value="37.983810304" calcext:value-type="float">
            <text:p>37.983810304</text:p>
          </table:table-cell>
          <table:table-cell office:value-type="float" office:value="0.0709000006318" calcext:value-type="float">
            <text:p>0.0709000006318</text:p>
          </table:table-cell>
          <table:table-cell office:value-type="float" office:value="0.0567299984396" calcext:value-type="float">
            <text:p>0.0567299984396</text:p>
          </table:table-cell>
          <table:table-cell office:value-type="float" office:value="-0.042500000447" calcext:value-type="float">
            <text:p>-0.042500000447</text:p>
          </table:table-cell>
          <table:table-cell office:value-type="float" office:value="-0.0000999999974738" calcext:value-type="float">
            <text:p>-1.00E-04</text:p>
          </table:table-cell>
          <table:table-cell table:formula="of:= ([.C666]-[.C665])/([.B666]-[.B665])" office:value-type="float" office:value="0.0534964540692896" calcext:value-type="float">
            <text:p>0.05349645406929</text:p>
          </table:table-cell>
          <table:table-cell office:value-type="float" office:value="0.00713999988511" calcext:value-type="float">
            <text:p>0.00713999988511</text:p>
          </table:table-cell>
          <table:table-cell/>
          <table:table-cell office:value-type="float" office:value="8.06218719482" calcext:value-type="float">
            <text:p>8.06218719482</text:p>
          </table:table-cell>
          <table:table-cell/>
          <table:table-cell office:value-type="float" office:value="-1.28517043591" calcext:value-type="float">
            <text:p>-1.28517043591</text:p>
          </table:table-cell>
          <table:table-cell office:value-type="float" office:value="-0.628047466278" calcext:value-type="float">
            <text:p>-0.628047466278</text:p>
          </table:table-cell>
          <table:table-cell office:value-type="float" office:value="-0.866660177708" calcext:value-type="float">
            <text:p>-0.866660177708</text:p>
          </table:table-cell>
        </table:table-row>
        <table:table-row table:style-name="ro1">
          <table:table-cell office:value-type="float" office:value="1.59204191018416E+018" calcext:value-type="float">
            <text:p>1.59204191018416E+018</text:p>
          </table:table-cell>
          <table:table-cell table:formula="of:=([.A666]-1.59204187214801E+018)*0.000000001" office:value-type="float" office:value="38.036150272" calcext:value-type="float">
            <text:p>38.036150272</text:p>
          </table:table-cell>
          <table:table-cell office:value-type="float" office:value="0.0737000033259" calcext:value-type="float">
            <text:p>0.0737000033259</text:p>
          </table:table-cell>
          <table:table-cell office:value-type="float" office:value="0.063639998436" calcext:value-type="float">
            <text:p>0.063639998436</text:p>
          </table:table-cell>
          <table:table-cell office:value-type="float" office:value="-0.0371700003743" calcext:value-type="float">
            <text:p>-0.0371700003743</text:p>
          </table:table-cell>
          <table:table-cell office:value-type="float" office:value="-0.0000599999984843" calcext:value-type="float">
            <text:p>-6.00E-05</text:p>
          </table:table-cell>
          <table:table-cell table:formula="of:= ([.C667]-[.C666])/([.B667]-[.B666])" office:value-type="float" office:value="-0.0536532962943733" calcext:value-type="float">
            <text:p>-0.053653296294373</text:p>
          </table:table-cell>
          <table:table-cell office:value-type="float" office:value="0.015340000391" calcext:value-type="float">
            <text:p>0.015340000391</text:p>
          </table:table-cell>
          <table:table-cell/>
          <table:table-cell office:value-type="float" office:value="8.10489559174" calcext:value-type="float">
            <text:p>8.10489559174</text:p>
          </table:table-cell>
          <table:table-cell/>
          <table:table-cell office:value-type="float" office:value="-1.28108692169" calcext:value-type="float">
            <text:p>-1.28108692169</text:p>
          </table:table-cell>
          <table:table-cell office:value-type="float" office:value="-0.629175662994" calcext:value-type="float">
            <text:p>-0.629175662994</text:p>
          </table:table-cell>
          <table:table-cell office:value-type="float" office:value="-0.866663873196" calcext:value-type="float">
            <text:p>-0.866663873196</text:p>
          </table:table-cell>
        </table:table-row>
        <table:table-row table:style-name="ro1">
          <table:table-cell office:value-type="float" office:value="1.59204191028667E+018" calcext:value-type="float">
            <text:p>1.59204191028667E+018</text:p>
          </table:table-cell>
          <table:table-cell table:formula="of:=([.A667]-1.59204187214801E+018)*0.000000001" office:value-type="float" office:value="38.138660352" calcext:value-type="float">
            <text:p>38.138660352</text:p>
          </table:table-cell>
          <table:table-cell office:value-type="float" office:value="0.0681999996305" calcext:value-type="float">
            <text:p>0.0681999996305</text:p>
          </table:table-cell>
          <table:table-cell office:value-type="float" office:value="0.0631700009108" calcext:value-type="float">
            <text:p>0.0631700009108</text:p>
          </table:table-cell>
          <table:table-cell office:value-type="float" office:value="-0.0256699994206" calcext:value-type="float">
            <text:p>-0.0256699994206</text:p>
          </table:table-cell>
          <table:table-cell table:style-name="Default" office:value-type="float" office:value="-0.000230000005104" calcext:value-type="float">
            <text:p>-0.000230000005104</text:p>
          </table:table-cell>
          <table:table-cell table:formula="of:= ([.C668]-[.C667])/([.B668]-[.B667])" office:value-type="float" office:value="-0.0524739394839613" calcext:value-type="float">
            <text:p>-0.052473939483961</text:p>
          </table:table-cell>
          <table:table-cell office:value-type="float" office:value="0.00737999984995" calcext:value-type="float">
            <text:p>0.00737999984995</text:p>
          </table:table-cell>
          <table:table-cell/>
          <table:table-cell office:value-type="float" office:value="8.06343746185" calcext:value-type="float">
            <text:p>8.06343746185</text:p>
          </table:table-cell>
          <table:table-cell/>
          <table:table-cell office:value-type="float" office:value="-1.2780507803" calcext:value-type="float">
            <text:p>-1.2780507803</text:p>
          </table:table-cell>
          <table:table-cell office:value-type="float" office:value="-0.628111183643" calcext:value-type="float">
            <text:p>-0.628111183643</text:p>
          </table:table-cell>
          <table:table-cell office:value-type="float" office:value="-0.866818785667" calcext:value-type="float">
            <text:p>-0.866818785667</text:p>
          </table:table-cell>
        </table:table-row>
        <table:table-row table:style-name="ro1">
          <table:table-cell office:value-type="float" office:value="1.59204191034003E+018" calcext:value-type="float">
            <text:p>1.59204191034003E+018</text:p>
          </table:table-cell>
          <table:table-cell table:formula="of:=([.A668]-1.59204187214801E+018)*0.000000001" office:value-type="float" office:value="38.192020224" calcext:value-type="float">
            <text:p>38.192020224</text:p>
          </table:table-cell>
          <table:table-cell office:value-type="float" office:value="0.0653999969363" calcext:value-type="float">
            <text:p>0.0653999969363</text:p>
          </table:table-cell>
          <table:table-cell office:value-type="float" office:value="0.0628800019622" calcext:value-type="float">
            <text:p>0.0628800019622</text:p>
          </table:table-cell>
          <table:table-cell office:value-type="float" office:value="-0.0181200001389" calcext:value-type="float">
            <text:p>-0.0181200001389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table:formula="of:= ([.C669]-[.C668])/([.B669]-[.B668])" office:value-type="float" office:value="-0.0191021106571406" calcext:value-type="float">
            <text:p>-0.019102110657141</text:p>
          </table:table-cell>
          <table:table-cell office:value-type="float" office:value="0.0161700006574" calcext:value-type="float">
            <text:p>0.0161700006574</text:p>
          </table:table-cell>
          <table:table-cell/>
          <table:table-cell office:value-type="float" office:value="8.10921859741" calcext:value-type="float">
            <text:p>8.10921859741</text:p>
          </table:table-cell>
          <table:table-cell/>
          <table:table-cell office:value-type="float" office:value="-1.27603018284" calcext:value-type="float">
            <text:p>-1.27603018284</text:p>
          </table:table-cell>
          <table:table-cell office:value-type="float" office:value="-0.62746566534" calcext:value-type="float">
            <text:p>-0.62746566534</text:p>
          </table:table-cell>
          <table:table-cell office:value-type="float" office:value="-0.866794645786" calcext:value-type="float">
            <text:p>-0.866794645786</text:p>
          </table:table-cell>
        </table:table-row>
        <table:table-row table:style-name="ro1">
          <table:table-cell office:value-type="float" office:value="1.59204191039238E+018" calcext:value-type="float">
            <text:p>1.59204191039238E+018</text:p>
          </table:table-cell>
          <table:table-cell table:formula="of:=([.A669]-1.59204187214801E+018)*0.000000001" office:value-type="float" office:value="38.244370176" calcext:value-type="float">
            <text:p>38.244370176</text:p>
          </table:table-cell>
          <table:table-cell office:value-type="float" office:value="0.0644000023603" calcext:value-type="float">
            <text:p>0.0644000023603</text:p>
          </table:table-cell>
          <table:table-cell office:value-type="float" office:value="0.0629300028086" calcext:value-type="float">
            <text:p>0.0629300028086</text:p>
          </table:table-cell>
          <table:table-cell office:value-type="float" office:value="-0.0138400001451" calcext:value-type="float">
            <text:p>-0.0138400001451</text:p>
          </table:table-cell>
          <table:table-cell office:value-type="float" office:value="-0.0000599999984843" calcext:value-type="float">
            <text:p>-6.00E-05</text:p>
          </table:table-cell>
          <table:table-cell table:formula="of:= ([.C670]-[.C669])/([.B670]-[.B669])" office:value-type="float" office:value="-0.0154529053558934" calcext:value-type="float">
            <text:p>-0.015452905355894</text:p>
          </table:table-cell>
          <table:table-cell office:value-type="float" office:value="0.0224500000477" calcext:value-type="float">
            <text:p>0.0224500000477</text:p>
          </table:table-cell>
          <table:table-cell/>
          <table:table-cell office:value-type="float" office:value="8.14192676544" calcext:value-type="float">
            <text:p>8.14192676544</text:p>
          </table:table-cell>
          <table:table-cell/>
          <table:table-cell office:value-type="float" office:value="-1.27233242989" calcext:value-type="float">
            <text:p>-1.27233242989</text:p>
          </table:table-cell>
          <table:table-cell office:value-type="float" office:value="-0.626629292965" calcext:value-type="float">
            <text:p>-0.626629292965</text:p>
          </table:table-cell>
          <table:table-cell office:value-type="float" office:value="-0.866640627384" calcext:value-type="float">
            <text:p>-0.866640627384</text:p>
          </table:table-cell>
        </table:table-row>
        <table:table-row table:style-name="ro1">
          <table:table-cell office:value-type="float" office:value="1.59204191044415E+018" calcext:value-type="float">
            <text:p>1.59204191044415E+018</text:p>
          </table:table-cell>
          <table:table-cell table:formula="of:=([.A670]-1.59204187214801E+018)*0.000000001" office:value-type="float" office:value="38.296140288" calcext:value-type="float">
            <text:p>38.296140288</text:p>
          </table:table-cell>
          <table:table-cell office:value-type="float" office:value="0.0636000037193" calcext:value-type="float">
            <text:p>0.0636000037193</text:p>
          </table:table-cell>
          <table:table-cell office:value-type="float" office:value="0.0629699975252" calcext:value-type="float">
            <text:p>0.0629699975252</text:p>
          </table:table-cell>
          <table:table-cell office:value-type="float" office:value="-0.00920999981463" calcext:value-type="float">
            <text:p>-0.00920999981463</text:p>
          </table:table-cell>
          <table:table-cell office:value-type="float" office:value="-0.000079999997979" calcext:value-type="float">
            <text:p>-8.00E-05</text:p>
          </table:table-cell>
          <table:table-cell table:formula="of:= ([.C671]-[.C670])/([.B671]-[.B670])" office:value-type="float" office:value="0.00190356738026645" calcext:value-type="float">
            <text:p>0.001903567380266</text:p>
          </table:table-cell>
          <table:table-cell office:value-type="float" office:value="0.0197000000626" calcext:value-type="float">
            <text:p>0.0197000000626</text:p>
          </table:table-cell>
          <table:table-cell/>
          <table:table-cell office:value-type="float" office:value="8.12760448456" calcext:value-type="float">
            <text:p>8.12760448456</text:p>
          </table:table-cell>
          <table:table-cell/>
          <table:table-cell office:value-type="float" office:value="-1.26832425594" calcext:value-type="float">
            <text:p>-1.26832425594</text:p>
          </table:table-cell>
          <table:table-cell office:value-type="float" office:value="-0.625713169575" calcext:value-type="float">
            <text:p>-0.625713169575</text:p>
          </table:table-cell>
          <table:table-cell office:value-type="float" office:value="-0.866671383381" calcext:value-type="float">
            <text:p>-0.866671383381</text:p>
          </table:table-cell>
        </table:table-row>
        <table:table-row table:style-name="ro1">
          <table:table-cell office:value-type="float" office:value="1.59204191049668E+018" calcext:value-type="float">
            <text:p>1.59204191049668E+018</text:p>
          </table:table-cell>
          <table:table-cell table:formula="of:=([.A671]-1.59204187214801E+018)*0.000000001" office:value-type="float" office:value="38.348670208" calcext:value-type="float">
            <text:p>38.348670208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0.0635500028729" calcext:value-type="float">
            <text:p>0.0635500028729</text:p>
          </table:table-cell>
          <table:table-cell office:value-type="float" office:value="-0.00480000022799" calcext:value-type="float">
            <text:p>-0.00480000022799</text:p>
          </table:table-cell>
          <table:table-cell office:value-type="float" office:value="-0.0000199999994948" calcext:value-type="float">
            <text:p>-2.00E-05</text:p>
          </table:table-cell>
          <table:table-cell table:formula="of:= ([.C672]-[.C671])/([.B672]-[.B671])" office:value-type="float" office:value="0.00181293648970389" calcext:value-type="float">
            <text:p>0.001812936489704</text:p>
          </table:table-cell>
          <table:table-cell office:value-type="float" office:value="0.0104599995539" calcext:value-type="float">
            <text:p>0.0104599995539</text:p>
          </table:table-cell>
          <table:table-cell/>
          <table:table-cell office:value-type="float" office:value="8.07947921753" calcext:value-type="float">
            <text:p>8.07947921753</text:p>
          </table:table-cell>
          <table:table-cell/>
          <table:table-cell office:value-type="float" office:value="-1.26419508457" calcext:value-type="float">
            <text:p>-1.26419508457</text:p>
          </table:table-cell>
          <table:table-cell office:value-type="float" office:value="-0.624788701534" calcext:value-type="float">
            <text:p>-0.624788701534</text:p>
          </table:table-cell>
          <table:table-cell office:value-type="float" office:value="-0.866668641567" calcext:value-type="float">
            <text:p>-0.866668641567</text:p>
          </table:table-cell>
        </table:table-row>
        <table:table-row table:style-name="ro1">
          <table:table-cell office:value-type="float" office:value="1.59204191055184E+018" calcext:value-type="float">
            <text:p>1.59204191055184E+018</text:p>
          </table:table-cell>
          <table:table-cell table:formula="of:=([.A672]-1.59204187214801E+018)*0.000000001" office:value-type="float" office:value="38.403830272" calcext:value-type="float">
            <text:p>38.403830272</text:p>
          </table:table-cell>
          <table:table-cell office:value-type="float" office:value="0.0637999996543" calcext:value-type="float">
            <text:p>0.0637999996543</text:p>
          </table:table-cell>
          <table:table-cell office:value-type="float" office:value="0.0638300031424" calcext:value-type="float">
            <text:p>0.0638300031424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-0.0000599999984843" calcext:value-type="float">
            <text:p>-6.00E-05</text:p>
          </table:table-cell>
          <table:table-cell table:formula="of:= ([.C673]-[.C672])/([.B673]-[.B672])" office:value-type="float" office:value="0.015220711363223" calcext:value-type="float">
            <text:p>0.015220711363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5994646549" calcext:value-type="float">
            <text:p>-1.25994646549</text:p>
          </table:table-cell>
          <table:table-cell office:value-type="float" office:value="-0.623830020428" calcext:value-type="float">
            <text:p>-0.623830020428</text:p>
          </table:table-cell>
          <table:table-cell office:value-type="float" office:value="-0.866679131985" calcext:value-type="float">
            <text:p>-0.866679131985</text:p>
          </table:table-cell>
        </table:table-row>
        <table:table-row table:style-name="ro1">
          <table:table-cell office:value-type="float" office:value="1.5920419106044E+018" calcext:value-type="float">
            <text:p>1.5920419106044E+018</text:p>
          </table:table-cell>
          <table:table-cell table:formula="of:=([.A673]-1.59204187214801E+018)*0.000000001" office:value-type="float" office:value="38.456390144" calcext:value-type="float">
            <text:p>38.456390144</text:p>
          </table:table-cell>
          <table:table-cell office:value-type="float" office:value="0.0645999982953" calcext:value-type="float">
            <text:p>0.0645999982953</text:p>
          </table:table-cell>
          <table:table-cell office:value-type="float" office:value="0.0644999966025" calcext:value-type="float">
            <text:p>0.0644999966025</text:p>
          </table:table-cell>
          <table:table-cell office:value-type="float" office:value="0.00429000006989" calcext:value-type="float">
            <text:p>0.00429000006989</text:p>
          </table:table-cell>
          <table:table-cell office:value-type="float" office:value="-0.0000700000018696" calcext:value-type="float">
            <text:p>-7.00E-05</text:p>
          </table:table-cell>
          <table:table-cell table:formula="of:= ([.C674]-[.C673])/([.B674]-[.B673])" office:value-type="float" office:value="0.00762919531116479" calcext:value-type="float">
            <text:p>0.007629195311165</text:p>
          </table:table-cell>
          <table:table-cell office:value-type="float" office:value="-0.00590000022203" calcext:value-type="float">
            <text:p>-0.00590000022203</text:p>
          </table:table-cell>
          <table:table-cell/>
          <table:table-cell office:value-type="float" office:value="7.99427080154" calcext:value-type="float">
            <text:p>7.99427080154</text:p>
          </table:table-cell>
          <table:table-cell/>
          <table:table-cell office:value-type="float" office:value="-1.25579619408" calcext:value-type="float">
            <text:p>-1.25579619408</text:p>
          </table:table-cell>
          <table:table-cell office:value-type="float" office:value="-0.622926533222" calcext:value-type="float">
            <text:p>-0.622926533222</text:p>
          </table:table-cell>
          <table:table-cell office:value-type="float" office:value="-0.866686344147" calcext:value-type="float">
            <text:p>-0.866686344147</text:p>
          </table:table-cell>
        </table:table-row>
        <table:table-row table:style-name="ro1">
          <table:table-cell office:value-type="float" office:value="1.59204191065683E+018" calcext:value-type="float">
            <text:p>1.59204191065683E+018</text:p>
          </table:table-cell>
          <table:table-cell table:formula="of:=([.A674]-1.59204187214801E+018)*0.000000001" office:value-type="float" office:value="38.508820224" calcext:value-type="float">
            <text:p>38.508820224</text:p>
          </table:table-cell>
          <table:table-cell office:value-type="float" office:value="0.0649999976158" calcext:value-type="float">
            <text:p>0.0649999976158</text:p>
          </table:table-cell>
          <table:table-cell office:value-type="float" office:value="0.0644799992442" calcext:value-type="float">
            <text:p>0.0644799992442</text:p>
          </table:table-cell>
          <table:table-cell office:value-type="float" office:value="0.00844999961555" calcext:value-type="float">
            <text:p>0.00844999961555</text:p>
          </table:table-cell>
          <table:table-cell office:value-type="float" office:value="0.00000999999974738" calcext:value-type="float">
            <text:p>1.00E-05</text:p>
          </table:table-cell>
          <table:table-cell table:formula="of:= ([.C675]-[.C674])/([.B675]-[.B674])" office:value-type="float" office:value="0.0209843896375168" calcext:value-type="float">
            <text:p>0.020984389637517</text:p>
          </table:table-cell>
          <table:table-cell office:value-type="float" office:value="-0.00762999989092" calcext:value-type="float">
            <text:p>-0.00762999989092</text:p>
          </table:table-cell>
          <table:table-cell/>
          <table:table-cell office:value-type="float" office:value="7.9852604866" calcext:value-type="float">
            <text:p>7.9852604866</text:p>
          </table:table-cell>
          <table:table-cell/>
          <table:table-cell office:value-type="float" office:value="-1.25170993805" calcext:value-type="float">
            <text:p>-1.25170993805</text:p>
          </table:table-cell>
          <table:table-cell office:value-type="float" office:value="-0.621981501579" calcext:value-type="float">
            <text:p>-0.621981501579</text:p>
          </table:table-cell>
          <table:table-cell office:value-type="float" office:value="-0.8666908741" calcext:value-type="float">
            <text:p>-0.8666908741</text:p>
          </table:table-cell>
        </table:table-row>
        <table:table-row table:style-name="ro1">
          <table:table-cell office:value-type="float" office:value="1.59204191070925E+018" calcext:value-type="float">
            <text:p>1.59204191070925E+018</text:p>
          </table:table-cell>
          <table:table-cell table:formula="of:=([.A675]-1.59204187214801E+018)*0.000000001" office:value-type="float" office:value="38.56124032" calcext:value-type="float">
            <text:p>38.56124032</text:p>
          </table:table-cell>
          <table:table-cell office:value-type="float" office:value="0.0661000013351" calcext:value-type="float">
            <text:p>0.0661000013351</text:p>
          </table:table-cell>
          <table:table-cell office:value-type="float" office:value="0.0649899989367" calcext:value-type="float">
            <text:p>0.0649899989367</text:p>
          </table:table-cell>
          <table:table-cell office:value-type="float" office:value="0.0120999999344" calcext:value-type="float">
            <text:p>0.0120999999344</text:p>
          </table:table-cell>
          <table:table-cell office:value-type="float" office:value="-0.0000999999974738" calcext:value-type="float">
            <text:p>-1.00E-04</text:p>
          </table:table-cell>
          <table:table-cell table:formula="of:= ([.C676]-[.C675])/([.B676]-[.B675])" office:value-type="float" office:value="0.0152178206670381" calcext:value-type="float">
            <text:p>0.015217820667038</text:p>
          </table:table-cell>
          <table:table-cell office:value-type="float" office:value="-0.00831000041217" calcext:value-type="float">
            <text:p>-0.00831000041217</text:p>
          </table:table-cell>
          <table:table-cell/>
          <table:table-cell office:value-type="float" office:value="7.98171854019" calcext:value-type="float">
            <text:p>7.98171854019</text:p>
          </table:table-cell>
          <table:table-cell/>
          <table:table-cell office:value-type="float" office:value="-1.24764585495" calcext:value-type="float">
            <text:p>-1.24764585495</text:p>
          </table:table-cell>
          <table:table-cell office:value-type="float" office:value="-0.621059536934" calcext:value-type="float">
            <text:p>-0.621059536934</text:p>
          </table:table-cell>
          <table:table-cell office:value-type="float" office:value="-0.866719901562" calcext:value-type="float">
            <text:p>-0.866719901562</text:p>
          </table:table-cell>
        </table:table-row>
        <table:table-row table:style-name="ro1">
          <table:table-cell office:value-type="float" office:value="1.59204191076182E+018" calcext:value-type="float">
            <text:p>1.59204191076182E+018</text:p>
          </table:table-cell>
          <table:table-cell table:formula="of:=([.A676]-1.59204187214801E+018)*0.000000001" office:value-type="float" office:value="38.613810176" calcext:value-type="float">
            <text:p>38.613810176</text:p>
          </table:table-cell>
          <table:table-cell office:value-type="float" office:value="0.0668999999762" calcext:value-type="float">
            <text:p>0.0668999999762</text:p>
          </table:table-cell>
          <table:table-cell office:value-type="float" office:value="0.065039999783" calcext:value-type="float">
            <text:p>0.065039999783</text:p>
          </table:table-cell>
          <table:table-cell office:value-type="float" office:value="0.0156999994069" calcext:value-type="float">
            <text:p>0.0156999994069</text:p>
          </table:table-cell>
          <table:table-cell office:value-type="float" office:value="-0.0000399999989895" calcext:value-type="float">
            <text:p>-4.00E-05</text:p>
          </table:table-cell>
          <table:table-cell table:formula="of:= ([.C677]-[.C676])/([.B677]-[.B676])" office:value-type="float" office:value="0.148316183522763" calcext:value-type="float">
            <text:p>0.148316183522763</text:p>
          </table:table-cell>
          <table:table-cell office:value-type="float" office:value="-0.01176999975" calcext:value-type="float">
            <text:p>-0.01176999975</text:p>
          </table:table-cell>
          <table:table-cell/>
          <table:table-cell office:value-type="float" office:value="7.96369791031" calcext:value-type="float">
            <text:p>7.96369791031</text:p>
          </table:table-cell>
          <table:table-cell/>
          <table:table-cell office:value-type="float" office:value="-1.24351847172" calcext:value-type="float">
            <text:p>-1.24351847172</text:p>
          </table:table-cell>
          <table:table-cell office:value-type="float" office:value="-0.620105266571" calcext:value-type="float">
            <text:p>-0.620105266571</text:p>
          </table:table-cell>
          <table:table-cell office:value-type="float" office:value="-0.866688787937" calcext:value-type="float">
            <text:p>-0.866688787937</text:p>
          </table:table-cell>
        </table:table-row>
        <table:table-row table:style-name="ro1">
          <table:table-cell office:value-type="float" office:value="1.59204191081441E+018" calcext:value-type="float">
            <text:p>1.59204191081441E+018</text:p>
          </table:table-cell>
          <table:table-cell table:formula="of:=([.A677]-1.59204187214801E+018)*0.000000001" office:value-type="float" office:value="38.666400512" calcext:value-type="float">
            <text:p>38.666400512</text:p>
          </table:table-cell>
          <table:table-cell office:value-type="float" office:value="0.0746999979019" calcext:value-type="float">
            <text:p>0.0746999979019</text:p>
          </table:table-cell>
          <table:table-cell office:value-type="float" office:value="0.0727600008249" calcext:value-type="float">
            <text:p>0.0727600008249</text:p>
          </table:table-cell>
          <table:table-cell office:value-type="float" office:value="0.0168600007892" calcext:value-type="float">
            <text:p>0.0168600007892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678]-[.C677])/([.B678]-[.B677])" office:value-type="float" office:value="0.0855679165022466" calcext:value-type="float">
            <text:p>0.085567916502247</text:p>
          </table:table-cell>
          <table:table-cell office:value-type="float" office:value="0.012319999747" calcext:value-type="float">
            <text:p>0.012319999747</text:p>
          </table:table-cell>
          <table:table-cell/>
          <table:table-cell office:value-type="float" office:value="8.08916664124" calcext:value-type="float">
            <text:p>8.08916664124</text:p>
          </table:table-cell>
          <table:table-cell/>
          <table:table-cell office:value-type="float" office:value="-1.23965442181" calcext:value-type="float">
            <text:p>-1.23965442181</text:p>
          </table:table-cell>
          <table:table-cell office:value-type="float" office:value="-0.619211554527" calcext:value-type="float">
            <text:p>-0.619211554527</text:p>
          </table:table-cell>
          <table:table-cell office:value-type="float" office:value="-0.866694629192" calcext:value-type="float">
            <text:p>-0.866694629192</text:p>
          </table:table-cell>
        </table:table-row>
        <table:table-row table:style-name="ro1">
          <table:table-cell office:value-type="float" office:value="1.592041910867E+018" calcext:value-type="float">
            <text:p>1.592041910867E+018</text:p>
          </table:table-cell>
          <table:table-cell table:formula="of:=([.A678]-1.59204187214801E+018)*0.000000001" office:value-type="float" office:value="38.718990336" calcext:value-type="float">
            <text:p>38.718990336</text:p>
          </table:table-cell>
          <table:table-cell office:value-type="float" office:value="0.0791999995708" calcext:value-type="float">
            <text:p>0.0791999995708</text:p>
          </table:table-cell>
          <table:table-cell office:value-type="float" office:value="0.0772200003266" calcext:value-type="float">
            <text:p>0.0772200003266</text:p>
          </table:table-cell>
          <table:table-cell office:value-type="float" office:value="0.0175400003791" calcext:value-type="float">
            <text:p>0.0175400003791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679]-[.C678])/([.B679]-[.B678])" office:value-type="float" office:value="0.0190913298848357" calcext:value-type="float">
            <text:p>0.019091329884836</text:p>
          </table:table-cell>
          <table:table-cell office:value-type="float" office:value="0.0261899996549" calcext:value-type="float">
            <text:p>0.0261899996549</text:p>
          </table:table-cell>
          <table:table-cell/>
          <table:table-cell office:value-type="float" office:value="8.16140651703" calcext:value-type="float">
            <text:p>8.16140651703</text:p>
          </table:table-cell>
          <table:table-cell/>
          <table:table-cell office:value-type="float" office:value="-1.23533678055" calcext:value-type="float">
            <text:p>-1.23533678055</text:p>
          </table:table-cell>
          <table:table-cell office:value-type="float" office:value="-0.618225097656" calcext:value-type="float">
            <text:p>-0.618225097656</text:p>
          </table:table-cell>
          <table:table-cell office:value-type="float" office:value="-0.866703212261" calcext:value-type="float">
            <text:p>-0.866703212261</text:p>
          </table:table-cell>
        </table:table-row>
        <table:table-row table:style-name="ro1">
          <table:table-cell office:value-type="float" office:value="1.59204191091938E+018" calcext:value-type="float">
            <text:p>1.59204191091938E+018</text:p>
          </table:table-cell>
          <table:table-cell table:formula="of:=([.A679]-1.59204187214801E+018)*0.000000001" office:value-type="float" office:value="38.77137024" calcext:value-type="float">
            <text:p>38.77137024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78180000186" calcext:value-type="float">
            <text:p>0.078180000186</text:p>
          </table:table-cell>
          <table:table-cell office:value-type="float" office:value="0.0177599992603" calcext:value-type="float">
            <text:p>0.0177599992603</text:p>
          </table:table-cell>
          <table:table-cell office:value-type="float" office:value="-0.0000999999974738" calcext:value-type="float">
            <text:p>-1.00E-04</text:p>
          </table:table-cell>
          <table:table-cell table:formula="of:= ([.C680]-[.C679])/([.B680]-[.B679])" office:value-type="float" office:value="-0.00388355847041023" calcext:value-type="float">
            <text:p>-0.00388355847041</text:p>
          </table:table-cell>
          <table:table-cell office:value-type="float" office:value="0.0299800001085" calcext:value-type="float">
            <text:p>0.0299800001085</text:p>
          </table:table-cell>
          <table:table-cell/>
          <table:table-cell office:value-type="float" office:value="8.18114566803" calcext:value-type="float">
            <text:p>8.18114566803</text:p>
          </table:table-cell>
          <table:table-cell/>
          <table:table-cell office:value-type="float" office:value="-1.23113262653" calcext:value-type="float">
            <text:p>-1.23113262653</text:p>
          </table:table-cell>
          <table:table-cell office:value-type="float" office:value="-0.617268621922" calcext:value-type="float">
            <text:p>-0.617268621922</text:p>
          </table:table-cell>
          <table:table-cell office:value-type="float" office:value="-0.866693437099" calcext:value-type="float">
            <text:p>-0.866693437099</text:p>
          </table:table-cell>
        </table:table-row>
        <table:table-row table:style-name="ro1">
          <table:table-cell office:value-type="float" office:value="1.59204191097088E+018" calcext:value-type="float">
            <text:p>1.59204191097088E+018</text:p>
          </table:table-cell>
          <table:table-cell table:formula="of:=([.A680]-1.59204187214801E+018)*0.000000001" office:value-type="float" office:value="38.822870272" calcext:value-type="float">
            <text:p>38.822870272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80500024557" calcext:value-type="float">
            <text:p>0.0780500024557</text:p>
          </table:table-cell>
          <table:table-cell office:value-type="float" office:value="0.0177299994975" calcext:value-type="float">
            <text:p>0.0177299994975</text:p>
          </table:table-cell>
          <table:table-cell office:value-type="float" office:value="-0.0000399999989895" calcext:value-type="float">
            <text:p>-4.00E-05</text:p>
          </table:table-cell>
          <table:table-cell table:formula="of:= ([.C681]-[.C680])/([.B681]-[.B680])" office:value-type="float" office:value="0.00387829543850374" calcext:value-type="float">
            <text:p>0.003878295438504</text:p>
          </table:table-cell>
          <table:table-cell office:value-type="float" office:value="0.0311399996281" calcext:value-type="float">
            <text:p>0.0311399996281</text:p>
          </table:table-cell>
          <table:table-cell/>
          <table:table-cell office:value-type="float" office:value="8.18718719482" calcext:value-type="float">
            <text:p>8.18718719482</text:p>
          </table:table-cell>
          <table:table-cell/>
          <table:table-cell office:value-type="float" office:value="-1.2272144556" calcext:value-type="float">
            <text:p>-1.2272144556</text:p>
          </table:table-cell>
          <table:table-cell office:value-type="float" office:value="-0.616374075413" calcext:value-type="float">
            <text:p>-0.616374075413</text:p>
          </table:table-cell>
          <table:table-cell office:value-type="float" office:value="-0.866694867611" calcext:value-type="float">
            <text:p>-0.866694867611</text:p>
          </table:table-cell>
        </table:table-row>
        <table:table-row table:style-name="ro1">
          <table:table-cell office:value-type="float" office:value="1.59204191102245E+018" calcext:value-type="float">
            <text:p>1.59204191102245E+018</text:p>
          </table:table-cell>
          <table:table-cell table:formula="of:=([.A681]-1.59204187214801E+018)*0.000000001" office:value-type="float" office:value="38.874440192" calcext:value-type="float">
            <text:p>38.874440192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781700015068" calcext:value-type="float">
            <text:p>0.0781700015068</text:p>
          </table:table-cell>
          <table:table-cell office:value-type="float" office:value="0.0177699998021" calcext:value-type="float">
            <text:p>0.0177699998021</text:p>
          </table:table-cell>
          <table:table-cell office:value-type="float" office:value="-0.0000900000013644" calcext:value-type="float">
            <text:p>-9.00E-05</text:p>
          </table:table-cell>
          <table:table-cell table:formula="of:= ([.C682]-[.C681])/([.B682]-[.B681])" office:value-type="float" office:value="-0.025028826560119" calcext:value-type="float">
            <text:p>-0.025028826560119</text:p>
          </table:table-cell>
          <table:table-cell office:value-type="float" office:value="0.0313800014555" calcext:value-type="float">
            <text:p>0.0313800014555</text:p>
          </table:table-cell>
          <table:table-cell/>
          <table:table-cell office:value-type="float" office:value="8.18843746185" calcext:value-type="float">
            <text:p>8.18843746185</text:p>
          </table:table-cell>
          <table:table-cell/>
          <table:table-cell office:value-type="float" office:value="-1.22309708595" calcext:value-type="float">
            <text:p>-1.22309708595</text:p>
          </table:table-cell>
          <table:table-cell office:value-type="float" office:value="-0.615445554256" calcext:value-type="float">
            <text:p>-0.615445554256</text:p>
          </table:table-cell>
          <table:table-cell office:value-type="float" office:value="-0.866718292236" calcext:value-type="float">
            <text:p>-0.866718292236</text:p>
          </table:table-cell>
        </table:table-row>
        <table:table-row table:style-name="ro1">
          <table:table-cell office:value-type="float" office:value="1.59204191107439E+018" calcext:value-type="float">
            <text:p>1.59204191107439E+018</text:p>
          </table:table-cell>
          <table:table-cell table:formula="of:=([.A682]-1.59204187214801E+018)*0.000000001" office:value-type="float" office:value="38.926380288" calcext:value-type="float">
            <text:p>38.926380288</text:p>
          </table:table-cell>
          <table:table-cell office:value-type="float" office:value="0.0789000019431" calcext:value-type="float">
            <text:p>0.0789000019431</text:p>
          </table:table-cell>
          <table:table-cell office:value-type="float" office:value="0.0769400000572" calcext:value-type="float">
            <text:p>0.0769400000572</text:p>
          </table:table-cell>
          <table:table-cell office:value-type="float" office:value="0.0174100007862" calcext:value-type="float">
            <text:p>0.0174100007862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table:formula="of:= ([.C683]-[.C682])/([.B683]-[.B682])" office:value-type="float" office:value="-0.111317264348955" calcext:value-type="float">
            <text:p>-0.111317264348955</text:p>
          </table:table-cell>
          <table:table-cell office:value-type="float" office:value="0.0288999993354" calcext:value-type="float">
            <text:p>0.0288999993354</text:p>
          </table:table-cell>
          <table:table-cell/>
          <table:table-cell office:value-type="float" office:value="8.17552089691" calcext:value-type="float">
            <text:p>8.17552089691</text:p>
          </table:table-cell>
          <table:table-cell/>
          <table:table-cell office:value-type="float" office:value="-1.21974027157" calcext:value-type="float">
            <text:p>-1.21974027157</text:p>
          </table:table-cell>
          <table:table-cell office:value-type="float" office:value="-0.614732980728" calcext:value-type="float">
            <text:p>-0.614732980728</text:p>
          </table:table-cell>
          <table:table-cell office:value-type="float" office:value="-0.866595447063" calcext:value-type="float">
            <text:p>-0.866595447063</text:p>
          </table:table-cell>
        </table:table-row>
        <table:table-row table:style-name="ro1">
          <table:table-cell office:value-type="float" office:value="1.5920419111768E+018" calcext:value-type="float">
            <text:p>1.5920419111768E+018</text:p>
          </table:table-cell>
          <table:table-cell table:formula="of:=([.A683]-1.59204187214801E+018)*0.000000001" office:value-type="float" office:value="39.028790272" calcext:value-type="float">
            <text:p>39.028790272</text:p>
          </table:table-cell>
          <table:table-cell office:value-type="float" office:value="0.0675000026822" calcext:value-type="float">
            <text:p>0.0675000026822</text:p>
          </table:table-cell>
          <table:table-cell office:value-type="float" office:value="0.0658000037074" calcext:value-type="float">
            <text:p>0.0658000037074</text:p>
          </table:table-cell>
          <table:table-cell office:value-type="float" office:value="0.0149800004438" calcext:value-type="float">
            <text:p>0.0149800004438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684]-[.C683])/([.B684]-[.B683])" office:value-type="float" office:value="-0.149339079957354" calcext:value-type="float">
            <text:p>-0.149339079957354</text:p>
          </table:table-cell>
          <table:table-cell office:value-type="float" office:value="0.00506999995559" calcext:value-type="float">
            <text:p>0.00506999995559</text:p>
          </table:table-cell>
          <table:table-cell/>
          <table:table-cell office:value-type="float" office:value="8.05140590668" calcext:value-type="float">
            <text:p>8.05140590668</text:p>
          </table:table-cell>
          <table:table-cell/>
          <table:table-cell office:value-type="float" office:value="-1.21813333035" calcext:value-type="float">
            <text:p>-1.21813333035</text:p>
          </table:table-cell>
          <table:table-cell office:value-type="float" office:value="-0.614349782467" calcext:value-type="float">
            <text:p>-0.614349782467</text:p>
          </table:table-cell>
          <table:table-cell office:value-type="float" office:value="-0.866623938084" calcext:value-type="float">
            <text:p>-0.866623938084</text:p>
          </table:table-cell>
        </table:table-row>
        <table:table-row table:style-name="ro1">
          <table:table-cell office:value-type="float" office:value="1.59204191122903E+018" calcext:value-type="float">
            <text:p>1.59204191122903E+018</text:p>
          </table:table-cell>
          <table:table-cell table:formula="of:=([.A684]-1.59204187214801E+018)*0.000000001" office:value-type="float" office:value="39.081020416" calcext:value-type="float">
            <text:p>39.081020416</text:p>
          </table:table-cell>
          <table:table-cell office:value-type="float" office:value="0.0597000010312" calcext:value-type="float">
            <text:p>0.0597000010312</text:p>
          </table:table-cell>
          <table:table-cell office:value-type="float" office:value="0.0582100003958" calcext:value-type="float">
            <text:p>0.0582100003958</text:p>
          </table:table-cell>
          <table:table-cell office:value-type="float" office:value="0.0130500001833" calcext:value-type="float">
            <text:p>0.0130500001833</text:p>
          </table:table-cell>
          <table:table-cell office:value-type="float" office:value="0.0000499999987369" calcext:value-type="float">
            <text:p>5.00E-05</text:p>
          </table:table-cell>
          <table:table-cell table:formula="of:= ([.C685]-[.C684])/([.B685]-[.B684])" office:value-type="float" office:value="-0.147821486745897" calcext:value-type="float">
            <text:p>-0.147821486745897</text:p>
          </table:table-cell>
          <table:table-cell office:value-type="float" office:value="-0.00925999972969" calcext:value-type="float">
            <text:p>-0.00925999972969</text:p>
          </table:table-cell>
          <table:table-cell/>
          <table:table-cell office:value-type="float" office:value="7.97677087784" calcext:value-type="float">
            <text:p>7.97677087784</text:p>
          </table:table-cell>
          <table:table-cell/>
          <table:table-cell office:value-type="float" office:value="-1.21840000153" calcext:value-type="float">
            <text:p>-1.21840000153</text:p>
          </table:table-cell>
          <table:table-cell office:value-type="float" office:value="-0.614511847496" calcext:value-type="float">
            <text:p>-0.614511847496</text:p>
          </table:table-cell>
          <table:table-cell office:value-type="float" office:value="-0.866661727428" calcext:value-type="float">
            <text:p>-0.866661727428</text:p>
          </table:table-cell>
        </table:table-row>
        <table:table-row table:style-name="ro1">
          <table:table-cell office:value-type="float" office:value="1.59204191128112E+018" calcext:value-type="float">
            <text:p>1.59204191128112E+018</text:p>
          </table:table-cell>
          <table:table-cell table:formula="of:=([.A685]-1.59204187214801E+018)*0.000000001" office:value-type="float" office:value="39.133110272" calcext:value-type="float">
            <text:p>39.133110272</text:p>
          </table:table-cell>
          <table:table-cell office:value-type="float" office:value="0.0520000010729" calcext:value-type="float">
            <text:p>0.0520000010729</text:p>
          </table:table-cell>
          <table:table-cell office:value-type="float" office:value="0.0507699996233" calcext:value-type="float">
            <text:p>0.0507699996233</text:p>
          </table:table-cell>
          <table:table-cell office:value-type="float" office:value="0.0112600000575" calcext:value-type="float">
            <text:p>0.0112600000575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686]-[.C685])/([.B686]-[.B685])" office:value-type="float" office:value="-0.180803996259597" calcext:value-type="float">
            <text:p>-0.180803996259597</text:p>
          </table:table-cell>
          <table:table-cell office:value-type="float" office:value="-0.0246600005776" calcext:value-type="float">
            <text:p>-0.0246600005776</text:p>
          </table:table-cell>
          <table:table-cell/>
          <table:table-cell office:value-type="float" office:value="7.89656257629" calcext:value-type="float">
            <text:p>7.89656257629</text:p>
          </table:table-cell>
          <table:table-cell/>
          <table:table-cell office:value-type="float" office:value="-1.2186113596" calcext:value-type="float">
            <text:p>-1.2186113596</text:p>
          </table:table-cell>
          <table:table-cell office:value-type="float" office:value="-0.614619910717" calcext:value-type="float">
            <text:p>-0.614619910717</text:p>
          </table:table-cell>
          <table:table-cell office:value-type="float" office:value="-0.866643369198" calcext:value-type="float">
            <text:p>-0.866643369198</text:p>
          </table:table-cell>
        </table:table-row>
        <table:table-row table:style-name="ro1">
          <table:table-cell office:value-type="float" office:value="1.59204191133311E+018" calcext:value-type="float">
            <text:p>1.59204191133311E+018</text:p>
          </table:table-cell>
          <table:table-cell table:formula="of:=([.A686]-1.59204187214801E+018)*0.000000001" office:value-type="float" office:value="39.185100288" calcext:value-type="float">
            <text:p>39.185100288</text:p>
          </table:table-cell>
          <table:table-cell office:value-type="float" office:value="0.0425999984145" calcext:value-type="float">
            <text:p>0.0425999984145</text:p>
          </table:table-cell>
          <table:table-cell office:value-type="float" office:value="0.0417199991643" calcext:value-type="float">
            <text:p>0.0417199991643</text:p>
          </table:table-cell>
          <table:table-cell office:value-type="float" office:value="0.0086799999699" calcext:value-type="float">
            <text:p>0.0086799999699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 table:formula="of:= ([.C687]-[.C686])/([.B687]-[.B686])" office:value-type="float" office:value="-0.226260910636819" calcext:value-type="float">
            <text:p>-0.226260910636819</text:p>
          </table:table-cell>
          <table:table-cell office:value-type="float" office:value="-0.042539998889" calcext:value-type="float">
            <text:p>-0.042539998889</text:p>
          </table:table-cell>
          <table:table-cell/>
          <table:table-cell office:value-type="float" office:value="7.80343770981" calcext:value-type="float">
            <text:p>7.80343770981</text:p>
          </table:table-cell>
          <table:table-cell/>
          <table:table-cell office:value-type="float" office:value="-1.21968495846" calcext:value-type="float">
            <text:p>-1.21968495846</text:p>
          </table:table-cell>
          <table:table-cell office:value-type="float" office:value="-0.615146875381" calcext:value-type="float">
            <text:p>-0.615146875381</text:p>
          </table:table-cell>
          <table:table-cell office:value-type="float" office:value="-0.866544783115" calcext:value-type="float">
            <text:p>-0.866544783115</text:p>
          </table:table-cell>
        </table:table-row>
        <table:table-row table:style-name="ro1">
          <table:table-cell office:value-type="float" office:value="1.59204191138482E+018" calcext:value-type="float">
            <text:p>1.59204191138482E+018</text:p>
          </table:table-cell>
          <table:table-cell table:formula="of:=([.A687]-1.59204187214801E+018)*0.000000001" office:value-type="float" office:value="39.236810496" calcext:value-type="float">
            <text:p>39.236810496</text:p>
          </table:table-cell>
          <table:table-cell office:value-type="float" office:value="0.0308999996632" calcext:value-type="float">
            <text:p>0.0308999996632</text:p>
          </table:table-cell>
          <table:table-cell office:value-type="float" office:value="0.0305400006473" calcext:value-type="float">
            <text:p>0.0305400006473</text:p>
          </table:table-cell>
          <table:table-cell office:value-type="float" office:value="0.00471000000834" calcext:value-type="float">
            <text:p>0.00471000000834</text:p>
          </table:table-cell>
          <table:table-cell office:value-type="float" office:value="0.0000499999987369" calcext:value-type="float">
            <text:p>5.00E-05</text:p>
          </table:table-cell>
          <table:table-cell table:formula="of:= ([.C688]-[.C687])/([.B688]-[.B687])" office:value-type="float" office:value="-0.279504489630246" calcext:value-type="float">
            <text:p>-0.279504489630246</text:p>
          </table:table-cell>
          <table:table-cell office:value-type="float" office:value="-0.0767899975181" calcext:value-type="float">
            <text:p>-0.0767899975181</text:p>
          </table:table-cell>
          <table:table-cell/>
          <table:table-cell office:value-type="float" office:value="7.62505197525" calcext:value-type="float">
            <text:p>7.62505197525</text:p>
          </table:table-cell>
          <table:table-cell/>
          <table:table-cell office:value-type="float" office:value="-1.22223687172" calcext:value-type="float">
            <text:p>-1.22223687172</text:p>
          </table:table-cell>
          <table:table-cell office:value-type="float" office:value="-0.616523623466" calcext:value-type="float">
            <text:p>-0.616523623466</text:p>
          </table:table-cell>
          <table:table-cell office:value-type="float" office:value="-0.866665124893" calcext:value-type="float">
            <text:p>-0.866665124893</text:p>
          </table:table-cell>
        </table:table-row>
        <table:table-row table:style-name="ro1">
          <table:table-cell office:value-type="float" office:value="1.59204191143634E+018" calcext:value-type="float">
            <text:p>1.59204191143634E+018</text:p>
          </table:table-cell>
          <table:table-cell table:formula="of:=([.A688]-1.59204187214801E+018)*0.000000001" office:value-type="float" office:value="39.28833024" calcext:value-type="float">
            <text:p>39.28833024</text:p>
          </table:table-cell>
          <table:table-cell table:number-columns-repeated="2" office:value-type="float" office:value="0.0164999999106" calcext:value-type="float">
            <text:p>0.0164999999106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0.0000700000018696" calcext:value-type="float">
            <text:p>7.00E-05</text:p>
          </table:table-cell>
          <table:table-cell table:formula="of:= ([.C689]-[.C688])/([.B689]-[.B688])" office:value-type="float" office:value="-0.207593224892551" calcext:value-type="float">
            <text:p>-0.207593224892551</text:p>
          </table:table-cell>
          <table:table-cell office:value-type="float" office:value="-0.110129997134" calcext:value-type="float">
            <text:p>-0.110129997134</text:p>
          </table:table-cell>
          <table:table-cell/>
          <table:table-cell office:value-type="float" office:value="7.45140647888" calcext:value-type="float">
            <text:p>7.45140647888</text:p>
          </table:table-cell>
          <table:table-cell/>
          <table:table-cell office:value-type="float" office:value="-1.22594356537" calcext:value-type="float">
            <text:p>-1.22594356537</text:p>
          </table:table-cell>
          <table:table-cell office:value-type="float" office:value="-0.618261098862" calcext:value-type="float">
            <text:p>-0.618261098862</text:p>
          </table:table-cell>
          <table:table-cell office:value-type="float" office:value="-0.866661012173" calcext:value-type="float">
            <text:p>-0.866661012173</text:p>
          </table:table-cell>
        </table:table-row>
        <table:table-row table:style-name="ro1">
          <table:table-cell office:value-type="float" office:value="1.59204191148981E+018" calcext:value-type="float">
            <text:p>1.59204191148981E+018</text:p>
          </table:table-cell>
          <table:table-cell table:formula="of:=([.A689]-1.59204187214801E+018)*0.000000001" office:value-type="float" office:value="39.341800192" calcext:value-type="float">
            <text:p>39.341800192</text:p>
          </table:table-cell>
          <table:table-cell office:value-type="float" office:value="0.00540000014007" calcext:value-type="float">
            <text:p>0.00540000014007</text:p>
          </table:table-cell>
          <table:table-cell office:value-type="float" office:value="0.00212999992073" calcext:value-type="float">
            <text:p>0.00212999992073</text:p>
          </table:table-cell>
          <table:table-cell office:value-type="float" office:value="-0.00496000004932" calcext:value-type="float">
            <text:p>-0.00496000004932</text:p>
          </table:table-cell>
          <table:table-cell office:value-type="float" office:value="0.0000900000013644" calcext:value-type="float">
            <text:p>9.00E-05</text:p>
          </table:table-cell>
          <table:table-cell table:formula="of:= ([.C690]-[.C689])/([.B690]-[.B689])" office:value-type="float" office:value="0.178165058033841" calcext:value-type="float">
            <text:p>0.178165058033841</text:p>
          </table:table-cell>
          <table:table-cell office:value-type="float" office:value="-0.131129994988" calcext:value-type="float">
            <text:p>-0.131129994988</text:p>
          </table:table-cell>
          <table:table-cell/>
          <table:table-cell office:value-type="float" office:value="7.40000009537" calcext:value-type="float">
            <text:p>7.40000009537</text:p>
          </table:table-cell>
          <table:table-cell/>
          <table:table-cell office:value-type="float" office:value="-1.22991609573" calcext:value-type="float">
            <text:p>-1.22991609573</text:p>
          </table:table-cell>
          <table:table-cell office:value-type="float" office:value="-0.62009871006" calcext:value-type="float">
            <text:p>-0.62009871006</text:p>
          </table:table-cell>
          <table:table-cell office:value-type="float" office:value="-0.866639494896" calcext:value-type="float">
            <text:p>-0.866639494896</text:p>
          </table:table-cell>
        </table:table-row>
        <table:table-row table:style-name="ro1">
          <table:table-cell office:value-type="float" office:value="1.59204191154257E+018" calcext:value-type="float">
            <text:p>1.59204191154257E+018</text:p>
          </table:table-cell>
          <table:table-cell table:formula="of:=([.A690]-1.59204187214801E+018)*0.000000001" office:value-type="float" office:value="39.394560256" calcext:value-type="float">
            <text:p>39.394560256</text:p>
          </table:table-cell>
          <table:table-cell office:value-type="float" office:value="0.0148000000045" calcext:value-type="float">
            <text:p>0.0148000000045</text:p>
          </table:table-cell>
          <table:table-cell office:value-type="float" office:value="-0.0113099999726" calcext:value-type="float">
            <text:p>-0.0113099999726</text:p>
          </table:table-cell>
          <table:table-cell office:value-type="float" office:value="-0.00951000023633" calcext:value-type="float">
            <text:p>-0.00951000023633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691]-[.C690])/([.B691]-[.B690])" office:value-type="float" office:value="0.265918543396287" calcext:value-type="float">
            <text:p>0.265918543396287</text:p>
          </table:table-cell>
          <table:table-cell office:value-type="float" office:value="-0.114050000906" calcext:value-type="float">
            <text:p>-0.114050000906</text:p>
          </table:table-cell>
          <table:table-cell/>
          <table:table-cell office:value-type="float" office:value="7.43098974228" calcext:value-type="float">
            <text:p>7.43098974228</text:p>
          </table:table-cell>
          <table:table-cell/>
          <table:table-cell office:value-type="float" office:value="-1.23367965221" calcext:value-type="float">
            <text:p>-1.23367965221</text:p>
          </table:table-cell>
          <table:table-cell office:value-type="float" office:value="-0.621811687946" calcext:value-type="float">
            <text:p>-0.621811687946</text:p>
          </table:table-cell>
          <table:table-cell office:value-type="float" office:value="-0.866634368896" calcext:value-type="float">
            <text:p>-0.866634368896</text:p>
          </table:table-cell>
        </table:table-row>
        <table:table-row table:style-name="ro1">
          <table:table-cell office:value-type="float" office:value="1.59204191159597E+018" calcext:value-type="float">
            <text:p>1.59204191159597E+018</text:p>
          </table:table-cell>
          <table:table-cell table:formula="of:=([.A691]-1.59204187214801E+018)*0.000000001" office:value-type="float" office:value="39.447960064" calcext:value-type="float">
            <text:p>39.447960064</text:p>
          </table:table-cell>
          <table:table-cell office:value-type="float" office:value="0.0289999991655" calcext:value-type="float">
            <text:p>0.0289999991655</text:p>
          </table:table-cell>
          <table:table-cell office:value-type="float" office:value="-0.0252800006419" calcext:value-type="float">
            <text:p>-0.0252800006419</text:p>
          </table:table-cell>
          <table:table-cell office:value-type="float" office:value="-0.0143100004643" calcext:value-type="float">
            <text:p>-0.0143100004643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 table:formula="of:= ([.C692]-[.C691])/([.B692]-[.B691])" office:value-type="float" office:value="0.248832985174517" calcext:value-type="float">
            <text:p>0.248832985174517</text:p>
          </table:table-cell>
          <table:table-cell office:value-type="float" office:value="-0.08927000314" calcext:value-type="float">
            <text:p>-0.08927000314</text:p>
          </table:table-cell>
          <table:table-cell/>
          <table:table-cell office:value-type="float" office:value="7.56005191803" calcext:value-type="float">
            <text:p>7.56005191803</text:p>
          </table:table-cell>
          <table:table-cell/>
          <table:table-cell office:value-type="float" office:value="-1.23759591579" calcext:value-type="float">
            <text:p>-1.23759591579</text:p>
          </table:table-cell>
          <table:table-cell office:value-type="float" office:value="-0.623650670052" calcext:value-type="float">
            <text:p>-0.623650670052</text:p>
          </table:table-cell>
          <table:table-cell office:value-type="float" office:value="-0.866611599922" calcext:value-type="float">
            <text:p>-0.866611599922</text:p>
          </table:table-cell>
        </table:table-row>
        <table:table-row table:style-name="ro1">
          <table:table-cell office:value-type="float" office:value="1.59204191164741E+018" calcext:value-type="float">
            <text:p>1.59204191164741E+018</text:p>
          </table:table-cell>
          <table:table-cell table:formula="of:=([.A692]-1.59204187214801E+018)*0.000000001" office:value-type="float" office:value="39.499400192" calcext:value-type="float">
            <text:p>39.499400192</text:p>
          </table:table-cell>
          <table:table-cell office:value-type="float" office:value="0.0417999997735" calcext:value-type="float">
            <text:p>0.0417999997735</text:p>
          </table:table-cell>
          <table:table-cell office:value-type="float" office:value="-0.0378200002015" calcext:value-type="float">
            <text:p>-0.0378200002015</text:p>
          </table:table-cell>
          <table:table-cell office:value-type="float" office:value="-0.0178399998695" calcext:value-type="float">
            <text:p>-0.0178399998695</text:p>
          </table:table-cell>
          <table:table-cell office:value-type="float" office:value="-0.0000399999989895" calcext:value-type="float">
            <text:p>-4.00E-05</text:p>
          </table:table-cell>
          <table:table-cell table:formula="of:= ([.C693]-[.C692])/([.B693]-[.B692])" office:value-type="float" office:value="0.268745909095238" calcext:value-type="float">
            <text:p>0.268745909095238</text:p>
          </table:table-cell>
          <table:table-cell office:value-type="float" office:value="-0.0647400021553" calcext:value-type="float">
            <text:p>-0.0647400021553</text:p>
          </table:table-cell>
          <table:table-cell/>
          <table:table-cell office:value-type="float" office:value="7.68781232834" calcext:value-type="float">
            <text:p>7.68781232834</text:p>
          </table:table-cell>
          <table:table-cell/>
          <table:table-cell office:value-type="float" office:value="-1.24141407013" calcext:value-type="float">
            <text:p>-1.24141407013</text:p>
          </table:table-cell>
          <table:table-cell office:value-type="float" office:value="-0.624953329563" calcext:value-type="float">
            <text:p>-0.624953329563</text:p>
          </table:table-cell>
          <table:table-cell office:value-type="float" office:value="-0.86662042141" calcext:value-type="float">
            <text:p>-0.86662042141</text:p>
          </table:table-cell>
        </table:table-row>
        <table:table-row table:style-name="ro1">
          <table:table-cell office:value-type="float" office:value="1.59204191170062E+018" calcext:value-type="float">
            <text:p>1.59204191170062E+018</text:p>
          </table:table-cell>
          <table:table-cell table:formula="of:=([.A693]-1.59204187214801E+018)*0.000000001" office:value-type="float" office:value="39.552610304" calcext:value-type="float">
            <text:p>39.552610304</text:p>
          </table:table-cell>
          <table:table-cell office:value-type="float" office:value="0.056099999696" calcext:value-type="float">
            <text:p>0.056099999696</text:p>
          </table:table-cell>
          <table:table-cell office:value-type="float" office:value="-0.0518499985337" calcext:value-type="float">
            <text:p>-0.0518499985337</text:p>
          </table:table-cell>
          <table:table-cell office:value-type="float" office:value="-0.021439999342" calcext:value-type="float">
            <text:p>-0.021439999342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formula="of:= ([.C694]-[.C693])/([.B694]-[.B693])" office:value-type="float" office:value="0.0561589518664417" calcext:value-type="float">
            <text:p>0.056158951866442</text:p>
          </table:table-cell>
          <table:table-cell office:value-type="float" office:value="-0.021759999916" calcext:value-type="float">
            <text:p>-0.021759999916</text:p>
          </table:table-cell>
          <table:table-cell/>
          <table:table-cell office:value-type="float" office:value="7.91166687012" calcext:value-type="float">
            <text:p>7.91166687012</text:p>
          </table:table-cell>
          <table:table-cell/>
          <table:table-cell office:value-type="float" office:value="-1.24529504776" calcext:value-type="float">
            <text:p>-1.24529504776</text:p>
          </table:table-cell>
          <table:table-cell office:value-type="float" office:value="-0.625583052635" calcext:value-type="float">
            <text:p>-0.625583052635</text:p>
          </table:table-cell>
          <table:table-cell office:value-type="float" office:value="-0.866698801517" calcext:value-type="float">
            <text:p>-0.866698801517</text:p>
          </table:table-cell>
        </table:table-row>
        <table:table-row table:style-name="ro1">
          <table:table-cell office:value-type="float" office:value="1.59204191175404E+018" calcext:value-type="float">
            <text:p>1.59204191175404E+018</text:p>
          </table:table-cell>
          <table:table-cell table:formula="of:=([.A694]-1.59204187214801E+018)*0.000000001" office:value-type="float" office:value="39.60603008" calcext:value-type="float">
            <text:p>39.60603008</text:p>
          </table:table-cell>
          <table:table-cell office:value-type="float" office:value="0.0590999983251" calcext:value-type="float">
            <text:p>0.0590999983251</text:p>
          </table:table-cell>
          <table:table-cell office:value-type="float" office:value="-0.0556700006127" calcext:value-type="float">
            <text:p>-0.0556700006127</text:p>
          </table:table-cell>
          <table:table-cell office:value-type="float" office:value="-0.019980000332" calcext:value-type="float">
            <text:p>-0.019980000332</text:p>
          </table:table-cell>
          <table:table-cell office:value-type="float" office:value="-0.0000700000018696" calcext:value-type="float">
            <text:p>-7.00E-05</text:p>
          </table:table-cell>
          <table:table-cell table:formula="of:= ([.C695]-[.C694])/([.B695]-[.B694])" office:value-type="float" office:value="0.0477553277553357" calcext:value-type="float">
            <text:p>0.047755327755336</text:p>
          </table:table-cell>
          <table:table-cell office:value-type="float" office:value="-0.00113999994937" calcext:value-type="float">
            <text:p>-0.00113999994937</text:p>
          </table:table-cell>
          <table:table-cell/>
          <table:table-cell office:value-type="float" office:value="8.01906204224" calcext:value-type="float">
            <text:p>8.01906204224</text:p>
          </table:table-cell>
          <table:table-cell/>
          <table:table-cell office:value-type="float" office:value="-1.24762523174" calcext:value-type="float">
            <text:p>-1.24762523174</text:p>
          </table:table-cell>
          <table:table-cell office:value-type="float" office:value="-0.625002682209" calcext:value-type="float">
            <text:p>-0.625002682209</text:p>
          </table:table-cell>
          <table:table-cell office:value-type="float" office:value="-0.86669588089" calcext:value-type="float">
            <text:p>-0.86669588089</text:p>
          </table:table-cell>
        </table:table-row>
        <table:table-row table:style-name="ro1">
          <table:table-cell office:value-type="float" office:value="1.59204191180639E+018" calcext:value-type="float">
            <text:p>1.59204191180639E+018</text:p>
          </table:table-cell>
          <table:table-cell table:formula="of:=([.A695]-1.59204187214801E+018)*0.000000001" office:value-type="float" office:value="39.658380288" calcext:value-type="float">
            <text:p>39.658380288</text:p>
          </table:table-cell>
          <table:table-cell office:value-type="float" office:value="0.0615999996662" calcext:value-type="float">
            <text:p>0.0615999996662</text:p>
          </table:table-cell>
          <table:table-cell office:value-type="float" office:value="-0.0594299994409" calcext:value-type="float">
            <text:p>-0.0594299994409</text:p>
          </table:table-cell>
          <table:table-cell office:value-type="float" office:value="-0.0163400005549" calcext:value-type="float">
            <text:p>-0.0163400005549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696]-[.C695])/([.B696]-[.B695])" office:value-type="float" office:value="0.0626306456225416" calcext:value-type="float">
            <text:p>0.062630645622542</text:p>
          </table:table-cell>
          <table:table-cell office:value-type="float" office:value="0.0182799994946" calcext:value-type="float">
            <text:p>0.0182799994946</text:p>
          </table:table-cell>
          <table:table-cell/>
          <table:table-cell office:value-type="float" office:value="8.12020874023" calcext:value-type="float">
            <text:p>8.12020874023</text:p>
          </table:table-cell>
          <table:table-cell/>
          <table:table-cell office:value-type="float" office:value="-1.24982964993" calcext:value-type="float">
            <text:p>-1.24982964993</text:p>
          </table:table-cell>
          <table:table-cell office:value-type="float" office:value="-0.623202741146" calcext:value-type="float">
            <text:p>-0.623202741146</text:p>
          </table:table-cell>
          <table:table-cell office:value-type="float" office:value="-0.866518974304" calcext:value-type="float">
            <text:p>-0.866518974304</text:p>
          </table:table-cell>
        </table:table-row>
        <table:table-row table:style-name="ro1">
          <table:table-cell office:value-type="float" office:value="1.59204191185908E+018" calcext:value-type="float">
            <text:p>1.59204191185908E+018</text:p>
          </table:table-cell>
          <table:table-cell table:formula="of:=([.A696]-1.59204187214801E+018)*0.000000001" office:value-type="float" office:value="39.711070208" calcext:value-type="float">
            <text:p>39.711070208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638500005007" calcext:value-type="float">
            <text:p>-0.0638500005007</text:p>
          </table:table-cell>
          <table:table-cell office:value-type="float" office:value="-0.0118699995801" calcext:value-type="float">
            <text:p>-0.0118699995801</text:p>
          </table:table-cell>
          <table:table-cell office:value-type="float" office:value="-0.00000999999974738" calcext:value-type="float">
            <text:p>-1.00E-05</text:p>
          </table:table-cell>
          <table:table-cell table:formula="of:= ([.C697]-[.C696])/([.B697]-[.B696])" office:value-type="float" office:value="0.0349242206941222" calcext:value-type="float">
            <text:p>0.034924220694122</text:p>
          </table:table-cell>
          <table:table-cell office:value-type="float" office:value="0.0423999987543" calcext:value-type="float">
            <text:p>0.0423999987543</text:p>
          </table:table-cell>
          <table:table-cell/>
          <table:table-cell office:value-type="float" office:value="8.24583339691" calcext:value-type="float">
            <text:p>8.24583339691</text:p>
          </table:table-cell>
          <table:table-cell/>
          <table:table-cell office:value-type="float" office:value="-1.2532684803" calcext:value-type="float">
            <text:p>-1.2532684803</text:p>
          </table:table-cell>
          <table:table-cell office:value-type="float" office:value="-0.621387839317" calcext:value-type="float">
            <text:p>-0.621387839317</text:p>
          </table:table-cell>
          <table:table-cell office:value-type="float" office:value="-0.866549372673" calcext:value-type="float">
            <text:p>-0.866549372673</text:p>
          </table:table-cell>
        </table:table-row>
        <table:table-row table:style-name="ro1">
          <table:table-cell office:value-type="float" office:value="1.59204191191062E+018" calcext:value-type="float">
            <text:p>1.59204191191062E+018</text:p>
          </table:table-cell>
          <table:table-cell table:formula="of:=([.A697]-1.59204187214801E+018)*0.000000001" office:value-type="float" office:value="39.762610176" calcext:value-type="float">
            <text:p>39.762610176</text:p>
          </table:table-cell>
          <table:table-cell office:value-type="float" office:value="0.0666999965906" calcext:value-type="float">
            <text:p>0.0666999965906</text:p>
          </table:table-cell>
          <table:table-cell office:value-type="float" office:value="-0.0659900009632" calcext:value-type="float">
            <text:p>-0.0659900009632</text:p>
          </table:table-cell>
          <table:table-cell office:value-type="float" office:value="-0.0100499996915" calcext:value-type="float">
            <text:p>-0.0100499996915</text:p>
          </table:table-cell>
          <table:table-cell office:value-type="float" office:value="0.0000399999989895" calcext:value-type="float">
            <text:p>4.00E-05</text:p>
          </table:table-cell>
          <table:table-cell table:formula="of:= ([.C698]-[.C697])/([.B698]-[.B697])" office:value-type="float" office:value="-0.013526473437445" calcext:value-type="float">
            <text:p>-0.013526473437445</text:p>
          </table:table-cell>
          <table:table-cell office:value-type="float" office:value="0.0680899992585" calcext:value-type="float">
            <text:p>0.0680899992585</text:p>
          </table:table-cell>
          <table:table-cell/>
          <table:table-cell office:value-type="float" office:value="8.37963581085" calcext:value-type="float">
            <text:p>8.37963581085</text:p>
          </table:table-cell>
          <table:table-cell/>
          <table:table-cell office:value-type="float" office:value="-1.25693416595" calcext:value-type="float">
            <text:p>-1.25693416595</text:p>
          </table:table-cell>
          <table:table-cell office:value-type="float" office:value="-0.621807515621" calcext:value-type="float">
            <text:p>-0.621807515621</text:p>
          </table:table-cell>
          <table:table-cell office:value-type="float" office:value="-0.866642355919" calcext:value-type="float">
            <text:p>-0.866642355919</text:p>
          </table:table-cell>
        </table:table-row>
        <table:table-row table:style-name="ro1">
          <table:table-cell office:value-type="float" office:value="1.59204191196237E+018" calcext:value-type="float">
            <text:p>1.59204191196237E+018</text:p>
          </table:table-cell>
          <table:table-cell table:formula="of:=([.A698]-1.59204187214801E+018)*0.000000001" office:value-type="float" office:value="39.81436032" calcext:value-type="float">
            <text:p>39.81436032</text:p>
          </table:table-cell>
          <table:table-cell office:value-type="float" office:value="0.0659999996424" calcext:value-type="float">
            <text:p>0.0659999996424</text:p>
          </table:table-cell>
          <table:table-cell office:value-type="float" office:value="-0.0649700015783" calcext:value-type="float">
            <text:p>-0.0649700015783</text:p>
          </table:table-cell>
          <table:table-cell office:value-type="float" office:value="-0.0113899996504" calcext:value-type="float">
            <text:p>-0.0113899996504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699]-[.C698])/([.B699]-[.B698])" office:value-type="float" office:value="-0.0949064050557373" calcext:value-type="float">
            <text:p>-0.094906405055737</text:p>
          </table:table-cell>
          <table:table-cell office:value-type="float" office:value="0.0940999984741" calcext:value-type="float">
            <text:p>0.0940999984741</text:p>
          </table:table-cell>
          <table:table-cell/>
          <table:table-cell office:value-type="float" office:value="8.51510429382" calcext:value-type="float">
            <text:p>8.51510429382</text:p>
          </table:table-cell>
          <table:table-cell/>
          <table:table-cell office:value-type="float" office:value="-1.26012146473" calcext:value-type="float">
            <text:p>-1.26012146473</text:p>
          </table:table-cell>
          <table:table-cell office:value-type="float" office:value="-0.624252617359" calcext:value-type="float">
            <text:p>-0.624252617359</text:p>
          </table:table-cell>
          <table:table-cell office:value-type="float" office:value="-0.866662561893" calcext:value-type="float">
            <text:p>-0.866662561893</text:p>
          </table:table-cell>
        </table:table-row>
        <table:table-row table:style-name="ro1">
          <table:table-cell office:value-type="float" office:value="1.592041912014E+018" calcext:value-type="float">
            <text:p>1.592041912014E+018</text:p>
          </table:table-cell>
          <table:table-cell table:formula="of:=([.A699]-1.59204187214801E+018)*0.000000001" office:value-type="float" office:value="39.865990144" calcext:value-type="float">
            <text:p>39.865990144</text:p>
          </table:table-cell>
          <table:table-cell office:value-type="float" office:value="0.0610999986529" calcext:value-type="float">
            <text:p>0.0610999986529</text:p>
          </table:table-cell>
          <table:table-cell office:value-type="float" office:value="-0.0592399984598" calcext:value-type="float">
            <text:p>-0.0592399984598</text:p>
          </table:table-cell>
          <table:table-cell office:value-type="float" office:value="-0.0150800002739" calcext:value-type="float">
            <text:p>-0.0150800002739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table:formula="of:= ([.C700]-[.C699])/([.B700]-[.B699])" office:value-type="float" office:value="-0.154285042263822" calcext:value-type="float">
            <text:p>-0.154285042263822</text:p>
          </table:table-cell>
          <table:table-cell office:value-type="float" office:value="0.106260001659" calcext:value-type="float">
            <text:p>0.106260001659</text:p>
          </table:table-cell>
          <table:table-cell/>
          <table:table-cell office:value-type="float" office:value="8.57843780518" calcext:value-type="float">
            <text:p>8.57843780518</text:p>
          </table:table-cell>
          <table:table-cell/>
          <table:table-cell office:value-type="float" office:value="-1.26096773148" calcext:value-type="float">
            <text:p>-1.26096773148</text:p>
          </table:table-cell>
          <table:table-cell office:value-type="float" office:value="-0.628001749516" calcext:value-type="float">
            <text:p>-0.628001749516</text:p>
          </table:table-cell>
          <table:table-cell office:value-type="float" office:value="-0.866708695889" calcext:value-type="float">
            <text:p>-0.866708695889</text:p>
          </table:table-cell>
        </table:table-row>
        <table:table-row table:style-name="ro1">
          <table:table-cell office:value-type="float" office:value="1.5920419120665E+018" calcext:value-type="float">
            <text:p>1.5920419120665E+018</text:p>
          </table:table-cell>
          <table:table-cell table:formula="of:=([.A700]-1.59204187214801E+018)*0.000000001" office:value-type="float" office:value="39.918490368" calcext:value-type="float">
            <text:p>39.918490368</text:p>
          </table:table-cell>
          <table:table-cell office:value-type="float" office:value="0.0529999993742" calcext:value-type="float">
            <text:p>0.0529999993742</text:p>
          </table:table-cell>
          <table:table-cell office:value-type="float" office:value="-0.0492799989879" calcext:value-type="float">
            <text:p>-0.0492799989879</text:p>
          </table:table-cell>
          <table:table-cell office:value-type="float" office:value="-0.0196000002325" calcext:value-type="float">
            <text:p>-0.0196000002325</text:p>
          </table:table-cell>
          <table:table-cell table:style-name="Default" office:value-type="float" office:value="-0.000230000005104" calcext:value-type="float">
            <text:p>-0.000230000005104</text:p>
          </table:table-cell>
          <table:table-cell table:formula="of:= ([.C701]-[.C700])/([.B701]-[.B700])" office:value-type="float" office:value="-0.220684667558705" calcext:value-type="float">
            <text:p>-0.220684667558705</text:p>
          </table:table-cell>
          <table:table-cell office:value-type="float" office:value="0.0729100033641" calcext:value-type="float">
            <text:p>0.0729100033641</text:p>
          </table:table-cell>
          <table:table-cell/>
          <table:table-cell office:value-type="float" office:value="8.40473937988" calcext:value-type="float">
            <text:p>8.40473937988</text:p>
          </table:table-cell>
          <table:table-cell/>
          <table:table-cell office:value-type="float" office:value="-1.25949800014" calcext:value-type="float">
            <text:p>-1.25949800014</text:p>
          </table:table-cell>
          <table:table-cell office:value-type="float" office:value="-0.632079958916" calcext:value-type="float">
            <text:p>-0.632079958916</text:p>
          </table:table-cell>
          <table:table-cell office:value-type="float" office:value="-0.866754889488" calcext:value-type="float">
            <text:p>-0.866754889488</text:p>
          </table:table-cell>
        </table:table-row>
        <table:table-row table:style-name="ro1">
          <table:table-cell office:value-type="float" office:value="1.59204191211997E+018" calcext:value-type="float">
            <text:p>1.59204191211997E+018</text:p>
          </table:table-cell>
          <table:table-cell table:formula="of:=([.A701]-1.59204187214801E+018)*0.000000001" office:value-type="float" office:value="39.97196032" calcext:value-type="float">
            <text:p>39.97196032</text:p>
          </table:table-cell>
          <table:table-cell office:value-type="float" office:value="0.0412000007927" calcext:value-type="float">
            <text:p>0.0412000007927</text:p>
          </table:table-cell>
          <table:table-cell office:value-type="float" office:value="-0.0357099995017" calcext:value-type="float">
            <text:p>-0.0357099995017</text:p>
          </table:table-cell>
          <table:table-cell office:value-type="float" office:value="-0.020640000701" calcext:value-type="float">
            <text:p>-0.020640000701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table:formula="of:= ([.C702]-[.C701])/([.B702]-[.B701])" office:value-type="float" office:value="-0.259691080521013" calcext:value-type="float">
            <text:p>-0.259691080521013</text:p>
          </table:table-cell>
          <table:table-cell office:value-type="float" office:value="0.0232800003141" calcext:value-type="float">
            <text:p>0.0232800003141</text:p>
          </table:table-cell>
          <table:table-cell/>
          <table:table-cell office:value-type="float" office:value="8.14624977112" calcext:value-type="float">
            <text:p>8.14624977112</text:p>
          </table:table-cell>
          <table:table-cell/>
          <table:table-cell office:value-type="float" office:value="-1.25630533695" calcext:value-type="float">
            <text:p>-1.25630533695</text:p>
          </table:table-cell>
          <table:table-cell office:value-type="float" office:value="-0.634465932846" calcext:value-type="float">
            <text:p>-0.634465932846</text:p>
          </table:table-cell>
          <table:table-cell office:value-type="float" office:value="-0.866702198982" calcext:value-type="float">
            <text:p>-0.866702198982</text:p>
          </table:table-cell>
        </table:table-row>
        <table:table-row table:style-name="ro1">
          <table:table-cell office:value-type="float" office:value="1.59204191217234E+018" calcext:value-type="float">
            <text:p>1.59204191217234E+018</text:p>
          </table:table-cell>
          <table:table-cell table:formula="of:=([.A702]-1.59204187214801E+018)*0.000000001" office:value-type="float" office:value="40.02433024" calcext:value-type="float">
            <text:p>40.02433024</text:p>
          </table:table-cell>
          <table:table-cell office:value-type="float" office:value="0.0275999996811" calcext:value-type="float">
            <text:p>0.0275999996811</text:p>
          </table:table-cell>
          <table:table-cell office:value-type="float" office:value="-0.0208999998868" calcext:value-type="float">
            <text:p>-0.0208999998868</text:p>
          </table:table-cell>
          <table:table-cell office:value-type="float" office:value="-0.0180300008506" calcext:value-type="float">
            <text:p>-0.0180300008506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03]-[.C702])/([.B703]-[.B702])" office:value-type="float" office:value="-0.242227359685506" calcext:value-type="float">
            <text:p>-0.242227359685506</text:p>
          </table:table-cell>
          <table:table-cell office:value-type="float" office:value="-0.0270499996841" calcext:value-type="float">
            <text:p>-0.0270499996841</text:p>
          </table:table-cell>
          <table:table-cell/>
          <table:table-cell office:value-type="float" office:value="7.88411474228" calcext:value-type="float">
            <text:p>7.88411474228</text:p>
          </table:table-cell>
          <table:table-cell/>
          <table:table-cell office:value-type="float" office:value="-1.25238537788" calcext:value-type="float">
            <text:p>-1.25238537788</text:p>
          </table:table-cell>
          <table:table-cell office:value-type="float" office:value="-0.634418427944" calcext:value-type="float">
            <text:p>-0.634418427944</text:p>
          </table:table-cell>
          <table:table-cell office:value-type="float" office:value="-0.866621553898" calcext:value-type="float">
            <text:p>-0.866621553898</text:p>
          </table:table-cell>
        </table:table-row>
        <table:table-row table:style-name="ro1">
          <table:table-cell office:value-type="float" office:value="1.59204191222477E+018" calcext:value-type="float">
            <text:p>1.59204191222477E+018</text:p>
          </table:table-cell>
          <table:table-cell table:formula="of:=([.A703]-1.59204187214801E+018)*0.000000001" office:value-type="float" office:value="40.07676032" calcext:value-type="float">
            <text:p>40.07676032</text:p>
          </table:table-cell>
          <table:table-cell office:value-type="float" office:value="0.0148999998346" calcext:value-type="float">
            <text:p>0.0148999998346</text:p>
          </table:table-cell>
          <table:table-cell office:value-type="float" office:value="-0.00728000001982" calcext:value-type="float">
            <text:p>-0.00728000001982</text:p>
          </table:table-cell>
          <table:table-cell office:value-type="float" office:value="-0.0129599999636" calcext:value-type="float">
            <text:p>-0.0129599999636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 table:formula="of:= ([.C704]-[.C703])/([.B704]-[.B703])" office:value-type="float" office:value="-0.154022187723063" calcext:value-type="float">
            <text:p>-0.154022187723063</text:p>
          </table:table-cell>
          <table:table-cell office:value-type="float" office:value="-0.0785999968648" calcext:value-type="float">
            <text:p>-0.0785999968648</text:p>
          </table:table-cell>
          <table:table-cell/>
          <table:table-cell office:value-type="float" office:value="7.61562490463" calcext:value-type="float">
            <text:p>7.61562490463</text:p>
          </table:table-cell>
          <table:table-cell/>
          <table:table-cell office:value-type="float" office:value="-1.24911081791" calcext:value-type="float">
            <text:p>-1.24911081791</text:p>
          </table:table-cell>
          <table:table-cell office:value-type="float" office:value="-0.632378578186" calcext:value-type="float">
            <text:p>-0.632378578186</text:p>
          </table:table-cell>
          <table:table-cell office:value-type="float" office:value="-0.866547465324" calcext:value-type="float">
            <text:p>-0.866547465324</text:p>
          </table:table-cell>
        </table:table-row>
        <table:table-row table:style-name="ro1">
          <table:table-cell office:value-type="float" office:value="1.59204191227736E+018" calcext:value-type="float">
            <text:p>1.59204191227736E+018</text:p>
          </table:table-cell>
          <table:table-cell table:formula="of:=([.A704]-1.59204187214801E+018)*0.000000001" office:value-type="float" office:value="40.129350144" calcext:value-type="float">
            <text:p>40.129350144</text:p>
          </table:table-cell>
          <table:table-cell office:value-type="float" office:value="0.00680000009015" calcext:value-type="float">
            <text:p>0.0068000000901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-0.00681999977678" calcext:value-type="float">
            <text:p>-0.00681999977678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 table:formula="of:= ([.C705]-[.C704])/([.B705]-[.B704])" office:value-type="float" office:value="0.0212930477545964" calcext:value-type="float">
            <text:p>0.021293047754597</text:p>
          </table:table-cell>
          <table:table-cell office:value-type="float" office:value="-0.0999400019646" calcext:value-type="float">
            <text:p>-0.0999400019646</text:p>
          </table:table-cell>
          <table:table-cell/>
          <table:table-cell office:value-type="float" office:value="7.50447893143" calcext:value-type="float">
            <text:p>7.50447893143</text:p>
          </table:table-cell>
          <table:table-cell/>
          <table:table-cell office:value-type="float" office:value="-1.24765121937" calcext:value-type="float">
            <text:p>-1.24765121937</text:p>
          </table:table-cell>
          <table:table-cell office:value-type="float" office:value="-0.628571510315" calcext:value-type="float">
            <text:p>-0.628571510315</text:p>
          </table:table-cell>
          <table:table-cell office:value-type="float" office:value="-0.866533517838" calcext:value-type="float">
            <text:p>-0.866533517838</text:p>
          </table:table-cell>
        </table:table-row>
        <table:table-row table:style-name="ro1">
          <table:table-cell office:value-type="float" office:value="1.59204191232902E+018" calcext:value-type="float">
            <text:p>1.59204191232902E+018</text:p>
          </table:table-cell>
          <table:table-cell table:formula="of:=([.A705]-1.59204187214801E+018)*0.000000001" office:value-type="float" office:value="40.181010176" calcext:value-type="float">
            <text:p>40.181010176</text:p>
          </table:table-cell>
          <table:table-cell office:value-type="float" office:value="0.00789999961853" calcext:value-type="float">
            <text:p>0.00789999961853</text:p>
          </table:table-cell>
          <table:table-cell office:value-type="float" office:value="0.00448000011966" calcext:value-type="float">
            <text:p>0.00448000011966</text:p>
          </table:table-cell>
          <table:table-cell office:value-type="float" office:value="-0.00653999997303" calcext:value-type="float">
            <text:p>-0.00653999997303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 table:formula="of:= ([.C706]-[.C705])/([.B706]-[.B705])" office:value-type="float" office:value="0.112824031596926" calcext:value-type="float">
            <text:p>0.112824031596926</text:p>
          </table:table-cell>
          <table:table-cell office:value-type="float" office:value="-0.102750003338" calcext:value-type="float">
            <text:p>-0.102750003338</text:p>
          </table:table-cell>
          <table:table-cell/>
          <table:table-cell office:value-type="float" office:value="7.48984384537" calcext:value-type="float">
            <text:p>7.48984384537</text:p>
          </table:table-cell>
          <table:table-cell/>
          <table:table-cell office:value-type="float" office:value="-1.24749076366" calcext:value-type="float">
            <text:p>-1.24749076366</text:p>
          </table:table-cell>
          <table:table-cell office:value-type="float" office:value="-0.626622855663" calcext:value-type="float">
            <text:p>-0.626622855663</text:p>
          </table:table-cell>
          <table:table-cell office:value-type="float" office:value="-0.866623699665" calcext:value-type="float">
            <text:p>-0.866623699665</text:p>
          </table:table-cell>
        </table:table-row>
        <table:table-row table:style-name="ro1">
          <table:table-cell office:value-type="float" office:value="1.5920419123822E+018" calcext:value-type="float">
            <text:p>1.5920419123822E+018</text:p>
          </table:table-cell>
          <table:table-cell table:formula="of:=([.A706]-1.59204187214801E+018)*0.000000001" office:value-type="float" office:value="40.234190336" calcext:value-type="float">
            <text:p>40.234190336</text:p>
          </table:table-cell>
          <table:table-cell office:value-type="float" office:value="0.0138999996707" calcext:value-type="float">
            <text:p>0.0138999996707</text:p>
          </table:table-cell>
          <table:table-cell office:value-type="float" office:value="0.010769999586" calcext:value-type="float">
            <text:p>0.010769999586</text:p>
          </table:table-cell>
          <table:table-cell office:value-type="float" office:value="-0.00882000010461" calcext:value-type="float">
            <text:p>-0.0088200001046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formula="of:= ([.C707]-[.C706])/([.B707]-[.B706])" office:value-type="float" office:value="0.0416666840795472" calcext:value-type="float">
            <text:p>0.041666684079547</text:p>
          </table:table-cell>
          <table:table-cell office:value-type="float" office:value="-0.0974899977446" calcext:value-type="float">
            <text:p>-0.0974899977446</text:p>
          </table:table-cell>
          <table:table-cell/>
          <table:table-cell office:value-type="float" office:value="7.51723957062" calcext:value-type="float">
            <text:p>7.51723957062</text:p>
          </table:table-cell>
          <table:table-cell/>
          <table:table-cell office:value-type="float" office:value="-1.24763309956" calcext:value-type="float">
            <text:p>-1.24763309956</text:p>
          </table:table-cell>
          <table:table-cell office:value-type="float" office:value="-0.626004219055" calcext:value-type="float">
            <text:p>-0.626004219055</text:p>
          </table:table-cell>
          <table:table-cell office:value-type="float" office:value="-0.866622328758" calcext:value-type="float">
            <text:p>-0.866622328758</text:p>
          </table:table-cell>
        </table:table-row>
        <table:table-row table:style-name="ro1">
          <table:table-cell office:value-type="float" office:value="1.592041912435E+018" calcext:value-type="float">
            <text:p>1.592041912435E+018</text:p>
          </table:table-cell>
          <table:table-cell table:formula="of:=([.A707]-1.59204187214801E+018)*0.000000001" office:value-type="float" office:value="40.286990336" calcext:value-type="float">
            <text:p>40.286990336</text:p>
          </table:table-cell>
          <table:table-cell office:value-type="float" office:value="0.0161000005901" calcext:value-type="float">
            <text:p>0.0161000005901</text:p>
          </table:table-cell>
          <table:table-cell office:value-type="float" office:value="0.0158399995416" calcext:value-type="float">
            <text:p>0.0158399995416</text:p>
          </table:table-cell>
          <table:table-cell office:value-type="float" office:value="-0.00282999989577" calcext:value-type="float">
            <text:p>-0.00282999989577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 table:formula="of:= ([.C708]-[.C707])/([.B708]-[.B707])" office:value-type="float" office:value="0.0858984394094562" calcext:value-type="float">
            <text:p>0.085898439409456</text:p>
          </table:table-cell>
          <table:table-cell office:value-type="float" office:value="-0.0965000018477" calcext:value-type="float">
            <text:p>-0.0965000018477</text:p>
          </table:table-cell>
          <table:table-cell/>
          <table:table-cell office:value-type="float" office:value="7.52239561081" calcext:value-type="float">
            <text:p>7.52239561081</text:p>
          </table:table-cell>
          <table:table-cell/>
          <table:table-cell office:value-type="float" office:value="-1.24862885475" calcext:value-type="float">
            <text:p>-1.24862885475</text:p>
          </table:table-cell>
          <table:table-cell office:value-type="float" office:value="-0.623291373253" calcext:value-type="float">
            <text:p>-0.623291373253</text:p>
          </table:table-cell>
          <table:table-cell office:value-type="float" office:value="-0.866582512856" calcext:value-type="float">
            <text:p>-0.866582512856</text:p>
          </table:table-cell>
        </table:table-row>
        <table:table-row table:style-name="ro1">
          <table:table-cell office:value-type="float" office:value="1.59204191249088E+018" calcext:value-type="float">
            <text:p>1.59204191249088E+018</text:p>
          </table:table-cell>
          <table:table-cell table:formula="of:=([.A708]-1.59204187214801E+018)*0.000000001" office:value-type="float" office:value="40.342870272" calcext:value-type="float">
            <text:p>40.342870272</text:p>
          </table:table-cell>
          <table:table-cell office:value-type="float" office:value="0.0208999998868" calcext:value-type="float">
            <text:p>0.0208999998868</text:p>
          </table:table-cell>
          <table:table-cell office:value-type="float" office:value="0.0187500007451" calcext:value-type="float">
            <text:p>0.0187500007451</text:p>
          </table:table-cell>
          <table:table-cell office:value-type="float" office:value="0.00929000042379" calcext:value-type="float">
            <text:p>0.00929000042379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709]-[.C708])/([.B709]-[.B708])" office:value-type="float" office:value="0.0992921082570244" calcext:value-type="float">
            <text:p>0.099292108257024</text:p>
          </table:table-cell>
          <table:table-cell office:value-type="float" office:value="-0.0853300020099" calcext:value-type="float">
            <text:p>-0.0853300020099</text:p>
          </table:table-cell>
          <table:table-cell/>
          <table:table-cell office:value-type="float" office:value="7.58057308197" calcext:value-type="float">
            <text:p>7.58057308197</text:p>
          </table:table-cell>
          <table:table-cell/>
          <table:table-cell office:value-type="float" office:value="-1.25021135807" calcext:value-type="float">
            <text:p>-1.25021135807</text:p>
          </table:table-cell>
          <table:table-cell office:value-type="float" office:value="-0.619344472885" calcext:value-type="float">
            <text:p>-0.619344472885</text:p>
          </table:table-cell>
          <table:table-cell office:value-type="float" office:value="-0.866575300694" calcext:value-type="float">
            <text:p>-0.866575300694</text:p>
          </table:table-cell>
        </table:table-row>
        <table:table-row table:style-name="ro1">
          <table:table-cell office:value-type="float" office:value="1.5920419125926E+018" calcext:value-type="float">
            <text:p>1.5920419125926E+018</text:p>
          </table:table-cell>
          <table:table-cell table:formula="of:=([.A709]-1.59204187214801E+018)*0.000000001" office:value-type="float" office:value="40.444590336" calcext:value-type="float">
            <text:p>40.444590336</text:p>
          </table:table-cell>
          <table:table-cell office:value-type="float" office:value="0.0309999994934" calcext:value-type="float">
            <text:p>0.0309999994934</text:p>
          </table:table-cell>
          <table:table-cell office:value-type="float" office:value="0.0132400002331" calcext:value-type="float">
            <text:p>0.0132400002331</text:p>
          </table:table-cell>
          <table:table-cell office:value-type="float" office:value="0.028049999848" calcext:value-type="float">
            <text:p>0.028049999848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 table:formula="of:= ([.C710]-[.C709])/([.B710]-[.B709])" office:value-type="float" office:value="0.220952495077714" calcext:value-type="float">
            <text:p>0.220952495077714</text:p>
          </table:table-cell>
          <table:table-cell office:value-type="float" office:value="-0.0520199984312" calcext:value-type="float">
            <text:p>-0.0520199984312</text:p>
          </table:table-cell>
          <table:table-cell/>
          <table:table-cell office:value-type="float" office:value="7.75406265259" calcext:value-type="float">
            <text:p>7.75406265259</text:p>
          </table:table-cell>
          <table:table-cell/>
          <table:table-cell office:value-type="float" office:value="-1.25330507755" calcext:value-type="float">
            <text:p>-1.25330507755</text:p>
          </table:table-cell>
          <table:table-cell office:value-type="float" office:value="-0.611773371696" calcext:value-type="float">
            <text:p>-0.611773371696</text:p>
          </table:table-cell>
          <table:table-cell office:value-type="float" office:value="-0.866605222225" calcext:value-type="float">
            <text:p>-0.866605222225</text:p>
          </table:table-cell>
        </table:table-row>
        <table:table-row table:style-name="ro1">
          <table:table-cell office:value-type="float" office:value="1.5920419126451E+018" calcext:value-type="float">
            <text:p>1.5920419126451E+018</text:p>
          </table:table-cell>
          <table:table-cell table:formula="of:=([.A710]-1.59204187214801E+018)*0.000000001" office:value-type="float" office:value="40.497090304" calcext:value-type="float">
            <text:p>40.497090304</text:p>
          </table:table-cell>
          <table:table-cell office:value-type="float" office:value="0.0425999984145" calcext:value-type="float">
            <text:p>0.0425999984145</text:p>
          </table:table-cell>
          <table:table-cell office:value-type="float" office:value="0.00793000031263" calcext:value-type="float">
            <text:p>0.00793000031263</text:p>
          </table:table-cell>
          <table:table-cell office:value-type="float" office:value="0.0419000014663" calcext:value-type="float">
            <text:p>0.0419000014663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711]-[.C710])/([.B711]-[.B710])" office:value-type="float" office:value="0.187358287988849" calcext:value-type="float">
            <text:p>0.187358287988849</text:p>
          </table:table-cell>
          <table:table-cell office:value-type="float" office:value="-0.0179699994624" calcext:value-type="float">
            <text:p>-0.0179699994624</text:p>
          </table:table-cell>
          <table:table-cell/>
          <table:table-cell office:value-type="float" office:value="7.93140602112" calcext:value-type="float">
            <text:p>7.93140602112</text:p>
          </table:table-cell>
          <table:table-cell/>
          <table:table-cell office:value-type="float" office:value="-1.25490880013" calcext:value-type="float">
            <text:p>-1.25490880013</text:p>
          </table:table-cell>
          <table:table-cell office:value-type="float" office:value="-0.607838451862" calcext:value-type="float">
            <text:p>-0.607838451862</text:p>
          </table:table-cell>
          <table:table-cell office:value-type="float" office:value="-0.866613566875" calcext:value-type="float">
            <text:p>-0.866613566875</text:p>
          </table:table-cell>
        </table:table-row>
        <table:table-row table:style-name="ro1">
          <table:table-cell office:value-type="float" office:value="1.59204191269794E+018" calcext:value-type="float">
            <text:p>1.59204191269794E+018</text:p>
          </table:table-cell>
          <table:table-cell table:formula="of:=([.A711]-1.59204187214801E+018)*0.000000001" office:value-type="float" office:value="40.54993024" calcext:value-type="float">
            <text:p>40.54993024</text:p>
          </table:table-cell>
          <table:table-cell office:value-type="float" office:value="0.0524999983609" calcext:value-type="float">
            <text:p>0.0524999983609</text:p>
          </table:table-cell>
          <table:table-cell office:value-type="float" office:value="-0.000199999994948" calcext:value-type="float">
            <text:p>-0.000199999994948</text:p>
          </table:table-cell>
          <table:table-cell office:value-type="float" office:value="0.0525100007653" calcext:value-type="float">
            <text:p>0.0525100007653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712]-[.C711])/([.B712]-[.B711])" office:value-type="float" office:value="0.147587051573869" calcext:value-type="float">
            <text:p>0.147587051573869</text:p>
          </table:table-cell>
          <table:table-cell office:value-type="float" office:value="0.0195499993861" calcext:value-type="float">
            <text:p>0.0195499993861</text:p>
          </table:table-cell>
          <table:table-cell/>
          <table:table-cell office:value-type="float" office:value="8.12682247162" calcext:value-type="float">
            <text:p>8.12682247162</text:p>
          </table:table-cell>
          <table:table-cell/>
          <table:table-cell office:value-type="float" office:value="-1.25642180443" calcext:value-type="float">
            <text:p>-1.25642180443</text:p>
          </table:table-cell>
          <table:table-cell office:value-type="float" office:value="-0.604114234447" calcext:value-type="float">
            <text:p>-0.604114234447</text:p>
          </table:table-cell>
          <table:table-cell office:value-type="float" office:value="-0.866614580154" calcext:value-type="float">
            <text:p>-0.866614580154</text:p>
          </table:table-cell>
        </table:table-row>
        <table:table-row table:style-name="ro1">
          <table:table-cell office:value-type="float" office:value="1.59204191275079E+018" calcext:value-type="float">
            <text:p>1.59204191275079E+018</text:p>
          </table:table-cell>
          <table:table-cell table:formula="of:=([.A712]-1.59204187214801E+018)*0.000000001" office:value-type="float" office:value="40.602780416" calcext:value-type="float">
            <text:p>40.602780416</text:p>
          </table:table-cell>
          <table:table-cell office:value-type="float" office:value="0.0603000000119" calcext:value-type="float">
            <text:p>0.0603000000119</text:p>
          </table:table-cell>
          <table:table-cell office:value-type="float" office:value="-0.00989000033587" calcext:value-type="float">
            <text:p>-0.00989000033587</text:p>
          </table:table-cell>
          <table:table-cell office:value-type="float" office:value="0.0594899989665" calcext:value-type="float">
            <text:p>0.0594899989665</text:p>
          </table:table-cell>
          <table:table-cell office:value-type="float" office:value="0.0000299999992421" calcext:value-type="float">
            <text:p>3.00E-05</text:p>
          </table:table-cell>
          <table:table-cell table:formula="of:= ([.C713]-[.C712])/([.B713]-[.B712])" office:value-type="float" office:value="0.0941624063009169" calcext:value-type="float">
            <text:p>0.094162406300917</text:p>
          </table:table-cell>
          <table:table-cell office:value-type="float" office:value="0.0565299987793" calcext:value-type="float">
            <text:p>0.0565299987793</text:p>
          </table:table-cell>
          <table:table-cell/>
          <table:table-cell office:value-type="float" office:value="8.31942749023" calcext:value-type="float">
            <text:p>8.31942749023</text:p>
          </table:table-cell>
          <table:table-cell/>
          <table:table-cell office:value-type="float" office:value="-1.25810337067" calcext:value-type="float">
            <text:p>-1.25810337067</text:p>
          </table:table-cell>
          <table:table-cell office:value-type="float" office:value="-0.600009083748" calcext:value-type="float">
            <text:p>-0.600009083748</text:p>
          </table:table-cell>
          <table:table-cell office:value-type="float" office:value="-0.866603076458" calcext:value-type="float">
            <text:p>-0.866603076458</text:p>
          </table:table-cell>
        </table:table-row>
        <table:table-row table:style-name="ro1">
          <table:table-cell office:value-type="float" office:value="1.59204191280389E+018" calcext:value-type="float">
            <text:p>1.59204191280389E+018</text:p>
          </table:table-cell>
          <table:table-cell table:formula="of:=([.A713]-1.59204187214801E+018)*0.000000001" office:value-type="float" office:value="40.655880192" calcext:value-type="float">
            <text:p>40.655880192</text:p>
          </table:table-cell>
          <table:table-cell office:value-type="float" office:value="0.0653000026941" calcext:value-type="float">
            <text:p>0.0653000026941</text:p>
          </table:table-cell>
          <table:table-cell office:value-type="float" office:value="-0.0182900000364" calcext:value-type="float">
            <text:p>-0.0182900000364</text:p>
          </table:table-cell>
          <table:table-cell office:value-type="float" office:value="0.0626399964094" calcext:value-type="float">
            <text:p>0.0626399964094</text:p>
          </table:table-cell>
          <table:table-cell office:value-type="float" office:value="-0.0000900000013644" calcext:value-type="float">
            <text:p>-9.00E-05</text:p>
          </table:table-cell>
          <table:table-cell table:formula="of:= ([.C714]-[.C713])/([.B714]-[.B713])" office:value-type="float" office:value="0.0337015362277925" calcext:value-type="float">
            <text:p>0.033701536227793</text:p>
          </table:table-cell>
          <table:table-cell office:value-type="float" office:value="0.0870300009847" calcext:value-type="float">
            <text:p>0.0870300009847</text:p>
          </table:table-cell>
          <table:table-cell/>
          <table:table-cell office:value-type="float" office:value="8.47828102112" calcext:value-type="float">
            <text:p>8.47828102112</text:p>
          </table:table-cell>
          <table:table-cell/>
          <table:table-cell office:value-type="float" office:value="-1.25970184803" calcext:value-type="float">
            <text:p>-1.25970184803</text:p>
          </table:table-cell>
          <table:table-cell office:value-type="float" office:value="-0.596100449562" calcext:value-type="float">
            <text:p>-0.596100449562</text:p>
          </table:table-cell>
          <table:table-cell office:value-type="float" office:value="-0.866600215435" calcext:value-type="float">
            <text:p>-0.866600215435</text:p>
          </table:table-cell>
        </table:table-row>
        <table:table-row table:style-name="ro1">
          <table:table-cell office:value-type="float" office:value="1.5920419128573E+018" calcext:value-type="float">
            <text:p>1.5920419128573E+018</text:p>
          </table:table-cell>
          <table:table-cell table:formula="of:=([.A714]-1.59204187214801E+018)*0.000000001" office:value-type="float" office:value="40.70929024" calcext:value-type="float">
            <text:p>40.70929024</text:p>
          </table:table-cell>
          <table:table-cell office:value-type="float" office:value="0.0671000033617" calcext:value-type="float">
            <text:p>0.0671000033617</text:p>
          </table:table-cell>
          <table:table-cell office:value-type="float" office:value="-0.0235300008208" calcext:value-type="float">
            <text:p>-0.0235300008208</text:p>
          </table:table-cell>
          <table:table-cell office:value-type="float" office:value="0.062839999795" calcext:value-type="float">
            <text:p>0.06283999979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formula="of:= ([.C715]-[.C714])/([.B715]-[.B714])" office:value-type="float" office:value="0.0768045962771058" calcext:value-type="float">
            <text:p>0.076804596277106</text:p>
          </table:table-cell>
          <table:table-cell office:value-type="float" office:value="0.103979997337" calcext:value-type="float">
            <text:p>0.103979997337</text:p>
          </table:table-cell>
          <table:table-cell/>
          <table:table-cell office:value-type="float" office:value="8.56656265259" calcext:value-type="float">
            <text:p>8.56656265259</text:p>
          </table:table-cell>
          <table:table-cell/>
          <table:table-cell office:value-type="float" office:value="-1.26129686832" calcext:value-type="float">
            <text:p>-1.26129686832</text:p>
          </table:table-cell>
          <table:table-cell office:value-type="float" office:value="-0.592128634453" calcext:value-type="float">
            <text:p>-0.592128634453</text:p>
          </table:table-cell>
          <table:table-cell office:value-type="float" office:value="-0.866598665714" calcext:value-type="float">
            <text:p>-0.866598665714</text:p>
          </table:table-cell>
        </table:table-row>
        <table:table-row table:style-name="ro1">
          <table:table-cell office:value-type="float" office:value="1.59204191290938E+018" calcext:value-type="float">
            <text:p>1.59204191290938E+018</text:p>
          </table:table-cell>
          <table:table-cell table:formula="of:=([.A715]-1.59204187214801E+018)*0.000000001" office:value-type="float" office:value="40.761370368" calcext:value-type="float">
            <text:p>40.761370368</text:p>
          </table:table-cell>
          <table:table-cell office:value-type="float" office:value="0.0710999965668" calcext:value-type="float">
            <text:p>0.0710999965668</text:p>
          </table:table-cell>
          <table:table-cell office:value-type="float" office:value="-0.0264400001615" calcext:value-type="float">
            <text:p>-0.0264400001615</text:p>
          </table:table-cell>
          <table:table-cell office:value-type="float" office:value="0.0660500004888" calcext:value-type="float">
            <text:p>0.0660500004888</text:p>
          </table:table-cell>
          <table:table-cell office:value-type="float" office:value="0.0000399999989895" calcext:value-type="float">
            <text:p>4.00E-05</text:p>
          </table:table-cell>
          <table:table-cell table:formula="of:= ([.C716]-[.C715])/([.B716]-[.B715])" office:value-type="float" office:value="0.122864690376563" calcext:value-type="float">
            <text:p>0.122864690376563</text:p>
          </table:table-cell>
          <table:table-cell office:value-type="float" office:value="0.108900003135" calcext:value-type="float">
            <text:p>0.108900003135</text:p>
          </table:table-cell>
          <table:table-cell/>
          <table:table-cell office:value-type="float" office:value="8.59218788147" calcext:value-type="float">
            <text:p>8.59218788147</text:p>
          </table:table-cell>
          <table:table-cell/>
          <table:table-cell office:value-type="float" office:value="-1.26283669472" calcext:value-type="float">
            <text:p>-1.26283669472</text:p>
          </table:table-cell>
          <table:table-cell office:value-type="float" office:value="-0.588291406631" calcext:value-type="float">
            <text:p>-0.588291406631</text:p>
          </table:table-cell>
          <table:table-cell office:value-type="float" office:value="-0.866598784924" calcext:value-type="float">
            <text:p>-0.866598784924</text:p>
          </table:table-cell>
        </table:table-row>
        <table:table-row table:style-name="ro1">
          <table:table-cell office:value-type="float" office:value="1.59204191296147E+018" calcext:value-type="float">
            <text:p>1.59204191296147E+018</text:p>
          </table:table-cell>
          <table:table-cell table:formula="of:=([.A716]-1.59204187214801E+018)*0.000000001" office:value-type="float" office:value="40.813460224" calcext:value-type="float">
            <text:p>40.813460224</text:p>
          </table:table-cell>
          <table:table-cell office:value-type="float" office:value="0.077500000596" calcext:value-type="float">
            <text:p>0.077500000596</text:p>
          </table:table-cell>
          <table:table-cell office:value-type="float" office:value="-0.02893999964" calcext:value-type="float">
            <text:p>-0.02893999964</text:p>
          </table:table-cell>
          <table:table-cell office:value-type="float" office:value="0.071850001812" calcext:value-type="float">
            <text:p>0.071850001812</text:p>
          </table:table-cell>
          <table:table-cell office:value-type="float" office:value="0.0000299999992421" calcext:value-type="float">
            <text:p>3.00E-05</text:p>
          </table:table-cell>
          <table:table-cell table:formula="of:= ([.C717]-[.C716])/([.B717]-[.B716])" office:value-type="float" office:value="0.0416587891429775" calcext:value-type="float">
            <text:p>0.041658789142978</text:p>
          </table:table-cell>
          <table:table-cell office:value-type="float" office:value="0.109789997339" calcext:value-type="float">
            <text:p>0.109789997339</text:p>
          </table:table-cell>
          <table:table-cell/>
          <table:table-cell office:value-type="float" office:value="8.59682273865" calcext:value-type="float">
            <text:p>8.59682273865</text:p>
          </table:table-cell>
          <table:table-cell/>
          <table:table-cell office:value-type="float" office:value="-1.26439785957" calcext:value-type="float">
            <text:p>-1.26439785957</text:p>
          </table:table-cell>
          <table:table-cell office:value-type="float" office:value="-0.584385693073" calcext:value-type="float">
            <text:p>-0.584385693073</text:p>
          </table:table-cell>
          <table:table-cell office:value-type="float" office:value="-0.866604924202" calcext:value-type="float">
            <text:p>-0.866604924202</text:p>
          </table:table-cell>
        </table:table-row>
        <table:table-row table:style-name="ro1">
          <table:table-cell office:value-type="float" office:value="1.59204191301428E+018" calcext:value-type="float">
            <text:p>1.59204191301428E+018</text:p>
          </table:table-cell>
          <table:table-cell table:formula="of:=([.A717]-1.59204187214801E+018)*0.000000001" office:value-type="float" office:value="40.866270208" calcext:value-type="float">
            <text:p>40.86627020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299299992621" calcext:value-type="float">
            <text:p>-0.0299299992621</text:p>
          </table:table-cell>
          <table:table-cell office:value-type="float" office:value="0.0738599970937" calcext:value-type="float">
            <text:p>0.0738599970937</text:p>
          </table:table-cell>
          <table:table-cell office:value-type="float" office:value="-0.0000199999994948" calcext:value-type="float">
            <text:p>-2.00E-05</text:p>
          </table:table-cell>
          <table:table-cell table:formula="of:= ([.C718]-[.C717])/([.B718]-[.B717])" office:value-type="float" office:value="0.002947222411501" calcext:value-type="float">
            <text:p>0.002947222411501</text:p>
          </table:table-cell>
          <table:table-cell office:value-type="float" office:value="0.109789997339" calcext:value-type="float">
            <text:p>0.109789997339</text:p>
          </table:table-cell>
          <table:table-cell/>
          <table:table-cell office:value-type="float" office:value="8.59682273865" calcext:value-type="float">
            <text:p>8.59682273865</text:p>
          </table:table-cell>
          <table:table-cell/>
          <table:table-cell office:value-type="float" office:value="-1.26596748829" calcext:value-type="float">
            <text:p>-1.26596748829</text:p>
          </table:table-cell>
          <table:table-cell office:value-type="float" office:value="-0.580508649349" calcext:value-type="float">
            <text:p>-0.580508649349</text:p>
          </table:table-cell>
          <table:table-cell office:value-type="float" office:value="-0.866594433784" calcext:value-type="float">
            <text:p>-0.866594433784</text:p>
          </table:table-cell>
        </table:table-row>
        <table:table-row table:style-name="ro1">
          <table:table-cell office:value-type="float" office:value="1.59204191311607E+018" calcext:value-type="float">
            <text:p>1.59204191311607E+018</text:p>
          </table:table-cell>
          <table:table-cell table:formula="of:=([.A718]-1.59204187214801E+018)*0.000000001" office:value-type="float" office:value="40.96806016" calcext:value-type="float">
            <text:p>40.96806016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-0.0300299990922" calcext:value-type="float">
            <text:p>-0.0300299990922</text:p>
          </table:table-cell>
          <table:table-cell office:value-type="float" office:value="0.0741799995303" calcext:value-type="float">
            <text:p>0.0741799995303</text:p>
          </table:table-cell>
          <table:table-cell office:value-type="float" office:value="-0.0000299999992421" calcext:value-type="float">
            <text:p>-3.00E-05</text:p>
          </table:table-cell>
          <table:table-cell table:formula="of:= ([.C719]-[.C718])/([.B719]-[.B718])" office:value-type="float" office:value="-0.0562884807171728" calcext:value-type="float">
            <text:p>-0.056288480717173</text:p>
          </table:table-cell>
          <table:table-cell office:value-type="float" office:value="0.0945300012827" calcext:value-type="float">
            <text:p>0.0945300012827</text:p>
          </table:table-cell>
          <table:table-cell/>
          <table:table-cell office:value-type="float" office:value="8.51734352112" calcext:value-type="float">
            <text:p>8.51734352112</text:p>
          </table:table-cell>
          <table:table-cell/>
          <table:table-cell office:value-type="float" office:value="-1.26898372173" calcext:value-type="float">
            <text:p>-1.26898372173</text:p>
          </table:table-cell>
          <table:table-cell office:value-type="float" office:value="-0.572970628738" calcext:value-type="float">
            <text:p>-0.572970628738</text:p>
          </table:table-cell>
          <table:table-cell office:value-type="float" office:value="-0.866595864296" calcext:value-type="float">
            <text:p>-0.866595864296</text:p>
          </table:table-cell>
        </table:table-row>
        <table:table-row table:style-name="ro1">
          <table:table-cell office:value-type="float" office:value="1.59204191316759E+018" calcext:value-type="float">
            <text:p>1.59204191316759E+018</text:p>
          </table:table-cell>
          <table:table-cell table:formula="of:=([.A719]-1.59204187214801E+018)*0.000000001" office:value-type="float" office:value="41.019580416" calcext:value-type="float">
            <text:p>41.019580416</text:p>
          </table:table-cell>
          <table:table-cell office:value-type="float" office:value="0.0771000012755" calcext:value-type="float">
            <text:p>0.0771000012755</text:p>
          </table:table-cell>
          <table:table-cell office:value-type="float" office:value="-0.0288399998099" calcext:value-type="float">
            <text:p>-0.0288399998099</text:p>
          </table:table-cell>
          <table:table-cell office:value-type="float" office:value="0.0715299993753" calcext:value-type="float">
            <text:p>0.0715299993753</text:p>
          </table:table-cell>
          <table:table-cell office:value-type="float" office:value="-0.0000199999994948" calcext:value-type="float">
            <text:p>-2.00E-05</text:p>
          </table:table-cell>
          <table:table-cell table:formula="of:= ([.C720]-[.C719])/([.B720]-[.B719])" office:value-type="float" office:value="-0.129443937902324" calcext:value-type="float">
            <text:p>-0.129443937902324</text:p>
          </table:table-cell>
          <table:table-cell office:value-type="float" office:value="0.0801799967885" calcext:value-type="float">
            <text:p>0.0801799967885</text:p>
          </table:table-cell>
          <table:table-cell/>
          <table:table-cell office:value-type="float" office:value="8.44260406494" calcext:value-type="float">
            <text:p>8.44260406494</text:p>
          </table:table-cell>
          <table:table-cell/>
          <table:table-cell office:value-type="float" office:value="-1.26988554001" calcext:value-type="float">
            <text:p>-1.26988554001</text:p>
          </table:table-cell>
          <table:table-cell office:value-type="float" office:value="-0.570646524429" calcext:value-type="float">
            <text:p>-0.570646524429</text:p>
          </table:table-cell>
          <table:table-cell office:value-type="float" office:value="-0.866616725922" calcext:value-type="float">
            <text:p>-0.866616725922</text:p>
          </table:table-cell>
        </table:table-row>
        <table:table-row table:style-name="ro1">
          <table:table-cell office:value-type="float" office:value="1.59204191321935E+018" calcext:value-type="float">
            <text:p>1.59204191321935E+018</text:p>
          </table:table-cell>
          <table:table-cell table:formula="of:=([.A720]-1.59204187214801E+018)*0.000000001" office:value-type="float" office:value="41.071340288" calcext:value-type="float">
            <text:p>41.071340288</text:p>
          </table:table-cell>
          <table:table-cell office:value-type="float" office:value="0.0703999996185" calcext:value-type="float">
            <text:p>0.0703999996185</text:p>
          </table:table-cell>
          <table:table-cell office:value-type="float" office:value="-0.0263899993151" calcext:value-type="float">
            <text:p>-0.0263899993151</text:p>
          </table:table-cell>
          <table:table-cell office:value-type="float" office:value="0.0652699992061" calcext:value-type="float">
            <text:p>0.0652699992061</text:p>
          </table:table-cell>
          <table:table-cell office:value-type="float" office:value="0.0000299999992421" calcext:value-type="float">
            <text:p>3.00E-05</text:p>
          </table:table-cell>
          <table:table-cell table:formula="of:= ([.C721]-[.C720])/([.B721]-[.B720])" office:value-type="float" office:value="-0.131403616440172" calcext:value-type="float">
            <text:p>-0.131403616440172</text:p>
          </table:table-cell>
          <table:table-cell office:value-type="float" office:value="0.0484099984169" calcext:value-type="float">
            <text:p>0.0484099984169</text:p>
          </table:table-cell>
          <table:table-cell/>
          <table:table-cell office:value-type="float" office:value="8.277135849" calcext:value-type="float">
            <text:p>8.277135849</text:p>
          </table:table-cell>
          <table:table-cell/>
          <table:table-cell office:value-type="float" office:value="-1.27006268501" calcext:value-type="float">
            <text:p>-1.27006268501</text:p>
          </table:table-cell>
          <table:table-cell office:value-type="float" office:value="-0.570354819298" calcext:value-type="float">
            <text:p>-0.570354819298</text:p>
          </table:table-cell>
          <table:table-cell office:value-type="float" office:value="-0.866598665714" calcext:value-type="float">
            <text:p>-0.866598665714</text:p>
          </table:table-cell>
        </table:table-row>
        <table:table-row table:style-name="ro1">
          <table:table-cell office:value-type="float" office:value="1.59204191327186E+018" calcext:value-type="float">
            <text:p>1.59204191327186E+018</text:p>
          </table:table-cell>
          <table:table-cell table:formula="of:=([.A721]-1.59204187214801E+018)*0.000000001" office:value-type="float" office:value="41.12385024" calcext:value-type="float">
            <text:p>41.12385024</text:p>
          </table:table-cell>
          <table:table-cell office:value-type="float" office:value="0.0635000020266" calcext:value-type="float">
            <text:p>0.0635000020266</text:p>
          </table:table-cell>
          <table:table-cell office:value-type="float" office:value="-0.0238300003111" calcext:value-type="float">
            <text:p>-0.0238300003111</text:p>
          </table:table-cell>
          <table:table-cell office:value-type="float" office:value="0.0588699989021" calcext:value-type="float">
            <text:p>0.0588699989021</text:p>
          </table:table-cell>
          <table:table-cell office:value-type="float" office:value="0.0000599999984843" calcext:value-type="float">
            <text:p>6.00E-05</text:p>
          </table:table-cell>
          <table:table-cell table:formula="of:= ([.C722]-[.C721])/([.B722]-[.B721])" office:value-type="float" office:value="-0.147727303998112" calcext:value-type="float">
            <text:p>-0.147727303998112</text:p>
          </table:table-cell>
          <table:table-cell office:value-type="float" office:value="0.0191699992865" calcext:value-type="float">
            <text:p>0.0191699992865</text:p>
          </table:table-cell>
          <table:table-cell/>
          <table:table-cell office:value-type="float" office:value="8.12484359741" calcext:value-type="float">
            <text:p>8.12484359741</text:p>
          </table:table-cell>
          <table:table-cell/>
          <table:table-cell office:value-type="float" office:value="-1.27010023594" calcext:value-type="float">
            <text:p>-1.27010023594</text:p>
          </table:table-cell>
          <table:table-cell office:value-type="float" office:value="-0.57032507658" calcext:value-type="float">
            <text:p>-0.57032507658</text:p>
          </table:table-cell>
          <table:table-cell office:value-type="float" office:value="-0.866582512856" calcext:value-type="float">
            <text:p>-0.866582512856</text:p>
          </table:table-cell>
        </table:table-row>
        <table:table-row table:style-name="ro1">
          <table:table-cell office:value-type="float" office:value="1.59204191332466E+018" calcext:value-type="float">
            <text:p>1.59204191332466E+018</text:p>
          </table:table-cell>
          <table:table-cell table:formula="of:=([.A722]-1.59204187214801E+018)*0.000000001" office:value-type="float" office:value="41.17665024" calcext:value-type="float">
            <text:p>41.17665024</text:p>
          </table:table-cell>
          <table:table-cell office:value-type="float" office:value="0.0557000003755" calcext:value-type="float">
            <text:p>0.0557000003755</text:p>
          </table:table-cell>
          <table:table-cell office:value-type="float" office:value="-0.0204499997199" calcext:value-type="float">
            <text:p>-0.0204499997199</text:p>
          </table:table-cell>
          <table:table-cell office:value-type="float" office:value="0.0518100000918" calcext:value-type="float">
            <text:p>0.0518100000918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table:formula="of:= ([.C723]-[.C722])/([.B723]-[.B722])" office:value-type="float" office:value="-0.16032414492362" calcext:value-type="float">
            <text:p>-0.16032414492362</text:p>
          </table:table-cell>
          <table:table-cell office:value-type="float" office:value="-0.00801999960095" calcext:value-type="float">
            <text:p>-0.00801999960095</text:p>
          </table:table-cell>
          <table:table-cell/>
          <table:table-cell office:value-type="float" office:value="7.98322916031" calcext:value-type="float">
            <text:p>7.98322916031</text:p>
          </table:table-cell>
          <table:table-cell/>
          <table:table-cell office:value-type="float" office:value="-1.26983714104" calcext:value-type="float">
            <text:p>-1.26983714104</text:p>
          </table:table-cell>
          <table:table-cell office:value-type="float" office:value="-0.570277869701" calcext:value-type="float">
            <text:p>-0.570277869701</text:p>
          </table:table-cell>
          <table:table-cell office:value-type="float" office:value="-0.866671383381" calcext:value-type="float">
            <text:p>-0.866671383381</text:p>
          </table:table-cell>
        </table:table-row>
        <table:table-row table:style-name="ro1">
          <table:table-cell office:value-type="float" office:value="1.59204191337643E+018" calcext:value-type="float">
            <text:p>1.59204191337643E+018</text:p>
          </table:table-cell>
          <table:table-cell table:formula="of:=([.A723]-1.59204187214801E+018)*0.000000001" office:value-type="float" office:value="41.228420352" calcext:value-type="float">
            <text:p>41.228420352</text:p>
          </table:table-cell>
          <table:table-cell office:value-type="float" office:value="0.0474000014365" calcext:value-type="float">
            <text:p>0.0474000014365</text:p>
          </table:table-cell>
          <table:table-cell office:value-type="float" office:value="-0.0148799996823" calcext:value-type="float">
            <text:p>-0.0148799996823</text:p>
          </table:table-cell>
          <table:table-cell office:value-type="float" office:value="0.0449599996209" calcext:value-type="float">
            <text:p>0.0449599996209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 table:formula="of:= ([.C724]-[.C723])/([.B724]-[.B723])" office:value-type="float" office:value="-0.207541286864264" calcext:value-type="float">
            <text:p>-0.207541286864264</text:p>
          </table:table-cell>
          <table:table-cell office:value-type="float" office:value="-0.0312599986792" calcext:value-type="float">
            <text:p>-0.0312599986792</text:p>
          </table:table-cell>
          <table:table-cell/>
          <table:table-cell office:value-type="float" office:value="7.86218738556" calcext:value-type="float">
            <text:p>7.86218738556</text:p>
          </table:table-cell>
          <table:table-cell/>
          <table:table-cell office:value-type="float" office:value="-1.26821982861" calcext:value-type="float">
            <text:p>-1.26821982861</text:p>
          </table:table-cell>
          <table:table-cell office:value-type="float" office:value="-0.570360958576" calcext:value-type="float">
            <text:p>-0.570360958576</text:p>
          </table:table-cell>
          <table:table-cell office:value-type="float" office:value="-0.866725504398" calcext:value-type="float">
            <text:p>-0.866725504398</text:p>
          </table:table-cell>
        </table:table-row>
        <table:table-row table:style-name="ro1">
          <table:table-cell office:value-type="float" office:value="1.59204191342895E+018" calcext:value-type="float">
            <text:p>1.59204191342895E+018</text:p>
          </table:table-cell>
          <table:table-cell table:formula="of:=([.A724]-1.59204187214801E+018)*0.000000001" office:value-type="float" office:value="41.280940032" calcext:value-type="float">
            <text:p>41.280940032</text:p>
          </table:table-cell>
          <table:table-cell office:value-type="float" office:value="0.0364999994636" calcext:value-type="float">
            <text:p>0.0364999994636</text:p>
          </table:table-cell>
          <table:table-cell office:value-type="float" office:value="-0.00632999977097" calcext:value-type="float">
            <text:p>-0.00632999977097</text:p>
          </table:table-cell>
          <table:table-cell office:value-type="float" office:value="0.0359699986875" calcext:value-type="float">
            <text:p>0.0359699986875</text:p>
          </table:table-cell>
          <table:table-cell office:value-type="float" office:value="0.0000700000018696" calcext:value-type="float">
            <text:p>7.00E-05</text:p>
          </table:table-cell>
          <table:table-cell table:formula="of:= ([.C725]-[.C724])/([.B725]-[.B724])" office:value-type="float" office:value="-0.181608666901982" calcext:value-type="float">
            <text:p>-0.181608666901982</text:p>
          </table:table-cell>
          <table:table-cell office:value-type="float" office:value="-0.0535300001502" calcext:value-type="float">
            <text:p>-0.0535300001502</text:p>
          </table:table-cell>
          <table:table-cell/>
          <table:table-cell office:value-type="float" office:value="7.7461977005" calcext:value-type="float">
            <text:p>7.7461977005</text:p>
          </table:table-cell>
          <table:table-cell/>
          <table:table-cell office:value-type="float" office:value="-1.2649179697" calcext:value-type="float">
            <text:p>-1.2649179697</text:p>
          </table:table-cell>
          <table:table-cell office:value-type="float" office:value="-0.571567296982" calcext:value-type="float">
            <text:p>-0.571567296982</text:p>
          </table:table-cell>
          <table:table-cell office:value-type="float" office:value="-0.866556584835" calcext:value-type="float">
            <text:p>-0.866556584835</text:p>
          </table:table-cell>
        </table:table-row>
        <table:table-row table:style-name="ro1">
          <table:table-cell office:value-type="float" office:value="1.59204191348126E+018" calcext:value-type="float">
            <text:p>1.59204191348126E+018</text:p>
          </table:table-cell>
          <table:table-cell table:formula="of:=([.A725]-1.59204187214801E+018)*0.000000001" office:value-type="float" office:value="41.333250304" calcext:value-type="float">
            <text:p>41.333250304</text:p>
          </table:table-cell>
          <table:table-cell office:value-type="float" office:value="0.0270000007004" calcext:value-type="float">
            <text:p>0.0270000007004</text:p>
          </table:table-cell>
          <table:table-cell office:value-type="float" office:value="0.00350000010803" calcext:value-type="float">
            <text:p>0.00350000010803</text:p>
          </table:table-cell>
          <table:table-cell office:value-type="float" office:value="0.0267399996519" calcext:value-type="float">
            <text:p>0.026739999651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 table:formula="of:= ([.C726]-[.C725])/([.B726]-[.B725])" office:value-type="float" office:value="-0.0680788587234121" calcext:value-type="float">
            <text:p>-0.068078858723412</text:p>
          </table:table-cell>
          <table:table-cell office:value-type="float" office:value="-0.0771099999547" calcext:value-type="float">
            <text:p>-0.0771099999547</text:p>
          </table:table-cell>
          <table:table-cell/>
          <table:table-cell office:value-type="float" office:value="7.62338542938" calcext:value-type="float">
            <text:p>7.62338542938</text:p>
          </table:table-cell>
          <table:table-cell/>
          <table:table-cell office:value-type="float" office:value="-1.26083385944" calcext:value-type="float">
            <text:p>-1.26083385944</text:p>
          </table:table-cell>
          <table:table-cell office:value-type="float" office:value="-0.572999954224" calcext:value-type="float">
            <text:p>-0.572999954224</text:p>
          </table:table-cell>
          <table:table-cell office:value-type="float" office:value="-0.866531193256" calcext:value-type="float">
            <text:p>-0.866531193256</text:p>
          </table:table-cell>
        </table:table-row>
        <table:table-row table:style-name="ro1">
          <table:table-cell office:value-type="float" office:value="1.59204191353414E+018" calcext:value-type="float">
            <text:p>1.59204191353414E+018</text:p>
          </table:table-cell>
          <table:table-cell table:formula="of:=([.A726]-1.59204187214801E+018)*0.000000001" office:value-type="float" office:value="41.386130176" calcext:value-type="float">
            <text:p>41.386130176</text:p>
          </table:table-cell>
          <table:table-cell office:value-type="float" office:value="0.0233999993652" calcext:value-type="float">
            <text:p>0.0233999993652</text:p>
          </table:table-cell>
          <table:table-cell office:value-type="float" office:value="0.0115599995479" calcext:value-type="float">
            <text:p>0.0115599995479</text:p>
          </table:table-cell>
          <table:table-cell office:value-type="float" office:value="0.0203300006688" calcext:value-type="float">
            <text:p>0.0203300006688</text:p>
          </table:table-cell>
          <table:table-cell office:value-type="float" office:value="0.0000399999989895" calcext:value-type="float">
            <text:p>4.00E-05</text:p>
          </table:table-cell>
          <table:table-cell table:formula="of:= ([.C727]-[.C726])/([.B727]-[.B726])" office:value-type="float" office:value="0.051842159325646" calcext:value-type="float">
            <text:p>0.051842159325646</text:p>
          </table:table-cell>
          <table:table-cell office:value-type="float" office:value="-0.0944700017571" calcext:value-type="float">
            <text:p>-0.0944700017571</text:p>
          </table:table-cell>
          <table:table-cell/>
          <table:table-cell office:value-type="float" office:value="7.53296852112" calcext:value-type="float">
            <text:p>7.53296852112</text:p>
          </table:table-cell>
          <table:table-cell/>
          <table:table-cell office:value-type="float" office:value="-1.25777506828" calcext:value-type="float">
            <text:p>-1.25777506828</text:p>
          </table:table-cell>
          <table:table-cell office:value-type="float" office:value="-0.572744131088" calcext:value-type="float">
            <text:p>-0.572744131088</text:p>
          </table:table-cell>
          <table:table-cell office:value-type="float" office:value="-0.866582751274" calcext:value-type="float">
            <text:p>-0.866582751274</text:p>
          </table:table-cell>
        </table:table-row>
        <table:table-row table:style-name="ro1">
          <table:table-cell office:value-type="float" office:value="1.59204191358815E+018" calcext:value-type="float">
            <text:p>1.59204191358815E+018</text:p>
          </table:table-cell>
          <table:table-cell table:formula="of:=([.A727]-1.59204187214801E+018)*0.000000001" office:value-type="float" office:value="41.440140288" calcext:value-type="float">
            <text:p>41.440140288</text:p>
          </table:table-cell>
          <table:table-cell office:value-type="float" office:value="0.0262000001967" calcext:value-type="float">
            <text:p>0.0262000001967</text:p>
          </table:table-cell>
          <table:table-cell office:value-type="float" office:value="0.0196299999952" calcext:value-type="float">
            <text:p>0.0196299999952</text:p>
          </table:table-cell>
          <table:table-cell office:value-type="float" office:value="0.0173099990934" calcext:value-type="float">
            <text:p>0.0173099990934</text:p>
          </table:table-cell>
          <table:table-cell office:value-type="float" office:value="-0.0000700000018696" calcext:value-type="float">
            <text:p>-7.00E-05</text:p>
          </table:table-cell>
          <table:table-cell table:formula="of:= ([.C728]-[.C727])/([.B728]-[.B727])" office:value-type="float" office:value="0.144596970584318" calcext:value-type="float">
            <text:p>0.144596970584318</text:p>
          </table:table-cell>
          <table:table-cell office:value-type="float" office:value="-0.0932300016284" calcext:value-type="float">
            <text:p>-0.0932300016284</text:p>
          </table:table-cell>
          <table:table-cell/>
          <table:table-cell office:value-type="float" office:value="7.53942728043" calcext:value-type="float">
            <text:p>7.53942728043</text:p>
          </table:table-cell>
          <table:table-cell/>
          <table:table-cell office:value-type="float" office:value="-1.25470423698" calcext:value-type="float">
            <text:p>-1.25470423698</text:p>
          </table:table-cell>
          <table:table-cell office:value-type="float" office:value="-0.570576012135" calcext:value-type="float">
            <text:p>-0.570576012135</text:p>
          </table:table-cell>
          <table:table-cell office:value-type="float" office:value="-0.866637468338" calcext:value-type="float">
            <text:p>-0.866637468338</text:p>
          </table:table-cell>
        </table:table-row>
        <table:table-row table:style-name="ro1">
          <table:table-cell office:value-type="float" office:value="1.59204191364071E+018" calcext:value-type="float">
            <text:p>1.59204191364071E+018</text:p>
          </table:table-cell>
          <table:table-cell table:formula="of:=([.A728]-1.59204187214801E+018)*0.000000001" office:value-type="float" office:value="41.49270016" calcext:value-type="float">
            <text:p>41.49270016</text:p>
          </table:table-cell>
          <table:table-cell office:value-type="float" office:value="0.0337999984622" calcext:value-type="float">
            <text:p>0.0337999984622</text:p>
          </table:table-cell>
          <table:table-cell office:value-type="float" office:value="0.0335800014436" calcext:value-type="float">
            <text:p>0.0335800014436</text:p>
          </table:table-cell>
          <table:table-cell office:value-type="float" office:value="0.00419999985024" calcext:value-type="float">
            <text:p>0.00419999985024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 table:formula="of:= ([.C729]-[.C728])/([.B729]-[.B728])" office:value-type="float" office:value="0.0939230592108532" calcext:value-type="float">
            <text:p>0.093923059210853</text:p>
          </table:table-cell>
          <table:table-cell office:value-type="float" office:value="-0.0880599990487" calcext:value-type="float">
            <text:p>-0.0880599990487</text:p>
          </table:table-cell>
          <table:table-cell/>
          <table:table-cell office:value-type="float" office:value="7.56635427475" calcext:value-type="float">
            <text:p>7.56635427475</text:p>
          </table:table-cell>
          <table:table-cell/>
          <table:table-cell office:value-type="float" office:value="-1.25136530399" calcext:value-type="float">
            <text:p>-1.25136530399</text:p>
          </table:table-cell>
          <table:table-cell office:value-type="float" office:value="-0.570769488811" calcext:value-type="float">
            <text:p>-0.570769488811</text:p>
          </table:table-cell>
          <table:table-cell office:value-type="float" office:value="-0.866492688656" calcext:value-type="float">
            <text:p>-0.866492688656</text:p>
          </table:table-cell>
        </table:table-row>
        <table:table-row table:style-name="ro1">
          <table:table-cell office:value-type="float" office:value="1.59204191374718E+018" calcext:value-type="float">
            <text:p>1.59204191374718E+018</text:p>
          </table:table-cell>
          <table:table-cell table:formula="of:=([.A729]-1.59204187214801E+018)*0.000000001" office:value-type="float" office:value="41.599170304" calcext:value-type="float">
            <text:p>41.599170304</text:p>
          </table:table-cell>
          <table:table-cell office:value-type="float" office:value="0.0438000001013" calcext:value-type="float">
            <text:p>0.0438000001013</text:p>
          </table:table-cell>
          <table:table-cell office:value-type="float" office:value="0.0426299981773" calcext:value-type="float">
            <text:p>0.0426299981773</text:p>
          </table:table-cell>
          <table:table-cell office:value-type="float" office:value="-0.0101100001484" calcext:value-type="float">
            <text:p>-0.0101100001484</text:p>
          </table:table-cell>
          <table:table-cell office:value-type="float" office:value="0.0000599999984843" calcext:value-type="float">
            <text:p>6.00E-05</text:p>
          </table:table-cell>
          <table:table-cell table:formula="of:= ([.C730]-[.C729])/([.B730]-[.B729])" office:value-type="float" office:value="0.099217468132873" calcext:value-type="float">
            <text:p>0.099217468132873</text:p>
          </table:table-cell>
          <table:table-cell office:value-type="float" office:value="-0.0574599988759" calcext:value-type="float">
            <text:p>-0.0574599988759</text:p>
          </table:table-cell>
          <table:table-cell/>
          <table:table-cell office:value-type="float" office:value="7.72572898865" calcext:value-type="float">
            <text:p>7.72572898865</text:p>
          </table:table-cell>
          <table:table-cell/>
          <table:table-cell office:value-type="float" office:value="-1.24517548084" calcext:value-type="float">
            <text:p>-1.24517548084</text:p>
          </table:table-cell>
          <table:table-cell office:value-type="float" office:value="-0.57650834322" calcext:value-type="float">
            <text:p>-0.57650834322</text:p>
          </table:table-cell>
          <table:table-cell office:value-type="float" office:value="-0.866580963135" calcext:value-type="float">
            <text:p>-0.866580963135</text:p>
          </table:table-cell>
        </table:table-row>
        <table:table-row table:style-name="ro1">
          <table:table-cell office:value-type="float" office:value="1.59204191379959E+018" calcext:value-type="float">
            <text:p>1.59204191379959E+018</text:p>
          </table:table-cell>
          <table:table-cell table:formula="of:=([.A730]-1.59204187214801E+018)*0.000000001" office:value-type="float" office:value="41.651580416" calcext:value-type="float">
            <text:p>41.651580416</text:p>
          </table:table-cell>
          <table:table-cell office:value-type="float" office:value="0.0489999987185" calcext:value-type="float">
            <text:p>0.0489999987185</text:p>
          </table:table-cell>
          <table:table-cell office:value-type="float" office:value="0.0471500009298" calcext:value-type="float">
            <text:p>0.0471500009298</text:p>
          </table:table-cell>
          <table:table-cell office:value-type="float" office:value="-0.0133499996737" calcext:value-type="float">
            <text:p>-0.0133499996737</text:p>
          </table:table-cell>
          <table:table-cell office:value-type="float" office:value="-0.0000900000013644" calcext:value-type="float">
            <text:p>-9.00E-05</text:p>
          </table:table-cell>
          <table:table-cell table:formula="of:= ([.C731]-[.C730])/([.B731]-[.B730])" office:value-type="float" office:value="0.0730632737667824" calcext:value-type="float">
            <text:p>0.073063273766782</text:p>
          </table:table-cell>
          <table:table-cell office:value-type="float" office:value="-0.0368800014257" calcext:value-type="float">
            <text:p>-0.0368800014257</text:p>
          </table:table-cell>
          <table:table-cell/>
          <table:table-cell office:value-type="float" office:value="7.8329167366" calcext:value-type="float">
            <text:p>7.8329167366</text:p>
          </table:table-cell>
          <table:table-cell/>
          <table:table-cell office:value-type="float" office:value="-1.24270570278" calcext:value-type="float">
            <text:p>-1.24270570278</text:p>
          </table:table-cell>
          <table:table-cell office:value-type="float" office:value="-0.57809984684" calcext:value-type="float">
            <text:p>-0.57809984684</text:p>
          </table:table-cell>
          <table:table-cell office:value-type="float" office:value="-0.866648256779" calcext:value-type="float">
            <text:p>-0.866648256779</text:p>
          </table:table-cell>
        </table:table-row>
        <table:table-row table:style-name="ro1">
          <table:table-cell office:value-type="float" office:value="1.5920419138516E+018" calcext:value-type="float">
            <text:p>1.5920419138516E+018</text:p>
          </table:table-cell>
          <table:table-cell table:formula="of:=([.A731]-1.59204187214801E+018)*0.000000001" office:value-type="float" office:value="41.703590144" calcext:value-type="float">
            <text:p>41.703590144</text:p>
          </table:table-cell>
          <table:table-cell office:value-type="float" office:value="0.0527999997139" calcext:value-type="float">
            <text:p>0.0527999997139</text:p>
          </table:table-cell>
          <table:table-cell office:value-type="float" office:value="0.0515000000596" calcext:value-type="float">
            <text:p>0.0515000000596</text:p>
          </table:table-cell>
          <table:table-cell office:value-type="float" office:value="-0.0117499995977" calcext:value-type="float">
            <text:p>-0.0117499995977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 table:formula="of:= ([.C732]-[.C731])/([.B732]-[.B731])" office:value-type="float" office:value="0.10556060019251" calcext:value-type="float">
            <text:p>0.10556060019251</text:p>
          </table:table-cell>
          <table:table-cell office:value-type="float" office:value="-0.0184599999338" calcext:value-type="float">
            <text:p>-0.0184599999338</text:p>
          </table:table-cell>
          <table:table-cell/>
          <table:table-cell office:value-type="float" office:value="7.92885398865" calcext:value-type="float">
            <text:p>7.92885398865</text:p>
          </table:table-cell>
          <table:table-cell/>
          <table:table-cell office:value-type="float" office:value="-1.24024093151" calcext:value-type="float">
            <text:p>-1.24024093151</text:p>
          </table:table-cell>
          <table:table-cell office:value-type="float" office:value="-0.577138960361" calcext:value-type="float">
            <text:p>-0.577138960361</text:p>
          </table:table-cell>
          <table:table-cell office:value-type="float" office:value="-0.866665542126" calcext:value-type="float">
            <text:p>-0.866665542126</text:p>
          </table:table-cell>
        </table:table-row>
        <table:table-row table:style-name="ro1">
          <table:table-cell office:value-type="float" office:value="1.59204191390465E+018" calcext:value-type="float">
            <text:p>1.59204191390465E+018</text:p>
          </table:table-cell>
          <table:table-cell table:formula="of:=([.A732]-1.59204187214801E+018)*0.000000001" office:value-type="float" office:value="41.756640256" calcext:value-type="float">
            <text:p>41.756640256</text:p>
          </table:table-cell>
          <table:table-cell office:value-type="float" office:value="0.0584000013769" calcext:value-type="float">
            <text:p>0.0584000013769</text:p>
          </table:table-cell>
          <table:table-cell office:value-type="float" office:value="0.0572899989784" calcext:value-type="float">
            <text:p>0.0572899989784</text:p>
          </table:table-cell>
          <table:table-cell office:value-type="float" office:value="-0.0115799997002" calcext:value-type="float">
            <text:p>-0.0115799997002</text:p>
          </table:table-cell>
          <table:table-cell office:value-type="float" office:value="0.0000999999974738" calcext:value-type="float">
            <text:p>1.00E-04</text:p>
          </table:table-cell>
          <table:table-cell table:formula="of:= ([.C733]-[.C732])/([.B733]-[.B732])" office:value-type="float" office:value="0.0723427528346546" calcext:value-type="float">
            <text:p>0.072342752834655</text:p>
          </table:table-cell>
          <table:table-cell office:value-type="float" office:value="0.00466000009328" calcext:value-type="float">
            <text:p>0.00466000009328</text:p>
          </table:table-cell>
          <table:table-cell/>
          <table:table-cell office:value-type="float" office:value="8.04927062988" calcext:value-type="float">
            <text:p>8.04927062988</text:p>
          </table:table-cell>
          <table:table-cell/>
          <table:table-cell office:value-type="float" office:value="-1.23661160469" calcext:value-type="float">
            <text:p>-1.23661160469</text:p>
          </table:table-cell>
          <table:table-cell office:value-type="float" office:value="-0.576996803284" calcext:value-type="float">
            <text:p>-0.576996803284</text:p>
          </table:table-cell>
          <table:table-cell office:value-type="float" office:value="-0.866613686085" calcext:value-type="float">
            <text:p>-0.866613686085</text:p>
          </table:table-cell>
        </table:table-row>
        <table:table-row table:style-name="ro1">
          <table:table-cell office:value-type="float" office:value="1.59204191395856E+018" calcext:value-type="float">
            <text:p>1.59204191395856E+018</text:p>
          </table:table-cell>
          <table:table-cell table:formula="of:=([.A733]-1.59204187214801E+018)*0.000000001" office:value-type="float" office:value="41.810550272" calcext:value-type="float">
            <text:p>41.810550272</text:p>
          </table:table-cell>
          <table:table-cell office:value-type="float" office:value="0.0623000003397" calcext:value-type="float">
            <text:p>0.0623000003397</text:p>
          </table:table-cell>
          <table:table-cell office:value-type="float" office:value="0.0605700016022" calcext:value-type="float">
            <text:p>0.0605700016022</text:p>
          </table:table-cell>
          <table:table-cell office:value-type="float" office:value="-0.0143699999899" calcext:value-type="float">
            <text:p>-0.0143699999899</text:p>
          </table:table-cell>
          <table:table-cell table:style-name="Default" office:value-type="float" office:value="0.000269999989541" calcext:value-type="float">
            <text:p>0.000269999989541</text:p>
          </table:table-cell>
          <table:table-cell table:formula="of:= ([.C734]-[.C733])/([.B734]-[.B733])" office:value-type="float" office:value="-0.019044047621677" calcext:value-type="float">
            <text:p>-0.019044047621677</text:p>
          </table:table-cell>
          <table:table-cell office:value-type="float" office:value="0.0255999993533" calcext:value-type="float">
            <text:p>0.0255999993533</text:p>
          </table:table-cell>
          <table:table-cell/>
          <table:table-cell office:value-type="float" office:value="8.15833377838" calcext:value-type="float">
            <text:p>8.15833377838</text:p>
          </table:table-cell>
          <table:table-cell/>
          <table:table-cell office:value-type="float" office:value="-1.23296010494" calcext:value-type="float">
            <text:p>-1.23296010494</text:p>
          </table:table-cell>
          <table:table-cell office:value-type="float" office:value="-0.578728079796" calcext:value-type="float">
            <text:p>-0.578728079796</text:p>
          </table:table-cell>
          <table:table-cell office:value-type="float" office:value="-0.866565585136" calcext:value-type="float">
            <text:p>-0.866565585136</text:p>
          </table:table-cell>
        </table:table-row>
        <table:table-row table:style-name="ro1">
          <table:table-cell office:value-type="float" office:value="1.59204191401107E+018" calcext:value-type="float">
            <text:p>1.59204191401107E+018</text:p>
          </table:table-cell>
          <table:table-cell table:formula="of:=([.A734]-1.59204187214801E+018)*0.000000001" office:value-type="float" office:value="41.863060224" calcext:value-type="float">
            <text:p>41.863060224</text:p>
          </table:table-cell>
          <table:table-cell office:value-type="float" office:value="0.0612999983132" calcext:value-type="float">
            <text:p>0.0612999983132</text:p>
          </table:table-cell>
          <table:table-cell office:value-type="float" office:value="0.0586000010371" calcext:value-type="float">
            <text:p>0.0586000010371</text:p>
          </table:table-cell>
          <table:table-cell office:value-type="float" office:value="-0.0180900003761" calcext:value-type="float">
            <text:p>-0.0180900003761</text:p>
          </table:table-cell>
          <table:table-cell office:value-type="float" office:value="0.0000700000018696" calcext:value-type="float">
            <text:p>7.00E-05</text:p>
          </table:table-cell>
          <table:table-cell table:formula="of:= ([.C735]-[.C734])/([.B735]-[.B734])" office:value-type="float" office:value="-0.0724636276206646" calcext:value-type="float">
            <text:p>-0.072463627620665</text:p>
          </table:table-cell>
          <table:table-cell office:value-type="float" office:value="0.0425999984145" calcext:value-type="float">
            <text:p>0.0425999984145</text:p>
          </table:table-cell>
          <table:table-cell/>
          <table:table-cell office:value-type="float" office:value="8.24687480927" calcext:value-type="float">
            <text:p>8.24687480927</text:p>
          </table:table-cell>
          <table:table-cell/>
          <table:table-cell office:value-type="float" office:value="-1.23080730438" calcext:value-type="float">
            <text:p>-1.23080730438</text:p>
          </table:table-cell>
          <table:table-cell office:value-type="float" office:value="-0.582099437714" calcext:value-type="float">
            <text:p>-0.582099437714</text:p>
          </table:table-cell>
          <table:table-cell office:value-type="float" office:value="-0.866513371468" calcext:value-type="float">
            <text:p>-0.866513371468</text:p>
          </table:table-cell>
        </table:table-row>
        <table:table-row table:style-name="ro1">
          <table:table-cell office:value-type="float" office:value="1.59204191406351E+018" calcext:value-type="float">
            <text:p>1.59204191406351E+018</text:p>
          </table:table-cell>
          <table:table-cell table:formula="of:=([.A735]-1.59204187214801E+018)*0.000000001" office:value-type="float" office:value="41.915500288" calcext:value-type="float">
            <text:p>41.915500288</text:p>
          </table:table-cell>
          <table:table-cell office:value-type="float" office:value="0.0575000010431" calcext:value-type="float">
            <text:p>0.0575000010431</text:p>
          </table:table-cell>
          <table:table-cell office:value-type="float" office:value="0.0529699996114" calcext:value-type="float">
            <text:p>0.0529699996114</text:p>
          </table:table-cell>
          <table:table-cell office:value-type="float" office:value="-0.0224799998105" calcext:value-type="float">
            <text:p>-0.0224799998105</text:p>
          </table:table-cell>
          <table:table-cell office:value-type="float" office:value="-0.0000299999992421" calcext:value-type="float">
            <text:p>-3.00E-05</text:p>
          </table:table-cell>
          <table:table-cell table:formula="of:= ([.C736]-[.C735])/([.B736]-[.B735])" office:value-type="float" office:value="-0.0324862071446481" calcext:value-type="float">
            <text:p>-0.032486207144648</text:p>
          </table:table-cell>
          <table:table-cell office:value-type="float" office:value="0.0523799993098" calcext:value-type="float">
            <text:p>0.0523799993098</text:p>
          </table:table-cell>
          <table:table-cell/>
          <table:table-cell office:value-type="float" office:value="8.29781246185" calcext:value-type="float">
            <text:p>8.29781246185</text:p>
          </table:table-cell>
          <table:table-cell/>
          <table:table-cell office:value-type="float" office:value="-1.22999513149" calcext:value-type="float">
            <text:p>-1.22999513149</text:p>
          </table:table-cell>
          <table:table-cell office:value-type="float" office:value="-0.586088657379" calcext:value-type="float">
            <text:p>-0.586088657379</text:p>
          </table:table-cell>
          <table:table-cell office:value-type="float" office:value="-0.866548895836" calcext:value-type="float">
            <text:p>-0.866548895836</text:p>
          </table:table-cell>
        </table:table-row>
        <table:table-row table:style-name="ro1">
          <table:table-cell office:value-type="float" office:value="1.59204191411584E+018" calcext:value-type="float">
            <text:p>1.59204191411584E+018</text:p>
          </table:table-cell>
          <table:table-cell table:formula="of:=([.A736]-1.59204187214801E+018)*0.000000001" office:value-type="float" office:value="41.967830272" calcext:value-type="float">
            <text:p>41.967830272</text:p>
          </table:table-cell>
          <table:table-cell office:value-type="float" office:value="0.055799998343" calcext:value-type="float">
            <text:p>0.055799998343</text:p>
          </table:table-cell>
          <table:table-cell office:value-type="float" office:value="0.0477200001478" calcext:value-type="float">
            <text:p>0.0477200001478</text:p>
          </table:table-cell>
          <table:table-cell office:value-type="float" office:value="-0.0289900004864" calcext:value-type="float">
            <text:p>-0.0289900004864</text:p>
          </table:table-cell>
          <table:table-cell office:value-type="float" office:value="0.0000900000013644" calcext:value-type="float">
            <text:p>9.00E-05</text:p>
          </table:table-cell>
          <table:table-cell table:formula="of:= ([.C737]-[.C736])/([.B737]-[.B736])" office:value-type="float" office:value="-0.0538458689280304" calcext:value-type="float">
            <text:p>-0.05384586892803</text:p>
          </table:table-cell>
          <table:table-cell office:value-type="float" office:value="0.0557000003755" calcext:value-type="float">
            <text:p>0.0557000003755</text:p>
          </table:table-cell>
          <table:table-cell/>
          <table:table-cell office:value-type="float" office:value="8.31510448456" calcext:value-type="float">
            <text:p>8.31510448456</text:p>
          </table:table-cell>
          <table:table-cell/>
          <table:table-cell office:value-type="float" office:value="-1.230017066" calcext:value-type="float">
            <text:p>-1.230017066</text:p>
          </table:table-cell>
          <table:table-cell office:value-type="float" office:value="-0.589608192444" calcext:value-type="float">
            <text:p>-0.589608192444</text:p>
          </table:table-cell>
          <table:table-cell office:value-type="float" office:value="-0.866532742977" calcext:value-type="float">
            <text:p>-0.866532742977</text:p>
          </table:table-cell>
        </table:table-row>
        <table:table-row table:style-name="ro1">
          <table:table-cell office:value-type="float" office:value="1.59204191416784E+018" calcext:value-type="float">
            <text:p>1.59204191416784E+018</text:p>
          </table:table-cell>
          <table:table-cell table:formula="of:=([.A737]-1.59204187214801E+018)*0.000000001" office:value-type="float" office:value="42.019830528" calcext:value-type="float">
            <text:p>42.019830528</text:p>
          </table:table-cell>
          <table:table-cell office:value-type="float" office:value="0.0529999993742" calcext:value-type="float">
            <text:p>0.0529999993742</text:p>
          </table:table-cell>
          <table:table-cell office:value-type="float" office:value="0.0396399982274" calcext:value-type="float">
            <text:p>0.0396399982274</text:p>
          </table:table-cell>
          <table:table-cell office:value-type="float" office:value="-0.0352099984884" calcext:value-type="float">
            <text:p>-0.0352099984884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 table:formula="of:= ([.C738]-[.C737])/([.B738]-[.B737])" office:value-type="float" office:value="-0.146831859738742" calcext:value-type="float">
            <text:p>-0.146831859738742</text:p>
          </table:table-cell>
          <table:table-cell office:value-type="float" office:value="0.0462299995124" calcext:value-type="float">
            <text:p>0.0462299995124</text:p>
          </table:table-cell>
          <table:table-cell/>
          <table:table-cell office:value-type="float" office:value="8.26578140259" calcext:value-type="float">
            <text:p>8.26578140259</text:p>
          </table:table-cell>
          <table:table-cell/>
          <table:table-cell office:value-type="float" office:value="-1.23172283173" calcext:value-type="float">
            <text:p>-1.23172283173</text:p>
          </table:table-cell>
          <table:table-cell office:value-type="float" office:value="-0.590985894203" calcext:value-type="float">
            <text:p>-0.590985894203</text:p>
          </table:table-cell>
          <table:table-cell office:value-type="float" office:value="-0.86655151844" calcext:value-type="float">
            <text:p>-0.86655151844</text:p>
          </table:table-cell>
        </table:table-row>
        <table:table-row table:style-name="ro1">
          <table:table-cell office:value-type="float" office:value="1.5920419142196E+018" calcext:value-type="float">
            <text:p>1.5920419142196E+018</text:p>
          </table:table-cell>
          <table:table-cell table:formula="of:=([.A738]-1.59204187214801E+018)*0.000000001" office:value-type="float" office:value="42.0715904" calcext:value-type="float">
            <text:p>42.0715904</text:p>
          </table:table-cell>
          <table:table-cell office:value-type="float" office:value="0.0454000011086" calcext:value-type="float">
            <text:p>0.0454000011086</text:p>
          </table:table-cell>
          <table:table-cell office:value-type="float" office:value="0.0284899994731" calcext:value-type="float">
            <text:p>0.0284899994731</text:p>
          </table:table-cell>
          <table:table-cell office:value-type="float" office:value="-0.0353300012648" calcext:value-type="float">
            <text:p>-0.0353300012648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 table:formula="of:= ([.C739]-[.C738])/([.B739]-[.B738])" office:value-type="float" office:value="-0.283401093288092" calcext:value-type="float">
            <text:p>-0.283401093288092</text:p>
          </table:table-cell>
          <table:table-cell office:value-type="float" office:value="0.0200399998575" calcext:value-type="float">
            <text:p>0.0200399998575</text:p>
          </table:table-cell>
          <table:table-cell/>
          <table:table-cell office:value-type="float" office:value="8.12937545776" calcext:value-type="float">
            <text:p>8.12937545776</text:p>
          </table:table-cell>
          <table:table-cell/>
          <table:table-cell office:value-type="float" office:value="-1.23487317562" calcext:value-type="float">
            <text:p>-1.23487317562</text:p>
          </table:table-cell>
          <table:table-cell office:value-type="float" office:value="-0.591220676899" calcext:value-type="float">
            <text:p>-0.591220676899</text:p>
          </table:table-cell>
          <table:table-cell office:value-type="float" office:value="-0.866559445858" calcext:value-type="float">
            <text:p>-0.866559445858</text:p>
          </table:table-cell>
        </table:table-row>
        <table:table-row table:style-name="ro1">
          <table:table-cell office:value-type="float" office:value="1.59204191427147E+018" calcext:value-type="float">
            <text:p>1.59204191427147E+018</text:p>
          </table:table-cell>
          <table:table-cell table:formula="of:=([.A739]-1.59204187214801E+018)*0.000000001" office:value-type="float" office:value="42.123460352" calcext:value-type="float">
            <text:p>42.123460352</text:p>
          </table:table-cell>
          <table:table-cell office:value-type="float" office:value="0.030700000003" calcext:value-type="float">
            <text:p>0.030700000003</text:p>
          </table:table-cell>
          <table:table-cell office:value-type="float" office:value="0.0122400000691" calcext:value-type="float">
            <text:p>0.0122400000691</text:p>
          </table:table-cell>
          <table:table-cell office:value-type="float" office:value="-0.0281199999154" calcext:value-type="float">
            <text:p>-0.0281199999154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 table:formula="of:= ([.C740]-[.C739])/([.B740]-[.B739])" office:value-type="float" office:value="-0.161171092897825" calcext:value-type="float">
            <text:p>-0.161171092897825</text:p>
          </table:table-cell>
          <table:table-cell office:value-type="float" office:value="-0.0249899998307" calcext:value-type="float">
            <text:p>-0.0249899998307</text:p>
          </table:table-cell>
          <table:table-cell/>
          <table:table-cell office:value-type="float" office:value="7.89484357834" calcext:value-type="float">
            <text:p>7.89484357834</text:p>
          </table:table-cell>
          <table:table-cell/>
          <table:table-cell office:value-type="float" office:value="-1.23875594139" calcext:value-type="float">
            <text:p>-1.23875594139</text:p>
          </table:table-cell>
          <table:table-cell office:value-type="float" office:value="-0.591248750687" calcext:value-type="float">
            <text:p>-0.591248750687</text:p>
          </table:table-cell>
          <table:table-cell office:value-type="float" office:value="-0.866638123989" calcext:value-type="float">
            <text:p>-0.866638123989</text:p>
          </table:table-cell>
        </table:table-row>
        <table:table-row table:style-name="ro1">
          <table:table-cell office:value-type="float" office:value="1.59204191432545E+018" calcext:value-type="float">
            <text:p>1.59204191432545E+018</text:p>
          </table:table-cell>
          <table:table-cell table:formula="of:=([.A740]-1.59204187214801E+018)*0.000000001" office:value-type="float" office:value="42.177440256" calcext:value-type="float">
            <text:p>42.177440256</text:p>
          </table:table-cell>
          <table:table-cell office:value-type="float" office:value="0.0219999998808" calcext:value-type="float">
            <text:p>0.0219999998808</text:p>
          </table:table-cell>
          <table:table-cell office:value-type="float" office:value="0.000500000023749" calcext:value-type="float">
            <text:p>0.000500000023749</text:p>
          </table:table-cell>
          <table:table-cell office:value-type="float" office:value="-0.0220100004226" calcext:value-type="float">
            <text:p>-0.0220100004226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table:formula="of:= ([.C741]-[.C740])/([.B741]-[.B740])" office:value-type="float" office:value="-0.0377928554243634" calcext:value-type="float">
            <text:p>-0.037792855424363</text:p>
          </table:table-cell>
          <table:table-cell office:value-type="float" office:value="-0.0513399988413" calcext:value-type="float">
            <text:p>-0.0513399988413</text:p>
          </table:table-cell>
          <table:table-cell/>
          <table:table-cell office:value-type="float" office:value="7.75760412216" calcext:value-type="float">
            <text:p>7.75760412216</text:p>
          </table:table-cell>
          <table:table-cell/>
          <table:table-cell office:value-type="float" office:value="-1.24244117737" calcext:value-type="float">
            <text:p>-1.24244117737</text:p>
          </table:table-cell>
          <table:table-cell office:value-type="float" office:value="-0.589673757553" calcext:value-type="float">
            <text:p>-0.589673757553</text:p>
          </table:table-cell>
          <table:table-cell office:value-type="float" office:value="-0.866716980934" calcext:value-type="float">
            <text:p>-0.866716980934</text:p>
          </table:table-cell>
        </table:table-row>
        <table:table-row table:style-name="ro1">
          <table:table-cell office:value-type="float" office:value="1.59204191437837E+018" calcext:value-type="float">
            <text:p>1.59204191437837E+018</text:p>
          </table:table-cell>
          <table:table-cell table:formula="of:=([.A741]-1.59204187214801E+018)*0.000000001" office:value-type="float" office:value="42.23036032" calcext:value-type="float">
            <text:p>42.23036032</text:p>
          </table:table-cell>
          <table:table-cell office:value-type="float" office:value="0.019999999553" calcext:value-type="float">
            <text:p>0.019999999553</text:p>
          </table:table-cell>
          <table:table-cell office:value-type="float" office:value="-0.00918999966234" calcext:value-type="float">
            <text:p>-0.00918999966234</text:p>
          </table:table-cell>
          <table:table-cell office:value-type="float" office:value="-0.0178100001067" calcext:value-type="float">
            <text:p>-0.0178100001067</text:p>
          </table:table-cell>
          <table:table-cell table:style-name="Default" office:value-type="float" office:value="0.000390000001062" calcext:value-type="float">
            <text:p>0.000390000001062</text:p>
          </table:table-cell>
          <table:table-cell table:formula="of:= ([.C742]-[.C741])/([.B742]-[.B741])" office:value-type="float" office:value="0.127936032636682" calcext:value-type="float">
            <text:p>0.127936032636682</text:p>
          </table:table-cell>
          <table:table-cell office:value-type="float" office:value="-0.062270000577" calcext:value-type="float">
            <text:p>-0.062270000577</text:p>
          </table:table-cell>
          <table:table-cell/>
          <table:table-cell office:value-type="float" office:value="7.70067691803" calcext:value-type="float">
            <text:p>7.70067691803</text:p>
          </table:table-cell>
          <table:table-cell/>
          <table:table-cell office:value-type="float" office:value="-1.24508142471" calcext:value-type="float">
            <text:p>-1.24508142471</text:p>
          </table:table-cell>
          <table:table-cell office:value-type="float" office:value="-0.58652317524" calcext:value-type="float">
            <text:p>-0.58652317524</text:p>
          </table:table-cell>
          <table:table-cell office:value-type="float" office:value="-0.866461217403" calcext:value-type="float">
            <text:p>-0.866461217403</text:p>
          </table:table-cell>
        </table:table-row>
        <table:table-row table:style-name="ro1">
          <table:table-cell office:value-type="float" office:value="1.59204191443074E+018" calcext:value-type="float">
            <text:p>1.59204191443074E+018</text:p>
          </table:table-cell>
          <table:table-cell table:formula="of:=([.A742]-1.59204187214801E+018)*0.000000001" office:value-type="float" office:value="42.28273024" calcext:value-type="float">
            <text:p>42.28273024</text:p>
          </table:table-cell>
          <table:table-cell office:value-type="float" office:value="0.0266999993473" calcext:value-type="float">
            <text:p>0.0266999993473</text:p>
          </table:table-cell>
          <table:table-cell office:value-type="float" office:value="-0.0220199991018" calcext:value-type="float">
            <text:p>-0.0220199991018</text:p>
          </table:table-cell>
          <table:table-cell office:value-type="float" office:value="-0.0150499995798" calcext:value-type="float">
            <text:p>-0.0150499995798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 table:formula="of:= ([.C743]-[.C742])/([.B743]-[.B742])" office:value-type="float" office:value="0.206028903232035" calcext:value-type="float">
            <text:p>0.206028903232035</text:p>
          </table:table-cell>
          <table:table-cell office:value-type="float" office:value="-0.06026000157" calcext:value-type="float">
            <text:p>-0.06026000157</text:p>
          </table:table-cell>
          <table:table-cell/>
          <table:table-cell office:value-type="float" office:value="7.71114587784" calcext:value-type="float">
            <text:p>7.71114587784</text:p>
          </table:table-cell>
          <table:table-cell/>
          <table:table-cell office:value-type="float" office:value="-1.24819815159" calcext:value-type="float">
            <text:p>-1.24819815159</text:p>
          </table:table-cell>
          <table:table-cell office:value-type="float" office:value="-0.584915280342" calcext:value-type="float">
            <text:p>-0.584915280342</text:p>
          </table:table-cell>
          <table:table-cell office:value-type="float" office:value="-0.86652982235" calcext:value-type="float">
            <text:p>-0.86652982235</text:p>
          </table:table-cell>
        </table:table-row>
        <table:table-row table:style-name="ro1">
          <table:table-cell office:value-type="float" office:value="1.59204191448316E+018" calcext:value-type="float">
            <text:p>1.59204191448316E+018</text:p>
          </table:table-cell>
          <table:table-cell table:formula="of:=([.A743]-1.59204187214801E+018)*0.000000001" office:value-type="float" office:value="42.33515008" calcext:value-type="float">
            <text:p>42.33515008</text:p>
          </table:table-cell>
          <table:table-cell office:value-type="float" office:value="0.0375000014901" calcext:value-type="float">
            <text:p>0.0375000014901</text:p>
          </table:table-cell>
          <table:table-cell office:value-type="float" office:value="-0.0359399989247" calcext:value-type="float">
            <text:p>-0.0359399989247</text:p>
          </table:table-cell>
          <table:table-cell office:value-type="float" office:value="-0.0107599999756" calcext:value-type="float">
            <text:p>-0.0107599999756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 table:formula="of:= ([.C744]-[.C743])/([.B744]-[.B743])" office:value-type="float" office:value="0.159968837040237" calcext:value-type="float">
            <text:p>0.159968837040237</text:p>
          </table:table-cell>
          <table:table-cell office:value-type="float" office:value="-0.0472699999809" calcext:value-type="float">
            <text:p>-0.0472699999809</text:p>
          </table:table-cell>
          <table:table-cell/>
          <table:table-cell office:value-type="float" office:value="7.77880191803" calcext:value-type="float">
            <text:p>7.77880191803</text:p>
          </table:table-cell>
          <table:table-cell/>
          <table:table-cell office:value-type="float" office:value="-1.25181412697" calcext:value-type="float">
            <text:p>-1.25181412697</text:p>
          </table:table-cell>
          <table:table-cell office:value-type="float" office:value="-0.584372997284" calcext:value-type="float">
            <text:p>-0.584372997284</text:p>
          </table:table-cell>
          <table:table-cell office:value-type="float" office:value="-0.866632640362" calcext:value-type="float">
            <text:p>-0.866632640362</text:p>
          </table:table-cell>
        </table:table-row>
        <table:table-row table:style-name="ro1">
          <table:table-cell office:value-type="float" office:value="1.59204191453567E+018" calcext:value-type="float">
            <text:p>1.59204191453567E+018</text:p>
          </table:table-cell>
          <table:table-cell table:formula="of:=([.A744]-1.59204187214801E+018)*0.000000001" office:value-type="float" office:value="42.387660288" calcext:value-type="float">
            <text:p>42.387660288</text:p>
          </table:table-cell>
          <table:table-cell office:value-type="float" office:value="0.0458999983966" calcext:value-type="float">
            <text:p>0.0458999983966</text:p>
          </table:table-cell>
          <table:table-cell office:value-type="float" office:value="-0.0459199994802" calcext:value-type="float">
            <text:p>-0.0459199994802</text:p>
          </table:table-cell>
          <table:table-cell office:value-type="float" office:value="0.00089999998454" calcext:value-type="float">
            <text:p>0.00089999998454</text:p>
          </table:table-cell>
          <table:table-cell office:value-type="float" office:value="-0.0000700000018696" calcext:value-type="float">
            <text:p>-7.00E-05</text:p>
          </table:table-cell>
          <table:table-cell table:formula="of:= ([.C745]-[.C744])/([.B745]-[.B744])" office:value-type="float" office:value="0.159816974414512" calcext:value-type="float">
            <text:p>0.159816974414512</text:p>
          </table:table-cell>
          <table:table-cell office:value-type="float" office:value="-0.0293600000441" calcext:value-type="float">
            <text:p>-0.0293600000441</text:p>
          </table:table-cell>
          <table:table-cell/>
          <table:table-cell office:value-type="float" office:value="7.8720831871" calcext:value-type="float">
            <text:p>7.8720831871</text:p>
          </table:table-cell>
          <table:table-cell/>
          <table:table-cell office:value-type="float" office:value="-1.25489580631" calcext:value-type="float">
            <text:p>-1.25489580631</text:p>
          </table:table-cell>
          <table:table-cell office:value-type="float" office:value="-0.581627011299" calcext:value-type="float">
            <text:p>-0.581627011299</text:p>
          </table:table-cell>
          <table:table-cell office:value-type="float" office:value="-0.866548538208" calcext:value-type="float">
            <text:p>-0.866548538208</text:p>
          </table:table-cell>
        </table:table-row>
        <table:table-row table:style-name="ro1">
          <table:table-cell office:value-type="float" office:value="1.59204191458823E+018" calcext:value-type="float">
            <text:p>1.59204191458823E+018</text:p>
          </table:table-cell>
          <table:table-cell table:formula="of:=([.A745]-1.59204187214801E+018)*0.000000001" office:value-type="float" office:value="42.440220416" calcext:value-type="float">
            <text:p>42.440220416</text:p>
          </table:table-cell>
          <table:table-cell office:value-type="float" office:value="0.0542999990284" calcext:value-type="float">
            <text:p>0.0542999990284</text:p>
          </table:table-cell>
          <table:table-cell office:value-type="float" office:value="-0.0522999987006" calcext:value-type="float">
            <text:p>-0.0522999987006</text:p>
          </table:table-cell>
          <table:table-cell office:value-type="float" office:value="0.0147700002417" calcext:value-type="float">
            <text:p>0.0147700002417</text:p>
          </table:table-cell>
          <table:table-cell office:value-type="float" office:value="-0.0000399999989895" calcext:value-type="float">
            <text:p>-4.00E-05</text:p>
          </table:table-cell>
          <table:table-cell table:formula="of:= ([.C746]-[.C745])/([.B746]-[.B745])" office:value-type="float" office:value="0.135501257234991" calcext:value-type="float">
            <text:p>0.135501257234991</text:p>
          </table:table-cell>
          <table:table-cell office:value-type="float" office:value="-0.00609999988228" calcext:value-type="float">
            <text:p>-0.00609999988228</text:p>
          </table:table-cell>
          <table:table-cell/>
          <table:table-cell office:value-type="float" office:value="7.99322938919" calcext:value-type="float">
            <text:p>7.99322938919</text:p>
          </table:table-cell>
          <table:table-cell/>
          <table:table-cell office:value-type="float" office:value="-1.25743734837" calcext:value-type="float">
            <text:p>-1.25743734837</text:p>
          </table:table-cell>
          <table:table-cell office:value-type="float" office:value="-0.578338861465" calcext:value-type="float">
            <text:p>-0.578338861465</text:p>
          </table:table-cell>
          <table:table-cell office:value-type="float" office:value="-0.866569161415" calcext:value-type="float">
            <text:p>-0.866569161415</text:p>
          </table:table-cell>
        </table:table-row>
        <table:table-row table:style-name="ro1">
          <table:table-cell office:value-type="float" office:value="1.59204191463989E+018" calcext:value-type="float">
            <text:p>1.59204191463989E+018</text:p>
          </table:table-cell>
          <table:table-cell table:formula="of:=([.A746]-1.59204187214801E+018)*0.000000001" office:value-type="float" office:value="42.491880448" calcext:value-type="float">
            <text:p>42.491880448</text:p>
          </table:table-cell>
          <table:table-cell office:value-type="float" office:value="0.0612999983132" calcext:value-type="float">
            <text:p>0.0612999983132</text:p>
          </table:table-cell>
          <table:table-cell office:value-type="float" office:value="-0.0547700002789" calcext:value-type="float">
            <text:p>-0.0547700002789</text:p>
          </table:table-cell>
          <table:table-cell office:value-type="float" office:value="0.0275699999183" calcext:value-type="float">
            <text:p>0.0275699999183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 table:formula="of:= ([.C747]-[.C746])/([.B747]-[.B746])" office:value-type="float" office:value="-0.011454755258811" calcext:value-type="float">
            <text:p>-0.011454755258811</text:p>
          </table:table-cell>
          <table:table-cell office:value-type="float" office:value="0.0104999998584" calcext:value-type="float">
            <text:p>0.0104999998584</text:p>
          </table:table-cell>
          <table:table-cell/>
          <table:table-cell office:value-type="float" office:value="8.07968711853" calcext:value-type="float">
            <text:p>8.07968711853</text:p>
          </table:table-cell>
          <table:table-cell/>
          <table:table-cell office:value-type="float" office:value="-1.25872015953" calcext:value-type="float">
            <text:p>-1.25872015953</text:p>
          </table:table-cell>
          <table:table-cell office:value-type="float" office:value="-0.575158834457" calcext:value-type="float">
            <text:p>-0.575158834457</text:p>
          </table:table-cell>
          <table:table-cell office:value-type="float" office:value="-0.866622745991" calcext:value-type="float">
            <text:p>-0.866622745991</text:p>
          </table:table-cell>
        </table:table-row>
        <table:table-row table:style-name="ro1">
          <table:table-cell office:value-type="float" office:value="1.59204191469227E+018" calcext:value-type="float">
            <text:p>1.59204191469227E+018</text:p>
          </table:table-cell>
          <table:table-cell table:formula="of:=([.A747]-1.59204187214801E+018)*0.000000001" office:value-type="float" office:value="42.544260352" calcext:value-type="float">
            <text:p>42.544260352</text:p>
          </table:table-cell>
          <table:table-cell office:value-type="float" office:value="0.0606999993324" calcext:value-type="float">
            <text:p>0.0606999993324</text:p>
          </table:table-cell>
          <table:table-cell office:value-type="float" office:value="-0.0515200011432" calcext:value-type="float">
            <text:p>-0.0515200011432</text:p>
          </table:table-cell>
          <table:table-cell office:value-type="float" office:value="0.0320199988782" calcext:value-type="float">
            <text:p>0.0320199988782</text:p>
          </table:table-cell>
          <table:table-cell office:value-type="float" office:value="-0.0000399999989895" calcext:value-type="float">
            <text:p>-4.00E-05</text:p>
          </table:table-cell>
          <table:table-cell table:formula="of:= ([.C748]-[.C747])/([.B748]-[.B747])" office:value-type="float" office:value="-0.168067495357626" calcext:value-type="float">
            <text:p>-0.168067495357626</text:p>
          </table:table-cell>
          <table:table-cell office:value-type="float" office:value="0.0146800000221" calcext:value-type="float">
            <text:p>0.0146800000221</text:p>
          </table:table-cell>
          <table:table-cell/>
          <table:table-cell office:value-type="float" office:value="8.1014585495" calcext:value-type="float">
            <text:p>8.1014585495</text:p>
          </table:table-cell>
          <table:table-cell/>
          <table:table-cell office:value-type="float" office:value="-1.25874364376" calcext:value-type="float">
            <text:p>-1.25874364376</text:p>
          </table:table-cell>
          <table:table-cell office:value-type="float" office:value="-0.574195086956" calcext:value-type="float">
            <text:p>-0.574195086956</text:p>
          </table:table-cell>
          <table:table-cell office:value-type="float" office:value="-0.866574287415" calcext:value-type="float">
            <text:p>-0.866574287415</text:p>
          </table:table-cell>
        </table:table-row>
        <table:table-row table:style-name="ro1">
          <table:table-cell office:value-type="float" office:value="1.59204191479461E+018" calcext:value-type="float">
            <text:p>1.59204191479461E+018</text:p>
          </table:table-cell>
          <table:table-cell table:formula="of:=([.A748]-1.59204187214801E+018)*0.000000001" office:value-type="float" office:value="42.646600192" calcext:value-type="float">
            <text:p>42.646600192</text:p>
          </table:table-cell>
          <table:table-cell office:value-type="float" office:value="0.0434999987483" calcext:value-type="float">
            <text:p>0.0434999987483</text:p>
          </table:table-cell>
          <table:table-cell office:value-type="float" office:value="-0.0346500016749" calcext:value-type="float">
            <text:p>-0.0346500016749</text:p>
          </table:table-cell>
          <table:table-cell office:value-type="float" office:value="0.026270000264" calcext:value-type="float">
            <text:p>0.026270000264</text:p>
          </table:table-cell>
          <table:table-cell office:value-type="float" office:value="0.000079999997979" calcext:value-type="float">
            <text:p>8.00E-05</text:p>
          </table:table-cell>
          <table:table-cell table:formula="of:= ([.C749]-[.C748])/([.B749]-[.B748])" office:value-type="float" office:value="-0.23795960958819" calcext:value-type="float">
            <text:p>-0.23795960958819</text:p>
          </table:table-cell>
          <table:table-cell office:value-type="float" office:value="-0.00329999998212" calcext:value-type="float">
            <text:p>-0.00329999998212</text:p>
          </table:table-cell>
          <table:table-cell/>
          <table:table-cell office:value-type="float" office:value="8.0078125" calcext:value-type="float">
            <text:p>8.0078125</text:p>
          </table:table-cell>
          <table:table-cell/>
          <table:table-cell office:value-type="float" office:value="-1.25479781628" calcext:value-type="float">
            <text:p>-1.25479781628</text:p>
          </table:table-cell>
          <table:table-cell office:value-type="float" office:value="-0.576113700867" calcext:value-type="float">
            <text:p>-0.576113700867</text:p>
          </table:table-cell>
          <table:table-cell office:value-type="float" office:value="-0.866512238979" calcext:value-type="float">
            <text:p>-0.866512238979</text:p>
          </table:table-cell>
        </table:table-row>
        <table:table-row table:style-name="ro1">
          <table:table-cell office:value-type="float" office:value="1.59204191484714E+018" calcext:value-type="float">
            <text:p>1.59204191484714E+018</text:p>
          </table:table-cell>
          <table:table-cell table:formula="of:=([.A749]-1.59204187214801E+018)*0.000000001" office:value-type="float" office:value="42.699130112" calcext:value-type="float">
            <text:p>42.699130112</text:p>
          </table:table-cell>
          <table:table-cell office:value-type="float" office:value="0.0309999994934" calcext:value-type="float">
            <text:p>0.0309999994934</text:p>
          </table:table-cell>
          <table:table-cell office:value-type="float" office:value="-0.0213500000536" calcext:value-type="float">
            <text:p>-0.0213500000536</text:p>
          </table:table-cell>
          <table:table-cell office:value-type="float" office:value="0.0225099995732" calcext:value-type="float">
            <text:p>0.0225099995732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750]-[.C749])/([.B750]-[.B749])" office:value-type="float" office:value="-0.238583743375581" calcext:value-type="float">
            <text:p>-0.238583743375581</text:p>
          </table:table-cell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8.02770805359" calcext:value-type="float">
            <text:p>8.02770805359</text:p>
          </table:table-cell>
          <table:table-cell/>
          <table:table-cell office:value-type="float" office:value="-1.25104784966" calcext:value-type="float">
            <text:p>-1.25104784966</text:p>
          </table:table-cell>
          <table:table-cell office:value-type="float" office:value="-0.578287661076" calcext:value-type="float">
            <text:p>-0.578287661076</text:p>
          </table:table-cell>
          <table:table-cell office:value-type="float" office:value="-0.866500616074" calcext:value-type="float">
            <text:p>-0.866500616074</text:p>
          </table:table-cell>
        </table:table-row>
        <table:table-row table:style-name="ro1">
          <table:table-cell office:value-type="float" office:value="1.59204191490079E+018" calcext:value-type="float">
            <text:p>1.59204191490079E+018</text:p>
          </table:table-cell>
          <table:table-cell table:formula="of:=([.A750]-1.59204187214801E+018)*0.000000001" office:value-type="float" office:value="42.752780032" calcext:value-type="float">
            <text:p>42.752780032</text:p>
          </table:table-cell>
          <table:table-cell office:value-type="float" office:value="0.018200000748" calcext:value-type="float">
            <text:p>0.018200000748</text:p>
          </table:table-cell>
          <table:table-cell office:value-type="float" office:value="-0.00846000015736" calcext:value-type="float">
            <text:p>-0.00846000015736</text:p>
          </table:table-cell>
          <table:table-cell office:value-type="float" office:value="0.0160900000483" calcext:value-type="float">
            <text:p>0.0160900000483</text:p>
          </table:table-cell>
          <table:table-cell table:style-name="Default" office:value-type="float" office:value="0.000319999991916" calcext:value-type="float">
            <text:p>0.000319999991916</text:p>
          </table:table-cell>
          <table:table-cell table:formula="of:= ([.C751]-[.C750])/([.B751]-[.B750])" office:value-type="float" office:value="-0.189008722572732" calcext:value-type="float">
            <text:p>-0.189008722572732</text:p>
          </table:table-cell>
          <table:table-cell office:value-type="float" office:value="-0.00659999996424" calcext:value-type="float">
            <text:p>-0.00659999996424</text:p>
          </table:table-cell>
          <table:table-cell/>
          <table:table-cell office:value-type="float" office:value="7.99062490463" calcext:value-type="float">
            <text:p>7.99062490463</text:p>
          </table:table-cell>
          <table:table-cell/>
          <table:table-cell office:value-type="float" office:value="-1.24731075764" calcext:value-type="float">
            <text:p>-1.24731075764</text:p>
          </table:table-cell>
          <table:table-cell office:value-type="float" office:value="-0.580415010452" calcext:value-type="float">
            <text:p>-0.580415010452</text:p>
          </table:table-cell>
          <table:table-cell office:value-type="float" office:value="-0.866530239582" calcext:value-type="float">
            <text:p>-0.866530239582</text:p>
          </table:table-cell>
        </table:table-row>
        <table:table-row table:style-name="ro1">
          <table:table-cell office:value-type="float" office:value="1.59204191495793E+018" calcext:value-type="float">
            <text:p>1.59204191495793E+018</text:p>
          </table:table-cell>
          <table:table-cell table:formula="of:=([.A751]-1.59204187214801E+018)*0.000000001" office:value-type="float" office:value="42.809920256" calcext:value-type="float">
            <text:p>42.809920256</text:p>
          </table:table-cell>
          <table:table-cell office:value-type="float" office:value="0.00740000000224" calcext:value-type="float">
            <text:p>0.00740000000224</text:p>
          </table:table-cell>
          <table:table-cell office:value-type="float" office:value="0.00285000004806" calcext:value-type="float">
            <text:p>0.00285000004806</text:p>
          </table:table-cell>
          <table:table-cell office:value-type="float" office:value="0.0068100001663" calcext:value-type="float">
            <text:p>0.0068100001663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 table:formula="of:= ([.C752]-[.C751])/([.B752]-[.B751])" office:value-type="float" office:value="0.143843406777358" calcext:value-type="float">
            <text:p>0.143843406777358</text:p>
          </table:table-cell>
          <table:table-cell office:value-type="float" office:value="-0.021740000695" calcext:value-type="float">
            <text:p>-0.021740000695</text:p>
          </table:table-cell>
          <table:table-cell/>
          <table:table-cell office:value-type="float" office:value="7.91177082062" calcext:value-type="float">
            <text:p>7.91177082062</text:p>
          </table:table-cell>
          <table:table-cell/>
          <table:table-cell office:value-type="float" office:value="-1.24342989922" calcext:value-type="float">
            <text:p>-1.24342989922</text:p>
          </table:table-cell>
          <table:table-cell office:value-type="float" office:value="-0.582576811314" calcext:value-type="float">
            <text:p>-0.582576811314</text:p>
          </table:table-cell>
          <table:table-cell office:value-type="float" office:value="-0.866550981998" calcext:value-type="float">
            <text:p>-0.866550981998</text:p>
          </table:table-cell>
        </table:table-row>
        <table:table-row table:style-name="ro1">
          <table:table-cell office:value-type="float" office:value="1.59204191501007E+018" calcext:value-type="float">
            <text:p>1.59204191501007E+018</text:p>
          </table:table-cell>
          <table:table-cell table:formula="of:=([.A752]-1.59204187214801E+018)*0.000000001" office:value-type="float" office:value="42.862060288" calcext:value-type="float">
            <text:p>42.862060288</text:p>
          </table:table-cell>
          <table:table-cell office:value-type="float" office:value="0.0148999998346" calcext:value-type="float">
            <text:p>0.0148999998346</text:p>
          </table:table-cell>
          <table:table-cell office:value-type="float" office:value="0.0148600004613" calcext:value-type="float">
            <text:p>0.0148600004613</text:p>
          </table:table-cell>
          <table:table-cell office:value-type="float" office:value="0.000280000007479" calcext:value-type="float">
            <text:p>0.000280000007479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53]-[.C752])/([.B753]-[.B752])" office:value-type="float" office:value="0.237754341535272" calcext:value-type="float">
            <text:p>0.237754341535272</text:p>
          </table:table-cell>
          <table:table-cell office:value-type="float" office:value="-0.0203699991107" calcext:value-type="float">
            <text:p>-0.0203699991107</text:p>
          </table:table-cell>
          <table:table-cell/>
          <table:table-cell office:value-type="float" office:value="7.91890621185" calcext:value-type="float">
            <text:p>7.91890621185</text:p>
          </table:table-cell>
          <table:table-cell/>
          <table:table-cell office:value-type="float" office:value="-1.23959124088" calcext:value-type="float">
            <text:p>-1.23959124088</text:p>
          </table:table-cell>
          <table:table-cell office:value-type="float" office:value="-0.58475112915" calcext:value-type="float">
            <text:p>-0.58475112915</text:p>
          </table:table-cell>
          <table:table-cell office:value-type="float" office:value="-0.866536021233" calcext:value-type="float">
            <text:p>-0.866536021233</text:p>
          </table:table-cell>
        </table:table-row>
        <table:table-row table:style-name="ro1">
          <table:table-cell office:value-type="float" office:value="1.59204191506601E+018" calcext:value-type="float">
            <text:p>1.59204191506601E+018</text:p>
          </table:table-cell>
          <table:table-cell table:formula="of:=([.A753]-1.59204187214801E+018)*0.000000001" office:value-type="float" office:value="42.918000384" calcext:value-type="float">
            <text:p>42.918000384</text:p>
          </table:table-cell>
          <table:table-cell office:value-type="float" office:value="0.0282000005245" calcext:value-type="float">
            <text:p>0.0282000005245</text:p>
          </table:table-cell>
          <table:table-cell office:value-type="float" office:value="0.0278500001878" calcext:value-type="float">
            <text:p>0.0278500001878</text:p>
          </table:table-cell>
          <table:table-cell office:value-type="float" office:value="-0.0044900001958" calcext:value-type="float">
            <text:p>-0.0044900001958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 table:formula="of:= ([.C754]-[.C753])/([.B754]-[.B753])" office:value-type="float" office:value="0.245080158493921" calcext:value-type="float">
            <text:p>0.245080158493921</text:p>
          </table:table-cell>
          <table:table-cell office:value-type="float" office:value="-0.0159600004554" calcext:value-type="float">
            <text:p>-0.0159600004554</text:p>
          </table:table-cell>
          <table:table-cell/>
          <table:table-cell office:value-type="float" office:value="7.94187498093" calcext:value-type="float">
            <text:p>7.94187498093</text:p>
          </table:table-cell>
          <table:table-cell/>
          <table:table-cell office:value-type="float" office:value="-1.23558104038" calcext:value-type="float">
            <text:p>-1.23558104038</text:p>
          </table:table-cell>
          <table:table-cell office:value-type="float" office:value="-0.586988687515" calcext:value-type="float">
            <text:p>-0.586988687515</text:p>
          </table:table-cell>
          <table:table-cell office:value-type="float" office:value="-0.866549015045" calcext:value-type="float">
            <text:p>-0.866549015045</text:p>
          </table:table-cell>
        </table:table-row>
        <table:table-row table:style-name="ro1">
          <table:table-cell office:value-type="float" office:value="1.59204191511783E+018" calcext:value-type="float">
            <text:p>1.59204191511783E+018</text:p>
          </table:table-cell>
          <table:table-cell table:formula="of:=([.A754]-1.59204187214801E+018)*0.000000001" office:value-type="float" office:value="42.96982016" calcext:value-type="float">
            <text:p>42.96982016</text:p>
          </table:table-cell>
          <table:table-cell office:value-type="float" office:value="0.0408999994397" calcext:value-type="float">
            <text:p>0.0408999994397</text:p>
          </table:table-cell>
          <table:table-cell office:value-type="float" office:value="0.0388499982655" calcext:value-type="float">
            <text:p>0.0388499982655</text:p>
          </table:table-cell>
          <table:table-cell office:value-type="float" office:value="-0.0126599995419" calcext:value-type="float">
            <text:p>-0.0126599995419</text:p>
          </table:table-cell>
          <table:table-cell office:value-type="float" office:value="0.0000700000018696" calcext:value-type="float">
            <text:p>7.00E-05</text:p>
          </table:table-cell>
          <table:table-cell table:formula="of:= ([.C755]-[.C754])/([.B755]-[.B754])" office:value-type="float" office:value="0.183851184981513" calcext:value-type="float">
            <text:p>0.183851184981513</text:p>
          </table:table-cell>
          <table:table-cell office:value-type="float" office:value="-0.00858999975026" calcext:value-type="float">
            <text:p>-0.00858999975026</text:p>
          </table:table-cell>
          <table:table-cell/>
          <table:table-cell office:value-type="float" office:value="7.98026037216" calcext:value-type="float">
            <text:p>7.98026037216</text:p>
          </table:table-cell>
          <table:table-cell/>
          <table:table-cell office:value-type="float" office:value="-1.23228025436" calcext:value-type="float">
            <text:p>-1.23228025436</text:p>
          </table:table-cell>
          <table:table-cell office:value-type="float" office:value="-0.588995397091" calcext:value-type="float">
            <text:p>-0.588995397091</text:p>
          </table:table-cell>
          <table:table-cell office:value-type="float" office:value="-0.866510629654" calcext:value-type="float">
            <text:p>-0.866510629654</text:p>
          </table:table-cell>
        </table:table-row>
        <table:table-row table:style-name="ro1">
          <table:table-cell office:value-type="float" office:value="1.59204191517059E+018" calcext:value-type="float">
            <text:p>1.59204191517059E+018</text:p>
          </table:table-cell>
          <table:table-cell table:formula="of:=([.A755]-1.59204187214801E+018)*0.000000001" office:value-type="float" office:value="43.022580224" calcext:value-type="float">
            <text:p>43.022580224</text:p>
          </table:table-cell>
          <table:table-cell office:value-type="float" office:value="0.0505999997258" calcext:value-type="float">
            <text:p>0.0505999997258</text:p>
          </table:table-cell>
          <table:table-cell office:value-type="float" office:value="0.0464299991727" calcext:value-type="float">
            <text:p>0.0464299991727</text:p>
          </table:table-cell>
          <table:table-cell office:value-type="float" office:value="-0.0201399996877" calcext:value-type="float">
            <text:p>-0.0201399996877</text:p>
          </table:table-cell>
          <table:table-cell office:value-type="float" office:value="0.0000999999974738" calcext:value-type="float">
            <text:p>1.00E-04</text:p>
          </table:table-cell>
          <table:table-cell table:formula="of:= ([.C756]-[.C755])/([.B756]-[.B755])" office:value-type="float" office:value="0.00390052908914213" calcext:value-type="float">
            <text:p>0.003900529089142</text:p>
          </table:table-cell>
          <table:table-cell office:value-type="float" office:value="-0.00634999992326" calcext:value-type="float">
            <text:p>-0.00634999992326</text:p>
          </table:table-cell>
          <table:table-cell/>
          <table:table-cell office:value-type="float" office:value="7.99192714691" calcext:value-type="float">
            <text:p>7.99192714691</text:p>
          </table:table-cell>
          <table:table-cell/>
          <table:table-cell office:value-type="float" office:value="-1.23040044308" calcext:value-type="float">
            <text:p>-1.23040044308</text:p>
          </table:table-cell>
          <table:table-cell office:value-type="float" office:value="-0.590066671371" calcext:value-type="float">
            <text:p>-0.590066671371</text:p>
          </table:table-cell>
          <table:table-cell office:value-type="float" office:value="-0.866509795189" calcext:value-type="float">
            <text:p>-0.866509795189</text:p>
          </table:table-cell>
        </table:table-row>
        <table:table-row table:style-name="ro1">
          <table:table-cell office:value-type="float" office:value="1.59204191527314E+018" calcext:value-type="float">
            <text:p>1.59204191527314E+018</text:p>
          </table:table-cell>
          <table:table-cell table:formula="of:=([.A756]-1.59204187214801E+018)*0.000000001" office:value-type="float" office:value="43.12513024" calcext:value-type="float">
            <text:p>43.12513024</text:p>
          </table:table-cell>
          <table:table-cell office:value-type="float" office:value="0.0509999990463" calcext:value-type="float">
            <text:p>0.0509999990463</text:p>
          </table:table-cell>
          <table:table-cell office:value-type="float" office:value="0.0452999994159" calcext:value-type="float">
            <text:p>0.0452999994159</text:p>
          </table:table-cell>
          <table:table-cell office:value-type="float" office:value="-0.0234999991953" calcext:value-type="float">
            <text:p>-0.0234999991953</text:p>
          </table:table-cell>
          <table:table-cell office:value-type="float" office:value="0.0000599999984843" calcext:value-type="float">
            <text:p>6.00E-05</text:p>
          </table:table-cell>
          <table:table-cell table:formula="of:= ([.C757]-[.C756])/([.B757]-[.B756])" office:value-type="float" office:value="0.0205453496777447" calcext:value-type="float">
            <text:p>0.020545349677745</text:p>
          </table:table-cell>
          <table:table-cell office:value-type="float" office:value="-0.0162700004876" calcext:value-type="float">
            <text:p>-0.0162700004876</text:p>
          </table:table-cell>
          <table:table-cell/>
          <table:table-cell office:value-type="float" office:value="7.94026041031" calcext:value-type="float">
            <text:p>7.94026041031</text:p>
          </table:table-cell>
          <table:table-cell/>
          <table:table-cell office:value-type="float" office:value="-1.2300350666" calcext:value-type="float">
            <text:p>-1.2300350666</text:p>
          </table:table-cell>
          <table:table-cell office:value-type="float" office:value="-0.590039253235" calcext:value-type="float">
            <text:p>-0.590039253235</text:p>
          </table:table-cell>
          <table:table-cell office:value-type="float" office:value="-0.86658602953" calcext:value-type="float">
            <text:p>-0.86658602953</text:p>
          </table:table-cell>
        </table:table-row>
        <table:table-row table:style-name="ro1">
          <table:table-cell office:value-type="float" office:value="1.59204191532668E+018" calcext:value-type="float">
            <text:p>1.59204191532668E+018</text:p>
          </table:table-cell>
          <table:table-cell table:formula="of:=([.A757]-1.59204187214801E+018)*0.000000001" office:value-type="float" office:value="43.178670336" calcext:value-type="float">
            <text:p>43.178670336</text:p>
          </table:table-cell>
          <table:table-cell office:value-type="float" office:value="0.0520999990404" calcext:value-type="float">
            <text:p>0.0520999990404</text:p>
          </table:table-cell>
          <table:table-cell office:value-type="float" office:value="0.0453700013459" calcext:value-type="float">
            <text:p>0.0453700013459</text:p>
          </table:table-cell>
          <table:table-cell office:value-type="float" office:value="-0.0255200006068" calcext:value-type="float">
            <text:p>-0.0255200006068</text:p>
          </table:table-cell>
          <table:table-cell office:value-type="float" office:value="-0.0000199999994948" calcext:value-type="float">
            <text:p>-2.00E-05</text:p>
          </table:table-cell>
          <table:table-cell table:formula="of:= ([.C758]-[.C757])/([.B758]-[.B757])" office:value-type="float" office:value="-0.0151975425721894" calcext:value-type="float">
            <text:p>-0.015197542572189</text:p>
          </table:table-cell>
          <table:table-cell office:value-type="float" office:value="-0.0135599998757" calcext:value-type="float">
            <text:p>-0.0135599998757</text:p>
          </table:table-cell>
          <table:table-cell/>
          <table:table-cell office:value-type="float" office:value="7.95437479019" calcext:value-type="float">
            <text:p>7.95437479019</text:p>
          </table:table-cell>
          <table:table-cell/>
          <table:table-cell office:value-type="float" office:value="-1.22995889187" calcext:value-type="float">
            <text:p>-1.22995889187</text:p>
          </table:table-cell>
          <table:table-cell office:value-type="float" office:value="-0.59038823843" calcext:value-type="float">
            <text:p>-0.59038823843</text:p>
          </table:table-cell>
          <table:table-cell office:value-type="float" office:value="-0.866588413715" calcext:value-type="float">
            <text:p>-0.866588413715</text:p>
          </table:table-cell>
        </table:table-row>
        <table:table-row table:style-name="ro1">
          <table:table-cell office:value-type="float" office:value="1.59204191537932E+018" calcext:value-type="float">
            <text:p>1.59204191537932E+018</text:p>
          </table:table-cell>
          <table:table-cell table:formula="of:=([.A758]-1.59204187214801E+018)*0.000000001" office:value-type="float" office:value="43.231310336" calcext:value-type="float">
            <text:p>43.231310336</text:p>
          </table:table-cell>
          <table:table-cell office:value-type="float" office:value="0.0513000003994" calcext:value-type="float">
            <text:p>0.0513000003994</text:p>
          </table:table-cell>
          <table:table-cell office:value-type="float" office:value="0.0419900007546" calcext:value-type="float">
            <text:p>0.0419900007546</text:p>
          </table:table-cell>
          <table:table-cell office:value-type="float" office:value="-0.0294400006533" calcext:value-type="float">
            <text:p>-0.0294400006533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 table:formula="of:= ([.C759]-[.C758])/([.B759]-[.B758])" office:value-type="float" office:value="-0.142747953148602" calcext:value-type="float">
            <text:p>-0.142747953148602</text:p>
          </table:table-cell>
          <table:table-cell office:value-type="float" office:value="0.0133400000632" calcext:value-type="float">
            <text:p>0.0133400000632</text:p>
          </table:table-cell>
          <table:table-cell/>
          <table:table-cell office:value-type="float" office:value="8.09447956085" calcext:value-type="float">
            <text:p>8.09447956085</text:p>
          </table:table-cell>
          <table:table-cell/>
          <table:table-cell office:value-type="float" office:value="-1.23024845123" calcext:value-type="float">
            <text:p>-1.23024845123</text:p>
          </table:table-cell>
          <table:table-cell office:value-type="float" office:value="-0.593328952789" calcext:value-type="float">
            <text:p>-0.593328952789</text:p>
          </table:table-cell>
          <table:table-cell office:value-type="float" office:value="-0.866369068623" calcext:value-type="float">
            <text:p>-0.866369068623</text:p>
          </table:table-cell>
        </table:table-row>
        <table:table-row table:style-name="ro1">
          <table:table-cell office:value-type="float" office:value="1.59204191543186E+018" calcext:value-type="float">
            <text:p>1.59204191543186E+018</text:p>
          </table:table-cell>
          <table:table-cell table:formula="of:=([.A759]-1.59204187214801E+018)*0.000000001" office:value-type="float" office:value="43.283850496" calcext:value-type="float">
            <text:p>43.283850496</text:p>
          </table:table-cell>
          <table:table-cell office:value-type="float" office:value="0.0438000001013" calcext:value-type="float">
            <text:p>0.0438000001013</text:p>
          </table:table-cell>
          <table:table-cell office:value-type="float" office:value="0.0317000001669" calcext:value-type="float">
            <text:p>0.0317000001669</text:p>
          </table:table-cell>
          <table:table-cell office:value-type="float" office:value="-0.0302399992943" calcext:value-type="float">
            <text:p>-0.0302399992943</text:p>
          </table:table-cell>
          <table:table-cell office:value-type="float" office:value="0.00000999999974738" calcext:value-type="float">
            <text:p>1.00E-05</text:p>
          </table:table-cell>
          <table:table-cell table:formula="of:= ([.C760]-[.C759])/([.B760]-[.B759])" office:value-type="float" office:value="-0.205440933300235" calcext:value-type="float">
            <text:p>-0.205440933300235</text:p>
          </table:table-cell>
          <table:table-cell office:value-type="float" office:value="0.0218899995089" calcext:value-type="float">
            <text:p>0.0218899995089</text:p>
          </table:table-cell>
          <table:table-cell/>
          <table:table-cell office:value-type="float" office:value="8.13901042938" calcext:value-type="float">
            <text:p>8.13901042938</text:p>
          </table:table-cell>
          <table:table-cell/>
          <table:table-cell office:value-type="float" office:value="-1.23251485825" calcext:value-type="float">
            <text:p>-1.23251485825</text:p>
          </table:table-cell>
          <table:table-cell office:value-type="float" office:value="-0.595970273018" calcext:value-type="float">
            <text:p>-0.595970273018</text:p>
          </table:table-cell>
          <table:table-cell office:value-type="float" office:value="-0.866493165493" calcext:value-type="float">
            <text:p>-0.866493165493</text:p>
          </table:table-cell>
        </table:table-row>
        <table:table-row table:style-name="ro1">
          <table:table-cell office:value-type="float" office:value="1.59204191548443E+018" calcext:value-type="float">
            <text:p>1.59204191548443E+018</text:p>
          </table:table-cell>
          <table:table-cell table:formula="of:=([.A760]-1.59204187214801E+018)*0.000000001" office:value-type="float" office:value="43.336420352" calcext:value-type="float">
            <text:p>43.336420352</text:p>
          </table:table-cell>
          <table:table-cell office:value-type="float" office:value="0.0329999998212" calcext:value-type="float">
            <text:p>0.0329999998212</text:p>
          </table:table-cell>
          <table:table-cell office:value-type="float" office:value="0.0185199994594" calcext:value-type="float">
            <text:p>0.0185199994594</text:p>
          </table:table-cell>
          <table:table-cell office:value-type="float" office:value="-0.0272899996489" calcext:value-type="float">
            <text:p>-0.0272899996489</text:p>
          </table:table-cell>
          <table:table-cell office:value-type="float" office:value="0.00000999999974738" calcext:value-type="float">
            <text:p>1.00E-05</text:p>
          </table:table-cell>
          <table:table-cell table:formula="of:= ([.C761]-[.C760])/([.B761]-[.B760])" office:value-type="float" office:value="-0.164112228581815" calcext:value-type="float">
            <text:p>-0.164112228581815</text:p>
          </table:table-cell>
          <table:table-cell office:value-type="float" office:value="0.0253599993885" calcext:value-type="float">
            <text:p>0.0253599993885</text:p>
          </table:table-cell>
          <table:table-cell/>
          <table:table-cell office:value-type="float" office:value="8.15708351135" calcext:value-type="float">
            <text:p>8.15708351135</text:p>
          </table:table-cell>
          <table:table-cell/>
          <table:table-cell office:value-type="float" office:value="-1.23650383949" calcext:value-type="float">
            <text:p>-1.23650383949</text:p>
          </table:table-cell>
          <table:table-cell office:value-type="float" office:value="-0.596343636513" calcext:value-type="float">
            <text:p>-0.596343636513</text:p>
          </table:table-cell>
          <table:table-cell office:value-type="float" office:value="-0.866524338722" calcext:value-type="float">
            <text:p>-0.866524338722</text:p>
          </table:table-cell>
        </table:table-row>
        <table:table-row table:style-name="ro1">
          <table:table-cell office:value-type="float" office:value="1.59204191553988E+018" calcext:value-type="float">
            <text:p>1.59204191553988E+018</text:p>
          </table:table-cell>
          <table:table-cell table:formula="of:=([.A761]-1.59204187214801E+018)*0.000000001" office:value-type="float" office:value="43.391870208" calcext:value-type="float">
            <text:p>43.391870208</text:p>
          </table:table-cell>
          <table:table-cell office:value-type="float" office:value="0.0239000003785" calcext:value-type="float">
            <text:p>0.0239000003785</text:p>
          </table:table-cell>
          <table:table-cell office:value-type="float" office:value="0.00396999996156" calcext:value-type="float">
            <text:p>0.00396999996156</text:p>
          </table:table-cell>
          <table:table-cell office:value-type="float" office:value="-0.0236099995673" calcext:value-type="float">
            <text:p>-0.0236099995673</text:p>
          </table:table-cell>
          <table:table-cell table:style-name="Default" office:value-type="float" office:value="0" calcext:value-type="float">
            <text:p>0</text:p>
          </table:table-cell>
          <table:table-cell table:formula="of:= ([.C762]-[.C761])/([.B762]-[.B761])" office:value-type="float" office:value="-0.0343838302915625" calcext:value-type="float">
            <text:p>-0.034383830291563</text:p>
          </table:table-cell>
          <table:table-cell office:value-type="float" office:value="0.0283499993384" calcext:value-type="float">
            <text:p>0.0283499993384</text:p>
          </table:table-cell>
          <table:table-cell/>
          <table:table-cell office:value-type="float" office:value="8.17265605927" calcext:value-type="float">
            <text:p>8.17265605927</text:p>
          </table:table-cell>
          <table:table-cell/>
          <table:table-cell office:value-type="float" office:value="-1.24112164974" calcext:value-type="float">
            <text:p>-1.24112164974</text:p>
          </table:table-cell>
          <table:table-cell office:value-type="float" office:value="-0.596319437027" calcext:value-type="float">
            <text:p>-0.596319437027</text:p>
          </table:table-cell>
          <table:table-cell office:value-type="float" office:value="-0.866549432278" calcext:value-type="float">
            <text:p>-0.866549432278</text:p>
          </table:table-cell>
        </table:table-row>
        <table:table-row table:style-name="ro1">
          <table:table-cell office:value-type="float" office:value="1.59204191559223E+018" calcext:value-type="float">
            <text:p>1.59204191559223E+018</text:p>
          </table:table-cell>
          <table:table-cell table:formula="of:=([.A762]-1.59204187214801E+018)*0.000000001" office:value-type="float" office:value="43.444220416" calcext:value-type="float">
            <text:p>43.444220416</text:p>
          </table:table-cell>
          <table:table-cell office:value-type="float" office:value="0.0220999997109" calcext:value-type="float">
            <text:p>0.0220999997109</text:p>
          </table:table-cell>
          <table:table-cell office:value-type="float" office:value="-0.00953000038862" calcext:value-type="float">
            <text:p>-0.00953000038862</text:p>
          </table:table-cell>
          <table:table-cell office:value-type="float" office:value="-0.0199200008065" calcext:value-type="float">
            <text:p>-0.0199200008065</text:p>
          </table:table-cell>
          <table:table-cell office:value-type="float" office:value="-0.0000199999994948" calcext:value-type="float">
            <text:p>-2.00E-05</text:p>
          </table:table-cell>
          <table:table-cell table:formula="of:= ([.C763]-[.C762])/([.B763]-[.B762])" office:value-type="float" office:value="0.118072868238384" calcext:value-type="float">
            <text:p>0.118072868238384</text:p>
          </table:table-cell>
          <table:table-cell office:value-type="float" office:value="0.012369999662" calcext:value-type="float">
            <text:p>0.012369999662</text:p>
          </table:table-cell>
          <table:table-cell/>
          <table:table-cell office:value-type="float" office:value="8.08942699432" calcext:value-type="float">
            <text:p>8.08942699432</text:p>
          </table:table-cell>
          <table:table-cell/>
          <table:table-cell office:value-type="float" office:value="-1.24513685703" calcext:value-type="float">
            <text:p>-1.24513685703</text:p>
          </table:table-cell>
          <table:table-cell office:value-type="float" office:value="-0.596349418163" calcext:value-type="float">
            <text:p>-0.596349418163</text:p>
          </table:table-cell>
          <table:table-cell office:value-type="float" office:value="-0.866549313068" calcext:value-type="float">
            <text:p>-0.866549313068</text:p>
          </table:table-cell>
        </table:table-row>
        <table:table-row table:style-name="ro1">
          <table:table-cell office:value-type="float" office:value="1.59204191564474E+018" calcext:value-type="float">
            <text:p>1.59204191564474E+018</text:p>
          </table:table-cell>
          <table:table-cell table:formula="of:=([.A763]-1.59204187214801E+018)*0.000000001" office:value-type="float" office:value="43.496730368" calcext:value-type="float">
            <text:p>43.496730368</text:p>
          </table:table-cell>
          <table:table-cell office:value-type="float" office:value="0.0283000003546" calcext:value-type="float">
            <text:p>0.0283000003546</text:p>
          </table:table-cell>
          <table:table-cell office:value-type="float" office:value="-0.0239899996668" calcext:value-type="float">
            <text:p>-0.0239899996668</text:p>
          </table:table-cell>
          <table:table-cell office:value-type="float" office:value="-0.0150499995798" calcext:value-type="float">
            <text:p>-0.0150499995798</text:p>
          </table:table-cell>
          <table:table-cell table:style-name="Default" office:value-type="float" office:value="0" calcext:value-type="float">
            <text:p>0</text:p>
          </table:table-cell>
          <table:table-cell table:formula="of:= ([.C764]-[.C763])/([.B764]-[.B763])" office:value-type="float" office:value="0.169814553773503" calcext:value-type="float">
            <text:p>0.169814553773503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8.02588558197" calcext:value-type="float">
            <text:p>8.02588558197</text:p>
          </table:table-cell>
          <table:table-cell/>
          <table:table-cell office:value-type="float" office:value="-1.2494623661" calcext:value-type="float">
            <text:p>-1.2494623661</text:p>
          </table:table-cell>
          <table:table-cell office:value-type="float" office:value="-0.595698297024" calcext:value-type="float">
            <text:p>-0.595698297024</text:p>
          </table:table-cell>
          <table:table-cell office:value-type="float" office:value="-0.866548657417" calcext:value-type="float">
            <text:p>-0.866548657417</text:p>
          </table:table-cell>
        </table:table-row>
        <table:table-row table:style-name="ro1">
          <table:table-cell office:value-type="float" office:value="1.59204191569715E+018" calcext:value-type="float">
            <text:p>1.59204191569715E+018</text:p>
          </table:table-cell>
          <table:table-cell table:formula="of:=([.A764]-1.59204187214801E+018)*0.000000001" office:value-type="float" office:value="43.54914048" calcext:value-type="float">
            <text:p>43.54914048</text:p>
          </table:table-cell>
          <table:table-cell office:value-type="float" office:value="0.0372000001371" calcext:value-type="float">
            <text:p>0.0372000001371</text:p>
          </table:table-cell>
          <table:table-cell office:value-type="float" office:value="-0.0361099988222" calcext:value-type="float">
            <text:p>-0.0361099988222</text:p>
          </table:table-cell>
          <table:table-cell office:value-type="float" office:value="-0.00892999954522" calcext:value-type="float">
            <text:p>-0.00892999954522</text:p>
          </table:table-cell>
          <table:table-cell office:value-type="float" office:value="-0.000079999997979" calcext:value-type="float">
            <text:p>-8.00E-05</text:p>
          </table:table-cell>
          <table:table-cell table:formula="of:= ([.C765]-[.C764])/([.B765]-[.B764])" office:value-type="float" office:value="0.160468987103348" calcext:value-type="float">
            <text:p>0.160468987103348</text:p>
          </table:table-cell>
          <table:table-cell office:value-type="float" office:value="-0.00639000022784" calcext:value-type="float">
            <text:p>-0.00639000022784</text:p>
          </table:table-cell>
          <table:table-cell/>
          <table:table-cell office:value-type="float" office:value="7.99171876907" calcext:value-type="float">
            <text:p>7.99171876907</text:p>
          </table:table-cell>
          <table:table-cell/>
          <table:table-cell office:value-type="float" office:value="-1.25319886208" calcext:value-type="float">
            <text:p>-1.25319886208</text:p>
          </table:table-cell>
          <table:table-cell office:value-type="float" office:value="-0.594167053699" calcext:value-type="float">
            <text:p>-0.594167053699</text:p>
          </table:table-cell>
          <table:table-cell office:value-type="float" office:value="-0.866556167603" calcext:value-type="float">
            <text:p>-0.866556167603</text:p>
          </table:table-cell>
        </table:table-row>
        <table:table-row table:style-name="ro1">
          <table:table-cell office:value-type="float" office:value="1.59204191575012E+018" calcext:value-type="float">
            <text:p>1.59204191575012E+018</text:p>
          </table:table-cell>
          <table:table-cell table:formula="of:=([.A765]-1.59204187214801E+018)*0.000000001" office:value-type="float" office:value="43.602110208" calcext:value-type="float">
            <text:p>43.602110208</text:p>
          </table:table-cell>
          <table:table-cell office:value-type="float" office:value="0.0456999987364" calcext:value-type="float">
            <text:p>0.0456999987364</text:p>
          </table:table-cell>
          <table:table-cell office:value-type="float" office:value="-0.0456399992108" calcext:value-type="float">
            <text:p>-0.0456399992108</text:p>
          </table:table-cell>
          <table:table-cell office:value-type="float" office:value="-0.00282000005245" calcext:value-type="float">
            <text:p>-0.00282000005245</text:p>
          </table:table-cell>
          <table:table-cell office:value-type="float" office:value="-0.0000999999974738" calcext:value-type="float">
            <text:p>-1.00E-04</text:p>
          </table:table-cell>
          <table:table-cell table:formula="of:= ([.C766]-[.C765])/([.B766]-[.B765])" office:value-type="float" office:value="0.201355076325991" calcext:value-type="float">
            <text:p>0.201355076325991</text:p>
          </table:table-cell>
          <table:table-cell office:value-type="float" office:value="-0.00846000015736" calcext:value-type="float">
            <text:p>-0.00846000015736</text:p>
          </table:table-cell>
          <table:table-cell/>
          <table:table-cell office:value-type="float" office:value="7.98093748093" calcext:value-type="float">
            <text:p>7.98093748093</text:p>
          </table:table-cell>
          <table:table-cell/>
          <table:table-cell office:value-type="float" office:value="-1.25684952736" calcext:value-type="float">
            <text:p>-1.25684952736</text:p>
          </table:table-cell>
          <table:table-cell office:value-type="float" office:value="-0.591702699661" calcext:value-type="float">
            <text:p>-0.591702699661</text:p>
          </table:table-cell>
          <table:table-cell office:value-type="float" office:value="-0.866569340229" calcext:value-type="float">
            <text:p>-0.866569340229</text:p>
          </table:table-cell>
        </table:table-row>
        <table:table-row table:style-name="ro1">
          <table:table-cell office:value-type="float" office:value="1.59204191580326E+018" calcext:value-type="float">
            <text:p>1.59204191580326E+018</text:p>
          </table:table-cell>
          <table:table-cell table:formula="of:=([.A766]-1.59204187214801E+018)*0.000000001" office:value-type="float" office:value="43.655250176" calcext:value-type="float">
            <text:p>43.655250176</text:p>
          </table:table-cell>
          <table:table-cell office:value-type="float" office:value="0.056400001049" calcext:value-type="float">
            <text:p>0.056400001049</text:p>
          </table:table-cell>
          <table:table-cell office:value-type="float" office:value="-0.0563200004399" calcext:value-type="float">
            <text:p>-0.0563200004399</text:p>
          </table:table-cell>
          <table:table-cell office:value-type="float" office:value="0.00260000000708" calcext:value-type="float">
            <text:p>0.00260000000708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 table:formula="of:= ([.C767]-[.C766])/([.B767]-[.B766])" office:value-type="float" office:value="0.114612672755761" calcext:value-type="float">
            <text:p>0.114612672755761</text:p>
          </table:table-cell>
          <table:table-cell office:value-type="float" office:value="0.0101899998263" calcext:value-type="float">
            <text:p>0.0101899998263</text:p>
          </table:table-cell>
          <table:table-cell/>
          <table:table-cell office:value-type="float" office:value="8.07807254791" calcext:value-type="float">
            <text:p>8.07807254791</text:p>
          </table:table-cell>
          <table:table-cell/>
          <table:table-cell office:value-type="float" office:value="-1.25988948345" calcext:value-type="float">
            <text:p>-1.25988948345</text:p>
          </table:table-cell>
          <table:table-cell office:value-type="float" office:value="-0.588660955429" calcext:value-type="float">
            <text:p>-0.588660955429</text:p>
          </table:table-cell>
          <table:table-cell office:value-type="float" office:value="-0.866519272327" calcext:value-type="float">
            <text:p>-0.866519272327</text:p>
          </table:table-cell>
        </table:table-row>
        <table:table-row table:style-name="ro1">
          <table:table-cell office:value-type="float" office:value="1.59204191585561E+018" calcext:value-type="float">
            <text:p>1.59204191585561E+018</text:p>
          </table:table-cell>
          <table:table-cell table:formula="of:=([.A767]-1.59204187214801E+018)*0.000000001" office:value-type="float" office:value="43.707600384" calcext:value-type="float">
            <text:p>43.707600384</text:p>
          </table:table-cell>
          <table:table-cell office:value-type="float" office:value="0.0623999983072" calcext:value-type="float">
            <text:p>0.0623999983072</text:p>
          </table:table-cell>
          <table:table-cell office:value-type="float" office:value="-0.0616899989545" calcext:value-type="float">
            <text:p>-0.0616899989545</text:p>
          </table:table-cell>
          <table:table-cell office:value-type="float" office:value="0.00908000022173" calcext:value-type="float">
            <text:p>0.00908000022173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 table:formula="of:= ([.C768]-[.C767])/([.B768]-[.B767])" office:value-type="float" office:value="0.133663848767674" calcext:value-type="float">
            <text:p>0.133663848767674</text:p>
          </table:table-cell>
          <table:table-cell office:value-type="float" office:value="0.0194700006396" calcext:value-type="float">
            <text:p>0.0194700006396</text:p>
          </table:table-cell>
          <table:table-cell/>
          <table:table-cell office:value-type="float" office:value="8.12640666962" calcext:value-type="float">
            <text:p>8.12640666962</text:p>
          </table:table-cell>
          <table:table-cell/>
          <table:table-cell office:value-type="float" office:value="-1.2625900507" calcext:value-type="float">
            <text:p>-1.2625900507</text:p>
          </table:table-cell>
          <table:table-cell office:value-type="float" office:value="-0.585587143898" calcext:value-type="float">
            <text:p>-0.585587143898</text:p>
          </table:table-cell>
          <table:table-cell office:value-type="float" office:value="-0.866500258446" calcext:value-type="float">
            <text:p>-0.866500258446</text:p>
          </table:table-cell>
        </table:table-row>
        <table:table-row table:style-name="ro1">
          <table:table-cell office:value-type="float" office:value="1.59204191590798E+018" calcext:value-type="float">
            <text:p>1.59204191590798E+018</text:p>
          </table:table-cell>
          <table:table-cell table:formula="of:=([.A768]-1.59204187214801E+018)*0.000000001" office:value-type="float" office:value="43.75997056" calcext:value-type="float">
            <text:p>43.75997056</text:p>
          </table:table-cell>
          <table:table-cell office:value-type="float" office:value="0.069399997592" calcext:value-type="float">
            <text:p>0.069399997592</text:p>
          </table:table-cell>
          <table:table-cell office:value-type="float" office:value="-0.0662399977446" calcext:value-type="float">
            <text:p>-0.0662399977446</text:p>
          </table:table-cell>
          <table:table-cell office:value-type="float" office:value="0.0206300001591" calcext:value-type="float">
            <text:p>0.0206300001591</text:p>
          </table:table-cell>
          <table:table-cell table:style-name="Default" office:value-type="float" office:value="-0.000280000007479" calcext:value-type="float">
            <text:p>-0.000280000007479</text:p>
          </table:table-cell>
          <table:table-cell table:formula="of:= ([.C769]-[.C768])/([.B769]-[.B768])" office:value-type="float" office:value="0.0913595632882691" calcext:value-type="float">
            <text:p>0.091359563288269</text:p>
          </table:table-cell>
          <table:table-cell office:value-type="float" office:value="0.0342399999499" calcext:value-type="float">
            <text:p>0.0342399999499</text:p>
          </table:table-cell>
          <table:table-cell/>
          <table:table-cell office:value-type="float" office:value="8.203332901" calcext:value-type="float">
            <text:p>8.203332901</text:p>
          </table:table-cell>
          <table:table-cell/>
          <table:table-cell office:value-type="float" office:value="-1.26526772976" calcext:value-type="float">
            <text:p>-1.26526772976</text:p>
          </table:table-cell>
          <table:table-cell office:value-type="float" office:value="-0.582421898842" calcext:value-type="float">
            <text:p>-0.582421898842</text:p>
          </table:table-cell>
          <table:table-cell office:value-type="float" office:value="-0.866518139839" calcext:value-type="float">
            <text:p>-0.866518139839</text:p>
          </table:table-cell>
        </table:table-row>
        <table:table-row table:style-name="ro1">
          <table:table-cell office:value-type="float" office:value="1.59204191596052E+018" calcext:value-type="float">
            <text:p>1.59204191596052E+018</text:p>
          </table:table-cell>
          <table:table-cell table:formula="of:=([.A769]-1.59204187214801E+018)*0.000000001" office:value-type="float" office:value="43.812510208" calcext:value-type="float">
            <text:p>43.812510208</text:p>
          </table:table-cell>
          <table:table-cell office:value-type="float" office:value="0.0741999968886" calcext:value-type="float">
            <text:p>0.0741999968886</text:p>
          </table:table-cell>
          <table:table-cell office:value-type="float" office:value="-0.0670000016689" calcext:value-type="float">
            <text:p>-0.0670000016689</text:p>
          </table:table-cell>
          <table:table-cell office:value-type="float" office:value="0.0317699983716" calcext:value-type="float">
            <text:p>0.0317699983716</text:p>
          </table:table-cell>
          <table:table-cell office:value-type="float" office:value="-0.0000499999987369" calcext:value-type="float">
            <text:p>-5.00E-05</text:p>
          </table:table-cell>
          <table:table-cell table:formula="of:= ([.C770]-[.C769])/([.B770]-[.B769])" office:value-type="float" office:value="0.0076453893558876" calcext:value-type="float">
            <text:p>0.007645389355888</text:p>
          </table:table-cell>
          <table:table-cell office:value-type="float" office:value="0.0575000010431" calcext:value-type="float">
            <text:p>0.0575000010431</text:p>
          </table:table-cell>
          <table:table-cell/>
          <table:table-cell office:value-type="float" office:value="8.32447910309" calcext:value-type="float">
            <text:p>8.32447910309</text:p>
          </table:table-cell>
          <table:table-cell/>
          <table:table-cell office:value-type="float" office:value="-1.26793515682" calcext:value-type="float">
            <text:p>-1.26793515682</text:p>
          </table:table-cell>
          <table:table-cell office:value-type="float" office:value="-0.579174637794" calcext:value-type="float">
            <text:p>-0.579174637794</text:p>
          </table:table-cell>
          <table:table-cell office:value-type="float" office:value="-0.866518437862" calcext:value-type="float">
            <text:p>-0.866518437862</text:p>
          </table:table-cell>
        </table:table-row>
        <table:table-row table:style-name="ro1">
          <table:table-cell office:value-type="float" office:value="1.59204191601284E+018" calcext:value-type="float">
            <text:p>1.59204191601284E+018</text:p>
          </table:table-cell>
          <table:table-cell table:formula="of:=([.A770]-1.59204187214801E+018)*0.000000001" office:value-type="float" office:value="43.864830208" calcext:value-type="float">
            <text:p>43.864830208</text:p>
          </table:table-cell>
          <table:table-cell office:value-type="float" office:value="0.0746000036597" calcext:value-type="float">
            <text:p>0.0746000036597</text:p>
          </table:table-cell>
          <table:table-cell office:value-type="float" office:value="-0.0639500021935" calcext:value-type="float">
            <text:p>-0.0639500021935</text:p>
          </table:table-cell>
          <table:table-cell office:value-type="float" office:value="0.0384199991822" calcext:value-type="float">
            <text:p>0.0384199991822</text:p>
          </table:table-cell>
          <table:table-cell office:value-type="float" office:value="-0.000079999997979" calcext:value-type="float">
            <text:p>-8.00E-05</text:p>
          </table:table-cell>
          <table:table-cell table:formula="of:= ([.C771]-[.C770])/([.B771]-[.B770])" office:value-type="float" office:value="-0.0723673242112261" calcext:value-type="float">
            <text:p>-0.072367324211226</text:p>
          </table:table-cell>
          <table:table-cell office:value-type="float" office:value="0.0787300020456" calcext:value-type="float">
            <text:p>0.0787300020456</text:p>
          </table:table-cell>
          <table:table-cell/>
          <table:table-cell office:value-type="float" office:value="8.43505191803" calcext:value-type="float">
            <text:p>8.43505191803</text:p>
          </table:table-cell>
          <table:table-cell/>
          <table:table-cell office:value-type="float" office:value="-1.27029633522" calcext:value-type="float">
            <text:p>-1.27029633522</text:p>
          </table:table-cell>
          <table:table-cell office:value-type="float" office:value="-0.576044559479" calcext:value-type="float">
            <text:p>-0.576044559479</text:p>
          </table:table-cell>
          <table:table-cell office:value-type="float" office:value="-0.866567373276" calcext:value-type="float">
            <text:p>-0.866567373276</text:p>
          </table:table-cell>
        </table:table-row>
        <table:table-row table:style-name="ro1">
          <table:table-cell office:value-type="float" office:value="1.59204191606535E+018" calcext:value-type="float">
            <text:p>1.59204191606535E+018</text:p>
          </table:table-cell>
          <table:table-cell table:formula="of:=([.A771]-1.59204187214801E+018)*0.000000001" office:value-type="float" office:value="43.91734016" calcext:value-type="float">
            <text:p>43.91734016</text:p>
          </table:table-cell>
          <table:table-cell office:value-type="float" office:value="0.070799998939" calcext:value-type="float">
            <text:p>0.070799998939</text:p>
          </table:table-cell>
          <table:table-cell office:value-type="float" office:value="-0.0577000007033" calcext:value-type="float">
            <text:p>-0.0577000007033</text:p>
          </table:table-cell>
          <table:table-cell office:value-type="float" office:value="0.0410699993372" calcext:value-type="float">
            <text:p>0.0410699993372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72]-[.C771])/([.B772]-[.B771])" office:value-type="float" office:value="-0.107940964011855" calcext:value-type="float">
            <text:p>-0.107940964011855</text:p>
          </table:table-cell>
          <table:table-cell office:value-type="float" office:value="0.0892499983311" calcext:value-type="float">
            <text:p>0.0892499983311</text:p>
          </table:table-cell>
          <table:table-cell/>
          <table:table-cell office:value-type="float" office:value="8.48984336853" calcext:value-type="float">
            <text:p>8.48984336853</text:p>
          </table:table-cell>
          <table:table-cell/>
          <table:table-cell office:value-type="float" office:value="-1.27144050598" calcext:value-type="float">
            <text:p>-1.27144050598</text:p>
          </table:table-cell>
          <table:table-cell office:value-type="float" office:value="-0.57474064827" calcext:value-type="float">
            <text:p>-0.57474064827</text:p>
          </table:table-cell>
          <table:table-cell office:value-type="float" office:value="-0.8665548563" calcext:value-type="float">
            <text:p>-0.8665548563</text:p>
          </table:table-cell>
        </table:table-row>
        <table:table-row table:style-name="ro1">
          <table:table-cell office:value-type="float" office:value="1.59204191611723E+018" calcext:value-type="float">
            <text:p>1.59204191611723E+018</text:p>
          </table:table-cell>
          <table:table-cell table:formula="of:=([.A772]-1.59204187214801E+018)*0.000000001" office:value-type="float" office:value="43.969220352" calcext:value-type="float">
            <text:p>43.969220352</text:p>
          </table:table-cell>
          <table:table-cell office:value-type="float" office:value="0.0652000010014" calcext:value-type="float">
            <text:p>0.0652000010014</text:p>
          </table:table-cell>
          <table:table-cell office:value-type="float" office:value="-0.0504299998283" calcext:value-type="float">
            <text:p>-0.0504299998283</text:p>
          </table:table-cell>
          <table:table-cell office:value-type="float" office:value="0.0412800014019" calcext:value-type="float">
            <text:p>0.0412800014019</text:p>
          </table:table-cell>
          <table:table-cell office:value-type="float" office:value="0.0000700000018696" calcext:value-type="float">
            <text:p>7.00E-05</text:p>
          </table:table-cell>
          <table:table-cell table:formula="of:= ([.C773]-[.C772])/([.B773]-[.B772])" office:value-type="float" office:value="-0.13320674032264" calcext:value-type="float">
            <text:p>-0.13320674032264</text:p>
          </table:table-cell>
          <table:table-cell office:value-type="float" office:value="0.0820999965072" calcext:value-type="float">
            <text:p>0.0820999965072</text:p>
          </table:table-cell>
          <table:table-cell/>
          <table:table-cell office:value-type="float" office:value="8.45260429382" calcext:value-type="float">
            <text:p>8.45260429382</text:p>
          </table:table-cell>
          <table:table-cell/>
          <table:table-cell office:value-type="float" office:value="-1.27161049843" calcext:value-type="float">
            <text:p>-1.27161049843</text:p>
          </table:table-cell>
          <table:table-cell office:value-type="float" office:value="-0.574677228928" calcext:value-type="float">
            <text:p>-0.574677228928</text:p>
          </table:table-cell>
          <table:table-cell office:value-type="float" office:value="-0.866510033607" calcext:value-type="float">
            <text:p>-0.866510033607</text:p>
          </table:table-cell>
        </table:table-row>
        <table:table-row table:style-name="ro1">
          <table:table-cell office:value-type="float" office:value="1.59204191616978E+018" calcext:value-type="float">
            <text:p>1.59204191616978E+018</text:p>
          </table:table-cell>
          <table:table-cell table:formula="of:=([.A773]-1.59204187214801E+018)*0.000000001" office:value-type="float" office:value="44.02177024" calcext:value-type="float">
            <text:p>44.02177024</text:p>
          </table:table-cell>
          <table:table-cell office:value-type="float" office:value="0.0582000017166" calcext:value-type="float">
            <text:p>0.0582000017166</text:p>
          </table:table-cell>
          <table:table-cell office:value-type="float" office:value="-0.0421900004148" calcext:value-type="float">
            <text:p>-0.0421900004148</text:p>
          </table:table-cell>
          <table:table-cell office:value-type="float" office:value="0.0400599986315" calcext:value-type="float">
            <text:p>0.0400599986315</text:p>
          </table:table-cell>
          <table:table-cell office:value-type="float" office:value="0.0000700000018696" calcext:value-type="float">
            <text:p>7.00E-05</text:p>
          </table:table-cell>
          <table:table-cell table:formula="of:= ([.C774]-[.C773])/([.B774]-[.B773])" office:value-type="float" office:value="-0.1132150450424" calcext:value-type="float">
            <text:p>-0.1132150450424</text:p>
          </table:table-cell>
          <table:table-cell office:value-type="float" office:value="0.0569499991834" calcext:value-type="float">
            <text:p>0.0569499991834</text:p>
          </table:table-cell>
          <table:table-cell/>
          <table:table-cell office:value-type="float" office:value="8.32161426544" calcext:value-type="float">
            <text:p>8.32161426544</text:p>
          </table:table-cell>
          <table:table-cell/>
          <table:table-cell office:value-type="float" office:value="-1.27161288261" calcext:value-type="float">
            <text:p>-1.27161288261</text:p>
          </table:table-cell>
          <table:table-cell office:value-type="float" office:value="-0.574667870998" calcext:value-type="float">
            <text:p>-0.574667870998</text:p>
          </table:table-cell>
          <table:table-cell office:value-type="float" office:value="-0.866510808468" calcext:value-type="float">
            <text:p>-0.866510808468</text:p>
          </table:table-cell>
        </table:table-row>
        <table:table-row table:style-name="ro1">
          <table:table-cell office:value-type="float" office:value="1.59204191627224E+018" calcext:value-type="float">
            <text:p>1.59204191627224E+018</text:p>
          </table:table-cell>
          <table:table-cell table:formula="of:=([.A774]-1.59204187214801E+018)*0.000000001" office:value-type="float" office:value="44.124230144" calcext:value-type="float">
            <text:p>44.124230144</text:p>
          </table:table-cell>
          <table:table-cell office:value-type="float" office:value="0.0465999990702" calcext:value-type="float">
            <text:p>0.0465999990702</text:p>
          </table:table-cell>
          <table:table-cell office:value-type="float" office:value="-0.0319899991155" calcext:value-type="float">
            <text:p>-0.0319899991155</text:p>
          </table:table-cell>
          <table:table-cell office:value-type="float" office:value="0.033900000155" calcext:value-type="float">
            <text:p>0.033900000155</text:p>
          </table:table-cell>
          <table:table-cell office:value-type="float" office:value="0.0000599999984843" calcext:value-type="float">
            <text:p>6.00E-05</text:p>
          </table:table-cell>
          <table:table-cell table:formula="of:= ([.C775]-[.C774])/([.B775]-[.B774])" office:value-type="float" office:value="-0.141086593577558" calcext:value-type="float">
            <text:p>-0.141086593577558</text:p>
          </table:table-cell>
          <table:table-cell office:value-type="float" office:value="0.0163499992341" calcext:value-type="float">
            <text:p>0.0163499992341</text:p>
          </table:table-cell>
          <table:table-cell/>
          <table:table-cell office:value-type="float" office:value="8.11015605927" calcext:value-type="float">
            <text:p>8.11015605927</text:p>
          </table:table-cell>
          <table:table-cell/>
          <table:table-cell office:value-type="float" office:value="-1.27159786224" calcext:value-type="float">
            <text:p>-1.27159786224</text:p>
          </table:table-cell>
          <table:table-cell office:value-type="float" office:value="-0.574674427509" calcext:value-type="float">
            <text:p>-0.574674427509</text:p>
          </table:table-cell>
          <table:table-cell office:value-type="float" office:value="-0.866519033909" calcext:value-type="float">
            <text:p>-0.866519033909</text:p>
          </table:table-cell>
        </table:table-row>
        <table:table-row table:style-name="ro1">
          <table:table-cell office:value-type="float" office:value="1.59204191632469E+018" calcext:value-type="float">
            <text:p>1.59204191632469E+018</text:p>
          </table:table-cell>
          <table:table-cell table:formula="of:=([.A775]-1.59204187214801E+018)*0.000000001" office:value-type="float" office:value="44.176680192" calcext:value-type="float">
            <text:p>44.176680192</text:p>
          </table:table-cell>
          <table:table-cell office:value-type="float" office:value="0.0392000004649" calcext:value-type="float">
            <text:p>0.0392000004649</text:p>
          </table:table-cell>
          <table:table-cell office:value-type="float" office:value="-0.0256900005043" calcext:value-type="float">
            <text:p>-0.0256900005043</text:p>
          </table:table-cell>
          <table:table-cell office:value-type="float" office:value="0.0296599995345" calcext:value-type="float">
            <text:p>0.0296599995345</text:p>
          </table:table-cell>
          <table:table-cell office:value-type="float" office:value="0.0000999999974738" calcext:value-type="float">
            <text:p>1.00E-04</text:p>
          </table:table-cell>
          <table:table-cell table:formula="of:= ([.C776]-[.C775])/([.B776]-[.B775])" office:value-type="float" office:value="-0.141113454880617" calcext:value-type="float">
            <text:p>-0.141113454880617</text:p>
          </table:table-cell>
          <table:table-cell office:value-type="float" office:value="-0.0113099999726" calcext:value-type="float">
            <text:p>-0.0113099999726</text:p>
          </table:table-cell>
          <table:table-cell/>
          <table:table-cell office:value-type="float" office:value="7.96609354019" calcext:value-type="float">
            <text:p>7.96609354019</text:p>
          </table:table-cell>
          <table:table-cell/>
          <table:table-cell office:value-type="float" office:value="-1.27160775661" calcext:value-type="float">
            <text:p>-1.27160775661</text:p>
          </table:table-cell>
          <table:table-cell office:value-type="float" office:value="-0.574661433697" calcext:value-type="float">
            <text:p>-0.574661433697</text:p>
          </table:table-cell>
          <table:table-cell office:value-type="float" office:value="-0.866510629654" calcext:value-type="float">
            <text:p>-0.866510629654</text:p>
          </table:table-cell>
        </table:table-row>
        <table:table-row table:style-name="ro1">
          <table:table-cell office:value-type="float" office:value="1.59204191637713E+018" calcext:value-type="float">
            <text:p>1.59204191637713E+018</text:p>
          </table:table-cell>
          <table:table-cell table:formula="of:=([.A776]-1.59204187214801E+018)*0.000000001" office:value-type="float" office:value="44.229120256" calcext:value-type="float">
            <text:p>44.229120256</text:p>
          </table:table-cell>
          <table:table-cell office:value-type="float" office:value="0.0318000018597" calcext:value-type="float">
            <text:p>0.0318000018597</text:p>
          </table:table-cell>
          <table:table-cell office:value-type="float" office:value="-0.0204099994153" calcext:value-type="float">
            <text:p>-0.0204099994153</text:p>
          </table:table-cell>
          <table:table-cell office:value-type="float" office:value="0.0243800003082" calcext:value-type="float">
            <text:p>0.0243800003082</text:p>
          </table:table-cell>
          <table:table-cell office:value-type="float" office:value="0.00000999999974738" calcext:value-type="float">
            <text:p>1.00E-05</text:p>
          </table:table-cell>
          <table:table-cell table:formula="of:= ([.C777]-[.C776])/([.B777]-[.B776])" office:value-type="float" office:value="-0.132078586594605" calcext:value-type="float">
            <text:p>-0.132078586594605</text:p>
          </table:table-cell>
          <table:table-cell office:value-type="float" office:value="-0.0428700000048" calcext:value-type="float">
            <text:p>-0.0428700000048</text:p>
          </table:table-cell>
          <table:table-cell/>
          <table:table-cell office:value-type="float" office:value="7.80171871185" calcext:value-type="float">
            <text:p>7.80171871185</text:p>
          </table:table-cell>
          <table:table-cell/>
          <table:table-cell office:value-type="float" office:value="-1.27160179615" calcext:value-type="float">
            <text:p>-1.27160179615</text:p>
          </table:table-cell>
          <table:table-cell office:value-type="float" office:value="-0.574671387672" calcext:value-type="float">
            <text:p>-0.574671387672</text:p>
          </table:table-cell>
          <table:table-cell office:value-type="float" office:value="-0.866512417793" calcext:value-type="float">
            <text:p>-0.866512417793</text:p>
          </table:table-cell>
        </table:table-row>
        <table:table-row table:style-name="ro1">
          <table:table-cell office:value-type="float" office:value="1.5920419164324E+018" calcext:value-type="float">
            <text:p>1.5920419164324E+018</text:p>
          </table:table-cell>
          <table:table-cell table:formula="of:=([.A777]-1.59204187214801E+018)*0.000000001" office:value-type="float" office:value="44.2843904" calcext:value-type="float">
            <text:p>44.2843904</text:p>
          </table:table-cell>
          <table:table-cell office:value-type="float" office:value="0.0244999993593" calcext:value-type="float">
            <text:p>0.0244999993593</text:p>
          </table:table-cell>
          <table:table-cell office:value-type="float" office:value="-0.0156299993396" calcext:value-type="float">
            <text:p>-0.0156299993396</text:p>
          </table:table-cell>
          <table:table-cell office:value-type="float" office:value="0.0189200006425" calcext:value-type="float">
            <text:p>0.018920000642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78]-[.C777])/([.B778]-[.B777])" office:value-type="float" office:value="-0.136644059864484" calcext:value-type="float">
            <text:p>-0.136644059864484</text:p>
          </table:table-cell>
          <table:table-cell office:value-type="float" office:value="-0.0657100006938" calcext:value-type="float">
            <text:p>-0.0657100006938</text:p>
          </table:table-cell>
          <table:table-cell/>
          <table:table-cell office:value-type="float" office:value="7.68276023865" calcext:value-type="float">
            <text:p>7.68276023865</text:p>
          </table:table-cell>
          <table:table-cell/>
          <table:table-cell office:value-type="float" office:value="-1.27160453796" calcext:value-type="float">
            <text:p>-1.27160453796</text:p>
          </table:table-cell>
          <table:table-cell office:value-type="float" office:value="-0.574675619602" calcext:value-type="float">
            <text:p>-0.574675619602</text:p>
          </table:table-cell>
          <table:table-cell office:value-type="float" office:value="-0.866506874561" calcext:value-type="float">
            <text:p>-0.866506874561</text:p>
          </table:table-cell>
        </table:table-row>
        <table:table-row table:style-name="ro1">
          <table:table-cell office:value-type="float" office:value="1.59204191648436E+018" calcext:value-type="float">
            <text:p>1.59204191648436E+018</text:p>
          </table:table-cell>
          <table:table-cell table:formula="of:=([.A778]-1.59204187214801E+018)*0.000000001" office:value-type="float" office:value="44.336350208" calcext:value-type="float">
            <text:p>44.336350208</text:p>
          </table:table-cell>
          <table:table-cell office:value-type="float" office:value="0.0174000002444" calcext:value-type="float">
            <text:p>0.0174000002444</text:p>
          </table:table-cell>
          <table:table-cell office:value-type="float" office:value="-0.0109999999404" calcext:value-type="float">
            <text:p>-0.0109999999404</text:p>
          </table:table-cell>
          <table:table-cell office:value-type="float" office:value="0.0134399998933" calcext:value-type="float">
            <text:p>0.0134399998933</text:p>
          </table:table-cell>
          <table:table-cell office:value-type="float" office:value="0.0000299999992421" calcext:value-type="float">
            <text:p>3.00E-05</text:p>
          </table:table-cell>
          <table:table-cell table:formula="of:= ([.C779]-[.C778])/([.B779]-[.B778])" office:value-type="float" office:value="-0.140276204934064" calcext:value-type="float">
            <text:p>-0.140276204934064</text:p>
          </table:table-cell>
          <table:table-cell office:value-type="float" office:value="-0.0902199968696" calcext:value-type="float">
            <text:p>-0.0902199968696</text:p>
          </table:table-cell>
          <table:table-cell/>
          <table:table-cell office:value-type="float" office:value="7.55510425568" calcext:value-type="float">
            <text:p>7.55510425568</text:p>
          </table:table-cell>
          <table:table-cell/>
          <table:table-cell office:value-type="float" office:value="-1.27160823345" calcext:value-type="float">
            <text:p>-1.27160823345</text:p>
          </table:table-cell>
          <table:table-cell office:value-type="float" office:value="-0.57467508316" calcext:value-type="float">
            <text:p>-0.57467508316</text:p>
          </table:table-cell>
          <table:table-cell office:value-type="float" office:value="-0.86650365591" calcext:value-type="float">
            <text:p>-0.86650365591</text:p>
          </table:table-cell>
        </table:table-row>
        <table:table-row table:style-name="ro1">
          <table:table-cell office:value-type="float" office:value="1.5920419165364E+018" calcext:value-type="float">
            <text:p>1.5920419165364E+018</text:p>
          </table:table-cell>
          <table:table-cell table:formula="of:=([.A779]-1.59204187214801E+018)*0.000000001" office:value-type="float" office:value="44.3883904" calcext:value-type="float">
            <text:p>44.3883904</text:p>
          </table:table-cell>
          <table:table-cell office:value-type="float" office:value="0.0100999996066" calcext:value-type="float">
            <text:p>0.0100999996066</text:p>
          </table:table-cell>
          <table:table-cell office:value-type="float" office:value="-0.00634999992326" calcext:value-type="float">
            <text:p>-0.00634999992326</text:p>
          </table:table-cell>
          <table:table-cell office:value-type="float" office:value="0.00781999994069" calcext:value-type="float">
            <text:p>0.00781999994069</text:p>
          </table:table-cell>
          <table:table-cell office:value-type="float" office:value="0.00000999999974738" calcext:value-type="float">
            <text:p>1.00E-05</text:p>
          </table:table-cell>
          <table:table-cell table:formula="of:= ([.C780]-[.C779])/([.B780]-[.B779])" office:value-type="float" office:value="-0.129426059810679" calcext:value-type="float">
            <text:p>-0.129426059810679</text:p>
          </table:table-cell>
          <table:table-cell office:value-type="float" office:value="-0.111309997737" calcext:value-type="float">
            <text:p>-0.111309997737</text:p>
          </table:table-cell>
          <table:table-cell/>
          <table:table-cell office:value-type="float" office:value="7.44526052475" calcext:value-type="float">
            <text:p>7.44526052475</text:p>
          </table:table-cell>
          <table:table-cell/>
          <table:table-cell office:value-type="float" office:value="-1.27159059048" calcext:value-type="float">
            <text:p>-1.27159059048</text:p>
          </table:table-cell>
          <table:table-cell office:value-type="float" office:value="-0.574671089649" calcext:value-type="float">
            <text:p>-0.574671089649</text:p>
          </table:table-cell>
          <table:table-cell office:value-type="float" office:value="-0.866512477398" calcext:value-type="float">
            <text:p>-0.866512477398</text:p>
          </table:table-cell>
        </table:table-row>
        <table:table-row table:style-name="ro1">
          <table:table-cell office:value-type="float" office:value="1.59204191658894E+018" calcext:value-type="float">
            <text:p>1.59204191658894E+018</text:p>
          </table:table-cell>
          <table:table-cell table:formula="of:=([.A780]-1.59204187214801E+018)*0.000000001" office:value-type="float" office:value="44.440930048" calcext:value-type="float">
            <text:p>44.440930048</text:p>
          </table:table-cell>
          <table:table-cell office:value-type="float" office:value="0.00329999998212" calcext:value-type="float">
            <text:p>0.00329999998212</text:p>
          </table:table-cell>
          <table:table-cell office:value-type="float" office:value="-0.00222999998368" calcext:value-type="float">
            <text:p>-0.00222999998368</text:p>
          </table:table-cell>
          <table:table-cell office:value-type="float" office:value="0.00236000004224" calcext:value-type="float">
            <text:p>0.00236000004224</text:p>
          </table:table-cell>
          <table:table-cell office:value-type="float" office:value="0.0000900000013644" calcext:value-type="float">
            <text:p>9.00E-05</text:p>
          </table:table-cell>
          <table:table-cell table:formula="of:= ([.C781]-[.C780])/([.B781]-[.B780])" office:value-type="float" office:value="-0.0573063619512457" calcext:value-type="float">
            <text:p>-0.057306361951246</text:p>
          </table:table-cell>
          <table:table-cell office:value-type="float" office:value="-0.123759999871" calcext:value-type="float">
            <text:p>-0.123759999871</text:p>
          </table:table-cell>
          <table:table-cell/>
          <table:table-cell office:value-type="float" office:value="7.40000009537" calcext:value-type="float">
            <text:p>7.40000009537</text:p>
          </table:table-cell>
          <table:table-cell/>
          <table:table-cell office:value-type="float" office:value="-1.27158212662" calcext:value-type="float">
            <text:p>-1.27158212662</text:p>
          </table:table-cell>
          <table:table-cell office:value-type="float" office:value="-0.574684083462" calcext:value-type="float">
            <text:p>-0.574684083462</text:p>
          </table:table-cell>
          <table:table-cell office:value-type="float" office:value="-0.866516947746" calcext:value-type="float">
            <text:p>-0.866516947746</text:p>
          </table:table-cell>
        </table:table-row>
        <table:table-row table:style-name="ro1">
          <table:table-cell office:value-type="float" office:value="1.59204191664129E+018" calcext:value-type="float">
            <text:p>1.59204191664129E+018</text:p>
          </table:table-cell>
          <table:table-cell table:formula="of:=([.A781]-1.59204187214801E+018)*0.000000001" office:value-type="float" office:value="44.493280256" calcext:value-type="float">
            <text:p>44.493280256</text:p>
          </table:table-cell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0700000018696" calcext:value-type="float">
            <text:p>7.00E-05</text:p>
          </table:table-cell>
          <table:table-cell table:formula="of:= ([.C782]-[.C781])/([.B782]-[.B781])" office:value-type="float" office:value="-0.00372022069194038" calcext:value-type="float">
            <text:p>-0.00372022069194</text:p>
          </table:table-cell>
          <table:table-cell office:value-type="float" office:value="-0.122409999371" calcext:value-type="float">
            <text:p>-0.122409999371</text:p>
          </table:table-cell>
          <table:table-cell/>
          <table:table-cell office:value-type="float" office:value="7.40000009537" calcext:value-type="float">
            <text:p>7.40000009537</text:p>
          </table:table-cell>
          <table:table-cell/>
          <table:table-cell office:value-type="float" office:value="-1.27158033848" calcext:value-type="float">
            <text:p>-1.27158033848</text:p>
          </table:table-cell>
          <table:table-cell office:value-type="float" office:value="-0.574684917927" calcext:value-type="float">
            <text:p>-0.574684917927</text:p>
          </table:table-cell>
          <table:table-cell office:value-type="float" office:value="-0.866515934467" calcext:value-type="float">
            <text:p>-0.866515934467</text:p>
          </table:table-cell>
        </table:table-row>
        <table:table-row table:style-name="ro1">
          <table:table-cell office:value-type="float" office:value="1.59204191669505E+018" calcext:value-type="float">
            <text:p>1.59204191669505E+018</text:p>
          </table:table-cell>
          <table:table-cell table:formula="of:=([.A782]-1.59204187214801E+018)*0.000000001" office:value-type="float" office:value="44.547040512" calcext:value-type="float">
            <text:p>44.54704051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table:formula="of:= ([.C783]-[.C782])/([.B783]-[.B782])" office:value-type="float" office:value="0" calcext:value-type="float">
            <text:p>0</text:p>
          </table:table-cell>
          <table:table-cell office:value-type="float" office:value="-0.112659998238" calcext:value-type="float">
            <text:p>-0.112659998238</text:p>
          </table:table-cell>
          <table:table-cell/>
          <table:table-cell office:value-type="float" office:value="7.43822908401" calcext:value-type="float">
            <text:p>7.43822908401</text:p>
          </table:table-cell>
          <table:table-cell/>
          <table:table-cell office:value-type="float" office:value="-1.27156686783" calcext:value-type="float">
            <text:p>-1.27156686783</text:p>
          </table:table-cell>
          <table:table-cell office:value-type="float" office:value="-0.574680864811" calcext:value-type="float">
            <text:p>-0.574680864811</text:p>
          </table:table-cell>
          <table:table-cell office:value-type="float" office:value="-0.866523206234" calcext:value-type="float">
            <text:p>-0.866523206234</text:p>
          </table:table-cell>
        </table:table-row>
        <table:table-row table:style-name="ro1">
          <table:table-cell office:value-type="float" office:value="1.59204191674765E+018" calcext:value-type="float">
            <text:p>1.59204191674765E+018</text:p>
          </table:table-cell>
          <table:table-cell table:formula="of:=([.A783]-1.59204187214801E+018)*0.000000001" office:value-type="float" office:value="44.59964032" calcext:value-type="float">
            <text:p>44.5996403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84]-[.C783])/([.B784]-[.B783])" office:value-type="float" office:value="0" calcext:value-type="float">
            <text:p>0</text:p>
          </table:table-cell>
          <table:table-cell office:value-type="float" office:value="-0.10053999722" calcext:value-type="float">
            <text:p>-0.10053999722</text:p>
          </table:table-cell>
          <table:table-cell/>
          <table:table-cell office:value-type="float" office:value="7.50135421753" calcext:value-type="float">
            <text:p>7.50135421753</text:p>
          </table:table-cell>
          <table:table-cell/>
          <table:table-cell office:value-type="float" office:value="-1.27157342434" calcext:value-type="float">
            <text:p>-1.27157342434</text:p>
          </table:table-cell>
          <table:table-cell office:value-type="float" office:value="-0.574684500694" calcext:value-type="float">
            <text:p>-0.574684500694</text:p>
          </table:table-cell>
          <table:table-cell office:value-type="float" office:value="-0.866517663002" calcext:value-type="float">
            <text:p>-0.866517663002</text:p>
          </table:table-cell>
        </table:table-row>
        <table:table-row table:style-name="ro1">
          <table:table-cell office:value-type="float" office:value="1.59204191679917E+018" calcext:value-type="float">
            <text:p>1.59204191679917E+018</text:p>
          </table:table-cell>
          <table:table-cell table:formula="of:=([.A784]-1.59204187214801E+018)*0.000000001" office:value-type="float" office:value="44.65116032" calcext:value-type="float">
            <text:p>44.6511603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785]-[.C784])/([.B785]-[.B784])" office:value-type="float" office:value="0" calcext:value-type="float">
            <text:p>0</text:p>
          </table:table-cell>
          <table:table-cell office:value-type="float" office:value="-0.0882499963045" calcext:value-type="float">
            <text:p>-0.0882499963045</text:p>
          </table:table-cell>
          <table:table-cell/>
          <table:table-cell office:value-type="float" office:value="7.56536483765" calcext:value-type="float">
            <text:p>7.56536483765</text:p>
          </table:table-cell>
          <table:table-cell/>
          <table:table-cell office:value-type="float" office:value="-1.27156627178" calcext:value-type="float">
            <text:p>-1.27156627178</text:p>
          </table:table-cell>
          <table:table-cell office:value-type="float" office:value="-0.574686348438" calcext:value-type="float">
            <text:p>-0.574686348438</text:p>
          </table:table-cell>
          <table:table-cell office:value-type="float" office:value="-0.86651802063" calcext:value-type="float">
            <text:p>-0.86651802063</text:p>
          </table:table-cell>
        </table:table-row>
        <table:table-row table:style-name="ro1">
          <table:table-cell office:value-type="float" office:value="1.59204191685105E+018" calcext:value-type="float">
            <text:p>1.59204191685105E+018</text:p>
          </table:table-cell>
          <table:table-cell table:formula="of:=([.A785]-1.59204187214801E+018)*0.000000001" office:value-type="float" office:value="44.703040256" calcext:value-type="float">
            <text:p>44.70304025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86]-[.C785])/([.B786]-[.B785])" office:value-type="float" office:value="0" calcext:value-type="float">
            <text:p>0</text:p>
          </table:table-cell>
          <table:table-cell office:value-type="float" office:value="-0.0742800012231" calcext:value-type="float">
            <text:p>-0.0742800012231</text:p>
          </table:table-cell>
          <table:table-cell/>
          <table:table-cell office:value-type="float" office:value="7.63812494278" calcext:value-type="float">
            <text:p>7.63812494278</text:p>
          </table:table-cell>
          <table:table-cell/>
          <table:table-cell office:value-type="float" office:value="-1.2715741396" calcext:value-type="float">
            <text:p>-1.2715741396</text:p>
          </table:table-cell>
          <table:table-cell office:value-type="float" office:value="-0.574682116508" calcext:value-type="float">
            <text:p>-0.574682116508</text:p>
          </table:table-cell>
          <table:table-cell office:value-type="float" office:value="-0.866512954235" calcext:value-type="float">
            <text:p>-0.866512954235</text:p>
          </table:table-cell>
        </table:table-row>
        <table:table-row table:style-name="ro1">
          <table:table-cell office:value-type="float" office:value="1.59204191695335E+018" calcext:value-type="float">
            <text:p>1.59204191695335E+018</text:p>
          </table:table-cell>
          <table:table-cell table:formula="of:=([.A786]-1.59204187214801E+018)*0.000000001" office:value-type="float" office:value="44.80534016" calcext:value-type="float">
            <text:p>44.8053401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87]-[.C786])/([.B787]-[.B786])" office:value-type="float" office:value="0" calcext:value-type="float">
            <text:p>0</text:p>
          </table:table-cell>
          <table:table-cell office:value-type="float" office:value="-0.0550099983811" calcext:value-type="float">
            <text:p>-0.0550099983811</text:p>
          </table:table-cell>
          <table:table-cell/>
          <table:table-cell office:value-type="float" office:value="7.73848962784" calcext:value-type="float">
            <text:p>7.73848962784</text:p>
          </table:table-cell>
          <table:table-cell/>
          <table:table-cell office:value-type="float" office:value="-1.2715691328" calcext:value-type="float">
            <text:p>-1.2715691328</text:p>
          </table:table-cell>
          <table:table-cell office:value-type="float" office:value="-0.574673652649" calcext:value-type="float">
            <text:p>-0.574673652649</text:p>
          </table:table-cell>
          <table:table-cell office:value-type="float" office:value="-0.866516649723" calcext:value-type="float">
            <text:p>-0.866516649723</text:p>
          </table:table-cell>
        </table:table-row>
        <table:table-row table:style-name="ro1">
          <table:table-cell office:value-type="float" office:value="1.59204191700595E+018" calcext:value-type="float">
            <text:p>1.59204191700595E+018</text:p>
          </table:table-cell>
          <table:table-cell table:formula="of:=([.A787]-1.59204187214801E+018)*0.000000001" office:value-type="float" office:value="44.857940224" calcext:value-type="float">
            <text:p>44.85794022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88]-[.C787])/([.B788]-[.B787])" office:value-type="float" office:value="0" calcext:value-type="float">
            <text:p>0</text:p>
          </table:table-cell>
          <table:table-cell office:value-type="float" office:value="-0.042539998889" calcext:value-type="float">
            <text:p>-0.042539998889</text:p>
          </table:table-cell>
          <table:table-cell/>
          <table:table-cell office:value-type="float" office:value="7.80343770981" calcext:value-type="float">
            <text:p>7.80343770981</text:p>
          </table:table-cell>
          <table:table-cell/>
          <table:table-cell office:value-type="float" office:value="-1.27156853676" calcext:value-type="float">
            <text:p>-1.27156853676</text:p>
          </table:table-cell>
          <table:table-cell office:value-type="float" office:value="-0.574685811996" calcext:value-type="float">
            <text:p>-0.574685811996</text:p>
          </table:table-cell>
          <table:table-cell office:value-type="float" office:value="-0.866515040398" calcext:value-type="float">
            <text:p>-0.866515040398</text:p>
          </table:table-cell>
        </table:table-row>
        <table:table-row table:style-name="ro1">
          <table:table-cell office:value-type="float" office:value="1.5920419170585E+018" calcext:value-type="float">
            <text:p>1.5920419170585E+018</text:p>
          </table:table-cell>
          <table:table-cell table:formula="of:=([.A788]-1.59204187214801E+018)*0.000000001" office:value-type="float" office:value="44.910490368" calcext:value-type="float">
            <text:p>44.91049036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table:formula="of:= ([.C789]-[.C788])/([.B789]-[.B788])" office:value-type="float" office:value="0" calcext:value-type="float">
            <text:p>0</text:p>
          </table:table-cell>
          <table:table-cell office:value-type="float" office:value="-0.030130000785" calcext:value-type="float">
            <text:p>-0.030130000785</text:p>
          </table:table-cell>
          <table:table-cell/>
          <table:table-cell office:value-type="float" office:value="7.8680729866" calcext:value-type="float">
            <text:p>7.8680729866</text:p>
          </table:table-cell>
          <table:table-cell/>
          <table:table-cell office:value-type="float" office:value="-1.27156031132" calcext:value-type="float">
            <text:p>-1.27156031132</text:p>
          </table:table-cell>
          <table:table-cell office:value-type="float" office:value="-0.574678361416" calcext:value-type="float">
            <text:p>-0.574678361416</text:p>
          </table:table-cell>
          <table:table-cell office:value-type="float" office:value="-0.866520345211" calcext:value-type="float">
            <text:p>-0.866520345211</text:p>
          </table:table-cell>
        </table:table-row>
        <table:table-row table:style-name="ro1">
          <table:table-cell office:value-type="float" office:value="1.5920419171103E+018" calcext:value-type="float">
            <text:p>1.5920419171103E+018</text:p>
          </table:table-cell>
          <table:table-cell table:formula="of:=([.A789]-1.59204187214801E+018)*0.000000001" office:value-type="float" office:value="44.962290176" calcext:value-type="float">
            <text:p>44.96229017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 table:formula="of:= ([.C790]-[.C789])/([.B790]-[.B789])" office:value-type="float" office:value="0" calcext:value-type="float">
            <text:p>0</text:p>
          </table:table-cell>
          <table:table-cell office:value-type="float" office:value="-0.0174199994653" calcext:value-type="float">
            <text:p>-0.0174199994653</text:p>
          </table:table-cell>
          <table:table-cell/>
          <table:table-cell office:value-type="float" office:value="7.93427085876" calcext:value-type="float">
            <text:p>7.93427085876</text:p>
          </table:table-cell>
          <table:table-cell/>
          <table:table-cell office:value-type="float" office:value="-1.27155661583" calcext:value-type="float">
            <text:p>-1.27155661583</text:p>
          </table:table-cell>
          <table:table-cell office:value-type="float" office:value="-0.574685573578" calcext:value-type="float">
            <text:p>-0.574685573578</text:p>
          </table:table-cell>
          <table:table-cell office:value-type="float" office:value="-0.866521775723" calcext:value-type="float">
            <text:p>-0.866521775723</text:p>
          </table:table-cell>
        </table:table-row>
        <table:table-row table:style-name="ro1">
          <table:table-cell office:value-type="float" office:value="1.59204191716261E+018" calcext:value-type="float">
            <text:p>1.59204191716261E+018</text:p>
          </table:table-cell>
          <table:table-cell table:formula="of:=([.A790]-1.59204187214801E+018)*0.000000001" office:value-type="float" office:value="45.014600192" calcext:value-type="float">
            <text:p>45.01460019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91]-[.C790])/([.B791]-[.B790])" office:value-type="float" office:value="-0.00193573239509024" calcext:value-type="float">
            <text:p>-0.00193573239509</text:p>
          </table:table-cell>
          <table:table-cell office:value-type="float" office:value="-0.0055800001137" calcext:value-type="float">
            <text:p>-0.0055800001137</text:p>
          </table:table-cell>
          <table:table-cell/>
          <table:table-cell office:value-type="float" office:value="7.99593734741" calcext:value-type="float">
            <text:p>7.99593734741</text:p>
          </table:table-cell>
          <table:table-cell/>
          <table:table-cell office:value-type="float" office:value="-1.27155101299" calcext:value-type="float">
            <text:p>-1.27155101299</text:p>
          </table:table-cell>
          <table:table-cell office:value-type="float" office:value="-0.574696004391" calcext:value-type="float">
            <text:p>-0.574696004391</text:p>
          </table:table-cell>
          <table:table-cell office:value-type="float" office:value="-0.866523683071" calcext:value-type="float">
            <text:p>-0.866523683071</text:p>
          </table:table-cell>
        </table:table-row>
        <table:table-row table:style-name="ro1">
          <table:table-cell office:value-type="float" office:value="1.59204191721427E+018" calcext:value-type="float">
            <text:p>1.59204191721427E+018</text:p>
          </table:table-cell>
          <table:table-cell table:formula="of:=([.A791]-1.59204187214801E+018)*0.000000001" office:value-type="float" office:value="45.066260224" calcext:value-type="float">
            <text:p>45.0662602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92]-[.C791])/([.B792]-[.B791])" office:value-type="float" office:value="0" calcext:value-type="float">
            <text:p>0</text:p>
          </table:table-cell>
          <table:table-cell office:value-type="float" office:value="-0.000520000001416" calcext:value-type="float">
            <text:p>-0.000520000001416</text:p>
          </table:table-cell>
          <table:table-cell/>
          <table:table-cell office:value-type="float" office:value="8.02229213715" calcext:value-type="float">
            <text:p>8.02229213715</text:p>
          </table:table-cell>
          <table:table-cell/>
          <table:table-cell office:value-type="float" office:value="-1.27155482769" calcext:value-type="float">
            <text:p>-1.27155482769</text:p>
          </table:table-cell>
          <table:table-cell office:value-type="float" office:value="-0.574683070183" calcext:value-type="float">
            <text:p>-0.574683070183</text:p>
          </table:table-cell>
          <table:table-cell office:value-type="float" office:value="-0.866518676281" calcext:value-type="float">
            <text:p>-0.866518676281</text:p>
          </table:table-cell>
        </table:table-row>
        <table:table-row table:style-name="ro1">
          <table:table-cell office:value-type="float" office:value="1.59204191726692E+018" calcext:value-type="float">
            <text:p>1.59204191726692E+018</text:p>
          </table:table-cell>
          <table:table-cell table:formula="of:=([.A792]-1.59204187214801E+018)*0.000000001" office:value-type="float" office:value="45.118910208" calcext:value-type="float">
            <text:p>45.11891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793]-[.C792])/([.B793]-[.B792])" office:value-type="float" office:value="0" calcext:value-type="float">
            <text:p>0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02411460876" calcext:value-type="float">
            <text:p>8.02411460876</text:p>
          </table:table-cell>
          <table:table-cell/>
          <table:table-cell office:value-type="float" office:value="-1.27155280113" calcext:value-type="float">
            <text:p>-1.27155280113</text:p>
          </table:table-cell>
          <table:table-cell office:value-type="float" office:value="-0.574689805508" calcext:value-type="float">
            <text:p>-0.574689805508</text:p>
          </table:table-cell>
          <table:table-cell office:value-type="float" office:value="-0.866521120071" calcext:value-type="float">
            <text:p>-0.866521120071</text:p>
          </table:table-cell>
        </table:table-row>
        <table:table-row table:style-name="ro1">
          <table:table-cell office:value-type="float" office:value="1.5920419173194E+018" calcext:value-type="float">
            <text:p>1.5920419173194E+018</text:p>
          </table:table-cell>
          <table:table-cell table:formula="of:=([.A793]-1.59204187214801E+018)*0.000000001" office:value-type="float" office:value="45.171390208" calcext:value-type="float">
            <text:p>45.17139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94]-[.C793])/([.B794]-[.B793])" office:value-type="float" office:value="0" calcext:value-type="float">
            <text:p>0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02411460876" calcext:value-type="float">
            <text:p>8.02411460876</text:p>
          </table:table-cell>
          <table:table-cell/>
          <table:table-cell office:value-type="float" office:value="-1.27155601978" calcext:value-type="float">
            <text:p>-1.27155601978</text:p>
          </table:table-cell>
          <table:table-cell office:value-type="float" office:value="-0.574685692787" calcext:value-type="float">
            <text:p>-0.574685692787</text:p>
          </table:table-cell>
          <table:table-cell office:value-type="float" office:value="-0.866517901421" calcext:value-type="float">
            <text:p>-0.866517901421</text:p>
          </table:table-cell>
        </table:table-row>
        <table:table-row table:style-name="ro1">
          <table:table-cell office:value-type="float" office:value="1.59204191737099E+018" calcext:value-type="float">
            <text:p>1.59204191737099E+018</text:p>
          </table:table-cell>
          <table:table-cell table:formula="of:=([.A794]-1.59204187214801E+018)*0.000000001" office:value-type="float" office:value="45.222980096" calcext:value-type="float">
            <text:p>45.22298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95]-[.C794])/([.B795]-[.B794])" office:value-type="float" office:value="0.00189428835437322" calcext:value-type="float">
            <text:p>0.001894288354373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8.02411460876" calcext:value-type="float">
            <text:p>8.02411460876</text:p>
          </table:table-cell>
          <table:table-cell/>
          <table:table-cell office:value-type="float" office:value="-1.27154934406" calcext:value-type="float">
            <text:p>-1.27154934406</text:p>
          </table:table-cell>
          <table:table-cell office:value-type="float" office:value="-0.574687838554" calcext:value-type="float">
            <text:p>-0.574687838554</text:p>
          </table:table-cell>
          <table:table-cell office:value-type="float" office:value="-0.866524457932" calcext:value-type="float">
            <text:p>-0.866524457932</text:p>
          </table:table-cell>
        </table:table-row>
        <table:table-row table:style-name="ro1">
          <table:table-cell office:value-type="float" office:value="1.59204191742378E+018" calcext:value-type="float">
            <text:p>1.59204191742378E+018</text:p>
          </table:table-cell>
          <table:table-cell table:formula="of:=([.A795]-1.59204187214801E+018)*0.000000001" office:value-type="float" office:value="45.275770368" calcext:value-type="float">
            <text:p>45.27577036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formula="of:= ([.C796]-[.C795])/([.B796]-[.B795])" office:value-type="float" office:value="-0.00187055849853488" calcext:value-type="float">
            <text:p>-0.001870558498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3933048" calcext:value-type="float">
            <text:p>-1.27153933048</text:p>
          </table:table-cell>
          <table:table-cell office:value-type="float" office:value="-0.574682891369" calcext:value-type="float">
            <text:p>-0.574682891369</text:p>
          </table:table-cell>
          <table:table-cell office:value-type="float" office:value="-0.866530954838" calcext:value-type="float">
            <text:p>-0.866530954838</text:p>
          </table:table-cell>
        </table:table-row>
        <table:table-row table:style-name="ro1">
          <table:table-cell office:value-type="float" office:value="1.59204191747724E+018" calcext:value-type="float">
            <text:p>1.59204191747724E+018</text:p>
          </table:table-cell>
          <table:table-cell table:formula="of:=([.A796]-1.59204187214801E+018)*0.000000001" office:value-type="float" office:value="45.329230336" calcext:value-type="float">
            <text:p>45.32923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797]-[.C796])/([.B797]-[.B796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5137062" calcext:value-type="float">
            <text:p>-1.27155137062</text:p>
          </table:table-cell>
          <table:table-cell office:value-type="float" office:value="-0.574687540531" calcext:value-type="float">
            <text:p>-0.574687540531</text:p>
          </table:table-cell>
          <table:table-cell office:value-type="float" office:value="-0.866520524025" calcext:value-type="float">
            <text:p>-0.866520524025</text:p>
          </table:table-cell>
        </table:table-row>
        <table:table-row table:style-name="ro1">
          <table:table-cell office:value-type="float" office:value="1.59204191752961E+018" calcext:value-type="float">
            <text:p>1.59204191752961E+018</text:p>
          </table:table-cell>
          <table:table-cell table:formula="of:=([.A797]-1.59204187214801E+018)*0.000000001" office:value-type="float" office:value="45.381600256" calcext:value-type="float">
            <text:p>45.38160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formula="of:= ([.C798]-[.C797])/([.B798]-[.B797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4695988" calcext:value-type="float">
            <text:p>-1.27154695988</text:p>
          </table:table-cell>
          <table:table-cell office:value-type="float" office:value="-0.574686944485" calcext:value-type="float">
            <text:p>-0.574686944485</text:p>
          </table:table-cell>
          <table:table-cell office:value-type="float" office:value="-0.866524457932" calcext:value-type="float">
            <text:p>-0.866524457932</text:p>
          </table:table-cell>
        </table:table-row>
        <table:table-row table:style-name="ro1">
          <table:table-cell office:value-type="float" office:value="1.59204191758248E+018" calcext:value-type="float">
            <text:p>1.59204191758248E+018</text:p>
          </table:table-cell>
          <table:table-cell table:formula="of:=([.A798]-1.59204187214801E+018)*0.000000001" office:value-type="float" office:value="45.4344704" calcext:value-type="float">
            <text:p>45.43447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799]-[.C798])/([.B799]-[.B798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4910564" calcext:value-type="float">
            <text:p>-1.27154910564</text:p>
          </table:table-cell>
          <table:table-cell office:value-type="float" office:value="-0.574690043926" calcext:value-type="float">
            <text:p>-0.574690043926</text:p>
          </table:table-cell>
          <table:table-cell office:value-type="float" office:value="-0.866522610188" calcext:value-type="float">
            <text:p>-0.866522610188</text:p>
          </table:table-cell>
        </table:table-row>
        <table:table-row table:style-name="ro1">
          <table:table-cell office:value-type="float" office:value="1.59204191763662E+018" calcext:value-type="float">
            <text:p>1.59204191763662E+018</text:p>
          </table:table-cell>
          <table:table-cell table:formula="of:=([.A799]-1.59204187214801E+018)*0.000000001" office:value-type="float" office:value="45.488610304" calcext:value-type="float">
            <text:p>45.48861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00]-[.C799])/([.B800]-[.B799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5315876" calcext:value-type="float">
            <text:p>-1.27155315876</text:p>
          </table:table-cell>
          <table:table-cell office:value-type="float" office:value="-0.574695050716" calcext:value-type="float">
            <text:p>-0.574695050716</text:p>
          </table:table-cell>
          <table:table-cell office:value-type="float" office:value="-0.866519033909" calcext:value-type="float">
            <text:p>-0.866519033909</text:p>
          </table:table-cell>
        </table:table-row>
        <table:table-row table:style-name="ro1">
          <table:table-cell office:value-type="float" office:value="1.59204191768907E+018" calcext:value-type="float">
            <text:p>1.59204191768907E+018</text:p>
          </table:table-cell>
          <table:table-cell table:formula="of:=([.A800]-1.59204187214801E+018)*0.000000001" office:value-type="float" office:value="45.541060352" calcext:value-type="float">
            <text:p>45.5410603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01]-[.C800])/([.B801]-[.B800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5041695" calcext:value-type="float">
            <text:p>-1.27155041695</text:p>
          </table:table-cell>
          <table:table-cell office:value-type="float" office:value="-0.574689269066" calcext:value-type="float">
            <text:p>-0.574689269066</text:p>
          </table:table-cell>
          <table:table-cell office:value-type="float" office:value="-0.86652046442" calcext:value-type="float">
            <text:p>-0.86652046442</text:p>
          </table:table-cell>
        </table:table-row>
        <table:table-row table:style-name="ro1">
          <table:table-cell office:value-type="float" office:value="1.59204191774159E+018" calcext:value-type="float">
            <text:p>1.59204191774159E+018</text:p>
          </table:table-cell>
          <table:table-cell table:formula="of:=([.A801]-1.59204187214801E+018)*0.000000001" office:value-type="float" office:value="45.593580032" calcext:value-type="float">
            <text:p>45.5935800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02]-[.C801])/([.B802]-[.B8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6019211" calcext:value-type="float">
            <text:p>-1.27156019211</text:p>
          </table:table-cell>
          <table:table-cell office:value-type="float" office:value="-0.574685931206" calcext:value-type="float">
            <text:p>-0.574685931206</text:p>
          </table:table-cell>
          <table:table-cell office:value-type="float" office:value="-0.866516292095" calcext:value-type="float">
            <text:p>-0.866516292095</text:p>
          </table:table-cell>
        </table:table-row>
        <table:table-row table:style-name="ro1">
          <table:table-cell office:value-type="float" office:value="1.59204191779434E+018" calcext:value-type="float">
            <text:p>1.59204191779434E+018</text:p>
          </table:table-cell>
          <table:table-cell table:formula="of:=([.A802]-1.59204187214801E+018)*0.000000001" office:value-type="float" office:value="45.646330368" calcext:value-type="float">
            <text:p>45.64633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03]-[.C802])/([.B803]-[.B80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160904" calcext:value-type="float">
            <text:p>-1.27155160904</text:p>
          </table:table-cell>
          <table:table-cell office:value-type="float" office:value="-0.574684739113" calcext:value-type="float">
            <text:p>-0.574684739113</text:p>
          </table:table-cell>
          <table:table-cell office:value-type="float" office:value="-0.866521179676" calcext:value-type="float">
            <text:p>-0.866521179676</text:p>
          </table:table-cell>
        </table:table-row>
        <table:table-row table:style-name="ro1">
          <table:table-cell office:value-type="float" office:value="1.59204191785148E+018" calcext:value-type="float">
            <text:p>1.59204191785148E+018</text:p>
          </table:table-cell>
          <table:table-cell table:formula="of:=([.A803]-1.59204187214801E+018)*0.000000001" office:value-type="float" office:value="45.703470336" calcext:value-type="float">
            <text:p>45.70347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04]-[.C803])/([.B804]-[.B8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672146" calcext:value-type="float">
            <text:p>-1.27154672146</text:p>
          </table:table-cell>
          <table:table-cell office:value-type="float" office:value="-0.574685454369" calcext:value-type="float">
            <text:p>-0.574685454369</text:p>
          </table:table-cell>
          <table:table-cell office:value-type="float" office:value="-0.866525173187" calcext:value-type="float">
            <text:p>-0.866525173187</text:p>
          </table:table-cell>
        </table:table-row>
        <table:table-row table:style-name="ro1">
          <table:table-cell office:value-type="float" office:value="1.59204191790401E+018" calcext:value-type="float">
            <text:p>1.59204191790401E+018</text:p>
          </table:table-cell>
          <table:table-cell table:formula="of:=([.A804]-1.59204187214801E+018)*0.000000001" office:value-type="float" office:value="45.756000256" calcext:value-type="float">
            <text:p>45.75600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05]-[.C804])/([.B805]-[.B80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588699" calcext:value-type="float">
            <text:p>-1.27154588699</text:p>
          </table:table-cell>
          <table:table-cell office:value-type="float" office:value="-0.574688374996" calcext:value-type="float">
            <text:p>-0.574688374996</text:p>
          </table:table-cell>
          <table:table-cell office:value-type="float" office:value="-0.866524755955" calcext:value-type="float">
            <text:p>-0.866524755955</text:p>
          </table:table-cell>
        </table:table-row>
        <table:table-row table:style-name="ro1">
          <table:table-cell office:value-type="float" office:value="1.5920419179564E+018" calcext:value-type="float">
            <text:p>1.5920419179564E+018</text:p>
          </table:table-cell>
          <table:table-cell table:formula="of:=([.A805]-1.59204187214801E+018)*0.000000001" office:value-type="float" office:value="45.8083904" calcext:value-type="float">
            <text:p>45.8083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formula="of:= ([.C806]-[.C805])/([.B806]-[.B805])" office:value-type="float" office:value="0" calcext:value-type="float">
            <text:p>0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8.02401065826" calcext:value-type="float">
            <text:p>8.02401065826</text:p>
          </table:table-cell>
          <table:table-cell/>
          <table:table-cell office:value-type="float" office:value="-1.27155053616" calcext:value-type="float">
            <text:p>-1.27155053616</text:p>
          </table:table-cell>
          <table:table-cell office:value-type="float" office:value="-0.574679911137" calcext:value-type="float">
            <text:p>-0.574679911137</text:p>
          </table:table-cell>
          <table:table-cell office:value-type="float" office:value="-0.86652046442" calcext:value-type="float">
            <text:p>-0.86652046442</text:p>
          </table:table-cell>
        </table:table-row>
        <table:table-row table:style-name="ro1">
          <table:table-cell office:value-type="float" office:value="1.59204191800985E+018" calcext:value-type="float">
            <text:p>1.59204191800985E+018</text:p>
          </table:table-cell>
          <table:table-cell table:formula="of:=([.A806]-1.59204187214801E+018)*0.000000001" office:value-type="float" office:value="45.861840128" calcext:value-type="float">
            <text:p>45.8618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07]-[.C806])/([.B807]-[.B8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612541" calcext:value-type="float">
            <text:p>-1.27154612541</text:p>
          </table:table-cell>
          <table:table-cell office:value-type="float" office:value="-0.574689030647" calcext:value-type="float">
            <text:p>-0.574689030647</text:p>
          </table:table-cell>
          <table:table-cell office:value-type="float" office:value="-0.866524100304" calcext:value-type="float">
            <text:p>-0.866524100304</text:p>
          </table:table-cell>
        </table:table-row>
        <table:table-row table:style-name="ro1">
          <table:table-cell office:value-type="float" office:value="1.59204191806195E+018" calcext:value-type="float">
            <text:p>1.59204191806195E+018</text:p>
          </table:table-cell>
          <table:table-cell table:formula="of:=([.A807]-1.59204187214801E+018)*0.000000001" office:value-type="float" office:value="45.913940224" calcext:value-type="float">
            <text:p>45.91394022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08]-[.C807])/([.B808]-[.B8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029774" calcext:value-type="float">
            <text:p>-1.27155029774</text:p>
          </table:table-cell>
          <table:table-cell office:value-type="float" office:value="-0.574691414833" calcext:value-type="float">
            <text:p>-0.574691414833</text:p>
          </table:table-cell>
          <table:table-cell office:value-type="float" office:value="-0.866518974304" calcext:value-type="float">
            <text:p>-0.866518974304</text:p>
          </table:table-cell>
        </table:table-row>
        <table:table-row table:style-name="ro1">
          <table:table-cell office:value-type="float" office:value="1.59204191811454E+018" calcext:value-type="float">
            <text:p>1.59204191811454E+018</text:p>
          </table:table-cell>
          <table:table-cell table:formula="of:=([.A808]-1.59204187214801E+018)*0.000000001" office:value-type="float" office:value="45.966530304" calcext:value-type="float">
            <text:p>45.96653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09]-[.C808])/([.B809]-[.B80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409885" calcext:value-type="float">
            <text:p>-1.27154409885</text:p>
          </table:table-cell>
          <table:table-cell office:value-type="float" office:value="-0.574688911438" calcext:value-type="float">
            <text:p>-0.574688911438</text:p>
          </table:table-cell>
          <table:table-cell office:value-type="float" office:value="-0.866525769234" calcext:value-type="float">
            <text:p>-0.866525769234</text:p>
          </table:table-cell>
        </table:table-row>
        <table:table-row table:style-name="ro1">
          <table:table-cell office:value-type="float" office:value="1.59204191816754E+018" calcext:value-type="float">
            <text:p>1.59204191816754E+018</text:p>
          </table:table-cell>
          <table:table-cell table:formula="of:=([.A809]-1.59204187214801E+018)*0.000000001" office:value-type="float" office:value="46.01953024" calcext:value-type="float">
            <text:p>46.01953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10]-[.C809])/([.B810]-[.B80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017853" calcext:value-type="float">
            <text:p>-1.27155017853</text:p>
          </table:table-cell>
          <table:table-cell office:value-type="float" office:value="-0.574678659439" calcext:value-type="float">
            <text:p>-0.574678659439</text:p>
          </table:table-cell>
          <table:table-cell office:value-type="float" office:value="-0.866522908211" calcext:value-type="float">
            <text:p>-0.866522908211</text:p>
          </table:table-cell>
        </table:table-row>
        <table:table-row table:style-name="ro1">
          <table:table-cell office:value-type="float" office:value="1.59204191822007E+018" calcext:value-type="float">
            <text:p>1.59204191822007E+018</text:p>
          </table:table-cell>
          <table:table-cell table:formula="of:=([.A810]-1.59204187214801E+018)*0.000000001" office:value-type="float" office:value="46.072060416" calcext:value-type="float">
            <text:p>46.0720604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formula="of:= ([.C811]-[.C810])/([.B811]-[.B8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3265476" calcext:value-type="float">
            <text:p>-1.27153265476</text:p>
          </table:table-cell>
          <table:table-cell office:value-type="float" office:value="-0.574687242508" calcext:value-type="float">
            <text:p>-0.574687242508</text:p>
          </table:table-cell>
          <table:table-cell office:value-type="float" office:value="-0.866533696651" calcext:value-type="float">
            <text:p>-0.866533696651</text:p>
          </table:table-cell>
        </table:table-row>
        <table:table-row table:style-name="ro1">
          <table:table-cell office:value-type="float" office:value="1.59204191827241E+018" calcext:value-type="float">
            <text:p>1.59204191827241E+018</text:p>
          </table:table-cell>
          <table:table-cell table:formula="of:=([.A811]-1.59204187214801E+018)*0.000000001" office:value-type="float" office:value="46.124400384" calcext:value-type="float">
            <text:p>46.1244003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12]-[.C811])/([.B812]-[.B8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065536" calcext:value-type="float">
            <text:p>-1.27155065536</text:p>
          </table:table-cell>
          <table:table-cell office:value-type="float" office:value="-0.574684202671" calcext:value-type="float">
            <text:p>-0.574684202671</text:p>
          </table:table-cell>
          <table:table-cell office:value-type="float" office:value="-0.866524159908" calcext:value-type="float">
            <text:p>-0.866524159908</text:p>
          </table:table-cell>
        </table:table-row>
        <table:table-row table:style-name="ro1">
          <table:table-cell office:value-type="float" office:value="1.59204191832485E+018" calcext:value-type="float">
            <text:p>1.59204191832485E+018</text:p>
          </table:table-cell>
          <table:table-cell table:formula="of:=([.A812]-1.59204187214801E+018)*0.000000001" office:value-type="float" office:value="46.176840192" calcext:value-type="float">
            <text:p>46.1768401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13]-[.C812])/([.B813]-[.B8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554295" calcext:value-type="float">
            <text:p>-1.27155554295</text:p>
          </table:table-cell>
          <table:table-cell office:value-type="float" office:value="-0.574688971043" calcext:value-type="float">
            <text:p>-0.574688971043</text:p>
          </table:table-cell>
          <table:table-cell office:value-type="float" office:value="-0.866518259048" calcext:value-type="float">
            <text:p>-0.866518259048</text:p>
          </table:table-cell>
        </table:table-row>
        <table:table-row table:style-name="ro1">
          <table:table-cell office:value-type="float" office:value="1.5920419183772E+018" calcext:value-type="float">
            <text:p>1.5920419183772E+018</text:p>
          </table:table-cell>
          <table:table-cell table:formula="of:=([.A813]-1.59204187214801E+018)*0.000000001" office:value-type="float" office:value="46.2291904" calcext:value-type="float">
            <text:p>46.2291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814]-[.C813])/([.B814]-[.B8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530453" calcext:value-type="float">
            <text:p>-1.27155530453</text:p>
          </table:table-cell>
          <table:table-cell office:value-type="float" office:value="-0.574683845043" calcext:value-type="float">
            <text:p>-0.574683845043</text:p>
          </table:table-cell>
          <table:table-cell office:value-type="float" office:value="-0.866517901421" calcext:value-type="float">
            <text:p>-0.866517901421</text:p>
          </table:table-cell>
        </table:table-row>
        <table:table-row table:style-name="ro1">
          <table:table-cell office:value-type="float" office:value="1.59204191847886E+018" calcext:value-type="float">
            <text:p>1.59204191847886E+018</text:p>
          </table:table-cell>
          <table:table-cell table:formula="of:=([.A814]-1.59204187214801E+018)*0.000000001" office:value-type="float" office:value="46.330850304" calcext:value-type="float">
            <text:p>46.330850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815]-[.C814])/([.B815]-[.B8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709267" calcext:value-type="float">
            <text:p>-1.27155709267</text:p>
          </table:table-cell>
          <table:table-cell office:value-type="float" office:value="-0.574686825275" calcext:value-type="float">
            <text:p>-0.574686825275</text:p>
          </table:table-cell>
          <table:table-cell office:value-type="float" office:value="-0.866518855095" calcext:value-type="float">
            <text:p>-0.866518855095</text:p>
          </table:table-cell>
        </table:table-row>
        <table:table-row table:style-name="ro1">
          <table:table-cell office:value-type="float" office:value="1.59204191853384E+018" calcext:value-type="float">
            <text:p>1.59204191853384E+018</text:p>
          </table:table-cell>
          <table:table-cell table:formula="of:=([.A815]-1.59204187214801E+018)*0.000000001" office:value-type="float" office:value="46.3858304" calcext:value-type="float">
            <text:p>46.38583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16]-[.C815])/([.B816]-[.B8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672146" calcext:value-type="float">
            <text:p>-1.27154672146</text:p>
          </table:table-cell>
          <table:table-cell office:value-type="float" office:value="-0.574689686298" calcext:value-type="float">
            <text:p>-0.574689686298</text:p>
          </table:table-cell>
          <table:table-cell office:value-type="float" office:value="-0.866524875164" calcext:value-type="float">
            <text:p>-0.866524875164</text:p>
          </table:table-cell>
        </table:table-row>
        <table:table-row table:style-name="ro1">
          <table:table-cell office:value-type="float" office:value="1.59204191858602E+018" calcext:value-type="float">
            <text:p>1.59204191858602E+018</text:p>
          </table:table-cell>
          <table:table-cell table:formula="of:=([.A816]-1.59204187214801E+018)*0.000000001" office:value-type="float" office:value="46.438010112" calcext:value-type="float">
            <text:p>46.4380101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17]-[.C816])/([.B817]-[.B8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302597" calcext:value-type="float">
            <text:p>-1.27154302597</text:p>
          </table:table-cell>
          <table:table-cell office:value-type="float" office:value="-0.57468098402" calcext:value-type="float">
            <text:p>-0.57468098402</text:p>
          </table:table-cell>
          <table:table-cell office:value-type="float" office:value="-0.866529583931" calcext:value-type="float">
            <text:p>-0.866529583931</text:p>
          </table:table-cell>
        </table:table-row>
        <table:table-row table:style-name="ro1">
          <table:table-cell office:value-type="float" office:value="1.59204191864095E+018" calcext:value-type="float">
            <text:p>1.59204191864095E+018</text:p>
          </table:table-cell>
          <table:table-cell table:formula="of:=([.A817]-1.59204187214801E+018)*0.000000001" office:value-type="float" office:value="46.492940288" calcext:value-type="float">
            <text:p>46.492940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18]-[.C817])/([.B818]-[.B8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743671" calcext:value-type="float">
            <text:p>-1.27154743671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25769234" calcext:value-type="float">
            <text:p>-0.866525769234</text:p>
          </table:table-cell>
        </table:table-row>
        <table:table-row table:style-name="ro1">
          <table:table-cell office:value-type="float" office:value="1.59204191869408E+018" calcext:value-type="float">
            <text:p>1.59204191869408E+018</text:p>
          </table:table-cell>
          <table:table-cell table:formula="of:=([.A818]-1.59204187214801E+018)*0.000000001" office:value-type="float" office:value="46.546070272" calcext:value-type="float">
            <text:p>46.54607027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19]-[.C818])/([.B819]-[.B8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815197" calcext:value-type="float">
            <text:p>-1.27154815197</text:p>
          </table:table-cell>
          <table:table-cell office:value-type="float" office:value="-0.57468944788" calcext:value-type="float">
            <text:p>-0.57468944788</text:p>
          </table:table-cell>
          <table:table-cell office:value-type="float" office:value="-0.866524100304" calcext:value-type="float">
            <text:p>-0.866524100304</text:p>
          </table:table-cell>
        </table:table-row>
        <table:table-row table:style-name="ro1">
          <table:table-cell office:value-type="float" office:value="1.59204191874668E+018" calcext:value-type="float">
            <text:p>1.59204191874668E+018</text:p>
          </table:table-cell>
          <table:table-cell table:formula="of:=([.A819]-1.59204187214801E+018)*0.000000001" office:value-type="float" office:value="46.598670336" calcext:value-type="float">
            <text:p>46.5986703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formula="of:= ([.C820]-[.C819])/([.B820]-[.B8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803276" calcext:value-type="float">
            <text:p>-1.27154803276</text:p>
          </table:table-cell>
          <table:table-cell office:value-type="float" office:value="-0.574678659439" calcext:value-type="float">
            <text:p>-0.574678659439</text:p>
          </table:table-cell>
          <table:table-cell office:value-type="float" office:value="-0.866522908211" calcext:value-type="float">
            <text:p>-0.866522908211</text:p>
          </table:table-cell>
        </table:table-row>
        <table:table-row table:style-name="ro1">
          <table:table-cell office:value-type="float" office:value="1.59204191884907E+018" calcext:value-type="float">
            <text:p>1.59204191884907E+018</text:p>
          </table:table-cell>
          <table:table-cell table:formula="of:=([.A820]-1.59204187214801E+018)*0.000000001" office:value-type="float" office:value="46.701060352" calcext:value-type="float">
            <text:p>46.701060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formula="of:= ([.C821]-[.C820])/([.B821]-[.B8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327797" calcext:value-type="float">
            <text:p>-1.27155327797</text:p>
          </table:table-cell>
          <table:table-cell office:value-type="float" office:value="-0.574692666531" calcext:value-type="float">
            <text:p>-0.574692666531</text:p>
          </table:table-cell>
          <table:table-cell office:value-type="float" office:value="-0.866523206234" calcext:value-type="float">
            <text:p>-0.866523206234</text:p>
          </table:table-cell>
        </table:table-row>
        <table:table-row table:style-name="ro1">
          <table:table-cell office:value-type="float" office:value="1.59204191890177E+018" calcext:value-type="float">
            <text:p>1.59204191890177E+018</text:p>
          </table:table-cell>
          <table:table-cell table:formula="of:=([.A821]-1.59204187214801E+018)*0.000000001" office:value-type="float" office:value="46.753760256" calcext:value-type="float">
            <text:p>46.75376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22]-[.C821])/([.B822]-[.B8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590057" calcext:value-type="float">
            <text:p>-1.27155590057</text:p>
          </table:table-cell>
          <table:table-cell office:value-type="float" office:value="-0.574679195881" calcext:value-type="float">
            <text:p>-0.574679195881</text:p>
          </table:table-cell>
          <table:table-cell office:value-type="float" office:value="-0.866517841816" calcext:value-type="float">
            <text:p>-0.866517841816</text:p>
          </table:table-cell>
        </table:table-row>
        <table:table-row table:style-name="ro1">
          <table:table-cell office:value-type="float" office:value="1.59204191895439E+018" calcext:value-type="float">
            <text:p>1.59204191895439E+018</text:p>
          </table:table-cell>
          <table:table-cell table:formula="of:=([.A822]-1.59204187214801E+018)*0.000000001" office:value-type="float" office:value="46.806380288" calcext:value-type="float">
            <text:p>46.80638028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table:formula="of:= ([.C823]-[.C822])/([.B823]-[.B8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195309" calcext:value-type="float">
            <text:p>-1.27154195309</text:p>
          </table:table-cell>
          <table:table-cell office:value-type="float" office:value="-0.574674904346" calcext:value-type="float">
            <text:p>-0.574674904346</text:p>
          </table:table-cell>
          <table:table-cell office:value-type="float" office:value="-0.866531431675" calcext:value-type="float">
            <text:p>-0.866531431675</text:p>
          </table:table-cell>
        </table:table-row>
        <table:table-row table:style-name="ro1">
          <table:table-cell office:value-type="float" office:value="1.59204191900721E+018" calcext:value-type="float">
            <text:p>1.59204191900721E+018</text:p>
          </table:table-cell>
          <table:table-cell table:formula="of:=([.A823]-1.59204187214801E+018)*0.000000001" office:value-type="float" office:value="46.859200256" calcext:value-type="float">
            <text:p>46.859200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24]-[.C823])/([.B824]-[.B8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541016" calcext:value-type="float">
            <text:p>-1.27154541016</text:p>
          </table:table-cell>
          <table:table-cell office:value-type="float" office:value="-0.574690997601" calcext:value-type="float">
            <text:p>-0.574690997601</text:p>
          </table:table-cell>
          <table:table-cell office:value-type="float" office:value="-0.866524934769" calcext:value-type="float">
            <text:p>-0.866524934769</text:p>
          </table:table-cell>
        </table:table-row>
        <table:table-row table:style-name="ro1">
          <table:table-cell office:value-type="float" office:value="1.59204191906259E+018" calcext:value-type="float">
            <text:p>1.59204191906259E+018</text:p>
          </table:table-cell>
          <table:table-cell table:formula="of:=([.A824]-1.59204187214801E+018)*0.000000001" office:value-type="float" office:value="46.914580224" calcext:value-type="float">
            <text:p>46.91458022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25]-[.C824])/([.B825]-[.B8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005932" calcext:value-type="float">
            <text:p>-1.27155005932</text:p>
          </table:table-cell>
          <table:table-cell office:value-type="float" office:value="-0.574679613113" calcext:value-type="float">
            <text:p>-0.574679613113</text:p>
          </table:table-cell>
          <table:table-cell office:value-type="float" office:value="-0.866524994373" calcext:value-type="float">
            <text:p>-0.866524994373</text:p>
          </table:table-cell>
        </table:table-row>
        <table:table-row table:style-name="ro1">
          <table:table-cell office:value-type="float" office:value="1.59204191916428E+018" calcext:value-type="float">
            <text:p>1.59204191916428E+018</text:p>
          </table:table-cell>
          <table:table-cell table:formula="of:=([.A825]-1.59204187214801E+018)*0.000000001" office:value-type="float" office:value="47.01627008" calcext:value-type="float">
            <text:p>47.01627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formula="of:= ([.C826]-[.C825])/([.B826]-[.B8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4028416" calcext:value-type="float">
            <text:p>-1.27154028416</text:p>
          </table:table-cell>
          <table:table-cell office:value-type="float" office:value="-0.574691355228" calcext:value-type="float">
            <text:p>-0.574691355228</text:p>
          </table:table-cell>
          <table:table-cell office:value-type="float" office:value="-0.866530478001" calcext:value-type="float">
            <text:p>-0.866530478001</text:p>
          </table:table-cell>
        </table:table-row>
        <table:table-row table:style-name="ro1">
          <table:table-cell office:value-type="float" office:value="1.59204191921724E+018" calcext:value-type="float">
            <text:p>1.59204191921724E+018</text:p>
          </table:table-cell>
          <table:table-cell table:formula="of:=([.A826]-1.59204187214801E+018)*0.000000001" office:value-type="float" office:value="47.069230336" calcext:value-type="float">
            <text:p>47.0692303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27]-[.C826])/([.B827]-[.B8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041695" calcext:value-type="float">
            <text:p>-1.27155041695</text:p>
          </table:table-cell>
          <table:table-cell office:value-type="float" office:value="-0.574692368507" calcext:value-type="float">
            <text:p>-0.574692368507</text:p>
          </table:table-cell>
          <table:table-cell office:value-type="float" office:value="-0.866521120071" calcext:value-type="float">
            <text:p>-0.866521120071</text:p>
          </table:table-cell>
        </table:table-row>
        <table:table-row table:style-name="ro1">
          <table:table-cell office:value-type="float" office:value="1.59204191927056E+018" calcext:value-type="float">
            <text:p>1.59204191927056E+018</text:p>
          </table:table-cell>
          <table:table-cell table:formula="of:=([.A827]-1.59204187214801E+018)*0.000000001" office:value-type="float" office:value="47.122550528" calcext:value-type="float">
            <text:p>47.1225505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formula="of:= ([.C828]-[.C827])/([.B828]-[.B8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780792" calcext:value-type="float">
            <text:p>-1.27155780792</text:p>
          </table:table-cell>
          <table:table-cell office:value-type="float" office:value="-0.574681222439" calcext:value-type="float">
            <text:p>-0.574681222439</text:p>
          </table:table-cell>
          <table:table-cell office:value-type="float" office:value="-0.86651724577" calcext:value-type="float">
            <text:p>-0.86651724577</text:p>
          </table:table-cell>
        </table:table-row>
        <table:table-row table:style-name="ro1">
          <table:table-cell office:value-type="float" office:value="1.59204191932316E+018" calcext:value-type="float">
            <text:p>1.59204191932316E+018</text:p>
          </table:table-cell>
          <table:table-cell table:formula="of:=([.A828]-1.59204187214801E+018)*0.000000001" office:value-type="float" office:value="47.17515008" calcext:value-type="float">
            <text:p>47.17515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29]-[.C828])/([.B829]-[.B8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23243" calcext:value-type="float">
            <text:p>-1.2715523243</text:p>
          </table:table-cell>
          <table:table-cell office:value-type="float" office:value="-0.574685752392" calcext:value-type="float">
            <text:p>-0.574685752392</text:p>
          </table:table-cell>
          <table:table-cell office:value-type="float" office:value="-0.866520762444" calcext:value-type="float">
            <text:p>-0.866520762444</text:p>
          </table:table-cell>
        </table:table-row>
        <table:table-row table:style-name="ro1">
          <table:table-cell office:value-type="float" office:value="1.59204191937565E+018" calcext:value-type="float">
            <text:p>1.59204191937565E+018</text:p>
          </table:table-cell>
          <table:table-cell table:formula="of:=([.A829]-1.59204187214801E+018)*0.000000001" office:value-type="float" office:value="47.227640064" calcext:value-type="float">
            <text:p>47.2276400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formula="of:= ([.C830]-[.C829])/([.B830]-[.B8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566216" calcext:value-type="float">
            <text:p>-1.27155566216</text:p>
          </table:table-cell>
          <table:table-cell office:value-type="float" office:value="-0.57468611002" calcext:value-type="float">
            <text:p>-0.57468611002</text:p>
          </table:table-cell>
          <table:table-cell office:value-type="float" office:value="-0.866516709328" calcext:value-type="float">
            <text:p>-0.866516709328</text:p>
          </table:table-cell>
        </table:table-row>
        <table:table-row table:style-name="ro1">
          <table:table-cell office:value-type="float" office:value="1.59204191942826E+018" calcext:value-type="float">
            <text:p>1.59204191942826E+018</text:p>
          </table:table-cell>
          <table:table-cell table:formula="of:=([.A830]-1.59204187214801E+018)*0.000000001" office:value-type="float" office:value="47.280250368" calcext:value-type="float">
            <text:p>47.280250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formula="of:= ([.C831]-[.C830])/([.B831]-[.B830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499961853" calcext:value-type="float">
            <text:p>8.02499961853</text:p>
          </table:table-cell>
          <table:table-cell/>
          <table:table-cell office:value-type="float" office:value="-1.2715524435" calcext:value-type="float">
            <text:p>-1.2715524435</text:p>
          </table:table-cell>
          <table:table-cell office:value-type="float" office:value="-0.574684739113" calcext:value-type="float">
            <text:p>-0.574684739113</text:p>
          </table:table-cell>
          <table:table-cell office:value-type="float" office:value="-0.866522967815" calcext:value-type="float">
            <text:p>-0.8665229678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-1.27155828476" calcext:value-type="float">
            <text:p>-1.27155828476</text:p>
          </table:table-cell>
          <table:table-cell office:value-type="float" office:value="-0.574683189392" calcext:value-type="float">
            <text:p>-0.574683189392</text:p>
          </table:table-cell>
          <table:table-cell office:value-type="float" office:value="-0.866515159607" calcext:value-type="float">
            <text:p>-0.866515159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0:04:21.353062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2:36:12.863237709</meta:creation-date>
    <dc:date>2020-06-14T20:13:56.185845771</dc:date>
    <meta:editing-duration>PT13M23S</meta:editing-duration>
    <meta:editing-cycles>2</meta:editing-cycles>
    <meta:generator>LibreOffice/6.0.7.3$Linux_X86_64 LibreOffice_project/00m0$Build-3</meta:generator>
    <meta:document-statistic meta:table-count="1" meta:cell-count="99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111cm" svg:height="9cm" xlink:href=".." xlink:type="simple" chart:class="chart:scatter" chart:style-name="ch1">
        <chart:legend chart:legend-position="end" svg:x="41.492cm" svg:y="3.952cm" style:legend-expansion="high" chart:style-name="ch2"/>
        <chart:plot-area chart:style-name="ch3" table:cell-range-address="Sheet1.B1:Sheet1.C830 Sheet1.G1:Sheet1.G830" chart:data-source-has-labels="row" svg:x="0.902cm" svg:y="0.18cm" svg:width="39.688cm" svg:height="8.64cm">
          <chartooo:coordinate-region svg:x="1.735cm" svg:y="0.379cm" svg:width="38.66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30" chart:label-cell-address="Sheet1.C1:Sheet1.C1" chart:class="chart:scatter">
            <chart:domain table:cell-range-address="Sheet1.B2:Sheet1.B830"/>
            <chart:data-point chart:repeated="829"/>
          </chart:series>
          <chart:series chart:style-name="ch7" chart:values-cell-range-address="Sheet1.G2:Sheet1.G830" chart:label-cell-address="Sheet1.G1:Sheet1.G1" chart:class="chart:scatter">
            <chart:data-point chart:repeated="8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speed</text:p>
                <draw:g>
                  <svg:desc>Sheet1.C1:Sheet1.C1</svg:desc>
                </draw:g>
              </table:table-cell>
              <table:table-cell office:value-type="string">
                <text:p>Acceleration_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830</svg:desc>
                </draw:g>
              </table:table-cell>
              <table:table-cell office:value-type="float" office:value="0">
                <text:p>0</text:p>
                <draw:g>
                  <svg:desc>Sheet1.C2:Sheet1.C830</svg:desc>
                </draw:g>
              </table:table-cell>
              <table:table-cell office:value-type="float" office:value="0">
                <text:p>0</text:p>
                <draw:g>
                  <svg:desc>Sheet1.G2:Sheet1.G8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890176">
                <text:p>0.0518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620352">
                <text:p>0.1036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5570432">
                <text:p>0.1555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920256">
                <text:p>0.2099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960448">
                <text:p>0.26196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760256">
                <text:p>0.313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5360384">
                <text:p>0.3653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6860288">
                <text:p>0.4668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300352">
                <text:p>0.5193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1840256">
                <text:p>0.5718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220416">
                <text:p>0.624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6790272">
                <text:p>0.6767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6300288">
                <text:p>0.7363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740352">
                <text:p>0.7887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370112">
                <text:p>0.8413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690112">
                <text:p>0.89369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090496">
                <text:p>0.94609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970368">
                <text:p>0.9989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1490176">
                <text:p>1.1014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0321024">
                <text:p>1.2032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5450368">
                <text:p>1.2554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7990272">
                <text:p>1.307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0640128">
                <text:p>1.4106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63400192">
                <text:p>1.4634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1521024">
                <text:p>1.5152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849024">
                <text:p>1.5684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1210368">
                <text:p>1.6212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3960192">
                <text:p>1.6739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6550016">
                <text:p>1.7265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78610176">
                <text:p>1.7786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3042048">
                <text:p>1.8304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1950208">
                <text:p>1.8819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4420224">
                <text:p>1.9344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7780352">
                <text:p>1.98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9440384">
                <text:p>2.0394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1920384">
                <text:p>2.0919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4430336">
                <text:p>2.144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6710144">
                <text:p>2.1967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1430272">
                <text:p>2.3014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345024">
                <text:p>2.3534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593024">
                <text:p>2.40593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57620224">
                <text:p>2.4576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09070336">
                <text:p>2.5090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140032">
                <text:p>2.5614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13730304">
                <text:p>2.6137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6110208">
                <text:p>2.66611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8540288">
                <text:p>2.7185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71890432">
                <text:p>2.77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0280192">
                <text:p>2.830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3340288">
                <text:p>2.883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35870464">
                <text:p>2.935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8827008">
                <text:p>2.988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017024">
                <text:p>3.0401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2270208">
                <text:p>3.1422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94690304">
                <text:p>3.19469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47060224">
                <text:p>3.2470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0012032">
                <text:p>3.3001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536704">
                <text:p>3.3536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05150208">
                <text:p>3.4051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729024">
                <text:p>3.4572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09920256">
                <text:p>3.5099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62050304">
                <text:p>3.5620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6630272">
                <text:p>3.616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69210368">
                <text:p>3.6692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20990208">
                <text:p>3.7209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73520384">
                <text:p>3.7735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26070272">
                <text:p>3.8260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78940416">
                <text:p>3.878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32420352">
                <text:p>3.9324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84990208">
                <text:p>3.9849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38920448">
                <text:p>4.0389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91500032">
                <text:p>4.09150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443904">
                <text:p>4.14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7150336">
                <text:p>4.247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99660288">
                <text:p>4.299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52430336">
                <text:p>4.352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04280064">
                <text:p>4.4042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57140224">
                <text:p>4.457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898048">
                <text:p>4.5089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10304">
                <text:p>4.56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130304">
                <text:p>4.61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9120256">
                <text:p>4.6691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72130048">
                <text:p>4.721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74640384">
                <text:p>4.7746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27200256">
                <text:p>4.827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79830272">
                <text:p>4.8798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32220416">
                <text:p>4.932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84770304">
                <text:p>4.9847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3682048">
                <text:p>5.0368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094120448">
                <text:p>5.0941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459904">
                <text:p>5.14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19852032">
                <text:p>5.1985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54800384">
                <text:p>5.2548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06480384">
                <text:p>5.3064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08620288">
                <text:p>5.4086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61140224">
                <text:p>5.461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12900352">
                <text:p>5.5129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6678016">
                <text:p>5.5667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19550208">
                <text:p>5.6195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75020032">
                <text:p>5.67502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727760128">
                <text:p>5.7277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80430336">
                <text:p>5.780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83010304">
                <text:p>5.883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3569024">
                <text:p>5.9356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7710208">
                <text:p>5.98771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3970048">
                <text:p>6.039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41440256">
                <text:p>6.1414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93170432">
                <text:p>6.1931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45610496">
                <text:p>6.24561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03540224">
                <text:p>6.3035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5990272">
                <text:p>6.355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08980224">
                <text:p>6.4089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61420288">
                <text:p>6.4614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139904">
                <text:p>6.513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566460416">
                <text:p>6.5664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685504">
                <text:p>6.668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24260352">
                <text:p>6.7242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76660224">
                <text:p>6.7766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29280256">
                <text:p>6.8292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8182016">
                <text:p>6.8818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35560192">
                <text:p>6.935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87310336">
                <text:p>6.9873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3985024">
                <text:p>7.039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92350464">
                <text:p>7.09235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4604032">
                <text:p>7.1460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99150336">
                <text:p>7.199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51680256">
                <text:p>7.2516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0315008">
                <text:p>7.3031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54660096">
                <text:p>7.3546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06050048">
                <text:p>7.40605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08530432">
                <text:p>7.50853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6108032">
                <text:p>7.5610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13530368">
                <text:p>7.6135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671240192">
                <text:p>7.671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3860352">
                <text:p>7.7738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26330368">
                <text:p>7.8263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78960384">
                <text:p>7.8789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38810112">
                <text:p>7.9388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91320064">
                <text:p>7.9913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43770112">
                <text:p>8.0437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96300288">
                <text:p>8.0963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47780352">
                <text:p>8.14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00270336">
                <text:p>8.200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55340288">
                <text:p>8.255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0812032">
                <text:p>8.3081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61300224">
                <text:p>8.361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414260224">
                <text:p>8.414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466720256">
                <text:p>8.4667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519140096">
                <text:p>8.51914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571980032">
                <text:p>8.5719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625050112">
                <text:p>8.6250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2742016">
                <text:p>8.7274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84400128">
                <text:p>8.7844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35970304">
                <text:p>8.8359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39130112">
                <text:p>8.9391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991560192">
                <text:p>8.991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44040192">
                <text:p>9.044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96520192">
                <text:p>9.0965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48100096">
                <text:p>9.1481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199990272">
                <text:p>9.199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1570176">
                <text:p>9.2515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0390016">
                <text:p>9.3039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55660288">
                <text:p>9.355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07280384">
                <text:p>9.4072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5974016">
                <text:p>9.4597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1228032">
                <text:p>9.512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64350208">
                <text:p>9.5643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16770048">
                <text:p>9.6167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69650432">
                <text:p>9.66965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22130432">
                <text:p>9.72213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74940416">
                <text:p>9.774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274304">
                <text:p>9.827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80040192">
                <text:p>9.880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931720192">
                <text:p>9.931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98385024">
                <text:p>9.983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8689024">
                <text:p>10.0868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139510272">
                <text:p>10.1395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198740224">
                <text:p>10.1987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50600192">
                <text:p>10.2506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302970112">
                <text:p>10.3029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355760384">
                <text:p>10.3557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08270336">
                <text:p>10.408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4605504">
                <text:p>10.460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13790464">
                <text:p>10.51379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61682048">
                <text:p>10.6168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669660416">
                <text:p>10.6696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722340352">
                <text:p>10.7223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774880256">
                <text:p>10.7748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827380224">
                <text:p>10.8273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880000256">
                <text:p>10.8800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932340224">
                <text:p>10.9323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984150272">
                <text:p>10.9841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36580096">
                <text:p>11.0365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087930368">
                <text:p>11.0879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39720448">
                <text:p>11.1397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191670272">
                <text:p>11.1916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24438016">
                <text:p>11.2443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296630528">
                <text:p>11.29663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34908032">
                <text:p>11.3490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401040128">
                <text:p>11.4010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452630272">
                <text:p>11.452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505010432">
                <text:p>11.5050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557910272">
                <text:p>11.557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660370176">
                <text:p>11.6603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12850432">
                <text:p>11.71285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764770048">
                <text:p>11.7647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817360384">
                <text:p>11.8173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870940416">
                <text:p>11.870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922470144">
                <text:p>11.9224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97585024">
                <text:p>11.975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027660288">
                <text:p>12.027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130210304">
                <text:p>12.1302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82440192">
                <text:p>12.182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234560256">
                <text:p>12.2345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286350336">
                <text:p>12.2863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337970432">
                <text:p>12.3379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389520128">
                <text:p>12.38952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441100288">
                <text:p>12.4411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54285056">
                <text:p>12.54285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595250176">
                <text:p>12.59525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647500288">
                <text:p>12.6475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700870144">
                <text:p>12.7008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754310144">
                <text:p>12.7543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806250496">
                <text:p>12.80625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65580288">
                <text:p>12.8655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918220288">
                <text:p>12.9182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970770432">
                <text:p>12.9707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023070208">
                <text:p>13.0230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075540224">
                <text:p>13.0755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27600128">
                <text:p>13.127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179510272">
                <text:p>13.1795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231890432">
                <text:p>13.23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283660288">
                <text:p>13.283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344960256">
                <text:p>13.3449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458040064">
                <text:p>13.458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517300224">
                <text:p>13.517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70500352">
                <text:p>13.5705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622270208">
                <text:p>13.6222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673970176">
                <text:p>13.6739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725690368">
                <text:p>13.72569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77723008">
                <text:p>13.7772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829050368">
                <text:p>13.8290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931120384">
                <text:p>13.9311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983820288">
                <text:p>13.9838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035700224">
                <text:p>14.0357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087200512">
                <text:p>14.08720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139120128">
                <text:p>14.13912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191490304">
                <text:p>14.19149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244180224">
                <text:p>14.2441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295870464">
                <text:p>14.295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34801024">
                <text:p>14.3480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400360192">
                <text:p>14.4003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452930304">
                <text:p>14.4529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505490176">
                <text:p>14.5054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557960192">
                <text:p>14.5579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610280192">
                <text:p>14.610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664580352">
                <text:p>14.6645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71702016">
                <text:p>14.7170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769040384">
                <text:p>14.7690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821570304">
                <text:p>14.8215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874240256">
                <text:p>14.8742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92674048">
                <text:p>14.92674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978810368">
                <text:p>14.9788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0304704">
                <text:p>15.030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082950144">
                <text:p>15.0829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86800384">
                <text:p>15.1868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23954048">
                <text:p>15.23954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291890432">
                <text:p>15.29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34449024">
                <text:p>15.3444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396220416">
                <text:p>15.396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447600128">
                <text:p>15.447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499410432">
                <text:p>15.4994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551010304">
                <text:p>15.551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602430208">
                <text:p>15.6024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6543104">
                <text:p>15.6543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708820224">
                <text:p>15.708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760840192">
                <text:p>15.7608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813580288">
                <text:p>15.8135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866040064">
                <text:p>15.866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91852032">
                <text:p>15.9185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971080192">
                <text:p>15.9710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022610176">
                <text:p>16.0226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074130176">
                <text:p>16.0741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125700352">
                <text:p>16.1257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177750272">
                <text:p>16.1777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279340288">
                <text:p>16.279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331650304">
                <text:p>16.3316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383240192">
                <text:p>16.383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43580032">
                <text:p>16.43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48828032">
                <text:p>16.488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54092032">
                <text:p>16.5409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644410368">
                <text:p>16.6444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697850368">
                <text:p>16.6978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75025024">
                <text:p>16.7502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802970368">
                <text:p>16.8029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.855700224">
                <text:p>16.8557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9071104">
                <text:p>16.907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959130112">
                <text:p>16.9591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011550208">
                <text:p>17.0115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064030208">
                <text:p>17.0640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115730176">
                <text:p>17.1157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168670208">
                <text:p>17.1686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221440512">
                <text:p>17.22144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277680384">
                <text:p>17.2776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330190336">
                <text:p>17.33019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382660352">
                <text:p>17.3826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43446016">
                <text:p>17.4344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486550016">
                <text:p>17.4865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539010304">
                <text:p>17.539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591440384">
                <text:p>17.5914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.643860224">
                <text:p>17.6438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.69644032">
                <text:p>17.6964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.748640256">
                <text:p>17.7486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800790272">
                <text:p>17.8007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852250368">
                <text:p>17.8522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90465024">
                <text:p>17.9046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965910272">
                <text:p>17.965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06758016">
                <text:p>18.0675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119880448">
                <text:p>18.11988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172570112">
                <text:p>18.1725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225140224">
                <text:p>18.225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27659008">
                <text:p>18.2765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32988032">
                <text:p>18.3298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381660416">
                <text:p>18.3816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434310144">
                <text:p>18.4343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486870272">
                <text:p>18.4868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588630272">
                <text:p>18.588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642440192">
                <text:p>18.642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694970112">
                <text:p>18.6949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747300352">
                <text:p>18.7473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799200256">
                <text:p>18.799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852040192">
                <text:p>18.852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904570368">
                <text:p>18.9045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962490368">
                <text:p>18.96249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015130368">
                <text:p>19.0151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067620352">
                <text:p>19.0676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1200704">
                <text:p>19.1200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172680192">
                <text:p>19.1726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224080128">
                <text:p>19.22408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276070144">
                <text:p>19.2760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32854016">
                <text:p>19.3285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381100288">
                <text:p>19.3811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43345024">
                <text:p>19.4334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486390528">
                <text:p>19.48639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538870272">
                <text:p>19.5388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591340288">
                <text:p>19.591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643840256">
                <text:p>19.6438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74619008">
                <text:p>19.7461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79905024">
                <text:p>19.7990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852420352">
                <text:p>19.8524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905730304">
                <text:p>19.9057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958510336">
                <text:p>19.9585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010010112">
                <text:p>20.0100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061420288">
                <text:p>20.0614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112930048">
                <text:p>20.1129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164680192">
                <text:p>20.1646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217250304">
                <text:p>20.2172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269860096">
                <text:p>20.2698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372720384">
                <text:p>20.3727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425220352">
                <text:p>20.4252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47777024">
                <text:p>20.4777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530690048">
                <text:p>20.5306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632560128">
                <text:p>20.6325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684910336">
                <text:p>20.6849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739750144">
                <text:p>20.7397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79228032">
                <text:p>20.792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845210112">
                <text:p>20.8452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898340352">
                <text:p>20.8983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951060224">
                <text:p>20.9510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00384">
                <text:p>21.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055440128">
                <text:p>21.0554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107830272">
                <text:p>21.1078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160210176">
                <text:p>21.1602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212760064">
                <text:p>21.2127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26566016">
                <text:p>21.2656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319040512">
                <text:p>21.31904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371550464">
                <text:p>21.37155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424730112">
                <text:p>21.4247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47729024">
                <text:p>21.4772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529690112">
                <text:p>21.52969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582210304">
                <text:p>21.5822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635450112">
                <text:p>21.6354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.687780096">
                <text:p>21.6877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.739600128">
                <text:p>21.739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.791720192">
                <text:p>21.791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.84417024">
                <text:p>21.8441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.895750144">
                <text:p>21.8957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.947720192">
                <text:p>21.947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.999660288">
                <text:p>21.999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052240128">
                <text:p>22.0522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104780288">
                <text:p>22.1047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207410176">
                <text:p>22.2074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260040192">
                <text:p>22.260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311790336">
                <text:p>22.31179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364480256">
                <text:p>22.3644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416820224">
                <text:p>22.416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4711104">
                <text:p>22.471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522760192">
                <text:p>22.5227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574440192">
                <text:p>22.574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626010368">
                <text:p>22.6260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729910272">
                <text:p>22.729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785900288">
                <text:p>22.7859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.838280192">
                <text:p>22.838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.891760128">
                <text:p>22.8917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.943460096">
                <text:p>22.9434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.995410176">
                <text:p>22.9954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047870464">
                <text:p>23.047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0044032">
                <text:p>23.1004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52820224">
                <text:p>23.152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206260224">
                <text:p>23.206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258830336">
                <text:p>23.2588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311310336">
                <text:p>23.3113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362820352">
                <text:p>23.3628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46422016">
                <text:p>23.4642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516580352">
                <text:p>23.5165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569410304">
                <text:p>23.5694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622080512">
                <text:p>23.62208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724620288">
                <text:p>23.7246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777000192">
                <text:p>23.7770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879460352">
                <text:p>23.8794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932070144">
                <text:p>23.9320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98428032">
                <text:p>23.984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037300224">
                <text:p>24.037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094260224">
                <text:p>24.094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146280192">
                <text:p>24.146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198740224">
                <text:p>24.1987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250130176">
                <text:p>24.2501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303560192">
                <text:p>24.303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355730176">
                <text:p>24.3557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408080128">
                <text:p>24.40808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4600704">
                <text:p>24.4600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563070464">
                <text:p>24.5630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618950144">
                <text:p>24.6189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67078016">
                <text:p>24.6707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724270336">
                <text:p>24.724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775980288">
                <text:p>24.7759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827780352">
                <text:p>24.82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879680256">
                <text:p>24.8796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933520384">
                <text:p>24.9335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985530112">
                <text:p>24.9855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037840384">
                <text:p>25.0378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089710336">
                <text:p>25.0897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141760256">
                <text:p>25.141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193750272">
                <text:p>25.1937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246100224">
                <text:p>25.2461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300150272">
                <text:p>25.3001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351860224">
                <text:p>25.3518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404210432">
                <text:p>25.4042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457890048">
                <text:p>25.4578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5104704">
                <text:p>25.510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5632">
                <text:p>25.5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617000192">
                <text:p>25.6170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669320192">
                <text:p>25.6693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771000064">
                <text:p>25.7710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823660288">
                <text:p>25.823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87570048">
                <text:p>25.87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927270144">
                <text:p>25.9272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979170304">
                <text:p>25.9791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031180288">
                <text:p>26.0311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083650304">
                <text:p>26.0836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14011008">
                <text:p>26.1401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243330304">
                <text:p>26.2433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295020288">
                <text:p>26.2950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34764032">
                <text:p>26.3476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399390464">
                <text:p>26.39939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45132032">
                <text:p>26.4513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503240192">
                <text:p>26.503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55150336">
                <text:p>26.855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906920448">
                <text:p>26.9069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58870272">
                <text:p>26.958870272</text:p>
              </table:table-cell>
              <table:table-cell office:value-type="float" office:value="0">
                <text:p>0</text:p>
              </table:table-cell>
              <table:table-cell office:value-type="float" office:value="0.0038087831407561">
                <text:p>0.00380878314075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01138048">
                <text:p>27.01138048</text:p>
              </table:table-cell>
              <table:table-cell office:value-type="float" office:value="0.000199999994948">
                <text:p>0.000199999994948</text:p>
              </table:table-cell>
              <table:table-cell office:value-type="float" office:value="0.0381170074949491">
                <text:p>0.03811700749494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63850496">
                <text:p>27.063850496</text:p>
              </table:table-cell>
              <table:table-cell office:value-type="float" office:value="0.00219999998808">
                <text:p>0.00219999998808</text:p>
              </table:table-cell>
              <table:table-cell office:value-type="float" office:value="0.0874693952592396">
                <text:p>0.08746939525923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11644032">
                <text:p>27.11644032</text:p>
              </table:table-cell>
              <table:table-cell office:value-type="float" office:value="0.00680000009015">
                <text:p>0.00680000009015</text:p>
              </table:table-cell>
              <table:table-cell office:value-type="float" office:value="0.0960993498417606">
                <text:p>0.09609934984176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695104">
                <text:p>27.1695104</text:p>
              </table:table-cell>
              <table:table-cell office:value-type="float" office:value="0.0119000002742">
                <text:p>0.0119000002742</text:p>
              </table:table-cell>
              <table:table-cell office:value-type="float" office:value="0.0931208663221975">
                <text:p>0.0931208663221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22130176">
                <text:p>27.222130176</text:p>
              </table:table-cell>
              <table:table-cell office:value-type="float" office:value="0.016799999401">
                <text:p>0.016799999401</text:p>
              </table:table-cell>
              <table:table-cell office:value-type="float" office:value="0.085779585614812">
                <text:p>0.0857795856148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74590208">
                <text:p>27.274590208</text:p>
              </table:table-cell>
              <table:table-cell office:value-type="float" office:value="0.0212999992073">
                <text:p>0.0212999992073</text:p>
              </table:table-cell>
              <table:table-cell office:value-type="float" office:value="0.0888886705126855">
                <text:p>0.0888886705126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26340352">
                <text:p>27.326340352</text:p>
              </table:table-cell>
              <table:table-cell office:value-type="float" office:value="0.0259000007063">
                <text:p>0.0259000007063</text:p>
              </table:table-cell>
              <table:table-cell office:value-type="float" office:value="0.425077640735637">
                <text:p>0.425077640735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77860352">
                <text:p>27.377860352</text:p>
              </table:table-cell>
              <table:table-cell office:value-type="float" office:value="0.047800000757">
                <text:p>0.047800000757</text:p>
              </table:table-cell>
              <table:table-cell office:value-type="float" office:value="0.0520271862833504">
                <text:p>0.05202718628335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79730176">
                <text:p>27.479730176</text:p>
              </table:table-cell>
              <table:table-cell office:value-type="float" office:value="0.0531000010669">
                <text:p>0.0531000010669</text:p>
              </table:table-cell>
              <table:table-cell office:value-type="float" office:value="0.0871702318864748">
                <text:p>0.08717023188647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53250048">
                <text:p>27.53250048</text:p>
              </table:table-cell>
              <table:table-cell office:value-type="float" office:value="0.0577000007033">
                <text:p>0.0577000007033</text:p>
              </table:table-cell>
              <table:table-cell office:value-type="float" office:value="0.0867999169161921">
                <text:p>0.08679991691619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87800064">
                <text:p>27.587800064</text:p>
              </table:table-cell>
              <table:table-cell office:value-type="float" office:value="0.0625">
                <text:p>0.0625</text:p>
              </table:table-cell>
              <table:table-cell office:value-type="float" office:value="0.0602405580494287">
                <text:p>0.06024055804942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39260416">
                <text:p>27.639260416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-0.0132025951643438">
                <text:p>-0.01320259516434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92280064">
                <text:p>27.692280064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-0.0108558194818523">
                <text:p>-0.01085581948185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47550208">
                <text:p>27.747550208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0.0228657032751521">
                <text:p>0.02286570327515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800030464">
                <text:p>27.800030464</text:p>
              </table:table-cell>
              <table:table-cell office:value-type="float" office:value="0.0654999986291">
                <text:p>0.0654999986291</text:p>
              </table:table-cell>
              <table:table-cell office:value-type="float" office:value="0.0591041490097796">
                <text:p>0.05910414900977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52480256">
                <text:p>27.852480256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0.101164072194578">
                <text:p>0.1011640721945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9048704">
                <text:p>27.9048704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418410200513924">
                <text:p>0.04184102005139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00764032">
                <text:p>28.00764032</text:p>
              </table:table-cell>
              <table:table-cell office:value-type="float" office:value="0.0781999975443">
                <text:p>0.0781999975443</text:p>
              </table:table-cell>
              <table:table-cell office:value-type="float" office:value="0.0324613628357651">
                <text:p>0.03246136283576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.06001024">
                <text:p>28.060010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112470272">
                <text:p>28.11247027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113895868438419">
                <text:p>0.01138958684384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165150208">
                <text:p>28.165150208</text:p>
              </table:table-cell>
              <table:table-cell office:value-type="float" office:value="0.0804999992251">
                <text:p>0.0804999992251</text:p>
              </table:table-cell>
              <table:table-cell office:value-type="float" office:value="-0.0155369565979036">
                <text:p>-0.01553695659790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216640256">
                <text:p>28.21664025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193838754937383">
                <text:p>0.001938387549373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2682304">
                <text:p>28.268230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90154073913609">
                <text:p>-0.001901540739136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320820224">
                <text:p>28.3208202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191500165261836">
                <text:p>-0.001915001652618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73040384">
                <text:p>28.37304038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-0.00387215373490769">
                <text:p>-0.00387215373490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424690176">
                <text:p>28.424690176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0979756614051507">
                <text:p>0.0009797566140515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526750464">
                <text:p>28.52675046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38506738854028">
                <text:p>0.00385067388540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78690304">
                <text:p>28.57869030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192532745222494">
                <text:p>-0.001925327452224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6306304">
                <text:p>28.630630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768642928818931">
                <text:p>0.007686429288189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8267008">
                <text:p>28.6826700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965437808360212">
                <text:p>-0.009654378083602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73446016">
                <text:p>28.73446016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382123629689629">
                <text:p>0.003821236296896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86800128">
                <text:p>28.78680012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38600192">
                <text:p>28.83860019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91250432">
                <text:p>28.89125043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192533694173872">
                <text:p>-0.001925336941738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43190272">
                <text:p>28.94319027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954384581238258">
                <text:p>0.009543845812382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9558016">
                <text:p>28.99558016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-0.0132675530530068">
                <text:p>-0.01326755305300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48340224">
                <text:p>29.048340224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547539403619727">
                <text:p>0.005475394036197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03130368">
                <text:p>29.1031303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19069521126012">
                <text:p>-0.0190695211260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55570176">
                <text:p>29.155570176</text:p>
              </table:table-cell>
              <table:table-cell office:value-type="float" office:value="0.0786999985576">
                <text:p>0.0786999985576</text:p>
              </table:table-cell>
              <table:table-cell office:value-type="float" office:value="-0.0381459765577313">
                <text:p>-0.03814597655773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08000256">
                <text:p>29.208000256</text:p>
              </table:table-cell>
              <table:table-cell office:value-type="float" office:value="0.076700001955">
                <text:p>0.076700001955</text:p>
              </table:table-cell>
              <table:table-cell office:value-type="float" office:value="-0.0339365822703147">
                <text:p>-0.0339365822703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261040384">
                <text:p>29.261040384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-0.0303319444743554">
                <text:p>-0.03033194447435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13790208">
                <text:p>29.313790208</text:p>
              </table:table-cell>
              <table:table-cell office:value-type="float" office:value="0.0732999965549">
                <text:p>0.0732999965549</text:p>
              </table:table-cell>
              <table:table-cell office:value-type="float" office:value="-0.0190257256603321">
                <text:p>-0.01902572566033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366350336">
                <text:p>29.366350336</text:p>
              </table:table-cell>
              <table:table-cell office:value-type="float" office:value="0.0723000019789">
                <text:p>0.0723000019789</text:p>
              </table:table-cell>
              <table:table-cell office:value-type="float" office:value="-0.0212520564077137">
                <text:p>-0.02125205640771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18110208">
                <text:p>29.418110208</text:p>
              </table:table-cell>
              <table:table-cell office:value-type="float" office:value="0.0711999982595">
                <text:p>0.0711999982595</text:p>
              </table:table-cell>
              <table:table-cell office:value-type="float" office:value="-0.0291225450016885">
                <text:p>-0.02912254500168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473050368">
                <text:p>29.473050368</text:p>
              </table:table-cell>
              <table:table-cell office:value-type="float" office:value="0.0696000009775">
                <text:p>0.0696000009775</text:p>
              </table:table-cell>
              <table:table-cell office:value-type="float" office:value="-0.0324799391317942">
                <text:p>-0.03247993913179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25390336">
                <text:p>29.525390336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579020288">
                <text:p>29.579020288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0.0285442204805469">
                <text:p>0.02854422048054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31570176">
                <text:p>29.63157017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.0266312570268397">
                <text:p>0.02663125702683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684140032">
                <text:p>29.684140032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0.0151830702007911">
                <text:p>0.01518307020079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736830208">
                <text:p>29.736830208</text:p>
              </table:table-cell>
              <table:table-cell office:value-type="float" office:value="0.0715999975801">
                <text:p>0.0715999975801</text:p>
              </table:table-cell>
              <table:table-cell office:value-type="float" office:value="0.0169555246523441">
                <text:p>0.01695552465234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789910272">
                <text:p>29.78991027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0.0320340630808839">
                <text:p>0.03203406308088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84610048">
                <text:p>29.84610048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0.022582277199292">
                <text:p>0.0225822771992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47950336">
                <text:p>29.947950336</text:p>
              </table:table-cell>
              <table:table-cell office:value-type="float" office:value="0.0766000002623">
                <text:p>0.0766000002623</text:p>
              </table:table-cell>
              <table:table-cell office:value-type="float" office:value="0.0342596870275973">
                <text:p>0.03425968702759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0049024">
                <text:p>30.00049024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51830701988918">
                <text:p>0.01518307019889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53180416">
                <text:p>30.053180416</text:p>
              </table:table-cell>
              <table:table-cell office:value-type="float" office:value="0.0791999995708">
                <text:p>0.0791999995708</text:p>
              </table:table-cell>
              <table:table-cell office:value-type="float" office:value="0.00936509948599944">
                <text:p>0.009365099485999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0657024">
                <text:p>30.106570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194026500156461">
                <text:p>0.001940265001564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58110464">
                <text:p>30.15811046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90660822274187">
                <text:p>-0.001906608222741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10560512">
                <text:p>30.21056051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13220352">
                <text:p>30.31322035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547841450545157">
                <text:p>-0.00547841450545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367980288">
                <text:p>30.36798028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33978223966988">
                <text:p>0.00339782239669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2684032">
                <text:p>30.4268403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-0.00947688413152779">
                <text:p>-0.009476884131527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479600384">
                <text:p>30.479600384</text:p>
              </table:table-cell>
              <table:table-cell office:value-type="float" office:value="0.0790999978781">
                <text:p>0.0790999978781</text:p>
              </table:table-cell>
              <table:table-cell office:value-type="float" office:value="0.00756858894961431">
                <text:p>0.007568588949614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32450304">
                <text:p>30.53245030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-0.00189311440324991">
                <text:p>-0.001893114403249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585270272">
                <text:p>30.585270272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190719224918217">
                <text:p>0.001907192249182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637700352">
                <text:p>30.637700352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68961024">
                <text:p>30.6896102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38565854536222">
                <text:p>0.00385658545362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741470464">
                <text:p>30.74147046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559699739797268">
                <text:p>-0.005596997397972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795070208">
                <text:p>30.79507020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774138213361847">
                <text:p>0.007741382133618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84674048">
                <text:p>30.84674048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387892118415011">
                <text:p>0.003878921184150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89830016">
                <text:p>30.8983001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.95084032">
                <text:p>30.9508403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0283008">
                <text:p>31.0028300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0980503496494738">
                <text:p>-0.0009805034964947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04820224">
                <text:p>31.1048202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0193786810373806">
                <text:p>-0.001937868103738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56420352">
                <text:p>31.156420352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368719656408806">
                <text:p>-0.03687196564088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0795008">
                <text:p>31.20795008</text:p>
              </table:table-cell>
              <table:table-cell office:value-type="float" office:value="0.0778999999166">
                <text:p>0.0778999999166</text:p>
              </table:table-cell>
              <table:table-cell office:value-type="float" office:value="-0.0973594648927671">
                <text:p>-0.09735946489276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61360384">
                <text:p>31.261360384</text:p>
              </table:table-cell>
              <table:table-cell office:value-type="float" office:value="0.0727000012994">
                <text:p>0.0727000012994</text:p>
              </table:table-cell>
              <table:table-cell office:value-type="float" office:value="-0.103637119571006">
                <text:p>-0.1036371195710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14430208">
                <text:p>31.314430208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-0.0477006730266094">
                <text:p>-0.04770067302660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6684032">
                <text:p>31.36684032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207234409890859">
                <text:p>-0.02072344098908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19920128">
                <text:p>31.419920128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0.0173174450393822">
                <text:p>0.01731744503938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71890432">
                <text:p>31.471890432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0.0228529139028725">
                <text:p>0.02285291390287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24400384">
                <text:p>31.524400384</text:p>
              </table:table-cell>
              <table:table-cell office:value-type="float" office:value="0.0657000020146">
                <text:p>0.0657000020146</text:p>
              </table:table-cell>
              <table:table-cell office:value-type="float" office:value="0.0368001542860294">
                <text:p>0.03680015428602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76030464">
                <text:p>31.576030464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0.0184789468676477">
                <text:p>0.01847894686764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78850304">
                <text:p>31.678850304</text:p>
              </table:table-cell>
              <table:table-cell office:value-type="float" office:value="0.0694999992847">
                <text:p>0.0694999992847</text:p>
              </table:table-cell>
              <table:table-cell office:value-type="float" office:value="0.00965814958612183">
                <text:p>0.009658149586121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3062016">
                <text:p>31.7306201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-0.00388429218635011">
                <text:p>-0.003884292186350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782110464">
                <text:p>31.782110464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228920569292089">
                <text:p>-0.02289205692920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34530304">
                <text:p>31.834530304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8869504">
                <text:p>31.8869504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-0.0270741180943276">
                <text:p>-0.02707411809432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.938660352">
                <text:p>31.938660352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-0.0077624962526488">
                <text:p>-0.00776249625264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.99019008">
                <text:p>31.99019008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-0.0133586877554957">
                <text:p>-0.01335868775549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042590208">
                <text:p>32.042590208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0.00189540507001617">
                <text:p>0.001895405070016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095350272">
                <text:p>32.095350272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-0.0285932543807831">
                <text:p>-0.02859325438078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147810304">
                <text:p>32.14781030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0.0575373377043607">
                <text:p>0.05753733770436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199950336">
                <text:p>32.199950336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0.00384695756777594">
                <text:p>0.003846957567775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251940352">
                <text:p>32.251940352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-0.0668773699677826">
                <text:p>-0.06687736996778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30577024">
                <text:p>32.30577024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-0.145887390909828">
                <text:p>-0.1458873909098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409960192">
                <text:p>32.409960192</text:p>
              </table:table-cell>
              <table:table-cell office:value-type="float" office:value="0.0491000004113">
                <text:p>0.0491000004113</text:p>
              </table:table-cell>
              <table:table-cell office:value-type="float" office:value="-0.184731032780851">
                <text:p>-0.1847310327808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463010304">
                <text:p>32.463010304</text:p>
              </table:table-cell>
              <table:table-cell office:value-type="float" office:value="0.0392999984324">
                <text:p>0.0392999984324</text:p>
              </table:table-cell>
              <table:table-cell office:value-type="float" office:value="-0.10836488013588">
                <text:p>-0.108364880135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515610368">
                <text:p>32.515610368</text:p>
              </table:table-cell>
              <table:table-cell office:value-type="float" office:value="0.0335999988019">
                <text:p>0.0335999988019</text:p>
              </table:table-cell>
              <table:table-cell office:value-type="float" office:value="-0.00729927472275891">
                <text:p>-0.007299274722758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57041024">
                <text:p>32.57041024</text:p>
              </table:table-cell>
              <table:table-cell office:value-type="float" office:value="0.0331999994814">
                <text:p>0.0331999994814</text:p>
              </table:table-cell>
              <table:table-cell office:value-type="float" office:value="0.0969764763563744">
                <text:p>0.09697647635637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62300032">
                <text:p>32.62300032</text:p>
              </table:table-cell>
              <table:table-cell office:value-type="float" office:value="0.0383000001311">
                <text:p>0.0383000001311</text:p>
              </table:table-cell>
              <table:table-cell office:value-type="float" office:value="0.160214168023907">
                <text:p>0.1602141680239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675430144">
                <text:p>32.675430144</text:p>
              </table:table-cell>
              <table:table-cell office:value-type="float" office:value="0.0467000007629">
                <text:p>0.0467000007629</text:p>
              </table:table-cell>
              <table:table-cell office:value-type="float" office:value="0.121488384192425">
                <text:p>0.1214883841924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72811008">
                <text:p>32.72811008</text:p>
              </table:table-cell>
              <table:table-cell office:value-type="float" office:value="0.0531000010669">
                <text:p>0.0531000010669</text:p>
              </table:table-cell>
              <table:table-cell office:value-type="float" office:value="0.102395425104039">
                <text:p>0.1023954251040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779870208">
                <text:p>32.779870208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0.107454326272153">
                <text:p>0.1074543262721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8394304">
                <text:p>32.8394304</text:p>
              </table:table-cell>
              <table:table-cell office:value-type="float" office:value="0.0648000016809">
                <text:p>0.0648000016809</text:p>
              </table:table-cell>
              <table:table-cell office:value-type="float" office:value="0.139366366773032">
                <text:p>0.1393663667730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891810304">
                <text:p>32.891810304</text:p>
              </table:table-cell>
              <table:table-cell office:value-type="float" office:value="0.0720999985933">
                <text:p>0.0720999985933</text:p>
              </table:table-cell>
              <table:table-cell office:value-type="float" office:value="0.153963790696991">
                <text:p>0.1539637906969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.944420096">
                <text:p>32.944420096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0.00190806103982388">
                <text:p>0.001908061039823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.996830208">
                <text:p>32.996830208</text:p>
              </table:table-cell>
              <table:table-cell office:value-type="float" office:value="0.0803000032902">
                <text:p>0.0803000032902</text:p>
              </table:table-cell>
              <table:table-cell office:value-type="float" office:value="-0.049514552197647">
                <text:p>-0.0495145521976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.04934016">
                <text:p>33.04934016</text:p>
              </table:table-cell>
              <table:table-cell office:value-type="float" office:value="0.077699996531">
                <text:p>0.077699996531</text:p>
              </table:table-cell>
              <table:table-cell office:value-type="float" office:value="-0.125426906903284">
                <text:p>-0.1254269069032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.101960448">
                <text:p>33.101960448</text:p>
              </table:table-cell>
              <table:table-cell office:value-type="float" office:value="0.0710999965668">
                <text:p>0.0710999965668</text:p>
              </table:table-cell>
              <table:table-cell office:value-type="float" office:value="-0.123349856847638">
                <text:p>-0.1233498568476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3.205730304">
                <text:p>33.205730304</text:p>
              </table:table-cell>
              <table:table-cell office:value-type="float" office:value="0.0582999996841">
                <text:p>0.0582999996841</text:p>
              </table:table-cell>
              <table:table-cell office:value-type="float" office:value="-0.122380899727321">
                <text:p>-0.1223808997273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.259660288">
                <text:p>33.259660288</text:p>
              </table:table-cell>
              <table:table-cell office:value-type="float" office:value="0.0516999997199">
                <text:p>0.0516999997199</text:p>
              </table:table-cell>
              <table:table-cell office:value-type="float" office:value="-0.129820138474172">
                <text:p>-0.1298201384741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.312040448">
                <text:p>33.312040448</text:p>
              </table:table-cell>
              <table:table-cell office:value-type="float" office:value="0.0449000000954">
                <text:p>0.0449000000954</text:p>
              </table:table-cell>
              <table:table-cell office:value-type="float" office:value="-0.131872545638673">
                <text:p>-0.1318725456386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.36588032">
                <text:p>33.36588032</text:p>
              </table:table-cell>
              <table:table-cell office:value-type="float" office:value="0.0377999991179">
                <text:p>0.0377999991179</text:p>
              </table:table-cell>
              <table:table-cell office:value-type="float" office:value="-0.0986080232137221">
                <text:p>-0.09860802321372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3.417600256">
                <text:p>33.417600256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0.00854409546100302">
                <text:p>0.008544095461003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.47612032">
                <text:p>33.47612032</text:p>
              </table:table-cell>
              <table:table-cell office:value-type="float" office:value="0.0331999994814">
                <text:p>0.0331999994814</text:p>
              </table:table-cell>
              <table:table-cell office:value-type="float" office:value="0.0961903033566362">
                <text:p>0.09619030335663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3.529140224">
                <text:p>33.529140224</text:p>
              </table:table-cell>
              <table:table-cell office:value-type="float" office:value="0.0383000001311">
                <text:p>0.0383000001311</text:p>
              </table:table-cell>
              <table:table-cell office:value-type="float" office:value="0.124760426740282">
                <text:p>0.1247604267402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3.581240064">
                <text:p>33.581240064</text:p>
              </table:table-cell>
              <table:table-cell office:value-type="float" office:value="0.0447999984026">
                <text:p>0.0447999984026</text:p>
              </table:table-cell>
              <table:table-cell office:value-type="float" office:value="0.122393633511858">
                <text:p>0.1223936335118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.633530368">
                <text:p>33.633530368</text:p>
              </table:table-cell>
              <table:table-cell office:value-type="float" office:value="0.0511999987066">
                <text:p>0.0511999987066</text:p>
              </table:table-cell>
              <table:table-cell office:value-type="float" office:value="0.108548436137325">
                <text:p>0.1085484361373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3.685120256">
                <text:p>33.685120256</text:p>
              </table:table-cell>
              <table:table-cell office:value-type="float" office:value="0.0568000003695">
                <text:p>0.0568000003695</text:p>
              </table:table-cell>
              <table:table-cell office:value-type="float" office:value="0.215567189220727">
                <text:p>0.2155671892207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.737540096">
                <text:p>33.737540096</text:p>
              </table:table-cell>
              <table:table-cell office:value-type="float" office:value="0.0680999979377">
                <text:p>0.0680999979377</text:p>
              </table:table-cell>
              <table:table-cell office:value-type="float" office:value="0.028522408371758">
                <text:p>0.0285224083717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.790130432">
                <text:p>33.790130432</text:p>
              </table:table-cell>
              <table:table-cell office:value-type="float" office:value="0.0696000009775">
                <text:p>0.0696000009775</text:p>
              </table:table-cell>
              <table:table-cell office:value-type="float" office:value="-0.0510566453767861">
                <text:p>-0.05105664537678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.846930176">
                <text:p>33.846930176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437676104236735">
                <text:p>-0.04376761042367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.89948032">
                <text:p>33.89948032</text:p>
              </table:table-cell>
              <table:table-cell office:value-type="float" office:value="0.0644000023603">
                <text:p>0.0644000023603</text:p>
              </table:table-cell>
              <table:table-cell office:value-type="float" office:value="0.0305460140228597">
                <text:p>0.03054601402285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.951860224">
                <text:p>33.951860224</text:p>
              </table:table-cell>
              <table:table-cell office:value-type="float" office:value="0.0659999996424">
                <text:p>0.0659999996424</text:p>
              </table:table-cell>
              <table:table-cell office:value-type="float" office:value="0.0314434756578126">
                <text:p>0.03144347565781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.053630208">
                <text:p>34.053630208</text:p>
              </table:table-cell>
              <table:table-cell office:value-type="float" office:value="0.069200001657">
                <text:p>0.069200001657</text:p>
              </table:table-cell>
              <table:table-cell office:value-type="float" office:value="0.0691643970864872">
                <text:p>0.06916439708648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105680128">
                <text:p>34.105680128</text:p>
              </table:table-cell>
              <table:table-cell office:value-type="float" office:value="0.0728000029922">
                <text:p>0.0728000029922</text:p>
              </table:table-cell>
              <table:table-cell office:value-type="float" office:value="0.0211333823097921">
                <text:p>0.02113338230979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.157730304">
                <text:p>34.157730304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-0.0150772181226371">
                <text:p>-0.01507721812263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.2107904">
                <text:p>34.2107904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-0.0365104668921961">
                <text:p>-0.03651046689219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.262830336">
                <text:p>34.262830336</text:p>
              </table:table-cell>
              <table:table-cell office:value-type="float" office:value="0.0711999982595">
                <text:p>0.0711999982595</text:p>
              </table:table-cell>
              <table:table-cell office:value-type="float" office:value="-0.0441712179785807">
                <text:p>-0.04417121797858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.31490048">
                <text:p>34.31490048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-0.0424384809481265">
                <text:p>-0.04243848094812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.366740224">
                <text:p>34.366740224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269021662429687">
                <text:p>-0.02690216624296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.418780416">
                <text:p>34.418780416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190730103538014">
                <text:p>0.01907301035380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.47121024">
                <text:p>34.47121024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0.0204422992279385">
                <text:p>0.02044229922793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.525020416">
                <text:p>34.525020416</text:p>
              </table:table-cell>
              <table:table-cell office:value-type="float" office:value="0.0674000009894">
                <text:p>0.0674000009894</text:p>
              </table:table-cell>
              <table:table-cell office:value-type="float" office:value="0.145135741654444">
                <text:p>0.1451357416544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.580830208">
                <text:p>34.580830208</text:p>
              </table:table-cell>
              <table:table-cell office:value-type="float" office:value="0.0754999965429">
                <text:p>0.0754999965429</text:p>
              </table:table-cell>
              <table:table-cell office:value-type="float" office:value="0.0591488971040585">
                <text:p>0.05914889710405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.63324032">
                <text:p>34.63324032</text:p>
              </table:table-cell>
              <table:table-cell office:value-type="float" office:value="0.0785999968648">
                <text:p>0.0785999968648</text:p>
              </table:table-cell>
              <table:table-cell office:value-type="float" office:value="0.00388319171734655">
                <text:p>0.003883191717346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.736250112">
                <text:p>34.736250112</text:p>
              </table:table-cell>
              <table:table-cell office:value-type="float" office:value="0.0790000036359">
                <text:p>0.0790000036359</text:p>
              </table:table-cell>
              <table:table-cell office:value-type="float" office:value="-0.0381096474281661">
                <text:p>-0.03810964742816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.788730368">
                <text:p>34.788730368</text:p>
              </table:table-cell>
              <table:table-cell office:value-type="float" office:value="0.0769999995828">
                <text:p>0.0769999995828</text:p>
              </table:table-cell>
              <table:table-cell office:value-type="float" office:value="-0.0162396588380962">
                <text:p>-0.01623965883809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.844150272">
                <text:p>34.844150272</text:p>
              </table:table-cell>
              <table:table-cell office:value-type="float" office:value="0.076099999249">
                <text:p>0.076099999249</text:p>
              </table:table-cell>
              <table:table-cell office:value-type="float" office:value="-0.0683890831154966">
                <text:p>-0.0683890831154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.896790272">
                <text:p>34.89679027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-0.147114523740002">
                <text:p>-0.1471145237400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.949810176">
                <text:p>34.949810176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230519043816507">
                <text:p>-0.2305190438165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.002300416">
                <text:p>35.002300416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-0.221416753574657">
                <text:p>-0.2214167535746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.054690304">
                <text:p>35.054690304</text:p>
              </table:table-cell>
              <table:table-cell office:value-type="float" office:value="0.0410000011325">
                <text:p>0.0410000011325</text:p>
              </table:table-cell>
              <table:table-cell office:value-type="float" office:value="-0.13469295400306">
                <text:p>-0.134692954003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.106660352">
                <text:p>35.106660352</text:p>
              </table:table-cell>
              <table:table-cell office:value-type="float" office:value="0.0340000018477">
                <text:p>0.0340000018477</text:p>
              </table:table-cell>
              <table:table-cell office:value-type="float" office:value="-0.0780211434208934">
                <text:p>-0.07802114342089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.15921024">
                <text:p>35.15921024</text:p>
              </table:table-cell>
              <table:table-cell office:value-type="float" office:value="0.0298999994993">
                <text:p>0.0298999994993</text:p>
              </table:table-cell>
              <table:table-cell office:value-type="float" office:value="0.041948765533628">
                <text:p>0.0419487655336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.264100096">
                <text:p>35.264100096</text:p>
              </table:table-cell>
              <table:table-cell office:value-type="float" office:value="0.0342999994755">
                <text:p>0.0342999994755</text:p>
              </table:table-cell>
              <table:table-cell office:value-type="float" office:value="-0.00954016303762071">
                <text:p>-0.009540163037620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.316510208">
                <text:p>35.316510208</text:p>
              </table:table-cell>
              <table:table-cell office:value-type="float" office:value="0.0337999984622">
                <text:p>0.0337999984622</text:p>
              </table:table-cell>
              <table:table-cell office:value-type="float" office:value="-0.00189713868297354">
                <text:p>-0.001897138682973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.369220096">
                <text:p>35.369220096</text:p>
              </table:table-cell>
              <table:table-cell office:value-type="float" office:value="0.0337000004947">
                <text:p>0.0337000004947</text:p>
              </table:table-cell>
              <table:table-cell office:value-type="float" office:value="-0.0214445416476781">
                <text:p>-0.02144454164767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.471810304">
                <text:p>35.471810304</text:p>
              </table:table-cell>
              <table:table-cell office:value-type="float" office:value="0.0315000005066">
                <text:p>0.0315000005066</text:p>
              </table:table-cell>
              <table:table-cell office:value-type="float" office:value="-0.0591038605303119">
                <text:p>-0.05910386053031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.524260352">
                <text:p>35.524260352</text:p>
              </table:table-cell>
              <table:table-cell office:value-type="float" office:value="0.0284000001848">
                <text:p>0.0284000001848</text:p>
              </table:table-cell>
              <table:table-cell office:value-type="float" office:value="-0.0152352168156616">
                <text:p>-0.01523521681566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.576770304">
                <text:p>35.57677030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0.0815473357234682">
                <text:p>0.08154733572346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.629500416">
                <text:p>35.629500416</text:p>
              </table:table-cell>
              <table:table-cell office:value-type="float" office:value="0.0318999998271">
                <text:p>0.0318999998271</text:p>
              </table:table-cell>
              <table:table-cell office:value-type="float" office:value="0.04768257727625">
                <text:p>0.047682577276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.681930496">
                <text:p>35.681930496</text:p>
              </table:table-cell>
              <table:table-cell office:value-type="float" office:value="0.0344000011683">
                <text:p>0.0344000011683</text:p>
              </table:table-cell>
              <table:table-cell office:value-type="float" office:value="0.0618560964413029">
                <text:p>0.06185609644130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5.735280128">
                <text:p>35.735280128</text:p>
              </table:table-cell>
              <table:table-cell office:value-type="float" office:value="0.0377000011504">
                <text:p>0.0377000011504</text:p>
              </table:table-cell>
              <table:table-cell office:value-type="float" office:value="-0.0226072805665077">
                <text:p>-0.02260728056650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5.788360448">
                <text:p>35.788360448</text:p>
              </table:table-cell>
              <table:table-cell office:value-type="float" office:value="0.0364999994636">
                <text:p>0.0364999994636</text:p>
              </table:table-cell>
              <table:table-cell office:value-type="float" office:value="-0.113526916324955">
                <text:p>-0.113526916324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.840330496">
                <text:p>35.840330496</text:p>
              </table:table-cell>
              <table:table-cell office:value-type="float" office:value="0.0306000001729">
                <text:p>0.0306000001729</text:p>
              </table:table-cell>
              <table:table-cell office:value-type="float" office:value="-0.0252183767349462">
                <text:p>-0.02521837673494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.891880192">
                <text:p>35.891880192</text:p>
              </table:table-cell>
              <table:table-cell office:value-type="float" office:value="0.0293000005186">
                <text:p>0.0293000005186</text:p>
              </table:table-cell>
              <table:table-cell office:value-type="float" office:value="0.0418568232558312">
                <text:p>0.04185682325583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94444032">
                <text:p>35.94444032</text:p>
              </table:table-cell>
              <table:table-cell office:value-type="float" office:value="0.0315000005066">
                <text:p>0.0315000005066</text:p>
              </table:table-cell>
              <table:table-cell office:value-type="float" office:value="0.151411454687414">
                <text:p>0.1514114546874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.046810368">
                <text:p>36.046810368</text:p>
              </table:table-cell>
              <table:table-cell office:value-type="float" office:value="0.0469999983907">
                <text:p>0.0469999983907</text:p>
              </table:table-cell>
              <table:table-cell office:value-type="float" office:value="0.199962162357185">
                <text:p>0.1999621623571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.098320128">
                <text:p>36.098320128</text:p>
              </table:table-cell>
              <table:table-cell office:value-type="float" office:value="0.0573000013828">
                <text:p>0.0573000013828</text:p>
              </table:table-cell>
              <table:table-cell office:value-type="float" office:value="0.139399584288869">
                <text:p>0.1393995842888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.149970176">
                <text:p>36.149970176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0.0334185603578338">
                <text:p>0.033418560357833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.251710208">
                <text:p>36.251710208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0.0340780340419781">
                <text:p>0.03407803404197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.304530176">
                <text:p>36.304530176</text:p>
              </table:table-cell>
              <table:table-cell office:value-type="float" office:value="0.0697000026703">
                <text:p>0.0697000026703</text:p>
              </table:table-cell>
              <table:table-cell office:value-type="float" office:value="0.0190439057342878">
                <text:p>0.01904390573428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.357040128">
                <text:p>36.357040128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322764327283447">
                <text:p>0.03227643272834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.409710336">
                <text:p>36.409710336</text:p>
              </table:table-cell>
              <table:table-cell office:value-type="float" office:value="0.0724000036716">
                <text:p>0.0724000036716</text:p>
              </table:table-cell>
              <table:table-cell office:value-type="float" office:value="-0.00936860337790741">
                <text:p>-0.009368603377907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.463080192">
                <text:p>36.463080192</text:p>
              </table:table-cell>
              <table:table-cell office:value-type="float" office:value="0.0719000026584">
                <text:p>0.0719000026584</text:p>
              </table:table-cell>
              <table:table-cell office:value-type="float" office:value="0.00766869862921769">
                <text:p>0.007668698629217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.515240192">
                <text:p>36.515240192</text:p>
              </table:table-cell>
              <table:table-cell office:value-type="float" office:value="0.0723000019789">
                <text:p>0.0723000019789</text:p>
              </table:table-cell>
              <table:table-cell office:value-type="float" office:value="-0.0625325401014057">
                <text:p>-0.06253254010140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.57281024">
                <text:p>36.57281024</text:p>
              </table:table-cell>
              <table:table-cell office:value-type="float" office:value="0.0687000006437">
                <text:p>0.0687000006437</text:p>
              </table:table-cell>
              <table:table-cell office:value-type="float" office:value="-0.168931972407319">
                <text:p>-0.1689319724073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.624310272">
                <text:p>36.624310272</text:p>
              </table:table-cell>
              <table:table-cell office:value-type="float" office:value="0.0599999986589">
                <text:p>0.0599999986589</text:p>
              </table:table-cell>
              <table:table-cell office:value-type="float" office:value="-0.240825634984702">
                <text:p>-0.2408256349847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.676630272">
                <text:p>36.676630272</text:p>
              </table:table-cell>
              <table:table-cell office:value-type="float" office:value="0.0474000014365">
                <text:p>0.0474000014365</text:p>
              </table:table-cell>
              <table:table-cell office:value-type="float" office:value="-0.237865229399187">
                <text:p>-0.2378652293991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.728340224">
                <text:p>36.728340224</text:p>
              </table:table-cell>
              <table:table-cell office:value-type="float" office:value="0.0351000018418">
                <text:p>0.0351000018418</text:p>
              </table:table-cell>
              <table:table-cell office:value-type="float" office:value="-0.319519390473618">
                <text:p>-0.3195193904736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.779980288">
                <text:p>36.779980288</text:p>
              </table:table-cell>
              <table:table-cell office:value-type="float" office:value="0.0186000000685">
                <text:p>0.0186000000685</text:p>
              </table:table-cell>
              <table:table-cell office:value-type="float" office:value="-0.0874891353924557">
                <text:p>-0.08748913539245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.83713024">
                <text:p>36.83713024</text:p>
              </table:table-cell>
              <table:table-cell office:value-type="float" office:value="0.0136000001803">
                <text:p>0.0136000001803</text:p>
              </table:table-cell>
              <table:table-cell office:value-type="float" office:value="0.182336228719467">
                <text:p>0.1823362287194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.889780224">
                <text:p>36.889780224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0.284993321183957">
                <text:p>0.2849933211839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.941360384">
                <text:p>36.941360384</text:p>
              </table:table-cell>
              <table:table-cell office:value-type="float" office:value="0.0379000008106">
                <text:p>0.0379000008106</text:p>
              </table:table-cell>
              <table:table-cell office:value-type="float" office:value="0.285051289901721">
                <text:p>0.2850512899017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.992930048">
                <text:p>36.992930048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0.131348319378961">
                <text:p>0.1313483193789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095710208">
                <text:p>37.095710208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0.14871288441527">
                <text:p>0.148712884415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.148160256">
                <text:p>37.148160256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22779032258127">
                <text:p>0.0227790322581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.200840192">
                <text:p>37.200840192</text:p>
              </table:table-cell>
              <table:table-cell office:value-type="float" office:value="0.0750999972224">
                <text:p>0.0750999972224</text:p>
              </table:table-cell>
              <table:table-cell office:value-type="float" office:value="-0.00953275700910628">
                <text:p>-0.009532757009106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.25329024">
                <text:p>37.25329024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-0.0400765434293463">
                <text:p>-0.04007654342934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305690112">
                <text:p>37.30569011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-0.0600309155658628">
                <text:p>-0.06003091556586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.357330176">
                <text:p>37.35733017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-0.0495144103083601">
                <text:p>-0.04951441030836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409840128">
                <text:p>37.409840128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-0.0361695896431002">
                <text:p>-0.03616958964310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.462370304">
                <text:p>37.462370304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-0.0246819980830839">
                <text:p>-0.02468199808308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515040256">
                <text:p>37.515040256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-0.0735221624234649">
                <text:p>-0.07352216242346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617050368">
                <text:p>37.617050368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-0.0874025885988677">
                <text:p>-0.08740258859886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669680384">
                <text:p>37.669680384</text:p>
              </table:table-cell>
              <table:table-cell office:value-type="float" office:value="0.0515000000596">
                <text:p>0.0515000000596</text:p>
              </table:table-cell>
              <table:table-cell office:value-type="float" office:value="0.0151314608610492">
                <text:p>0.01513146086104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722550272">
                <text:p>37.722550272</text:p>
              </table:table-cell>
              <table:table-cell office:value-type="float" office:value="0.0522999987006">
                <text:p>0.0522999987006</text:p>
              </table:table-cell>
              <table:table-cell office:value-type="float" office:value="0.102642027673106">
                <text:p>0.1026420276731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77516032">
                <text:p>37.77516032</text:p>
              </table:table-cell>
              <table:table-cell office:value-type="float" office:value="0.0577000007033">
                <text:p>0.0577000007033</text:p>
              </table:table-cell>
              <table:table-cell office:value-type="float" office:value="0.116367565427582">
                <text:p>0.1163675654275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827580416">
                <text:p>37.827580416</text:p>
              </table:table-cell>
              <table:table-cell office:value-type="float" office:value="0.0637999996543">
                <text:p>0.0637999996543</text:p>
              </table:table-cell>
              <table:table-cell office:value-type="float" office:value="0.0801838920567032">
                <text:p>0.08018389205670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879960064">
                <text:p>37.879960064</text:p>
              </table:table-cell>
              <table:table-cell office:value-type="float" office:value="0.0680000036955">
                <text:p>0.0680000036955</text:p>
              </table:table-cell>
              <table:table-cell office:value-type="float" office:value="0.0268815371671127">
                <text:p>0.02688153716711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932040192">
                <text:p>37.932040192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.0289743054795789">
                <text:p>0.028974305479578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7.983810304">
                <text:p>37.983810304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0.0534964540692896">
                <text:p>0.05349645406928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.036150272">
                <text:p>38.036150272</text:p>
              </table:table-cell>
              <table:table-cell office:value-type="float" office:value="0.0737000033259">
                <text:p>0.0737000033259</text:p>
              </table:table-cell>
              <table:table-cell office:value-type="float" office:value="-0.0536532962943733">
                <text:p>-0.05365329629437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.138660352">
                <text:p>38.138660352</text:p>
              </table:table-cell>
              <table:table-cell office:value-type="float" office:value="0.0681999996305">
                <text:p>0.0681999996305</text:p>
              </table:table-cell>
              <table:table-cell office:value-type="float" office:value="-0.0524739394839613">
                <text:p>-0.05247393948396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.192020224">
                <text:p>38.192020224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-0.0191021106571406">
                <text:p>-0.01910211065714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.244370176">
                <text:p>38.244370176</text:p>
              </table:table-cell>
              <table:table-cell office:value-type="float" office:value="0.0644000023603">
                <text:p>0.0644000023603</text:p>
              </table:table-cell>
              <table:table-cell office:value-type="float" office:value="-0.0154529053558934">
                <text:p>-0.01545290535589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296140288">
                <text:p>38.296140288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0.00190356738026645">
                <text:p>0.001903567380266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.348670208">
                <text:p>38.348670208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0.00181293648970389">
                <text:p>0.001812936489703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.403830272">
                <text:p>38.403830272</text:p>
              </table:table-cell>
              <table:table-cell office:value-type="float" office:value="0.0637999996543">
                <text:p>0.0637999996543</text:p>
              </table:table-cell>
              <table:table-cell office:value-type="float" office:value="0.015220711363223">
                <text:p>0.0152207113632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.456390144">
                <text:p>38.456390144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0.00762919531116479">
                <text:p>0.00762919531116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.508820224">
                <text:p>38.508820224</text:p>
              </table:table-cell>
              <table:table-cell office:value-type="float" office:value="0.0649999976158">
                <text:p>0.0649999976158</text:p>
              </table:table-cell>
              <table:table-cell office:value-type="float" office:value="0.0209843896375168">
                <text:p>0.02098438963751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.56124032">
                <text:p>38.56124032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0.0152178206670381">
                <text:p>0.01521782066703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.613810176">
                <text:p>38.613810176</text:p>
              </table:table-cell>
              <table:table-cell office:value-type="float" office:value="0.0668999999762">
                <text:p>0.0668999999762</text:p>
              </table:table-cell>
              <table:table-cell office:value-type="float" office:value="0.148316183522763">
                <text:p>0.1483161835227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666400512">
                <text:p>38.666400512</text:p>
              </table:table-cell>
              <table:table-cell office:value-type="float" office:value="0.0746999979019">
                <text:p>0.0746999979019</text:p>
              </table:table-cell>
              <table:table-cell office:value-type="float" office:value="0.0855679165022466">
                <text:p>0.08556791650224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718990336">
                <text:p>38.718990336</text:p>
              </table:table-cell>
              <table:table-cell office:value-type="float" office:value="0.0791999995708">
                <text:p>0.0791999995708</text:p>
              </table:table-cell>
              <table:table-cell office:value-type="float" office:value="0.0190913298848357">
                <text:p>0.01909132988483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.77137024">
                <text:p>38.77137024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388355847041023">
                <text:p>-0.003883558470410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.822870272">
                <text:p>38.82287027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387829543850374">
                <text:p>0.003878295438503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.874440192">
                <text:p>38.874440192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25028826560119">
                <text:p>-0.0250288265601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.926380288">
                <text:p>38.926380288</text:p>
              </table:table-cell>
              <table:table-cell office:value-type="float" office:value="0.0789000019431">
                <text:p>0.0789000019431</text:p>
              </table:table-cell>
              <table:table-cell office:value-type="float" office:value="-0.111317264348955">
                <text:p>-0.1113172643489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.028790272">
                <text:p>39.028790272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-0.149339079957354">
                <text:p>-0.1493390799573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.081020416">
                <text:p>39.081020416</text:p>
              </table:table-cell>
              <table:table-cell office:value-type="float" office:value="0.0597000010312">
                <text:p>0.0597000010312</text:p>
              </table:table-cell>
              <table:table-cell office:value-type="float" office:value="-0.147821486745897">
                <text:p>-0.1478214867458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.133110272">
                <text:p>39.133110272</text:p>
              </table:table-cell>
              <table:table-cell office:value-type="float" office:value="0.0520000010729">
                <text:p>0.0520000010729</text:p>
              </table:table-cell>
              <table:table-cell office:value-type="float" office:value="-0.180803996259597">
                <text:p>-0.1808039962595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.185100288">
                <text:p>39.185100288</text:p>
              </table:table-cell>
              <table:table-cell office:value-type="float" office:value="0.0425999984145">
                <text:p>0.0425999984145</text:p>
              </table:table-cell>
              <table:table-cell office:value-type="float" office:value="-0.226260910636819">
                <text:p>-0.2262609106368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.236810496">
                <text:p>39.236810496</text:p>
              </table:table-cell>
              <table:table-cell office:value-type="float" office:value="0.0308999996632">
                <text:p>0.0308999996632</text:p>
              </table:table-cell>
              <table:table-cell office:value-type="float" office:value="-0.279504489630246">
                <text:p>-0.2795044896302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9.28833024">
                <text:p>39.28833024</text:p>
              </table:table-cell>
              <table:table-cell office:value-type="float" office:value="0.0164999999106">
                <text:p>0.0164999999106</text:p>
              </table:table-cell>
              <table:table-cell office:value-type="float" office:value="-0.207593224892551">
                <text:p>-0.2075932248925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.341800192">
                <text:p>39.341800192</text:p>
              </table:table-cell>
              <table:table-cell office:value-type="float" office:value="0.00540000014007">
                <text:p>0.00540000014007</text:p>
              </table:table-cell>
              <table:table-cell office:value-type="float" office:value="0.178165058033841">
                <text:p>0.1781650580338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.394560256">
                <text:p>39.394560256</text:p>
              </table:table-cell>
              <table:table-cell office:value-type="float" office:value="0.0148000000045">
                <text:p>0.0148000000045</text:p>
              </table:table-cell>
              <table:table-cell office:value-type="float" office:value="0.265918543396287">
                <text:p>0.2659185433962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.447960064">
                <text:p>39.447960064</text:p>
              </table:table-cell>
              <table:table-cell office:value-type="float" office:value="0.0289999991655">
                <text:p>0.0289999991655</text:p>
              </table:table-cell>
              <table:table-cell office:value-type="float" office:value="0.248832985174517">
                <text:p>0.2488329851745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.499400192">
                <text:p>39.499400192</text:p>
              </table:table-cell>
              <table:table-cell office:value-type="float" office:value="0.0417999997735">
                <text:p>0.0417999997735</text:p>
              </table:table-cell>
              <table:table-cell office:value-type="float" office:value="0.268745909095238">
                <text:p>0.2687459090952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.552610304">
                <text:p>39.552610304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0.0561589518664417">
                <text:p>0.05615895186644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.60603008">
                <text:p>39.60603008</text:p>
              </table:table-cell>
              <table:table-cell office:value-type="float" office:value="0.0590999983251">
                <text:p>0.0590999983251</text:p>
              </table:table-cell>
              <table:table-cell office:value-type="float" office:value="0.0477553277553357">
                <text:p>0.04775532775533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.658380288">
                <text:p>39.658380288</text:p>
              </table:table-cell>
              <table:table-cell office:value-type="float" office:value="0.0615999996662">
                <text:p>0.0615999996662</text:p>
              </table:table-cell>
              <table:table-cell office:value-type="float" office:value="0.0626306456225416">
                <text:p>0.06263064562254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.711070208">
                <text:p>39.711070208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0.0349242206941222">
                <text:p>0.03492422069412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.762610176">
                <text:p>39.762610176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13526473437445">
                <text:p>-0.0135264734374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.81436032">
                <text:p>39.81436032</text:p>
              </table:table-cell>
              <table:table-cell office:value-type="float" office:value="0.0659999996424">
                <text:p>0.0659999996424</text:p>
              </table:table-cell>
              <table:table-cell office:value-type="float" office:value="-0.0949064050557373">
                <text:p>-0.09490640505573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.865990144">
                <text:p>39.865990144</text:p>
              </table:table-cell>
              <table:table-cell office:value-type="float" office:value="0.0610999986529">
                <text:p>0.0610999986529</text:p>
              </table:table-cell>
              <table:table-cell office:value-type="float" office:value="-0.154285042263822">
                <text:p>-0.1542850422638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.918490368">
                <text:p>39.918490368</text:p>
              </table:table-cell>
              <table:table-cell office:value-type="float" office:value="0.0529999993742">
                <text:p>0.0529999993742</text:p>
              </table:table-cell>
              <table:table-cell office:value-type="float" office:value="-0.220684667558705">
                <text:p>-0.2206846675587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.97196032">
                <text:p>39.97196032</text:p>
              </table:table-cell>
              <table:table-cell office:value-type="float" office:value="0.0412000007927">
                <text:p>0.0412000007927</text:p>
              </table:table-cell>
              <table:table-cell office:value-type="float" office:value="-0.259691080521013">
                <text:p>-0.2596910805210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.02433024">
                <text:p>40.0243302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-0.242227359685506">
                <text:p>-0.2422273596855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.07676032">
                <text:p>40.07676032</text:p>
              </table:table-cell>
              <table:table-cell office:value-type="float" office:value="0.0148999998346">
                <text:p>0.0148999998346</text:p>
              </table:table-cell>
              <table:table-cell office:value-type="float" office:value="-0.154022187723063">
                <text:p>-0.1540221877230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.129350144">
                <text:p>40.129350144</text:p>
              </table:table-cell>
              <table:table-cell office:value-type="float" office:value="0.00680000009015">
                <text:p>0.00680000009015</text:p>
              </table:table-cell>
              <table:table-cell office:value-type="float" office:value="0.0212930477545964">
                <text:p>0.02129304775459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.181010176">
                <text:p>40.181010176</text:p>
              </table:table-cell>
              <table:table-cell office:value-type="float" office:value="0.00789999961853">
                <text:p>0.00789999961853</text:p>
              </table:table-cell>
              <table:table-cell office:value-type="float" office:value="0.112824031596926">
                <text:p>0.1128240315969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.234190336">
                <text:p>40.234190336</text:p>
              </table:table-cell>
              <table:table-cell office:value-type="float" office:value="0.0138999996707">
                <text:p>0.0138999996707</text:p>
              </table:table-cell>
              <table:table-cell office:value-type="float" office:value="0.0416666840795472">
                <text:p>0.04166668407954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.286990336">
                <text:p>40.286990336</text:p>
              </table:table-cell>
              <table:table-cell office:value-type="float" office:value="0.0161000005901">
                <text:p>0.0161000005901</text:p>
              </table:table-cell>
              <table:table-cell office:value-type="float" office:value="0.0858984394094562">
                <text:p>0.08589843940945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.342870272">
                <text:p>40.342870272</text:p>
              </table:table-cell>
              <table:table-cell office:value-type="float" office:value="0.0208999998868">
                <text:p>0.0208999998868</text:p>
              </table:table-cell>
              <table:table-cell office:value-type="float" office:value="0.0992921082570244">
                <text:p>0.09929210825702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.444590336">
                <text:p>40.444590336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0.220952495077714">
                <text:p>0.2209524950777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.497090304">
                <text:p>40.497090304</text:p>
              </table:table-cell>
              <table:table-cell office:value-type="float" office:value="0.0425999984145">
                <text:p>0.0425999984145</text:p>
              </table:table-cell>
              <table:table-cell office:value-type="float" office:value="0.187358287988849">
                <text:p>0.1873582879888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.54993024">
                <text:p>40.54993024</text:p>
              </table:table-cell>
              <table:table-cell office:value-type="float" office:value="0.0524999983609">
                <text:p>0.0524999983609</text:p>
              </table:table-cell>
              <table:table-cell office:value-type="float" office:value="0.147587051573869">
                <text:p>0.1475870515738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.602780416">
                <text:p>40.602780416</text:p>
              </table:table-cell>
              <table:table-cell office:value-type="float" office:value="0.0603000000119">
                <text:p>0.0603000000119</text:p>
              </table:table-cell>
              <table:table-cell office:value-type="float" office:value="0.0941624063009169">
                <text:p>0.09416240630091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.655880192">
                <text:p>40.655880192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337015362277925">
                <text:p>0.03370153622779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.70929024">
                <text:p>40.70929024</text:p>
              </table:table-cell>
              <table:table-cell office:value-type="float" office:value="0.0671000033617">
                <text:p>0.0671000033617</text:p>
              </table:table-cell>
              <table:table-cell office:value-type="float" office:value="0.0768045962771058">
                <text:p>0.07680459627710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.761370368">
                <text:p>40.761370368</text:p>
              </table:table-cell>
              <table:table-cell office:value-type="float" office:value="0.0710999965668">
                <text:p>0.0710999965668</text:p>
              </table:table-cell>
              <table:table-cell office:value-type="float" office:value="0.122864690376563">
                <text:p>0.1228646903765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.813460224">
                <text:p>40.813460224</text:p>
              </table:table-cell>
              <table:table-cell office:value-type="float" office:value="0.077500000596">
                <text:p>0.077500000596</text:p>
              </table:table-cell>
              <table:table-cell office:value-type="float" office:value="0.0416587891429775">
                <text:p>0.04165878914297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.866270208">
                <text:p>40.86627020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2947222411501">
                <text:p>0.0029472224115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.96806016">
                <text:p>40.9680601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562884807171728">
                <text:p>-0.05628848071717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.019580416">
                <text:p>41.019580416</text:p>
              </table:table-cell>
              <table:table-cell office:value-type="float" office:value="0.0771000012755">
                <text:p>0.0771000012755</text:p>
              </table:table-cell>
              <table:table-cell office:value-type="float" office:value="-0.129443937902324">
                <text:p>-0.1294439379023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.071340288">
                <text:p>41.071340288</text:p>
              </table:table-cell>
              <table:table-cell office:value-type="float" office:value="0.0703999996185">
                <text:p>0.0703999996185</text:p>
              </table:table-cell>
              <table:table-cell office:value-type="float" office:value="-0.131403616440172">
                <text:p>-0.1314036164401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.12385024">
                <text:p>41.12385024</text:p>
              </table:table-cell>
              <table:table-cell office:value-type="float" office:value="0.0635000020266">
                <text:p>0.0635000020266</text:p>
              </table:table-cell>
              <table:table-cell office:value-type="float" office:value="-0.147727303998112">
                <text:p>-0.147727303998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.17665024">
                <text:p>41.17665024</text:p>
              </table:table-cell>
              <table:table-cell office:value-type="float" office:value="0.0557000003755">
                <text:p>0.0557000003755</text:p>
              </table:table-cell>
              <table:table-cell office:value-type="float" office:value="-0.16032414492362">
                <text:p>-0.160324144923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.228420352">
                <text:p>41.228420352</text:p>
              </table:table-cell>
              <table:table-cell office:value-type="float" office:value="0.0474000014365">
                <text:p>0.0474000014365</text:p>
              </table:table-cell>
              <table:table-cell office:value-type="float" office:value="-0.207541286864264">
                <text:p>-0.2075412868642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.280940032">
                <text:p>41.280940032</text:p>
              </table:table-cell>
              <table:table-cell office:value-type="float" office:value="0.0364999994636">
                <text:p>0.0364999994636</text:p>
              </table:table-cell>
              <table:table-cell office:value-type="float" office:value="-0.181608666901982">
                <text:p>-0.1816086669019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.333250304">
                <text:p>41.333250304</text:p>
              </table:table-cell>
              <table:table-cell office:value-type="float" office:value="0.0270000007004">
                <text:p>0.0270000007004</text:p>
              </table:table-cell>
              <table:table-cell office:value-type="float" office:value="-0.0680788587234121">
                <text:p>-0.06807885872341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.386130176">
                <text:p>41.386130176</text:p>
              </table:table-cell>
              <table:table-cell office:value-type="float" office:value="0.0233999993652">
                <text:p>0.0233999993652</text:p>
              </table:table-cell>
              <table:table-cell office:value-type="float" office:value="0.051842159325646">
                <text:p>0.0518421593256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.440140288">
                <text:p>41.440140288</text:p>
              </table:table-cell>
              <table:table-cell office:value-type="float" office:value="0.0262000001967">
                <text:p>0.0262000001967</text:p>
              </table:table-cell>
              <table:table-cell office:value-type="float" office:value="0.144596970584318">
                <text:p>0.1445969705843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.49270016">
                <text:p>41.49270016</text:p>
              </table:table-cell>
              <table:table-cell office:value-type="float" office:value="0.0337999984622">
                <text:p>0.0337999984622</text:p>
              </table:table-cell>
              <table:table-cell office:value-type="float" office:value="0.0939230592108532">
                <text:p>0.09392305921085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.599170304">
                <text:p>41.599170304</text:p>
              </table:table-cell>
              <table:table-cell office:value-type="float" office:value="0.0438000001013">
                <text:p>0.0438000001013</text:p>
              </table:table-cell>
              <table:table-cell office:value-type="float" office:value="0.099217468132873">
                <text:p>0.0992174681328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.651580416">
                <text:p>41.651580416</text:p>
              </table:table-cell>
              <table:table-cell office:value-type="float" office:value="0.0489999987185">
                <text:p>0.0489999987185</text:p>
              </table:table-cell>
              <table:table-cell office:value-type="float" office:value="0.0730632737667824">
                <text:p>0.07306327376678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.703590144">
                <text:p>41.703590144</text:p>
              </table:table-cell>
              <table:table-cell office:value-type="float" office:value="0.0527999997139">
                <text:p>0.0527999997139</text:p>
              </table:table-cell>
              <table:table-cell office:value-type="float" office:value="0.10556060019251">
                <text:p>0.105560600192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.756640256">
                <text:p>41.756640256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0.0723427528346546">
                <text:p>0.07234275283465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.810550272">
                <text:p>41.810550272</text:p>
              </table:table-cell>
              <table:table-cell office:value-type="float" office:value="0.0623000003397">
                <text:p>0.0623000003397</text:p>
              </table:table-cell>
              <table:table-cell office:value-type="float" office:value="-0.019044047621677">
                <text:p>-0.0190440476216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.863060224">
                <text:p>41.863060224</text:p>
              </table:table-cell>
              <table:table-cell office:value-type="float" office:value="0.0612999983132">
                <text:p>0.0612999983132</text:p>
              </table:table-cell>
              <table:table-cell office:value-type="float" office:value="-0.0724636276206646">
                <text:p>-0.07246362762066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.915500288">
                <text:p>41.915500288</text:p>
              </table:table-cell>
              <table:table-cell office:value-type="float" office:value="0.0575000010431">
                <text:p>0.0575000010431</text:p>
              </table:table-cell>
              <table:table-cell office:value-type="float" office:value="-0.0324862071446481">
                <text:p>-0.03248620714464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.967830272">
                <text:p>41.967830272</text:p>
              </table:table-cell>
              <table:table-cell office:value-type="float" office:value="0.055799998343">
                <text:p>0.055799998343</text:p>
              </table:table-cell>
              <table:table-cell office:value-type="float" office:value="-0.0538458689280304">
                <text:p>-0.05384586892803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.019830528">
                <text:p>42.019830528</text:p>
              </table:table-cell>
              <table:table-cell office:value-type="float" office:value="0.0529999993742">
                <text:p>0.0529999993742</text:p>
              </table:table-cell>
              <table:table-cell office:value-type="float" office:value="-0.146831859738742">
                <text:p>-0.1468318597387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.0715904">
                <text:p>42.0715904</text:p>
              </table:table-cell>
              <table:table-cell office:value-type="float" office:value="0.0454000011086">
                <text:p>0.0454000011086</text:p>
              </table:table-cell>
              <table:table-cell office:value-type="float" office:value="-0.283401093288092">
                <text:p>-0.2834010932880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.123460352">
                <text:p>42.123460352</text:p>
              </table:table-cell>
              <table:table-cell office:value-type="float" office:value="0.030700000003">
                <text:p>0.030700000003</text:p>
              </table:table-cell>
              <table:table-cell office:value-type="float" office:value="-0.161171092897825">
                <text:p>-0.161171092897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.177440256">
                <text:p>42.177440256</text:p>
              </table:table-cell>
              <table:table-cell office:value-type="float" office:value="0.0219999998808">
                <text:p>0.0219999998808</text:p>
              </table:table-cell>
              <table:table-cell office:value-type="float" office:value="-0.0377928554243634">
                <text:p>-0.03779285542436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.23036032">
                <text:p>42.23036032</text:p>
              </table:table-cell>
              <table:table-cell office:value-type="float" office:value="0.019999999553">
                <text:p>0.019999999553</text:p>
              </table:table-cell>
              <table:table-cell office:value-type="float" office:value="0.127936032636682">
                <text:p>0.1279360326366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.28273024">
                <text:p>42.28273024</text:p>
              </table:table-cell>
              <table:table-cell office:value-type="float" office:value="0.0266999993473">
                <text:p>0.0266999993473</text:p>
              </table:table-cell>
              <table:table-cell office:value-type="float" office:value="0.206028903232035">
                <text:p>0.2060289032320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.33515008">
                <text:p>42.33515008</text:p>
              </table:table-cell>
              <table:table-cell office:value-type="float" office:value="0.0375000014901">
                <text:p>0.0375000014901</text:p>
              </table:table-cell>
              <table:table-cell office:value-type="float" office:value="0.159968837040237">
                <text:p>0.1599688370402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.387660288">
                <text:p>42.387660288</text:p>
              </table:table-cell>
              <table:table-cell office:value-type="float" office:value="0.0458999983966">
                <text:p>0.0458999983966</text:p>
              </table:table-cell>
              <table:table-cell office:value-type="float" office:value="0.159816974414512">
                <text:p>0.1598169744145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.440220416">
                <text:p>42.440220416</text:p>
              </table:table-cell>
              <table:table-cell office:value-type="float" office:value="0.0542999990284">
                <text:p>0.0542999990284</text:p>
              </table:table-cell>
              <table:table-cell office:value-type="float" office:value="0.135501257234991">
                <text:p>0.1355012572349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.491880448">
                <text:p>42.491880448</text:p>
              </table:table-cell>
              <table:table-cell office:value-type="float" office:value="0.0612999983132">
                <text:p>0.0612999983132</text:p>
              </table:table-cell>
              <table:table-cell office:value-type="float" office:value="-0.011454755258811">
                <text:p>-0.0114547552588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.544260352">
                <text:p>42.544260352</text:p>
              </table:table-cell>
              <table:table-cell office:value-type="float" office:value="0.0606999993324">
                <text:p>0.0606999993324</text:p>
              </table:table-cell>
              <table:table-cell office:value-type="float" office:value="-0.168067495357626">
                <text:p>-0.1680674953576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.646600192">
                <text:p>42.646600192</text:p>
              </table:table-cell>
              <table:table-cell office:value-type="float" office:value="0.0434999987483">
                <text:p>0.0434999987483</text:p>
              </table:table-cell>
              <table:table-cell office:value-type="float" office:value="-0.23795960958819">
                <text:p>-0.237959609588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.699130112">
                <text:p>42.699130112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-0.238583743375581">
                <text:p>-0.2385837433755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.752780032">
                <text:p>42.752780032</text:p>
              </table:table-cell>
              <table:table-cell office:value-type="float" office:value="0.018200000748">
                <text:p>0.018200000748</text:p>
              </table:table-cell>
              <table:table-cell office:value-type="float" office:value="-0.189008722572732">
                <text:p>-0.1890087225727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.809920256">
                <text:p>42.809920256</text:p>
              </table:table-cell>
              <table:table-cell office:value-type="float" office:value="0.00740000000224">
                <text:p>0.00740000000224</text:p>
              </table:table-cell>
              <table:table-cell office:value-type="float" office:value="0.143843406777358">
                <text:p>0.1438434067773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.862060288">
                <text:p>42.862060288</text:p>
              </table:table-cell>
              <table:table-cell office:value-type="float" office:value="0.0148999998346">
                <text:p>0.0148999998346</text:p>
              </table:table-cell>
              <table:table-cell office:value-type="float" office:value="0.237754341535272">
                <text:p>0.2377543415352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.918000384">
                <text:p>42.918000384</text:p>
              </table:table-cell>
              <table:table-cell office:value-type="float" office:value="0.0282000005245">
                <text:p>0.0282000005245</text:p>
              </table:table-cell>
              <table:table-cell office:value-type="float" office:value="0.245080158493921">
                <text:p>0.2450801584939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.96982016">
                <text:p>42.96982016</text:p>
              </table:table-cell>
              <table:table-cell office:value-type="float" office:value="0.0408999994397">
                <text:p>0.0408999994397</text:p>
              </table:table-cell>
              <table:table-cell office:value-type="float" office:value="0.183851184981513">
                <text:p>0.1838511849815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3.022580224">
                <text:p>43.022580224</text:p>
              </table:table-cell>
              <table:table-cell office:value-type="float" office:value="0.0505999997258">
                <text:p>0.0505999997258</text:p>
              </table:table-cell>
              <table:table-cell office:value-type="float" office:value="0.00390052908914213">
                <text:p>0.003900529089142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.12513024">
                <text:p>43.12513024</text:p>
              </table:table-cell>
              <table:table-cell office:value-type="float" office:value="0.0509999990463">
                <text:p>0.0509999990463</text:p>
              </table:table-cell>
              <table:table-cell office:value-type="float" office:value="0.0205453496777447">
                <text:p>0.02054534967774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.178670336">
                <text:p>43.178670336</text:p>
              </table:table-cell>
              <table:table-cell office:value-type="float" office:value="0.0520999990404">
                <text:p>0.0520999990404</text:p>
              </table:table-cell>
              <table:table-cell office:value-type="float" office:value="-0.0151975425721894">
                <text:p>-0.01519754257218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.231310336">
                <text:p>43.231310336</text:p>
              </table:table-cell>
              <table:table-cell office:value-type="float" office:value="0.0513000003994">
                <text:p>0.0513000003994</text:p>
              </table:table-cell>
              <table:table-cell office:value-type="float" office:value="-0.142747953148602">
                <text:p>-0.1427479531486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.283850496">
                <text:p>43.283850496</text:p>
              </table:table-cell>
              <table:table-cell office:value-type="float" office:value="0.0438000001013">
                <text:p>0.0438000001013</text:p>
              </table:table-cell>
              <table:table-cell office:value-type="float" office:value="-0.205440933300235">
                <text:p>-0.2054409333002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3.336420352">
                <text:p>43.336420352</text:p>
              </table:table-cell>
              <table:table-cell office:value-type="float" office:value="0.0329999998212">
                <text:p>0.0329999998212</text:p>
              </table:table-cell>
              <table:table-cell office:value-type="float" office:value="-0.164112228581815">
                <text:p>-0.1641122285818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.391870208">
                <text:p>43.391870208</text:p>
              </table:table-cell>
              <table:table-cell office:value-type="float" office:value="0.0239000003785">
                <text:p>0.0239000003785</text:p>
              </table:table-cell>
              <table:table-cell office:value-type="float" office:value="-0.0343838302915625">
                <text:p>-0.03438383029156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.444220416">
                <text:p>43.444220416</text:p>
              </table:table-cell>
              <table:table-cell office:value-type="float" office:value="0.0220999997109">
                <text:p>0.0220999997109</text:p>
              </table:table-cell>
              <table:table-cell office:value-type="float" office:value="0.118072868238384">
                <text:p>0.1180728682383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.496730368">
                <text:p>43.496730368</text:p>
              </table:table-cell>
              <table:table-cell office:value-type="float" office:value="0.0283000003546">
                <text:p>0.0283000003546</text:p>
              </table:table-cell>
              <table:table-cell office:value-type="float" office:value="0.169814553773503">
                <text:p>0.1698145537735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54914048">
                <text:p>43.54914048</text:p>
              </table:table-cell>
              <table:table-cell office:value-type="float" office:value="0.0372000001371">
                <text:p>0.0372000001371</text:p>
              </table:table-cell>
              <table:table-cell office:value-type="float" office:value="0.160468987103348">
                <text:p>0.1604689871033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.602110208">
                <text:p>43.602110208</text:p>
              </table:table-cell>
              <table:table-cell office:value-type="float" office:value="0.0456999987364">
                <text:p>0.0456999987364</text:p>
              </table:table-cell>
              <table:table-cell office:value-type="float" office:value="0.201355076325991">
                <text:p>0.201355076325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3.655250176">
                <text:p>43.655250176</text:p>
              </table:table-cell>
              <table:table-cell office:value-type="float" office:value="0.056400001049">
                <text:p>0.056400001049</text:p>
              </table:table-cell>
              <table:table-cell office:value-type="float" office:value="0.114612672755761">
                <text:p>0.1146126727557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.707600384">
                <text:p>43.707600384</text:p>
              </table:table-cell>
              <table:table-cell office:value-type="float" office:value="0.0623999983072">
                <text:p>0.0623999983072</text:p>
              </table:table-cell>
              <table:table-cell office:value-type="float" office:value="0.133663848767674">
                <text:p>0.1336638487676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3.75997056">
                <text:p>43.7599705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.0913595632882691">
                <text:p>0.09135956328826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3.812510208">
                <text:p>43.812510208</text:p>
              </table:table-cell>
              <table:table-cell office:value-type="float" office:value="0.0741999968886">
                <text:p>0.0741999968886</text:p>
              </table:table-cell>
              <table:table-cell office:value-type="float" office:value="0.0076453893558876">
                <text:p>0.00764538935588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3.864830208">
                <text:p>43.864830208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-0.0723673242112261">
                <text:p>-0.07236732421122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.91734016">
                <text:p>43.91734016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-0.107940964011855">
                <text:p>-0.1079409640118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.969220352">
                <text:p>43.969220352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-0.13320674032264">
                <text:p>-0.133206740322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.02177024">
                <text:p>44.02177024</text:p>
              </table:table-cell>
              <table:table-cell office:value-type="float" office:value="0.0582000017166">
                <text:p>0.0582000017166</text:p>
              </table:table-cell>
              <table:table-cell office:value-type="float" office:value="-0.1132150450424">
                <text:p>-0.11321504504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.124230144">
                <text:p>44.124230144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-0.141086593577558">
                <text:p>-0.1410865935775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.176680192">
                <text:p>44.176680192</text:p>
              </table:table-cell>
              <table:table-cell office:value-type="float" office:value="0.0392000004649">
                <text:p>0.0392000004649</text:p>
              </table:table-cell>
              <table:table-cell office:value-type="float" office:value="-0.141113454880617">
                <text:p>-0.1411134548806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.229120256">
                <text:p>44.229120256</text:p>
              </table:table-cell>
              <table:table-cell office:value-type="float" office:value="0.0318000018597">
                <text:p>0.0318000018597</text:p>
              </table:table-cell>
              <table:table-cell office:value-type="float" office:value="-0.132078586594605">
                <text:p>-0.1320785865946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.2843904">
                <text:p>44.2843904</text:p>
              </table:table-cell>
              <table:table-cell office:value-type="float" office:value="0.0244999993593">
                <text:p>0.0244999993593</text:p>
              </table:table-cell>
              <table:table-cell office:value-type="float" office:value="-0.136644059864484">
                <text:p>-0.1366440598644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.336350208">
                <text:p>44.336350208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-0.140276204934064">
                <text:p>-0.1402762049340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.3883904">
                <text:p>44.3883904</text:p>
              </table:table-cell>
              <table:table-cell office:value-type="float" office:value="0.0100999996066">
                <text:p>0.0100999996066</text:p>
              </table:table-cell>
              <table:table-cell office:value-type="float" office:value="-0.129426059810679">
                <text:p>-0.1294260598106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.440930048">
                <text:p>44.440930048</text:p>
              </table:table-cell>
              <table:table-cell office:value-type="float" office:value="0.00329999998212">
                <text:p>0.00329999998212</text:p>
              </table:table-cell>
              <table:table-cell office:value-type="float" office:value="-0.0573063619512457">
                <text:p>-0.05730636195124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493280256">
                <text:p>44.493280256</text:p>
              </table:table-cell>
              <table:table-cell office:value-type="float" office:value="0.000300000014249">
                <text:p>0.000300000014249</text:p>
              </table:table-cell>
              <table:table-cell office:value-type="float" office:value="-0.00372022069194038">
                <text:p>-0.003720220691940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.547040512">
                <text:p>44.54704051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.59964032">
                <text:p>44.59964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.65116032">
                <text:p>44.65116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.703040256">
                <text:p>44.70304025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.80534016">
                <text:p>44.805340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.857940224">
                <text:p>44.85794022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.910490368">
                <text:p>44.9104903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4.962290176">
                <text:p>44.96229017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014600192">
                <text:p>45.01460019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3573239509024">
                <text:p>-0.001935732395090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066260224">
                <text:p>45.066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118910208">
                <text:p>45.11891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171390208">
                <text:p>45.1713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222980096">
                <text:p>45.222980096</text:p>
              </table:table-cell>
              <table:table-cell office:value-type="float" office:value="0">
                <text:p>0</text:p>
              </table:table-cell>
              <table:table-cell office:value-type="float" office:value="0.00189428835437322">
                <text:p>0.001894288354373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275770368">
                <text:p>45.2757703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87055849853488">
                <text:p>-0.001870558498534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329230336">
                <text:p>45.3292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381600256">
                <text:p>45.3816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4344704">
                <text:p>45.434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488610304">
                <text:p>45.4886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.541060352">
                <text:p>45.5410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.593580032">
                <text:p>45.593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646330368">
                <text:p>45.6463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.703470336">
                <text:p>45.7034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.756000256">
                <text:p>45.7560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.8083904">
                <text:p>45.808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.861840128">
                <text:p>45.8618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.913940224">
                <text:p>45.9139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966530304">
                <text:p>45.9665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.01953024">
                <text:p>46.01953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.072060416">
                <text:p>46.0720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.124400384">
                <text:p>46.1244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.176840192">
                <text:p>46.1768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.2291904">
                <text:p>46.229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.330850304">
                <text:p>46.3308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6.3858304">
                <text:p>46.3858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.438010112">
                <text:p>46.4380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.492940288">
                <text:p>46.4929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.546070272">
                <text:p>46.5460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6.598670336">
                <text:p>46.5986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6.701060352">
                <text:p>46.7010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6.753760256">
                <text:p>46.753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.806380288">
                <text:p>46.8063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6.859200256">
                <text:p>46.859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6.914580224">
                <text:p>46.9145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.01627008">
                <text:p>47.016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.069230336">
                <text:p>47.0692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122550528">
                <text:p>47.12255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17515008">
                <text:p>47.1751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227640064">
                <text:p>47.2276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280250368">
                <text:p>47.2802503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752cm" svg:height="9cm" xlink:href=".." xlink:type="simple" chart:class="chart:scatter" chart:style-name="ch1">
        <chart:legend chart:legend-position="end" svg:x="39.455cm" svg:y="4.201cm" style:legend-expansion="high" chart:style-name="ch2"/>
        <chart:plot-area chart:style-name="ch3" table:cell-range-address="Sheet1.B2:Sheet1.B830 Sheet1.J1:Sheet1.J830" chart:data-source-has-labels="row" svg:x="0.835cm" svg:y="0.18cm" svg:width="37.785cm" svg:height="8.64cm">
          <chartooo:coordinate-region svg:x="1.562cm" svg:y="0.379cm" svg:width="36.8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830" chart:label-cell-address="Sheet1.J1:Sheet1.J1" chart:class="chart:scatter">
            <chart:domain table:cell-range-address="Sheet1.B2:Sheet1.B830"/>
            <chart:data-point chart:repeated="8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830</svg:desc>
                </draw:g>
              </table:table-cell>
              <table:table-cell office:value-type="float" office:value="8.02499961853">
                <text:p>8.02499961853</text:p>
                <draw:g>
                  <svg:desc>Sheet1.J2:Sheet1.J8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890176">
                <text:p>0.05189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620352">
                <text:p>0.1036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5570432">
                <text:p>0.15557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920256">
                <text:p>0.20992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960448">
                <text:p>0.26196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760256">
                <text:p>0.31376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5360384">
                <text:p>0.36536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6860288">
                <text:p>0.4668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300352">
                <text:p>0.51930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1840256">
                <text:p>0.57184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220416">
                <text:p>0.62422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6790272">
                <text:p>0.6767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6300288">
                <text:p>0.7363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740352">
                <text:p>0.78874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370112">
                <text:p>0.84137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690112">
                <text:p>0.89369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090496">
                <text:p>0.9460904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970368">
                <text:p>0.99897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1490176">
                <text:p>1.10149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0321024">
                <text:p>1.20321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5450368">
                <text:p>1.25545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7990272">
                <text:p>1.3079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0640128">
                <text:p>1.41064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63400192">
                <text:p>1.46340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1521024">
                <text:p>1.51521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849024">
                <text:p>1.5684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1210368">
                <text:p>1.62121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3960192">
                <text:p>1.6739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6550016">
                <text:p>1.726550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78610176">
                <text:p>1.77861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3042048">
                <text:p>1.83042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1950208">
                <text:p>1.88195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4420224">
                <text:p>1.93442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7780352">
                <text:p>1.98778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9440384">
                <text:p>2.03944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1920384">
                <text:p>2.09192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4430336">
                <text:p>2.14443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6710144">
                <text:p>2.19671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1430272">
                <text:p>2.3014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345024">
                <text:p>2.3534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593024">
                <text:p>2.40593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57620224">
                <text:p>2.45762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09070336">
                <text:p>2.5090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140032">
                <text:p>2.5614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13730304">
                <text:p>2.6137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6110208">
                <text:p>2.66611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8540288">
                <text:p>2.7185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71890432">
                <text:p>2.77189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0280192">
                <text:p>2.8302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3340288">
                <text:p>2.8833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35870464">
                <text:p>2.93587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8827008">
                <text:p>2.98827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017024">
                <text:p>3.04017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2270208">
                <text:p>3.14227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94690304">
                <text:p>3.19469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47060224">
                <text:p>3.2470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0012032">
                <text:p>3.3001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536704">
                <text:p>3.35367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05150208">
                <text:p>3.40515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729024">
                <text:p>3.4572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09920256">
                <text:p>3.50992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62050304">
                <text:p>3.56205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6630272">
                <text:p>3.6166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69210368">
                <text:p>3.66921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20990208">
                <text:p>3.72099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73520384">
                <text:p>3.77352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26070272">
                <text:p>3.8260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78940416">
                <text:p>3.87894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32420352">
                <text:p>3.9324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84990208">
                <text:p>3.98499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38920448">
                <text:p>4.03892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91500032">
                <text:p>4.09150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443904">
                <text:p>4.14439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7150336">
                <text:p>4.24715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99660288">
                <text:p>4.299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52430336">
                <text:p>4.35243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04280064">
                <text:p>4.40428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57140224">
                <text:p>4.4571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898048">
                <text:p>4.50898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10304">
                <text:p>4.56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130304">
                <text:p>4.61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9120256">
                <text:p>4.66912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72130048">
                <text:p>4.7213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74640384">
                <text:p>4.77464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27200256">
                <text:p>4.82720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79830272">
                <text:p>4.8798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32220416">
                <text:p>4.93222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84770304">
                <text:p>4.98477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3682048">
                <text:p>5.03682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094120448">
                <text:p>5.09412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459904">
                <text:p>5.14599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19852032">
                <text:p>5.1985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54800384">
                <text:p>5.25480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06480384">
                <text:p>5.30648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08620288">
                <text:p>5.4086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61140224">
                <text:p>5.4611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12900352">
                <text:p>5.51290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6678016">
                <text:p>5.56678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19550208">
                <text:p>5.61955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75020032">
                <text:p>5.67502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727760128">
                <text:p>5.72776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80430336">
                <text:p>5.78043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83010304">
                <text:p>5.8830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3569024">
                <text:p>5.9356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7710208">
                <text:p>5.98771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3970048">
                <text:p>6.0397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41440256">
                <text:p>6.14144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93170432">
                <text:p>6.19317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45610496">
                <text:p>6.2456104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03540224">
                <text:p>6.3035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5990272">
                <text:p>6.3559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08980224">
                <text:p>6.40898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61420288">
                <text:p>6.4614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139904">
                <text:p>6.51399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566460416">
                <text:p>6.56646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685504">
                <text:p>6.66855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24260352">
                <text:p>6.72426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76660224">
                <text:p>6.7766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29280256">
                <text:p>6.82928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8182016">
                <text:p>6.88182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35560192">
                <text:p>6.9355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87310336">
                <text:p>6.98731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3985024">
                <text:p>7.0398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92350464">
                <text:p>7.09235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4604032">
                <text:p>7.14604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99150336">
                <text:p>7.19915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51680256">
                <text:p>7.25168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0315008">
                <text:p>7.30315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54660096">
                <text:p>7.35466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06050048">
                <text:p>7.40605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08530432">
                <text:p>7.50853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6108032">
                <text:p>7.5610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13530368">
                <text:p>7.6135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671240192">
                <text:p>7.6712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3860352">
                <text:p>7.77386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26330368">
                <text:p>7.8263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78960384">
                <text:p>7.87896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38810112">
                <text:p>7.93881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91320064">
                <text:p>7.99132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43770112">
                <text:p>8.04377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96300288">
                <text:p>8.0963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47780352">
                <text:p>8.14778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00270336">
                <text:p>8.2002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55340288">
                <text:p>8.2553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0812032">
                <text:p>8.3081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61300224">
                <text:p>8.3613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414260224">
                <text:p>8.4142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466720256">
                <text:p>8.46672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519140096">
                <text:p>8.51914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571980032">
                <text:p>8.57198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625050112">
                <text:p>8.62505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2742016">
                <text:p>8.72742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84400128">
                <text:p>8.78440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35970304">
                <text:p>8.83597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39130112">
                <text:p>8.93913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991560192">
                <text:p>8.9915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44040192">
                <text:p>9.0440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96520192">
                <text:p>9.09652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48100096">
                <text:p>9.14810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199990272">
                <text:p>9.1999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1570176">
                <text:p>9.25157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0390016">
                <text:p>9.30390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55660288">
                <text:p>9.355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07280384">
                <text:p>9.40728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5974016">
                <text:p>9.45974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1228032">
                <text:p>9.5122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64350208">
                <text:p>9.56435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16770048">
                <text:p>9.61677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69650432">
                <text:p>9.66965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22130432">
                <text:p>9.72213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74940416">
                <text:p>9.77494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274304">
                <text:p>9.8274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80040192">
                <text:p>9.8800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931720192">
                <text:p>9.93172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98385024">
                <text:p>9.9838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8689024">
                <text:p>10.0868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139510272">
                <text:p>10.13951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198740224">
                <text:p>10.1987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50600192">
                <text:p>10.25060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302970112">
                <text:p>10.30297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355760384">
                <text:p>10.35576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08270336">
                <text:p>10.4082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4605504">
                <text:p>10.46055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13790464">
                <text:p>10.51379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61682048">
                <text:p>10.61682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669660416">
                <text:p>10.66966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722340352">
                <text:p>10.72234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774880256">
                <text:p>10.77488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827380224">
                <text:p>10.82738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880000256">
                <text:p>10.88000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932340224">
                <text:p>10.9323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984150272">
                <text:p>10.98415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36580096">
                <text:p>11.03658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087930368">
                <text:p>11.0879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39720448">
                <text:p>11.13972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191670272">
                <text:p>11.1916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24438016">
                <text:p>11.24438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296630528">
                <text:p>11.2966305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34908032">
                <text:p>11.3490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401040128">
                <text:p>11.40104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452630272">
                <text:p>11.4526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505010432">
                <text:p>11.50501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557910272">
                <text:p>11.55791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660370176">
                <text:p>11.66037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12850432">
                <text:p>11.71285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764770048">
                <text:p>11.76477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817360384">
                <text:p>11.81736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870940416">
                <text:p>11.87094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922470144">
                <text:p>11.92247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97585024">
                <text:p>11.9758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027660288">
                <text:p>12.027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130210304">
                <text:p>12.1302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82440192">
                <text:p>12.1824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234560256">
                <text:p>12.23456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286350336">
                <text:p>12.28635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337970432">
                <text:p>12.33797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389520128">
                <text:p>12.38952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441100288">
                <text:p>12.4411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54285056">
                <text:p>12.542850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595250176">
                <text:p>12.59525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647500288">
                <text:p>12.6475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700870144">
                <text:p>12.70087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754310144">
                <text:p>12.75431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806250496">
                <text:p>12.8062504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65580288">
                <text:p>12.8655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918220288">
                <text:p>12.9182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970770432">
                <text:p>12.97077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023070208">
                <text:p>13.02307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075540224">
                <text:p>13.0755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27600128">
                <text:p>13.12760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179510272">
                <text:p>13.17951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231890432">
                <text:p>13.23189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283660288">
                <text:p>13.283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344960256">
                <text:p>13.34496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458040064">
                <text:p>13.45804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517300224">
                <text:p>13.5173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70500352">
                <text:p>13.57050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622270208">
                <text:p>13.62227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673970176">
                <text:p>13.67397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725690368">
                <text:p>13.72569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77723008">
                <text:p>13.77723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829050368">
                <text:p>13.82905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931120384">
                <text:p>13.93112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983820288">
                <text:p>13.9838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035700224">
                <text:p>14.0357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087200512">
                <text:p>14.0872005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139120128">
                <text:p>14.13912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191490304">
                <text:p>14.19149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244180224">
                <text:p>14.24418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295870464">
                <text:p>14.29587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34801024">
                <text:p>14.34801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400360192">
                <text:p>14.4003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452930304">
                <text:p>14.4529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505490176">
                <text:p>14.50549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557960192">
                <text:p>14.5579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610280192">
                <text:p>14.6102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664580352">
                <text:p>14.66458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71702016">
                <text:p>14.71702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769040384">
                <text:p>14.76904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821570304">
                <text:p>14.82157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874240256">
                <text:p>14.87424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92674048">
                <text:p>14.92674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978810368">
                <text:p>14.97881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0304704">
                <text:p>15.03047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082950144">
                <text:p>15.08295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86800384">
                <text:p>15.18680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23954048">
                <text:p>15.23954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291890432">
                <text:p>15.29189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34449024">
                <text:p>15.3444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396220416">
                <text:p>15.39622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447600128">
                <text:p>15.44760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499410432">
                <text:p>15.49941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551010304">
                <text:p>15.5510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602430208">
                <text:p>15.60243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6543104">
                <text:p>15.65431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708820224">
                <text:p>15.70882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760840192">
                <text:p>15.7608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813580288">
                <text:p>15.8135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866040064">
                <text:p>15.86604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91852032">
                <text:p>15.9185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971080192">
                <text:p>15.9710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022610176">
                <text:p>16.02261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074130176">
                <text:p>16.07413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125700352">
                <text:p>16.12570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177750272">
                <text:p>16.17775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279340288">
                <text:p>16.2793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331650304">
                <text:p>16.33165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383240192">
                <text:p>16.3832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43580032">
                <text:p>16.4358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48828032">
                <text:p>16.4882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54092032">
                <text:p>16.5409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644410368">
                <text:p>16.64441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697850368">
                <text:p>16.69785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75025024">
                <text:p>16.7502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802970368">
                <text:p>16.80297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.855700224">
                <text:p>16.8557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9071104">
                <text:p>16.90711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959130112">
                <text:p>16.95913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011550208">
                <text:p>17.01155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064030208">
                <text:p>17.06403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115730176">
                <text:p>17.11573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168670208">
                <text:p>17.1686702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221440512">
                <text:p>17.2214405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277680384">
                <text:p>17.27768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330190336">
                <text:p>17.33019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382660352">
                <text:p>17.38266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43446016">
                <text:p>17.43446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486550016">
                <text:p>17.486550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539010304">
                <text:p>17.5390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591440384">
                <text:p>17.59144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.643860224">
                <text:p>17.6438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.69644032">
                <text:p>17.69644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.748640256">
                <text:p>17.74864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800790272">
                <text:p>17.8007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852250368">
                <text:p>17.85225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90465024">
                <text:p>17.9046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965910272">
                <text:p>17.96591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06758016">
                <text:p>18.06758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119880448">
                <text:p>18.11988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172570112">
                <text:p>18.17257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225140224">
                <text:p>18.2251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27659008">
                <text:p>18.27659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32988032">
                <text:p>18.3298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381660416">
                <text:p>18.38166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434310144">
                <text:p>18.43431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486870272">
                <text:p>18.4868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588630272">
                <text:p>18.5886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642440192">
                <text:p>18.6424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694970112">
                <text:p>18.69497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747300352">
                <text:p>18.74730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799200256">
                <text:p>18.79920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852040192">
                <text:p>18.8520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904570368">
                <text:p>18.90457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962490368">
                <text:p>18.96249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015130368">
                <text:p>19.0151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067620352">
                <text:p>19.0676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1200704">
                <text:p>19.12007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172680192">
                <text:p>19.1726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224080128">
                <text:p>19.22408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276070144">
                <text:p>19.27607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32854016">
                <text:p>19.32854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381100288">
                <text:p>19.3811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43345024">
                <text:p>19.4334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486390528">
                <text:p>19.4863905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538870272">
                <text:p>19.5388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591340288">
                <text:p>19.5913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643840256">
                <text:p>19.64384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74619008">
                <text:p>19.74619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79905024">
                <text:p>19.79905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852420352">
                <text:p>19.8524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905730304">
                <text:p>19.9057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958510336">
                <text:p>19.95851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010010112">
                <text:p>20.01001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061420288">
                <text:p>20.0614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112930048">
                <text:p>20.11293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164680192">
                <text:p>20.1646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217250304">
                <text:p>20.21725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269860096">
                <text:p>20.26986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372720384">
                <text:p>20.37272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425220352">
                <text:p>20.4252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47777024">
                <text:p>20.47777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530690048">
                <text:p>20.53069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632560128">
                <text:p>20.63256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684910336">
                <text:p>20.68491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739750144">
                <text:p>20.73975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79228032">
                <text:p>20.7922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845210112">
                <text:p>20.84521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898340352">
                <text:p>20.89834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951060224">
                <text:p>20.9510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00384">
                <text:p>21.0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055440128">
                <text:p>21.05544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107830272">
                <text:p>21.1078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160210176">
                <text:p>21.16021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212760064">
                <text:p>21.21276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26566016">
                <text:p>21.26566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319040512">
                <text:p>21.3190405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371550464">
                <text:p>21.37155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424730112">
                <text:p>21.42473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47729024">
                <text:p>21.47729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529690112">
                <text:p>21.52969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582210304">
                <text:p>21.5822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635450112">
                <text:p>21.63545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.687780096">
                <text:p>21.68778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.739600128">
                <text:p>21.73960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.791720192">
                <text:p>21.79172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.84417024">
                <text:p>21.84417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.895750144">
                <text:p>21.89575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.947720192">
                <text:p>21.94772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.999660288">
                <text:p>21.999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052240128">
                <text:p>22.05224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104780288">
                <text:p>22.1047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207410176">
                <text:p>22.20741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260040192">
                <text:p>22.2600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311790336">
                <text:p>22.31179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364480256">
                <text:p>22.36448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416820224">
                <text:p>22.41682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4711104">
                <text:p>22.47111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522760192">
                <text:p>22.5227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574440192">
                <text:p>22.5744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626010368">
                <text:p>22.62601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729910272">
                <text:p>22.72991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785900288">
                <text:p>22.78590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.838280192">
                <text:p>22.8382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.891760128">
                <text:p>22.89176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.943460096">
                <text:p>22.94346009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.995410176">
                <text:p>22.99541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047870464">
                <text:p>23.04787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0044032">
                <text:p>23.10044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52820224">
                <text:p>23.15282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206260224">
                <text:p>23.2062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258830336">
                <text:p>23.25883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311310336">
                <text:p>23.31131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362820352">
                <text:p>23.36282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46422016">
                <text:p>23.46422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516580352">
                <text:p>23.51658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569410304">
                <text:p>23.56941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622080512">
                <text:p>23.6220805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724620288">
                <text:p>23.7246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777000192">
                <text:p>23.77700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879460352">
                <text:p>23.87946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932070144">
                <text:p>23.93207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98428032">
                <text:p>23.98428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037300224">
                <text:p>24.0373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094260224">
                <text:p>24.0942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146280192">
                <text:p>24.14628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198740224">
                <text:p>24.1987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250130176">
                <text:p>24.25013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303560192">
                <text:p>24.30356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355730176">
                <text:p>24.3557301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408080128">
                <text:p>24.40808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4600704">
                <text:p>24.46007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563070464">
                <text:p>24.56307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618950144">
                <text:p>24.61895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67078016">
                <text:p>24.670780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724270336">
                <text:p>24.7242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775980288">
                <text:p>24.7759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827780352">
                <text:p>24.82778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879680256">
                <text:p>24.87968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933520384">
                <text:p>24.93352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985530112">
                <text:p>24.98553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037840384">
                <text:p>25.03784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089710336">
                <text:p>25.08971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141760256">
                <text:p>25.14176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193750272">
                <text:p>25.19375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246100224">
                <text:p>25.24610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300150272">
                <text:p>25.30015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351860224">
                <text:p>25.35186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404210432">
                <text:p>25.40421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457890048">
                <text:p>25.45789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5104704">
                <text:p>25.51047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5632">
                <text:p>25.56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617000192">
                <text:p>25.61700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669320192">
                <text:p>25.66932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771000064">
                <text:p>25.77100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823660288">
                <text:p>25.82366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87570048">
                <text:p>25.875700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927270144">
                <text:p>25.927270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979170304">
                <text:p>25.97917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031180288">
                <text:p>26.0311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083650304">
                <text:p>26.08365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14011008">
                <text:p>26.14011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243330304">
                <text:p>26.2433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295020288">
                <text:p>26.29502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34764032">
                <text:p>26.34764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399390464">
                <text:p>26.3993904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45132032">
                <text:p>26.45132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503240192">
                <text:p>26.5032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55150336">
                <text:p>26.85515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906920448">
                <text:p>26.906920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58870272">
                <text:p>26.9588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01138048">
                <text:p>27.01138048</text:p>
              </table:table-cell>
              <table:table-cell office:value-type="float" office:value="8.02619838715">
                <text:p>8.026198387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63850496">
                <text:p>27.063850496</text:p>
              </table:table-cell>
              <table:table-cell office:value-type="float" office:value="8.0389585495">
                <text:p>8.03895854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11644032">
                <text:p>27.11644032</text:p>
              </table:table-cell>
              <table:table-cell office:value-type="float" office:value="8.06812477112">
                <text:p>8.06812477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695104">
                <text:p>27.1695104</text:p>
              </table:table-cell>
              <table:table-cell office:value-type="float" office:value="8.10041713715">
                <text:p>8.100417137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22130176">
                <text:p>27.222130176</text:p>
              </table:table-cell>
              <table:table-cell office:value-type="float" office:value="8.13135433197">
                <text:p>8.131354331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74590208">
                <text:p>27.274590208</text:p>
              </table:table-cell>
              <table:table-cell office:value-type="float" office:value="8.15973949432">
                <text:p>8.159739494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26340352">
                <text:p>27.326340352</text:p>
              </table:table-cell>
              <table:table-cell office:value-type="float" office:value="8.18890666962">
                <text:p>8.188906669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77860352">
                <text:p>27.377860352</text:p>
              </table:table-cell>
              <table:table-cell office:value-type="float" office:value="8.50130176544">
                <text:p>8.501301765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79730176">
                <text:p>27.479730176</text:p>
              </table:table-cell>
              <table:table-cell office:value-type="float" office:value="8.5078125">
                <text:p>8.5078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53250048">
                <text:p>27.53250048</text:p>
              </table:table-cell>
              <table:table-cell office:value-type="float" office:value="8.54890632629">
                <text:p>8.548906326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87800064">
                <text:p>27.587800064</text:p>
              </table:table-cell>
              <table:table-cell office:value-type="float" office:value="8.58791637421">
                <text:p>8.587916374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39260416">
                <text:p>27.639260416</text:p>
              </table:table-cell>
              <table:table-cell office:value-type="float" office:value="8.59885406494">
                <text:p>8.598854064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92280064">
                <text:p>27.692280064</text:p>
              </table:table-cell>
              <table:table-cell office:value-type="float" office:value="8.55052089691">
                <text:p>8.550520896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47550208">
                <text:p>27.747550208</text:p>
              </table:table-cell>
              <table:table-cell office:value-type="float" office:value="8.49713516235">
                <text:p>8.497135162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800030464">
                <text:p>27.800030464</text:p>
              </table:table-cell>
              <table:table-cell office:value-type="float" office:value="8.46390628815">
                <text:p>8.463906288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52480256">
                <text:p>27.852480256</text:p>
              </table:table-cell>
              <table:table-cell office:value-type="float" office:value="8.45130252838">
                <text:p>8.451302528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9048704">
                <text:p>27.9048704</text:p>
              </table:table-cell>
              <table:table-cell office:value-type="float" office:value="8.4571352005">
                <text:p>8.45713520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00764032">
                <text:p>28.00764032</text:p>
              </table:table-cell>
              <table:table-cell office:value-type="float" office:value="8.27640628815">
                <text:p>8.276406288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.06001024">
                <text:p>28.06001024</text:p>
              </table:table-cell>
              <table:table-cell office:value-type="float" office:value="8.2655210495">
                <text:p>8.26552104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112470272">
                <text:p>28.112470272</text:p>
              </table:table-cell>
              <table:table-cell office:value-type="float" office:value="8.22437477112">
                <text:p>8.224374771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165150208">
                <text:p>28.165150208</text:p>
              </table:table-cell>
              <table:table-cell office:value-type="float" office:value="8.1873960495">
                <text:p>8.18739604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216640256">
                <text:p>28.216640256</text:p>
              </table:table-cell>
              <table:table-cell office:value-type="float" office:value="8.15218734741">
                <text:p>8.152187347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2682304">
                <text:p>28.2682304</text:p>
              </table:table-cell>
              <table:table-cell office:value-type="float" office:value="8.15973949432">
                <text:p>8.159739494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320820224">
                <text:p>28.320820224</text:p>
              </table:table-cell>
              <table:table-cell office:value-type="float" office:value="8.16489601135">
                <text:p>8.164896011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73040384">
                <text:p>28.373040384</text:p>
              </table:table-cell>
              <table:table-cell office:value-type="float" office:value="8.15317726135">
                <text:p>8.153177261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424690176">
                <text:p>28.424690176</text:p>
              </table:table-cell>
              <table:table-cell office:value-type="float" office:value="8.12328147888">
                <text:p>8.123281478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526750464">
                <text:p>28.526750464</text:p>
              </table:table-cell>
              <table:table-cell office:value-type="float" office:value="8.07187461853">
                <text:p>8.071874618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78690304">
                <text:p>28.578690304</text:p>
              </table:table-cell>
              <table:table-cell office:value-type="float" office:value="8.03869819641">
                <text:p>8.038698196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6306304">
                <text:p>28.6306304</text:p>
              </table:table-cell>
              <table:table-cell office:value-type="float" office:value="8.02223968506">
                <text:p>8.022239685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8267008">
                <text:p>28.68267008</text:p>
              </table:table-cell>
              <table:table-cell office:value-type="float" office:value="8.02593708038">
                <text:p>8.02593708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73446016">
                <text:p>28.73446016</text:p>
              </table:table-cell>
              <table:table-cell office:value-type="float" office:value="8.015832901">
                <text:p>8.0158329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86800128">
                <text:p>28.78680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38600192">
                <text:p>28.838600192</text:p>
              </table:table-cell>
              <table:table-cell office:value-type="float" office:value="8.02406215668">
                <text:p>8.024062156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91250432">
                <text:p>28.891250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43190272">
                <text:p>28.94319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9558016">
                <text:p>28.99558016</text:p>
              </table:table-cell>
              <table:table-cell office:value-type="float" office:value="8.03140640259">
                <text:p>8.031406402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48340224">
                <text:p>29.048340224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03130368">
                <text:p>29.1031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55570176">
                <text:p>29.155570176</text:p>
              </table:table-cell>
              <table:table-cell office:value-type="float" office:value="8.01609420776">
                <text:p>8.016094207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08000256">
                <text:p>29.208000256</text:p>
              </table:table-cell>
              <table:table-cell office:value-type="float" office:value="7.9922914505">
                <text:p>7.9922914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261040384">
                <text:p>29.261040384</text:p>
              </table:table-cell>
              <table:table-cell office:value-type="float" office:value="7.9794793129">
                <text:p>7.97947931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13790208">
                <text:p>29.313790208</text:p>
              </table:table-cell>
              <table:table-cell office:value-type="float" office:value="7.96177101135">
                <text:p>7.961771011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366350336">
                <text:p>29.366350336</text:p>
              </table:table-cell>
              <table:table-cell office:value-type="float" office:value="7.95197916031">
                <text:p>7.95197916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18110208">
                <text:p>29.418110208</text:p>
              </table:table-cell>
              <table:table-cell office:value-type="float" office:value="7.94098949432">
                <text:p>7.940989494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473050368">
                <text:p>29.473050368</text:p>
              </table:table-cell>
              <table:table-cell office:value-type="float" office:value="7.92671871185">
                <text:p>7.926718711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25390336">
                <text:p>29.525390336</text:p>
              </table:table-cell>
              <table:table-cell office:value-type="float" office:value="7.90505218506">
                <text:p>7.905052185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579020288">
                <text:p>29.579020288</text:p>
              </table:table-cell>
              <table:table-cell office:value-type="float" office:value="7.91213560104">
                <text:p>7.912135601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31570176">
                <text:p>29.631570176</text:p>
              </table:table-cell>
              <table:table-cell office:value-type="float" office:value="7.92348957062">
                <text:p>7.923489570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684140032">
                <text:p>29.684140032</text:p>
              </table:table-cell>
              <table:table-cell office:value-type="float" office:value="7.94713544846">
                <text:p>7.947135448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736830208">
                <text:p>29.736830208</text:p>
              </table:table-cell>
              <table:table-cell office:value-type="float" office:value="7.97479152679">
                <text:p>7.974791526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789910272">
                <text:p>29.789910272</text:p>
              </table:table-cell>
              <table:table-cell office:value-type="float" office:value="8.00135421753">
                <text:p>8.00135421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84610048">
                <text:p>29.84610048</text:p>
              </table:table-cell>
              <table:table-cell office:value-type="float" office:value="8.03479194641">
                <text:p>8.0347919464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47950336">
                <text:p>29.947950336</text:p>
              </table:table-cell>
              <table:table-cell office:value-type="float" office:value="8.06348991394">
                <text:p>8.063489913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0049024">
                <text:p>30.00049024</text:p>
              </table:table-cell>
              <table:table-cell office:value-type="float" office:value="8.08937454224">
                <text:p>8.08937454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53180416">
                <text:p>30.053180416</text:p>
              </table:table-cell>
              <table:table-cell office:value-type="float" office:value="8.11119747162">
                <text:p>8.111197471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0657024">
                <text:p>30.10657024</text:p>
              </table:table-cell>
              <table:table-cell office:value-type="float" office:value="8.13072872162">
                <text:p>8.130728721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58110464">
                <text:p>30.158110464</text:p>
              </table:table-cell>
              <table:table-cell office:value-type="float" office:value="8.13203144073">
                <text:p>8.132031440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10560512">
                <text:p>30.210560512</text:p>
              </table:table-cell>
              <table:table-cell office:value-type="float" office:value="8.11765670776">
                <text:p>8.117656707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13220352">
                <text:p>30.313220352</text:p>
              </table:table-cell>
              <table:table-cell office:value-type="float" office:value="8.09869766235">
                <text:p>8.098697662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367980288">
                <text:p>30.367980288</text:p>
              </table:table-cell>
              <table:table-cell office:value-type="float" office:value="8.08937454224">
                <text:p>8.089374542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2684032">
                <text:p>30.42684032</text:p>
              </table:table-cell>
              <table:table-cell office:value-type="float" office:value="8.08307266235">
                <text:p>8.083072662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479600384">
                <text:p>30.479600384</text:p>
              </table:table-cell>
              <table:table-cell office:value-type="float" office:value="8.06447887421">
                <text:p>8.064478874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32450304">
                <text:p>30.532450304</text:p>
              </table:table-cell>
              <table:table-cell office:value-type="float" office:value="8.05083370209">
                <text:p>8.050833702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585270272">
                <text:p>30.585270272</text:p>
              </table:table-cell>
              <table:table-cell office:value-type="float" office:value="8.03390598297">
                <text:p>8.033905982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637700352">
                <text:p>30.637700352</text:p>
              </table:table-cell>
              <table:table-cell office:value-type="float" office:value="8.02765655518">
                <text:p>8.027656555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68961024">
                <text:p>30.68961024</text:p>
              </table:table-cell>
              <table:table-cell office:value-type="float" office:value="8.023229599">
                <text:p>8.0232295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741470464">
                <text:p>30.741470464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795070208">
                <text:p>30.795070208</text:p>
              </table:table-cell>
              <table:table-cell office:value-type="float" office:value="8.02234363556">
                <text:p>8.022343635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84674048">
                <text:p>30.84674048</text:p>
              </table:table-cell>
              <table:table-cell office:value-type="float" office:value="8.02598953247">
                <text:p>8.025989532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89830016">
                <text:p>30.89830016</text:p>
              </table:table-cell>
              <table:table-cell office:value-type="float" office:value="8.03088569641">
                <text:p>8.030885696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.95084032">
                <text:p>30.95084032</text:p>
              </table:table-cell>
              <table:table-cell office:value-type="float" office:value="8.02895832062">
                <text:p>8.028958320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0283008">
                <text:p>31.00283008</text:p>
              </table:table-cell>
              <table:table-cell office:value-type="float" office:value="8.03395843506">
                <text:p>8.033958435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04820224">
                <text:p>31.104820224</text:p>
              </table:table-cell>
              <table:table-cell office:value-type="float" office:value="8.02864551544">
                <text:p>8.028645515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56420352">
                <text:p>31.156420352</text:p>
              </table:table-cell>
              <table:table-cell office:value-type="float" office:value="8.02864551544">
                <text:p>8.028645515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0795008">
                <text:p>31.20795008</text:p>
              </table:table-cell>
              <table:table-cell office:value-type="float" office:value="8.01036453247">
                <text:p>8.010364532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61360384">
                <text:p>31.261360384</text:p>
              </table:table-cell>
              <table:table-cell office:value-type="float" office:value="7.96307277679">
                <text:p>7.963072776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14430208">
                <text:p>31.314430208</text:p>
              </table:table-cell>
              <table:table-cell office:value-type="float" office:value="7.91135406494">
                <text:p>7.911354064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6684032">
                <text:p>31.36684032</text:p>
              </table:table-cell>
              <table:table-cell office:value-type="float" office:value="7.89109373093">
                <text:p>7.891093730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19920128">
                <text:p>31.419920128</text:p>
              </table:table-cell>
              <table:table-cell office:value-type="float" office:value="7.87781238556">
                <text:p>7.877812385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71890432">
                <text:p>31.471890432</text:p>
              </table:table-cell>
              <table:table-cell office:value-type="float" office:value="7.88427066803">
                <text:p>7.884270668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24400384">
                <text:p>31.524400384</text:p>
              </table:table-cell>
              <table:table-cell office:value-type="float" office:value="7.89515638351">
                <text:p>7.895156383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76030464">
                <text:p>31.576030464</text:p>
              </table:table-cell>
              <table:table-cell office:value-type="float" office:value="7.91234397888">
                <text:p>7.91234397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78850304">
                <text:p>31.678850304</text:p>
              </table:table-cell>
              <table:table-cell office:value-type="float" office:value="7.93062496185">
                <text:p>7.930624961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3062016">
                <text:p>31.73062016</text:p>
              </table:table-cell>
              <table:table-cell office:value-type="float" office:value="7.93609380722">
                <text:p>7.936093807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782110464">
                <text:p>31.782110464</text:p>
              </table:table-cell>
              <table:table-cell office:value-type="float" office:value="7.95151042938">
                <text:p>7.951510429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34530304">
                <text:p>31.834530304</text:p>
              </table:table-cell>
              <table:table-cell office:value-type="float" office:value="7.98776054382">
                <text:p>7.987760543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8869504">
                <text:p>31.8869504</text:p>
              </table:table-cell>
              <table:table-cell office:value-type="float" office:value="8.03776073456">
                <text:p>8.037760734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.938660352">
                <text:p>31.938660352</text:p>
              </table:table-cell>
              <table:table-cell office:value-type="float" office:value="8.04776000977">
                <text:p>8.047760009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.99019008">
                <text:p>31.99019008</text:p>
              </table:table-cell>
              <table:table-cell office:value-type="float" office:value="8.05421829224">
                <text:p>8.054218292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042590208">
                <text:p>32.042590208</text:p>
              </table:table-cell>
              <table:table-cell office:value-type="float" office:value="8.03958320618">
                <text:p>8.039583206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095350272">
                <text:p>32.095350272</text:p>
              </table:table-cell>
              <table:table-cell office:value-type="float" office:value="8.02958297729">
                <text:p>8.029582977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147810304">
                <text:p>32.147810304</text:p>
              </table:table-cell>
              <table:table-cell office:value-type="float" office:value="7.99859380722">
                <text:p>7.998593807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199950336">
                <text:p>32.199950336</text:p>
              </table:table-cell>
              <table:table-cell office:value-type="float" office:value="8.00703144073">
                <text:p>8.007031440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251940352">
                <text:p>32.251940352</text:p>
              </table:table-cell>
              <table:table-cell office:value-type="float" office:value="8.0040102005">
                <text:p>8.00401020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30577024">
                <text:p>32.30577024</text:p>
              </table:table-cell>
              <table:table-cell office:value-type="float" office:value="7.97031259537">
                <text:p>7.970312595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409960192">
                <text:p>32.409960192</text:p>
              </table:table-cell>
              <table:table-cell office:value-type="float" office:value="7.84848976135">
                <text:p>7.848489761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463010304">
                <text:p>32.463010304</text:p>
              </table:table-cell>
              <table:table-cell office:value-type="float" office:value="7.76010417938">
                <text:p>7.760104179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515610368">
                <text:p>32.515610368</text:p>
              </table:table-cell>
              <table:table-cell office:value-type="float" office:value="7.7216668129">
                <text:p>7.72166681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57041024">
                <text:p>32.57041024</text:p>
              </table:table-cell>
              <table:table-cell office:value-type="float" office:value="7.72338533401">
                <text:p>7.723385334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62300032">
                <text:p>32.62300032</text:p>
              </table:table-cell>
              <table:table-cell office:value-type="float" office:value="7.77552080154">
                <text:p>7.775520801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675430144">
                <text:p>32.675430144</text:p>
              </table:table-cell>
              <table:table-cell office:value-type="float" office:value="7.84989595413">
                <text:p>7.84989595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72811008">
                <text:p>32.72811008</text:p>
              </table:table-cell>
              <table:table-cell office:value-type="float" office:value="7.9208855629">
                <text:p>7.92088556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779870208">
                <text:p>32.779870208</text:p>
              </table:table-cell>
              <table:table-cell office:value-type="float" office:value="7.94145822525">
                <text:p>7.941458225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8394304">
                <text:p>32.8394304</text:p>
              </table:table-cell>
              <table:table-cell office:value-type="float" office:value="7.99749994278">
                <text:p>7.997499942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891810304">
                <text:p>32.891810304</text:p>
              </table:table-cell>
              <table:table-cell office:value-type="float" office:value="8.09432315826">
                <text:p>8.0943231582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.944420096">
                <text:p>32.944420096</text:p>
              </table:table-cell>
              <table:table-cell office:value-type="float" office:value="8.32807254791">
                <text:p>8.328072547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.996830208">
                <text:p>32.996830208</text:p>
              </table:table-cell>
              <table:table-cell office:value-type="float" office:value="8.42505168915">
                <text:p>8.425051689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.04934016">
                <text:p>33.04934016</text:p>
              </table:table-cell>
              <table:table-cell office:value-type="float" office:value="8.45536422729">
                <text:p>8.455364227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.101960448">
                <text:p>33.101960448</text:p>
              </table:table-cell>
              <table:table-cell office:value-type="float" office:value="8.39635372162">
                <text:p>8.396353721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3.205730304">
                <text:p>33.205730304</text:p>
              </table:table-cell>
              <table:table-cell office:value-type="float" office:value="8.20374965668">
                <text:p>8.20374965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.259660288">
                <text:p>33.259660288</text:p>
              </table:table-cell>
              <table:table-cell office:value-type="float" office:value="8.06958293915">
                <text:p>8.069582939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.312040448">
                <text:p>33.312040448</text:p>
              </table:table-cell>
              <table:table-cell office:value-type="float" office:value="7.95187520981">
                <text:p>7.951875209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.36588032">
                <text:p>33.36588032</text:p>
              </table:table-cell>
              <table:table-cell office:value-type="float" office:value="7.84192705154">
                <text:p>7.841927051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3.417600256">
                <text:p>33.417600256</text:p>
              </table:table-cell>
              <table:table-cell office:value-type="float" office:value="7.73583316803">
                <text:p>7.735833168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.47612032">
                <text:p>33.47612032</text:p>
              </table:table-cell>
              <table:table-cell office:value-type="float" office:value="7.67828130722">
                <text:p>7.678281307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3.529140224">
                <text:p>33.529140224</text:p>
              </table:table-cell>
              <table:table-cell office:value-type="float" office:value="7.65177106857">
                <text:p>7.651771068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3.581240064">
                <text:p>33.581240064</text:p>
              </table:table-cell>
              <table:table-cell office:value-type="float" office:value="7.70864582062">
                <text:p>7.70864582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.633530368">
                <text:p>33.633530368</text:p>
              </table:table-cell>
              <table:table-cell office:value-type="float" office:value="7.78875017166">
                <text:p>7.78875017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3.685120256">
                <text:p>33.685120256</text:p>
              </table:table-cell>
              <table:table-cell office:value-type="float" office:value="7.89729166031">
                <text:p>7.897291660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.737540096">
                <text:p>33.737540096</text:p>
              </table:table-cell>
              <table:table-cell office:value-type="float" office:value="8.1209897995">
                <text:p>8.12098979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.790130432">
                <text:p>33.790130432</text:p>
              </table:table-cell>
              <table:table-cell office:value-type="float" office:value="8.20072937012">
                <text:p>8.200729370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.846930176">
                <text:p>33.846930176</text:p>
              </table:table-cell>
              <table:table-cell office:value-type="float" office:value="8.23729133606">
                <text:p>8.237291336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.89948032">
                <text:p>33.89948032</text:p>
              </table:table-cell>
              <table:table-cell office:value-type="float" office:value="8.28463554382">
                <text:p>8.284635543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.951860224">
                <text:p>33.951860224</text:p>
              </table:table-cell>
              <table:table-cell office:value-type="float" office:value="8.34963512421">
                <text:p>8.349635124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.053630208">
                <text:p>34.053630208</text:p>
              </table:table-cell>
              <table:table-cell office:value-type="float" office:value="8.34968757629">
                <text:p>8.349687576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105680128">
                <text:p>34.105680128</text:p>
              </table:table-cell>
              <table:table-cell office:value-type="float" office:value="8.33666706085">
                <text:p>8.336667060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.157730304">
                <text:p>34.157730304</text:p>
              </table:table-cell>
              <table:table-cell office:value-type="float" office:value="8.28791713715">
                <text:p>8.287917137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.2107904">
                <text:p>34.2107904</text:p>
              </table:table-cell>
              <table:table-cell office:value-type="float" office:value="8.22260379791">
                <text:p>8.222603797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.262830336">
                <text:p>34.262830336</text:p>
              </table:table-cell>
              <table:table-cell office:value-type="float" office:value="8.15484333038">
                <text:p>8.154843330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.31490048">
                <text:p>34.31490048</text:p>
              </table:table-cell>
              <table:table-cell office:value-type="float" office:value="8.03223991394">
                <text:p>8.032239913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.366740224">
                <text:p>34.366740224</text:p>
              </table:table-cell>
              <table:table-cell office:value-type="float" office:value="7.99880218506">
                <text:p>7.998802185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.418780416">
                <text:p>34.418780416</text:p>
              </table:table-cell>
              <table:table-cell office:value-type="float" office:value="8.01223945618">
                <text:p>8.012239456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.47121024">
                <text:p>34.47121024</text:p>
              </table:table-cell>
              <table:table-cell office:value-type="float" office:value="8.04229164124">
                <text:p>8.042291641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.525020416">
                <text:p>34.525020416</text:p>
              </table:table-cell>
              <table:table-cell office:value-type="float" office:value="8.03770828247">
                <text:p>8.037708282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.580830208">
                <text:p>34.580830208</text:p>
              </table:table-cell>
              <table:table-cell office:value-type="float" office:value="8.08723926544">
                <text:p>8.087239265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.63324032">
                <text:p>34.63324032</text:p>
              </table:table-cell>
              <table:table-cell office:value-type="float" office:value="8.082239151">
                <text:p>8.0822391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.736250112">
                <text:p>34.736250112</text:p>
              </table:table-cell>
              <table:table-cell office:value-type="float" office:value="8.07093715668">
                <text:p>8.070937156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.788730368">
                <text:p>34.788730368</text:p>
              </table:table-cell>
              <table:table-cell office:value-type="float" office:value="8.06015586853">
                <text:p>8.060155868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.844150272">
                <text:p>34.844150272</text:p>
              </table:table-cell>
              <table:table-cell office:value-type="float" office:value="8.06890583038">
                <text:p>8.068905830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.896790272">
                <text:p>34.896790272</text:p>
              </table:table-cell>
              <table:table-cell office:value-type="float" office:value="8.05723953247">
                <text:p>8.057239532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.949810176">
                <text:p>34.949810176</text:p>
              </table:table-cell>
              <table:table-cell office:value-type="float" office:value="8.00713539124">
                <text:p>8.007135391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.002300416">
                <text:p>35.002300416</text:p>
              </table:table-cell>
              <table:table-cell office:value-type="float" office:value="7.91166687012">
                <text:p>7.911666870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.054690304">
                <text:p>35.054690304</text:p>
              </table:table-cell>
              <table:table-cell office:value-type="float" office:value="7.79916667938">
                <text:p>7.799166679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.106660352">
                <text:p>35.106660352</text:p>
              </table:table-cell>
              <table:table-cell office:value-type="float" office:value="7.72593736649">
                <text:p>7.725937366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.15921024">
                <text:p>35.15921024</text:p>
              </table:table-cell>
              <table:table-cell office:value-type="float" office:value="7.61437511444">
                <text:p>7.614375114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.264100096">
                <text:p>35.264100096</text:p>
              </table:table-cell>
              <table:table-cell office:value-type="float" office:value="7.6592707634">
                <text:p>7.65927076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.316510208">
                <text:p>35.316510208</text:p>
              </table:table-cell>
              <table:table-cell office:value-type="float" office:value="7.61927080154">
                <text:p>7.619270801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.369220096">
                <text:p>35.369220096</text:p>
              </table:table-cell>
              <table:table-cell office:value-type="float" office:value="7.63651037216">
                <text:p>7.636510372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.471810304">
                <text:p>35.471810304</text:p>
              </table:table-cell>
              <table:table-cell office:value-type="float" office:value="7.65489578247">
                <text:p>7.654895782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.524260352">
                <text:p>35.524260352</text:p>
              </table:table-cell>
              <table:table-cell office:value-type="float" office:value="7.65895843506">
                <text:p>7.658958435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.576770304">
                <text:p>35.576770304</text:p>
              </table:table-cell>
              <table:table-cell office:value-type="float" office:value="7.71682310104">
                <text:p>7.71682310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.629500416">
                <text:p>35.629500416</text:p>
              </table:table-cell>
              <table:table-cell office:value-type="float" office:value="7.85312509537">
                <text:p>7.853125095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.681930496">
                <text:p>35.681930496</text:p>
              </table:table-cell>
              <table:table-cell office:value-type="float" office:value="7.97020816803">
                <text:p>7.970208168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5.735280128">
                <text:p>35.735280128</text:p>
              </table:table-cell>
              <table:table-cell office:value-type="float" office:value="8.05567741394">
                <text:p>8.055677413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5.788360448">
                <text:p>35.788360448</text:p>
              </table:table-cell>
              <table:table-cell office:value-type="float" office:value="8.07963562012">
                <text:p>8.079635620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.840330496">
                <text:p>35.840330496</text:p>
              </table:table-cell>
              <table:table-cell office:value-type="float" office:value="7.99156236649">
                <text:p>7.991562366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.891880192">
                <text:p>35.891880192</text:p>
              </table:table-cell>
              <table:table-cell office:value-type="float" office:value="7.9842710495">
                <text:p>7.98427104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94444032">
                <text:p>35.94444032</text:p>
              </table:table-cell>
              <table:table-cell office:value-type="float" office:value="8.00510406494">
                <text:p>8.005104064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.046810368">
                <text:p>36.046810368</text:p>
              </table:table-cell>
              <table:table-cell office:value-type="float" office:value="8.16541671753">
                <text:p>8.165416717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.098320128">
                <text:p>36.098320128</text:p>
              </table:table-cell>
              <table:table-cell office:value-type="float" office:value="8.28718757629">
                <text:p>8.287187576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.149970176">
                <text:p>36.149970176</text:p>
              </table:table-cell>
              <table:table-cell office:value-type="float" office:value="8.36026000977">
                <text:p>8.360260009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.251710208">
                <text:p>36.251710208</text:p>
              </table:table-cell>
              <table:table-cell office:value-type="float" office:value="8.32635402679">
                <text:p>8.326354026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.304530176">
                <text:p>36.304530176</text:p>
              </table:table-cell>
              <table:table-cell office:value-type="float" office:value="8.3203125">
                <text:p>8.32031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.357040128">
                <text:p>36.357040128</text:p>
              </table:table-cell>
              <table:table-cell office:value-type="float" office:value="8.30140590668">
                <text:p>8.30140590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.409710336">
                <text:p>36.409710336</text:p>
              </table:table-cell>
              <table:table-cell office:value-type="float" office:value="8.32593727112">
                <text:p>8.325937271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.463080192">
                <text:p>36.463080192</text:p>
              </table:table-cell>
              <table:table-cell office:value-type="float" office:value="8.37041664124">
                <text:p>8.370416641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.515240192">
                <text:p>36.515240192</text:p>
              </table:table-cell>
              <table:table-cell office:value-type="float" office:value="8.38427066803">
                <text:p>8.384270668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.57281024">
                <text:p>36.57281024</text:p>
              </table:table-cell>
              <table:table-cell office:value-type="float" office:value="8.33333301544">
                <text:p>8.333333015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.624310272">
                <text:p>36.624310272</text:p>
              </table:table-cell>
              <table:table-cell office:value-type="float" office:value="8.14223957062">
                <text:p>8.142239570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.676630272">
                <text:p>36.676630272</text:p>
              </table:table-cell>
              <table:table-cell office:value-type="float" office:value="7.93583345413">
                <text:p>7.93583345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.728340224">
                <text:p>36.728340224</text:p>
              </table:table-cell>
              <table:table-cell office:value-type="float" office:value="7.76026058197">
                <text:p>7.760260581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.779980288">
                <text:p>36.779980288</text:p>
              </table:table-cell>
              <table:table-cell office:value-type="float" office:value="7.5389585495">
                <text:p>7.53895854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.83713024">
                <text:p>36.83713024</text:p>
              </table:table-cell>
              <table:table-cell office:value-type="float" office:value="7.47640609741">
                <text:p>7.476406097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.889780224">
                <text:p>36.889780224</text:p>
              </table:table-cell>
              <table:table-cell office:value-type="float" office:value="7.56062507629">
                <text:p>7.560625076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.941360384">
                <text:p>36.941360384</text:p>
              </table:table-cell>
              <table:table-cell office:value-type="float" office:value="7.68703126907">
                <text:p>7.687031269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.992930048">
                <text:p>36.992930048</text:p>
              </table:table-cell>
              <table:table-cell office:value-type="float" office:value="7.83531236649">
                <text:p>7.835312366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095710208">
                <text:p>37.095710208</text:p>
              </table:table-cell>
              <table:table-cell office:value-type="float" office:value="7.96937513351">
                <text:p>7.969375133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.148160256">
                <text:p>37.148160256</text:p>
              </table:table-cell>
              <table:table-cell office:value-type="float" office:value="8.07208347321">
                <text:p>8.072083473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.200840192">
                <text:p>37.200840192</text:p>
              </table:table-cell>
              <table:table-cell office:value-type="float" office:value="8.16140651703">
                <text:p>8.161406517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.25329024">
                <text:p>37.25329024</text:p>
              </table:table-cell>
              <table:table-cell office:value-type="float" office:value="8.27067661285">
                <text:p>8.270676612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305690112">
                <text:p>37.305690112</text:p>
              </table:table-cell>
              <table:table-cell office:value-type="float" office:value="8.36239624023">
                <text:p>8.362396240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.357330176">
                <text:p>37.357330176</text:p>
              </table:table-cell>
              <table:table-cell office:value-type="float" office:value="8.48328113556">
                <text:p>8.483281135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409840128">
                <text:p>37.409840128</text:p>
              </table:table-cell>
              <table:table-cell office:value-type="float" office:value="8.50880241394">
                <text:p>8.508802413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.462370304">
                <text:p>37.462370304</text:p>
              </table:table-cell>
              <table:table-cell office:value-type="float" office:value="8.40432262421">
                <text:p>8.404322624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515040256">
                <text:p>37.515040256</text:p>
              </table:table-cell>
              <table:table-cell office:value-type="float" office:value="8.25833320618">
                <text:p>8.258333206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617050368">
                <text:p>37.617050368</text:p>
              </table:table-cell>
              <table:table-cell office:value-type="float" office:value="8.05421829224">
                <text:p>8.054218292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669680384">
                <text:p>37.669680384</text:p>
              </table:table-cell>
              <table:table-cell office:value-type="float" office:value="7.89249992371">
                <text:p>7.892499923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722550272">
                <text:p>37.722550272</text:p>
              </table:table-cell>
              <table:table-cell office:value-type="float" office:value="7.8291144371">
                <text:p>7.82911443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77516032">
                <text:p>37.77516032</text:p>
              </table:table-cell>
              <table:table-cell office:value-type="float" office:value="7.8671875">
                <text:p>7.8671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827580416">
                <text:p>37.827580416</text:p>
              </table:table-cell>
              <table:table-cell office:value-type="float" office:value="7.92703104019">
                <text:p>7.927031040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879960064">
                <text:p>37.879960064</text:p>
              </table:table-cell>
              <table:table-cell office:value-type="float" office:value="7.98416662216">
                <text:p>7.984166622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932040192">
                <text:p>37.9320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7.983810304">
                <text:p>37.983810304</text:p>
              </table:table-cell>
              <table:table-cell office:value-type="float" office:value="8.06218719482">
                <text:p>8.062187194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.036150272">
                <text:p>38.036150272</text:p>
              </table:table-cell>
              <table:table-cell office:value-type="float" office:value="8.10489559174">
                <text:p>8.1048955917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.138660352">
                <text:p>38.138660352</text:p>
              </table:table-cell>
              <table:table-cell office:value-type="float" office:value="8.06343746185">
                <text:p>8.063437461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.192020224">
                <text:p>38.192020224</text:p>
              </table:table-cell>
              <table:table-cell office:value-type="float" office:value="8.10921859741">
                <text:p>8.109218597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.244370176">
                <text:p>38.244370176</text:p>
              </table:table-cell>
              <table:table-cell office:value-type="float" office:value="8.14192676544">
                <text:p>8.141926765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296140288">
                <text:p>38.296140288</text:p>
              </table:table-cell>
              <table:table-cell office:value-type="float" office:value="8.12760448456">
                <text:p>8.127604484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.348670208">
                <text:p>38.348670208</text:p>
              </table:table-cell>
              <table:table-cell office:value-type="float" office:value="8.07947921753">
                <text:p>8.079479217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.403830272">
                <text:p>38.40383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.456390144">
                <text:p>38.456390144</text:p>
              </table:table-cell>
              <table:table-cell office:value-type="float" office:value="7.99427080154">
                <text:p>7.994270801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.508820224">
                <text:p>38.508820224</text:p>
              </table:table-cell>
              <table:table-cell office:value-type="float" office:value="7.9852604866">
                <text:p>7.98526048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.56124032">
                <text:p>38.56124032</text:p>
              </table:table-cell>
              <table:table-cell office:value-type="float" office:value="7.98171854019">
                <text:p>7.981718540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.613810176">
                <text:p>38.613810176</text:p>
              </table:table-cell>
              <table:table-cell office:value-type="float" office:value="7.96369791031">
                <text:p>7.963697910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666400512">
                <text:p>38.666400512</text:p>
              </table:table-cell>
              <table:table-cell office:value-type="float" office:value="8.08916664124">
                <text:p>8.089166641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718990336">
                <text:p>38.718990336</text:p>
              </table:table-cell>
              <table:table-cell office:value-type="float" office:value="8.16140651703">
                <text:p>8.161406517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.77137024">
                <text:p>38.77137024</text:p>
              </table:table-cell>
              <table:table-cell office:value-type="float" office:value="8.18114566803">
                <text:p>8.181145668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.822870272">
                <text:p>38.822870272</text:p>
              </table:table-cell>
              <table:table-cell office:value-type="float" office:value="8.18718719482">
                <text:p>8.187187194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.874440192">
                <text:p>38.874440192</text:p>
              </table:table-cell>
              <table:table-cell office:value-type="float" office:value="8.18843746185">
                <text:p>8.188437461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.926380288">
                <text:p>38.926380288</text:p>
              </table:table-cell>
              <table:table-cell office:value-type="float" office:value="8.17552089691">
                <text:p>8.175520896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.028790272">
                <text:p>39.028790272</text:p>
              </table:table-cell>
              <table:table-cell office:value-type="float" office:value="8.05140590668">
                <text:p>8.051405906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.081020416">
                <text:p>39.081020416</text:p>
              </table:table-cell>
              <table:table-cell office:value-type="float" office:value="7.97677087784">
                <text:p>7.976770877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.133110272">
                <text:p>39.133110272</text:p>
              </table:table-cell>
              <table:table-cell office:value-type="float" office:value="7.89656257629">
                <text:p>7.896562576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.185100288">
                <text:p>39.185100288</text:p>
              </table:table-cell>
              <table:table-cell office:value-type="float" office:value="7.80343770981">
                <text:p>7.803437709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.236810496">
                <text:p>39.236810496</text:p>
              </table:table-cell>
              <table:table-cell office:value-type="float" office:value="7.62505197525">
                <text:p>7.625051975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9.28833024">
                <text:p>39.28833024</text:p>
              </table:table-cell>
              <table:table-cell office:value-type="float" office:value="7.45140647888">
                <text:p>7.451406478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.341800192">
                <text:p>39.341800192</text:p>
              </table:table-cell>
              <table:table-cell office:value-type="float" office:value="7.40000009537">
                <text:p>7.400000095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.394560256">
                <text:p>39.394560256</text:p>
              </table:table-cell>
              <table:table-cell office:value-type="float" office:value="7.43098974228">
                <text:p>7.430989742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.447960064">
                <text:p>39.447960064</text:p>
              </table:table-cell>
              <table:table-cell office:value-type="float" office:value="7.56005191803">
                <text:p>7.560051918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.499400192">
                <text:p>39.499400192</text:p>
              </table:table-cell>
              <table:table-cell office:value-type="float" office:value="7.68781232834">
                <text:p>7.687812328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.552610304">
                <text:p>39.552610304</text:p>
              </table:table-cell>
              <table:table-cell office:value-type="float" office:value="7.91166687012">
                <text:p>7.911666870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.60603008">
                <text:p>39.60603008</text:p>
              </table:table-cell>
              <table:table-cell office:value-type="float" office:value="8.01906204224">
                <text:p>8.019062042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.658380288">
                <text:p>39.658380288</text:p>
              </table:table-cell>
              <table:table-cell office:value-type="float" office:value="8.12020874023">
                <text:p>8.120208740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.711070208">
                <text:p>39.711070208</text:p>
              </table:table-cell>
              <table:table-cell office:value-type="float" office:value="8.24583339691">
                <text:p>8.245833396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.762610176">
                <text:p>39.762610176</text:p>
              </table:table-cell>
              <table:table-cell office:value-type="float" office:value="8.37963581085">
                <text:p>8.379635810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.81436032">
                <text:p>39.81436032</text:p>
              </table:table-cell>
              <table:table-cell office:value-type="float" office:value="8.51510429382">
                <text:p>8.515104293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.865990144">
                <text:p>39.865990144</text:p>
              </table:table-cell>
              <table:table-cell office:value-type="float" office:value="8.57843780518">
                <text:p>8.578437805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.918490368">
                <text:p>39.918490368</text:p>
              </table:table-cell>
              <table:table-cell office:value-type="float" office:value="8.40473937988">
                <text:p>8.404739379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.97196032">
                <text:p>39.97196032</text:p>
              </table:table-cell>
              <table:table-cell office:value-type="float" office:value="8.14624977112">
                <text:p>8.14624977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.02433024">
                <text:p>40.02433024</text:p>
              </table:table-cell>
              <table:table-cell office:value-type="float" office:value="7.88411474228">
                <text:p>7.884114742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.07676032">
                <text:p>40.07676032</text:p>
              </table:table-cell>
              <table:table-cell office:value-type="float" office:value="7.61562490463">
                <text:p>7.615624904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.129350144">
                <text:p>40.129350144</text:p>
              </table:table-cell>
              <table:table-cell office:value-type="float" office:value="7.50447893143">
                <text:p>7.504478931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.181010176">
                <text:p>40.181010176</text:p>
              </table:table-cell>
              <table:table-cell office:value-type="float" office:value="7.48984384537">
                <text:p>7.489843845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.234190336">
                <text:p>40.234190336</text:p>
              </table:table-cell>
              <table:table-cell office:value-type="float" office:value="7.51723957062">
                <text:p>7.517239570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.286990336">
                <text:p>40.286990336</text:p>
              </table:table-cell>
              <table:table-cell office:value-type="float" office:value="7.52239561081">
                <text:p>7.52239561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.342870272">
                <text:p>40.342870272</text:p>
              </table:table-cell>
              <table:table-cell office:value-type="float" office:value="7.58057308197">
                <text:p>7.580573081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.444590336">
                <text:p>40.444590336</text:p>
              </table:table-cell>
              <table:table-cell office:value-type="float" office:value="7.75406265259">
                <text:p>7.754062652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.497090304">
                <text:p>40.497090304</text:p>
              </table:table-cell>
              <table:table-cell office:value-type="float" office:value="7.93140602112">
                <text:p>7.931406021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.54993024">
                <text:p>40.54993024</text:p>
              </table:table-cell>
              <table:table-cell office:value-type="float" office:value="8.12682247162">
                <text:p>8.126822471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.602780416">
                <text:p>40.602780416</text:p>
              </table:table-cell>
              <table:table-cell office:value-type="float" office:value="8.31942749023">
                <text:p>8.319427490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.655880192">
                <text:p>40.655880192</text:p>
              </table:table-cell>
              <table:table-cell office:value-type="float" office:value="8.47828102112">
                <text:p>8.47828102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.70929024">
                <text:p>40.70929024</text:p>
              </table:table-cell>
              <table:table-cell office:value-type="float" office:value="8.56656265259">
                <text:p>8.566562652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.761370368">
                <text:p>40.761370368</text:p>
              </table:table-cell>
              <table:table-cell office:value-type="float" office:value="8.59218788147">
                <text:p>8.592187881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.813460224">
                <text:p>40.813460224</text:p>
              </table:table-cell>
              <table:table-cell office:value-type="float" office:value="8.59682273865">
                <text:p>8.596822738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.866270208">
                <text:p>40.866270208</text:p>
              </table:table-cell>
              <table:table-cell office:value-type="float" office:value="8.59682273865">
                <text:p>8.596822738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.96806016">
                <text:p>40.96806016</text:p>
              </table:table-cell>
              <table:table-cell office:value-type="float" office:value="8.51734352112">
                <text:p>8.517343521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.019580416">
                <text:p>41.019580416</text:p>
              </table:table-cell>
              <table:table-cell office:value-type="float" office:value="8.44260406494">
                <text:p>8.442604064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.071340288">
                <text:p>41.071340288</text:p>
              </table:table-cell>
              <table:table-cell office:value-type="float" office:value="8.277135849">
                <text:p>8.2771358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.12385024">
                <text:p>41.12385024</text:p>
              </table:table-cell>
              <table:table-cell office:value-type="float" office:value="8.12484359741">
                <text:p>8.124843597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.17665024">
                <text:p>41.17665024</text:p>
              </table:table-cell>
              <table:table-cell office:value-type="float" office:value="7.98322916031">
                <text:p>7.9832291603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.228420352">
                <text:p>41.228420352</text:p>
              </table:table-cell>
              <table:table-cell office:value-type="float" office:value="7.86218738556">
                <text:p>7.862187385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.280940032">
                <text:p>41.280940032</text:p>
              </table:table-cell>
              <table:table-cell office:value-type="float" office:value="7.7461977005">
                <text:p>7.74619770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.333250304">
                <text:p>41.333250304</text:p>
              </table:table-cell>
              <table:table-cell office:value-type="float" office:value="7.62338542938">
                <text:p>7.623385429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.386130176">
                <text:p>41.386130176</text:p>
              </table:table-cell>
              <table:table-cell office:value-type="float" office:value="7.53296852112">
                <text:p>7.532968521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.440140288">
                <text:p>41.440140288</text:p>
              </table:table-cell>
              <table:table-cell office:value-type="float" office:value="7.53942728043">
                <text:p>7.539427280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.49270016">
                <text:p>41.49270016</text:p>
              </table:table-cell>
              <table:table-cell office:value-type="float" office:value="7.56635427475">
                <text:p>7.566354274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.599170304">
                <text:p>41.599170304</text:p>
              </table:table-cell>
              <table:table-cell office:value-type="float" office:value="7.72572898865">
                <text:p>7.725728988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.651580416">
                <text:p>41.651580416</text:p>
              </table:table-cell>
              <table:table-cell office:value-type="float" office:value="7.8329167366">
                <text:p>7.83291673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.703590144">
                <text:p>41.703590144</text:p>
              </table:table-cell>
              <table:table-cell office:value-type="float" office:value="7.92885398865">
                <text:p>7.928853988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.756640256">
                <text:p>41.756640256</text:p>
              </table:table-cell>
              <table:table-cell office:value-type="float" office:value="8.04927062988">
                <text:p>8.049270629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.810550272">
                <text:p>41.810550272</text:p>
              </table:table-cell>
              <table:table-cell office:value-type="float" office:value="8.15833377838">
                <text:p>8.158333778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.863060224">
                <text:p>41.863060224</text:p>
              </table:table-cell>
              <table:table-cell office:value-type="float" office:value="8.24687480927">
                <text:p>8.246874809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.915500288">
                <text:p>41.915500288</text:p>
              </table:table-cell>
              <table:table-cell office:value-type="float" office:value="8.29781246185">
                <text:p>8.297812461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.967830272">
                <text:p>41.967830272</text:p>
              </table:table-cell>
              <table:table-cell office:value-type="float" office:value="8.31510448456">
                <text:p>8.31510448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.019830528">
                <text:p>42.019830528</text:p>
              </table:table-cell>
              <table:table-cell office:value-type="float" office:value="8.26578140259">
                <text:p>8.265781402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.0715904">
                <text:p>42.0715904</text:p>
              </table:table-cell>
              <table:table-cell office:value-type="float" office:value="8.12937545776">
                <text:p>8.129375457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.123460352">
                <text:p>42.123460352</text:p>
              </table:table-cell>
              <table:table-cell office:value-type="float" office:value="7.89484357834">
                <text:p>7.894843578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.177440256">
                <text:p>42.177440256</text:p>
              </table:table-cell>
              <table:table-cell office:value-type="float" office:value="7.75760412216">
                <text:p>7.757604122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.23036032">
                <text:p>42.23036032</text:p>
              </table:table-cell>
              <table:table-cell office:value-type="float" office:value="7.70067691803">
                <text:p>7.700676918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.28273024">
                <text:p>42.28273024</text:p>
              </table:table-cell>
              <table:table-cell office:value-type="float" office:value="7.71114587784">
                <text:p>7.711145877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.33515008">
                <text:p>42.33515008</text:p>
              </table:table-cell>
              <table:table-cell office:value-type="float" office:value="7.77880191803">
                <text:p>7.778801918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.387660288">
                <text:p>42.387660288</text:p>
              </table:table-cell>
              <table:table-cell office:value-type="float" office:value="7.8720831871">
                <text:p>7.87208318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.440220416">
                <text:p>42.440220416</text:p>
              </table:table-cell>
              <table:table-cell office:value-type="float" office:value="7.99322938919">
                <text:p>7.993229389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.491880448">
                <text:p>42.491880448</text:p>
              </table:table-cell>
              <table:table-cell office:value-type="float" office:value="8.07968711853">
                <text:p>8.079687118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.544260352">
                <text:p>42.544260352</text:p>
              </table:table-cell>
              <table:table-cell office:value-type="float" office:value="8.1014585495">
                <text:p>8.10145854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.646600192">
                <text:p>42.646600192</text:p>
              </table:table-cell>
              <table:table-cell office:value-type="float" office:value="8.0078125">
                <text:p>8.0078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.699130112">
                <text:p>42.699130112</text:p>
              </table:table-cell>
              <table:table-cell office:value-type="float" office:value="8.02770805359">
                <text:p>8.027708053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.752780032">
                <text:p>42.752780032</text:p>
              </table:table-cell>
              <table:table-cell office:value-type="float" office:value="7.99062490463">
                <text:p>7.990624904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.809920256">
                <text:p>42.809920256</text:p>
              </table:table-cell>
              <table:table-cell office:value-type="float" office:value="7.91177082062">
                <text:p>7.91177082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.862060288">
                <text:p>42.862060288</text:p>
              </table:table-cell>
              <table:table-cell office:value-type="float" office:value="7.91890621185">
                <text:p>7.918906211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.918000384">
                <text:p>42.918000384</text:p>
              </table:table-cell>
              <table:table-cell office:value-type="float" office:value="7.94187498093">
                <text:p>7.941874980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.96982016">
                <text:p>42.96982016</text:p>
              </table:table-cell>
              <table:table-cell office:value-type="float" office:value="7.98026037216">
                <text:p>7.98026037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3.022580224">
                <text:p>43.022580224</text:p>
              </table:table-cell>
              <table:table-cell office:value-type="float" office:value="7.99192714691">
                <text:p>7.991927146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.12513024">
                <text:p>43.12513024</text:p>
              </table:table-cell>
              <table:table-cell office:value-type="float" office:value="7.94026041031">
                <text:p>7.940260410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.178670336">
                <text:p>43.178670336</text:p>
              </table:table-cell>
              <table:table-cell office:value-type="float" office:value="7.95437479019">
                <text:p>7.954374790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.231310336">
                <text:p>43.231310336</text:p>
              </table:table-cell>
              <table:table-cell office:value-type="float" office:value="8.09447956085">
                <text:p>8.094479560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.283850496">
                <text:p>43.283850496</text:p>
              </table:table-cell>
              <table:table-cell office:value-type="float" office:value="8.13901042938">
                <text:p>8.139010429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3.336420352">
                <text:p>43.336420352</text:p>
              </table:table-cell>
              <table:table-cell office:value-type="float" office:value="8.15708351135">
                <text:p>8.157083511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.391870208">
                <text:p>43.391870208</text:p>
              </table:table-cell>
              <table:table-cell office:value-type="float" office:value="8.17265605927">
                <text:p>8.172656059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.444220416">
                <text:p>43.444220416</text:p>
              </table:table-cell>
              <table:table-cell office:value-type="float" office:value="8.08942699432">
                <text:p>8.089426994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.496730368">
                <text:p>43.496730368</text:p>
              </table:table-cell>
              <table:table-cell office:value-type="float" office:value="8.02588558197">
                <text:p>8.025885581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54914048">
                <text:p>43.54914048</text:p>
              </table:table-cell>
              <table:table-cell office:value-type="float" office:value="7.99171876907">
                <text:p>7.991718769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.602110208">
                <text:p>43.602110208</text:p>
              </table:table-cell>
              <table:table-cell office:value-type="float" office:value="7.98093748093">
                <text:p>7.980937480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3.655250176">
                <text:p>43.655250176</text:p>
              </table:table-cell>
              <table:table-cell office:value-type="float" office:value="8.07807254791">
                <text:p>8.078072547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.707600384">
                <text:p>43.707600384</text:p>
              </table:table-cell>
              <table:table-cell office:value-type="float" office:value="8.12640666962">
                <text:p>8.126406669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3.75997056">
                <text:p>43.75997056</text:p>
              </table:table-cell>
              <table:table-cell office:value-type="float" office:value="8.203332901">
                <text:p>8.2033329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3.812510208">
                <text:p>43.812510208</text:p>
              </table:table-cell>
              <table:table-cell office:value-type="float" office:value="8.32447910309">
                <text:p>8.324479103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3.864830208">
                <text:p>43.864830208</text:p>
              </table:table-cell>
              <table:table-cell office:value-type="float" office:value="8.43505191803">
                <text:p>8.435051918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.91734016">
                <text:p>43.91734016</text:p>
              </table:table-cell>
              <table:table-cell office:value-type="float" office:value="8.48984336853">
                <text:p>8.489843368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.969220352">
                <text:p>43.969220352</text:p>
              </table:table-cell>
              <table:table-cell office:value-type="float" office:value="8.45260429382">
                <text:p>8.4526042938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.02177024">
                <text:p>44.02177024</text:p>
              </table:table-cell>
              <table:table-cell office:value-type="float" office:value="8.32161426544">
                <text:p>8.321614265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.124230144">
                <text:p>44.124230144</text:p>
              </table:table-cell>
              <table:table-cell office:value-type="float" office:value="8.11015605927">
                <text:p>8.110156059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.176680192">
                <text:p>44.176680192</text:p>
              </table:table-cell>
              <table:table-cell office:value-type="float" office:value="7.96609354019">
                <text:p>7.966093540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.229120256">
                <text:p>44.229120256</text:p>
              </table:table-cell>
              <table:table-cell office:value-type="float" office:value="7.80171871185">
                <text:p>7.801718711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.2843904">
                <text:p>44.2843904</text:p>
              </table:table-cell>
              <table:table-cell office:value-type="float" office:value="7.68276023865">
                <text:p>7.682760238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.336350208">
                <text:p>44.336350208</text:p>
              </table:table-cell>
              <table:table-cell office:value-type="float" office:value="7.55510425568">
                <text:p>7.555104255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.3883904">
                <text:p>44.3883904</text:p>
              </table:table-cell>
              <table:table-cell office:value-type="float" office:value="7.44526052475">
                <text:p>7.445260524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.440930048">
                <text:p>44.440930048</text:p>
              </table:table-cell>
              <table:table-cell office:value-type="float" office:value="7.40000009537">
                <text:p>7.400000095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493280256">
                <text:p>44.493280256</text:p>
              </table:table-cell>
              <table:table-cell office:value-type="float" office:value="7.40000009537">
                <text:p>7.400000095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.547040512">
                <text:p>44.547040512</text:p>
              </table:table-cell>
              <table:table-cell office:value-type="float" office:value="7.43822908401">
                <text:p>7.438229084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.59964032">
                <text:p>44.59964032</text:p>
              </table:table-cell>
              <table:table-cell office:value-type="float" office:value="7.50135421753">
                <text:p>7.501354217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.65116032">
                <text:p>44.65116032</text:p>
              </table:table-cell>
              <table:table-cell office:value-type="float" office:value="7.56536483765">
                <text:p>7.565364837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.703040256">
                <text:p>44.703040256</text:p>
              </table:table-cell>
              <table:table-cell office:value-type="float" office:value="7.63812494278">
                <text:p>7.638124942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.80534016">
                <text:p>44.80534016</text:p>
              </table:table-cell>
              <table:table-cell office:value-type="float" office:value="7.73848962784">
                <text:p>7.738489627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.857940224">
                <text:p>44.857940224</text:p>
              </table:table-cell>
              <table:table-cell office:value-type="float" office:value="7.80343770981">
                <text:p>7.803437709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.910490368">
                <text:p>44.910490368</text:p>
              </table:table-cell>
              <table:table-cell office:value-type="float" office:value="7.8680729866">
                <text:p>7.868072986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4.962290176">
                <text:p>44.962290176</text:p>
              </table:table-cell>
              <table:table-cell office:value-type="float" office:value="7.93427085876">
                <text:p>7.934270858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014600192">
                <text:p>45.014600192</text:p>
              </table:table-cell>
              <table:table-cell office:value-type="float" office:value="7.99593734741">
                <text:p>7.995937347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066260224">
                <text:p>45.066260224</text:p>
              </table:table-cell>
              <table:table-cell office:value-type="float" office:value="8.02229213715">
                <text:p>8.022292137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118910208">
                <text:p>45.118910208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171390208">
                <text:p>45.171390208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222980096">
                <text:p>45.222980096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275770368">
                <text:p>45.27577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329230336">
                <text:p>45.329230336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381600256">
                <text:p>45.381600256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4344704">
                <text:p>45.4344704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488610304">
                <text:p>45.488610304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.541060352">
                <text:p>45.541060352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.593580032">
                <text:p>45.5935800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646330368">
                <text:p>45.6463303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.703470336">
                <text:p>45.7034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.756000256">
                <text:p>45.75600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.8083904">
                <text:p>45.8083904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.861840128">
                <text:p>45.8618401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.913940224">
                <text:p>45.91394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966530304">
                <text:p>45.96653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.01953024">
                <text:p>46.019530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.072060416">
                <text:p>46.0720604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.124400384">
                <text:p>46.1244003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.176840192">
                <text:p>46.17684019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.2291904">
                <text:p>46.22919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.330850304">
                <text:p>46.330850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6.3858304">
                <text:p>46.385830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.438010112">
                <text:p>46.4380101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.492940288">
                <text:p>46.49294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.546070272">
                <text:p>46.5460702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6.598670336">
                <text:p>46.59867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6.701060352">
                <text:p>46.7010603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6.753760256">
                <text:p>46.75376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.806380288">
                <text:p>46.8063802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6.859200256">
                <text:p>46.8592002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6.914580224">
                <text:p>46.9145802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.01627008">
                <text:p>47.01627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.069230336">
                <text:p>47.0692303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122550528">
                <text:p>47.1225505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17515008">
                <text:p>47.1751500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227640064">
                <text:p>47.2276400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280250368">
                <text:p>47.280250368</text:p>
              </table:table-cell>
              <table:table-cell office:value-type="float" office:value="8.02499961853">
                <text:p>8.02499961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973cm" svg:height="9cm" xlink:href=".." xlink:type="simple" chart:class="chart:scatter" chart:style-name="ch1">
        <chart:legend chart:legend-position="end" svg:x="43.036cm" svg:y="3.952cm" style:legend-expansion="high" chart:style-name="ch2"/>
        <chart:plot-area chart:style-name="ch3" table:cell-range-address="Sheet1.B1:Sheet1.C830 Sheet1.H1:Sheet1.H830" chart:data-source-has-labels="row" svg:x="0.939cm" svg:y="0.18cm" svg:width="41.158cm" svg:height="8.64cm">
          <chartooo:coordinate-region svg:x="1.957cm" svg:y="0.379cm" svg:width="39.95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30" chart:label-cell-address="Sheet1.C1:Sheet1.C1" chart:class="chart:scatter">
            <chart:domain table:cell-range-address="Sheet1.B2:Sheet1.B830"/>
            <chart:data-point chart:repeated="829"/>
          </chart:series>
          <chart:series chart:style-name="ch7" chart:values-cell-range-address="Sheet1.H2:Sheet1.H830" chart:label-cell-address="Sheet1.H1:Sheet1.H1" chart:class="chart:scatter">
            <chart:data-point chart:repeated="8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speed</text:p>
                <draw:g>
                  <svg:desc>Sheet1.C1:Sheet1.C1</svg:desc>
                </draw:g>
              </table:table-cell>
              <table:table-cell office:value-type="string">
                <text:p>field.accelerati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830</svg:desc>
                </draw:g>
              </table:table-cell>
              <table:table-cell office:value-type="float" office:value="0">
                <text:p>0</text:p>
                <draw:g>
                  <svg:desc>Sheet1.C2:Sheet1.C830</svg:desc>
                </draw:g>
              </table:table-cell>
              <table:table-cell office:value-type="float" office:value="0">
                <text:p>0</text:p>
                <draw:g>
                  <svg:desc>Sheet1.H2:Sheet1.H8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890176">
                <text:p>0.0518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3620352">
                <text:p>0.1036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5570432">
                <text:p>0.1555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920256">
                <text:p>0.2099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960448">
                <text:p>0.26196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760256">
                <text:p>0.313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5360384">
                <text:p>0.3653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6860288">
                <text:p>0.4668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300352">
                <text:p>0.5193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1840256">
                <text:p>0.5718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220416">
                <text:p>0.624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6790272">
                <text:p>0.6767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6300288">
                <text:p>0.7363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740352">
                <text:p>0.7887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370112">
                <text:p>0.8413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3690112">
                <text:p>0.89369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090496">
                <text:p>0.94609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970368">
                <text:p>0.9989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1490176">
                <text:p>1.1014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0321024">
                <text:p>1.2032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5450368">
                <text:p>1.2554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7990272">
                <text:p>1.307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0640128">
                <text:p>1.4106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63400192">
                <text:p>1.4634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1521024">
                <text:p>1.5152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849024">
                <text:p>1.5684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1210368">
                <text:p>1.6212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3960192">
                <text:p>1.6739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6550016">
                <text:p>1.7265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78610176">
                <text:p>1.7786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3042048">
                <text:p>1.8304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81950208">
                <text:p>1.8819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4420224">
                <text:p>1.9344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7780352">
                <text:p>1.98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9440384">
                <text:p>2.0394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91920384">
                <text:p>2.0919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4430336">
                <text:p>2.144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6710144">
                <text:p>2.1967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1430272">
                <text:p>2.3014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345024">
                <text:p>2.3534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593024">
                <text:p>2.40593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57620224">
                <text:p>2.4576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09070336">
                <text:p>2.5090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140032">
                <text:p>2.5614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13730304">
                <text:p>2.6137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6110208">
                <text:p>2.66611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8540288">
                <text:p>2.7185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71890432">
                <text:p>2.77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0280192">
                <text:p>2.830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3340288">
                <text:p>2.883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35870464">
                <text:p>2.935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8827008">
                <text:p>2.988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017024">
                <text:p>3.0401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42270208">
                <text:p>3.1422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94690304">
                <text:p>3.19469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47060224">
                <text:p>3.2470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0012032">
                <text:p>3.3001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536704">
                <text:p>3.3536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05150208">
                <text:p>3.4051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5729024">
                <text:p>3.4572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09920256">
                <text:p>3.5099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62050304">
                <text:p>3.5620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6630272">
                <text:p>3.616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69210368">
                <text:p>3.6692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20990208">
                <text:p>3.7209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73520384">
                <text:p>3.7735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26070272">
                <text:p>3.8260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78940416">
                <text:p>3.878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32420352">
                <text:p>3.9324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84990208">
                <text:p>3.9849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38920448">
                <text:p>4.0389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91500032">
                <text:p>4.09150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443904">
                <text:p>4.14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7150336">
                <text:p>4.247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99660288">
                <text:p>4.299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52430336">
                <text:p>4.352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04280064">
                <text:p>4.4042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57140224">
                <text:p>4.457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898048">
                <text:p>4.5089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10304">
                <text:p>4.56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130304">
                <text:p>4.61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9120256">
                <text:p>4.6691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72130048">
                <text:p>4.721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74640384">
                <text:p>4.7746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27200256">
                <text:p>4.827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79830272">
                <text:p>4.8798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32220416">
                <text:p>4.932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84770304">
                <text:p>4.9847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03682048">
                <text:p>5.0368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094120448">
                <text:p>5.0941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459904">
                <text:p>5.14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19852032">
                <text:p>5.1985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54800384">
                <text:p>5.2548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06480384">
                <text:p>5.3064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08620288">
                <text:p>5.4086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61140224">
                <text:p>5.461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12900352">
                <text:p>5.5129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6678016">
                <text:p>5.5667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19550208">
                <text:p>5.6195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75020032">
                <text:p>5.67502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727760128">
                <text:p>5.7277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80430336">
                <text:p>5.7804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83010304">
                <text:p>5.883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3569024">
                <text:p>5.9356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7710208">
                <text:p>5.98771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3970048">
                <text:p>6.039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41440256">
                <text:p>6.1414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93170432">
                <text:p>6.1931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45610496">
                <text:p>6.24561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03540224">
                <text:p>6.3035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55990272">
                <text:p>6.355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08980224">
                <text:p>6.4089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461420288">
                <text:p>6.4614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139904">
                <text:p>6.513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566460416">
                <text:p>6.5664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685504">
                <text:p>6.668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24260352">
                <text:p>6.7242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76660224">
                <text:p>6.7766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29280256">
                <text:p>6.8292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8182016">
                <text:p>6.8818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35560192">
                <text:p>6.935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87310336">
                <text:p>6.9873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3985024">
                <text:p>7.039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92350464">
                <text:p>7.09235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4604032">
                <text:p>7.1460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99150336">
                <text:p>7.199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51680256">
                <text:p>7.2516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0315008">
                <text:p>7.3031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54660096">
                <text:p>7.3546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06050048">
                <text:p>7.40605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08530432">
                <text:p>7.50853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6108032">
                <text:p>7.5610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13530368">
                <text:p>7.6135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671240192">
                <text:p>7.671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3860352">
                <text:p>7.7738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26330368">
                <text:p>7.8263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78960384">
                <text:p>7.8789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38810112">
                <text:p>7.9388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91320064">
                <text:p>7.9913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43770112">
                <text:p>8.0437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96300288">
                <text:p>8.0963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47780352">
                <text:p>8.14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00270336">
                <text:p>8.200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55340288">
                <text:p>8.255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0812032">
                <text:p>8.3081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361300224">
                <text:p>8.361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414260224">
                <text:p>8.414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466720256">
                <text:p>8.46672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519140096">
                <text:p>8.51914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571980032">
                <text:p>8.5719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625050112">
                <text:p>8.6250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2742016">
                <text:p>8.7274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84400128">
                <text:p>8.7844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35970304">
                <text:p>8.8359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39130112">
                <text:p>8.9391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991560192">
                <text:p>8.991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44040192">
                <text:p>9.044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096520192">
                <text:p>9.0965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48100096">
                <text:p>9.1481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199990272">
                <text:p>9.1999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1570176">
                <text:p>9.2515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0390016">
                <text:p>9.3039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55660288">
                <text:p>9.355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07280384">
                <text:p>9.4072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5974016">
                <text:p>9.4597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1228032">
                <text:p>9.512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64350208">
                <text:p>9.5643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16770048">
                <text:p>9.6167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69650432">
                <text:p>9.66965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22130432">
                <text:p>9.72213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74940416">
                <text:p>9.774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274304">
                <text:p>9.827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80040192">
                <text:p>9.880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931720192">
                <text:p>9.931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98385024">
                <text:p>9.983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8689024">
                <text:p>10.0868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139510272">
                <text:p>10.1395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198740224">
                <text:p>10.1987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250600192">
                <text:p>10.2506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302970112">
                <text:p>10.3029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355760384">
                <text:p>10.3557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08270336">
                <text:p>10.408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4605504">
                <text:p>10.460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13790464">
                <text:p>10.51379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61682048">
                <text:p>10.6168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669660416">
                <text:p>10.6696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722340352">
                <text:p>10.7223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774880256">
                <text:p>10.7748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827380224">
                <text:p>10.8273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880000256">
                <text:p>10.8800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932340224">
                <text:p>10.9323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984150272">
                <text:p>10.9841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36580096">
                <text:p>11.0365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087930368">
                <text:p>11.0879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39720448">
                <text:p>11.1397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191670272">
                <text:p>11.1916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24438016">
                <text:p>11.2443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296630528">
                <text:p>11.29663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34908032">
                <text:p>11.3490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401040128">
                <text:p>11.4010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452630272">
                <text:p>11.452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505010432">
                <text:p>11.5050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557910272">
                <text:p>11.557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660370176">
                <text:p>11.6603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12850432">
                <text:p>11.71285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764770048">
                <text:p>11.7647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817360384">
                <text:p>11.81736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870940416">
                <text:p>11.87094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922470144">
                <text:p>11.9224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97585024">
                <text:p>11.9758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027660288">
                <text:p>12.027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130210304">
                <text:p>12.1302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82440192">
                <text:p>12.182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234560256">
                <text:p>12.2345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286350336">
                <text:p>12.2863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337970432">
                <text:p>12.3379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389520128">
                <text:p>12.38952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441100288">
                <text:p>12.4411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54285056">
                <text:p>12.54285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595250176">
                <text:p>12.59525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647500288">
                <text:p>12.6475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700870144">
                <text:p>12.7008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754310144">
                <text:p>12.7543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806250496">
                <text:p>12.80625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65580288">
                <text:p>12.8655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918220288">
                <text:p>12.9182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970770432">
                <text:p>12.97077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023070208">
                <text:p>13.0230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075540224">
                <text:p>13.0755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127600128">
                <text:p>13.127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179510272">
                <text:p>13.1795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231890432">
                <text:p>13.23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283660288">
                <text:p>13.283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344960256">
                <text:p>13.3449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458040064">
                <text:p>13.458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517300224">
                <text:p>13.517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70500352">
                <text:p>13.5705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622270208">
                <text:p>13.6222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673970176">
                <text:p>13.67397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725690368">
                <text:p>13.72569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77723008">
                <text:p>13.7772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829050368">
                <text:p>13.8290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931120384">
                <text:p>13.9311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983820288">
                <text:p>13.9838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035700224">
                <text:p>14.0357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087200512">
                <text:p>14.08720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139120128">
                <text:p>14.13912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191490304">
                <text:p>14.19149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244180224">
                <text:p>14.2441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295870464">
                <text:p>14.295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34801024">
                <text:p>14.3480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400360192">
                <text:p>14.4003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452930304">
                <text:p>14.4529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505490176">
                <text:p>14.50549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557960192">
                <text:p>14.5579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610280192">
                <text:p>14.610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664580352">
                <text:p>14.6645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71702016">
                <text:p>14.7170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769040384">
                <text:p>14.7690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821570304">
                <text:p>14.8215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874240256">
                <text:p>14.8742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92674048">
                <text:p>14.92674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978810368">
                <text:p>14.9788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0304704">
                <text:p>15.030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082950144">
                <text:p>15.0829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86800384">
                <text:p>15.1868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23954048">
                <text:p>15.23954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291890432">
                <text:p>15.29189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34449024">
                <text:p>15.3444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396220416">
                <text:p>15.39622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447600128">
                <text:p>15.447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499410432">
                <text:p>15.4994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551010304">
                <text:p>15.551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602430208">
                <text:p>15.6024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6543104">
                <text:p>15.6543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708820224">
                <text:p>15.708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760840192">
                <text:p>15.7608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813580288">
                <text:p>15.8135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866040064">
                <text:p>15.866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91852032">
                <text:p>15.9185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971080192">
                <text:p>15.9710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022610176">
                <text:p>16.0226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074130176">
                <text:p>16.0741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125700352">
                <text:p>16.1257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177750272">
                <text:p>16.1777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279340288">
                <text:p>16.279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331650304">
                <text:p>16.3316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383240192">
                <text:p>16.383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43580032">
                <text:p>16.43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48828032">
                <text:p>16.488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54092032">
                <text:p>16.5409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644410368">
                <text:p>16.6444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697850368">
                <text:p>16.6978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75025024">
                <text:p>16.7502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802970368">
                <text:p>16.8029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.855700224">
                <text:p>16.8557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9071104">
                <text:p>16.907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959130112">
                <text:p>16.9591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011550208">
                <text:p>17.01155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064030208">
                <text:p>17.0640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115730176">
                <text:p>17.1157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168670208">
                <text:p>17.16867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221440512">
                <text:p>17.22144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277680384">
                <text:p>17.27768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330190336">
                <text:p>17.33019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382660352">
                <text:p>17.3826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43446016">
                <text:p>17.4344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486550016">
                <text:p>17.4865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539010304">
                <text:p>17.5390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591440384">
                <text:p>17.5914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.643860224">
                <text:p>17.6438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.69644032">
                <text:p>17.6964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.748640256">
                <text:p>17.7486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800790272">
                <text:p>17.80079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.852250368">
                <text:p>17.8522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90465024">
                <text:p>17.9046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965910272">
                <text:p>17.965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06758016">
                <text:p>18.0675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119880448">
                <text:p>18.11988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172570112">
                <text:p>18.1725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225140224">
                <text:p>18.2251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27659008">
                <text:p>18.2765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32988032">
                <text:p>18.3298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381660416">
                <text:p>18.3816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434310144">
                <text:p>18.4343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486870272">
                <text:p>18.4868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588630272">
                <text:p>18.5886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642440192">
                <text:p>18.642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694970112">
                <text:p>18.6949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747300352">
                <text:p>18.74730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799200256">
                <text:p>18.799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852040192">
                <text:p>18.852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904570368">
                <text:p>18.90457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962490368">
                <text:p>18.96249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015130368">
                <text:p>19.0151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067620352">
                <text:p>19.0676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1200704">
                <text:p>19.1200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172680192">
                <text:p>19.1726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224080128">
                <text:p>19.22408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276070144">
                <text:p>19.2760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32854016">
                <text:p>19.3285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381100288">
                <text:p>19.3811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43345024">
                <text:p>19.4334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486390528">
                <text:p>19.48639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538870272">
                <text:p>19.5388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591340288">
                <text:p>19.5913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643840256">
                <text:p>19.64384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74619008">
                <text:p>19.74619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79905024">
                <text:p>19.79905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852420352">
                <text:p>19.8524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905730304">
                <text:p>19.9057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958510336">
                <text:p>19.9585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010010112">
                <text:p>20.0100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061420288">
                <text:p>20.0614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112930048">
                <text:p>20.1129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164680192">
                <text:p>20.1646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217250304">
                <text:p>20.2172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269860096">
                <text:p>20.2698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372720384">
                <text:p>20.3727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425220352">
                <text:p>20.4252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47777024">
                <text:p>20.4777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530690048">
                <text:p>20.5306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632560128">
                <text:p>20.6325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684910336">
                <text:p>20.6849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739750144">
                <text:p>20.7397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79228032">
                <text:p>20.792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845210112">
                <text:p>20.8452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898340352">
                <text:p>20.89834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951060224">
                <text:p>20.9510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00384">
                <text:p>21.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055440128">
                <text:p>21.0554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107830272">
                <text:p>21.10783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160210176">
                <text:p>21.1602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212760064">
                <text:p>21.2127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26566016">
                <text:p>21.2656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319040512">
                <text:p>21.31904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371550464">
                <text:p>21.37155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424730112">
                <text:p>21.4247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47729024">
                <text:p>21.47729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529690112">
                <text:p>21.52969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582210304">
                <text:p>21.5822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635450112">
                <text:p>21.6354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.687780096">
                <text:p>21.6877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.739600128">
                <text:p>21.7396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.791720192">
                <text:p>21.791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.84417024">
                <text:p>21.84417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.895750144">
                <text:p>21.8957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.947720192">
                <text:p>21.9477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.999660288">
                <text:p>21.999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052240128">
                <text:p>22.0522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104780288">
                <text:p>22.1047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207410176">
                <text:p>22.2074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260040192">
                <text:p>22.2600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311790336">
                <text:p>22.31179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364480256">
                <text:p>22.3644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416820224">
                <text:p>22.416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4711104">
                <text:p>22.471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522760192">
                <text:p>22.5227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574440192">
                <text:p>22.5744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626010368">
                <text:p>22.62601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729910272">
                <text:p>22.72991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785900288">
                <text:p>22.78590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.838280192">
                <text:p>22.838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.891760128">
                <text:p>22.8917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.943460096">
                <text:p>22.9434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.995410176">
                <text:p>22.9954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047870464">
                <text:p>23.0478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0044032">
                <text:p>23.1004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52820224">
                <text:p>23.15282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206260224">
                <text:p>23.206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258830336">
                <text:p>23.2588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311310336">
                <text:p>23.3113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362820352">
                <text:p>23.36282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46422016">
                <text:p>23.4642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516580352">
                <text:p>23.5165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569410304">
                <text:p>23.56941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622080512">
                <text:p>23.62208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724620288">
                <text:p>23.7246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777000192">
                <text:p>23.7770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879460352">
                <text:p>23.8794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932070144">
                <text:p>23.9320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98428032">
                <text:p>23.9842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037300224">
                <text:p>24.0373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094260224">
                <text:p>24.0942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146280192">
                <text:p>24.1462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198740224">
                <text:p>24.1987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250130176">
                <text:p>24.2501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303560192">
                <text:p>24.30356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355730176">
                <text:p>24.35573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408080128">
                <text:p>24.40808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4600704">
                <text:p>24.4600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563070464">
                <text:p>24.56307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618950144">
                <text:p>24.61895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67078016">
                <text:p>24.6707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724270336">
                <text:p>24.7242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775980288">
                <text:p>24.7759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827780352">
                <text:p>24.82778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879680256">
                <text:p>24.87968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933520384">
                <text:p>24.93352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985530112">
                <text:p>24.98553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037840384">
                <text:p>25.03784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089710336">
                <text:p>25.0897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141760256">
                <text:p>25.141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193750272">
                <text:p>25.1937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246100224">
                <text:p>25.24610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300150272">
                <text:p>25.30015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351860224">
                <text:p>25.35186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404210432">
                <text:p>25.404210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457890048">
                <text:p>25.4578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5104704">
                <text:p>25.510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5632">
                <text:p>25.5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617000192">
                <text:p>25.6170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669320192">
                <text:p>25.66932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771000064">
                <text:p>25.7710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823660288">
                <text:p>25.82366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87570048">
                <text:p>25.87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927270144">
                <text:p>25.9272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979170304">
                <text:p>25.97917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031180288">
                <text:p>26.0311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083650304">
                <text:p>26.0836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14011008">
                <text:p>26.1401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243330304">
                <text:p>26.2433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295020288">
                <text:p>26.29502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34764032">
                <text:p>26.34764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399390464">
                <text:p>26.399390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45132032">
                <text:p>26.4513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503240192">
                <text:p>26.5032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55150336">
                <text:p>26.85515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906920448">
                <text:p>26.906920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58870272">
                <text:p>26.9588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01138048">
                <text:p>27.01138048</text:p>
              </table:table-cell>
              <table:table-cell office:value-type="float" office:value="0.000199999994948">
                <text:p>0.000199999994948</text:p>
              </table:table-cell>
              <table:table-cell office:value-type="float" office:value="0.000230000005104">
                <text:p>0.000230000005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63850496">
                <text:p>27.063850496</text:p>
              </table:table-cell>
              <table:table-cell office:value-type="float" office:value="0.00219999998808">
                <text:p>0.00219999998808</text:p>
              </table:table-cell>
              <table:table-cell office:value-type="float" office:value="0.00267999991775">
                <text:p>0.002679999917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11644032">
                <text:p>27.11644032</text:p>
              </table:table-cell>
              <table:table-cell office:value-type="float" office:value="0.00680000009015">
                <text:p>0.00680000009015</text:p>
              </table:table-cell>
              <table:table-cell office:value-type="float" office:value="0.00827999971807">
                <text:p>0.008279999718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695104">
                <text:p>27.1695104</text:p>
              </table:table-cell>
              <table:table-cell office:value-type="float" office:value="0.0119000002742">
                <text:p>0.0119000002742</text:p>
              </table:table-cell>
              <table:table-cell office:value-type="float" office:value="0.0144800003618">
                <text:p>0.01448000036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22130176">
                <text:p>27.222130176</text:p>
              </table:table-cell>
              <table:table-cell office:value-type="float" office:value="0.016799999401">
                <text:p>0.016799999401</text:p>
              </table:table-cell>
              <table:table-cell office:value-type="float" office:value="0.0204199999571">
                <text:p>0.02041999995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74590208">
                <text:p>27.274590208</text:p>
              </table:table-cell>
              <table:table-cell office:value-type="float" office:value="0.0212999992073">
                <text:p>0.0212999992073</text:p>
              </table:table-cell>
              <table:table-cell office:value-type="float" office:value="0.0258699990809">
                <text:p>0.02586999908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26340352">
                <text:p>27.326340352</text:p>
              </table:table-cell>
              <table:table-cell office:value-type="float" office:value="0.0259000007063">
                <text:p>0.0259000007063</text:p>
              </table:table-cell>
              <table:table-cell office:value-type="float" office:value="0.0314700007439">
                <text:p>0.03147000074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77860352">
                <text:p>27.377860352</text:p>
              </table:table-cell>
              <table:table-cell office:value-type="float" office:value="0.047800000757">
                <text:p>0.047800000757</text:p>
              </table:table-cell>
              <table:table-cell office:value-type="float" office:value="0.0914499983191">
                <text:p>0.0914499983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79730176">
                <text:p>27.479730176</text:p>
              </table:table-cell>
              <table:table-cell office:value-type="float" office:value="0.0531000010669">
                <text:p>0.0531000010669</text:p>
              </table:table-cell>
              <table:table-cell office:value-type="float" office:value="0.0926999971271">
                <text:p>0.09269999712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53250048">
                <text:p>27.53250048</text:p>
              </table:table-cell>
              <table:table-cell office:value-type="float" office:value="0.0577000007033">
                <text:p>0.0577000007033</text:p>
              </table:table-cell>
              <table:table-cell office:value-type="float" office:value="0.100589998066">
                <text:p>0.1005899980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87800064">
                <text:p>27.587800064</text:p>
              </table:table-cell>
              <table:table-cell office:value-type="float" office:value="0.0625">
                <text:p>0.0625</text:p>
              </table:table-cell>
              <table:table-cell office:value-type="float" office:value="0.108079999685">
                <text:p>0.1080799996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39260416">
                <text:p>27.639260416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0.110179997981">
                <text:p>0.1101799979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92280064">
                <text:p>27.692280064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0.100900001824">
                <text:p>0.1009000018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47550208">
                <text:p>27.747550208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0.0906499996781">
                <text:p>0.09064999967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800030464">
                <text:p>27.800030464</text:p>
              </table:table-cell>
              <table:table-cell office:value-type="float" office:value="0.0654999986291">
                <text:p>0.0654999986291</text:p>
              </table:table-cell>
              <table:table-cell office:value-type="float" office:value="0.0842700004578">
                <text:p>0.08427000045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52480256">
                <text:p>27.852480256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0.0818499997258">
                <text:p>0.08184999972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9048704">
                <text:p>27.9048704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829700008035">
                <text:p>0.0829700008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00764032">
                <text:p>28.00764032</text:p>
              </table:table-cell>
              <table:table-cell office:value-type="float" office:value="0.0781999975443">
                <text:p>0.0781999975443</text:p>
              </table:table-cell>
              <table:table-cell office:value-type="float" office:value="0.0482699982822">
                <text:p>0.04826999828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.06001024">
                <text:p>28.060010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46179998666">
                <text:p>0.0461799986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112470272">
                <text:p>28.11247027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382799990475">
                <text:p>0.03827999904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165150208">
                <text:p>28.165150208</text:p>
              </table:table-cell>
              <table:table-cell office:value-type="float" office:value="0.0804999992251">
                <text:p>0.0804999992251</text:p>
              </table:table-cell>
              <table:table-cell office:value-type="float" office:value="0.0311799999326">
                <text:p>0.03117999993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216640256">
                <text:p>28.21664025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244200006127">
                <text:p>0.02442000061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2682304">
                <text:p>28.268230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258699990809">
                <text:p>0.02586999908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320820224">
                <text:p>28.3208202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268600005656">
                <text:p>0.02686000056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73040384">
                <text:p>28.37304038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246099997312">
                <text:p>0.02460999973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424690176">
                <text:p>28.424690176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188699997962">
                <text:p>0.01886999979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526750464">
                <text:p>28.52675046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899999961257">
                <text:p>0.008999999612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78690304">
                <text:p>28.57869030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263000000268">
                <text:p>0.002630000002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6306304">
                <text:p>28.630630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-0.000530000019353">
                <text:p>-0.0005300000193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8267008">
                <text:p>28.6826700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0180000002729">
                <text:p>0.0001800000027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73446016">
                <text:p>28.73446016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-0.00176000001375">
                <text:p>-0.00176000001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86800128">
                <text:p>28.78680012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38600192">
                <text:p>28.83860019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91250432">
                <text:p>28.89125043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43190272">
                <text:p>28.94319027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9558016">
                <text:p>28.99558016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0.0012300000526">
                <text:p>0.00123000005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48340224">
                <text:p>29.048340224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03130368">
                <text:p>29.1031303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55570176">
                <text:p>29.155570176</text:p>
              </table:table-cell>
              <table:table-cell office:value-type="float" office:value="0.0786999985576">
                <text:p>0.0786999985576</text:p>
              </table:table-cell>
              <table:table-cell office:value-type="float" office:value="-0.00170999998227">
                <text:p>-0.001709999982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08000256">
                <text:p>29.208000256</text:p>
              </table:table-cell>
              <table:table-cell office:value-type="float" office:value="0.076700001955">
                <text:p>0.076700001955</text:p>
              </table:table-cell>
              <table:table-cell office:value-type="float" office:value="-0.00627999985591">
                <text:p>-0.006279999855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261040384">
                <text:p>29.261040384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-0.00874000042677">
                <text:p>-0.008740000426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13790208">
                <text:p>29.313790208</text:p>
              </table:table-cell>
              <table:table-cell office:value-type="float" office:value="0.0732999965549">
                <text:p>0.0732999965549</text:p>
              </table:table-cell>
              <table:table-cell office:value-type="float" office:value="-0.012140000239">
                <text:p>-0.0121400002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366350336">
                <text:p>29.366350336</text:p>
              </table:table-cell>
              <table:table-cell office:value-type="float" office:value="0.0723000019789">
                <text:p>0.0723000019789</text:p>
              </table:table-cell>
              <table:table-cell office:value-type="float" office:value="-0.0140199996531">
                <text:p>-0.01401999965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18110208">
                <text:p>29.418110208</text:p>
              </table:table-cell>
              <table:table-cell office:value-type="float" office:value="0.0711999982595">
                <text:p>0.0711999982595</text:p>
              </table:table-cell>
              <table:table-cell office:value-type="float" office:value="-0.0161300003529">
                <text:p>-0.01613000035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473050368">
                <text:p>29.473050368</text:p>
              </table:table-cell>
              <table:table-cell office:value-type="float" office:value="0.0696000009775">
                <text:p>0.0696000009775</text:p>
              </table:table-cell>
              <table:table-cell office:value-type="float" office:value="-0.0188699997962">
                <text:p>-0.0188699997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25390336">
                <text:p>29.525390336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-0.0230299998075">
                <text:p>-0.02302999980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579020288">
                <text:p>29.579020288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-0.0216700006276">
                <text:p>-0.02167000062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31570176">
                <text:p>29.63157017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-0.0194899998605">
                <text:p>-0.01948999986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684140032">
                <text:p>29.684140032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-0.0149499997497">
                <text:p>-0.01494999974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736830208">
                <text:p>29.736830208</text:p>
              </table:table-cell>
              <table:table-cell office:value-type="float" office:value="0.0715999975801">
                <text:p>0.0715999975801</text:p>
              </table:table-cell>
              <table:table-cell office:value-type="float" office:value="-0.00963999982923">
                <text:p>-0.009639999829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789910272">
                <text:p>29.78991027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-0.00454000011086">
                <text:p>-0.004540000110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84610048">
                <text:p>29.84610048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0.00187999999616">
                <text:p>0.001879999996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47950336">
                <text:p>29.947950336</text:p>
              </table:table-cell>
              <table:table-cell office:value-type="float" office:value="0.0766000002623">
                <text:p>0.0766000002623</text:p>
              </table:table-cell>
              <table:table-cell office:value-type="float" office:value="0.00738999992609">
                <text:p>0.007389999926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0049024">
                <text:p>30.00049024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23600000516">
                <text:p>0.01236000005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53180416">
                <text:p>30.053180416</text:p>
              </table:table-cell>
              <table:table-cell office:value-type="float" office:value="0.0791999995708">
                <text:p>0.0791999995708</text:p>
              </table:table-cell>
              <table:table-cell office:value-type="float" office:value="0.016550000757">
                <text:p>0.0165500007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0657024">
                <text:p>30.106570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20300000906">
                <text:p>0.020300000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58110464">
                <text:p>30.15811046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2054999955">
                <text:p>0.020549999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10560512">
                <text:p>30.21056051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177900008857">
                <text:p>0.01779000088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13220352">
                <text:p>30.31322035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141500001773">
                <text:p>0.01415000017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367980288">
                <text:p>30.36798028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123600000516">
                <text:p>0.01236000005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2684032">
                <text:p>30.4268403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111499996856">
                <text:p>0.01114999968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479600384">
                <text:p>30.479600384</text:p>
              </table:table-cell>
              <table:table-cell office:value-type="float" office:value="0.0790999978781">
                <text:p>0.0790999978781</text:p>
              </table:table-cell>
              <table:table-cell office:value-type="float" office:value="0.00757999997586">
                <text:p>0.007579999975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32450304">
                <text:p>30.53245030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496000004932">
                <text:p>0.004960000049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585270272">
                <text:p>30.585270272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170999998227">
                <text:p>0.001709999982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637700352">
                <text:p>30.637700352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0509999983478">
                <text:p>0.0005099999834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68961024">
                <text:p>30.6896102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-0.000339999998687">
                <text:p>-0.0003399999986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741470464">
                <text:p>30.74147046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795070208">
                <text:p>30.79507020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-0.000509999983478">
                <text:p>-0.0005099999834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84674048">
                <text:p>30.84674048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89830016">
                <text:p>30.8983001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112999998964">
                <text:p>0.001129999989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.95084032">
                <text:p>30.9508403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0760000024457">
                <text:p>0.0007600000244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0283008">
                <text:p>31.0028300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1719999942">
                <text:p>0.0017199999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04820224">
                <text:p>31.1048202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56420352">
                <text:p>31.156420352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0795008">
                <text:p>31.20795008</text:p>
              </table:table-cell>
              <table:table-cell office:value-type="float" office:value="0.0778999999166">
                <text:p>0.0778999999166</text:p>
              </table:table-cell>
              <table:table-cell office:value-type="float" office:value="-0.00280999997631">
                <text:p>-0.002809999976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61360384">
                <text:p>31.261360384</text:p>
              </table:table-cell>
              <table:table-cell office:value-type="float" office:value="0.0727000012994">
                <text:p>0.0727000012994</text:p>
              </table:table-cell>
              <table:table-cell office:value-type="float" office:value="-0.0118899997324">
                <text:p>-0.01188999973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14430208">
                <text:p>31.314430208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-0.0218199994415">
                <text:p>-0.02181999944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6684032">
                <text:p>31.36684032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257099997252">
                <text:p>-0.02570999972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19920128">
                <text:p>31.419920128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-0.0282600000501">
                <text:p>-0.0282600000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71890432">
                <text:p>31.471890432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-0.0270199999213">
                <text:p>-0.02701999992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24400384">
                <text:p>31.524400384</text:p>
              </table:table-cell>
              <table:table-cell office:value-type="float" office:value="0.0657000020146">
                <text:p>0.0657000020146</text:p>
              </table:table-cell>
              <table:table-cell office:value-type="float" office:value="-0.0249300003052">
                <text:p>-0.02493000030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76030464">
                <text:p>31.576030464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216300003231">
                <text:p>-0.02163000032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78850304">
                <text:p>31.678850304</text:p>
              </table:table-cell>
              <table:table-cell office:value-type="float" office:value="0.0694999992847">
                <text:p>0.0694999992847</text:p>
              </table:table-cell>
              <table:table-cell office:value-type="float" office:value="-0.0181200001389">
                <text:p>-0.01812000013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3062016">
                <text:p>31.7306201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-0.0170699991286">
                <text:p>-0.01706999912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782110464">
                <text:p>31.782110464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141099998727">
                <text:p>-0.01410999987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34530304">
                <text:p>31.834530304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-0.00714999996126">
                <text:p>-0.007149999961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8869504">
                <text:p>31.8869504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0.00245000002906">
                <text:p>0.002450000029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.938660352">
                <text:p>31.938660352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0.00437000021338">
                <text:p>0.004370000213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.99019008">
                <text:p>31.99019008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0.00560999987647">
                <text:p>0.005609999876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042590208">
                <text:p>32.042590208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0.00279999990016">
                <text:p>0.002799999900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095350272">
                <text:p>32.095350272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0.000880000006873">
                <text:p>0.0008800000068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147810304">
                <text:p>32.14781030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0506999995559">
                <text:p>-0.005069999955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199950336">
                <text:p>32.199950336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-0.00344999996014">
                <text:p>-0.003449999960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251940352">
                <text:p>32.251940352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-0.00402999995276">
                <text:p>-0.004029999952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30577024">
                <text:p>32.30577024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-0.0104999998584">
                <text:p>-0.01049999985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409960192">
                <text:p>32.409960192</text:p>
              </table:table-cell>
              <table:table-cell office:value-type="float" office:value="0.0491000004113">
                <text:p>0.0491000004113</text:p>
              </table:table-cell>
              <table:table-cell office:value-type="float" office:value="-0.0338900014758">
                <text:p>-0.03389000147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463010304">
                <text:p>32.463010304</text:p>
              </table:table-cell>
              <table:table-cell office:value-type="float" office:value="0.0392999984324">
                <text:p>0.0392999984324</text:p>
              </table:table-cell>
              <table:table-cell office:value-type="float" office:value="-0.0508599989116">
                <text:p>-0.05085999891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515610368">
                <text:p>32.515610368</text:p>
              </table:table-cell>
              <table:table-cell office:value-type="float" office:value="0.0335999988019">
                <text:p>0.0335999988019</text:p>
              </table:table-cell>
              <table:table-cell office:value-type="float" office:value="-0.0582400001585">
                <text:p>-0.05824000015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57041024">
                <text:p>32.57041024</text:p>
              </table:table-cell>
              <table:table-cell office:value-type="float" office:value="0.0331999994814">
                <text:p>0.0331999994814</text:p>
              </table:table-cell>
              <table:table-cell office:value-type="float" office:value="-0.0579099990427">
                <text:p>-0.05790999904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62300032">
                <text:p>32.62300032</text:p>
              </table:table-cell>
              <table:table-cell office:value-type="float" office:value="0.0383000001311">
                <text:p>0.0383000001311</text:p>
              </table:table-cell>
              <table:table-cell office:value-type="float" office:value="-0.0478999987245">
                <text:p>-0.04789999872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675430144">
                <text:p>32.675430144</text:p>
              </table:table-cell>
              <table:table-cell office:value-type="float" office:value="0.0467000007629">
                <text:p>0.0467000007629</text:p>
              </table:table-cell>
              <table:table-cell office:value-type="float" office:value="-0.0336199998856">
                <text:p>-0.03361999988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72811008">
                <text:p>32.72811008</text:p>
              </table:table-cell>
              <table:table-cell office:value-type="float" office:value="0.0531000010669">
                <text:p>0.0531000010669</text:p>
              </table:table-cell>
              <table:table-cell office:value-type="float" office:value="-0.0199900008738">
                <text:p>-0.01999000087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779870208">
                <text:p>32.779870208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-0.0160399992019">
                <text:p>-0.01603999920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8394304">
                <text:p>32.8394304</text:p>
              </table:table-cell>
              <table:table-cell office:value-type="float" office:value="0.0648000016809">
                <text:p>0.0648000016809</text:p>
              </table:table-cell>
              <table:table-cell office:value-type="float" office:value="-0.00528000015765">
                <text:p>-0.005280000157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891810304">
                <text:p>32.891810304</text:p>
              </table:table-cell>
              <table:table-cell office:value-type="float" office:value="0.0720999985933">
                <text:p>0.0720999985933</text:p>
              </table:table-cell>
              <table:table-cell office:value-type="float" office:value="0.0133100003004">
                <text:p>0.0133100003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.944420096">
                <text:p>32.944420096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0.0581899993122">
                <text:p>0.05818999931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.996830208">
                <text:p>32.996830208</text:p>
              </table:table-cell>
              <table:table-cell office:value-type="float" office:value="0.0803000032902">
                <text:p>0.0803000032902</text:p>
              </table:table-cell>
              <table:table-cell office:value-type="float" office:value="0.076810002327">
                <text:p>0.0768100023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.04934016">
                <text:p>33.04934016</text:p>
              </table:table-cell>
              <table:table-cell office:value-type="float" office:value="0.077699996531">
                <text:p>0.077699996531</text:p>
              </table:table-cell>
              <table:table-cell office:value-type="float" office:value="0.0826300010085">
                <text:p>0.08263000100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.101960448">
                <text:p>33.101960448</text:p>
              </table:table-cell>
              <table:table-cell office:value-type="float" office:value="0.0710999965668">
                <text:p>0.0710999965668</text:p>
              </table:table-cell>
              <table:table-cell office:value-type="float" office:value="0.0712999999523">
                <text:p>0.07129999995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3.205730304">
                <text:p>33.205730304</text:p>
              </table:table-cell>
              <table:table-cell office:value-type="float" office:value="0.0582999996841">
                <text:p>0.0582999996841</text:p>
              </table:table-cell>
              <table:table-cell office:value-type="float" office:value="0.0343200005591">
                <text:p>0.03432000055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.259660288">
                <text:p>33.259660288</text:p>
              </table:table-cell>
              <table:table-cell office:value-type="float" office:value="0.0516999997199">
                <text:p>0.0516999997199</text:p>
              </table:table-cell>
              <table:table-cell office:value-type="float" office:value="0.00855999998748">
                <text:p>0.008559999987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.312040448">
                <text:p>33.312040448</text:p>
              </table:table-cell>
              <table:table-cell office:value-type="float" office:value="0.0449000000954">
                <text:p>0.0449000000954</text:p>
              </table:table-cell>
              <table:table-cell office:value-type="float" office:value="-0.0140399998054">
                <text:p>-0.01403999980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.36588032">
                <text:p>33.36588032</text:p>
              </table:table-cell>
              <table:table-cell office:value-type="float" office:value="0.0377999991179">
                <text:p>0.0377999991179</text:p>
              </table:table-cell>
              <table:table-cell office:value-type="float" office:value="-0.0351499989629">
                <text:p>-0.03514999896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3.417600256">
                <text:p>33.417600256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-0.0555200017989">
                <text:p>-0.05552000179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.47612032">
                <text:p>33.47612032</text:p>
              </table:table-cell>
              <table:table-cell office:value-type="float" office:value="0.0331999994814">
                <text:p>0.0331999994814</text:p>
              </table:table-cell>
              <table:table-cell office:value-type="float" office:value="-0.0665699988604">
                <text:p>-0.06656999886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3.529140224">
                <text:p>33.529140224</text:p>
              </table:table-cell>
              <table:table-cell office:value-type="float" office:value="0.0383000001311">
                <text:p>0.0383000001311</text:p>
              </table:table-cell>
              <table:table-cell office:value-type="float" office:value="-0.0716599971056">
                <text:p>-0.0716599971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3.581240064">
                <text:p>33.581240064</text:p>
              </table:table-cell>
              <table:table-cell office:value-type="float" office:value="0.0447999984026">
                <text:p>0.0447999984026</text:p>
              </table:table-cell>
              <table:table-cell office:value-type="float" office:value="-0.0607400014997">
                <text:p>-0.06074000149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.633530368">
                <text:p>33.633530368</text:p>
              </table:table-cell>
              <table:table-cell office:value-type="float" office:value="0.0511999987066">
                <text:p>0.0511999987066</text:p>
              </table:table-cell>
              <table:table-cell office:value-type="float" office:value="-0.0453599989414">
                <text:p>-0.0453599989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3.685120256">
                <text:p>33.685120256</text:p>
              </table:table-cell>
              <table:table-cell office:value-type="float" office:value="0.0568000003695">
                <text:p>0.0568000003695</text:p>
              </table:table-cell>
              <table:table-cell office:value-type="float" office:value="-0.0245200004429">
                <text:p>-0.02452000044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.737540096">
                <text:p>33.737540096</text:p>
              </table:table-cell>
              <table:table-cell office:value-type="float" office:value="0.0680999979377">
                <text:p>0.0680999979377</text:p>
              </table:table-cell>
              <table:table-cell office:value-type="float" office:value="0.0184300001711">
                <text:p>0.01843000017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.790130432">
                <text:p>33.790130432</text:p>
              </table:table-cell>
              <table:table-cell office:value-type="float" office:value="0.0696000009775">
                <text:p>0.0696000009775</text:p>
              </table:table-cell>
              <table:table-cell office:value-type="float" office:value="0.0337399989367">
                <text:p>0.03373999893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.846930176">
                <text:p>33.846930176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0.040759999305">
                <text:p>0.0407599993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.89948032">
                <text:p>33.89948032</text:p>
              </table:table-cell>
              <table:table-cell office:value-type="float" office:value="0.0644000023603">
                <text:p>0.0644000023603</text:p>
              </table:table-cell>
              <table:table-cell office:value-type="float" office:value="0.0498499982059">
                <text:p>0.04984999820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.951860224">
                <text:p>33.951860224</text:p>
              </table:table-cell>
              <table:table-cell office:value-type="float" office:value="0.0659999996424">
                <text:p>0.0659999996424</text:p>
              </table:table-cell>
              <table:table-cell office:value-type="float" office:value="0.0623300001025">
                <text:p>0.06233000010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4.053630208">
                <text:p>34.053630208</text:p>
              </table:table-cell>
              <table:table-cell office:value-type="float" office:value="0.069200001657">
                <text:p>0.069200001657</text:p>
              </table:table-cell>
              <table:table-cell office:value-type="float" office:value="0.0623399987817">
                <text:p>0.06233999878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105680128">
                <text:p>34.105680128</text:p>
              </table:table-cell>
              <table:table-cell office:value-type="float" office:value="0.0728000029922">
                <text:p>0.0728000029922</text:p>
              </table:table-cell>
              <table:table-cell office:value-type="float" office:value="0.0598400011659">
                <text:p>0.05984000116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.157730304">
                <text:p>34.157730304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504800006747">
                <text:p>0.05048000067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.2107904">
                <text:p>34.2107904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0.0379399992526">
                <text:p>0.03793999925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.262830336">
                <text:p>34.262830336</text:p>
              </table:table-cell>
              <table:table-cell office:value-type="float" office:value="0.0711999982595">
                <text:p>0.0711999982595</text:p>
              </table:table-cell>
              <table:table-cell office:value-type="float" office:value="0.0249300003052">
                <text:p>0.02493000030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.31490048">
                <text:p>34.31490048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0.00138999999035">
                <text:p>0.001389999990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.366740224">
                <text:p>34.366740224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0503000011668">
                <text:p>-0.005030000116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.418780416">
                <text:p>34.418780416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-0.00245000002906">
                <text:p>-0.002450000029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.47121024">
                <text:p>34.47121024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0.00331999990158">
                <text:p>0.003319999901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.525020416">
                <text:p>34.525020416</text:p>
              </table:table-cell>
              <table:table-cell office:value-type="float" office:value="0.0674000009894">
                <text:p>0.0674000009894</text:p>
              </table:table-cell>
              <table:table-cell office:value-type="float" office:value="0.00243999995291">
                <text:p>0.002439999952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.580830208">
                <text:p>34.580830208</text:p>
              </table:table-cell>
              <table:table-cell office:value-type="float" office:value="0.0754999965429">
                <text:p>0.0754999965429</text:p>
              </table:table-cell>
              <table:table-cell office:value-type="float" office:value="0.0119500001892">
                <text:p>0.01195000018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.63324032">
                <text:p>34.63324032</text:p>
              </table:table-cell>
              <table:table-cell office:value-type="float" office:value="0.0785999968648">
                <text:p>0.0785999968648</text:p>
              </table:table-cell>
              <table:table-cell office:value-type="float" office:value="0.0109900003299">
                <text:p>0.01099000032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.736250112">
                <text:p>34.736250112</text:p>
              </table:table-cell>
              <table:table-cell office:value-type="float" office:value="0.0790000036359">
                <text:p>0.0790000036359</text:p>
              </table:table-cell>
              <table:table-cell office:value-type="float" office:value="0.00882000010461">
                <text:p>0.008820000104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.788730368">
                <text:p>34.788730368</text:p>
              </table:table-cell>
              <table:table-cell office:value-type="float" office:value="0.0769999995828">
                <text:p>0.0769999995828</text:p>
              </table:table-cell>
              <table:table-cell office:value-type="float" office:value="0.00675000017509">
                <text:p>0.006750000175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.844150272">
                <text:p>34.844150272</text:p>
              </table:table-cell>
              <table:table-cell office:value-type="float" office:value="0.076099999249">
                <text:p>0.076099999249</text:p>
              </table:table-cell>
              <table:table-cell office:value-type="float" office:value="0.00843000039458">
                <text:p>0.008430000394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.896790272">
                <text:p>34.89679027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0.00619000010192">
                <text:p>0.006190000101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.949810176">
                <text:p>34.949810176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0343000004068">
                <text:p>-0.003430000040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.002300416">
                <text:p>35.002300416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-0.021759999916">
                <text:p>-0.0217599999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.054690304">
                <text:p>35.054690304</text:p>
              </table:table-cell>
              <table:table-cell office:value-type="float" office:value="0.0410000011325">
                <text:p>0.0410000011325</text:p>
              </table:table-cell>
              <table:table-cell office:value-type="float" office:value="-0.0433599986136">
                <text:p>-0.04335999861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.106660352">
                <text:p>35.106660352</text:p>
              </table:table-cell>
              <table:table-cell office:value-type="float" office:value="0.0340000018477">
                <text:p>0.0340000018477</text:p>
              </table:table-cell>
              <table:table-cell office:value-type="float" office:value="-0.0574200004339">
                <text:p>-0.05742000043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.15921024">
                <text:p>35.15921024</text:p>
              </table:table-cell>
              <table:table-cell office:value-type="float" office:value="0.0298999994993">
                <text:p>0.0298999994993</text:p>
              </table:table-cell>
              <table:table-cell office:value-type="float" office:value="-0.0788400024176">
                <text:p>-0.07884000241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.264100096">
                <text:p>35.264100096</text:p>
              </table:table-cell>
              <table:table-cell office:value-type="float" office:value="0.0342999994755">
                <text:p>0.0342999994755</text:p>
              </table:table-cell>
              <table:table-cell office:value-type="float" office:value="-0.0702200010419">
                <text:p>-0.07022000104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.316510208">
                <text:p>35.316510208</text:p>
              </table:table-cell>
              <table:table-cell office:value-type="float" office:value="0.0337999984622">
                <text:p>0.0337999984622</text:p>
              </table:table-cell>
              <table:table-cell office:value-type="float" office:value="-0.0778999999166">
                <text:p>-0.07789999991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.369220096">
                <text:p>35.369220096</text:p>
              </table:table-cell>
              <table:table-cell office:value-type="float" office:value="0.0337000004947">
                <text:p>0.0337000004947</text:p>
              </table:table-cell>
              <table:table-cell office:value-type="float" office:value="-0.07458999753">
                <text:p>-0.074589997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.471810304">
                <text:p>35.471810304</text:p>
              </table:table-cell>
              <table:table-cell office:value-type="float" office:value="0.0315000005066">
                <text:p>0.0315000005066</text:p>
              </table:table-cell>
              <table:table-cell office:value-type="float" office:value="-0.0710600018501">
                <text:p>-0.07106000185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.524260352">
                <text:p>35.524260352</text:p>
              </table:table-cell>
              <table:table-cell office:value-type="float" office:value="0.0284000001848">
                <text:p>0.0284000001848</text:p>
              </table:table-cell>
              <table:table-cell office:value-type="float" office:value="-0.0702800005674">
                <text:p>-0.07028000056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.576770304">
                <text:p>35.57677030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-0.0591700002551">
                <text:p>-0.05917000025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.629500416">
                <text:p>35.629500416</text:p>
              </table:table-cell>
              <table:table-cell office:value-type="float" office:value="0.0318999998271">
                <text:p>0.0318999998271</text:p>
              </table:table-cell>
              <table:table-cell office:value-type="float" office:value="-0.0329999998212">
                <text:p>-0.03299999982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.681930496">
                <text:p>35.681930496</text:p>
              </table:table-cell>
              <table:table-cell office:value-type="float" office:value="0.0344000011683">
                <text:p>0.0344000011683</text:p>
              </table:table-cell>
              <table:table-cell office:value-type="float" office:value="-0.0105200000107">
                <text:p>-0.01052000001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5.735280128">
                <text:p>35.735280128</text:p>
              </table:table-cell>
              <table:table-cell office:value-type="float" office:value="0.0377000011504">
                <text:p>0.0377000011504</text:p>
              </table:table-cell>
              <table:table-cell office:value-type="float" office:value="0.00589000014588">
                <text:p>0.005890000145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5.788360448">
                <text:p>35.788360448</text:p>
              </table:table-cell>
              <table:table-cell office:value-type="float" office:value="0.0364999994636">
                <text:p>0.0364999994636</text:p>
              </table:table-cell>
              <table:table-cell office:value-type="float" office:value="0.010490000248">
                <text:p>0.0104900002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.840330496">
                <text:p>35.840330496</text:p>
              </table:table-cell>
              <table:table-cell office:value-type="float" office:value="0.0306000001729">
                <text:p>0.0306000001729</text:p>
              </table:table-cell>
              <table:table-cell office:value-type="float" office:value="-0.00641999999061">
                <text:p>-0.006419999990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.891880192">
                <text:p>35.891880192</text:p>
              </table:table-cell>
              <table:table-cell office:value-type="float" office:value="0.0293000005186">
                <text:p>0.0293000005186</text:p>
              </table:table-cell>
              <table:table-cell office:value-type="float" office:value="-0.00781999994069">
                <text:p>-0.007819999940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94444032">
                <text:p>35.94444032</text:p>
              </table:table-cell>
              <table:table-cell office:value-type="float" office:value="0.0315000005066">
                <text:p>0.0315000005066</text:p>
              </table:table-cell>
              <table:table-cell office:value-type="float" office:value="-0.00381999998353">
                <text:p>-0.003819999983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.046810368">
                <text:p>36.046810368</text:p>
              </table:table-cell>
              <table:table-cell office:value-type="float" office:value="0.0469999983907">
                <text:p>0.0469999983907</text:p>
              </table:table-cell>
              <table:table-cell office:value-type="float" office:value="0.0269600003958">
                <text:p>0.02696000039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.098320128">
                <text:p>36.098320128</text:p>
              </table:table-cell>
              <table:table-cell office:value-type="float" office:value="0.0573000013828">
                <text:p>0.0573000013828</text:p>
              </table:table-cell>
              <table:table-cell office:value-type="float" office:value="0.05034000054">
                <text:p>0.050340000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.149970176">
                <text:p>36.149970176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0.0643699988723">
                <text:p>0.06436999887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.251710208">
                <text:p>36.251710208</text:p>
              </table:table-cell>
              <table:table-cell office:value-type="float" office:value="0.0679000020027">
                <text:p>0.0679000020027</text:p>
              </table:table-cell>
              <table:table-cell office:value-type="float" office:value="0.0578599981964">
                <text:p>0.05785999819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.304530176">
                <text:p>36.304530176</text:p>
              </table:table-cell>
              <table:table-cell office:value-type="float" office:value="0.0697000026703">
                <text:p>0.0697000026703</text:p>
              </table:table-cell>
              <table:table-cell office:value-type="float" office:value="0.0566999986768">
                <text:p>0.05669999867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.357040128">
                <text:p>36.357040128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530700013041">
                <text:p>0.0530700013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.409710336">
                <text:p>36.409710336</text:p>
              </table:table-cell>
              <table:table-cell office:value-type="float" office:value="0.0724000036716">
                <text:p>0.0724000036716</text:p>
              </table:table-cell>
              <table:table-cell office:value-type="float" office:value="0.0577800013125">
                <text:p>0.0577800013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.463080192">
                <text:p>36.463080192</text:p>
              </table:table-cell>
              <table:table-cell office:value-type="float" office:value="0.0719000026584">
                <text:p>0.0719000026584</text:p>
              </table:table-cell>
              <table:table-cell office:value-type="float" office:value="0.066320002079">
                <text:p>0.0663200020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.515240192">
                <text:p>36.515240192</text:p>
              </table:table-cell>
              <table:table-cell office:value-type="float" office:value="0.0723000019789">
                <text:p>0.0723000019789</text:p>
              </table:table-cell>
              <table:table-cell office:value-type="float" office:value="0.0689800009131">
                <text:p>0.06898000091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.57281024">
                <text:p>36.57281024</text:p>
              </table:table-cell>
              <table:table-cell office:value-type="float" office:value="0.0687000006437">
                <text:p>0.0687000006437</text:p>
              </table:table-cell>
              <table:table-cell office:value-type="float" office:value="0.0592000000179">
                <text:p>0.05920000001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.624310272">
                <text:p>36.624310272</text:p>
              </table:table-cell>
              <table:table-cell office:value-type="float" office:value="0.0599999986589">
                <text:p>0.0599999986589</text:p>
              </table:table-cell>
              <table:table-cell office:value-type="float" office:value="0.0225099995732">
                <text:p>0.02250999957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.676630272">
                <text:p>36.676630272</text:p>
              </table:table-cell>
              <table:table-cell office:value-type="float" office:value="0.0474000014365">
                <text:p>0.0474000014365</text:p>
              </table:table-cell>
              <table:table-cell office:value-type="float" office:value="-0.017119999975">
                <text:p>-0.0171199999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.728340224">
                <text:p>36.728340224</text:p>
              </table:table-cell>
              <table:table-cell office:value-type="float" office:value="0.0351000018418">
                <text:p>0.0351000018418</text:p>
              </table:table-cell>
              <table:table-cell office:value-type="float" office:value="-0.0508299991488">
                <text:p>-0.05082999914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6.779980288">
                <text:p>36.779980288</text:p>
              </table:table-cell>
              <table:table-cell office:value-type="float" office:value="0.0186000000685">
                <text:p>0.0186000000685</text:p>
              </table:table-cell>
              <table:table-cell office:value-type="float" office:value="-0.0933199971914">
                <text:p>-0.09331999719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6.83713024">
                <text:p>36.83713024</text:p>
              </table:table-cell>
              <table:table-cell office:value-type="float" office:value="0.0136000001803">
                <text:p>0.0136000001803</text:p>
              </table:table-cell>
              <table:table-cell office:value-type="float" office:value="-0.105329997838">
                <text:p>-0.1053299978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6.889780224">
                <text:p>36.889780224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-0.089160002768">
                <text:p>-0.0891600027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.941360384">
                <text:p>36.941360384</text:p>
              </table:table-cell>
              <table:table-cell office:value-type="float" office:value="0.0379000008106">
                <text:p>0.0379000008106</text:p>
              </table:table-cell>
              <table:table-cell office:value-type="float" office:value="-0.0648899972439">
                <text:p>-0.06488999724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6.992930048">
                <text:p>36.992930048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-0.0364199988544">
                <text:p>-0.03641999885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095710208">
                <text:p>37.095710208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-0.0106800002977">
                <text:p>-0.01068000029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.148160256">
                <text:p>37.148160256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0903999991715">
                <text:p>0.009039999917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7.200840192">
                <text:p>37.200840192</text:p>
              </table:table-cell>
              <table:table-cell office:value-type="float" office:value="0.0750999972224">
                <text:p>0.0750999972224</text:p>
              </table:table-cell>
              <table:table-cell office:value-type="float" office:value="0.0261899996549">
                <text:p>0.02618999965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7.25329024">
                <text:p>37.25329024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0.0471699982882">
                <text:p>0.04716999828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.305690112">
                <text:p>37.30569011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0.0647799968719">
                <text:p>0.06477999687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.357330176">
                <text:p>37.35733017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.087990000844">
                <text:p>0.0879900008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409840128">
                <text:p>37.409840128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0.0928900018334">
                <text:p>0.09289000183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.462370304">
                <text:p>37.462370304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0.0728299990296">
                <text:p>0.07282999902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.515040256">
                <text:p>37.515040256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0.0447999984026">
                <text:p>0.04479999840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.617050368">
                <text:p>37.617050368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0.00560999987647">
                <text:p>0.005609999876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.669680384">
                <text:p>37.669680384</text:p>
              </table:table-cell>
              <table:table-cell office:value-type="float" office:value="0.0515000000596">
                <text:p>0.0515000000596</text:p>
              </table:table-cell>
              <table:table-cell office:value-type="float" office:value="-0.0254399999976">
                <text:p>-0.02543999999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7.722550272">
                <text:p>37.722550272</text:p>
              </table:table-cell>
              <table:table-cell office:value-type="float" office:value="0.0522999987006">
                <text:p>0.0522999987006</text:p>
              </table:table-cell>
              <table:table-cell office:value-type="float" office:value="-0.037610001862">
                <text:p>-0.0376100018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7.77516032">
                <text:p>37.77516032</text:p>
              </table:table-cell>
              <table:table-cell office:value-type="float" office:value="0.0577000007033">
                <text:p>0.0577000007033</text:p>
              </table:table-cell>
              <table:table-cell office:value-type="float" office:value="-0.0303000006825">
                <text:p>-0.03030000068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.827580416">
                <text:p>37.827580416</text:p>
              </table:table-cell>
              <table:table-cell office:value-type="float" office:value="0.0637999996543">
                <text:p>0.0637999996543</text:p>
              </table:table-cell>
              <table:table-cell office:value-type="float" office:value="-0.0188100002706">
                <text:p>-0.01881000027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7.879960064">
                <text:p>37.879960064</text:p>
              </table:table-cell>
              <table:table-cell office:value-type="float" office:value="0.0680000036955">
                <text:p>0.0680000036955</text:p>
              </table:table-cell>
              <table:table-cell office:value-type="float" office:value="-0.00784000009298">
                <text:p>-0.007840000092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7.932040192">
                <text:p>37.932040192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7.983810304">
                <text:p>37.983810304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0.00713999988511">
                <text:p>0.007139999885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8.036150272">
                <text:p>38.036150272</text:p>
              </table:table-cell>
              <table:table-cell office:value-type="float" office:value="0.0737000033259">
                <text:p>0.0737000033259</text:p>
              </table:table-cell>
              <table:table-cell office:value-type="float" office:value="0.015340000391">
                <text:p>0.0153400003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8.138660352">
                <text:p>38.138660352</text:p>
              </table:table-cell>
              <table:table-cell office:value-type="float" office:value="0.0681999996305">
                <text:p>0.0681999996305</text:p>
              </table:table-cell>
              <table:table-cell office:value-type="float" office:value="0.00737999984995">
                <text:p>0.007379999849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.192020224">
                <text:p>38.192020224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0.0161700006574">
                <text:p>0.01617000065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8.244370176">
                <text:p>38.244370176</text:p>
              </table:table-cell>
              <table:table-cell office:value-type="float" office:value="0.0644000023603">
                <text:p>0.0644000023603</text:p>
              </table:table-cell>
              <table:table-cell office:value-type="float" office:value="0.0224500000477">
                <text:p>0.02245000004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296140288">
                <text:p>38.296140288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0.0197000000626">
                <text:p>0.01970000006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8.348670208">
                <text:p>38.348670208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0.0104599995539">
                <text:p>0.01045999955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8.403830272">
                <text:p>38.403830272</text:p>
              </table:table-cell>
              <table:table-cell office:value-type="float" office:value="0.0637999996543">
                <text:p>0.0637999996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8.456390144">
                <text:p>38.456390144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-0.00590000022203">
                <text:p>-0.005900000222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.508820224">
                <text:p>38.508820224</text:p>
              </table:table-cell>
              <table:table-cell office:value-type="float" office:value="0.0649999976158">
                <text:p>0.0649999976158</text:p>
              </table:table-cell>
              <table:table-cell office:value-type="float" office:value="-0.00762999989092">
                <text:p>-0.007629999890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8.56124032">
                <text:p>38.56124032</text:p>
              </table:table-cell>
              <table:table-cell office:value-type="float" office:value="0.0661000013351">
                <text:p>0.0661000013351</text:p>
              </table:table-cell>
              <table:table-cell office:value-type="float" office:value="-0.00831000041217">
                <text:p>-0.008310000412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8.613810176">
                <text:p>38.613810176</text:p>
              </table:table-cell>
              <table:table-cell office:value-type="float" office:value="0.0668999999762">
                <text:p>0.0668999999762</text:p>
              </table:table-cell>
              <table:table-cell office:value-type="float" office:value="-0.01176999975">
                <text:p>-0.011769999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666400512">
                <text:p>38.666400512</text:p>
              </table:table-cell>
              <table:table-cell office:value-type="float" office:value="0.0746999979019">
                <text:p>0.0746999979019</text:p>
              </table:table-cell>
              <table:table-cell office:value-type="float" office:value="0.012319999747">
                <text:p>0.0123199997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718990336">
                <text:p>38.718990336</text:p>
              </table:table-cell>
              <table:table-cell office:value-type="float" office:value="0.0791999995708">
                <text:p>0.0791999995708</text:p>
              </table:table-cell>
              <table:table-cell office:value-type="float" office:value="0.0261899996549">
                <text:p>0.02618999965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.77137024">
                <text:p>38.77137024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0.0299800001085">
                <text:p>0.02998000010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8.822870272">
                <text:p>38.82287027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311399996281">
                <text:p>0.03113999962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.874440192">
                <text:p>38.874440192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0.0313800014555">
                <text:p>0.03138000145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.926380288">
                <text:p>38.926380288</text:p>
              </table:table-cell>
              <table:table-cell office:value-type="float" office:value="0.0789000019431">
                <text:p>0.0789000019431</text:p>
              </table:table-cell>
              <table:table-cell office:value-type="float" office:value="0.0288999993354">
                <text:p>0.02889999933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.028790272">
                <text:p>39.028790272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0.00506999995559">
                <text:p>0.005069999955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.081020416">
                <text:p>39.081020416</text:p>
              </table:table-cell>
              <table:table-cell office:value-type="float" office:value="0.0597000010312">
                <text:p>0.0597000010312</text:p>
              </table:table-cell>
              <table:table-cell office:value-type="float" office:value="-0.00925999972969">
                <text:p>-0.009259999729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.133110272">
                <text:p>39.133110272</text:p>
              </table:table-cell>
              <table:table-cell office:value-type="float" office:value="0.0520000010729">
                <text:p>0.0520000010729</text:p>
              </table:table-cell>
              <table:table-cell office:value-type="float" office:value="-0.0246600005776">
                <text:p>-0.02466000057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.185100288">
                <text:p>39.185100288</text:p>
              </table:table-cell>
              <table:table-cell office:value-type="float" office:value="0.0425999984145">
                <text:p>0.0425999984145</text:p>
              </table:table-cell>
              <table:table-cell office:value-type="float" office:value="-0.042539998889">
                <text:p>-0.042539998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.236810496">
                <text:p>39.236810496</text:p>
              </table:table-cell>
              <table:table-cell office:value-type="float" office:value="0.0308999996632">
                <text:p>0.0308999996632</text:p>
              </table:table-cell>
              <table:table-cell office:value-type="float" office:value="-0.0767899975181">
                <text:p>-0.07678999751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9.28833024">
                <text:p>39.28833024</text:p>
              </table:table-cell>
              <table:table-cell office:value-type="float" office:value="0.0164999999106">
                <text:p>0.0164999999106</text:p>
              </table:table-cell>
              <table:table-cell office:value-type="float" office:value="-0.110129997134">
                <text:p>-0.1101299971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.341800192">
                <text:p>39.341800192</text:p>
              </table:table-cell>
              <table:table-cell office:value-type="float" office:value="0.00540000014007">
                <text:p>0.00540000014007</text:p>
              </table:table-cell>
              <table:table-cell office:value-type="float" office:value="-0.131129994988">
                <text:p>-0.1311299949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.394560256">
                <text:p>39.394560256</text:p>
              </table:table-cell>
              <table:table-cell office:value-type="float" office:value="0.0148000000045">
                <text:p>0.0148000000045</text:p>
              </table:table-cell>
              <table:table-cell office:value-type="float" office:value="-0.114050000906">
                <text:p>-0.1140500009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.447960064">
                <text:p>39.447960064</text:p>
              </table:table-cell>
              <table:table-cell office:value-type="float" office:value="0.0289999991655">
                <text:p>0.0289999991655</text:p>
              </table:table-cell>
              <table:table-cell office:value-type="float" office:value="-0.08927000314">
                <text:p>-0.089270003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.499400192">
                <text:p>39.499400192</text:p>
              </table:table-cell>
              <table:table-cell office:value-type="float" office:value="0.0417999997735">
                <text:p>0.0417999997735</text:p>
              </table:table-cell>
              <table:table-cell office:value-type="float" office:value="-0.0647400021553">
                <text:p>-0.06474000215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.552610304">
                <text:p>39.552610304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-0.021759999916">
                <text:p>-0.0217599999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.60603008">
                <text:p>39.60603008</text:p>
              </table:table-cell>
              <table:table-cell office:value-type="float" office:value="0.0590999983251">
                <text:p>0.0590999983251</text:p>
              </table:table-cell>
              <table:table-cell office:value-type="float" office:value="-0.00113999994937">
                <text:p>-0.001139999949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.658380288">
                <text:p>39.658380288</text:p>
              </table:table-cell>
              <table:table-cell office:value-type="float" office:value="0.0615999996662">
                <text:p>0.0615999996662</text:p>
              </table:table-cell>
              <table:table-cell office:value-type="float" office:value="0.0182799994946">
                <text:p>0.01827999949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.711070208">
                <text:p>39.711070208</text:p>
              </table:table-cell>
              <table:table-cell office:value-type="float" office:value="0.0649000033736">
                <text:p>0.0649000033736</text:p>
              </table:table-cell>
              <table:table-cell office:value-type="float" office:value="0.0423999987543">
                <text:p>0.04239999875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.762610176">
                <text:p>39.762610176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0.0680899992585">
                <text:p>0.06808999925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.81436032">
                <text:p>39.81436032</text:p>
              </table:table-cell>
              <table:table-cell office:value-type="float" office:value="0.0659999996424">
                <text:p>0.0659999996424</text:p>
              </table:table-cell>
              <table:table-cell office:value-type="float" office:value="0.0940999984741">
                <text:p>0.09409999847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.865990144">
                <text:p>39.865990144</text:p>
              </table:table-cell>
              <table:table-cell office:value-type="float" office:value="0.0610999986529">
                <text:p>0.0610999986529</text:p>
              </table:table-cell>
              <table:table-cell office:value-type="float" office:value="0.106260001659">
                <text:p>0.1062600016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.918490368">
                <text:p>39.918490368</text:p>
              </table:table-cell>
              <table:table-cell office:value-type="float" office:value="0.0529999993742">
                <text:p>0.0529999993742</text:p>
              </table:table-cell>
              <table:table-cell office:value-type="float" office:value="0.0729100033641">
                <text:p>0.07291000336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.97196032">
                <text:p>39.97196032</text:p>
              </table:table-cell>
              <table:table-cell office:value-type="float" office:value="0.0412000007927">
                <text:p>0.0412000007927</text:p>
              </table:table-cell>
              <table:table-cell office:value-type="float" office:value="0.0232800003141">
                <text:p>0.02328000031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.02433024">
                <text:p>40.0243302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-0.0270499996841">
                <text:p>-0.02704999968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.07676032">
                <text:p>40.07676032</text:p>
              </table:table-cell>
              <table:table-cell office:value-type="float" office:value="0.0148999998346">
                <text:p>0.0148999998346</text:p>
              </table:table-cell>
              <table:table-cell office:value-type="float" office:value="-0.0785999968648">
                <text:p>-0.07859999686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.129350144">
                <text:p>40.129350144</text:p>
              </table:table-cell>
              <table:table-cell office:value-type="float" office:value="0.00680000009015">
                <text:p>0.00680000009015</text:p>
              </table:table-cell>
              <table:table-cell office:value-type="float" office:value="-0.0999400019646">
                <text:p>-0.09994000196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.181010176">
                <text:p>40.181010176</text:p>
              </table:table-cell>
              <table:table-cell office:value-type="float" office:value="0.00789999961853">
                <text:p>0.00789999961853</text:p>
              </table:table-cell>
              <table:table-cell office:value-type="float" office:value="-0.102750003338">
                <text:p>-0.1027500033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.234190336">
                <text:p>40.234190336</text:p>
              </table:table-cell>
              <table:table-cell office:value-type="float" office:value="0.0138999996707">
                <text:p>0.0138999996707</text:p>
              </table:table-cell>
              <table:table-cell office:value-type="float" office:value="-0.0974899977446">
                <text:p>-0.09748999774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.286990336">
                <text:p>40.286990336</text:p>
              </table:table-cell>
              <table:table-cell office:value-type="float" office:value="0.0161000005901">
                <text:p>0.0161000005901</text:p>
              </table:table-cell>
              <table:table-cell office:value-type="float" office:value="-0.0965000018477">
                <text:p>-0.09650000184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.342870272">
                <text:p>40.342870272</text:p>
              </table:table-cell>
              <table:table-cell office:value-type="float" office:value="0.0208999998868">
                <text:p>0.0208999998868</text:p>
              </table:table-cell>
              <table:table-cell office:value-type="float" office:value="-0.0853300020099">
                <text:p>-0.08533000200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.444590336">
                <text:p>40.444590336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-0.0520199984312">
                <text:p>-0.05201999843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.497090304">
                <text:p>40.497090304</text:p>
              </table:table-cell>
              <table:table-cell office:value-type="float" office:value="0.0425999984145">
                <text:p>0.0425999984145</text:p>
              </table:table-cell>
              <table:table-cell office:value-type="float" office:value="-0.0179699994624">
                <text:p>-0.01796999946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.54993024">
                <text:p>40.54993024</text:p>
              </table:table-cell>
              <table:table-cell office:value-type="float" office:value="0.0524999983609">
                <text:p>0.0524999983609</text:p>
              </table:table-cell>
              <table:table-cell office:value-type="float" office:value="0.0195499993861">
                <text:p>0.01954999938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.602780416">
                <text:p>40.602780416</text:p>
              </table:table-cell>
              <table:table-cell office:value-type="float" office:value="0.0603000000119">
                <text:p>0.0603000000119</text:p>
              </table:table-cell>
              <table:table-cell office:value-type="float" office:value="0.0565299987793">
                <text:p>0.05652999877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.655880192">
                <text:p>40.655880192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870300009847">
                <text:p>0.08703000098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.70929024">
                <text:p>40.70929024</text:p>
              </table:table-cell>
              <table:table-cell office:value-type="float" office:value="0.0671000033617">
                <text:p>0.0671000033617</text:p>
              </table:table-cell>
              <table:table-cell office:value-type="float" office:value="0.103979997337">
                <text:p>0.1039799973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.761370368">
                <text:p>40.761370368</text:p>
              </table:table-cell>
              <table:table-cell office:value-type="float" office:value="0.0710999965668">
                <text:p>0.0710999965668</text:p>
              </table:table-cell>
              <table:table-cell office:value-type="float" office:value="0.108900003135">
                <text:p>0.1089000031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.813460224">
                <text:p>40.813460224</text:p>
              </table:table-cell>
              <table:table-cell office:value-type="float" office:value="0.077500000596">
                <text:p>0.077500000596</text:p>
              </table:table-cell>
              <table:table-cell office:value-type="float" office:value="0.109789997339">
                <text:p>0.1097899973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.866270208">
                <text:p>40.86627020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109789997339">
                <text:p>0.1097899973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.96806016">
                <text:p>40.9680601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945300012827">
                <text:p>0.09453000128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.019580416">
                <text:p>41.019580416</text:p>
              </table:table-cell>
              <table:table-cell office:value-type="float" office:value="0.0771000012755">
                <text:p>0.0771000012755</text:p>
              </table:table-cell>
              <table:table-cell office:value-type="float" office:value="0.0801799967885">
                <text:p>0.08017999678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.071340288">
                <text:p>41.071340288</text:p>
              </table:table-cell>
              <table:table-cell office:value-type="float" office:value="0.0703999996185">
                <text:p>0.0703999996185</text:p>
              </table:table-cell>
              <table:table-cell office:value-type="float" office:value="0.0484099984169">
                <text:p>0.0484099984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.12385024">
                <text:p>41.12385024</text:p>
              </table:table-cell>
              <table:table-cell office:value-type="float" office:value="0.0635000020266">
                <text:p>0.0635000020266</text:p>
              </table:table-cell>
              <table:table-cell office:value-type="float" office:value="0.0191699992865">
                <text:p>0.01916999928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.17665024">
                <text:p>41.17665024</text:p>
              </table:table-cell>
              <table:table-cell office:value-type="float" office:value="0.0557000003755">
                <text:p>0.0557000003755</text:p>
              </table:table-cell>
              <table:table-cell office:value-type="float" office:value="-0.00801999960095">
                <text:p>-0.008019999600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.228420352">
                <text:p>41.228420352</text:p>
              </table:table-cell>
              <table:table-cell office:value-type="float" office:value="0.0474000014365">
                <text:p>0.0474000014365</text:p>
              </table:table-cell>
              <table:table-cell office:value-type="float" office:value="-0.0312599986792">
                <text:p>-0.03125999867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.280940032">
                <text:p>41.280940032</text:p>
              </table:table-cell>
              <table:table-cell office:value-type="float" office:value="0.0364999994636">
                <text:p>0.0364999994636</text:p>
              </table:table-cell>
              <table:table-cell office:value-type="float" office:value="-0.0535300001502">
                <text:p>-0.05353000015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.333250304">
                <text:p>41.333250304</text:p>
              </table:table-cell>
              <table:table-cell office:value-type="float" office:value="0.0270000007004">
                <text:p>0.0270000007004</text:p>
              </table:table-cell>
              <table:table-cell office:value-type="float" office:value="-0.0771099999547">
                <text:p>-0.07710999995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.386130176">
                <text:p>41.386130176</text:p>
              </table:table-cell>
              <table:table-cell office:value-type="float" office:value="0.0233999993652">
                <text:p>0.0233999993652</text:p>
              </table:table-cell>
              <table:table-cell office:value-type="float" office:value="-0.0944700017571">
                <text:p>-0.09447000175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.440140288">
                <text:p>41.440140288</text:p>
              </table:table-cell>
              <table:table-cell office:value-type="float" office:value="0.0262000001967">
                <text:p>0.0262000001967</text:p>
              </table:table-cell>
              <table:table-cell office:value-type="float" office:value="-0.0932300016284">
                <text:p>-0.09323000162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.49270016">
                <text:p>41.49270016</text:p>
              </table:table-cell>
              <table:table-cell office:value-type="float" office:value="0.0337999984622">
                <text:p>0.0337999984622</text:p>
              </table:table-cell>
              <table:table-cell office:value-type="float" office:value="-0.0880599990487">
                <text:p>-0.08805999904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.599170304">
                <text:p>41.599170304</text:p>
              </table:table-cell>
              <table:table-cell office:value-type="float" office:value="0.0438000001013">
                <text:p>0.0438000001013</text:p>
              </table:table-cell>
              <table:table-cell office:value-type="float" office:value="-0.0574599988759">
                <text:p>-0.05745999887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.651580416">
                <text:p>41.651580416</text:p>
              </table:table-cell>
              <table:table-cell office:value-type="float" office:value="0.0489999987185">
                <text:p>0.0489999987185</text:p>
              </table:table-cell>
              <table:table-cell office:value-type="float" office:value="-0.0368800014257">
                <text:p>-0.03688000142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.703590144">
                <text:p>41.703590144</text:p>
              </table:table-cell>
              <table:table-cell office:value-type="float" office:value="0.0527999997139">
                <text:p>0.0527999997139</text:p>
              </table:table-cell>
              <table:table-cell office:value-type="float" office:value="-0.0184599999338">
                <text:p>-0.01845999993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.756640256">
                <text:p>41.756640256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0.00466000009328">
                <text:p>0.004660000093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.810550272">
                <text:p>41.810550272</text:p>
              </table:table-cell>
              <table:table-cell office:value-type="float" office:value="0.0623000003397">
                <text:p>0.0623000003397</text:p>
              </table:table-cell>
              <table:table-cell office:value-type="float" office:value="0.0255999993533">
                <text:p>0.02559999935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.863060224">
                <text:p>41.863060224</text:p>
              </table:table-cell>
              <table:table-cell office:value-type="float" office:value="0.0612999983132">
                <text:p>0.0612999983132</text:p>
              </table:table-cell>
              <table:table-cell office:value-type="float" office:value="0.0425999984145">
                <text:p>0.04259999841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.915500288">
                <text:p>41.915500288</text:p>
              </table:table-cell>
              <table:table-cell office:value-type="float" office:value="0.0575000010431">
                <text:p>0.0575000010431</text:p>
              </table:table-cell>
              <table:table-cell office:value-type="float" office:value="0.0523799993098">
                <text:p>0.05237999930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.967830272">
                <text:p>41.967830272</text:p>
              </table:table-cell>
              <table:table-cell office:value-type="float" office:value="0.055799998343">
                <text:p>0.055799998343</text:p>
              </table:table-cell>
              <table:table-cell office:value-type="float" office:value="0.0557000003755">
                <text:p>0.05570000037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.019830528">
                <text:p>42.019830528</text:p>
              </table:table-cell>
              <table:table-cell office:value-type="float" office:value="0.0529999993742">
                <text:p>0.0529999993742</text:p>
              </table:table-cell>
              <table:table-cell office:value-type="float" office:value="0.0462299995124">
                <text:p>0.04622999951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.0715904">
                <text:p>42.0715904</text:p>
              </table:table-cell>
              <table:table-cell office:value-type="float" office:value="0.0454000011086">
                <text:p>0.0454000011086</text:p>
              </table:table-cell>
              <table:table-cell office:value-type="float" office:value="0.0200399998575">
                <text:p>0.02003999985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.123460352">
                <text:p>42.123460352</text:p>
              </table:table-cell>
              <table:table-cell office:value-type="float" office:value="0.030700000003">
                <text:p>0.030700000003</text:p>
              </table:table-cell>
              <table:table-cell office:value-type="float" office:value="-0.0249899998307">
                <text:p>-0.02498999983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.177440256">
                <text:p>42.177440256</text:p>
              </table:table-cell>
              <table:table-cell office:value-type="float" office:value="0.0219999998808">
                <text:p>0.0219999998808</text:p>
              </table:table-cell>
              <table:table-cell office:value-type="float" office:value="-0.0513399988413">
                <text:p>-0.0513399988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.23036032">
                <text:p>42.23036032</text:p>
              </table:table-cell>
              <table:table-cell office:value-type="float" office:value="0.019999999553">
                <text:p>0.019999999553</text:p>
              </table:table-cell>
              <table:table-cell office:value-type="float" office:value="-0.062270000577">
                <text:p>-0.0622700005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.28273024">
                <text:p>42.28273024</text:p>
              </table:table-cell>
              <table:table-cell office:value-type="float" office:value="0.0266999993473">
                <text:p>0.0266999993473</text:p>
              </table:table-cell>
              <table:table-cell office:value-type="float" office:value="-0.06026000157">
                <text:p>-0.060260001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.33515008">
                <text:p>42.33515008</text:p>
              </table:table-cell>
              <table:table-cell office:value-type="float" office:value="0.0375000014901">
                <text:p>0.0375000014901</text:p>
              </table:table-cell>
              <table:table-cell office:value-type="float" office:value="-0.0472699999809">
                <text:p>-0.04726999998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.387660288">
                <text:p>42.387660288</text:p>
              </table:table-cell>
              <table:table-cell office:value-type="float" office:value="0.0458999983966">
                <text:p>0.0458999983966</text:p>
              </table:table-cell>
              <table:table-cell office:value-type="float" office:value="-0.0293600000441">
                <text:p>-0.02936000004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.440220416">
                <text:p>42.440220416</text:p>
              </table:table-cell>
              <table:table-cell office:value-type="float" office:value="0.0542999990284">
                <text:p>0.0542999990284</text:p>
              </table:table-cell>
              <table:table-cell office:value-type="float" office:value="-0.00609999988228">
                <text:p>-0.006099999882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.491880448">
                <text:p>42.491880448</text:p>
              </table:table-cell>
              <table:table-cell office:value-type="float" office:value="0.0612999983132">
                <text:p>0.0612999983132</text:p>
              </table:table-cell>
              <table:table-cell office:value-type="float" office:value="0.0104999998584">
                <text:p>0.01049999985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.544260352">
                <text:p>42.544260352</text:p>
              </table:table-cell>
              <table:table-cell office:value-type="float" office:value="0.0606999993324">
                <text:p>0.0606999993324</text:p>
              </table:table-cell>
              <table:table-cell office:value-type="float" office:value="0.0146800000221">
                <text:p>0.01468000002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.646600192">
                <text:p>42.646600192</text:p>
              </table:table-cell>
              <table:table-cell office:value-type="float" office:value="0.0434999987483">
                <text:p>0.0434999987483</text:p>
              </table:table-cell>
              <table:table-cell office:value-type="float" office:value="-0.00329999998212">
                <text:p>-0.003299999982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.699130112">
                <text:p>42.699130112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0.000520000001416">
                <text:p>0.0005200000014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.752780032">
                <text:p>42.752780032</text:p>
              </table:table-cell>
              <table:table-cell office:value-type="float" office:value="0.018200000748">
                <text:p>0.018200000748</text:p>
              </table:table-cell>
              <table:table-cell office:value-type="float" office:value="-0.00659999996424">
                <text:p>-0.006599999964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.809920256">
                <text:p>42.809920256</text:p>
              </table:table-cell>
              <table:table-cell office:value-type="float" office:value="0.00740000000224">
                <text:p>0.00740000000224</text:p>
              </table:table-cell>
              <table:table-cell office:value-type="float" office:value="-0.021740000695">
                <text:p>-0.0217400006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.862060288">
                <text:p>42.862060288</text:p>
              </table:table-cell>
              <table:table-cell office:value-type="float" office:value="0.0148999998346">
                <text:p>0.0148999998346</text:p>
              </table:table-cell>
              <table:table-cell office:value-type="float" office:value="-0.0203699991107">
                <text:p>-0.02036999911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.918000384">
                <text:p>42.918000384</text:p>
              </table:table-cell>
              <table:table-cell office:value-type="float" office:value="0.0282000005245">
                <text:p>0.0282000005245</text:p>
              </table:table-cell>
              <table:table-cell office:value-type="float" office:value="-0.0159600004554">
                <text:p>-0.01596000045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.96982016">
                <text:p>42.96982016</text:p>
              </table:table-cell>
              <table:table-cell office:value-type="float" office:value="0.0408999994397">
                <text:p>0.0408999994397</text:p>
              </table:table-cell>
              <table:table-cell office:value-type="float" office:value="-0.00858999975026">
                <text:p>-0.008589999750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3.022580224">
                <text:p>43.022580224</text:p>
              </table:table-cell>
              <table:table-cell office:value-type="float" office:value="0.0505999997258">
                <text:p>0.0505999997258</text:p>
              </table:table-cell>
              <table:table-cell office:value-type="float" office:value="-0.00634999992326">
                <text:p>-0.006349999923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.12513024">
                <text:p>43.12513024</text:p>
              </table:table-cell>
              <table:table-cell office:value-type="float" office:value="0.0509999990463">
                <text:p>0.0509999990463</text:p>
              </table:table-cell>
              <table:table-cell office:value-type="float" office:value="-0.0162700004876">
                <text:p>-0.01627000048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.178670336">
                <text:p>43.178670336</text:p>
              </table:table-cell>
              <table:table-cell office:value-type="float" office:value="0.0520999990404">
                <text:p>0.0520999990404</text:p>
              </table:table-cell>
              <table:table-cell office:value-type="float" office:value="-0.0135599998757">
                <text:p>-0.01355999987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.231310336">
                <text:p>43.231310336</text:p>
              </table:table-cell>
              <table:table-cell office:value-type="float" office:value="0.0513000003994">
                <text:p>0.0513000003994</text:p>
              </table:table-cell>
              <table:table-cell office:value-type="float" office:value="0.0133400000632">
                <text:p>0.01334000006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.283850496">
                <text:p>43.283850496</text:p>
              </table:table-cell>
              <table:table-cell office:value-type="float" office:value="0.0438000001013">
                <text:p>0.0438000001013</text:p>
              </table:table-cell>
              <table:table-cell office:value-type="float" office:value="0.0218899995089">
                <text:p>0.02188999950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3.336420352">
                <text:p>43.336420352</text:p>
              </table:table-cell>
              <table:table-cell office:value-type="float" office:value="0.0329999998212">
                <text:p>0.0329999998212</text:p>
              </table:table-cell>
              <table:table-cell office:value-type="float" office:value="0.0253599993885">
                <text:p>0.02535999938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.391870208">
                <text:p>43.391870208</text:p>
              </table:table-cell>
              <table:table-cell office:value-type="float" office:value="0.0239000003785">
                <text:p>0.0239000003785</text:p>
              </table:table-cell>
              <table:table-cell office:value-type="float" office:value="0.0283499993384">
                <text:p>0.02834999933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.444220416">
                <text:p>43.444220416</text:p>
              </table:table-cell>
              <table:table-cell office:value-type="float" office:value="0.0220999997109">
                <text:p>0.0220999997109</text:p>
              </table:table-cell>
              <table:table-cell office:value-type="float" office:value="0.012369999662">
                <text:p>0.012369999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.496730368">
                <text:p>43.496730368</text:p>
              </table:table-cell>
              <table:table-cell office:value-type="float" office:value="0.0283000003546">
                <text:p>0.0283000003546</text:p>
              </table:table-cell>
              <table:table-cell office:value-type="float" office:value="0.000169999999343">
                <text:p>0.0001699999993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54914048">
                <text:p>43.54914048</text:p>
              </table:table-cell>
              <table:table-cell office:value-type="float" office:value="0.0372000001371">
                <text:p>0.0372000001371</text:p>
              </table:table-cell>
              <table:table-cell office:value-type="float" office:value="-0.00639000022784">
                <text:p>-0.006390000227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.602110208">
                <text:p>43.602110208</text:p>
              </table:table-cell>
              <table:table-cell office:value-type="float" office:value="0.0456999987364">
                <text:p>0.0456999987364</text:p>
              </table:table-cell>
              <table:table-cell office:value-type="float" office:value="-0.00846000015736">
                <text:p>-0.008460000157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3.655250176">
                <text:p>43.655250176</text:p>
              </table:table-cell>
              <table:table-cell office:value-type="float" office:value="0.056400001049">
                <text:p>0.056400001049</text:p>
              </table:table-cell>
              <table:table-cell office:value-type="float" office:value="0.0101899998263">
                <text:p>0.01018999982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.707600384">
                <text:p>43.707600384</text:p>
              </table:table-cell>
              <table:table-cell office:value-type="float" office:value="0.0623999983072">
                <text:p>0.0623999983072</text:p>
              </table:table-cell>
              <table:table-cell office:value-type="float" office:value="0.0194700006396">
                <text:p>0.01947000063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3.75997056">
                <text:p>43.75997056</text:p>
              </table:table-cell>
              <table:table-cell office:value-type="float" office:value="0.069399997592">
                <text:p>0.069399997592</text:p>
              </table:table-cell>
              <table:table-cell office:value-type="float" office:value="0.0342399999499">
                <text:p>0.03423999994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3.812510208">
                <text:p>43.812510208</text:p>
              </table:table-cell>
              <table:table-cell office:value-type="float" office:value="0.0741999968886">
                <text:p>0.0741999968886</text:p>
              </table:table-cell>
              <table:table-cell office:value-type="float" office:value="0.0575000010431">
                <text:p>0.05750000104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3.864830208">
                <text:p>43.864830208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0.0787300020456">
                <text:p>0.07873000204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.91734016">
                <text:p>43.91734016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0.0892499983311">
                <text:p>0.08924999833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.969220352">
                <text:p>43.969220352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0.0820999965072">
                <text:p>0.08209999650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.02177024">
                <text:p>44.02177024</text:p>
              </table:table-cell>
              <table:table-cell office:value-type="float" office:value="0.0582000017166">
                <text:p>0.0582000017166</text:p>
              </table:table-cell>
              <table:table-cell office:value-type="float" office:value="0.0569499991834">
                <text:p>0.05694999918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.124230144">
                <text:p>44.124230144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0.0163499992341">
                <text:p>0.01634999923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.176680192">
                <text:p>44.176680192</text:p>
              </table:table-cell>
              <table:table-cell office:value-type="float" office:value="0.0392000004649">
                <text:p>0.0392000004649</text:p>
              </table:table-cell>
              <table:table-cell office:value-type="float" office:value="-0.0113099999726">
                <text:p>-0.01130999997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.229120256">
                <text:p>44.229120256</text:p>
              </table:table-cell>
              <table:table-cell office:value-type="float" office:value="0.0318000018597">
                <text:p>0.0318000018597</text:p>
              </table:table-cell>
              <table:table-cell office:value-type="float" office:value="-0.0428700000048">
                <text:p>-0.04287000000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.2843904">
                <text:p>44.2843904</text:p>
              </table:table-cell>
              <table:table-cell office:value-type="float" office:value="0.0244999993593">
                <text:p>0.0244999993593</text:p>
              </table:table-cell>
              <table:table-cell office:value-type="float" office:value="-0.0657100006938">
                <text:p>-0.0657100006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.336350208">
                <text:p>44.336350208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-0.0902199968696">
                <text:p>-0.0902199968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.3883904">
                <text:p>44.3883904</text:p>
              </table:table-cell>
              <table:table-cell office:value-type="float" office:value="0.0100999996066">
                <text:p>0.0100999996066</text:p>
              </table:table-cell>
              <table:table-cell office:value-type="float" office:value="-0.111309997737">
                <text:p>-0.1113099977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.440930048">
                <text:p>44.440930048</text:p>
              </table:table-cell>
              <table:table-cell office:value-type="float" office:value="0.00329999998212">
                <text:p>0.00329999998212</text:p>
              </table:table-cell>
              <table:table-cell office:value-type="float" office:value="-0.123759999871">
                <text:p>-0.1237599998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493280256">
                <text:p>44.493280256</text:p>
              </table:table-cell>
              <table:table-cell office:value-type="float" office:value="0.000300000014249">
                <text:p>0.000300000014249</text:p>
              </table:table-cell>
              <table:table-cell office:value-type="float" office:value="-0.122409999371">
                <text:p>-0.1224099993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.547040512">
                <text:p>44.54704051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112659998238">
                <text:p>-0.1126599982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.59964032">
                <text:p>44.59964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10053999722">
                <text:p>-0.100539997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.65116032">
                <text:p>44.65116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882499963045">
                <text:p>-0.08824999630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.703040256">
                <text:p>44.70304025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742800012231">
                <text:p>-0.07428000122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.80534016">
                <text:p>44.805340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550099983811">
                <text:p>-0.05500999838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4.857940224">
                <text:p>44.85794022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42539998889">
                <text:p>-0.0425399988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4.910490368">
                <text:p>44.9104903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30130000785">
                <text:p>-0.0301300007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4.962290176">
                <text:p>44.96229017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174199994653">
                <text:p>-0.01741999946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.014600192">
                <text:p>45.01460019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55800001137">
                <text:p>-0.00558000011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.066260224">
                <text:p>45.066260224</text:p>
              </table:table-cell>
              <table:table-cell office:value-type="float" office:value="0">
                <text:p>0</text:p>
              </table:table-cell>
              <table:table-cell office:value-type="float" office:value="-0.000520000001416">
                <text:p>-0.0005200000014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.118910208">
                <text:p>45.118910208</text:p>
              </table:table-cell>
              <table:table-cell office:value-type="float" office:value="0">
                <text:p>0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.171390208">
                <text:p>45.171390208</text:p>
              </table:table-cell>
              <table:table-cell office:value-type="float" office:value="0">
                <text:p>0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.222980096">
                <text:p>45.222980096</text:p>
              </table:table-cell>
              <table:table-cell office:value-type="float" office:value="0">
                <text:p>0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.275770368">
                <text:p>45.2757703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.329230336">
                <text:p>45.329230336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.381600256">
                <text:p>45.381600256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.4344704">
                <text:p>45.4344704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.488610304">
                <text:p>45.488610304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.541060352">
                <text:p>45.541060352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.593580032">
                <text:p>45.593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646330368">
                <text:p>45.64633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5.703470336">
                <text:p>45.7034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5.756000256">
                <text:p>45.7560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5.8083904">
                <text:p>45.8083904</text:p>
              </table:table-cell>
              <table:table-cell office:value-type="float" office:value="0">
                <text:p>0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.861840128">
                <text:p>45.8618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5.913940224">
                <text:p>45.91394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5.966530304">
                <text:p>45.96653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.01953024">
                <text:p>46.01953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.072060416">
                <text:p>46.07206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.124400384">
                <text:p>46.1244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.176840192">
                <text:p>46.17684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.2291904">
                <text:p>46.229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.330850304">
                <text:p>46.330850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6.3858304">
                <text:p>46.3858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.438010112">
                <text:p>46.43801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.492940288">
                <text:p>46.49294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.546070272">
                <text:p>46.546070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6.598670336">
                <text:p>46.59867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6.701060352">
                <text:p>46.70106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6.753760256">
                <text:p>46.75376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.806380288">
                <text:p>46.80638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6.859200256">
                <text:p>46.8592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6.914580224">
                <text:p>46.914580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.01627008">
                <text:p>47.016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.069230336">
                <text:p>47.06923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122550528">
                <text:p>47.122550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17515008">
                <text:p>47.1751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227640064">
                <text:p>47.2276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280250368">
                <text:p>47.28025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